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page" style:column-width="1.106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0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404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1.5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143cm"/>
    </style:style>
    <style:style style:name="co25" style:family="table-column">
      <style:table-column-properties fo:break-before="auto" style:column-width="1.191cm"/>
    </style:style>
    <style:style style:name="co26" style:family="table-column">
      <style:table-column-properties fo:break-before="auto" style:column-width="1.307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755cm"/>
    </style:style>
    <style:style style:name="co30" style:family="table-column">
      <style:table-column-properties fo:break-before="auto" style:column-width="2.085cm"/>
    </style:style>
    <style:style style:name="co31" style:family="table-column">
      <style:table-column-properties fo:break-before="auto" style:column-width="1.365cm"/>
    </style:style>
    <style:style style:name="co32" style:family="table-column">
      <style:table-column-properties fo:break-before="auto" style:column-width="1.794cm"/>
    </style:style>
    <style:style style:name="co33" style:family="table-column">
      <style:table-column-properties fo:break-before="auto" style:column-width="1.658cm"/>
    </style:style>
    <style:style style:name="co34" style:family="table-column">
      <style:table-column-properties fo:break-before="auto" style:column-width="1.171cm"/>
    </style:style>
    <style:style style:name="co35" style:family="table-column">
      <style:table-column-properties fo:break-before="auto" style:column-width="1.385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1.619cm"/>
    </style:style>
    <style:style style:name="co39" style:family="table-column">
      <style:table-column-properties fo:break-before="auto" style:column-width="3.156cm"/>
    </style:style>
    <style:style style:name="co40" style:family="table-column">
      <style:table-column-properties fo:break-before="auto" style:column-width="1.559cm"/>
    </style:style>
    <style:style style:name="co41" style:family="table-column">
      <style:table-column-properties fo:break-before="auto" style:column-width="1.083cm"/>
    </style:style>
    <style:style style:name="co42" style:family="table-column">
      <style:table-column-properties fo:break-before="auto" style:column-width="1.787cm"/>
    </style:style>
    <style:style style:name="co43" style:family="table-column">
      <style:table-column-properties fo:break-before="auto" style:column-width="0.901cm"/>
    </style:style>
    <style:style style:name="co44" style:family="table-column">
      <style:table-column-properties fo:break-before="auto" style:column-width="0.788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0.561cm"/>
    </style:style>
    <style:style style:name="co47" style:family="table-column">
      <style:table-column-properties fo:break-before="auto" style:column-width="0.538cm"/>
    </style:style>
    <style:style style:name="co48" style:family="table-column">
      <style:table-column-properties fo:break-before="auto" style:column-width="0.517cm"/>
    </style:style>
    <style:style style:name="co49" style:family="table-column">
      <style:table-column-properties fo:break-before="auto" style:column-width="0.811cm"/>
    </style:style>
    <style:style style:name="co50" style:family="table-column">
      <style:table-column-properties fo:break-before="auto" style:column-width="1.039cm"/>
    </style:style>
    <style:style style:name="co51" style:family="table-column">
      <style:table-column-properties fo:break-before="auto" style:column-width="1.06cm"/>
    </style:style>
    <style:style style:name="co52" style:family="table-column">
      <style:table-column-properties fo:break-before="auto" style:column-width="1cm"/>
    </style:style>
    <style:style style:name="co53" style:family="table-column">
      <style:table-column-properties fo:break-before="auto" style:column-width="0.951cm"/>
    </style:style>
    <style:style style:name="co54" style:family="table-column">
      <style:table-column-properties fo:break-before="auto" style:column-width="3.5cm"/>
    </style:style>
    <style:style style:name="co55" style:family="table-column">
      <style:table-column-properties fo:break-before="auto" style:column-width="0.85cm"/>
    </style:style>
    <style:style style:name="co56" style:family="table-column">
      <style:table-column-properties fo:break-before="auto" style:column-width="3.267cm"/>
    </style:style>
    <style:style style:name="co57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10" style:family="table-cell" style:parent-style-name="GIRONE_5f_A">
      <style:table-cell-properties style:cell-protect="protected formula-hidden" style:print-content="false" fo:border="0.06pt solid #000000"/>
    </style:style>
    <style:style style:name="ce103" style:family="table-cell" style:parent-style-name="Default">
      <style:table-cell-properties style:cell-protect="protected formula-hidden" style:print-content="false"/>
    </style:style>
    <style:style style:name="ce11" style:family="table-cell" style:parent-style-name="GIRONE_5f_B">
      <style:table-cell-properties style:cell-protect="protected formula-hidden" style:print-content="false" fo:border="0.06pt solid #000000"/>
    </style:style>
    <style:style style:name="ce12" style:family="table-cell" style:parent-style-name="GIRONE_5f_C">
      <style:table-cell-properties style:cell-protect="protected formula-hidden" style:print-content="false" fo:border="0.06pt solid #000000"/>
    </style:style>
    <style:style style:name="ce13" style:family="table-cell" style:parent-style-name="GIRONE_5f_D">
      <style:table-cell-properties style:cell-protect="protected formula-hidden" style:print-content="false" fo:border="0.06pt solid #000000"/>
    </style:style>
    <style:style style:name="ce14" style:family="table-cell" style:parent-style-name="GIRONE_5f_E">
      <style:table-cell-properties style:cell-protect="protected formula-hidden" style:print-content="false" fo:border="0.06pt solid #000000"/>
    </style:style>
    <style:style style:name="ce15" style:family="table-cell" style:parent-style-name="GIRONE_5f_F">
      <style:table-cell-properties style:cell-protect="protected formula-hidden" style:print-content="false" fo:border="0.06pt solid #000000"/>
    </style:style>
    <style:style style:name="ce16" style:family="table-cell" style:parent-style-name="GIRONE_5f_G">
      <style:table-cell-properties style:cell-protect="protected formula-hidden" style:print-content="false" fo:border="0.06pt solid #000000"/>
    </style:style>
    <style:style style:name="ce17" style:family="table-cell" style:parent-style-name="GIRONE_5f_H">
      <style:table-cell-properties style:cell-protect="protected formula-hidden" style:print-content="false" fo:border="0.06pt solid #000000"/>
    </style:style>
    <style:style style:name="ce18" style:family="table-cell" style:parent-style-name="INTESTAZIONE">
      <style:table-cell-properties style:cell-protect="protected formula-hidden" style:print-content="false" fo:border="0.06pt solid #000000"/>
      <style:paragraph-properties fo:margin-left="0cm"/>
    </style:style>
    <style:style style:name="ce19" style:family="table-cell" style:parent-style-name="Default">
      <style:table-cell-properties fo:background-color="#a9d18e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c5e0b4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24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none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0.06pt solid #000000" style:cell-protect="protected formula-hidden" style:print-content="false" fo:border-left="none" fo:border-right="none" fo:border-top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none"/>
    </style:style>
    <style:style style:name="ce32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33" style:family="table-cell" style:parent-style-name="Default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3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Input.H3"/>
    </style:style>
    <style:style style:name="ce3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Input.H3"/>
    </style:style>
    <style:style style:name="ce3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Input.H3"/>
    </style:style>
    <style:style style:name="ce3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4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42" style:family="table-cell" style:parent-style-name="Default">
      <style:table-cell-properties style:cell-protect="protected formula-hidden" style:print-content="false"/>
      <style:text-properties fo:font-style="italic" style:font-style-asian="italic" style:font-style-complex="italic"/>
    </style:style>
    <style:style style:name="ce43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0.06pt dotted #000000"/>
    </style:style>
    <style:style style:name="ce44" style:family="table-cell" style:parent-style-name="Default">
      <style:table-cell-properties fo:border-bottom="0.06pt solid #000000" fo:background-color="#ffff00" style:cell-protect="formula-hidden" style:print-content="false" fo:border-left="none" fo:border-right="0.06pt solid #000000" fo:border-top="0.06pt dotted #000000"/>
    </style:style>
    <style:style style:name="ce4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Input.H3"/>
    </style:style>
    <style:style style:name="ce48" style:family="table-cell" style:parent-style-name="Default" style:data-style-name="N0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49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5" style:family="table-cell" style:parent-style-name="INTESTAZIONE">
      <style:table-cell-properties style:cell-protect="protected formula-hidden" style:print-content="false"/>
    </style:style>
    <style:style style:name="ce50" style:family="table-cell" style:parent-style-name="Default">
      <style:table-cell-properties fo:border-bottom="0.06pt soli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51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52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4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55" style:family="table-cell" style:parent-style-name="Default">
      <style:table-cell-properties fo:border-bottom="0.06pt soli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58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59" style:family="table-cell" style:parent-style-name="Default" style:data-style-name="N129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6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61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62" style:family="table-cell" style:parent-style-name="Default" style:data-style-name="N40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63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65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66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solid #000000"/>
    </style:style>
    <style:style style:name="ce68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dotted #000000"/>
    </style:style>
    <style:style style:name="ce69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dotted #000000"/>
    </style:style>
    <style:style style:name="ce7" style:family="table-cell" style:parent-style-name="Default">
      <style:table-cell-properties fo:background-color="#ffff00" style:cell-protect="protected formula-hidden" style:print-content="false" style:text-align-source="fix" style:repeat-content="false" style:vertical-align="top"/>
      <style:paragraph-properties fo:text-align="justify"/>
    </style:style>
    <style:style style:name="ce70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7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8" style:family="table-cell" style:parent-style-name="Default">
      <style:table-cell-properties fo:background-color="#00ff00" style:cell-protect="protected formula-hidden" style:print-content="false" style:text-align-source="fix" style:repeat-content="false" style:vertical-align="top"/>
      <style:paragraph-properties fo:text-align="justify"/>
    </style:style>
    <style:style style:name="ce9" style:family="table-cell" style:parent-style-name="Default">
      <style:table-cell-properties style:cell-protect="protected formula-hidden" style:print-content="false" style:text-align-source="fix" style:repeat-content="false" style:vertical-align="top"/>
      <style:paragraph-properties fo:text-align="justify"/>
    </style:style>
    <style:style style:name="ce1" style:family="table-cell" style:parent-style-name="INTESTAZIONE">
      <style:table-cell-properties style:cell-protect="protected formula-hidden" style:print-content="false"/>
    </style:style>
    <style:style style:name="ce10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101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0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0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106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10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109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110" style:family="table-cell" style:parent-style-name="Default">
      <style:table-cell-properties fo:border-bottom="0.06pt solid #000000" fo:background-color="#fff2cc" style:cell-protect="protected formula-hidden" style:print-content="false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111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112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13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114" style:family="table-cell" style:parent-style-name="Default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15" style:family="table-cell" style:parent-style-name="Default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16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7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9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0" style:family="table-cell" style:parent-style-name="Default">
      <style:table-cell-properties fo:border-bottom="0.74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1" style:family="table-cell" style:parent-style-name="Default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12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2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126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2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28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129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3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131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32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33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134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135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136" style:family="table-cell" style:parent-style-name="Default">
      <style:table-cell-properties fo:border-bottom="none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138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139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40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141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2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3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144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60" style:family="table-cell" style:parent-style-name="Default" style:data-style-name="N126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62" style:family="table-cell" style:parent-style-name="INTESTAZIONE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64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66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67" style:family="table-cell" style:parent-style-name="Default" style:data-style-name="N126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68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color="#7f7f7f" fo:font-style="italic" style:font-style-asian="italic" style:font-style-complex="italic"/>
    </style:style>
    <style:style style:name="ce170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71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7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7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7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76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77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78" style:family="table-cell" style:parent-style-name="Default" style:data-style-name="N10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7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/>
    </style:style>
    <style:style style:name="ce18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8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82" style:family="table-cell" style:parent-style-name="Default" style:data-style-name="N99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83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233" style:family="table-cell" style:parent-style-name="INTESTAZIONE">
      <style:table-cell-properties fo:border-bottom="0.06pt solid #000000" style:cell-protect="protected formula-hidden" style:print-content="false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23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7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27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280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74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font-style="italic" style:font-style-asian="italic" style:font-style-complex="italic"/>
    </style:style>
    <style:style style:name="ce7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7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79" style:family="table-cell" style:parent-style-name="Default">
      <style:table-cell-properties style:cell-protect="protected formula-hidden" style:print-content="false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8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8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8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84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85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86" style:family="table-cell" style:parent-style-name="Default">
      <style:table-cell-properties fo:border-bottom="0.06pt solid #000000" style:cell-protect="protected formula-hidden" style:print-content="false" fo:border-left="none" fo:border-right="none" fo:border-top="0.06pt dotted #000000"/>
    </style:style>
    <style:style style:name="ce87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88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89" style:family="table-cell" style:parent-style-name="Default" style:data-style-name="N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1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3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4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96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9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87" style:family="table-cell" style:parent-style-name="INTESTAZIONE_5f_GRANDE">
      <style:table-cell-properties style:text-align-source="fix" style:repeat-content="false" style:vertical-align="middle"/>
      <style:paragraph-properties fo:text-align="center"/>
    </style:style>
    <style:style style:name="ce18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2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e Classifiche Gironi'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Classifiche Gironi'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Classifiche Gironi'.B5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Classifiche Gironi'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Classifiche Gironi'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e Classifiche Gironi'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Classifiche Gironi'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Classifiche Gironi'.B5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Classifiche Gironi'.B4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6" style:base-cell-address="'Calendario e Classifiche Gironi'.J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8" style:base-cell-address="'Calendario e Classifiche Gironi'.J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6" style:base-cell-address="'Calendario e Classifiche Gironi'.J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7" style:base-cell-address="'Calendario e Classifiche Gironi'.J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7" style:base-cell-address="'Calendario e Classifiche Gironi'.J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1" style:base-cell-address="'Calendario e Classifiche Gironi'.J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9" style:base-cell-address="'Calendario e Classifiche Gironi'.J10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Classifiche Gironi'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0" style:base-cell-address="'Calendario e Classifiche Gironi'.J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0" style:base-cell-address="'Calendario e Classifiche Gironi'.J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4" style:base-cell-address="'Calendario e Classifiche Gironi'.J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2" style:base-cell-address="'Calendario e Classifiche Gironi'.J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3" style:base-cell-address="'Calendario e Classifiche Gironi'.J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3" style:base-cell-address="'Calendario e Classifiche Gironi'.J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7" style:base-cell-address="'Calendario e Classifiche Gironi'.J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5" style:base-cell-address="'Calendario e Classifiche Gironi'.J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6" style:base-cell-address="'Calendario e Classifiche Gironi'.J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6" style:base-cell-address="'Calendario e Classifiche Gironi'.J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'Calendario e Classifiche Gironi'.J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92" style:base-cell-address="'Calendario e Classifiche Gironi'.J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34" style:base-cell-address="'Calendario e Classifiche Gironi'.J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5" style:base-cell-address="'Calendario e Classifiche Gironi'.J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5" style:base-cell-address="'Calendario e Classifiche Gironi'.J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80" style:base-cell-address="'Calendario e Classifiche Gironi'.J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9" style:base-cell-address="'Calendario e Classifiche Gironi'.J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8" style:base-cell-address="'Calendario e Classifiche Gironi'.J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8" style:base-cell-address="'Calendario e Classifiche Gironi'.J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91" style:base-cell-address="'Calendario e Classifiche Gironi'.J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4" style:base-cell-address="'Calendario e Classifiche Gironi'.J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" style:base-cell-address="'Calendario e Classifiche Gironi'.J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6" style:base-cell-address="'Calendario e Classifiche Gironi'.J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5" style:base-cell-address="'Calendario e Classifiche Gironi'.K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27" style:base-cell-address="'Calendario e Classifiche Gironi'.K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8" style:base-cell-address="'Calendario e Classifiche Gironi'.K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9" style:base-cell-address="'Calendario e Classifiche Gironi'.K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4" style:base-cell-address="'Calendario e Classifiche Gironi'.K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6" style:base-cell-address="'Calendario e Classifiche Gironi'.K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7" style:base-cell-address="'Calendario e Classifiche Gironi'.K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8" style:base-cell-address="'Calendario e Classifiche Gironi'.K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3" style:base-cell-address="'Calendario e Classifiche Gironi'.K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5" style:base-cell-address="'Calendario e Classifiche Gironi'.K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6" style:base-cell-address="'Calendario e Classifiche Gironi'.K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7" style:base-cell-address="'Calendario e Classifiche Gironi'.K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2" style:base-cell-address="'Calendario e Classifiche Gironi'.K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4" style:base-cell-address="'Calendario e Classifiche Gironi'.K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5" style:base-cell-address="'Calendario e Classifiche Gironi'.K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6" style:base-cell-address="'Calendario e Classifiche Gironi'.K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92" style:base-cell-address="'Calendario e Classifiche Gironi'.J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5" style:base-cell-address="'Calendario e Classifiche Gironi'.K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4" style:base-cell-address="'Calendario e Classifiche Gironi'.K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5" style:base-cell-address="'Calendario e Classifiche Gironi'.K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83" style:base-cell-address="'Calendario e Classifiche Gironi'.K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4" style:base-cell-address="'Calendario e Classifiche Gironi'.K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1" style:base-cell-address="'Calendario e Classifiche Gironi'.K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2" style:base-cell-address="'Calendario e Classifiche Gironi'.K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90" style:base-cell-address="'Calendario e Classifiche Gironi'.K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" style:base-cell-address="'Calendario e Classifiche Gironi'.K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" style:base-cell-address="'Calendario e Classifiche Gironi'.K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0" style:base-cell-address="'Calendario e Classifiche Gironi'.L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4" style:base-cell-address="'Calendario e Classifiche Gironi'.L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3" style:base-cell-address="'Calendario e Classifiche Gironi'.L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9" style:base-cell-address="'Calendario e Classifiche Gironi'.L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3" style:base-cell-address="'Calendario e Classifiche Gironi'.L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2" style:base-cell-address="'Calendario e Classifiche Gironi'.L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8" style:base-cell-address="'Calendario e Classifiche Gironi'.L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2" style:base-cell-address="'Calendario e Classifiche Gironi'.L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1" style:base-cell-address="'Calendario e Classifiche Gironi'.L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7" style:base-cell-address="'Calendario e Classifiche Gironi'.L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1" style:base-cell-address="'Calendario e Classifiche Gironi'.L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0" style:base-cell-address="'Calendario e Classifiche Gironi'.L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'Calendario e Classifiche Gironi'.J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29" style:base-cell-address="'Calendario e Classifiche Gironi'.L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3" style:base-cell-address="'Calendario e Classifiche Gironi'.L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2" style:base-cell-address="'Calendario e Classifiche Gironi'.L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'Calendario e Classifiche Gironi'.L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'Calendario e Classifiche Gironi'.L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89" style:base-cell-address="'Calendario e Classifiche Gironi'.L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" style:base-cell-address="'Calendario e Classifiche Gironi'.L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" style:base-cell-address="'Calendario e Classifiche Gironi'.L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2" style:base-cell-address="'Calendario e Classifiche Gironi'.M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2" style:base-cell-address="'Calendario e Classifiche Gironi'.M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1" style:base-cell-address="'Calendario e Classifiche Gironi'.M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1" style:base-cell-address="'Calendario e Classifiche Gironi'.M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0" style:base-cell-address="'Calendario e Classifiche Gironi'.M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0" style:base-cell-address="'Calendario e Classifiche Gironi'.M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9" style:base-cell-address="'Calendario e Classifiche Gironi'.M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9" style:base-cell-address="'Calendario e Classifiche Gironi'.M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1" style:base-cell-address="'Calendario e Classifiche Gironi'.M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1" style:base-cell-address="'Calendario e Classifiche Gironi'.M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'Calendario e Classifiche Gironi'.N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'Calendario e Classifiche Gironi'.N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'Calendario e Classifiche Gironi'.N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'Calendario e Classifiche Gironi'.N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'Calendario e Classifiche Gironi'.N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'Calendario e Classifiche Gironi'.N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'Calendario e Classifiche Gironi'.N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'Calendario e Classifiche Gironi'.N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'Calendario e Classifiche Gironi'.N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'Calendario e Classifiche Gironi'.N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6" style:base-cell-address="'Calendario e Classifiche Gironi'.J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5" style:base-cell-address="'Calendario e Classifiche Gironi'.K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0" style:base-cell-address="'Calendario e Classifiche Gironi'.L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'Calendario e Classifiche Gironi'.N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'Calendario e Classifiche Gironi'.N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4" style:base-cell-address="'Calendario e Classifiche Gironi'.K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9" style:base-cell-address="'Calendario e Classifiche Gironi'.L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'Calendario e Classifiche Gironi'.N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'Calendario e Classifiche Gironi'.N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3" style:base-cell-address="'Calendario e Classifiche Gironi'.K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8" style:base-cell-address="'Calendario e Classifiche Gironi'.L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'Calendario e Classifiche Gironi'.N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'Calendario e Classifiche Gironi'.N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2" style:base-cell-address="'Calendario e Classifiche Gironi'.K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7" style:base-cell-address="'Calendario e Classifiche Gironi'.L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'Calendario e Classifiche Gironi'.N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'Calendario e Classifiche Gironi'.N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'Calendario e Classifiche Gironi'.J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92" style:base-cell-address="'Calendario e Classifiche Gironi'.J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29" style:base-cell-address="'Calendario e Classifiche Gironi'.L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'Calendario e Classifiche Gironi'.N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'Calendario e Classifiche Gironi'.N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83" style:base-cell-address="'Calendario e Classifiche Gironi'.K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4" style:base-cell-address="'Calendario e Classifiche Gironi'.K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'Calendario e Classifiche Gironi'.L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'Calendario e Classifiche Gironi'.L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89" style:base-cell-address="'Calendario e Classifiche Gironi'.L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" style:base-cell-address="'Calendario e Classifiche Gironi'.L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" style:base-cell-address="'Calendario e Classifiche Gironi'.L42"/>
    </style:style>
    <style:style style:name="ce67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674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675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677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678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680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681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68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683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6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68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690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9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6" style:family="table-cell" style:parent-style-name="Default">
      <style:table-cell-properties style:cell-protect="protected formula-hidden" style:print-content="true"/>
    </style:style>
    <style:style style:name="ce707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9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'Tabellone Principale'.B10"/>
    </style:style>
    <style:style style:name="ce712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3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'Tabellone Principale'.B11"/>
    </style:style>
    <style:style style:name="ce71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'Tabellone Principale'.B14"/>
      <style:map style:condition="is-true-formula(IF([.$AU15]=#REF!;1;0))" style:apply-style-name="ConditionalStyle_5f_212" style:base-cell-address="'Tabellone Principale'.B14"/>
    </style:style>
    <style:style style:name="ce72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'Tabellone Principale'.B15"/>
      <style:map style:condition="is-true-formula(IF([.$AU14]=#REF!;1;0))" style:apply-style-name="ConditionalStyle_5f_218" style:base-cell-address="'Tabellone Principale'.B15"/>
    </style:style>
    <style:style style:name="ce72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'Tabellone Principale'.B19"/>
      <style:map style:condition="is-true-formula(IF([.$AU18]=#REF!;1;0))" style:apply-style-name="ConditionalStyle_5f_210" style:base-cell-address="'Tabellone Principale'.B19"/>
    </style:style>
    <style:style style:name="ce72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'Tabellone Principale'.B23"/>
      <style:map style:condition="is-true-formula(IF([.$AU22]=#REF!;1;0))" style:apply-style-name="ConditionalStyle_5f_197" style:base-cell-address="'Tabellone Principale'.B23"/>
    </style:style>
    <style:style style:name="ce72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'Tabellone Principale'.B27"/>
      <style:map style:condition="is-true-formula(IF([.$AU26]=#REF!;1;0))" style:apply-style-name="ConditionalStyle_5f_214" style:base-cell-address="'Tabellone Principale'.B27"/>
    </style:style>
    <style:style style:name="ce72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'Tabellone Principale'.B35"/>
      <style:map style:condition="is-true-formula(IF([.$AU34]=#REF!;1;0))" style:apply-style-name="ConditionalStyle_5f_216" style:base-cell-address="'Tabellone Principale'.B35"/>
    </style:style>
    <style:style style:name="ce73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'Tabellone Principale'.B37"/>
      <style:map style:condition="is-true-formula(IF(#REF!=#REF!;1;0))" style:apply-style-name="ConditionalStyle_5f_195" style:base-cell-address="'Tabellone Principale'.B37"/>
    </style:style>
    <style:style style:name="ce73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74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74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74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75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75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5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3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8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3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5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'Tabellone Principale'.G12"/>
    </style:style>
    <style:style style:name="ce7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'Tabellone Principale'.G13"/>
    </style:style>
    <style:style style:name="ce79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'Tabellone Principale'.G21"/>
    </style:style>
    <style:style style:name="ce800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'Tabellone Principale'.S29"/>
    </style:style>
    <style:style style:name="ce8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'Tabellone Principale'.G29"/>
    </style:style>
    <style:style style:name="ce80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'Tabellone Principale'.G37"/>
    </style:style>
    <style:style style:name="ce80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'Tabellone Principale'.H12"/>
    </style:style>
    <style:style style:name="ce80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'Tabellone Principale'.H13"/>
    </style:style>
    <style:style style:name="ce80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'Tabellone Principale'.H20"/>
    </style:style>
    <style:style style:name="ce80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'Tabellone Principale'.H21"/>
    </style:style>
    <style:style style:name="ce81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'Tabellone Principale'.H28"/>
    </style:style>
    <style:style style:name="ce81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'Tabellone Principale'.H29"/>
    </style:style>
    <style:style style:name="ce81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'Tabellone Principale'.H36"/>
    </style:style>
    <style:style style:name="ce813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'Tabellone Principale'.H37"/>
    </style:style>
    <style:style style:name="ce81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'Tabellone Principale'.L17"/>
    </style:style>
    <style:style style:name="ce81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'Tabellone Principale'.L33"/>
    </style:style>
    <style:style style:name="ce82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'Tabellone Principale'.M16"/>
    </style:style>
    <style:style style:name="ce82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'Tabellone Principale'.M17"/>
    </style:style>
    <style:style style:name="ce82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'Tabellone Principale'.M32"/>
    </style:style>
    <style:style style:name="ce82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'Tabellone Principale'.M33"/>
    </style:style>
    <style:style style:name="ce82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'Tabellone Principale'.Q24"/>
    </style:style>
    <style:style style:name="ce83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'Tabellone Principale'.R23"/>
    </style:style>
    <style:style style:name="ce83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'Tabellone Principale'.R24"/>
    </style:style>
    <style:style style:name="ce844" style:family="table-cell" style:parent-style-name="INTESTAZIONE_5f_GRANDE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845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lassifica Finale'.A3"/>
    </style:style>
    <style:style style:name="ce84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#REF!=CONCATENATE(#REF!;&quot;_win&quot;);1;0))" style:apply-style-name="ConditionalStyle_5f_226" style:base-cell-address="'Classifica Finale'.A4"/>
    </style:style>
    <style:style style:name="ce847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#REF!;&quot;_win&quot;);1;0))" style:apply-style-name="ConditionalStyle_5f_226" style:base-cell-address="'Classifica Finale'.A4"/>
    </style:style>
    <style:style style:name="ce848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Mangal" style:font-size-complex="10pt" style:font-style-complex="normal" style:font-weight-complex="bold"/>
    </style:style>
    <style:style style:name="ce849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bold" style:font-name-complex="Mangal" style:font-size-complex="10pt" style:font-style-complex="normal" style:font-weight-complex="bold"/>
    </style:style>
    <style:style style:name="ce858" style:family="table-cell" style:parent-style-name="INTESTAZIONE">
      <style:table-cell-properties style:cell-protect="protected formula-hidden" style:print-content="false"/>
    </style:style>
    <style:style style:name="ce85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6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6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862" style:family="table-cell" style:parent-style-name="Default">
      <style:table-cell-properties style:cell-protect="protected formula-hidden" style:print-content="false"/>
    </style:style>
    <style:style style:name="ce863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64" style:family="table-cell" style:parent-style-name="Default">
      <style:table-cell-properties fo:background-color="#ffff00" style:cell-protect="protected formula-hidden" style:print-content="false" style:text-align-source="fix" style:repeat-content="false" style:vertical-align="top"/>
      <style:paragraph-properties fo:text-align="justify"/>
    </style:style>
    <style:style style:name="ce865" style:family="table-cell" style:parent-style-name="Default">
      <style:table-cell-properties fo:background-color="#00ff00" style:cell-protect="protected formula-hidden" style:print-content="false" style:text-align-source="fix" style:repeat-content="false" style:vertical-align="top"/>
      <style:paragraph-properties fo:text-align="justify"/>
    </style:style>
    <style:style style:name="ce866" style:family="table-cell" style:parent-style-name="Default">
      <style:table-cell-properties style:cell-protect="protected formula-hidden" style:print-content="false" style:text-align-source="fix" style:repeat-content="false" style:vertical-align="top"/>
      <style:paragraph-properties fo:text-align="justify"/>
    </style:style>
    <style:style style:name="ce867" style:family="table-cell" style:parent-style-name="GIRONE_5f_A">
      <style:table-cell-properties style:cell-protect="protected formula-hidden" style:print-content="false" fo:border="0.06pt solid #000000"/>
    </style:style>
    <style:style style:name="ce868" style:family="table-cell" style:parent-style-name="GIRONE_5f_B">
      <style:table-cell-properties style:cell-protect="protected formula-hidden" style:print-content="false" fo:border="0.06pt solid #000000"/>
    </style:style>
    <style:style style:name="ce869" style:family="table-cell" style:parent-style-name="GIRONE_5f_C">
      <style:table-cell-properties style:cell-protect="protected formula-hidden" style:print-content="false" fo:border="0.06pt solid #000000"/>
    </style:style>
    <style:style style:name="ce870" style:family="table-cell" style:parent-style-name="GIRONE_5f_D">
      <style:table-cell-properties style:cell-protect="protected formula-hidden" style:print-content="false" fo:border="0.06pt solid #000000"/>
    </style:style>
    <style:style style:name="ce871" style:family="table-cell" style:parent-style-name="GIRONE_5f_E">
      <style:table-cell-properties style:cell-protect="protected formula-hidden" style:print-content="false" fo:border="0.06pt solid #000000"/>
    </style:style>
    <style:style style:name="ce872" style:family="table-cell" style:parent-style-name="GIRONE_5f_F">
      <style:table-cell-properties style:cell-protect="protected formula-hidden" style:print-content="false" fo:border="0.06pt solid #000000"/>
    </style:style>
    <style:style style:name="ce873" style:family="table-cell" style:parent-style-name="GIRONE_5f_G">
      <style:table-cell-properties style:cell-protect="protected formula-hidden" style:print-content="false" fo:border="0.06pt solid #000000"/>
    </style:style>
    <style:style style:name="ce874" style:family="table-cell" style:parent-style-name="GIRONE_5f_H">
      <style:table-cell-properties style:cell-protect="protected formula-hidden" style:print-content="false" fo:border="0.06pt solid #000000"/>
    </style:style>
    <style:style style:name="ce875" style:family="table-cell" style:parent-style-name="INTESTAZIONE">
      <style:table-cell-properties style:cell-protect="protected formula-hidden" style:print-content="false" fo:border="0.06pt solid #000000"/>
      <style:paragraph-properties fo:margin-left="0cm"/>
    </style:style>
    <style:style style:name="ce876" style:family="table-cell" style:parent-style-name="Default">
      <style:table-cell-properties fo:background-color="#a9d18e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77" style:family="table-cell" style:parent-style-name="Default">
      <style:table-cell-properties fo:background-color="#c5e0b4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78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solid #000000"/>
      <style:text-properties fo:font-weight="bold" style:font-weight-asian="bold" style:font-weight-complex="bold"/>
    </style:style>
    <style:style style:name="ce879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none"/>
    </style:style>
    <style:style style:name="ce880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881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</style:style>
    <style:style style:name="ce882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none"/>
      <style:text-properties fo:font-style="italic" style:font-style-asian="italic" style:font-style-complex="italic"/>
    </style:style>
    <style:style style:name="ce883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884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88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8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887" style:family="table-cell" style:parent-style-name="Default">
      <style:table-cell-properties fo:border-bottom="0.06pt solid #000000" style:cell-protect="protected formula-hidden" style:print-content="false" fo:border-left="none" fo:border-right="none" fo:border-top="0.06pt solid #000000"/>
      <style:text-properties fo:font-weight="bold" style:font-weight-asian="bold" style:font-weight-complex="bold"/>
    </style:style>
    <style:style style:name="ce888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none"/>
    </style:style>
    <style:style style:name="ce889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890" style:family="table-cell" style:parent-style-name="Default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89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9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Input.H3"/>
    </style:style>
    <style:style style:name="ce89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Input.H3"/>
    </style:style>
    <style:style style:name="ce89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Input.H3"/>
    </style:style>
    <style:style style:name="ce89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9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none"/>
      <style:paragraph-properties fo:text-align="center" fo:margin-left="0cm"/>
    </style:style>
    <style:style style:name="ce89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89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899" style:family="table-cell" style:parent-style-name="Default">
      <style:table-cell-properties style:cell-protect="protected formula-hidden" style:print-content="false"/>
      <style:text-properties fo:font-style="italic" style:font-style-asian="italic" style:font-style-complex="italic"/>
    </style:style>
    <style:style style:name="ce900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0.06pt dotted #000000"/>
    </style:style>
    <style:style style:name="ce901" style:family="table-cell" style:parent-style-name="Default">
      <style:table-cell-properties fo:border-bottom="0.06pt solid #000000" fo:background-color="#ffff00" style:cell-protect="formula-hidden" style:print-content="false" fo:border-left="none" fo:border-right="0.06pt solid #000000" fo:border-top="0.06pt dotted #000000"/>
    </style:style>
    <style:style style:name="ce90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90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90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Input.H3"/>
    </style:style>
    <style:style style:name="ce905" style:family="table-cell" style:parent-style-name="Default" style:data-style-name="N0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906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907" style:family="table-cell" style:parent-style-name="Default">
      <style:table-cell-properties fo:border-bottom="0.06pt soli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908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909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10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11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912" style:family="table-cell" style:parent-style-name="Default">
      <style:table-cell-properties fo:border-bottom="0.06pt soli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91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914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915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916" style:family="table-cell" style:parent-style-name="Default" style:data-style-name="N129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917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918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919" style:family="table-cell" style:parent-style-name="Default" style:data-style-name="N40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920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21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2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3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924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solid #000000"/>
    </style:style>
    <style:style style:name="ce925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dotted #000000"/>
    </style:style>
    <style:style style:name="ce926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dotted #000000"/>
    </style:style>
    <style:style style:name="ce927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2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30" style:family="table-cell" style:parent-style-name="INTESTAZIONE">
      <style:table-cell-properties fo:border-bottom="0.06pt solid #000000" style:cell-protect="protected formula-hidden" style:print-content="false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931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font-style="italic" style:font-style-asian="italic" style:font-style-complex="italic"/>
    </style:style>
    <style:style style:name="ce93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3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93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93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936" style:family="table-cell" style:parent-style-name="Default">
      <style:table-cell-properties style:cell-protect="protected formula-hidden" style:print-content="false"/>
      <style:text-properties fo:font-style="normal" style:font-style-asian="normal" style:font-style-complex="normal"/>
    </style:style>
    <style:style style:name="ce93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3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3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4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41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942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943" style:family="table-cell" style:parent-style-name="Default">
      <style:table-cell-properties fo:border-bottom="0.06pt solid #000000" style:cell-protect="protected formula-hidden" style:print-content="false" fo:border-left="none" fo:border-right="none" fo:border-top="0.06pt dotted #000000"/>
    </style:style>
    <style:style style:name="ce944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945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6" style:family="table-cell" style:parent-style-name="Default" style:data-style-name="N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7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48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9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5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51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952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95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5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5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5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957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5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5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2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65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66" style:family="table-cell" style:parent-style-name="Default">
      <style:table-cell-properties fo:border-bottom="0.06pt solid #000000" fo:background-color="#fff2cc" style:cell-protect="protected formula-hidden" style:print-content="false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967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968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69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970" style:family="table-cell" style:parent-style-name="Default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71" style:family="table-cell" style:parent-style-name="Default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72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3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4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5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6" style:family="table-cell" style:parent-style-name="Default">
      <style:table-cell-properties fo:border-bottom="0.74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7" style:family="table-cell" style:parent-style-name="Default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7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98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982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4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985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6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987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8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9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9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91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92" style:family="table-cell" style:parent-style-name="Default">
      <style:table-cell-properties fo:border-bottom="none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994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995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96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997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998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999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1000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001" style:family="table-cell" style:parent-style-name="Default" style:data-style-name="N126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002" style:family="table-cell" style:parent-style-name="INTESTAZIONE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0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004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5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6" style:family="table-cell" style:parent-style-name="Default" style:data-style-name="N126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7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color="#7f7f7f" fo:font-style="italic" style:font-style-asian="italic" style:font-style-complex="italic"/>
    </style:style>
    <style:style style:name="ce1008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009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01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3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4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5" style:family="table-cell" style:parent-style-name="Default" style:data-style-name="N10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/>
    </style:style>
    <style:style style:name="ce101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1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19" style:family="table-cell" style:parent-style-name="Default" style:data-style-name="N99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20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102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0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023" style:family="table-cell" style:parent-style-name="Default">
      <style:text-properties style:font-name="Liberation Sans" fo:font-size="10pt" style:font-size-asian="10pt" style:font-size-complex="10pt"/>
    </style:style>
    <style:style style:name="ce1024" style:family="table-cell" style:parent-style-name="INTESTAZIONE_5f_GRANDE">
      <style:table-cell-properties style:text-align-source="fix" style:repeat-content="false" style:vertical-align="middle"/>
      <style:paragraph-properties fo:text-align="center"/>
    </style:style>
    <style:style style:name="ce102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26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e Classifiche Gironi'.B3"/>
    </style:style>
    <style:style style:name="ce1027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Classifiche Gironi'.B4"/>
    </style:style>
    <style:style style:name="ce1028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Classifiche Gironi'.B5"/>
    </style:style>
    <style:style style:name="ce1029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31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Classifiche Gironi'.B4"/>
    </style:style>
    <style:style style:name="ce1032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Classifiche Gironi'.B5"/>
    </style:style>
    <style:style style:name="ce1033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Classifiche Gironi'.B4"/>
    </style:style>
    <style:style style:name="ce1034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Classifiche Gironi'.B5"/>
    </style:style>
    <style:style style:name="ce1035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e Classifiche Gironi'.B3"/>
    </style:style>
    <style:style style:name="ce1036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7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38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Classifiche Gironi'.B4"/>
    </style:style>
    <style:style style:name="ce103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Classifiche Gironi'.B4"/>
    </style:style>
    <style:style style:name="ce104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1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6" style:base-cell-address="'Calendario e Classifiche Gironi'.J3"/>
    </style:style>
    <style:style style:name="ce104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8" style:base-cell-address="'Calendario e Classifiche Gironi'.J4"/>
    </style:style>
    <style:style style:name="ce104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6" style:base-cell-address="'Calendario e Classifiche Gironi'.J5"/>
    </style:style>
    <style:style style:name="ce104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7" style:base-cell-address="'Calendario e Classifiche Gironi'.J6"/>
    </style:style>
    <style:style style:name="ce104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7" style:base-cell-address="'Calendario e Classifiche Gironi'.J6"/>
    </style:style>
    <style:style style:name="ce1046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04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1" style:base-cell-address="'Calendario e Classifiche Gironi'.J9"/>
    </style:style>
    <style:style style:name="ce104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9" style:base-cell-address="'Calendario e Classifiche Gironi'.J10"/>
    </style:style>
    <style:style style:name="ce104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0" style:base-cell-address="'Calendario e Classifiche Gironi'.J11"/>
    </style:style>
    <style:style style:name="ce105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0" style:base-cell-address="'Calendario e Classifiche Gironi'.J11"/>
    </style:style>
    <style:style style:name="ce1051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05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4" style:base-cell-address="'Calendario e Classifiche Gironi'.J14"/>
    </style:style>
    <style:style style:name="ce105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2" style:base-cell-address="'Calendario e Classifiche Gironi'.J15"/>
    </style:style>
    <style:style style:name="ce105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3" style:base-cell-address="'Calendario e Classifiche Gironi'.J16"/>
    </style:style>
    <style:style style:name="ce105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3" style:base-cell-address="'Calendario e Classifiche Gironi'.J16"/>
    </style:style>
    <style:style style:name="ce1056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05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7" style:base-cell-address="'Calendario e Classifiche Gironi'.J19"/>
    </style:style>
    <style:style style:name="ce105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5" style:base-cell-address="'Calendario e Classifiche Gironi'.J20"/>
    </style:style>
    <style:style style:name="ce105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6" style:base-cell-address="'Calendario e Classifiche Gironi'.J21"/>
    </style:style>
    <style:style style:name="ce106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6" style:base-cell-address="'Calendario e Classifiche Gironi'.J21"/>
    </style:style>
    <style:style style:name="ce1061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'Calendario e Classifiche Gironi'.J23"/>
    </style:style>
    <style:style style:name="ce106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92" style:base-cell-address="'Calendario e Classifiche Gironi'.J24"/>
    </style:style>
    <style:style style:name="ce106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34" style:base-cell-address="'Calendario e Classifiche Gironi'.J25"/>
    </style:style>
    <style:style style:name="ce106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5" style:base-cell-address="'Calendario e Classifiche Gironi'.J26"/>
    </style:style>
    <style:style style:name="ce106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5" style:base-cell-address="'Calendario e Classifiche Gironi'.J26"/>
    </style:style>
    <style:style style:name="ce1066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80" style:base-cell-address="'Calendario e Classifiche Gironi'.J29"/>
    </style:style>
    <style:style style:name="ce106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9" style:base-cell-address="'Calendario e Classifiche Gironi'.J30"/>
    </style:style>
    <style:style style:name="ce106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8" style:base-cell-address="'Calendario e Classifiche Gironi'.J31"/>
    </style:style>
    <style:style style:name="ce107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8" style:base-cell-address="'Calendario e Classifiche Gironi'.J31"/>
    </style:style>
    <style:style style:name="ce1071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91" style:base-cell-address="'Calendario e Classifiche Gironi'.J33"/>
    </style:style>
    <style:style style:name="ce1072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73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4" style:base-cell-address="'Calendario e Classifiche Gironi'.J41"/>
    </style:style>
    <style:style style:name="ce1074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" style:base-cell-address="'Calendario e Classifiche Gironi'.J42"/>
    </style:style>
    <style:style style:name="ce1075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6" style:base-cell-address="'Calendario e Classifiche Gironi'.J3"/>
    </style:style>
    <style:style style:name="ce107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5" style:base-cell-address="'Calendario e Classifiche Gironi'.K4"/>
    </style:style>
    <style:style style:name="ce107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27" style:base-cell-address="'Calendario e Classifiche Gironi'.K5"/>
    </style:style>
    <style:style style:name="ce107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8" style:base-cell-address="'Calendario e Classifiche Gironi'.K6"/>
    </style:style>
    <style:style style:name="ce107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9" style:base-cell-address="'Calendario e Classifiche Gironi'.K7"/>
    </style:style>
    <style:style style:name="ce1080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08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4" style:base-cell-address="'Calendario e Classifiche Gironi'.K9"/>
    </style:style>
    <style:style style:name="ce108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6" style:base-cell-address="'Calendario e Classifiche Gironi'.K10"/>
    </style:style>
    <style:style style:name="ce108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7" style:base-cell-address="'Calendario e Classifiche Gironi'.K11"/>
    </style:style>
    <style:style style:name="ce108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8" style:base-cell-address="'Calendario e Classifiche Gironi'.K12"/>
    </style:style>
    <style:style style:name="ce1085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08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3" style:base-cell-address="'Calendario e Classifiche Gironi'.K14"/>
    </style:style>
    <style:style style:name="ce108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5" style:base-cell-address="'Calendario e Classifiche Gironi'.K15"/>
    </style:style>
    <style:style style:name="ce108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6" style:base-cell-address="'Calendario e Classifiche Gironi'.K16"/>
    </style:style>
    <style:style style:name="ce10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7" style:base-cell-address="'Calendario e Classifiche Gironi'.K17"/>
    </style:style>
    <style:style style:name="ce1090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09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2" style:base-cell-address="'Calendario e Classifiche Gironi'.K19"/>
    </style:style>
    <style:style style:name="ce109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4" style:base-cell-address="'Calendario e Classifiche Gironi'.K20"/>
    </style:style>
    <style:style style:name="ce109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5" style:base-cell-address="'Calendario e Classifiche Gironi'.K21"/>
    </style:style>
    <style:style style:name="ce109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6" style:base-cell-address="'Calendario e Classifiche Gironi'.K22"/>
    </style:style>
    <style:style style:name="ce1095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9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92" style:base-cell-address="'Calendario e Classifiche Gironi'.J24"/>
    </style:style>
    <style:style style:name="ce109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5" style:base-cell-address="'Calendario e Classifiche Gironi'.K25"/>
    </style:style>
    <style:style style:name="ce10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4" style:base-cell-address="'Calendario e Classifiche Gironi'.K26"/>
    </style:style>
    <style:style style:name="ce109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5" style:base-cell-address="'Calendario e Classifiche Gironi'.K27"/>
    </style:style>
    <style:style style:name="ce1100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0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83" style:base-cell-address="'Calendario e Classifiche Gironi'.K29"/>
    </style:style>
    <style:style style:name="ce110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4" style:base-cell-address="'Calendario e Classifiche Gironi'.K30"/>
    </style:style>
    <style:style style:name="ce11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1" style:base-cell-address="'Calendario e Classifiche Gironi'.K31"/>
    </style:style>
    <style:style style:name="ce110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2" style:base-cell-address="'Calendario e Classifiche Gironi'.K32"/>
    </style:style>
    <style:style style:name="ce1105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90" style:base-cell-address="'Calendario e Classifiche Gironi'.K33"/>
    </style:style>
    <style:style style:name="ce1106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0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" style:base-cell-address="'Calendario e Classifiche Gironi'.K41"/>
    </style:style>
    <style:style style:name="ce110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" style:base-cell-address="'Calendario e Classifiche Gironi'.K42"/>
    </style:style>
    <style:style style:name="ce110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0" style:base-cell-address="'Calendario e Classifiche Gironi'.L5"/>
    </style:style>
    <style:style style:name="ce111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4" style:base-cell-address="'Calendario e Classifiche Gironi'.L6"/>
    </style:style>
    <style:style style:name="ce111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3" style:base-cell-address="'Calendario e Classifiche Gironi'.L7"/>
    </style:style>
    <style:style style:name="ce11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9" style:base-cell-address="'Calendario e Classifiche Gironi'.L10"/>
    </style:style>
    <style:style style:name="ce11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3" style:base-cell-address="'Calendario e Classifiche Gironi'.L11"/>
    </style:style>
    <style:style style:name="ce11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2" style:base-cell-address="'Calendario e Classifiche Gironi'.L12"/>
    </style:style>
    <style:style style:name="ce111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8" style:base-cell-address="'Calendario e Classifiche Gironi'.L15"/>
    </style:style>
    <style:style style:name="ce111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2" style:base-cell-address="'Calendario e Classifiche Gironi'.L16"/>
    </style:style>
    <style:style style:name="ce111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1" style:base-cell-address="'Calendario e Classifiche Gironi'.L17"/>
    </style:style>
    <style:style style:name="ce1118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7" style:base-cell-address="'Calendario e Classifiche Gironi'.L20"/>
    </style:style>
    <style:style style:name="ce1119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1" style:base-cell-address="'Calendario e Classifiche Gironi'.L21"/>
    </style:style>
    <style:style style:name="ce112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0" style:base-cell-address="'Calendario e Classifiche Gironi'.L22"/>
    </style:style>
    <style:style style:name="ce1121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'Calendario e Classifiche Gironi'.J23"/>
    </style:style>
    <style:style style:name="ce11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29" style:base-cell-address="'Calendario e Classifiche Gironi'.L25"/>
    </style:style>
    <style:style style:name="ce11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3" style:base-cell-address="'Calendario e Classifiche Gironi'.L26"/>
    </style:style>
    <style:style style:name="ce11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2" style:base-cell-address="'Calendario e Classifiche Gironi'.L27"/>
    </style:style>
    <style:style style:name="ce11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'Calendario e Classifiche Gironi'.L31"/>
    </style:style>
    <style:style style:name="ce11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'Calendario e Classifiche Gironi'.L31"/>
    </style:style>
    <style:style style:name="ce1127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89" style:base-cell-address="'Calendario e Classifiche Gironi'.L33"/>
    </style:style>
    <style:style style:name="ce11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" style:base-cell-address="'Calendario e Classifiche Gironi'.L41"/>
    </style:style>
    <style:style style:name="ce112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" style:base-cell-address="'Calendario e Classifiche Gironi'.L42"/>
    </style:style>
    <style:style style:name="ce113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2" style:base-cell-address="'Calendario e Classifiche Gironi'.M6"/>
    </style:style>
    <style:style style:name="ce113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2" style:base-cell-address="'Calendario e Classifiche Gironi'.M6"/>
    </style:style>
    <style:style style:name="ce113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1" style:base-cell-address="'Calendario e Classifiche Gironi'.M11"/>
    </style:style>
    <style:style style:name="ce113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1" style:base-cell-address="'Calendario e Classifiche Gironi'.M11"/>
    </style:style>
    <style:style style:name="ce113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0" style:base-cell-address="'Calendario e Classifiche Gironi'.M16"/>
    </style:style>
    <style:style style:name="ce113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0" style:base-cell-address="'Calendario e Classifiche Gironi'.M16"/>
    </style:style>
    <style:style style:name="ce113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9" style:base-cell-address="'Calendario e Classifiche Gironi'.M21"/>
    </style:style>
    <style:style style:name="ce113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9" style:base-cell-address="'Calendario e Classifiche Gironi'.M21"/>
    </style:style>
    <style:style style:name="ce11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1" style:base-cell-address="'Calendario e Classifiche Gironi'.M26"/>
    </style:style>
    <style:style style:name="ce11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1" style:base-cell-address="'Calendario e Classifiche Gironi'.M26"/>
    </style:style>
    <style:style style:name="ce114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'Calendario e Classifiche Gironi'.N6"/>
    </style:style>
    <style:style style:name="ce114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'Calendario e Classifiche Gironi'.N6"/>
    </style:style>
    <style:style style:name="ce11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'Calendario e Classifiche Gironi'.N11"/>
    </style:style>
    <style:style style:name="ce11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'Calendario e Classifiche Gironi'.N11"/>
    </style:style>
    <style:style style:name="ce114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'Calendario e Classifiche Gironi'.N16"/>
    </style:style>
    <style:style style:name="ce114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'Calendario e Classifiche Gironi'.N16"/>
    </style:style>
    <style:style style:name="ce114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'Calendario e Classifiche Gironi'.N21"/>
    </style:style>
    <style:style style:name="ce114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'Calendario e Classifiche Gironi'.N21"/>
    </style:style>
    <style:style style:name="ce11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'Calendario e Classifiche Gironi'.N26"/>
    </style:style>
    <style:style style:name="ce11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'Calendario e Classifiche Gironi'.N26"/>
    </style:style>
    <style:style style:name="ce115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6" style:base-cell-address="'Calendario e Classifiche Gironi'.J3"/>
    </style:style>
    <style:style style:name="ce11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5" style:base-cell-address="'Calendario e Classifiche Gironi'.K4"/>
    </style:style>
    <style:style style:name="ce115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0" style:base-cell-address="'Calendario e Classifiche Gironi'.L5"/>
    </style:style>
    <style:style style:name="ce115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'Calendario e Classifiche Gironi'.N6"/>
    </style:style>
    <style:style style:name="ce115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'Calendario e Classifiche Gironi'.N6"/>
    </style:style>
    <style:style style:name="ce115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1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4" style:base-cell-address="'Calendario e Classifiche Gironi'.K9"/>
    </style:style>
    <style:style style:name="ce115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9" style:base-cell-address="'Calendario e Classifiche Gironi'.L10"/>
    </style:style>
    <style:style style:name="ce115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'Calendario e Classifiche Gironi'.N11"/>
    </style:style>
    <style:style style:name="ce115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'Calendario e Classifiche Gironi'.N11"/>
    </style:style>
    <style:style style:name="ce116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16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3" style:base-cell-address="'Calendario e Classifiche Gironi'.K14"/>
    </style:style>
    <style:style style:name="ce116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8" style:base-cell-address="'Calendario e Classifiche Gironi'.L15"/>
    </style:style>
    <style:style style:name="ce116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'Calendario e Classifiche Gironi'.N16"/>
    </style:style>
    <style:style style:name="ce116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'Calendario e Classifiche Gironi'.N16"/>
    </style:style>
    <style:style style:name="ce116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16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2" style:base-cell-address="'Calendario e Classifiche Gironi'.K19"/>
    </style:style>
    <style:style style:name="ce116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7" style:base-cell-address="'Calendario e Classifiche Gironi'.L20"/>
    </style:style>
    <style:style style:name="ce116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'Calendario e Classifiche Gironi'.N21"/>
    </style:style>
    <style:style style:name="ce11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'Calendario e Classifiche Gironi'.N21"/>
    </style:style>
    <style:style style:name="ce117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'Calendario e Classifiche Gironi'.J23"/>
    </style:style>
    <style:style style:name="ce117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92" style:base-cell-address="'Calendario e Classifiche Gironi'.J24"/>
    </style:style>
    <style:style style:name="ce117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29" style:base-cell-address="'Calendario e Classifiche Gironi'.L25"/>
    </style:style>
    <style:style style:name="ce11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'Calendario e Classifiche Gironi'.N26"/>
    </style:style>
    <style:style style:name="ce117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'Calendario e Classifiche Gironi'.N26"/>
    </style:style>
    <style:style style:name="ce117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7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83" style:base-cell-address="'Calendario e Classifiche Gironi'.K29"/>
    </style:style>
    <style:style style:name="ce117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4" style:base-cell-address="'Calendario e Classifiche Gironi'.K30"/>
    </style:style>
    <style:style style:name="ce117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'Calendario e Classifiche Gironi'.L31"/>
    </style:style>
    <style:style style:name="ce117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'Calendario e Classifiche Gironi'.L31"/>
    </style:style>
    <style:style style:name="ce118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89" style:base-cell-address="'Calendario e Classifiche Gironi'.L33"/>
    </style:style>
    <style:style style:name="ce118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" style:base-cell-address="'Calendario e Classifiche Gironi'.L41"/>
    </style:style>
    <style:style style:name="ce118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" style:base-cell-address="'Calendario e Classifiche Gironi'.L42"/>
    </style:style>
    <style:style style:name="ce1184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1185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86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1187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88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1189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90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119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11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1193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94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9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9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7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9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0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1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2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3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4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6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7" style:family="table-cell" style:parent-style-name="Default">
      <style:table-cell-properties style:cell-protect="protected formula-hidden" style:print-content="true"/>
    </style:style>
    <style:style style:name="ce1208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0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2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3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'Tabellone Principale'.B10"/>
    </style:style>
    <style:style style:name="ce121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'Tabellone Principale'.B11"/>
    </style:style>
    <style:style style:name="ce121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'Tabellone Principale'.B14"/>
      <style:map style:condition="is-true-formula(IF([.$AU15]=#REF!;1;0))" style:apply-style-name="ConditionalStyle_5f_212" style:base-cell-address="'Tabellone Principale'.B14"/>
    </style:style>
    <style:style style:name="ce121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'Tabellone Principale'.B15"/>
      <style:map style:condition="is-true-formula(IF([.$AU14]=#REF!;1;0))" style:apply-style-name="ConditionalStyle_5f_218" style:base-cell-address="'Tabellone Principale'.B15"/>
    </style:style>
    <style:style style:name="ce122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'Tabellone Principale'.B19"/>
      <style:map style:condition="is-true-formula(IF([.$AU18]=#REF!;1;0))" style:apply-style-name="ConditionalStyle_5f_210" style:base-cell-address="'Tabellone Principale'.B19"/>
    </style:style>
    <style:style style:name="ce122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'Tabellone Principale'.B23"/>
      <style:map style:condition="is-true-formula(IF([.$AU22]=#REF!;1;0))" style:apply-style-name="ConditionalStyle_5f_197" style:base-cell-address="'Tabellone Principale'.B23"/>
    </style:style>
    <style:style style:name="ce1222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'Tabellone Principale'.B27"/>
      <style:map style:condition="is-true-formula(IF([.$AU26]=#REF!;1;0))" style:apply-style-name="ConditionalStyle_5f_214" style:base-cell-address="'Tabellone Principale'.B27"/>
    </style:style>
    <style:style style:name="ce122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'Tabellone Principale'.B35"/>
      <style:map style:condition="is-true-formula(IF([.$AU34]=#REF!;1;0))" style:apply-style-name="ConditionalStyle_5f_216" style:base-cell-address="'Tabellone Principale'.B35"/>
    </style:style>
    <style:style style:name="ce122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'Tabellone Principale'.B37"/>
      <style:map style:condition="is-true-formula(IF(#REF!=#REF!;1;0))" style:apply-style-name="ConditionalStyle_5f_195" style:base-cell-address="'Tabellone Principale'.B37"/>
    </style:style>
    <style:style style:name="ce1226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7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123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2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3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3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23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237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1238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4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7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8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9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50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1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'Tabellone Principale'.G12"/>
    </style:style>
    <style:style style:name="ce125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'Tabellone Principale'.G13"/>
    </style:style>
    <style:style style:name="ce12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'Tabellone Principale'.G21"/>
    </style:style>
    <style:style style:name="ce12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'Tabellone Principale'.G29"/>
    </style:style>
    <style:style style:name="ce125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'Tabellone Principale'.G37"/>
    </style:style>
    <style:style style:name="ce125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'Tabellone Principale'.H12"/>
    </style:style>
    <style:style style:name="ce12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'Tabellone Principale'.H13"/>
    </style:style>
    <style:style style:name="ce125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6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6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'Tabellone Principale'.H20"/>
    </style:style>
    <style:style style:name="ce126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'Tabellone Principale'.H21"/>
    </style:style>
    <style:style style:name="ce126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'Tabellone Principale'.H28"/>
    </style:style>
    <style:style style:name="ce126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'Tabellone Principale'.H29"/>
    </style:style>
    <style:style style:name="ce126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'Tabellone Principale'.H36"/>
    </style:style>
    <style:style style:name="ce126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'Tabellone Principale'.H37"/>
    </style:style>
    <style:style style:name="ce126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68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9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0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'Tabellone Principale'.L17"/>
    </style:style>
    <style:style style:name="ce127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'Tabellone Principale'.L33"/>
    </style:style>
    <style:style style:name="ce127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'Tabellone Principale'.M16"/>
    </style:style>
    <style:style style:name="ce127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'Tabellone Principale'.M17"/>
    </style:style>
    <style:style style:name="ce127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'Tabellone Principale'.M32"/>
    </style:style>
    <style:style style:name="ce127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'Tabellone Principale'.M33"/>
    </style:style>
    <style:style style:name="ce127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8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0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1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'Tabellone Principale'.Q24"/>
    </style:style>
    <style:style style:name="ce128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'Tabellone Principale'.R23"/>
    </style:style>
    <style:style style:name="ce128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'Tabellone Principale'.R24"/>
    </style:style>
    <style:style style:name="ce12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'Tabellone Principale'.S29"/>
    </style:style>
    <style:style style:name="ce1287" style:family="table-cell" style:parent-style-name="INTESTAZIONE_5f_GRANDE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1288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lassifica Finale'.A3"/>
    </style:style>
    <style:style style:name="ce1289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#REF!=CONCATENATE(#REF!;&quot;_win&quot;);1;0))" style:apply-style-name="ConditionalStyle_5f_226" style:base-cell-address="'Classifica Finale'.A4"/>
    </style:style>
    <style:style style:name="ce1290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#REF!;&quot;_win&quot;);1;0))" style:apply-style-name="ConditionalStyle_5f_226" style:base-cell-address="'Classifica Finale'.A4"/>
    </style:style>
    <style:style style:name="ce1291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Mangal" style:font-size-complex="10pt" style:font-style-complex="normal" style:font-weight-complex="bold"/>
    </style:style>
    <style:style style:name="ce1292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bold" style:font-name-complex="Mangal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" table:default-cell-style-name="ce862"/>
        <table:table-column table:style-name="co2" table:default-cell-style-name="ce862"/>
        <table:table-column table:style-name="co3" table:default-cell-style-name="ce862"/>
        <table:table-column table:style-name="co4" table:default-cell-style-name="ce862"/>
        <table:table-column table:style-name="co5" table:default-cell-style-name="ce862"/>
        <table:table-column table:style-name="co6" table:default-cell-style-name="ce862"/>
        <table:table-column table:style-name="co7" table:default-cell-style-name="ce862"/>
        <table:table-column table:style-name="co8" table:default-cell-style-name="ce862"/>
        <table:table-column table:style-name="co9" table:default-cell-style-name="ce862"/>
        <table:table-column table:style-name="co3" table:default-cell-style-name="ce862"/>
        <table:table-column table:style-name="co4" table:default-cell-style-name="ce862"/>
        <table:table-column table:style-name="co10" table:default-cell-style-name="ce862"/>
        <table:table-column table:style-name="co3" table:default-cell-style-name="ce862"/>
        <table:table-column table:style-name="co11" table:default-cell-style-name="ce862"/>
        <table:table-column table:style-name="co8" table:number-columns-repeated="2" table:default-cell-style-name="ce862"/>
        <table:table-column table:style-name="co12" table:number-columns-repeated="2" table:default-cell-style-name="ce862"/>
        <table:table-column table:style-name="co13" table:number-columns-repeated="2" table:default-cell-style-name="ce862"/>
        <table:table-column table:style-name="co14" table:default-cell-style-name="ce862"/>
        <table:table-column table:style-name="co15" table:default-cell-style-name="ce862"/>
        <table:table-column table:style-name="co16" table:default-cell-style-name="ce923"/>
        <table:table-column table:style-name="co10" table:default-cell-style-name="ce862"/>
        <table:table-column table:style-name="co3" table:default-cell-style-name="ce862"/>
        <table:table-column table:style-name="co17" table:default-cell-style-name="ce862"/>
        <table:table-column table:style-name="co8" table:number-columns-repeated="2" table:default-cell-style-name="ce862"/>
        <table:table-column table:style-name="co12" table:number-columns-repeated="2" table:default-cell-style-name="ce862"/>
        <table:table-column table:style-name="co13" table:number-columns-repeated="2" table:default-cell-style-name="ce862"/>
        <table:table-column table:style-name="co14" table:default-cell-style-name="ce862"/>
        <table:table-column table:style-name="co15" table:default-cell-style-name="ce862"/>
        <table:table-column table:style-name="co16" table:default-cell-style-name="ce923"/>
        <table:table-column table:style-name="co10" table:default-cell-style-name="ce862"/>
        <table:table-column table:style-name="co3" table:number-columns-repeated="28" table:default-cell-style-name="ce862"/>
        <table:table-row table:style-name="ro1">
          <table:table-cell table:style-name="ce858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ce858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ce858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ce858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ce862"/>
          <table:covered-table-cell/>
          <table:table-cell/>
          <table:table-cell table:style-name="ce858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ce862"/>
          <table:covered-table-cell/>
          <table:table-cell table:number-columns-repeated="28"/>
        </table:table-row>
        <table:table-row table:style-name="ro2">
          <table:table-cell table:style-name="ce859" office:value-type="string" calcext:value-type="string">
            <text:p>ID</text:p>
          </table:table-cell>
          <table:table-cell table:style-name="ce878" office:value-type="string" calcext:value-type="string">
            <text:p>Valore</text:p>
          </table:table-cell>
          <table:table-cell/>
          <table:table-cell table:style-name="ce859" office:value-type="string" calcext:value-type="string">
            <text:p>ID</text:p>
          </table:table-cell>
          <table:table-cell table:style-name="ce885" office:value-type="string" calcext:value-type="string">
            <text:p>Codice</text:p>
          </table:table-cell>
          <table:table-cell table:style-name="ce887" office:value-type="string" calcext:value-type="string">
            <text:p>Nome</text:p>
          </table:table-cell>
          <table:table-cell table:style-name="ce887" office:value-type="string" calcext:value-type="string">
            <text:p>Note</text:p>
          </table:table-cell>
          <table:table-cell table:style-name="ce891" office:value-type="string" calcext:value-type="string">
            <text:p>Girone</text:p>
          </table:table-cell>
          <table:table-cell table:style-name="ce895" office:value-type="string" calcext:value-type="string">
            <text:p>ID Nel Girone</text:p>
          </table:table-cell>
          <table:table-cell/>
          <table:table-cell table:style-name="ce859" office:value-type="string" calcext:value-type="string">
            <text:p>ID</text:p>
          </table:table-cell>
          <table:table-cell table:style-name="ce878" office:value-type="string" calcext:value-type="string">
            <text:p>Nome</text:p>
          </table:table-cell>
          <table:table-cell/>
          <table:table-cell table:style-name="ce859" office:value-type="string" calcext:value-type="string">
            <text:p>N.</text:p>
            <text:p>Gara</text:p>
          </table:table-cell>
          <table:table-cell table:style-name="ce891" office:value-type="string" calcext:value-type="string">
            <text:p>Fase</text:p>
          </table:table-cell>
          <table:table-cell table:style-name="ce891" office:value-type="string" calcext:value-type="string">
            <text:p>Girone</text:p>
          </table:table-cell>
          <table:table-cell table:style-name="ce891" office:value-type="string" calcext:value-type="string">
            <text:p>Squadra</text:p>
            <text:p/>
            <text:p>A</text:p>
          </table:table-cell>
          <table:table-cell table:style-name="ce891" office:value-type="string" calcext:value-type="string">
            <text:p>Squadra</text:p>
            <text:p/>
            <text:p>B</text:p>
          </table:table-cell>
          <table:table-cell table:style-name="ce909" office:value-type="string" calcext:value-type="string">
            <text:p>Risultato</text:p>
            <text:p>Squadra</text:p>
            <text:p>A</text:p>
          </table:table-cell>
          <table:table-cell table:style-name="ce909" office:value-type="string" calcext:value-type="string">
            <text:p>Risultato</text:p>
            <text:p>Squadra</text:p>
            <text:p>B</text:p>
          </table:table-cell>
          <table:table-cell table:style-name="ce913" office:value-type="string" calcext:value-type="string">
            <text:p>Data</text:p>
          </table:table-cell>
          <table:table-cell table:style-name="ce913" office:value-type="string" calcext:value-type="string">
            <text:p>Ora</text:p>
          </table:table-cell>
          <table:table-cell table:style-name="ce891" office:value-type="string" calcext:value-type="string">
            <text:p>ID</text:p>
            <text:p>Campo</text:p>
          </table:table-cell>
          <table:table-cell table:style-name="ce878" office:value-type="string" calcext:value-type="string">
            <text:p>Nome Campo</text:p>
          </table:table-cell>
          <table:table-cell/>
          <table:table-cell table:style-name="ce859" office:value-type="string" calcext:value-type="string">
            <text:p>N.</text:p>
            <text:p>Gara</text:p>
          </table:table-cell>
          <table:table-cell table:style-name="ce891" office:value-type="string" calcext:value-type="string">
            <text:p>Fase</text:p>
          </table:table-cell>
          <table:table-cell table:style-name="ce891" office:value-type="string" calcext:value-type="string">
            <text:p>Turno</text:p>
          </table:table-cell>
          <table:table-cell table:style-name="ce891" office:value-type="string" calcext:value-type="string">
            <text:p>Squadra</text:p>
            <text:p/>
            <text:p>A</text:p>
          </table:table-cell>
          <table:table-cell table:style-name="ce891" office:value-type="string" calcext:value-type="string">
            <text:p>Squadra</text:p>
            <text:p/>
            <text:p>B</text:p>
          </table:table-cell>
          <table:table-cell table:style-name="ce909" office:value-type="string" calcext:value-type="string">
            <text:p>Risultato</text:p>
            <text:p>Squadra</text:p>
            <text:p>A</text:p>
          </table:table-cell>
          <table:table-cell table:style-name="ce909" office:value-type="string" calcext:value-type="string">
            <text:p>Risultato</text:p>
            <text:p>Squadra</text:p>
            <text:p>B</text:p>
          </table:table-cell>
          <table:table-cell table:style-name="ce913" office:value-type="string" calcext:value-type="string">
            <text:p>Data</text:p>
          </table:table-cell>
          <table:table-cell table:style-name="ce913" office:value-type="string" calcext:value-type="string">
            <text:p>Ora</text:p>
          </table:table-cell>
          <table:table-cell table:style-name="ce891" office:value-type="string" calcext:value-type="string">
            <text:p>ID</text:p>
            <text:p>Campo</text:p>
          </table:table-cell>
          <table:table-cell table:style-name="ce878" office:value-type="string" calcext:value-type="string">
            <text:p>Nome Campo</text:p>
          </table:table-cell>
          <table:table-cell table:number-columns-repeated="28"/>
        </table:table-row>
        <table:table-row table:style-name="ro1">
          <table:table-cell table:style-name="ce860" office:value-type="string" calcext:value-type="string">
            <text:p>NOME_TORNEO</text:p>
          </table:table-cell>
          <table:table-cell table:style-name="ce879" office:value-type="string" calcext:value-type="string">
            <text:p>Torneo dell’Estate</text:p>
          </table:table-cell>
          <table:table-cell/>
          <table:table-cell table:style-name="ce882" office:value-type="float" office:value="1" calcext:value-type="float">
            <text:p>1</text:p>
          </table:table-cell>
          <table:table-cell table:style-name="ce886" table:formula="of:=[.H3]&amp;[.I3]" office:value-type="string" office:string-value="A1" calcext:value-type="string">
            <text:p>A1</text:p>
          </table:table-cell>
          <table:table-cell table:style-name="ce888" office:value-type="string" calcext:value-type="string">
            <text:p>Leoni</text:p>
          </table:table-cell>
          <table:table-cell table:style-name="ce888"/>
          <table:table-cell table:style-name="ce892" office:value-type="string" calcext:value-type="string">
            <text:p>A</text:p>
          </table:table-cell>
          <table:table-cell table:style-name="ce896" office:value-type="float" office:value="1" calcext:value-type="float">
            <text:p>1</text:p>
          </table:table-cell>
          <table:table-cell/>
          <table:table-cell table:style-name="ce882" office:value-type="float" office:value="1" calcext:value-type="float">
            <text:p>1</text:p>
          </table:table-cell>
          <table:table-cell table:style-name="ce879" office:value-type="string" calcext:value-type="string">
            <text:p>Cristo Re 1</text:p>
          </table:table-cell>
          <table:table-cell/>
          <table:table-cell table:style-name="ce902" office:value-type="float" office:value="1" calcext:value-type="float">
            <text:p>1</text:p>
          </table:table-cell>
          <table:table-cell table:style-name="ce904" table:formula="of:=VLOOKUP([.N3];B_PARTITE_GIRONI;2;0)" office:value-type="string" office:string-value="Girone" calcext:value-type="string">
            <text:p>Girone</text:p>
          </table:table-cell>
          <table:table-cell table:style-name="ce904" table:formula="of:=VLOOKUP([.N3];B_PARTITE_GIRONI;3;0)" office:value-type="string" office:string-value="A" calcext:value-type="string">
            <text:p>A</text:p>
          </table:table-cell>
          <table:table-cell table:style-name="ce905" table:formula="of:=VLOOKUP([.N3];B_PARTITE_GIRONI;6;0)" office:value-type="string" office:string-value="Leoni" calcext:value-type="string">
            <text:p>Leoni</text:p>
          </table:table-cell>
          <table:table-cell table:style-name="ce908" table:formula="of:=VLOOKUP([.N3];B_PARTITE_GIRONI;7;0)" office:value-type="string" office:string-value="Pantere" calcext:value-type="string">
            <text:p>Pantere</text:p>
          </table:table-cell>
          <table:table-cell table:style-name="ce910" office:value-type="float" office:value="72" calcext:value-type="float">
            <text:p>72</text:p>
          </table:table-cell>
          <table:table-cell table:style-name="ce910" office:value-type="float" office:value="49" calcext:value-type="float">
            <text:p>49</text:p>
          </table:table-cell>
          <table:table-cell table:style-name="ce914" office:value-type="date" office:date-value="2021-06-07" calcext:value-type="date">
            <text:p>lun 07/06/2021</text:p>
          </table:table-cell>
          <table:table-cell table:style-name="ce917" office:value-type="time" office:time-value="PT16H00M00S" calcext:value-type="time">
            <text:p>16:00</text:p>
          </table:table-cell>
          <table:table-cell table:style-name="ce920" office:value-type="float" office:value="1" calcext:value-type="float">
            <text:p>1</text:p>
          </table:table-cell>
          <table:table-cell table:style-name="ce924" table:formula="of:=VLOOKUP([.W3];INPUT_CAMPI;2;0)" office:value-type="string" office:string-value="Cristo Re 1" calcext:value-type="string">
            <text:p>Cristo Re 1</text:p>
          </table:table-cell>
          <table:table-cell/>
          <table:table-cell table:style-name="ce902" office:value-type="float" office:value="49" calcext:value-type="float">
            <text:p>49</text:p>
          </table:table-cell>
          <table:table-cell table:style-name="ce904" table:formula="of:=VLOOKUP([.Z3];B_PARTITE_2A_FASE_PER_NUMERO;2;0)" office:value-type="string" office:string-value="2aFase" calcext:value-type="string">
            <text:p>2aFase</text:p>
          </table:table-cell>
          <table:table-cell table:style-name="ce927" table:formula="of:=VLOOKUP([.Z3];B_PARTITE_2A_FASE_PER_NUMERO;3;0)" office:value-type="string" office:string-value="1-16" calcext:value-type="string">
            <text:p>1-16</text:p>
          </table:table-cell>
          <table:table-cell table:style-name="ce905" table:formula="of:=VLOOKUP([.Z3];B_PARTITE_2A_FASE_PER_NUMERO;6;0)" office:value-type="string" office:string-value="Leoni" calcext:value-type="string">
            <text:p>Leoni</text:p>
          </table:table-cell>
          <table:table-cell table:style-name="ce908" table:formula="of:=VLOOKUP([.Z3];B_PARTITE_2A_FASE_PER_NUMERO;7;0)" office:value-type="string" office:string-value="Elefanti" calcext:value-type="string">
            <text:p>Elefanti</text:p>
          </table:table-cell>
          <table:table-cell table:style-name="ce910" office:value-type="float" office:value="67" calcext:value-type="float">
            <text:p>67</text:p>
          </table:table-cell>
          <table:table-cell table:style-name="ce910" office:value-type="float" office:value="46" calcext:value-type="float">
            <text:p>46</text:p>
          </table:table-cell>
          <table:table-cell table:style-name="ce914" office:value-type="date" office:date-value="2021-06-10" calcext:value-type="date">
            <text:p>gio 10/06/2021</text:p>
          </table:table-cell>
          <table:table-cell table:style-name="ce917" office:value-type="time" office:time-value="PT09H00M00S" calcext:value-type="time">
            <text:p>09:00</text:p>
          </table:table-cell>
          <table:table-cell table:style-name="ce920" office:value-type="float" office:value="1" calcext:value-type="float">
            <text:p>1</text:p>
          </table:table-cell>
          <table:table-cell table:style-name="ce924" table:formula="of:=VLOOKUP([.AI3];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style-name="ce861" office:value-type="string" calcext:value-type="string">
            <text:p>STAGIONE</text:p>
          </table:table-cell>
          <table:table-cell table:style-name="ce880" office:value-type="float" office:value="2021" calcext:value-type="float">
            <text:p>2021</text:p>
          </table:table-cell>
          <table:table-cell/>
          <table:table-cell table:style-name="ce883" office:value-type="float" office:value="2" calcext:value-type="float">
            <text:p>2</text:p>
          </table:table-cell>
          <table:table-cell table:style-name="ce886" table:formula="of:=[.H4]&amp;[.I4]" office:value-type="string" office:string-value="A2" calcext:value-type="string">
            <text:p>A2</text:p>
          </table:table-cell>
          <table:table-cell table:style-name="ce889" office:value-type="string" calcext:value-type="string">
            <text:p>Pantere</text:p>
          </table:table-cell>
          <table:table-cell table:style-name="ce889"/>
          <table:table-cell table:style-name="ce893" office:value-type="string" calcext:value-type="string">
            <text:p>A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2" calcext:value-type="float">
            <text:p>2</text:p>
          </table:table-cell>
          <table:table-cell table:style-name="ce900" office:value-type="string" calcext:value-type="string">
            <text:p>Cristo Re 2</text:p>
          </table:table-cell>
          <table:table-cell/>
          <table:table-cell table:style-name="ce903" office:value-type="float" office:value="2" calcext:value-type="float">
            <text:p>2</text:p>
          </table:table-cell>
          <table:table-cell table:style-name="ce893" table:formula="of:=VLOOKUP([.N4];B_PARTITE_GIRONI;2;0)" office:value-type="string" office:string-value="Girone" calcext:value-type="string">
            <text:p>Girone</text:p>
          </table:table-cell>
          <table:table-cell table:style-name="ce904" table:formula="of:=VLOOKUP([.N4];B_PARTITE_GIRONI;3;0)" office:value-type="string" office:string-value="A" calcext:value-type="string">
            <text:p>A</text:p>
          </table:table-cell>
          <table:table-cell table:style-name="ce906" table:formula="of:=VLOOKUP([.N4];B_PARTITE_GIRONI;6;0)" office:value-type="string" office:string-value="Tigri" calcext:value-type="string">
            <text:p>Tigri</text:p>
          </table:table-cell>
          <table:table-cell table:style-name="ce906" table:formula="of:=VLOOKUP([.N4];B_PARTITE_GIRONI;7;0)" office:value-type="string" office:string-value="Ghepardi" calcext:value-type="string">
            <text:p>Ghepardi</text:p>
          </table:table-cell>
          <table:table-cell table:style-name="ce911" office:value-type="float" office:value="67" calcext:value-type="float">
            <text:p>67</text:p>
          </table:table-cell>
          <table:table-cell table:style-name="ce911" office:value-type="float" office:value="51" calcext:value-type="float">
            <text:p>51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W4];INPUT_CAMPI;2;0)" office:value-type="string" office:string-value="Cristo Re 1" calcext:value-type="string">
            <text:p>Cristo Re 1</text:p>
          </table:table-cell>
          <table:table-cell/>
          <table:table-cell table:style-name="ce903" office:value-type="float" office:value="50" calcext:value-type="float">
            <text:p>50</text:p>
          </table:table-cell>
          <table:table-cell table:style-name="ce893" table:formula="of:=VLOOKUP([.Z4];B_PARTITE_2A_FASE_PER_NUMERO;2;0)" office:value-type="string" office:string-value="2aFase" calcext:value-type="string">
            <text:p>2aFase</text:p>
          </table:table-cell>
          <table:table-cell table:style-name="ce928" table:formula="of:=VLOOKUP([.Z4];B_PARTITE_2A_FASE_PER_NUMERO;3;0)" office:value-type="string" office:string-value="1-16" calcext:value-type="string">
            <text:p>1-16</text:p>
          </table:table-cell>
          <table:table-cell table:style-name="ce906" table:formula="of:=VLOOKUP([.Z4];B_PARTITE_2A_FASE_PER_NUMERO;6;0)" office:value-type="string" office:string-value="Pantere" calcext:value-type="string">
            <text:p>Pantere</text:p>
          </table:table-cell>
          <table:table-cell table:style-name="ce906" table:formula="of:=VLOOKUP([.Z4];B_PARTITE_2A_FASE_PER_NUMERO;7;0)" office:value-type="string" office:string-value="Giraffe" calcext:value-type="string">
            <text:p>Giraffe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AI4];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883" office:value-type="float" office:value="3" calcext:value-type="float">
            <text:p>3</text:p>
          </table:table-cell>
          <table:table-cell table:style-name="ce886" table:formula="of:=[.H5]&amp;[.I5]" office:value-type="string" office:string-value="A3" calcext:value-type="string">
            <text:p>A3</text:p>
          </table:table-cell>
          <table:table-cell table:style-name="ce889" office:value-type="string" calcext:value-type="string">
            <text:p>Tigri</text:p>
          </table:table-cell>
          <table:table-cell table:style-name="ce889"/>
          <table:table-cell table:style-name="ce893" office:value-type="string" calcext:value-type="string">
            <text:p>A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3" calcext:value-type="float">
            <text:p>3</text:p>
          </table:table-cell>
          <table:table-cell table:style-name="ce900" office:value-type="string" calcext:value-type="string">
            <text:p>Basket Giovane</text:p>
          </table:table-cell>
          <table:table-cell/>
          <table:table-cell table:style-name="ce903" office:value-type="float" office:value="3" calcext:value-type="float">
            <text:p>3</text:p>
          </table:table-cell>
          <table:table-cell table:style-name="ce893" table:formula="of:=VLOOKUP([.N5];B_PARTITE_GIRONI;2;0)" office:value-type="string" office:string-value="Girone" calcext:value-type="string">
            <text:p>Girone</text:p>
          </table:table-cell>
          <table:table-cell table:style-name="ce904" table:formula="of:=VLOOKUP([.N5];B_PARTITE_GIRONI;3;0)" office:value-type="string" office:string-value="B" calcext:value-type="string">
            <text:p>B</text:p>
          </table:table-cell>
          <table:table-cell table:style-name="ce906" table:formula="of:=VLOOKUP([.N5];B_PARTITE_GIRONI;6;0)" office:value-type="string" office:string-value="Giaguari" calcext:value-type="string">
            <text:p>Giaguari</text:p>
          </table:table-cell>
          <table:table-cell table:style-name="ce906" table:formula="of:=VLOOKUP([.N5];B_PARTITE_GIRONI;7;0)" office:value-type="string" office:string-value="Puma" calcext:value-type="string">
            <text:p>Puma</text:p>
          </table:table-cell>
          <table:table-cell table:style-name="ce911" office:value-type="float" office:value="100" calcext:value-type="float">
            <text:p>100</text:p>
          </table:table-cell>
          <table:table-cell table:style-name="ce911" office:value-type="float" office:value="51" calcext:value-type="float">
            <text:p>51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6H00M00S" calcext:value-type="time">
            <text:p>16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W5];INPUT_CAMPI;2;0)" office:value-type="string" office:string-value="Cristo Re 2" calcext:value-type="string">
            <text:p>Cristo Re 2</text:p>
          </table:table-cell>
          <table:table-cell/>
          <table:table-cell table:style-name="ce903" office:value-type="float" office:value="51" calcext:value-type="float">
            <text:p>51</text:p>
          </table:table-cell>
          <table:table-cell table:style-name="ce893" table:formula="of:=VLOOKUP([.Z5];B_PARTITE_2A_FASE_PER_NUMERO;2;0)" office:value-type="string" office:string-value="2aFase" calcext:value-type="string">
            <text:p>2aFase</text:p>
          </table:table-cell>
          <table:table-cell table:style-name="ce928" table:formula="of:=VLOOKUP([.Z5];B_PARTITE_2A_FASE_PER_NUMERO;3;0)" office:value-type="string" office:string-value="17-32" calcext:value-type="string">
            <text:p>17-32</text:p>
          </table:table-cell>
          <table:table-cell table:style-name="ce906" table:formula="of:=VLOOKUP([.Z5];B_PARTITE_2A_FASE_PER_NUMERO;6;0)" office:value-type="string" office:string-value="Tigri" calcext:value-type="string">
            <text:p>Tigri</text:p>
          </table:table-cell>
          <table:table-cell table:style-name="ce906" table:formula="of:=VLOOKUP([.Z5];B_PARTITE_2A_FASE_PER_NUMERO;7;0)" office:value-type="string" office:string-value="Iguane" calcext:value-type="string">
            <text:p>Iguane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38" calcext:value-type="float">
            <text:p>38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5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style-name="ce863" office:value-type="string" calcext:value-type="string" table:number-columns-spanned="2" table:number-rows-spanned="1">
            <text:p>Istruzioni</text:p>
          </table:table-cell>
          <table:covered-table-cell/>
          <table:table-cell/>
          <table:table-cell table:style-name="ce883" office:value-type="float" office:value="4" calcext:value-type="float">
            <text:p>4</text:p>
          </table:table-cell>
          <table:table-cell table:style-name="ce886" table:formula="of:=[.H6]&amp;[.I6]" office:value-type="string" office:string-value="A4" calcext:value-type="string">
            <text:p>A4</text:p>
          </table:table-cell>
          <table:table-cell table:style-name="ce889" office:value-type="string" calcext:value-type="string">
            <text:p>Ghepardi</text:p>
          </table:table-cell>
          <table:table-cell table:style-name="ce889"/>
          <table:table-cell table:style-name="ce893" office:value-type="string" calcext:value-type="string">
            <text:p>A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4" calcext:value-type="float">
            <text:p>4</text:p>
          </table:table-cell>
          <table:table-cell table:style-name="ce900" office:value-type="string" calcext:value-type="string">
            <text:p>Nuova Scuola</text:p>
          </table:table-cell>
          <table:table-cell/>
          <table:table-cell table:style-name="ce903" office:value-type="float" office:value="4" calcext:value-type="float">
            <text:p>4</text:p>
          </table:table-cell>
          <table:table-cell table:style-name="ce893" table:formula="of:=VLOOKUP([.N6];B_PARTITE_GIRONI;2;0)" office:value-type="string" office:string-value="Girone" calcext:value-type="string">
            <text:p>Girone</text:p>
          </table:table-cell>
          <table:table-cell table:style-name="ce904" table:formula="of:=VLOOKUP([.N6];B_PARTITE_GIRONI;3;0)" office:value-type="string" office:string-value="B" calcext:value-type="string">
            <text:p>B</text:p>
          </table:table-cell>
          <table:table-cell table:style-name="ce906" table:formula="of:=VLOOKUP([.N6];B_PARTITE_GIRONI;6;0)" office:value-type="string" office:string-value="Linci" calcext:value-type="string">
            <text:p>Linci</text:p>
          </table:table-cell>
          <table:table-cell table:style-name="ce906" table:formula="of:=VLOOKUP([.N6];B_PARTITE_GIRONI;7;0)" office:value-type="string" office:string-value="Serval" calcext:value-type="string">
            <text:p>Serval</text:p>
          </table:table-cell>
          <table:table-cell table:style-name="ce911" office:value-type="float" office:value="96" calcext:value-type="float">
            <text:p>96</text:p>
          </table:table-cell>
          <table:table-cell table:style-name="ce911" office:value-type="float" office:value="86" calcext:value-type="float">
            <text:p>86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W6];INPUT_CAMPI;2;0)" office:value-type="string" office:string-value="Cristo Re 2" calcext:value-type="string">
            <text:p>Cristo Re 2</text:p>
          </table:table-cell>
          <table:table-cell/>
          <table:table-cell table:style-name="ce903" office:value-type="float" office:value="52" calcext:value-type="float">
            <text:p>52</text:p>
          </table:table-cell>
          <table:table-cell table:style-name="ce893" table:formula="of:=VLOOKUP([.Z6];B_PARTITE_2A_FASE_PER_NUMERO;2;0)" office:value-type="string" office:string-value="2aFase" calcext:value-type="string">
            <text:p>2aFase</text:p>
          </table:table-cell>
          <table:table-cell table:style-name="ce928" table:formula="of:=VLOOKUP([.Z6];B_PARTITE_2A_FASE_PER_NUMERO;3;0)" office:value-type="string" office:string-value="17-32" calcext:value-type="string">
            <text:p>17-32</text:p>
          </table:table-cell>
          <table:table-cell table:style-name="ce906" table:formula="of:=VLOOKUP([.Z6];B_PARTITE_2A_FASE_PER_NUMERO;6;0)" office:value-type="string" office:string-value="Ippopotami" calcext:value-type="string">
            <text:p>Ippopotami</text:p>
          </table:table-cell>
          <table:table-cell table:style-name="ce906" table:formula="of:=VLOOKUP([.Z6];B_PARTITE_2A_FASE_PER_NUMERO;7;0)" office:value-type="string" office:string-value="Ghepardi" calcext:value-type="string">
            <text:p>Ghepardi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AI6];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style-name="Default"/>
          <table:table-cell table:number-columns-repeated="2"/>
          <table:table-cell table:style-name="ce883" office:value-type="float" office:value="5" calcext:value-type="float">
            <text:p>5</text:p>
          </table:table-cell>
          <table:table-cell table:style-name="ce886" table:formula="of:=[.H7]&amp;[.I7]" office:value-type="string" office:string-value="B1" calcext:value-type="string">
            <text:p>B1</text:p>
          </table:table-cell>
          <table:table-cell table:style-name="ce889" office:value-type="string" calcext:value-type="string">
            <text:p>Giaguari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5" calcext:value-type="float">
            <text:p>5</text:p>
          </table:table-cell>
          <table:table-cell table:style-name="ce900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903" office:value-type="float" office:value="5" calcext:value-type="float">
            <text:p>5</text:p>
          </table:table-cell>
          <table:table-cell table:style-name="ce893" table:formula="of:=VLOOKUP([.N7];B_PARTITE_GIRONI;2;0)" office:value-type="string" office:string-value="Girone" calcext:value-type="string">
            <text:p>Girone</text:p>
          </table:table-cell>
          <table:table-cell table:style-name="ce904" table:formula="of:=VLOOKUP([.N7];B_PARTITE_GIRONI;3;0)" office:value-type="string" office:string-value="C" calcext:value-type="string">
            <text:p>C</text:p>
          </table:table-cell>
          <table:table-cell table:style-name="ce906" table:formula="of:=VLOOKUP([.N7];B_PARTITE_GIRONI;6;0)" office:value-type="string" office:string-value="Elefanti" calcext:value-type="string">
            <text:p>Elefanti</text:p>
          </table:table-cell>
          <table:table-cell table:style-name="ce906" table:formula="of:=VLOOKUP([.N7];B_PARTITE_GIRONI;7;0)" office:value-type="string" office:string-value="Giraffe" calcext:value-type="string">
            <text:p>Giraffe</text:p>
          </table:table-cell>
          <table:table-cell table:style-name="ce911" office:value-type="float" office:value="79" calcext:value-type="float">
            <text:p>79</text:p>
          </table:table-cell>
          <table:table-cell table:style-name="ce911" office:value-type="float" office:value="48" calcext:value-type="float">
            <text:p>48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6H00M00S" calcext:value-type="time">
            <text:p>16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W7];INPUT_CAMPI;2;0)" office:value-type="string" office:string-value="Basket Giovane" calcext:value-type="string">
            <text:p>Basket Giovane</text:p>
          </table:table-cell>
          <table:table-cell/>
          <table:table-cell table:style-name="ce903" office:value-type="float" office:value="53" calcext:value-type="float">
            <text:p>53</text:p>
          </table:table-cell>
          <table:table-cell table:style-name="ce893" table:formula="of:=VLOOKUP([.Z7];B_PARTITE_2A_FASE_PER_NUMERO;2;0)" office:value-type="string" office:string-value="2aFase" calcext:value-type="string">
            <text:p>2aFase</text:p>
          </table:table-cell>
          <table:table-cell table:style-name="ce928" table:formula="of:=VLOOKUP([.Z7];B_PARTITE_2A_FASE_PER_NUMERO;3;0)" office:value-type="string" office:string-value="1-16" calcext:value-type="string">
            <text:p>1-16</text:p>
          </table:table-cell>
          <table:table-cell table:style-name="ce906" table:formula="of:=VLOOKUP([.Z7];B_PARTITE_2A_FASE_PER_NUMERO;6;0)" office:value-type="string" office:string-value="Giaguari" calcext:value-type="string">
            <text:p>Giaguari</text:p>
          </table:table-cell>
          <table:table-cell table:style-name="ce906" table:formula="of:=VLOOKUP([.Z7];B_PARTITE_2A_FASE_PER_NUMERO;7;0)" office:value-type="string" office:string-value="Aquile" calcext:value-type="string">
            <text:p>Aquile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AI7];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style-name="ce864" office:value-type="string" calcext:value-type="string" table:number-columns-spanned="2" table:number-rows-spanned="3">
            <text:p>1. Prima dell’inizio del torneo compilare i campi a sfondo <text:span text:style-name="T1">GIALLO</text:span> del foglio <text:span text:style-name="T1">A_INPUT</text:span>.</text:p>
          </table:table-cell>
          <table:covered-table-cell/>
          <table:table-cell/>
          <table:table-cell table:style-name="ce883" office:value-type="float" office:value="6" calcext:value-type="float">
            <text:p>6</text:p>
          </table:table-cell>
          <table:table-cell table:style-name="ce886" table:formula="of:=[.H8]&amp;[.I8]" office:value-type="string" office:string-value="B2" calcext:value-type="string">
            <text:p>B2</text:p>
          </table:table-cell>
          <table:table-cell table:style-name="ce889" office:value-type="string" calcext:value-type="string">
            <text:p>Puma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6" calcext:value-type="float">
            <text:p>6</text:p>
          </table:table-cell>
          <table:table-cell table:style-name="ce900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903" office:value-type="float" office:value="6" calcext:value-type="float">
            <text:p>6</text:p>
          </table:table-cell>
          <table:table-cell table:style-name="ce893" table:formula="of:=VLOOKUP([.N8];B_PARTITE_GIRONI;2;0)" office:value-type="string" office:string-value="Girone" calcext:value-type="string">
            <text:p>Girone</text:p>
          </table:table-cell>
          <table:table-cell table:style-name="ce904" table:formula="of:=VLOOKUP([.N8];B_PARTITE_GIRONI;3;0)" office:value-type="string" office:string-value="C" calcext:value-type="string">
            <text:p>C</text:p>
          </table:table-cell>
          <table:table-cell table:style-name="ce906" table:formula="of:=VLOOKUP([.N8];B_PARTITE_GIRONI;6;0)" office:value-type="string" office:string-value="Ippopotami" calcext:value-type="string">
            <text:p>Ippopotami</text:p>
          </table:table-cell>
          <table:table-cell table:style-name="ce906" table:formula="of:=VLOOKUP([.N8];B_PARTITE_GIRONI;7;0)" office:value-type="string" office:string-value="Iguane" calcext:value-type="string">
            <text:p>Iguane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44" calcext:value-type="float">
            <text:p>44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W8];INPUT_CAMPI;2;0)" office:value-type="string" office:string-value="Basket Giovane" calcext:value-type="string">
            <text:p>Basket Giovane</text:p>
          </table:table-cell>
          <table:table-cell/>
          <table:table-cell table:style-name="ce903" office:value-type="float" office:value="54" calcext:value-type="float">
            <text:p>54</text:p>
          </table:table-cell>
          <table:table-cell table:style-name="ce893" table:formula="of:=VLOOKUP([.Z8];B_PARTITE_2A_FASE_PER_NUMERO;2;0)" office:value-type="string" office:string-value="2aFase" calcext:value-type="string">
            <text:p>2aFase</text:p>
          </table:table-cell>
          <table:table-cell table:style-name="ce928" table:formula="of:=VLOOKUP([.Z8];B_PARTITE_2A_FASE_PER_NUMERO;3;0)" office:value-type="string" office:string-value="1-16" calcext:value-type="string">
            <text:p>1-16</text:p>
          </table:table-cell>
          <table:table-cell table:style-name="ce906" table:formula="of:=VLOOKUP([.Z8];B_PARTITE_2A_FASE_PER_NUMERO;6;0)" office:value-type="string" office:string-value="Coccodrilli" calcext:value-type="string">
            <text:p>Coccodrilli</text:p>
          </table:table-cell>
          <table:table-cell table:style-name="ce906" table:formula="of:=VLOOKUP([.Z8];B_PARTITE_2A_FASE_PER_NUMERO;7;0)" office:value-type="string" office:string-value="Puma" calcext:value-type="string">
            <text:p>Puma</text:p>
          </table:table-cell>
          <table:table-cell table:style-name="ce911" office:value-type="float" office:value="67" calcext:value-type="float">
            <text:p>67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AI8];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883" office:value-type="float" office:value="7" calcext:value-type="float">
            <text:p>7</text:p>
          </table:table-cell>
          <table:table-cell table:style-name="ce886" table:formula="of:=[.H9]&amp;[.I9]" office:value-type="string" office:string-value="B3" calcext:value-type="string">
            <text:p>B3</text:p>
          </table:table-cell>
          <table:table-cell table:style-name="ce889" office:value-type="string" calcext:value-type="string">
            <text:p>Linci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7" calcext:value-type="float">
            <text:p>7</text:p>
          </table:table-cell>
          <table:table-cell table:style-name="ce900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903" office:value-type="float" office:value="7" calcext:value-type="float">
            <text:p>7</text:p>
          </table:table-cell>
          <table:table-cell table:style-name="ce893" table:formula="of:=VLOOKUP([.N9];B_PARTITE_GIRONI;2;0)" office:value-type="string" office:string-value="Girone" calcext:value-type="string">
            <text:p>Girone</text:p>
          </table:table-cell>
          <table:table-cell table:style-name="ce904" table:formula="of:=VLOOKUP([.N9];B_PARTITE_GIRONI;3;0)" office:value-type="string" office:string-value="D" calcext:value-type="string">
            <text:p>D</text:p>
          </table:table-cell>
          <table:table-cell table:style-name="ce906" table:formula="of:=VLOOKUP([.N9];B_PARTITE_GIRONI;6;0)" office:value-type="string" office:string-value="Coccodrilli" calcext:value-type="string">
            <text:p>Coccodrilli</text:p>
          </table:table-cell>
          <table:table-cell table:style-name="ce906" table:formula="of:=VLOOKUP([.N9];B_PARTITE_GIRONI;7;0)" office:value-type="string" office:string-value="Pitoni" calcext:value-type="string">
            <text:p>Pitoni</text:p>
          </table:table-cell>
          <table:table-cell table:style-name="ce911" office:value-type="float" office:value="96" calcext:value-type="float">
            <text:p>96</text:p>
          </table:table-cell>
          <table:table-cell table:style-name="ce911" office:value-type="float" office:value="25" calcext:value-type="float">
            <text:p>25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6H00M00S" calcext:value-type="time">
            <text:p>16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W9];INPUT_CAMPI;2;0)" office:value-type="string" office:string-value="Nuova Scuola" calcext:value-type="string">
            <text:p>Nuova Scuola</text:p>
          </table:table-cell>
          <table:table-cell/>
          <table:table-cell table:style-name="ce903" office:value-type="float" office:value="55" calcext:value-type="float">
            <text:p>55</text:p>
          </table:table-cell>
          <table:table-cell table:style-name="ce893" table:formula="of:=VLOOKUP([.Z9];B_PARTITE_2A_FASE_PER_NUMERO;2;0)" office:value-type="string" office:string-value="2aFase" calcext:value-type="string">
            <text:p>2aFase</text:p>
          </table:table-cell>
          <table:table-cell table:style-name="ce928" table:formula="of:=VLOOKUP([.Z9];B_PARTITE_2A_FASE_PER_NUMERO;3;0)" office:value-type="string" office:string-value="17-32" calcext:value-type="string">
            <text:p>17-32</text:p>
          </table:table-cell>
          <table:table-cell table:style-name="ce906" table:formula="of:=VLOOKUP([.Z9];B_PARTITE_2A_FASE_PER_NUMERO;6;0)" office:value-type="string" office:string-value="Linci" calcext:value-type="string">
            <text:p>Linci</text:p>
          </table:table-cell>
          <table:table-cell table:style-name="ce906" table:formula="of:=VLOOKUP([.Z9];B_PARTITE_2A_FASE_PER_NUMERO;7;0)" office:value-type="string" office:string-value="Falchi" calcext:value-type="string">
            <text:p>Falchi</text:p>
          </table:table-cell>
          <table:table-cell table:style-name="ce911" office:value-type="float" office:value="59" calcext:value-type="float">
            <text:p>59</text:p>
          </table:table-cell>
          <table:table-cell table:style-name="ce911" office:value-type="float" office:value="41" calcext:value-type="float">
            <text:p>41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9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883" office:value-type="float" office:value="8" calcext:value-type="float">
            <text:p>8</text:p>
          </table:table-cell>
          <table:table-cell table:style-name="ce886" table:formula="of:=[.H10]&amp;[.I10]" office:value-type="string" office:string-value="B4" calcext:value-type="string">
            <text:p>B4</text:p>
          </table:table-cell>
          <table:table-cell table:style-name="ce889" office:value-type="string" calcext:value-type="string">
            <text:p>Serval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8" calcext:value-type="float">
            <text:p>8</text:p>
          </table:table-cell>
          <table:table-cell table:style-name="ce900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903" office:value-type="float" office:value="8" calcext:value-type="float">
            <text:p>8</text:p>
          </table:table-cell>
          <table:table-cell table:style-name="ce893" table:formula="of:=VLOOKUP([.N10];B_PARTITE_GIRONI;2;0)" office:value-type="string" office:string-value="Girone" calcext:value-type="string">
            <text:p>Girone</text:p>
          </table:table-cell>
          <table:table-cell table:style-name="ce904" table:formula="of:=VLOOKUP([.N10];B_PARTITE_GIRONI;3;0)" office:value-type="string" office:string-value="D" calcext:value-type="string">
            <text:p>D</text:p>
          </table:table-cell>
          <table:table-cell table:style-name="ce906" table:formula="of:=VLOOKUP([.N10];B_PARTITE_GIRONI;6;0)" office:value-type="string" office:string-value="Aquile" calcext:value-type="string">
            <text:p>Aquile</text:p>
          </table:table-cell>
          <table:table-cell table:style-name="ce906" table:formula="of:=VLOOKUP([.N10];B_PARTITE_GIRONI;7;0)" office:value-type="string" office:string-value="Falchi" calcext:value-type="string">
            <text:p>Falchi</text:p>
          </table:table-cell>
          <table:table-cell table:style-name="ce911" office:value-type="float" office:value="72" calcext:value-type="float">
            <text:p>72</text:p>
          </table:table-cell>
          <table:table-cell table:style-name="ce911" office:value-type="float" office:value="52" calcext:value-type="float">
            <text:p>52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W10];INPUT_CAMPI;2;0)" office:value-type="string" office:string-value="Nuova Scuola" calcext:value-type="string">
            <text:p>Nuova Scuola</text:p>
          </table:table-cell>
          <table:table-cell/>
          <table:table-cell table:style-name="ce903" office:value-type="float" office:value="56" calcext:value-type="float">
            <text:p>56</text:p>
          </table:table-cell>
          <table:table-cell table:style-name="ce893" table:formula="of:=VLOOKUP([.Z10];B_PARTITE_2A_FASE_PER_NUMERO;2;0)" office:value-type="string" office:string-value="2aFase" calcext:value-type="string">
            <text:p>2aFase</text:p>
          </table:table-cell>
          <table:table-cell table:style-name="ce928" table:formula="of:=VLOOKUP([.Z10];B_PARTITE_2A_FASE_PER_NUMERO;3;0)" office:value-type="string" office:string-value="17-32" calcext:value-type="string">
            <text:p>17-32</text:p>
          </table:table-cell>
          <table:table-cell table:style-name="ce906" table:formula="of:=VLOOKUP([.Z10];B_PARTITE_2A_FASE_PER_NUMERO;6;0)" office:value-type="string" office:string-value="Pitoni" calcext:value-type="string">
            <text:p>Pitoni</text:p>
          </table:table-cell>
          <table:table-cell table:style-name="ce906" table:formula="of:=VLOOKUP([.Z10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AI10];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883" office:value-type="float" office:value="9" calcext:value-type="float">
            <text:p>9</text:p>
          </table:table-cell>
          <table:table-cell table:style-name="ce886" table:formula="of:=[.H11]&amp;[.I11]" office:value-type="string" office:string-value="C1" calcext:value-type="string">
            <text:p>C1</text:p>
          </table:table-cell>
          <table:table-cell table:style-name="ce889" office:value-type="string" calcext:value-type="string">
            <text:p>Elefanti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9" calcext:value-type="float">
            <text:p>9</text:p>
          </table:table-cell>
          <table:table-cell table:style-name="ce900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903" office:value-type="float" office:value="9" calcext:value-type="float">
            <text:p>9</text:p>
          </table:table-cell>
          <table:table-cell table:style-name="ce893" table:formula="of:=VLOOKUP([.N11];B_PARTITE_GIRONI;2;0)" office:value-type="string" office:string-value="Girone" calcext:value-type="string">
            <text:p>Girone</text:p>
          </table:table-cell>
          <table:table-cell table:style-name="ce904" table:formula="of:=VLOOKUP([.N11];B_PARTITE_GIRONI;3;0)" office:value-type="string" office:string-value="A" calcext:value-type="string">
            <text:p>A</text:p>
          </table:table-cell>
          <table:table-cell table:style-name="ce906" table:formula="of:=VLOOKUP([.N11];B_PARTITE_GIRONI;6;0)" office:value-type="string" office:string-value="Leoni" calcext:value-type="string">
            <text:p>Leoni</text:p>
          </table:table-cell>
          <table:table-cell table:style-name="ce906" table:formula="of:=VLOOKUP([.N11];B_PARTITE_GIRONI;7;0)" office:value-type="string" office:string-value="Tigri" calcext:value-type="string">
            <text:p>Tigri</text:p>
          </table:table-cell>
          <table:table-cell table:style-name="ce911" office:value-type="float" office:value="90" calcext:value-type="float">
            <text:p>90</text:p>
          </table:table-cell>
          <table:table-cell table:style-name="ce911" office:value-type="float" office:value="22" calcext:value-type="float">
            <text:p>22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W11];INPUT_CAMPI;2;0)" office:value-type="string" office:string-value="Cristo Re 1" calcext:value-type="string">
            <text:p>Cristo Re 1</text:p>
          </table:table-cell>
          <table:table-cell/>
          <table:table-cell table:style-name="ce903" office:value-type="float" office:value="57" calcext:value-type="float">
            <text:p>57</text:p>
          </table:table-cell>
          <table:table-cell table:style-name="ce893" table:formula="of:=VLOOKUP([.Z11];B_PARTITE_2A_FASE_PER_NUMERO;2;0)" office:value-type="string" office:string-value="2aFase" calcext:value-type="string">
            <text:p>2aFase</text:p>
          </table:table-cell>
          <table:table-cell table:style-name="ce928" table:formula="of:=VLOOKUP([.Z11];B_PARTITE_2A_FASE_PER_NUMERO;3;0)" office:value-type="string" office:string-value="1-16" calcext:value-type="string">
            <text:p>1-16</text:p>
          </table:table-cell>
          <table:table-cell table:style-name="ce906" table:formula="of:=VLOOKUP([.Z11];B_PARTITE_2A_FASE_PER_NUMERO;6;0)" office:value-type="string" office:string-value="Bisonti" calcext:value-type="string">
            <text:p>Bisonti</text:p>
          </table:table-cell>
          <table:table-cell table:style-name="ce906" table:formula="of:=VLOOKUP([.Z11];B_PARTITE_2A_FASE_PER_NUMERO;7;0)" office:value-type="string" office:string-value="Gorilla" calcext:value-type="string">
            <text:p>Gorilla</text:p>
          </table:table-cell>
          <table:table-cell table:style-name="ce911" office:value-type="float" office:value="58" calcext:value-type="float">
            <text:p>58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AI11];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style-name="ce865" office:value-type="string" calcext:value-type="string" table:number-columns-spanned="2" table:number-rows-spanned="4">
            <text:p>2. Durante lo svolgimento del torneo compulare i risultati nei campi a sfondo <text:span text:style-name="T1">VERDE</text:span>, sempre nel foglio <text:span text:style-name="T1">A_INPUT</text:span>.</text:p>
          </table:table-cell>
          <table:covered-table-cell/>
          <table:table-cell/>
          <table:table-cell table:style-name="ce883" office:value-type="float" office:value="10" calcext:value-type="float">
            <text:p>10</text:p>
          </table:table-cell>
          <table:table-cell table:style-name="ce886" table:formula="of:=[.H12]&amp;[.I12]" office:value-type="string" office:string-value="C2" calcext:value-type="string">
            <text:p>C2</text:p>
          </table:table-cell>
          <table:table-cell table:style-name="ce889" office:value-type="string" calcext:value-type="string">
            <text:p>Giraffe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10" calcext:value-type="float">
            <text:p>10</text:p>
          </table:table-cell>
          <table:table-cell table:style-name="ce900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903" office:value-type="float" office:value="10" calcext:value-type="float">
            <text:p>10</text:p>
          </table:table-cell>
          <table:table-cell table:style-name="ce893" table:formula="of:=VLOOKUP([.N12];B_PARTITE_GIRONI;2;0)" office:value-type="string" office:string-value="Girone" calcext:value-type="string">
            <text:p>Girone</text:p>
          </table:table-cell>
          <table:table-cell table:style-name="ce904" table:formula="of:=VLOOKUP([.N12];B_PARTITE_GIRONI;3;0)" office:value-type="string" office:string-value="B" calcext:value-type="string">
            <text:p>B</text:p>
          </table:table-cell>
          <table:table-cell table:style-name="ce906" table:formula="of:=VLOOKUP([.N12];B_PARTITE_GIRONI;6;0)" office:value-type="string" office:string-value="Giaguari" calcext:value-type="string">
            <text:p>Giaguari</text:p>
          </table:table-cell>
          <table:table-cell table:style-name="ce906" table:formula="of:=VLOOKUP([.N12];B_PARTITE_GIRONI;7;0)" office:value-type="string" office:string-value="Linci" calcext:value-type="string">
            <text:p>Linci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W12];INPUT_CAMPI;2;0)" office:value-type="string" office:string-value="Cristo Re 2" calcext:value-type="string">
            <text:p>Cristo Re 2</text:p>
          </table:table-cell>
          <table:table-cell/>
          <table:table-cell table:style-name="ce903" office:value-type="float" office:value="58" calcext:value-type="float">
            <text:p>58</text:p>
          </table:table-cell>
          <table:table-cell table:style-name="ce893" table:formula="of:=VLOOKUP([.Z12];B_PARTITE_2A_FASE_PER_NUMERO;2;0)" office:value-type="string" office:string-value="2aFase" calcext:value-type="string">
            <text:p>2aFase</text:p>
          </table:table-cell>
          <table:table-cell table:style-name="ce928" table:formula="of:=VLOOKUP([.Z12];B_PARTITE_2A_FASE_PER_NUMERO;3;0)" office:value-type="string" office:string-value="1-16" calcext:value-type="string">
            <text:p>1-16</text:p>
          </table:table-cell>
          <table:table-cell table:style-name="ce906" table:formula="of:=VLOOKUP([.Z12];B_PARTITE_2A_FASE_PER_NUMERO;6;0)" office:value-type="string" office:string-value="Istrici" calcext:value-type="string">
            <text:p>Istrici</text:p>
          </table:table-cell>
          <table:table-cell table:style-name="ce906" table:formula="of:=VLOOKUP([.Z12];B_PARTITE_2A_FASE_PER_NUMERO;7;0)" office:value-type="string" office:string-value="Bufali" calcext:value-type="string">
            <text:p>Bufali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AI12];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883" office:value-type="float" office:value="11" calcext:value-type="float">
            <text:p>11</text:p>
          </table:table-cell>
          <table:table-cell table:style-name="ce886" table:formula="of:=[.H13]&amp;[.I13]" office:value-type="string" office:string-value="C3" calcext:value-type="string">
            <text:p>C3</text:p>
          </table:table-cell>
          <table:table-cell table:style-name="ce889" office:value-type="string" calcext:value-type="string">
            <text:p>Ippopotami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11" calcext:value-type="float">
            <text:p>11</text:p>
          </table:table-cell>
          <table:table-cell table:style-name="ce900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903" office:value-type="float" office:value="11" calcext:value-type="float">
            <text:p>11</text:p>
          </table:table-cell>
          <table:table-cell table:style-name="ce893" table:formula="of:=VLOOKUP([.N13];B_PARTITE_GIRONI;2;0)" office:value-type="string" office:string-value="Girone" calcext:value-type="string">
            <text:p>Girone</text:p>
          </table:table-cell>
          <table:table-cell table:style-name="ce904" table:formula="of:=VLOOKUP([.N13];B_PARTITE_GIRONI;3;0)" office:value-type="string" office:string-value="C" calcext:value-type="string">
            <text:p>C</text:p>
          </table:table-cell>
          <table:table-cell table:style-name="ce906" table:formula="of:=VLOOKUP([.N13];B_PARTITE_GIRONI;6;0)" office:value-type="string" office:string-value="Elefanti" calcext:value-type="string">
            <text:p>Elefanti</text:p>
          </table:table-cell>
          <table:table-cell table:style-name="ce906" table:formula="of:=VLOOKUP([.N13];B_PARTITE_GIRONI;7;0)" office:value-type="string" office:string-value="Ippopotami" calcext:value-type="string">
            <text:p>Ippopotami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95" calcext:value-type="float">
            <text:p>95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W13];INPUT_CAMPI;2;0)" office:value-type="string" office:string-value="Basket Giovane" calcext:value-type="string">
            <text:p>Basket Giovane</text:p>
          </table:table-cell>
          <table:table-cell/>
          <table:table-cell table:style-name="ce903" office:value-type="float" office:value="59" calcext:value-type="float">
            <text:p>59</text:p>
          </table:table-cell>
          <table:table-cell table:style-name="ce893" table:formula="of:=VLOOKUP([.Z13];B_PARTITE_2A_FASE_PER_NUMERO;2;0)" office:value-type="string" office:string-value="2aFase" calcext:value-type="string">
            <text:p>2aFase</text:p>
          </table:table-cell>
          <table:table-cell table:style-name="ce928" table:formula="of:=VLOOKUP([.Z13];B_PARTITE_2A_FASE_PER_NUMERO;3;0)" office:value-type="string" office:string-value="17-32" calcext:value-type="string">
            <text:p>17-32</text:p>
          </table:table-cell>
          <table:table-cell table:style-name="ce906" table:formula="of:=VLOOKUP([.Z13];B_PARTITE_2A_FASE_PER_NUMERO;6;0)" office:value-type="string" office:string-value="Cervi" calcext:value-type="string">
            <text:p>Cervi</text:p>
          </table:table-cell>
          <table:table-cell table:style-name="ce906" table:formula="of:=VLOOKUP([.Z13];B_PARTITE_2A_FASE_PER_NUMERO;7;0)" office:value-type="string" office:string-value="Muli" calcext:value-type="string">
            <text:p>Muli</text:p>
          </table:table-cell>
          <table:table-cell table:style-name="ce911" office:value-type="float" office:value="50" calcext:value-type="float">
            <text:p>50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13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883" office:value-type="float" office:value="12" calcext:value-type="float">
            <text:p>12</text:p>
          </table:table-cell>
          <table:table-cell table:style-name="ce886" table:formula="of:=[.H14]&amp;[.I14]" office:value-type="string" office:string-value="C4" calcext:value-type="string">
            <text:p>C4</text:p>
          </table:table-cell>
          <table:table-cell table:style-name="ce889" office:value-type="string" calcext:value-type="string">
            <text:p>Iguane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12" calcext:value-type="float">
            <text:p>12</text:p>
          </table:table-cell>
          <table:table-cell table:style-name="ce900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903" office:value-type="float" office:value="12" calcext:value-type="float">
            <text:p>12</text:p>
          </table:table-cell>
          <table:table-cell table:style-name="ce893" table:formula="of:=VLOOKUP([.N14];B_PARTITE_GIRONI;2;0)" office:value-type="string" office:string-value="Girone" calcext:value-type="string">
            <text:p>Girone</text:p>
          </table:table-cell>
          <table:table-cell table:style-name="ce904" table:formula="of:=VLOOKUP([.N14];B_PARTITE_GIRONI;3;0)" office:value-type="string" office:string-value="D" calcext:value-type="string">
            <text:p>D</text:p>
          </table:table-cell>
          <table:table-cell table:style-name="ce906" table:formula="of:=VLOOKUP([.N14];B_PARTITE_GIRONI;6;0)" office:value-type="string" office:string-value="Coccodrilli" calcext:value-type="string">
            <text:p>Coccodrilli</text:p>
          </table:table-cell>
          <table:table-cell table:style-name="ce906" table:formula="of:=VLOOKUP([.N14];B_PARTITE_GIRONI;7;0)" office:value-type="string" office:string-value="Aquile" calcext:value-type="string">
            <text:p>Aquile</text:p>
          </table:table-cell>
          <table:table-cell table:style-name="ce911" office:value-type="float" office:value="29" calcext:value-type="float">
            <text:p>29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W14];INPUT_CAMPI;2;0)" office:value-type="string" office:string-value="Nuova Scuola" calcext:value-type="string">
            <text:p>Nuova Scuola</text:p>
          </table:table-cell>
          <table:table-cell/>
          <table:table-cell table:style-name="ce903" office:value-type="float" office:value="60" calcext:value-type="float">
            <text:p>60</text:p>
          </table:table-cell>
          <table:table-cell table:style-name="ce893" table:formula="of:=VLOOKUP([.Z14];B_PARTITE_2A_FASE_PER_NUMERO;2;0)" office:value-type="string" office:string-value="2aFase" calcext:value-type="string">
            <text:p>2aFase</text:p>
          </table:table-cell>
          <table:table-cell table:style-name="ce928" table:formula="of:=VLOOKUP([.Z14];B_PARTITE_2A_FASE_PER_NUMERO;3;0)" office:value-type="string" office:string-value="17-32" calcext:value-type="string">
            <text:p>17-32</text:p>
          </table:table-cell>
          <table:table-cell table:style-name="ce906" table:formula="of:=VLOOKUP([.Z14];B_PARTITE_2A_FASE_PER_NUMERO;6;0)" office:value-type="string" office:string-value="Orche" calcext:value-type="string">
            <text:p>Orche</text:p>
          </table:table-cell>
          <table:table-cell table:style-name="ce906" table:formula="of:=VLOOKUP([.Z14];B_PARTITE_2A_FASE_PER_NUMERO;7;0)" office:value-type="string" office:string-value="Cinghiali" calcext:value-type="string">
            <text:p>Cinghial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AI14];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883" office:value-type="float" office:value="13" calcext:value-type="float">
            <text:p>13</text:p>
          </table:table-cell>
          <table:table-cell table:style-name="ce886" table:formula="of:=[.H15]&amp;[.I15]" office:value-type="string" office:string-value="D1" calcext:value-type="string">
            <text:p>D1</text:p>
          </table:table-cell>
          <table:table-cell table:style-name="ce889" office:value-type="string" calcext:value-type="string">
            <text:p>Coccodrilli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13" calcext:value-type="float">
            <text:p>13</text:p>
          </table:table-cell>
          <table:table-cell table:style-name="ce900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903" office:value-type="float" office:value="13" calcext:value-type="float">
            <text:p>13</text:p>
          </table:table-cell>
          <table:table-cell table:style-name="ce893" table:formula="of:=VLOOKUP([.N15];B_PARTITE_GIRONI;2;0)" office:value-type="string" office:string-value="Girone" calcext:value-type="string">
            <text:p>Girone</text:p>
          </table:table-cell>
          <table:table-cell table:style-name="ce904" table:formula="of:=VLOOKUP([.N15];B_PARTITE_GIRONI;3;0)" office:value-type="string" office:string-value="A" calcext:value-type="string">
            <text:p>A</text:p>
          </table:table-cell>
          <table:table-cell table:style-name="ce906" table:formula="of:=VLOOKUP([.N15];B_PARTITE_GIRONI;6;0)" office:value-type="string" office:string-value="Pantere" calcext:value-type="string">
            <text:p>Pantere</text:p>
          </table:table-cell>
          <table:table-cell table:style-name="ce906" table:formula="of:=VLOOKUP([.N15];B_PARTITE_GIRONI;7;0)" office:value-type="string" office:string-value="Ghepardi" calcext:value-type="string">
            <text:p>Ghepardi</text:p>
          </table:table-cell>
          <table:table-cell table:style-name="ce911" office:value-type="float" office:value="57" calcext:value-type="float">
            <text:p>57</text:p>
          </table:table-cell>
          <table:table-cell table:style-name="ce911" office:value-type="float" office:value="21" calcext:value-type="float">
            <text:p>21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W15];INPUT_CAMPI;2;0)" office:value-type="string" office:string-value="Cristo Re 1" calcext:value-type="string">
            <text:p>Cristo Re 1</text:p>
          </table:table-cell>
          <table:table-cell/>
          <table:table-cell table:style-name="ce903" office:value-type="float" office:value="61" calcext:value-type="float">
            <text:p>61</text:p>
          </table:table-cell>
          <table:table-cell table:style-name="ce893" table:formula="of:=VLOOKUP([.Z15];B_PARTITE_2A_FASE_PER_NUMERO;2;0)" office:value-type="string" office:string-value="2aFase" calcext:value-type="string">
            <text:p>2aFase</text:p>
          </table:table-cell>
          <table:table-cell table:style-name="ce928" table:formula="of:=VLOOKUP([.Z15];B_PARTITE_2A_FASE_PER_NUMERO;3;0)" office:value-type="string" office:string-value="1-16" calcext:value-type="string">
            <text:p>1-16</text:p>
          </table:table-cell>
          <table:table-cell table:style-name="ce906" table:formula="of:=VLOOKUP([.Z15];B_PARTITE_2A_FASE_PER_NUMERO;6;0)" office:value-type="string" office:string-value="Balene" calcext:value-type="string">
            <text:p>Balene</text:p>
          </table:table-cell>
          <table:table-cell table:style-name="ce906" table:formula="of:=VLOOKUP([.Z15];B_PARTITE_2A_FASE_PER_NUMERO;7;0)" office:value-type="string" office:string-value="Tonni" calcext:value-type="string">
            <text:p>Tonni</text:p>
          </table:table-cell>
          <table:table-cell table:style-name="ce911" office:value-type="float" office:value="51" calcext:value-type="float">
            <text:p>51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AI15];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883" office:value-type="float" office:value="14" calcext:value-type="float">
            <text:p>14</text:p>
          </table:table-cell>
          <table:table-cell table:style-name="ce886" table:formula="of:=[.H16]&amp;[.I16]" office:value-type="string" office:string-value="D2" calcext:value-type="string">
            <text:p>D2</text:p>
          </table:table-cell>
          <table:table-cell table:style-name="ce889" office:value-type="string" calcext:value-type="string">
            <text:p>Pitoni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14" calcext:value-type="float">
            <text:p>14</text:p>
          </table:table-cell>
          <table:table-cell table:style-name="ce900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903" office:value-type="float" office:value="14" calcext:value-type="float">
            <text:p>14</text:p>
          </table:table-cell>
          <table:table-cell table:style-name="ce893" table:formula="of:=VLOOKUP([.N16];B_PARTITE_GIRONI;2;0)" office:value-type="string" office:string-value="Girone" calcext:value-type="string">
            <text:p>Girone</text:p>
          </table:table-cell>
          <table:table-cell table:style-name="ce904" table:formula="of:=VLOOKUP([.N16];B_PARTITE_GIRONI;3;0)" office:value-type="string" office:string-value="B" calcext:value-type="string">
            <text:p>B</text:p>
          </table:table-cell>
          <table:table-cell table:style-name="ce906" table:formula="of:=VLOOKUP([.N16];B_PARTITE_GIRONI;6;0)" office:value-type="string" office:string-value="Puma" calcext:value-type="string">
            <text:p>Puma</text:p>
          </table:table-cell>
          <table:table-cell table:style-name="ce906" table:formula="of:=VLOOKUP([.N16];B_PARTITE_GIRONI;7;0)" office:value-type="string" office:string-value="Serval" calcext:value-type="string">
            <text:p>Serval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W16];INPUT_CAMPI;2;0)" office:value-type="string" office:string-value="Cristo Re 2" calcext:value-type="string">
            <text:p>Cristo Re 2</text:p>
          </table:table-cell>
          <table:table-cell/>
          <table:table-cell table:style-name="ce903" office:value-type="float" office:value="62" calcext:value-type="float">
            <text:p>62</text:p>
          </table:table-cell>
          <table:table-cell table:style-name="ce893" table:formula="of:=VLOOKUP([.Z16];B_PARTITE_2A_FASE_PER_NUMERO;2;0)" office:value-type="string" office:string-value="2aFase" calcext:value-type="string">
            <text:p>2aFase</text:p>
          </table:table-cell>
          <table:table-cell table:style-name="ce928" table:formula="of:=VLOOKUP([.Z16];B_PARTITE_2A_FASE_PER_NUMERO;3;0)" office:value-type="string" office:string-value="1-16" calcext:value-type="string">
            <text:p>1-16</text:p>
          </table:table-cell>
          <table:table-cell table:style-name="ce906" table:formula="of:=VLOOKUP([.Z16];B_PARTITE_2A_FASE_PER_NUMERO;6;0)" office:value-type="string" office:string-value="Piranha" calcext:value-type="string">
            <text:p>Piranha</text:p>
          </table:table-cell>
          <table:table-cell table:style-name="ce906" table:formula="of:=VLOOKUP([.Z16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AI16];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style-name="ce866" office:value-type="string" calcext:value-type="string" table:number-columns-spanned="2" table:number-rows-spanned="3">
            <text:p>Nel foglio <text:span text:style-name="T1">B_ELABORAZIONI</text:span> saranno visibili i conteggi delle varie fasi.</text:p>
          </table:table-cell>
          <table:covered-table-cell/>
          <table:table-cell/>
          <table:table-cell table:style-name="ce883" office:value-type="float" office:value="15" calcext:value-type="float">
            <text:p>15</text:p>
          </table:table-cell>
          <table:table-cell table:style-name="ce886" table:formula="of:=[.H17]&amp;[.I17]" office:value-type="string" office:string-value="D3" calcext:value-type="string">
            <text:p>D3</text:p>
          </table:table-cell>
          <table:table-cell table:style-name="ce889" office:value-type="string" calcext:value-type="string">
            <text:p>Aquile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15" calcext:value-type="float">
            <text:p>15</text:p>
          </table:table-cell>
          <table:table-cell table:style-name="ce900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903" office:value-type="float" office:value="15" calcext:value-type="float">
            <text:p>15</text:p>
          </table:table-cell>
          <table:table-cell table:style-name="ce893" table:formula="of:=VLOOKUP([.N17];B_PARTITE_GIRONI;2;0)" office:value-type="string" office:string-value="Girone" calcext:value-type="string">
            <text:p>Girone</text:p>
          </table:table-cell>
          <table:table-cell table:style-name="ce904" table:formula="of:=VLOOKUP([.N17];B_PARTITE_GIRONI;3;0)" office:value-type="string" office:string-value="C" calcext:value-type="string">
            <text:p>C</text:p>
          </table:table-cell>
          <table:table-cell table:style-name="ce906" table:formula="of:=VLOOKUP([.N17];B_PARTITE_GIRONI;6;0)" office:value-type="string" office:string-value="Giraffe" calcext:value-type="string">
            <text:p>Giraffe</text:p>
          </table:table-cell>
          <table:table-cell table:style-name="ce906" table:formula="of:=VLOOKUP([.N17];B_PARTITE_GIRONI;7;0)" office:value-type="string" office:string-value="Iguane" calcext:value-type="string">
            <text:p>Iguane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W17];INPUT_CAMPI;2;0)" office:value-type="string" office:string-value="Basket Giovane" calcext:value-type="string">
            <text:p>Basket Giovane</text:p>
          </table:table-cell>
          <table:table-cell/>
          <table:table-cell table:style-name="ce903" office:value-type="float" office:value="63" calcext:value-type="float">
            <text:p>63</text:p>
          </table:table-cell>
          <table:table-cell table:style-name="ce893" table:formula="of:=VLOOKUP([.Z17];B_PARTITE_2A_FASE_PER_NUMERO;2;0)" office:value-type="string" office:string-value="2aFase" calcext:value-type="string">
            <text:p>2aFase</text:p>
          </table:table-cell>
          <table:table-cell table:style-name="ce928" table:formula="of:=VLOOKUP([.Z17];B_PARTITE_2A_FASE_PER_NUMERO;3;0)" office:value-type="string" office:string-value="17-32" calcext:value-type="string">
            <text:p>17-32</text:p>
          </table:table-cell>
          <table:table-cell table:style-name="ce906" table:formula="of:=VLOOKUP([.Z17];B_PARTITE_2A_FASE_PER_NUMERO;6;0)" office:value-type="string" office:string-value="Delfini" calcext:value-type="string">
            <text:p>Delfini</text:p>
          </table:table-cell>
          <table:table-cell table:style-name="ce906" table:formula="of:=VLOOKUP([.Z17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17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883" office:value-type="float" office:value="16" calcext:value-type="float">
            <text:p>16</text:p>
          </table:table-cell>
          <table:table-cell table:style-name="ce886" table:formula="of:=[.H18]&amp;[.I18]" office:value-type="string" office:string-value="D4" calcext:value-type="string">
            <text:p>D4</text:p>
          </table:table-cell>
          <table:table-cell table:style-name="ce889" office:value-type="string" calcext:value-type="string">
            <text:p>Falchi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16" calcext:value-type="float">
            <text:p>16</text:p>
          </table:table-cell>
          <table:table-cell table:style-name="ce900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903" office:value-type="float" office:value="16" calcext:value-type="float">
            <text:p>16</text:p>
          </table:table-cell>
          <table:table-cell table:style-name="ce893" table:formula="of:=VLOOKUP([.N18];B_PARTITE_GIRONI;2;0)" office:value-type="string" office:string-value="Girone" calcext:value-type="string">
            <text:p>Girone</text:p>
          </table:table-cell>
          <table:table-cell table:style-name="ce904" table:formula="of:=VLOOKUP([.N18];B_PARTITE_GIRONI;3;0)" office:value-type="string" office:string-value="D" calcext:value-type="string">
            <text:p>D</text:p>
          </table:table-cell>
          <table:table-cell table:style-name="ce906" table:formula="of:=VLOOKUP([.N18];B_PARTITE_GIRONI;6;0)" office:value-type="string" office:string-value="Pitoni" calcext:value-type="string">
            <text:p>Pitoni</text:p>
          </table:table-cell>
          <table:table-cell table:style-name="ce906" table:formula="of:=VLOOKUP([.N18];B_PARTITE_GIRONI;7;0)" office:value-type="string" office:string-value="Falchi" calcext:value-type="string">
            <text:p>Falchi</text:p>
          </table:table-cell>
          <table:table-cell table:style-name="ce911" office:value-type="float" office:value="83" calcext:value-type="float">
            <text:p>83</text:p>
          </table:table-cell>
          <table:table-cell table:style-name="ce911" office:value-type="float" office:value="57" calcext:value-type="float">
            <text:p>57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W18];INPUT_CAMPI;2;0)" office:value-type="string" office:string-value="Nuova Scuola" calcext:value-type="string">
            <text:p>Nuova Scuola</text:p>
          </table:table-cell>
          <table:table-cell/>
          <table:table-cell table:style-name="ce903" office:value-type="float" office:value="64" calcext:value-type="float">
            <text:p>64</text:p>
          </table:table-cell>
          <table:table-cell table:style-name="ce893" table:formula="of:=VLOOKUP([.Z18];B_PARTITE_2A_FASE_PER_NUMERO;2;0)" office:value-type="string" office:string-value="2aFase" calcext:value-type="string">
            <text:p>2aFase</text:p>
          </table:table-cell>
          <table:table-cell table:style-name="ce928" table:formula="of:=VLOOKUP([.Z18];B_PARTITE_2A_FASE_PER_NUMERO;3;0)" office:value-type="string" office:string-value="17-32" calcext:value-type="string">
            <text:p>17-32</text:p>
          </table:table-cell>
          <table:table-cell table:style-name="ce906" table:formula="of:=VLOOKUP([.Z18];B_PARTITE_2A_FASE_PER_NUMERO;6;0)" office:value-type="string" office:string-value="Zebre" calcext:value-type="string">
            <text:p>Zebre</text:p>
          </table:table-cell>
          <table:table-cell table:style-name="ce906" table:formula="of:=VLOOKUP([.Z18];B_PARTITE_2A_FASE_PER_NUMERO;7;0)" office:value-type="string" office:string-value="Fenicotteri" calcext:value-type="string">
            <text:p>Fenicotteri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AI18];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883" office:value-type="float" office:value="17" calcext:value-type="float">
            <text:p>17</text:p>
          </table:table-cell>
          <table:table-cell table:style-name="ce886" table:formula="of:=[.H19]&amp;[.I19]" office:value-type="string" office:string-value="E1" calcext:value-type="string">
            <text:p>E1</text:p>
          </table:table-cell>
          <table:table-cell table:style-name="ce889" office:value-type="string" calcext:value-type="string">
            <text:p>Bisont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17" calcext:value-type="float">
            <text:p>17</text:p>
          </table:table-cell>
          <table:table-cell table:style-name="ce900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903" office:value-type="float" office:value="17" calcext:value-type="float">
            <text:p>17</text:p>
          </table:table-cell>
          <table:table-cell table:style-name="ce893" table:formula="of:=VLOOKUP([.N19];B_PARTITE_GIRONI;2;0)" office:value-type="string" office:string-value="Girone" calcext:value-type="string">
            <text:p>Girone</text:p>
          </table:table-cell>
          <table:table-cell table:style-name="ce904" table:formula="of:=VLOOKUP([.N19];B_PARTITE_GIRONI;3;0)" office:value-type="string" office:string-value="E" calcext:value-type="string">
            <text:p>E</text:p>
          </table:table-cell>
          <table:table-cell table:style-name="ce906" table:formula="of:=VLOOKUP([.N19];B_PARTITE_GIRONI;6;0)" office:value-type="string" office:string-value="Bisonti" calcext:value-type="string">
            <text:p>Bisonti</text:p>
          </table:table-cell>
          <table:table-cell table:style-name="ce906" table:formula="of:=VLOOKUP([.N19];B_PARTITE_GIRONI;7;0)" office:value-type="string" office:string-value="Bufali" calcext:value-type="string">
            <text:p>Bufal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W19];INPUT_CAMPI;2;0)" office:value-type="string" office:string-value="Cristo Re 1" calcext:value-type="string">
            <text:p>Cristo Re 1</text:p>
          </table:table-cell>
          <table:table-cell/>
          <table:table-cell table:style-name="ce903" office:value-type="float" office:value="65" calcext:value-type="float">
            <text:p>65</text:p>
          </table:table-cell>
          <table:table-cell table:style-name="ce893" table:formula="of:=VLOOKUP([.Z19];B_PARTITE_2A_FASE_PER_NUMERO;2;0)" office:value-type="string" office:string-value="2aFase" calcext:value-type="string">
            <text:p>2aFase</text:p>
          </table:table-cell>
          <table:table-cell table:style-name="ce928" table:formula="of:=VLOOKUP([.Z19];B_PARTITE_2A_FASE_PER_NUMERO;3;0)" office:value-type="string" office:string-value="25-32" calcext:value-type="string">
            <text:p>25-32</text:p>
          </table:table-cell>
          <table:table-cell table:style-name="ce906" table:formula="of:=VLOOKUP([.Z19];B_PARTITE_2A_FASE_PER_NUMERO;6;0)" office:value-type="string" office:string-value="Iguane" calcext:value-type="string">
            <text:p>Iguane</text:p>
          </table:table-cell>
          <table:table-cell table:style-name="ce906" table:formula="of:=VLOOKUP([.Z19];B_PARTITE_2A_FASE_PER_NUMERO;7;0)" office:value-type="string" office:string-value="Falchi" calcext:value-type="string">
            <text:p>Falchi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35" calcext:value-type="float">
            <text:p>35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AI19];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883" office:value-type="float" office:value="18" calcext:value-type="float">
            <text:p>18</text:p>
          </table:table-cell>
          <table:table-cell table:style-name="ce886" table:formula="of:=[.H20]&amp;[.I20]" office:value-type="string" office:string-value="E2" calcext:value-type="string">
            <text:p>E2</text:p>
          </table:table-cell>
          <table:table-cell table:style-name="ce889" office:value-type="string" calcext:value-type="string">
            <text:p>Bufal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18" calcext:value-type="float">
            <text:p>18</text:p>
          </table:table-cell>
          <table:table-cell table:style-name="ce900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903" office:value-type="float" office:value="18" calcext:value-type="float">
            <text:p>18</text:p>
          </table:table-cell>
          <table:table-cell table:style-name="ce893" table:formula="of:=VLOOKUP([.N20];B_PARTITE_GIRONI;2;0)" office:value-type="string" office:string-value="Girone" calcext:value-type="string">
            <text:p>Girone</text:p>
          </table:table-cell>
          <table:table-cell table:style-name="ce904" table:formula="of:=VLOOKUP([.N20];B_PARTITE_GIRONI;3;0)" office:value-type="string" office:string-value="F" calcext:value-type="string">
            <text:p>F</text:p>
          </table:table-cell>
          <table:table-cell table:style-name="ce906" table:formula="of:=VLOOKUP([.N20];B_PARTITE_GIRONI;6;0)" office:value-type="string" office:string-value="Balene" calcext:value-type="string">
            <text:p>Balene</text:p>
          </table:table-cell>
          <table:table-cell table:style-name="ce906" table:formula="of:=VLOOKUP([.N20];B_PARTITE_GIRONI;7;0)" office:value-type="string" office:string-value="Gabbiani" calcext:value-type="string">
            <text:p>Gabbian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W20];INPUT_CAMPI;2;0)" office:value-type="string" office:string-value="Cristo Re 2" calcext:value-type="string">
            <text:p>Cristo Re 2</text:p>
          </table:table-cell>
          <table:table-cell/>
          <table:table-cell table:style-name="ce903" office:value-type="float" office:value="66" calcext:value-type="float">
            <text:p>66</text:p>
          </table:table-cell>
          <table:table-cell table:style-name="ce893" table:formula="of:=VLOOKUP([.Z20];B_PARTITE_2A_FASE_PER_NUMERO;2;0)" office:value-type="string" office:string-value="2aFase" calcext:value-type="string">
            <text:p>2aFase</text:p>
          </table:table-cell>
          <table:table-cell table:style-name="ce928" table:formula="of:=VLOOKUP([.Z20];B_PARTITE_2A_FASE_PER_NUMERO;3;0)" office:value-type="string" office:string-value="25-32" calcext:value-type="string">
            <text:p>25-32</text:p>
          </table:table-cell>
          <table:table-cell table:style-name="ce906" table:formula="of:=VLOOKUP([.Z20];B_PARTITE_2A_FASE_PER_NUMERO;6;0)" office:value-type="string" office:string-value="Ghepardi" calcext:value-type="string">
            <text:p>Ghepardi</text:p>
          </table:table-cell>
          <table:table-cell table:style-name="ce906" table:formula="of:=VLOOKUP([.Z20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AI20];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style-name="ce866" office:value-type="string" calcext:value-type="string" table:number-columns-spanned="2" table:number-rows-spanned="3">
            <text:p>Nei fogli successivi saranno visibili e stampabili calendari, classifiche e tabellone principale.</text:p>
          </table:table-cell>
          <table:covered-table-cell/>
          <table:table-cell/>
          <table:table-cell table:style-name="ce883" office:value-type="float" office:value="19" calcext:value-type="float">
            <text:p>19</text:p>
          </table:table-cell>
          <table:table-cell table:style-name="ce886" table:formula="of:=[.H21]&amp;[.I21]" office:value-type="string" office:string-value="E3" calcext:value-type="string">
            <text:p>E3</text:p>
          </table:table-cell>
          <table:table-cell table:style-name="ce889" office:value-type="string" calcext:value-type="string">
            <text:p>Cerv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19" calcext:value-type="float">
            <text:p>19</text:p>
          </table:table-cell>
          <table:table-cell table:style-name="ce900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903" office:value-type="float" office:value="19" calcext:value-type="float">
            <text:p>19</text:p>
          </table:table-cell>
          <table:table-cell table:style-name="ce893" table:formula="of:=VLOOKUP([.N21];B_PARTITE_GIRONI;2;0)" office:value-type="string" office:string-value="Girone" calcext:value-type="string">
            <text:p>Girone</text:p>
          </table:table-cell>
          <table:table-cell table:style-name="ce904" table:formula="of:=VLOOKUP([.N21];B_PARTITE_GIRONI;3;0)" office:value-type="string" office:string-value="G" calcext:value-type="string">
            <text:p>G</text:p>
          </table:table-cell>
          <table:table-cell table:style-name="ce906" table:formula="of:=VLOOKUP([.N21];B_PARTITE_GIRONI;6;0)" office:value-type="string" office:string-value="Istrici" calcext:value-type="string">
            <text:p>Istrici</text:p>
          </table:table-cell>
          <table:table-cell table:style-name="ce906" table:formula="of:=VLOOKUP([.N21];B_PARTITE_GIRONI;7;0)" office:value-type="string" office:string-value="Gorilla" calcext:value-type="string">
            <text:p>Gorilla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W21];INPUT_CAMPI;2;0)" office:value-type="string" office:string-value="Basket Giovane" calcext:value-type="string">
            <text:p>Basket Giovane</text:p>
          </table:table-cell>
          <table:table-cell/>
          <table:table-cell table:style-name="ce903" office:value-type="float" office:value="67" calcext:value-type="float">
            <text:p>67</text:p>
          </table:table-cell>
          <table:table-cell table:style-name="ce893" table:formula="of:=VLOOKUP([.Z21];B_PARTITE_2A_FASE_PER_NUMERO;2;0)" office:value-type="string" office:string-value="2aFase" calcext:value-type="string">
            <text:p>2aFase</text:p>
          </table:table-cell>
          <table:table-cell table:style-name="ce928" table:formula="of:=VLOOKUP([.Z21];B_PARTITE_2A_FASE_PER_NUMERO;3;0)" office:value-type="string" office:string-value="25-32" calcext:value-type="string">
            <text:p>25-32</text:p>
          </table:table-cell>
          <table:table-cell table:style-name="ce906" table:formula="of:=VLOOKUP([.Z21];B_PARTITE_2A_FASE_PER_NUMERO;6;0)" office:value-type="string" office:string-value="Muli" calcext:value-type="string">
            <text:p>Muli</text:p>
          </table:table-cell>
          <table:table-cell table:style-name="ce906" table:formula="of:=VLOOKUP([.Z21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54" calcext:value-type="float">
            <text:p>54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21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883" office:value-type="float" office:value="20" calcext:value-type="float">
            <text:p>20</text:p>
          </table:table-cell>
          <table:table-cell table:style-name="ce886" table:formula="of:=[.H22]&amp;[.I22]" office:value-type="string" office:string-value="E4" calcext:value-type="string">
            <text:p>E4</text:p>
          </table:table-cell>
          <table:table-cell table:style-name="ce889" office:value-type="string" calcext:value-type="string">
            <text:p>Cinghial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20" calcext:value-type="float">
            <text:p>20</text:p>
          </table:table-cell>
          <table:table-cell table:style-name="ce900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903" office:value-type="float" office:value="20" calcext:value-type="float">
            <text:p>20</text:p>
          </table:table-cell>
          <table:table-cell table:style-name="ce893" table:formula="of:=VLOOKUP([.N22];B_PARTITE_GIRONI;2;0)" office:value-type="string" office:string-value="Girone" calcext:value-type="string">
            <text:p>Girone</text:p>
          </table:table-cell>
          <table:table-cell table:style-name="ce904" table:formula="of:=VLOOKUP([.N22];B_PARTITE_GIRONI;3;0)" office:value-type="string" office:string-value="H" calcext:value-type="string">
            <text:p>H</text:p>
          </table:table-cell>
          <table:table-cell table:style-name="ce906" table:formula="of:=VLOOKUP([.N22];B_PARTITE_GIRONI;6;0)" office:value-type="string" office:string-value="Piranha" calcext:value-type="string">
            <text:p>Piranha</text:p>
          </table:table-cell>
          <table:table-cell table:style-name="ce906" table:formula="of:=VLOOKUP([.N22];B_PARTITE_GIRONI;7;0)" office:value-type="string" office:string-value="Scorpioni" calcext:value-type="string">
            <text:p>Scorpioni</text:p>
          </table:table-cell>
          <table:table-cell table:style-name="ce911" office:value-type="float" office:value="100" calcext:value-type="float">
            <text:p>100</text:p>
          </table:table-cell>
          <table:table-cell table:style-name="ce911" office:value-type="float" office:value="83" calcext:value-type="float">
            <text:p>8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W22];INPUT_CAMPI;2;0)" office:value-type="string" office:string-value="Nuova Scuola" calcext:value-type="string">
            <text:p>Nuova Scuola</text:p>
          </table:table-cell>
          <table:table-cell/>
          <table:table-cell table:style-name="ce903" office:value-type="float" office:value="68" calcext:value-type="float">
            <text:p>68</text:p>
          </table:table-cell>
          <table:table-cell table:style-name="ce893" table:formula="of:=VLOOKUP([.Z22];B_PARTITE_2A_FASE_PER_NUMERO;2;0)" office:value-type="string" office:string-value="2aFase" calcext:value-type="string">
            <text:p>2aFase</text:p>
          </table:table-cell>
          <table:table-cell table:style-name="ce928" table:formula="of:=VLOOKUP([.Z22];B_PARTITE_2A_FASE_PER_NUMERO;3;0)" office:value-type="string" office:string-value="25-32" calcext:value-type="string">
            <text:p>25-32</text:p>
          </table:table-cell>
          <table:table-cell table:style-name="ce906" table:formula="of:=VLOOKUP([.Z22];B_PARTITE_2A_FASE_PER_NUMERO;6;0)" office:value-type="string" office:string-value="Cinghiali" calcext:value-type="string">
            <text:p>Cinghiali</text:p>
          </table:table-cell>
          <table:table-cell table:style-name="ce906" table:formula="of:=VLOOKUP([.Z22];B_PARTITE_2A_FASE_PER_NUMERO;7;0)" office:value-type="string" office:string-value="Fenicotteri" calcext:value-type="string">
            <text:p>Fenicotter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AI22];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covered-table-cell table:number-columns-repeated="2"/>
          <table:table-cell/>
          <table:table-cell table:style-name="ce883" office:value-type="float" office:value="21" calcext:value-type="float">
            <text:p>21</text:p>
          </table:table-cell>
          <table:table-cell table:style-name="ce886" table:formula="of:=[.H23]&amp;[.I23]" office:value-type="string" office:string-value="F1" calcext:value-type="string">
            <text:p>F1</text:p>
          </table:table-cell>
          <table:table-cell table:style-name="ce889" office:value-type="string" calcext:value-type="string">
            <text:p>Balene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21" calcext:value-type="float">
            <text:p>21</text:p>
          </table:table-cell>
          <table:table-cell table:style-name="ce900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903" office:value-type="float" office:value="21" calcext:value-type="float">
            <text:p>21</text:p>
          </table:table-cell>
          <table:table-cell table:style-name="ce893" table:formula="of:=VLOOKUP([.N23];B_PARTITE_GIRONI;2;0)" office:value-type="string" office:string-value="Girone" calcext:value-type="string">
            <text:p>Girone</text:p>
          </table:table-cell>
          <table:table-cell table:style-name="ce904" table:formula="of:=VLOOKUP([.N23];B_PARTITE_GIRONI;3;0)" office:value-type="string" office:string-value="E" calcext:value-type="string">
            <text:p>E</text:p>
          </table:table-cell>
          <table:table-cell table:style-name="ce906" table:formula="of:=VLOOKUP([.N23];B_PARTITE_GIRONI;6;0)" office:value-type="string" office:string-value="Cervi" calcext:value-type="string">
            <text:p>Cervi</text:p>
          </table:table-cell>
          <table:table-cell table:style-name="ce906" table:formula="of:=VLOOKUP([.N23];B_PARTITE_GIRONI;7;0)" office:value-type="string" office:string-value="Cinghiali" calcext:value-type="string">
            <text:p>Cinghial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W23];INPUT_CAMPI;2;0)" office:value-type="string" office:string-value="Cristo Re 1" calcext:value-type="string">
            <text:p>Cristo Re 1</text:p>
          </table:table-cell>
          <table:table-cell/>
          <table:table-cell table:style-name="ce903" office:value-type="float" office:value="69" calcext:value-type="float">
            <text:p>69</text:p>
          </table:table-cell>
          <table:table-cell table:style-name="ce893" table:formula="of:=VLOOKUP([.Z23];B_PARTITE_2A_FASE_PER_NUMERO;2;0)" office:value-type="string" office:string-value="2aFase" calcext:value-type="string">
            <text:p>2aFase</text:p>
          </table:table-cell>
          <table:table-cell table:style-name="ce928" table:formula="of:=VLOOKUP([.Z23];B_PARTITE_2A_FASE_PER_NUMERO;3;0)" office:value-type="string" office:string-value="1-8" calcext:value-type="string">
            <text:p>1-8</text:p>
          </table:table-cell>
          <table:table-cell table:style-name="ce906" table:formula="of:=VLOOKUP([.Z23];B_PARTITE_2A_FASE_PER_NUMERO;6;0)" office:value-type="string" office:string-value="Leoni" calcext:value-type="string">
            <text:p>Leoni</text:p>
          </table:table-cell>
          <table:table-cell table:style-name="ce906" table:formula="of:=VLOOKUP([.Z23];B_PARTITE_2A_FASE_PER_NUMERO;7;0)" office:value-type="string" office:string-value="Giaguari" calcext:value-type="string">
            <text:p>Giaguari</text:p>
          </table:table-cell>
          <table:table-cell table:style-name="ce911" office:value-type="float" office:value="58" calcext:value-type="float">
            <text:p>58</text:p>
          </table:table-cell>
          <table:table-cell table:style-name="ce911" office:value-type="float" office:value="46" calcext:value-type="float">
            <text:p>4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AI23];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883" office:value-type="float" office:value="22" calcext:value-type="float">
            <text:p>22</text:p>
          </table:table-cell>
          <table:table-cell table:style-name="ce886" table:formula="of:=[.H24]&amp;[.I24]" office:value-type="string" office:string-value="F2" calcext:value-type="string">
            <text:p>F2</text:p>
          </table:table-cell>
          <table:table-cell table:style-name="ce889" office:value-type="string" calcext:value-type="string">
            <text:p>Gabbiani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22" calcext:value-type="float">
            <text:p>22</text:p>
          </table:table-cell>
          <table:table-cell table:style-name="ce900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903" office:value-type="float" office:value="22" calcext:value-type="float">
            <text:p>22</text:p>
          </table:table-cell>
          <table:table-cell table:style-name="ce893" table:formula="of:=VLOOKUP([.N24];B_PARTITE_GIRONI;2;0)" office:value-type="string" office:string-value="Girone" calcext:value-type="string">
            <text:p>Girone</text:p>
          </table:table-cell>
          <table:table-cell table:style-name="ce904" table:formula="of:=VLOOKUP([.N24];B_PARTITE_GIRONI;3;0)" office:value-type="string" office:string-value="F" calcext:value-type="string">
            <text:p>F</text:p>
          </table:table-cell>
          <table:table-cell table:style-name="ce906" table:formula="of:=VLOOKUP([.N24];B_PARTITE_GIRONI;6;0)" office:value-type="string" office:string-value="Delfini" calcext:value-type="string">
            <text:p>Delfini</text:p>
          </table:table-cell>
          <table:table-cell table:style-name="ce906" table:formula="of:=VLOOKUP([.N24];B_PARTITE_GIRONI;7;0)" office:value-type="string" office:string-value="Fenicotteri" calcext:value-type="string">
            <text:p>Fenicotter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W24];INPUT_CAMPI;2;0)" office:value-type="string" office:string-value="Cristo Re 2" calcext:value-type="string">
            <text:p>Cristo Re 2</text:p>
          </table:table-cell>
          <table:table-cell/>
          <table:table-cell table:style-name="ce903" office:value-type="float" office:value="70" calcext:value-type="float">
            <text:p>70</text:p>
          </table:table-cell>
          <table:table-cell table:style-name="ce893" table:formula="of:=VLOOKUP([.Z24];B_PARTITE_2A_FASE_PER_NUMERO;2;0)" office:value-type="string" office:string-value="2aFase" calcext:value-type="string">
            <text:p>2aFase</text:p>
          </table:table-cell>
          <table:table-cell table:style-name="ce928" table:formula="of:=VLOOKUP([.Z24];B_PARTITE_2A_FASE_PER_NUMERO;3;0)" office:value-type="string" office:string-value="1-8" calcext:value-type="string">
            <text:p>1-8</text:p>
          </table:table-cell>
          <table:table-cell table:style-name="ce906" table:formula="of:=VLOOKUP([.Z24];B_PARTITE_2A_FASE_PER_NUMERO;6;0)" office:value-type="string" office:string-value="Bisonti" calcext:value-type="string">
            <text:p>Bisonti</text:p>
          </table:table-cell>
          <table:table-cell table:style-name="ce906" table:formula="of:=VLOOKUP([.Z24];B_PARTITE_2A_FASE_PER_NUMERO;7;0)" office:value-type="string" office:string-value="Balene" calcext:value-type="string">
            <text:p>Balene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AI24];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883" office:value-type="float" office:value="23" calcext:value-type="float">
            <text:p>23</text:p>
          </table:table-cell>
          <table:table-cell table:style-name="ce886" table:formula="of:=[.H25]&amp;[.I25]" office:value-type="string" office:string-value="F3" calcext:value-type="string">
            <text:p>F3</text:p>
          </table:table-cell>
          <table:table-cell table:style-name="ce889" office:value-type="string" calcext:value-type="string">
            <text:p>Delfini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23" calcext:value-type="float">
            <text:p>23</text:p>
          </table:table-cell>
          <table:table-cell table:style-name="ce900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903" office:value-type="float" office:value="23" calcext:value-type="float">
            <text:p>23</text:p>
          </table:table-cell>
          <table:table-cell table:style-name="ce893" table:formula="of:=VLOOKUP([.N25];B_PARTITE_GIRONI;2;0)" office:value-type="string" office:string-value="Girone" calcext:value-type="string">
            <text:p>Girone</text:p>
          </table:table-cell>
          <table:table-cell table:style-name="ce904" table:formula="of:=VLOOKUP([.N25];B_PARTITE_GIRONI;3;0)" office:value-type="string" office:string-value="G" calcext:value-type="string">
            <text:p>G</text:p>
          </table:table-cell>
          <table:table-cell table:style-name="ce906" table:formula="of:=VLOOKUP([.N25];B_PARTITE_GIRONI;6;0)" office:value-type="string" office:string-value="Muli" calcext:value-type="string">
            <text:p>Muli</text:p>
          </table:table-cell>
          <table:table-cell table:style-name="ce906" table:formula="of:=VLOOKUP([.N25];B_PARTITE_GIRONI;7;0)" office:value-type="string" office:string-value="Orche" calcext:value-type="string">
            <text:p>Orche</text:p>
          </table:table-cell>
          <table:table-cell table:style-name="ce911" office:value-type="float" office:value="0" calcext:value-type="float">
            <text:p>0</text:p>
          </table:table-cell>
          <table:table-cell table:style-name="ce911" office:value-type="float" office:value="20" calcext:value-type="float">
            <text:p>20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W25];INPUT_CAMPI;2;0)" office:value-type="string" office:string-value="Basket Giovane" calcext:value-type="string">
            <text:p>Basket Giovane</text:p>
          </table:table-cell>
          <table:table-cell/>
          <table:table-cell table:style-name="ce903" office:value-type="float" office:value="71" calcext:value-type="float">
            <text:p>71</text:p>
          </table:table-cell>
          <table:table-cell table:style-name="ce893" table:formula="of:=VLOOKUP([.Z25];B_PARTITE_2A_FASE_PER_NUMERO;2;0)" office:value-type="string" office:string-value="2aFase" calcext:value-type="string">
            <text:p>2aFase</text:p>
          </table:table-cell>
          <table:table-cell table:style-name="ce928" table:formula="of:=VLOOKUP([.Z25];B_PARTITE_2A_FASE_PER_NUMERO;3;0)" office:value-type="string" office:string-value="17-24" calcext:value-type="string">
            <text:p>17-24</text:p>
          </table:table-cell>
          <table:table-cell table:style-name="ce906" table:formula="of:=VLOOKUP([.Z25];B_PARTITE_2A_FASE_PER_NUMERO;6;0)" office:value-type="string" office:string-value="Tigri" calcext:value-type="string">
            <text:p>Tigri</text:p>
          </table:table-cell>
          <table:table-cell table:style-name="ce906" table:formula="of:=VLOOKUP([.Z25];B_PARTITE_2A_FASE_PER_NUMERO;7;0)" office:value-type="string" office:string-value="Linci" calcext:value-type="string">
            <text:p>Linci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25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883" office:value-type="float" office:value="24" calcext:value-type="float">
            <text:p>24</text:p>
          </table:table-cell>
          <table:table-cell table:style-name="ce886" table:formula="of:=[.H26]&amp;[.I26]" office:value-type="string" office:string-value="F4" calcext:value-type="string">
            <text:p>F4</text:p>
          </table:table-cell>
          <table:table-cell table:style-name="ce889" office:value-type="string" calcext:value-type="string">
            <text:p>Fenicotteri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24" calcext:value-type="float">
            <text:p>24</text:p>
          </table:table-cell>
          <table:table-cell table:style-name="ce900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903" office:value-type="float" office:value="24" calcext:value-type="float">
            <text:p>24</text:p>
          </table:table-cell>
          <table:table-cell table:style-name="ce893" table:formula="of:=VLOOKUP([.N26];B_PARTITE_GIRONI;2;0)" office:value-type="string" office:string-value="Girone" calcext:value-type="string">
            <text:p>Girone</text:p>
          </table:table-cell>
          <table:table-cell table:style-name="ce904" table:formula="of:=VLOOKUP([.N26];B_PARTITE_GIRONI;3;0)" office:value-type="string" office:string-value="H" calcext:value-type="string">
            <text:p>H</text:p>
          </table:table-cell>
          <table:table-cell table:style-name="ce906" table:formula="of:=VLOOKUP([.N26];B_PARTITE_GIRONI;6;0)" office:value-type="string" office:string-value="Tonni" calcext:value-type="string">
            <text:p>Tonni</text:p>
          </table:table-cell>
          <table:table-cell table:style-name="ce906" table:formula="of:=VLOOKUP([.N26];B_PARTITE_GIRONI;7;0)" office:value-type="string" office:string-value="Zebre" calcext:value-type="string">
            <text:p>Zebre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W26];INPUT_CAMPI;2;0)" office:value-type="string" office:string-value="Nuova Scuola" calcext:value-type="string">
            <text:p>Nuova Scuola</text:p>
          </table:table-cell>
          <table:table-cell/>
          <table:table-cell table:style-name="ce903" office:value-type="float" office:value="72" calcext:value-type="float">
            <text:p>72</text:p>
          </table:table-cell>
          <table:table-cell table:style-name="ce893" table:formula="of:=VLOOKUP([.Z26];B_PARTITE_2A_FASE_PER_NUMERO;2;0)" office:value-type="string" office:string-value="2aFase" calcext:value-type="string">
            <text:p>2aFase</text:p>
          </table:table-cell>
          <table:table-cell table:style-name="ce928" table:formula="of:=VLOOKUP([.Z26];B_PARTITE_2A_FASE_PER_NUMERO;3;0)" office:value-type="string" office:string-value="17-24" calcext:value-type="string">
            <text:p>17-24</text:p>
          </table:table-cell>
          <table:table-cell table:style-name="ce906" table:formula="of:=VLOOKUP([.Z26];B_PARTITE_2A_FASE_PER_NUMERO;6;0)" office:value-type="string" office:string-value="Cervi" calcext:value-type="string">
            <text:p>Cervi</text:p>
          </table:table-cell>
          <table:table-cell table:style-name="ce906" table:formula="of:=VLOOKUP([.Z26];B_PARTITE_2A_FASE_PER_NUMERO;7;0)" office:value-type="string" office:string-value="Delfini" calcext:value-type="string">
            <text:p>Delfini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6" calcext:value-type="float">
            <text:p>4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AI26];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883" office:value-type="float" office:value="25" calcext:value-type="float">
            <text:p>25</text:p>
          </table:table-cell>
          <table:table-cell table:style-name="ce886" table:formula="of:=[.H27]&amp;[.I27]" office:value-type="string" office:string-value="G1" calcext:value-type="string">
            <text:p>G1</text:p>
          </table:table-cell>
          <table:table-cell table:style-name="ce889" office:value-type="string" calcext:value-type="string">
            <text:p>Istrici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25" calcext:value-type="float">
            <text:p>25</text:p>
          </table:table-cell>
          <table:table-cell table:style-name="ce900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903" office:value-type="float" office:value="25" calcext:value-type="float">
            <text:p>25</text:p>
          </table:table-cell>
          <table:table-cell table:style-name="ce893" table:formula="of:=VLOOKUP([.N27];B_PARTITE_GIRONI;2;0)" office:value-type="string" office:string-value="Girone" calcext:value-type="string">
            <text:p>Girone</text:p>
          </table:table-cell>
          <table:table-cell table:style-name="ce904" table:formula="of:=VLOOKUP([.N27];B_PARTITE_GIRONI;3;0)" office:value-type="string" office:string-value="A" calcext:value-type="string">
            <text:p>A</text:p>
          </table:table-cell>
          <table:table-cell table:style-name="ce906" table:formula="of:=VLOOKUP([.N27];B_PARTITE_GIRONI;6;0)" office:value-type="string" office:string-value="Leoni" calcext:value-type="string">
            <text:p>Leoni</text:p>
          </table:table-cell>
          <table:table-cell table:style-name="ce906" table:formula="of:=VLOOKUP([.N27];B_PARTITE_GIRONI;7;0)" office:value-type="string" office:string-value="Ghepardi" calcext:value-type="string">
            <text:p>Ghepardi</text:p>
          </table:table-cell>
          <table:table-cell table:style-name="ce911" office:value-type="float" office:value="82" calcext:value-type="float">
            <text:p>82</text:p>
          </table:table-cell>
          <table:table-cell table:style-name="ce911" office:value-type="float" office:value="25" calcext:value-type="float">
            <text:p>25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W27];INPUT_CAMPI;2;0)" office:value-type="string" office:string-value="Cristo Re 1" calcext:value-type="string">
            <text:p>Cristo Re 1</text:p>
          </table:table-cell>
          <table:table-cell/>
          <table:table-cell table:style-name="ce903" office:value-type="float" office:value="73" calcext:value-type="float">
            <text:p>73</text:p>
          </table:table-cell>
          <table:table-cell table:style-name="ce893" table:formula="of:=VLOOKUP([.Z27];B_PARTITE_2A_FASE_PER_NUMERO;2;0)" office:value-type="string" office:string-value="2aFase" calcext:value-type="string">
            <text:p>2aFase</text:p>
          </table:table-cell>
          <table:table-cell table:style-name="ce928" table:formula="of:=VLOOKUP([.Z27];B_PARTITE_2A_FASE_PER_NUMERO;3;0)" office:value-type="string" office:string-value="1-8" calcext:value-type="string">
            <text:p>1-8</text:p>
          </table:table-cell>
          <table:table-cell table:style-name="ce906" table:formula="of:=VLOOKUP([.Z27];B_PARTITE_2A_FASE_PER_NUMERO;6;0)" office:value-type="string" office:string-value="Pantere" calcext:value-type="string">
            <text:p>Pantere</text:p>
          </table:table-cell>
          <table:table-cell table:style-name="ce906" table:formula="of:=VLOOKUP([.Z27];B_PARTITE_2A_FASE_PER_NUMERO;7;0)" office:value-type="string" office:string-value="Coccodrilli" calcext:value-type="string">
            <text:p>Coccodrilli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AI27];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883" office:value-type="float" office:value="26" calcext:value-type="float">
            <text:p>26</text:p>
          </table:table-cell>
          <table:table-cell table:style-name="ce886" table:formula="of:=[.H28]&amp;[.I28]" office:value-type="string" office:string-value="G2" calcext:value-type="string">
            <text:p>G2</text:p>
          </table:table-cell>
          <table:table-cell table:style-name="ce889" office:value-type="string" calcext:value-type="string">
            <text:p>Gorilla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26" calcext:value-type="float">
            <text:p>26</text:p>
          </table:table-cell>
          <table:table-cell table:style-name="ce900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903" office:value-type="float" office:value="26" calcext:value-type="float">
            <text:p>26</text:p>
          </table:table-cell>
          <table:table-cell table:style-name="ce893" table:formula="of:=VLOOKUP([.N28];B_PARTITE_GIRONI;2;0)" office:value-type="string" office:string-value="Girone" calcext:value-type="string">
            <text:p>Girone</text:p>
          </table:table-cell>
          <table:table-cell table:style-name="ce904" table:formula="of:=VLOOKUP([.N28];B_PARTITE_GIRONI;3;0)" office:value-type="string" office:string-value="B" calcext:value-type="string">
            <text:p>B</text:p>
          </table:table-cell>
          <table:table-cell table:style-name="ce906" table:formula="of:=VLOOKUP([.N28];B_PARTITE_GIRONI;6;0)" office:value-type="string" office:string-value="Giaguari" calcext:value-type="string">
            <text:p>Giaguari</text:p>
          </table:table-cell>
          <table:table-cell table:style-name="ce906" table:formula="of:=VLOOKUP([.N28];B_PARTITE_GIRONI;7;0)" office:value-type="string" office:string-value="Serval" calcext:value-type="string">
            <text:p>Serval</text:p>
          </table:table-cell>
          <table:table-cell table:style-name="ce911" office:value-type="float" office:value="76" calcext:value-type="float">
            <text:p>76</text:p>
          </table:table-cell>
          <table:table-cell table:style-name="ce911" office:value-type="float" office:value="94" calcext:value-type="float">
            <text:p>94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W28];INPUT_CAMPI;2;0)" office:value-type="string" office:string-value="Cristo Re 2" calcext:value-type="string">
            <text:p>Cristo Re 2</text:p>
          </table:table-cell>
          <table:table-cell/>
          <table:table-cell table:style-name="ce903" office:value-type="float" office:value="74" calcext:value-type="float">
            <text:p>74</text:p>
          </table:table-cell>
          <table:table-cell table:style-name="ce893" table:formula="of:=VLOOKUP([.Z28];B_PARTITE_2A_FASE_PER_NUMERO;2;0)" office:value-type="string" office:string-value="2aFase" calcext:value-type="string">
            <text:p>2aFase</text:p>
          </table:table-cell>
          <table:table-cell table:style-name="ce928" table:formula="of:=VLOOKUP([.Z28];B_PARTITE_2A_FASE_PER_NUMERO;3;0)" office:value-type="string" office:string-value="1-8" calcext:value-type="string">
            <text:p>1-8</text:p>
          </table:table-cell>
          <table:table-cell table:style-name="ce906" table:formula="of:=VLOOKUP([.Z28];B_PARTITE_2A_FASE_PER_NUMERO;6;0)" office:value-type="string" office:string-value="Istrici" calcext:value-type="string">
            <text:p>Istrici</text:p>
          </table:table-cell>
          <table:table-cell table:style-name="ce906" table:formula="of:=VLOOKUP([.Z28];B_PARTITE_2A_FASE_PER_NUMERO;7;0)" office:value-type="string" office:string-value="Piranha" calcext:value-type="string">
            <text:p>Piranha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AI28];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883" office:value-type="float" office:value="27" calcext:value-type="float">
            <text:p>27</text:p>
          </table:table-cell>
          <table:table-cell table:style-name="ce886" table:formula="of:=[.H29]&amp;[.I29]" office:value-type="string" office:string-value="G3" calcext:value-type="string">
            <text:p>G3</text:p>
          </table:table-cell>
          <table:table-cell table:style-name="ce889" office:value-type="string" calcext:value-type="string">
            <text:p>Muli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27" calcext:value-type="float">
            <text:p>27</text:p>
          </table:table-cell>
          <table:table-cell table:style-name="ce900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903" office:value-type="float" office:value="27" calcext:value-type="float">
            <text:p>27</text:p>
          </table:table-cell>
          <table:table-cell table:style-name="ce893" table:formula="of:=VLOOKUP([.N29];B_PARTITE_GIRONI;2;0)" office:value-type="string" office:string-value="Girone" calcext:value-type="string">
            <text:p>Girone</text:p>
          </table:table-cell>
          <table:table-cell table:style-name="ce904" table:formula="of:=VLOOKUP([.N29];B_PARTITE_GIRONI;3;0)" office:value-type="string" office:string-value="C" calcext:value-type="string">
            <text:p>C</text:p>
          </table:table-cell>
          <table:table-cell table:style-name="ce906" table:formula="of:=VLOOKUP([.N29];B_PARTITE_GIRONI;6;0)" office:value-type="string" office:string-value="Elefanti" calcext:value-type="string">
            <text:p>Elefanti</text:p>
          </table:table-cell>
          <table:table-cell table:style-name="ce906" table:formula="of:=VLOOKUP([.N29];B_PARTITE_GIRONI;7;0)" office:value-type="string" office:string-value="Iguane" calcext:value-type="string">
            <text:p>Iguane</text:p>
          </table:table-cell>
          <table:table-cell table:style-name="ce911" office:value-type="float" office:value="57" calcext:value-type="float">
            <text:p>57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W29];INPUT_CAMPI;2;0)" office:value-type="string" office:string-value="Basket Giovane" calcext:value-type="string">
            <text:p>Basket Giovane</text:p>
          </table:table-cell>
          <table:table-cell/>
          <table:table-cell table:style-name="ce903" office:value-type="float" office:value="75" calcext:value-type="float">
            <text:p>75</text:p>
          </table:table-cell>
          <table:table-cell table:style-name="ce893" table:formula="of:=VLOOKUP([.Z29];B_PARTITE_2A_FASE_PER_NUMERO;2;0)" office:value-type="string" office:string-value="2aFase" calcext:value-type="string">
            <text:p>2aFase</text:p>
          </table:table-cell>
          <table:table-cell table:style-name="ce928" table:formula="of:=VLOOKUP([.Z29];B_PARTITE_2A_FASE_PER_NUMERO;3;0)" office:value-type="string" office:string-value="17-24" calcext:value-type="string">
            <text:p>17-24</text:p>
          </table:table-cell>
          <table:table-cell table:style-name="ce906" table:formula="of:=VLOOKUP([.Z29];B_PARTITE_2A_FASE_PER_NUMERO;6;0)" office:value-type="string" office:string-value="Ippopotami" calcext:value-type="string">
            <text:p>Ippopotami</text:p>
          </table:table-cell>
          <table:table-cell table:style-name="ce906" table:formula="of:=VLOOKUP([.Z29];B_PARTITE_2A_FASE_PER_NUMERO;7;0)" office:value-type="string" office:string-value="Pitoni" calcext:value-type="string">
            <text:p>Pitoni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29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883" office:value-type="float" office:value="28" calcext:value-type="float">
            <text:p>28</text:p>
          </table:table-cell>
          <table:table-cell table:style-name="ce886" table:formula="of:=[.H30]&amp;[.I30]" office:value-type="string" office:string-value="G4" calcext:value-type="string">
            <text:p>G4</text:p>
          </table:table-cell>
          <table:table-cell table:style-name="ce889" office:value-type="string" calcext:value-type="string">
            <text:p>Orche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28" calcext:value-type="float">
            <text:p>28</text:p>
          </table:table-cell>
          <table:table-cell table:style-name="ce900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903" office:value-type="float" office:value="28" calcext:value-type="float">
            <text:p>28</text:p>
          </table:table-cell>
          <table:table-cell table:style-name="ce893" table:formula="of:=VLOOKUP([.N30];B_PARTITE_GIRONI;2;0)" office:value-type="string" office:string-value="Girone" calcext:value-type="string">
            <text:p>Girone</text:p>
          </table:table-cell>
          <table:table-cell table:style-name="ce904" table:formula="of:=VLOOKUP([.N30];B_PARTITE_GIRONI;3;0)" office:value-type="string" office:string-value="D" calcext:value-type="string">
            <text:p>D</text:p>
          </table:table-cell>
          <table:table-cell table:style-name="ce906" table:formula="of:=VLOOKUP([.N30];B_PARTITE_GIRONI;6;0)" office:value-type="string" office:string-value="Coccodrilli" calcext:value-type="string">
            <text:p>Coccodrilli</text:p>
          </table:table-cell>
          <table:table-cell table:style-name="ce906" table:formula="of:=VLOOKUP([.N30];B_PARTITE_GIRONI;7;0)" office:value-type="string" office:string-value="Falchi" calcext:value-type="string">
            <text:p>Falchi</text:p>
          </table:table-cell>
          <table:table-cell table:style-name="ce911" office:value-type="float" office:value="54" calcext:value-type="float">
            <text:p>54</text:p>
          </table:table-cell>
          <table:table-cell table:style-name="ce911" office:value-type="float" office:value="44" calcext:value-type="float">
            <text:p>44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W30];INPUT_CAMPI;2;0)" office:value-type="string" office:string-value="Nuova Scuola" calcext:value-type="string">
            <text:p>Nuova Scuola</text:p>
          </table:table-cell>
          <table:table-cell/>
          <table:table-cell table:style-name="ce903" office:value-type="float" office:value="76" calcext:value-type="float">
            <text:p>76</text:p>
          </table:table-cell>
          <table:table-cell table:style-name="ce893" table:formula="of:=VLOOKUP([.Z30];B_PARTITE_2A_FASE_PER_NUMERO;2;0)" office:value-type="string" office:string-value="2aFase" calcext:value-type="string">
            <text:p>2aFase</text:p>
          </table:table-cell>
          <table:table-cell table:style-name="ce928" table:formula="of:=VLOOKUP([.Z30];B_PARTITE_2A_FASE_PER_NUMERO;3;0)" office:value-type="string" office:string-value="17-24" calcext:value-type="string">
            <text:p>17-24</text:p>
          </table:table-cell>
          <table:table-cell table:style-name="ce906" table:formula="of:=VLOOKUP([.Z30];B_PARTITE_2A_FASE_PER_NUMERO;6;0)" office:value-type="string" office:string-value="Orche" calcext:value-type="string">
            <text:p>Orche</text:p>
          </table:table-cell>
          <table:table-cell table:style-name="ce906" table:formula="of:=VLOOKUP([.Z30];B_PARTITE_2A_FASE_PER_NUMERO;7;0)" office:value-type="string" office:string-value="Zebre" calcext:value-type="string">
            <text:p>Zebre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32" calcext:value-type="float">
            <text:p>3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AI30];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883" office:value-type="float" office:value="29" calcext:value-type="float">
            <text:p>29</text:p>
          </table:table-cell>
          <table:table-cell table:style-name="ce886" table:formula="of:=[.H31]&amp;[.I31]" office:value-type="string" office:string-value="H1" calcext:value-type="string">
            <text:p>H1</text:p>
          </table:table-cell>
          <table:table-cell table:style-name="ce889" office:value-type="string" calcext:value-type="string">
            <text:p>Piranha</text:p>
          </table:table-cell>
          <table:table-cell table:style-name="ce889"/>
          <table:table-cell table:style-name="ce893" office:value-type="string" calcext:value-type="string">
            <text:p>H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29" calcext:value-type="float">
            <text:p>29</text:p>
          </table:table-cell>
          <table:table-cell table:style-name="ce900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903" office:value-type="float" office:value="29" calcext:value-type="float">
            <text:p>29</text:p>
          </table:table-cell>
          <table:table-cell table:style-name="ce893" table:formula="of:=VLOOKUP([.N31];B_PARTITE_GIRONI;2;0)" office:value-type="string" office:string-value="Girone" calcext:value-type="string">
            <text:p>Girone</text:p>
          </table:table-cell>
          <table:table-cell table:style-name="ce904" table:formula="of:=VLOOKUP([.N31];B_PARTITE_GIRONI;3;0)" office:value-type="string" office:string-value="E" calcext:value-type="string">
            <text:p>E</text:p>
          </table:table-cell>
          <table:table-cell table:style-name="ce906" table:formula="of:=VLOOKUP([.N31];B_PARTITE_GIRONI;6;0)" office:value-type="string" office:string-value="Bisonti" calcext:value-type="string">
            <text:p>Bisonti</text:p>
          </table:table-cell>
          <table:table-cell table:style-name="ce906" table:formula="of:=VLOOKUP([.N31];B_PARTITE_GIRONI;7;0)" office:value-type="string" office:string-value="Cervi" calcext:value-type="string">
            <text:p>Cervi</text:p>
          </table:table-cell>
          <table:table-cell table:style-name="ce911" office:value-type="float" office:value="33" calcext:value-type="float">
            <text:p>33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W31];INPUT_CAMPI;2;0)" office:value-type="string" office:string-value="Cristo Re 1" calcext:value-type="string">
            <text:p>Cristo Re 1</text:p>
          </table:table-cell>
          <table:table-cell/>
          <table:table-cell table:style-name="ce903" office:value-type="float" office:value="77" calcext:value-type="float">
            <text:p>77</text:p>
          </table:table-cell>
          <table:table-cell table:style-name="ce893" table:formula="of:=VLOOKUP([.Z31];B_PARTITE_2A_FASE_PER_NUMERO;2;0)" office:value-type="string" office:string-value="2aFase" calcext:value-type="string">
            <text:p>2aFase</text:p>
          </table:table-cell>
          <table:table-cell table:style-name="ce928" table:formula="of:=VLOOKUP([.Z31];B_PARTITE_2A_FASE_PER_NUMERO;3;0)" office:value-type="string" office:string-value="9-16" calcext:value-type="string">
            <text:p>9-16</text:p>
          </table:table-cell>
          <table:table-cell table:style-name="ce906" table:formula="of:=VLOOKUP([.Z31];B_PARTITE_2A_FASE_PER_NUMERO;6;0)" office:value-type="string" office:string-value="Elefanti" calcext:value-type="string">
            <text:p>Elefanti</text:p>
          </table:table-cell>
          <table:table-cell table:style-name="ce906" table:formula="of:=VLOOKUP([.Z31];B_PARTITE_2A_FASE_PER_NUMERO;7;0)" office:value-type="string" office:string-value="Aquile" calcext:value-type="string">
            <text:p>Aquile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AI31];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883" office:value-type="float" office:value="30" calcext:value-type="float">
            <text:p>30</text:p>
          </table:table-cell>
          <table:table-cell table:style-name="ce886" table:formula="of:=[.H32]&amp;[.I32]" office:value-type="string" office:string-value="H2" calcext:value-type="string">
            <text:p>H2</text:p>
          </table:table-cell>
          <table:table-cell table:style-name="ce889" office:value-type="string" calcext:value-type="string">
            <text:p>Scorpioni</text:p>
          </table:table-cell>
          <table:table-cell table:style-name="ce889"/>
          <table:table-cell table:style-name="ce893" office:value-type="string" calcext:value-type="string">
            <text:p>H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30" calcext:value-type="float">
            <text:p>30</text:p>
          </table:table-cell>
          <table:table-cell table:style-name="ce900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903" office:value-type="float" office:value="30" calcext:value-type="float">
            <text:p>30</text:p>
          </table:table-cell>
          <table:table-cell table:style-name="ce893" table:formula="of:=VLOOKUP([.N32];B_PARTITE_GIRONI;2;0)" office:value-type="string" office:string-value="Girone" calcext:value-type="string">
            <text:p>Girone</text:p>
          </table:table-cell>
          <table:table-cell table:style-name="ce904" table:formula="of:=VLOOKUP([.N32];B_PARTITE_GIRONI;3;0)" office:value-type="string" office:string-value="F" calcext:value-type="string">
            <text:p>F</text:p>
          </table:table-cell>
          <table:table-cell table:style-name="ce906" table:formula="of:=VLOOKUP([.N32];B_PARTITE_GIRONI;6;0)" office:value-type="string" office:string-value="Balene" calcext:value-type="string">
            <text:p>Balene</text:p>
          </table:table-cell>
          <table:table-cell table:style-name="ce906" table:formula="of:=VLOOKUP([.N32];B_PARTITE_GIRONI;7;0)" office:value-type="string" office:string-value="Delfini" calcext:value-type="string">
            <text:p>Delfini</text:p>
          </table:table-cell>
          <table:table-cell table:style-name="ce911" office:value-type="float" office:value="33" calcext:value-type="float">
            <text:p>33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W32];INPUT_CAMPI;2;0)" office:value-type="string" office:string-value="Cristo Re 2" calcext:value-type="string">
            <text:p>Cristo Re 2</text:p>
          </table:table-cell>
          <table:table-cell/>
          <table:table-cell table:style-name="ce903" office:value-type="float" office:value="78" calcext:value-type="float">
            <text:p>78</text:p>
          </table:table-cell>
          <table:table-cell table:style-name="ce893" table:formula="of:=VLOOKUP([.Z32];B_PARTITE_2A_FASE_PER_NUMERO;2;0)" office:value-type="string" office:string-value="2aFase" calcext:value-type="string">
            <text:p>2aFase</text:p>
          </table:table-cell>
          <table:table-cell table:style-name="ce928" table:formula="of:=VLOOKUP([.Z32];B_PARTITE_2A_FASE_PER_NUMERO;3;0)" office:value-type="string" office:string-value="9-16" calcext:value-type="string">
            <text:p>9-16</text:p>
          </table:table-cell>
          <table:table-cell table:style-name="ce906" table:formula="of:=VLOOKUP([.Z32];B_PARTITE_2A_FASE_PER_NUMERO;6;0)" office:value-type="string" office:string-value="Gorilla" calcext:value-type="string">
            <text:p>Gorilla</text:p>
          </table:table-cell>
          <table:table-cell table:style-name="ce906" table:formula="of:=VLOOKUP([.Z32];B_PARTITE_2A_FASE_PER_NUMERO;7;0)" office:value-type="string" office:string-value="Tonni" calcext:value-type="string">
            <text:p>Tonni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40" calcext:value-type="float">
            <text:p>40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AI32];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883" office:value-type="float" office:value="31" calcext:value-type="float">
            <text:p>31</text:p>
          </table:table-cell>
          <table:table-cell table:style-name="ce886" table:formula="of:=[.H33]&amp;[.I33]" office:value-type="string" office:string-value="H3" calcext:value-type="string">
            <text:p>H3</text:p>
          </table:table-cell>
          <table:table-cell table:style-name="ce889" office:value-type="string" calcext:value-type="string">
            <text:p>Tonni</text:p>
          </table:table-cell>
          <table:table-cell table:style-name="ce889"/>
          <table:table-cell table:style-name="ce893" office:value-type="string" calcext:value-type="string">
            <text:p>H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31" calcext:value-type="float">
            <text:p>31</text:p>
          </table:table-cell>
          <table:table-cell table:style-name="ce900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903" office:value-type="float" office:value="31" calcext:value-type="float">
            <text:p>31</text:p>
          </table:table-cell>
          <table:table-cell table:style-name="ce893" table:formula="of:=VLOOKUP([.N33];B_PARTITE_GIRONI;2;0)" office:value-type="string" office:string-value="Girone" calcext:value-type="string">
            <text:p>Girone</text:p>
          </table:table-cell>
          <table:table-cell table:style-name="ce904" table:formula="of:=VLOOKUP([.N33];B_PARTITE_GIRONI;3;0)" office:value-type="string" office:string-value="G" calcext:value-type="string">
            <text:p>G</text:p>
          </table:table-cell>
          <table:table-cell table:style-name="ce906" table:formula="of:=VLOOKUP([.N33];B_PARTITE_GIRONI;6;0)" office:value-type="string" office:string-value="Istrici" calcext:value-type="string">
            <text:p>Istrici</text:p>
          </table:table-cell>
          <table:table-cell table:style-name="ce906" table:formula="of:=VLOOKUP([.N33];B_PARTITE_GIRONI;7;0)" office:value-type="string" office:string-value="Muli" calcext:value-type="string">
            <text:p>Muli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W33];INPUT_CAMPI;2;0)" office:value-type="string" office:string-value="Basket Giovane" calcext:value-type="string">
            <text:p>Basket Giovane</text:p>
          </table:table-cell>
          <table:table-cell/>
          <table:table-cell table:style-name="ce903" office:value-type="float" office:value="79" calcext:value-type="float">
            <text:p>79</text:p>
          </table:table-cell>
          <table:table-cell table:style-name="ce893" table:formula="of:=VLOOKUP([.Z33];B_PARTITE_2A_FASE_PER_NUMERO;2;0)" office:value-type="string" office:string-value="2aFase" calcext:value-type="string">
            <text:p>2aFase</text:p>
          </table:table-cell>
          <table:table-cell table:style-name="ce928" table:formula="of:=VLOOKUP([.Z33];B_PARTITE_2A_FASE_PER_NUMERO;3;0)" office:value-type="string" office:string-value="9-16" calcext:value-type="string">
            <text:p>9-16</text:p>
          </table:table-cell>
          <table:table-cell table:style-name="ce906" table:formula="of:=VLOOKUP([.Z33];B_PARTITE_2A_FASE_PER_NUMERO;6;0)" office:value-type="string" office:string-value="Giraffe" calcext:value-type="string">
            <text:p>Giraffe</text:p>
          </table:table-cell>
          <table:table-cell table:style-name="ce906" table:formula="of:=VLOOKUP([.Z33];B_PARTITE_2A_FASE_PER_NUMERO;7;0)" office:value-type="string" office:string-value="Puma" calcext:value-type="string">
            <text:p>Puma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33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884" office:value-type="float" office:value="32" calcext:value-type="float">
            <text:p>32</text:p>
          </table:table-cell>
          <table:table-cell table:style-name="ce886" table:formula="of:=[.H34]&amp;[.I34]" office:value-type="string" office:string-value="H4" calcext:value-type="string">
            <text:p>H4</text:p>
          </table:table-cell>
          <table:table-cell table:style-name="ce890" office:value-type="string" calcext:value-type="string">
            <text:p>Zebre</text:p>
          </table:table-cell>
          <table:table-cell table:style-name="ce890"/>
          <table:table-cell table:style-name="ce894" office:value-type="string" calcext:value-type="string">
            <text:p>H</text:p>
          </table:table-cell>
          <table:table-cell table:style-name="ce898" office:value-type="float" office:value="4" calcext:value-type="float">
            <text:p>4</text:p>
          </table:table-cell>
          <table:table-cell/>
          <table:table-cell table:style-name="ce884" office:value-type="float" office:value="32" calcext:value-type="float">
            <text:p>32</text:p>
          </table:table-cell>
          <table:table-cell table:style-name="ce901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903" office:value-type="float" office:value="32" calcext:value-type="float">
            <text:p>32</text:p>
          </table:table-cell>
          <table:table-cell table:style-name="ce893" table:formula="of:=VLOOKUP([.N34];B_PARTITE_GIRONI;2;0)" office:value-type="string" office:string-value="Girone" calcext:value-type="string">
            <text:p>Girone</text:p>
          </table:table-cell>
          <table:table-cell table:style-name="ce904" table:formula="of:=VLOOKUP([.N34];B_PARTITE_GIRONI;3;0)" office:value-type="string" office:string-value="H" calcext:value-type="string">
            <text:p>H</text:p>
          </table:table-cell>
          <table:table-cell table:style-name="ce906" table:formula="of:=VLOOKUP([.N34];B_PARTITE_GIRONI;6;0)" office:value-type="string" office:string-value="Piranha" calcext:value-type="string">
            <text:p>Piranha</text:p>
          </table:table-cell>
          <table:table-cell table:style-name="ce906" table:formula="of:=VLOOKUP([.N34];B_PARTITE_GIRONI;7;0)" office:value-type="string" office:string-value="Tonni" calcext:value-type="string">
            <text:p>Tonni</text:p>
          </table:table-cell>
          <table:table-cell table:style-name="ce911" office:value-type="float" office:value="97" calcext:value-type="float">
            <text:p>97</text:p>
          </table:table-cell>
          <table:table-cell table:style-name="ce911" office:value-type="float" office:value="78" calcext:value-type="float">
            <text:p>78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W34];INPUT_CAMPI;2;0)" office:value-type="string" office:string-value="Nuova Scuola" calcext:value-type="string">
            <text:p>Nuova Scuola</text:p>
          </table:table-cell>
          <table:table-cell/>
          <table:table-cell table:style-name="ce903" office:value-type="float" office:value="80" calcext:value-type="float">
            <text:p>80</text:p>
          </table:table-cell>
          <table:table-cell table:style-name="ce893" table:formula="of:=VLOOKUP([.Z34];B_PARTITE_2A_FASE_PER_NUMERO;2;0)" office:value-type="string" office:string-value="2aFase" calcext:value-type="string">
            <text:p>2aFase</text:p>
          </table:table-cell>
          <table:table-cell table:style-name="ce928" table:formula="of:=VLOOKUP([.Z34];B_PARTITE_2A_FASE_PER_NUMERO;3;0)" office:value-type="string" office:string-value="9-16" calcext:value-type="string">
            <text:p>9-16</text:p>
          </table:table-cell>
          <table:table-cell table:style-name="ce906" table:formula="of:=VLOOKUP([.Z34];B_PARTITE_2A_FASE_PER_NUMERO;6;0)" office:value-type="string" office:string-value="Bufali" calcext:value-type="string">
            <text:p>Bufali</text:p>
          </table:table-cell>
          <table:table-cell table:style-name="ce906" table:formula="of:=VLOOKUP([.Z34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AI34];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10"/>
          <table:table-cell table:style-name="ce899"/>
          <table:table-cell table:number-columns-repeated="2"/>
          <table:table-cell table:style-name="ce903" office:value-type="float" office:value="33" calcext:value-type="float">
            <text:p>33</text:p>
          </table:table-cell>
          <table:table-cell table:style-name="ce893" table:formula="of:=VLOOKUP([.N35];B_PARTITE_GIRONI;2;0)" office:value-type="string" office:string-value="Girone" calcext:value-type="string">
            <text:p>Girone</text:p>
          </table:table-cell>
          <table:table-cell table:style-name="ce904" table:formula="of:=VLOOKUP([.N35];B_PARTITE_GIRONI;3;0)" office:value-type="string" office:string-value="E" calcext:value-type="string">
            <text:p>E</text:p>
          </table:table-cell>
          <table:table-cell table:style-name="ce906" table:formula="of:=VLOOKUP([.N35];B_PARTITE_GIRONI;6;0)" office:value-type="string" office:string-value="Bufali" calcext:value-type="string">
            <text:p>Bufali</text:p>
          </table:table-cell>
          <table:table-cell table:style-name="ce906" table:formula="of:=VLOOKUP([.N35];B_PARTITE_GIRONI;7;0)" office:value-type="string" office:string-value="Cinghiali" calcext:value-type="string">
            <text:p>Cinghiali</text:p>
          </table:table-cell>
          <table:table-cell table:style-name="ce911" office:value-type="float" office:value="35" calcext:value-type="float">
            <text:p>35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W35];INPUT_CAMPI;2;0)" office:value-type="string" office:string-value="Cristo Re 1" calcext:value-type="string">
            <text:p>Cristo Re 1</text:p>
          </table:table-cell>
          <table:table-cell/>
          <table:table-cell table:style-name="ce903" office:value-type="float" office:value="81" calcext:value-type="float">
            <text:p>81</text:p>
          </table:table-cell>
          <table:table-cell table:style-name="ce893" table:formula="of:=VLOOKUP([.Z35];B_PARTITE_2A_FASE_PER_NUMERO;2;0)" office:value-type="string" office:string-value="2aFase" calcext:value-type="string">
            <text:p>2aFase</text:p>
          </table:table-cell>
          <table:table-cell table:style-name="ce928" table:formula="of:=VLOOKUP([.Z35];B_PARTITE_2A_FASE_PER_NUMERO;3;0)" office:value-type="string" office:string-value="25-28" calcext:value-type="string">
            <text:p>25-28</text:p>
          </table:table-cell>
          <table:table-cell table:style-name="ce906" table:formula="of:=VLOOKUP([.Z35];B_PARTITE_2A_FASE_PER_NUMERO;6;0)" office:value-type="string" office:string-value="Iguane" calcext:value-type="string">
            <text:p>Iguane</text:p>
          </table:table-cell>
          <table:table-cell table:style-name="ce906" table:formula="of:=VLOOKUP([.Z35];B_PARTITE_2A_FASE_PER_NUMERO;7;0)" office:value-type="string" office:string-value="Muli" calcext:value-type="string">
            <text:p>Muli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41" calcext:value-type="float">
            <text:p>41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AI35];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13"/>
          <table:table-cell table:style-name="ce903" office:value-type="float" office:value="34" calcext:value-type="float">
            <text:p>34</text:p>
          </table:table-cell>
          <table:table-cell table:style-name="ce893" table:formula="of:=VLOOKUP([.N36];B_PARTITE_GIRONI;2;0)" office:value-type="string" office:string-value="Girone" calcext:value-type="string">
            <text:p>Girone</text:p>
          </table:table-cell>
          <table:table-cell table:style-name="ce904" table:formula="of:=VLOOKUP([.N36];B_PARTITE_GIRONI;3;0)" office:value-type="string" office:string-value="F" calcext:value-type="string">
            <text:p>F</text:p>
          </table:table-cell>
          <table:table-cell table:style-name="ce906" table:formula="of:=VLOOKUP([.N36];B_PARTITE_GIRONI;6;0)" office:value-type="string" office:string-value="Gabbiani" calcext:value-type="string">
            <text:p>Gabbiani</text:p>
          </table:table-cell>
          <table:table-cell table:style-name="ce906" table:formula="of:=VLOOKUP([.N36];B_PARTITE_GIRONI;7;0)" office:value-type="string" office:string-value="Fenicotteri" calcext:value-type="string">
            <text:p>Fenicotteri</text:p>
          </table:table-cell>
          <table:table-cell table:style-name="ce911" office:value-type="float" office:value="35" calcext:value-type="float">
            <text:p>35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W36];INPUT_CAMPI;2;0)" office:value-type="string" office:string-value="Cristo Re 2" calcext:value-type="string">
            <text:p>Cristo Re 2</text:p>
          </table:table-cell>
          <table:table-cell/>
          <table:table-cell table:style-name="ce903" office:value-type="float" office:value="82" calcext:value-type="float">
            <text:p>82</text:p>
          </table:table-cell>
          <table:table-cell table:style-name="ce893" table:formula="of:=VLOOKUP([.Z36];B_PARTITE_2A_FASE_PER_NUMERO;2;0)" office:value-type="string" office:string-value="2aFase" calcext:value-type="string">
            <text:p>2aFase</text:p>
          </table:table-cell>
          <table:table-cell table:style-name="ce928" table:formula="of:=VLOOKUP([.Z36];B_PARTITE_2A_FASE_PER_NUMERO;3;0)" office:value-type="string" office:string-value="25-28" calcext:value-type="string">
            <text:p>25-28</text:p>
          </table:table-cell>
          <table:table-cell table:style-name="ce906" table:formula="of:=VLOOKUP([.Z36];B_PARTITE_2A_FASE_PER_NUMERO;6;0)" office:value-type="string" office:string-value="Delfini" calcext:value-type="string">
            <text:p>Delfini</text:p>
          </table:table-cell>
          <table:table-cell table:style-name="ce906" table:formula="of:=VLOOKUP([.Z36];B_PARTITE_2A_FASE_PER_NUMERO;7;0)" office:value-type="string" office:string-value="Ghepardi" calcext:value-type="string">
            <text:p>Ghepardi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37" calcext:value-type="float">
            <text:p>37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AI36];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number-columns-repeated="13"/>
          <table:table-cell table:style-name="ce903" office:value-type="float" office:value="35" calcext:value-type="float">
            <text:p>35</text:p>
          </table:table-cell>
          <table:table-cell table:style-name="ce893" table:formula="of:=VLOOKUP([.N37];B_PARTITE_GIRONI;2;0)" office:value-type="string" office:string-value="Girone" calcext:value-type="string">
            <text:p>Girone</text:p>
          </table:table-cell>
          <table:table-cell table:style-name="ce904" table:formula="of:=VLOOKUP([.N37];B_PARTITE_GIRONI;3;0)" office:value-type="string" office:string-value="G" calcext:value-type="string">
            <text:p>G</text:p>
          </table:table-cell>
          <table:table-cell table:style-name="ce906" table:formula="of:=VLOOKUP([.N37];B_PARTITE_GIRONI;6;0)" office:value-type="string" office:string-value="Gorilla" calcext:value-type="string">
            <text:p>Gorilla</text:p>
          </table:table-cell>
          <table:table-cell table:style-name="ce906" table:formula="of:=VLOOKUP([.N37];B_PARTITE_GIRONI;7;0)" office:value-type="string" office:string-value="Orche" calcext:value-type="string">
            <text:p>Orche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W37];INPUT_CAMPI;2;0)" office:value-type="string" office:string-value="Basket Giovane" calcext:value-type="string">
            <text:p>Basket Giovane</text:p>
          </table:table-cell>
          <table:table-cell/>
          <table:table-cell table:style-name="ce903" office:value-type="float" office:value="83" calcext:value-type="float">
            <text:p>83</text:p>
          </table:table-cell>
          <table:table-cell table:style-name="ce893" table:formula="of:=VLOOKUP([.Z37];B_PARTITE_2A_FASE_PER_NUMERO;2;0)" office:value-type="string" office:string-value="2aFase" calcext:value-type="string">
            <text:p>2aFase</text:p>
          </table:table-cell>
          <table:table-cell table:style-name="ce928" table:formula="of:=VLOOKUP([.Z37];B_PARTITE_2A_FASE_PER_NUMERO;3;0)" office:value-type="string" office:string-value="29-32" calcext:value-type="string">
            <text:p>29-32</text:p>
          </table:table-cell>
          <table:table-cell table:style-name="ce906" table:formula="of:=VLOOKUP([.Z37];B_PARTITE_2A_FASE_PER_NUMERO;6;0)" office:value-type="string" office:string-value="Falchi" calcext:value-type="string">
            <text:p>Falchi</text:p>
          </table:table-cell>
          <table:table-cell table:style-name="ce906" table:formula="of:=VLOOKUP([.Z37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0" calcext:value-type="float">
            <text:p>40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37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13"/>
          <table:table-cell table:style-name="ce903" office:value-type="float" office:value="36" calcext:value-type="float">
            <text:p>36</text:p>
          </table:table-cell>
          <table:table-cell table:style-name="ce893" table:formula="of:=VLOOKUP([.N38];B_PARTITE_GIRONI;2;0)" office:value-type="string" office:string-value="Girone" calcext:value-type="string">
            <text:p>Girone</text:p>
          </table:table-cell>
          <table:table-cell table:style-name="ce904" table:formula="of:=VLOOKUP([.N38];B_PARTITE_GIRONI;3;0)" office:value-type="string" office:string-value="H" calcext:value-type="string">
            <text:p>H</text:p>
          </table:table-cell>
          <table:table-cell table:style-name="ce906" table:formula="of:=VLOOKUP([.N38];B_PARTITE_GIRONI;6;0)" office:value-type="string" office:string-value="Scorpioni" calcext:value-type="string">
            <text:p>Scorpioni</text:p>
          </table:table-cell>
          <table:table-cell table:style-name="ce906" table:formula="of:=VLOOKUP([.N38];B_PARTITE_GIRONI;7;0)" office:value-type="string" office:string-value="Zebre" calcext:value-type="string">
            <text:p>Zebre</text:p>
          </table:table-cell>
          <table:table-cell table:style-name="ce911" office:value-type="float" office:value="74" calcext:value-type="float">
            <text:p>74</text:p>
          </table:table-cell>
          <table:table-cell table:style-name="ce911" office:value-type="float" office:value="79" calcext:value-type="float">
            <text:p>79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W38];INPUT_CAMPI;2;0)" office:value-type="string" office:string-value="Nuova Scuola" calcext:value-type="string">
            <text:p>Nuova Scuola</text:p>
          </table:table-cell>
          <table:table-cell/>
          <table:table-cell table:style-name="ce903" office:value-type="float" office:value="84" calcext:value-type="float">
            <text:p>84</text:p>
          </table:table-cell>
          <table:table-cell table:style-name="ce893" table:formula="of:=VLOOKUP([.Z38];B_PARTITE_2A_FASE_PER_NUMERO;2;0)" office:value-type="string" office:string-value="2aFase" calcext:value-type="string">
            <text:p>2aFase</text:p>
          </table:table-cell>
          <table:table-cell table:style-name="ce928" table:formula="of:=VLOOKUP([.Z38];B_PARTITE_2A_FASE_PER_NUMERO;3;0)" office:value-type="string" office:string-value="29-32" calcext:value-type="string">
            <text:p>29-32</text:p>
          </table:table-cell>
          <table:table-cell table:style-name="ce906" table:formula="of:=VLOOKUP([.Z38];B_PARTITE_2A_FASE_PER_NUMERO;6;0)" office:value-type="string" office:string-value="Scorpioni" calcext:value-type="string">
            <text:p>Scorpioni</text:p>
          </table:table-cell>
          <table:table-cell table:style-name="ce906" table:formula="of:=VLOOKUP([.Z38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AI38];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13"/>
          <table:table-cell table:style-name="ce903" office:value-type="float" office:value="37" calcext:value-type="float">
            <text:p>37</text:p>
          </table:table-cell>
          <table:table-cell table:style-name="ce893" table:formula="of:=VLOOKUP([.N39];B_PARTITE_GIRONI;2;0)" office:value-type="string" office:string-value="Girone" calcext:value-type="string">
            <text:p>Girone</text:p>
          </table:table-cell>
          <table:table-cell table:style-name="ce904" table:formula="of:=VLOOKUP([.N39];B_PARTITE_GIRONI;3;0)" office:value-type="string" office:string-value="A" calcext:value-type="string">
            <text:p>A</text:p>
          </table:table-cell>
          <table:table-cell table:style-name="ce906" table:formula="of:=VLOOKUP([.N39];B_PARTITE_GIRONI;6;0)" office:value-type="string" office:string-value="Pantere" calcext:value-type="string">
            <text:p>Pantere</text:p>
          </table:table-cell>
          <table:table-cell table:style-name="ce906" table:formula="of:=VLOOKUP([.N39];B_PARTITE_GIRONI;7;0)" office:value-type="string" office:string-value="Tigri" calcext:value-type="string">
            <text:p>Tigri</text:p>
          </table:table-cell>
          <table:table-cell table:style-name="ce911" office:value-type="float" office:value="93" calcext:value-type="float">
            <text:p>93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W39];INPUT_CAMPI;2;0)" office:value-type="string" office:string-value="Cristo Re 1" calcext:value-type="string">
            <text:p>Cristo Re 1</text:p>
          </table:table-cell>
          <table:table-cell/>
          <table:table-cell table:style-name="ce903" office:value-type="float" office:value="85" calcext:value-type="float">
            <text:p>85</text:p>
          </table:table-cell>
          <table:table-cell table:style-name="ce893" table:formula="of:=VLOOKUP([.Z39];B_PARTITE_2A_FASE_PER_NUMERO;2;0)" office:value-type="string" office:string-value="2aFase" calcext:value-type="string">
            <text:p>2aFase</text:p>
          </table:table-cell>
          <table:table-cell table:style-name="ce928" table:formula="of:=VLOOKUP([.Z39];B_PARTITE_2A_FASE_PER_NUMERO;3;0)" office:value-type="string" office:string-value="5-8" calcext:value-type="string">
            <text:p>5-8</text:p>
          </table:table-cell>
          <table:table-cell table:style-name="ce906" table:formula="of:=VLOOKUP([.Z39];B_PARTITE_2A_FASE_PER_NUMERO;6;0)" office:value-type="string" office:string-value="Giaguari" calcext:value-type="string">
            <text:p>Giaguari</text:p>
          </table:table-cell>
          <table:table-cell table:style-name="ce906" table:formula="of:=VLOOKUP([.Z39];B_PARTITE_2A_FASE_PER_NUMERO;7;0)" office:value-type="string" office:string-value="Balene" calcext:value-type="string">
            <text:p>Balene</text:p>
          </table:table-cell>
          <table:table-cell table:style-name="ce911" office:value-type="float" office:value="70" calcext:value-type="float">
            <text:p>70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AI39];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style-name="ce858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903" office:value-type="float" office:value="38" calcext:value-type="float">
            <text:p>38</text:p>
          </table:table-cell>
          <table:table-cell table:style-name="ce893" table:formula="of:=VLOOKUP([.N40];B_PARTITE_GIRONI;2;0)" office:value-type="string" office:string-value="Girone" calcext:value-type="string">
            <text:p>Girone</text:p>
          </table:table-cell>
          <table:table-cell table:style-name="ce904" table:formula="of:=VLOOKUP([.N40];B_PARTITE_GIRONI;3;0)" office:value-type="string" office:string-value="B" calcext:value-type="string">
            <text:p>B</text:p>
          </table:table-cell>
          <table:table-cell table:style-name="ce906" table:formula="of:=VLOOKUP([.N40];B_PARTITE_GIRONI;6;0)" office:value-type="string" office:string-value="Puma" calcext:value-type="string">
            <text:p>Puma</text:p>
          </table:table-cell>
          <table:table-cell table:style-name="ce906" table:formula="of:=VLOOKUP([.N40];B_PARTITE_GIRONI;7;0)" office:value-type="string" office:string-value="Linci" calcext:value-type="string">
            <text:p>Linci</text:p>
          </table:table-cell>
          <table:table-cell table:style-name="ce911" office:value-type="float" office:value="97" calcext:value-type="float">
            <text:p>97</text:p>
          </table:table-cell>
          <table:table-cell table:style-name="ce911" office:value-type="float" office:value="72" calcext:value-type="float">
            <text:p>72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W40];INPUT_CAMPI;2;0)" office:value-type="string" office:string-value="Cristo Re 2" calcext:value-type="string">
            <text:p>Cristo Re 2</text:p>
          </table:table-cell>
          <table:table-cell/>
          <table:table-cell table:style-name="ce903" office:value-type="float" office:value="86" calcext:value-type="float">
            <text:p>86</text:p>
          </table:table-cell>
          <table:table-cell table:style-name="ce893" table:formula="of:=VLOOKUP([.Z40];B_PARTITE_2A_FASE_PER_NUMERO;2;0)" office:value-type="string" office:string-value="2aFase" calcext:value-type="string">
            <text:p>2aFase</text:p>
          </table:table-cell>
          <table:table-cell table:style-name="ce928" table:formula="of:=VLOOKUP([.Z40];B_PARTITE_2A_FASE_PER_NUMERO;3;0)" office:value-type="string" office:string-value="5-8" calcext:value-type="string">
            <text:p>5-8</text:p>
          </table:table-cell>
          <table:table-cell table:style-name="ce906" table:formula="of:=VLOOKUP([.Z40];B_PARTITE_2A_FASE_PER_NUMERO;6;0)" office:value-type="string" office:string-value="Coccodrilli" calcext:value-type="string">
            <text:p>Coccodrilli</text:p>
          </table:table-cell>
          <table:table-cell table:style-name="ce906" table:formula="of:=VLOOKUP([.Z40];B_PARTITE_2A_FASE_PER_NUMERO;7;0)" office:value-type="string" office:string-value="Piranha" calcext:value-type="string">
            <text:p>Piranha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35" calcext:value-type="float">
            <text:p>35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AI40];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style-name="ce867" office:value-type="string" calcext:value-type="string">
            <text:p>ROSSO</text:p>
          </table:table-cell>
          <table:table-cell table:style-name="ce881" office:value-type="string" calcext:value-type="string">
            <text:p>ff0000</text:p>
          </table:table-cell>
          <table:table-cell table:number-columns-repeated="11"/>
          <table:table-cell table:style-name="ce903" office:value-type="float" office:value="39" calcext:value-type="float">
            <text:p>39</text:p>
          </table:table-cell>
          <table:table-cell table:style-name="ce893" table:formula="of:=VLOOKUP([.N41];B_PARTITE_GIRONI;2;0)" office:value-type="string" office:string-value="Girone" calcext:value-type="string">
            <text:p>Girone</text:p>
          </table:table-cell>
          <table:table-cell table:style-name="ce904" table:formula="of:=VLOOKUP([.N41];B_PARTITE_GIRONI;3;0)" office:value-type="string" office:string-value="C" calcext:value-type="string">
            <text:p>C</text:p>
          </table:table-cell>
          <table:table-cell table:style-name="ce906" table:formula="of:=VLOOKUP([.N41];B_PARTITE_GIRONI;6;0)" office:value-type="string" office:string-value="Giraffe" calcext:value-type="string">
            <text:p>Giraffe</text:p>
          </table:table-cell>
          <table:table-cell table:style-name="ce906" table:formula="of:=VLOOKUP([.N41];B_PARTITE_GIRONI;7;0)" office:value-type="string" office:string-value="Ippopotami" calcext:value-type="string">
            <text:p>Ippopotami</text:p>
          </table:table-cell>
          <table:table-cell table:style-name="ce911" office:value-type="float" office:value="98" calcext:value-type="float">
            <text:p>98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W41];INPUT_CAMPI;2;0)" office:value-type="string" office:string-value="Basket Giovane" calcext:value-type="string">
            <text:p>Basket Giovane</text:p>
          </table:table-cell>
          <table:table-cell/>
          <table:table-cell table:style-name="ce903" office:value-type="float" office:value="87" calcext:value-type="float">
            <text:p>87</text:p>
          </table:table-cell>
          <table:table-cell table:style-name="ce893" table:formula="of:=VLOOKUP([.Z41];B_PARTITE_2A_FASE_PER_NUMERO;2;0)" office:value-type="string" office:string-value="2aFase" calcext:value-type="string">
            <text:p>2aFase</text:p>
          </table:table-cell>
          <table:table-cell table:style-name="ce928" table:formula="of:=VLOOKUP([.Z41];B_PARTITE_2A_FASE_PER_NUMERO;3;0)" office:value-type="string" office:string-value="1-4" calcext:value-type="string">
            <text:p>1-4</text:p>
          </table:table-cell>
          <table:table-cell table:style-name="ce906" table:formula="of:=VLOOKUP([.Z41];B_PARTITE_2A_FASE_PER_NUMERO;6;0)" office:value-type="string" office:string-value="Leoni" calcext:value-type="string">
            <text:p>Leoni</text:p>
          </table:table-cell>
          <table:table-cell table:style-name="ce906" table:formula="of:=VLOOKUP([.Z41];B_PARTITE_2A_FASE_PER_NUMERO;7;0)" office:value-type="string" office:string-value="Bisonti" calcext:value-type="string">
            <text:p>Bisonti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20H30M00S" calcext:value-type="time">
            <text:p>20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41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style-name="ce868" office:value-type="string" calcext:value-type="string">
            <text:p>ARANCIONE</text:p>
          </table:table-cell>
          <table:table-cell table:style-name="ce881" office:value-type="string" calcext:value-type="string">
            <text:p>ffa500</text:p>
          </table:table-cell>
          <table:table-cell table:number-columns-repeated="11"/>
          <table:table-cell table:style-name="ce903" office:value-type="float" office:value="40" calcext:value-type="float">
            <text:p>40</text:p>
          </table:table-cell>
          <table:table-cell table:style-name="ce893" table:formula="of:=VLOOKUP([.N42];B_PARTITE_GIRONI;2;0)" office:value-type="string" office:string-value="Girone" calcext:value-type="string">
            <text:p>Girone</text:p>
          </table:table-cell>
          <table:table-cell table:style-name="ce904" table:formula="of:=VLOOKUP([.N42];B_PARTITE_GIRONI;3;0)" office:value-type="string" office:string-value="D" calcext:value-type="string">
            <text:p>D</text:p>
          </table:table-cell>
          <table:table-cell table:style-name="ce906" table:formula="of:=VLOOKUP([.N42];B_PARTITE_GIRONI;6;0)" office:value-type="string" office:string-value="Pitoni" calcext:value-type="string">
            <text:p>Pitoni</text:p>
          </table:table-cell>
          <table:table-cell table:style-name="ce906" table:formula="of:=VLOOKUP([.N42];B_PARTITE_GIRONI;7;0)" office:value-type="string" office:string-value="Aquile" calcext:value-type="string">
            <text:p>Aquile</text:p>
          </table:table-cell>
          <table:table-cell table:style-name="ce911" office:value-type="float" office:value="25" calcext:value-type="float">
            <text:p>25</text:p>
          </table:table-cell>
          <table:table-cell table:style-name="ce911" office:value-type="float" office:value="15" calcext:value-type="float">
            <text:p>15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W42];INPUT_CAMPI;2;0)" office:value-type="string" office:string-value="Nuova Scuola" calcext:value-type="string">
            <text:p>Nuova Scuola</text:p>
          </table:table-cell>
          <table:table-cell/>
          <table:table-cell table:style-name="ce903" office:value-type="float" office:value="88" calcext:value-type="float">
            <text:p>88</text:p>
          </table:table-cell>
          <table:table-cell table:style-name="ce893" table:formula="of:=VLOOKUP([.Z42];B_PARTITE_2A_FASE_PER_NUMERO;2;0)" office:value-type="string" office:string-value="2aFase" calcext:value-type="string">
            <text:p>2aFase</text:p>
          </table:table-cell>
          <table:table-cell table:style-name="ce928" table:formula="of:=VLOOKUP([.Z42];B_PARTITE_2A_FASE_PER_NUMERO;3;0)" office:value-type="string" office:string-value="1-4" calcext:value-type="string">
            <text:p>1-4</text:p>
          </table:table-cell>
          <table:table-cell table:style-name="ce906" table:formula="of:=VLOOKUP([.Z42];B_PARTITE_2A_FASE_PER_NUMERO;6;0)" office:value-type="string" office:string-value="Pantere" calcext:value-type="string">
            <text:p>Pantere</text:p>
          </table:table-cell>
          <table:table-cell table:style-name="ce906" table:formula="of:=VLOOKUP([.Z42];B_PARTITE_2A_FASE_PER_NUMERO;7;0)" office:value-type="string" office:string-value="Istrici" calcext:value-type="string">
            <text:p>Istrici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22H00M00S" calcext:value-type="time">
            <text:p>22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42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style-name="ce869" office:value-type="string" calcext:value-type="string">
            <text:p>GIALLO</text:p>
          </table:table-cell>
          <table:table-cell table:style-name="ce881" office:value-type="string" calcext:value-type="string">
            <text:p>ffff00</text:p>
          </table:table-cell>
          <table:table-cell table:number-columns-repeated="11"/>
          <table:table-cell table:style-name="ce903" office:value-type="float" office:value="41" calcext:value-type="float">
            <text:p>41</text:p>
          </table:table-cell>
          <table:table-cell table:style-name="ce893" table:formula="of:=VLOOKUP([.N43];B_PARTITE_GIRONI;2;0)" office:value-type="string" office:string-value="Girone" calcext:value-type="string">
            <text:p>Girone</text:p>
          </table:table-cell>
          <table:table-cell table:style-name="ce904" table:formula="of:=VLOOKUP([.N43];B_PARTITE_GIRONI;3;0)" office:value-type="string" office:string-value="E" calcext:value-type="string">
            <text:p>E</text:p>
          </table:table-cell>
          <table:table-cell table:style-name="ce906" table:formula="of:=VLOOKUP([.N43];B_PARTITE_GIRONI;6;0)" office:value-type="string" office:string-value="Bisonti" calcext:value-type="string">
            <text:p>Bisonti</text:p>
          </table:table-cell>
          <table:table-cell table:style-name="ce906" table:formula="of:=VLOOKUP([.N43];B_PARTITE_GIRONI;7;0)" office:value-type="string" office:string-value="Cinghiali" calcext:value-type="string">
            <text:p>Cinghiali</text:p>
          </table:table-cell>
          <table:table-cell table:style-name="ce911" office:value-type="float" office:value="36" calcext:value-type="float">
            <text:p>36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W43];INPUT_CAMPI;2;0)" office:value-type="string" office:string-value="Cristo Re 1" calcext:value-type="string">
            <text:p>Cristo Re 1</text:p>
          </table:table-cell>
          <table:table-cell/>
          <table:table-cell table:style-name="ce903" office:value-type="float" office:value="89" calcext:value-type="float">
            <text:p>89</text:p>
          </table:table-cell>
          <table:table-cell table:style-name="ce893" table:formula="of:=VLOOKUP([.Z43];B_PARTITE_2A_FASE_PER_NUMERO;2;0)" office:value-type="string" office:string-value="2aFase" calcext:value-type="string">
            <text:p>2aFase</text:p>
          </table:table-cell>
          <table:table-cell table:style-name="ce928" table:formula="of:=VLOOKUP([.Z43];B_PARTITE_2A_FASE_PER_NUMERO;3;0)" office:value-type="string" office:string-value="9-12" calcext:value-type="string">
            <text:p>9-12</text:p>
          </table:table-cell>
          <table:table-cell table:style-name="ce906" table:formula="of:=VLOOKUP([.Z43];B_PARTITE_2A_FASE_PER_NUMERO;6;0)" office:value-type="string" office:string-value="Elefanti" calcext:value-type="string">
            <text:p>Elefanti</text:p>
          </table:table-cell>
          <table:table-cell table:style-name="ce906" table:formula="of:=VLOOKUP([.Z43];B_PARTITE_2A_FASE_PER_NUMERO;7;0)" office:value-type="string" office:string-value="Gorilla" calcext:value-type="string">
            <text:p>Gorilla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32" calcext:value-type="float">
            <text:p>3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AI43];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style-name="ce870" office:value-type="string" calcext:value-type="string">
            <text:p>VERDE</text:p>
          </table:table-cell>
          <table:table-cell table:style-name="ce881" office:value-type="string" calcext:value-type="string">
            <text:p>000800</text:p>
          </table:table-cell>
          <table:table-cell table:number-columns-repeated="11"/>
          <table:table-cell table:style-name="ce903" office:value-type="float" office:value="42" calcext:value-type="float">
            <text:p>42</text:p>
          </table:table-cell>
          <table:table-cell table:style-name="ce893" table:formula="of:=VLOOKUP([.N44];B_PARTITE_GIRONI;2;0)" office:value-type="string" office:string-value="Girone" calcext:value-type="string">
            <text:p>Girone</text:p>
          </table:table-cell>
          <table:table-cell table:style-name="ce904" table:formula="of:=VLOOKUP([.N44];B_PARTITE_GIRONI;3;0)" office:value-type="string" office:string-value="F" calcext:value-type="string">
            <text:p>F</text:p>
          </table:table-cell>
          <table:table-cell table:style-name="ce906" table:formula="of:=VLOOKUP([.N44];B_PARTITE_GIRONI;6;0)" office:value-type="string" office:string-value="Balene" calcext:value-type="string">
            <text:p>Balene</text:p>
          </table:table-cell>
          <table:table-cell table:style-name="ce906" table:formula="of:=VLOOKUP([.N44];B_PARTITE_GIRONI;7;0)" office:value-type="string" office:string-value="Fenicotteri" calcext:value-type="string">
            <text:p>Fenicotteri</text:p>
          </table:table-cell>
          <table:table-cell table:style-name="ce911" office:value-type="float" office:value="36" calcext:value-type="float">
            <text:p>36</text:p>
          </table:table-cell>
          <table:table-cell table:style-name="ce911" office:value-type="float" office:value="35" calcext:value-type="float">
            <text:p>35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W44];INPUT_CAMPI;2;0)" office:value-type="string" office:string-value="Cristo Re 2" calcext:value-type="string">
            <text:p>Cristo Re 2</text:p>
          </table:table-cell>
          <table:table-cell/>
          <table:table-cell table:style-name="ce903" office:value-type="float" office:value="90" calcext:value-type="float">
            <text:p>90</text:p>
          </table:table-cell>
          <table:table-cell table:style-name="ce893" table:formula="of:=VLOOKUP([.Z44];B_PARTITE_2A_FASE_PER_NUMERO;2;0)" office:value-type="string" office:string-value="2aFase" calcext:value-type="string">
            <text:p>2aFase</text:p>
          </table:table-cell>
          <table:table-cell table:style-name="ce928" table:formula="of:=VLOOKUP([.Z44];B_PARTITE_2A_FASE_PER_NUMERO;3;0)" office:value-type="string" office:string-value="9-12" calcext:value-type="string">
            <text:p>9-12</text:p>
          </table:table-cell>
          <table:table-cell table:style-name="ce906" table:formula="of:=VLOOKUP([.Z44];B_PARTITE_2A_FASE_PER_NUMERO;6;0)" office:value-type="string" office:string-value="Giraffe" calcext:value-type="string">
            <text:p>Giraffe</text:p>
          </table:table-cell>
          <table:table-cell table:style-name="ce906" table:formula="of:=VLOOKUP([.Z44];B_PARTITE_2A_FASE_PER_NUMERO;7;0)" office:value-type="string" office:string-value="Bufali" calcext:value-type="string">
            <text:p>Bufal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AI44];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style-name="ce871" office:value-type="string" calcext:value-type="string">
            <text:p>BLU</text:p>
          </table:table-cell>
          <table:table-cell table:style-name="ce881" office:value-type="string" calcext:value-type="string">
            <text:p>0000ff</text:p>
          </table:table-cell>
          <table:table-cell table:number-columns-repeated="11"/>
          <table:table-cell table:style-name="ce903" office:value-type="float" office:value="43" calcext:value-type="float">
            <text:p>43</text:p>
          </table:table-cell>
          <table:table-cell table:style-name="ce893" table:formula="of:=VLOOKUP([.N45];B_PARTITE_GIRONI;2;0)" office:value-type="string" office:string-value="Girone" calcext:value-type="string">
            <text:p>Girone</text:p>
          </table:table-cell>
          <table:table-cell table:style-name="ce904" table:formula="of:=VLOOKUP([.N45];B_PARTITE_GIRONI;3;0)" office:value-type="string" office:string-value="G" calcext:value-type="string">
            <text:p>G</text:p>
          </table:table-cell>
          <table:table-cell table:style-name="ce906" table:formula="of:=VLOOKUP([.N45];B_PARTITE_GIRONI;6;0)" office:value-type="string" office:string-value="Istrici" calcext:value-type="string">
            <text:p>Istrici</text:p>
          </table:table-cell>
          <table:table-cell table:style-name="ce906" table:formula="of:=VLOOKUP([.N45];B_PARTITE_GIRONI;7;0)" office:value-type="string" office:string-value="Orche" calcext:value-type="string">
            <text:p>Orche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W45];INPUT_CAMPI;2;0)" office:value-type="string" office:string-value="Basket Giovane" calcext:value-type="string">
            <text:p>Basket Giovane</text:p>
          </table:table-cell>
          <table:table-cell/>
          <table:table-cell table:style-name="ce903" office:value-type="float" office:value="91" calcext:value-type="float">
            <text:p>91</text:p>
          </table:table-cell>
          <table:table-cell table:style-name="ce893" table:formula="of:=VLOOKUP([.Z45];B_PARTITE_2A_FASE_PER_NUMERO;2;0)" office:value-type="string" office:string-value="2aFase" calcext:value-type="string">
            <text:p>2aFase</text:p>
          </table:table-cell>
          <table:table-cell table:style-name="ce928" table:formula="of:=VLOOKUP([.Z45];B_PARTITE_2A_FASE_PER_NUMERO;3;0)" office:value-type="string" office:string-value="13-16" calcext:value-type="string">
            <text:p>13-16</text:p>
          </table:table-cell>
          <table:table-cell table:style-name="ce906" table:formula="of:=VLOOKUP([.Z45];B_PARTITE_2A_FASE_PER_NUMERO;6;0)" office:value-type="string" office:string-value="Aquile" calcext:value-type="string">
            <text:p>Aquile</text:p>
          </table:table-cell>
          <table:table-cell table:style-name="ce906" table:formula="of:=VLOOKUP([.Z45];B_PARTITE_2A_FASE_PER_NUMERO;7;0)" office:value-type="string" office:string-value="Tonni" calcext:value-type="string">
            <text:p>Tonni</text:p>
          </table:table-cell>
          <table:table-cell table:style-name="ce911" office:value-type="float" office:value="54" calcext:value-type="float">
            <text:p>54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45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style-name="ce872" office:value-type="string" calcext:value-type="string">
            <text:p>INDACO</text:p>
          </table:table-cell>
          <table:table-cell table:style-name="ce881" office:value-type="string" calcext:value-type="string">
            <text:p>4b0082</text:p>
          </table:table-cell>
          <table:table-cell table:number-columns-repeated="11"/>
          <table:table-cell table:style-name="ce903" office:value-type="float" office:value="44" calcext:value-type="float">
            <text:p>44</text:p>
          </table:table-cell>
          <table:table-cell table:style-name="ce893" table:formula="of:=VLOOKUP([.N46];B_PARTITE_GIRONI;2;0)" office:value-type="string" office:string-value="Girone" calcext:value-type="string">
            <text:p>Girone</text:p>
          </table:table-cell>
          <table:table-cell table:style-name="ce904" table:formula="of:=VLOOKUP([.N46];B_PARTITE_GIRONI;3;0)" office:value-type="string" office:string-value="H" calcext:value-type="string">
            <text:p>H</text:p>
          </table:table-cell>
          <table:table-cell table:style-name="ce906" table:formula="of:=VLOOKUP([.N46];B_PARTITE_GIRONI;6;0)" office:value-type="string" office:string-value="Tonni" calcext:value-type="string">
            <text:p>Tonni</text:p>
          </table:table-cell>
          <table:table-cell table:style-name="ce906" table:formula="of:=VLOOKUP([.N46];B_PARTITE_GIRONI;7;0)" office:value-type="string" office:string-value="Scorpioni" calcext:value-type="string">
            <text:p>Scorpioni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13" calcext:value-type="float">
            <text:p>1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W46];INPUT_CAMPI;2;0)" office:value-type="string" office:string-value="Nuova Scuola" calcext:value-type="string">
            <text:p>Nuova Scuola</text:p>
          </table:table-cell>
          <table:table-cell/>
          <table:table-cell table:style-name="ce903" office:value-type="float" office:value="92" calcext:value-type="float">
            <text:p>92</text:p>
          </table:table-cell>
          <table:table-cell table:style-name="ce893" table:formula="of:=VLOOKUP([.Z46];B_PARTITE_2A_FASE_PER_NUMERO;2;0)" office:value-type="string" office:string-value="2aFase" calcext:value-type="string">
            <text:p>2aFase</text:p>
          </table:table-cell>
          <table:table-cell table:style-name="ce928" table:formula="of:=VLOOKUP([.Z46];B_PARTITE_2A_FASE_PER_NUMERO;3;0)" office:value-type="string" office:string-value="13-16" calcext:value-type="string">
            <text:p>13-16</text:p>
          </table:table-cell>
          <table:table-cell table:style-name="ce906" table:formula="of:=VLOOKUP([.Z46];B_PARTITE_2A_FASE_PER_NUMERO;6;0)" office:value-type="string" office:string-value="Puma" calcext:value-type="string">
            <text:p>Puma</text:p>
          </table:table-cell>
          <table:table-cell table:style-name="ce906" table:formula="of:=VLOOKUP([.Z46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AI46];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style-name="ce873" office:value-type="string" calcext:value-type="string">
            <text:p>VIOLETTO</text:p>
          </table:table-cell>
          <table:table-cell table:style-name="ce881" office:value-type="string" calcext:value-type="string">
            <text:p>ee82ee</text:p>
          </table:table-cell>
          <table:table-cell table:number-columns-repeated="11"/>
          <table:table-cell table:style-name="ce903" office:value-type="float" office:value="45" calcext:value-type="float">
            <text:p>45</text:p>
          </table:table-cell>
          <table:table-cell table:style-name="ce893" table:formula="of:=VLOOKUP([.N47];B_PARTITE_GIRONI;2;0)" office:value-type="string" office:string-value="Girone" calcext:value-type="string">
            <text:p>Girone</text:p>
          </table:table-cell>
          <table:table-cell table:style-name="ce904" table:formula="of:=VLOOKUP([.N47];B_PARTITE_GIRONI;3;0)" office:value-type="string" office:string-value="E" calcext:value-type="string">
            <text:p>E</text:p>
          </table:table-cell>
          <table:table-cell table:style-name="ce906" table:formula="of:=VLOOKUP([.N47];B_PARTITE_GIRONI;6;0)" office:value-type="string" office:string-value="Bufali" calcext:value-type="string">
            <text:p>Bufali</text:p>
          </table:table-cell>
          <table:table-cell table:style-name="ce906" table:formula="of:=VLOOKUP([.N47];B_PARTITE_GIRONI;7;0)" office:value-type="string" office:string-value="Cervi" calcext:value-type="string">
            <text:p>Cerv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W47];INPUT_CAMPI;2;0)" office:value-type="string" office:string-value="Cristo Re 1" calcext:value-type="string">
            <text:p>Cristo Re 1</text:p>
          </table:table-cell>
          <table:table-cell/>
          <table:table-cell table:style-name="ce903" office:value-type="float" office:value="93" calcext:value-type="float">
            <text:p>93</text:p>
          </table:table-cell>
          <table:table-cell table:style-name="ce893" table:formula="of:=VLOOKUP([.Z47];B_PARTITE_2A_FASE_PER_NUMERO;2;0)" office:value-type="string" office:string-value="2aFase" calcext:value-type="string">
            <text:p>2aFase</text:p>
          </table:table-cell>
          <table:table-cell table:style-name="ce928" table:formula="of:=VLOOKUP([.Z47];B_PARTITE_2A_FASE_PER_NUMERO;3;0)" office:value-type="string" office:string-value="17-20" calcext:value-type="string">
            <text:p>17-20</text:p>
          </table:table-cell>
          <table:table-cell table:style-name="ce906" table:formula="of:=VLOOKUP([.Z47];B_PARTITE_2A_FASE_PER_NUMERO;6;0)" office:value-type="string" office:string-value="Tigri" calcext:value-type="string">
            <text:p>Tigri</text:p>
          </table:table-cell>
          <table:table-cell table:style-name="ce906" table:formula="of:=VLOOKUP([.Z47];B_PARTITE_2A_FASE_PER_NUMERO;7;0)" office:value-type="string" office:string-value="Cervi" calcext:value-type="string">
            <text:p>Cervi</text:p>
          </table:table-cell>
          <table:table-cell table:style-name="ce911" office:value-type="float" office:value="57" calcext:value-type="float">
            <text:p>57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AI47];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style-name="ce874" office:value-type="string" calcext:value-type="string">
            <text:p>NERO</text:p>
          </table:table-cell>
          <table:table-cell table:style-name="ce881" office:value-type="string" calcext:value-type="string">
            <text:p>000000</text:p>
          </table:table-cell>
          <table:table-cell table:number-columns-repeated="11"/>
          <table:table-cell table:style-name="ce903" office:value-type="float" office:value="46" calcext:value-type="float">
            <text:p>46</text:p>
          </table:table-cell>
          <table:table-cell table:style-name="ce893" table:formula="of:=VLOOKUP([.N48];B_PARTITE_GIRONI;2;0)" office:value-type="string" office:string-value="Girone" calcext:value-type="string">
            <text:p>Girone</text:p>
          </table:table-cell>
          <table:table-cell table:style-name="ce904" table:formula="of:=VLOOKUP([.N48];B_PARTITE_GIRONI;3;0)" office:value-type="string" office:string-value="F" calcext:value-type="string">
            <text:p>F</text:p>
          </table:table-cell>
          <table:table-cell table:style-name="ce906" table:formula="of:=VLOOKUP([.N48];B_PARTITE_GIRONI;6;0)" office:value-type="string" office:string-value="Gabbiani" calcext:value-type="string">
            <text:p>Gabbiani</text:p>
          </table:table-cell>
          <table:table-cell table:style-name="ce906" table:formula="of:=VLOOKUP([.N48];B_PARTITE_GIRONI;7;0)" office:value-type="string" office:string-value="Delfini" calcext:value-type="string">
            <text:p>Delfin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W48];INPUT_CAMPI;2;0)" office:value-type="string" office:string-value="Cristo Re 2" calcext:value-type="string">
            <text:p>Cristo Re 2</text:p>
          </table:table-cell>
          <table:table-cell/>
          <table:table-cell table:style-name="ce903" office:value-type="float" office:value="94" calcext:value-type="float">
            <text:p>94</text:p>
          </table:table-cell>
          <table:table-cell table:style-name="ce893" table:formula="of:=VLOOKUP([.Z48];B_PARTITE_2A_FASE_PER_NUMERO;2;0)" office:value-type="string" office:string-value="2aFase" calcext:value-type="string">
            <text:p>2aFase</text:p>
          </table:table-cell>
          <table:table-cell table:style-name="ce928" table:formula="of:=VLOOKUP([.Z48];B_PARTITE_2A_FASE_PER_NUMERO;3;0)" office:value-type="string" office:string-value="17-20" calcext:value-type="string">
            <text:p>17-20</text:p>
          </table:table-cell>
          <table:table-cell table:style-name="ce906" table:formula="of:=VLOOKUP([.Z48];B_PARTITE_2A_FASE_PER_NUMERO;6;0)" office:value-type="string" office:string-value="Ippopotami" calcext:value-type="string">
            <text:p>Ippopotami</text:p>
          </table:table-cell>
          <table:table-cell table:style-name="ce906" table:formula="of:=VLOOKUP([.Z48];B_PARTITE_2A_FASE_PER_NUMERO;7;0)" office:value-type="string" office:string-value="Orche" calcext:value-type="string">
            <text:p>Orche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AI48];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style-name="ce875" office:value-type="string" calcext:value-type="string">
            <text:p>BLU_SCURO</text:p>
          </table:table-cell>
          <table:table-cell table:style-name="ce881" office:value-type="string" calcext:value-type="string">
            <text:p>1f4e79</text:p>
          </table:table-cell>
          <table:table-cell table:number-columns-repeated="11"/>
          <table:table-cell table:style-name="ce903" office:value-type="float" office:value="47" calcext:value-type="float">
            <text:p>47</text:p>
          </table:table-cell>
          <table:table-cell table:style-name="ce893" table:formula="of:=VLOOKUP([.N49];B_PARTITE_GIRONI;2;0)" office:value-type="string" office:string-value="Girone" calcext:value-type="string">
            <text:p>Girone</text:p>
          </table:table-cell>
          <table:table-cell table:style-name="ce904" table:formula="of:=VLOOKUP([.N49];B_PARTITE_GIRONI;3;0)" office:value-type="string" office:string-value="G" calcext:value-type="string">
            <text:p>G</text:p>
          </table:table-cell>
          <table:table-cell table:style-name="ce906" table:formula="of:=VLOOKUP([.N49];B_PARTITE_GIRONI;6;0)" office:value-type="string" office:string-value="Gorilla" calcext:value-type="string">
            <text:p>Gorilla</text:p>
          </table:table-cell>
          <table:table-cell table:style-name="ce906" table:formula="of:=VLOOKUP([.N49];B_PARTITE_GIRONI;7;0)" office:value-type="string" office:string-value="Muli" calcext:value-type="string">
            <text:p>Muli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W49];INPUT_CAMPI;2;0)" office:value-type="string" office:string-value="Basket Giovane" calcext:value-type="string">
            <text:p>Basket Giovane</text:p>
          </table:table-cell>
          <table:table-cell/>
          <table:table-cell table:style-name="ce903" office:value-type="float" office:value="95" calcext:value-type="float">
            <text:p>95</text:p>
          </table:table-cell>
          <table:table-cell table:style-name="ce893" table:formula="of:=VLOOKUP([.Z49];B_PARTITE_2A_FASE_PER_NUMERO;2;0)" office:value-type="string" office:string-value="2aFase" calcext:value-type="string">
            <text:p>2aFase</text:p>
          </table:table-cell>
          <table:table-cell table:style-name="ce928" table:formula="of:=VLOOKUP([.Z49];B_PARTITE_2A_FASE_PER_NUMERO;3;0)" office:value-type="string" office:string-value="21-24" calcext:value-type="string">
            <text:p>21-24</text:p>
          </table:table-cell>
          <table:table-cell table:style-name="ce906" table:formula="of:=VLOOKUP([.Z49];B_PARTITE_2A_FASE_PER_NUMERO;6;0)" office:value-type="string" office:string-value="Linci" calcext:value-type="string">
            <text:p>Linci</text:p>
          </table:table-cell>
          <table:table-cell table:style-name="ce906" table:formula="of:=VLOOKUP([.Z49];B_PARTITE_2A_FASE_PER_NUMERO;7;0)" office:value-type="string" office:string-value="Delfini" calcext:value-type="string">
            <text:p>Delfini</text:p>
          </table:table-cell>
          <table:table-cell table:style-name="ce911" office:value-type="float" office:value="53" calcext:value-type="float">
            <text:p>53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49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style-name="ce876" office:value-type="string" calcext:value-type="string">
            <text:p>VERDE_MEDIO</text:p>
          </table:table-cell>
          <table:table-cell table:style-name="ce881" office:value-type="string" calcext:value-type="string">
            <text:p>a9d18e</text:p>
          </table:table-cell>
          <table:table-cell table:number-columns-repeated="11"/>
          <table:table-cell table:style-name="ce861" office:value-type="float" office:value="48" calcext:value-type="float">
            <text:p>48</text:p>
          </table:table-cell>
          <table:table-cell table:style-name="ce894" table:formula="of:=VLOOKUP([.N50];B_PARTITE_GIRONI;2;0)" office:value-type="string" office:string-value="Girone" calcext:value-type="string">
            <text:p>Girone</text:p>
          </table:table-cell>
          <table:table-cell table:style-name="ce904" table:formula="of:=VLOOKUP([.N50];B_PARTITE_GIRONI;3;0)" office:value-type="string" office:string-value="H" calcext:value-type="string">
            <text:p>H</text:p>
          </table:table-cell>
          <table:table-cell table:style-name="ce907" table:formula="of:=VLOOKUP([.N50];B_PARTITE_GIRONI;6;0)" office:value-type="string" office:string-value="Zebre" calcext:value-type="string">
            <text:p>Zebre</text:p>
          </table:table-cell>
          <table:table-cell table:style-name="ce907" table:formula="of:=VLOOKUP([.N50];B_PARTITE_GIRONI;7;0)" office:value-type="string" office:string-value="Piranha" calcext:value-type="string">
            <text:p>Piranha</text:p>
          </table:table-cell>
          <table:table-cell table:style-name="ce912" office:value-type="float" office:value="54" calcext:value-type="float">
            <text:p>54</text:p>
          </table:table-cell>
          <table:table-cell table:style-name="ce912" office:value-type="float" office:value="48" calcext:value-type="float">
            <text:p>48</text:p>
          </table:table-cell>
          <table:table-cell table:style-name="ce916" office:value-type="date" office:date-value="2021-06-09" calcext:value-type="date">
            <text:p>mer 09/06/2021</text:p>
          </table:table-cell>
          <table:table-cell table:style-name="ce919" office:value-type="time" office:time-value="PT18H30M00S" calcext:value-type="time">
            <text:p>18:30</text:p>
          </table:table-cell>
          <table:table-cell table:style-name="ce922" office:value-type="float" office:value="4" calcext:value-type="float">
            <text:p>4</text:p>
          </table:table-cell>
          <table:table-cell table:style-name="ce926" table:formula="of:=VLOOKUP([.W50];INPUT_CAMPI;2;0)" office:value-type="string" office:string-value="Nuova Scuola" calcext:value-type="string">
            <text:p>Nuova Scuola</text:p>
          </table:table-cell>
          <table:table-cell/>
          <table:table-cell table:style-name="ce903" office:value-type="float" office:value="96" calcext:value-type="float">
            <text:p>96</text:p>
          </table:table-cell>
          <table:table-cell table:style-name="ce893" table:formula="of:=VLOOKUP([.Z50];B_PARTITE_2A_FASE_PER_NUMERO;2;0)" office:value-type="string" office:string-value="2aFase" calcext:value-type="string">
            <text:p>2aFase</text:p>
          </table:table-cell>
          <table:table-cell table:style-name="ce928" table:formula="of:=VLOOKUP([.Z50];B_PARTITE_2A_FASE_PER_NUMERO;3;0)" office:value-type="string" office:string-value="21-24" calcext:value-type="string">
            <text:p>21-24</text:p>
          </table:table-cell>
          <table:table-cell table:style-name="ce906" table:formula="of:=VLOOKUP([.Z50];B_PARTITE_2A_FASE_PER_NUMERO;6;0)" office:value-type="string" office:string-value="Pitoni" calcext:value-type="string">
            <text:p>Pitoni</text:p>
          </table:table-cell>
          <table:table-cell table:style-name="ce906" table:formula="of:=VLOOKUP([.Z50];B_PARTITE_2A_FASE_PER_NUMERO;7;0)" office:value-type="string" office:string-value="Zebre" calcext:value-type="string">
            <text:p>Zebre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AI50];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style-name="ce877" office:value-type="string" calcext:value-type="string">
            <text:p>VERDE_CHIARO</text:p>
          </table:table-cell>
          <table:table-cell table:style-name="ce881" office:value-type="string" calcext:value-type="string">
            <text:p>c5e0b4</text:p>
          </table:table-cell>
          <table:table-cell table:number-columns-repeated="23"/>
          <table:table-cell table:style-name="ce903" office:value-type="float" office:value="97" calcext:value-type="float">
            <text:p>97</text:p>
          </table:table-cell>
          <table:table-cell table:style-name="ce893" table:formula="of:=VLOOKUP([.Z51];B_PARTITE_2A_FASE_PER_NUMERO;2;0)" office:value-type="string" office:string-value="2aFase" calcext:value-type="string">
            <text:p>2aFase</text:p>
          </table:table-cell>
          <table:table-cell table:style-name="ce928" table:formula="of:=VLOOKUP([.Z51];B_PARTITE_2A_FASE_PER_NUMERO;3;0)" office:value-type="string" office:string-value="31-32" calcext:value-type="string">
            <text:p>31-32</text:p>
          </table:table-cell>
          <table:table-cell table:style-name="ce906" table:formula="of:=VLOOKUP([.Z51];B_PARTITE_2A_FASE_PER_NUMERO;6;0)" office:value-type="string" office:string-value="Scorpioni" calcext:value-type="string">
            <text:p>Scorpioni</text:p>
          </table:table-cell>
          <table:table-cell table:style-name="ce906" table:formula="of:=VLOOKUP([.Z51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53" calcext:value-type="float">
            <text:p>53</text:p>
          </table:table-cell>
          <table:table-cell table:style-name="ce911" office:value-type="float" office:value="32" calcext:value-type="float">
            <text:p>3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AI51];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903" office:value-type="float" office:value="98" calcext:value-type="float">
            <text:p>98</text:p>
          </table:table-cell>
          <table:table-cell table:style-name="ce893" table:formula="of:=VLOOKUP([.Z52];B_PARTITE_2A_FASE_PER_NUMERO;2;0)" office:value-type="string" office:string-value="2aFase" calcext:value-type="string">
            <text:p>2aFase</text:p>
          </table:table-cell>
          <table:table-cell table:style-name="ce928" table:formula="of:=VLOOKUP([.Z52];B_PARTITE_2A_FASE_PER_NUMERO;3;0)" office:value-type="string" office:string-value="29-30" calcext:value-type="string">
            <text:p>29-30</text:p>
          </table:table-cell>
          <table:table-cell table:style-name="ce906" table:formula="of:=VLOOKUP([.Z52];B_PARTITE_2A_FASE_PER_NUMERO;6;0)" office:value-type="string" office:string-value="Falchi" calcext:value-type="string">
            <text:p>Falchi</text:p>
          </table:table-cell>
          <table:table-cell table:style-name="ce906" table:formula="of:=VLOOKUP([.Z52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50" calcext:value-type="float">
            <text:p>50</text:p>
          </table:table-cell>
          <table:table-cell table:style-name="ce911" office:value-type="float" office:value="38" calcext:value-type="float">
            <text:p>38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AI52];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903" office:value-type="float" office:value="99" calcext:value-type="float">
            <text:p>99</text:p>
          </table:table-cell>
          <table:table-cell table:style-name="ce893" table:formula="of:=VLOOKUP([.Z53];B_PARTITE_2A_FASE_PER_NUMERO;2;0)" office:value-type="string" office:string-value="2aFase" calcext:value-type="string">
            <text:p>2aFase</text:p>
          </table:table-cell>
          <table:table-cell table:style-name="ce928" table:formula="of:=VLOOKUP([.Z53];B_PARTITE_2A_FASE_PER_NUMERO;3;0)" office:value-type="string" office:string-value="27-28" calcext:value-type="string">
            <text:p>27-28</text:p>
          </table:table-cell>
          <table:table-cell table:style-name="ce906" table:formula="of:=VLOOKUP([.Z53];B_PARTITE_2A_FASE_PER_NUMERO;6;0)" office:value-type="string" office:string-value="Muli" calcext:value-type="string">
            <text:p>Muli</text:p>
          </table:table-cell>
          <table:table-cell table:style-name="ce906" table:formula="of:=VLOOKUP([.Z53];B_PARTITE_2A_FASE_PER_NUMERO;7;0)" office:value-type="string" office:string-value="Ghepardi" calcext:value-type="string">
            <text:p>Ghepardi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53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903" office:value-type="float" office:value="100" calcext:value-type="float">
            <text:p>100</text:p>
          </table:table-cell>
          <table:table-cell table:style-name="ce893" table:formula="of:=VLOOKUP([.Z54];B_PARTITE_2A_FASE_PER_NUMERO;2;0)" office:value-type="string" office:string-value="2aFase" calcext:value-type="string">
            <text:p>2aFase</text:p>
          </table:table-cell>
          <table:table-cell table:style-name="ce928" table:formula="of:=VLOOKUP([.Z54];B_PARTITE_2A_FASE_PER_NUMERO;3;0)" office:value-type="string" office:string-value="25-26" calcext:value-type="string">
            <text:p>25-26</text:p>
          </table:table-cell>
          <table:table-cell table:style-name="ce906" table:formula="of:=VLOOKUP([.Z54];B_PARTITE_2A_FASE_PER_NUMERO;6;0)" office:value-type="string" office:string-value="Iguane" calcext:value-type="string">
            <text:p>Iguane</text:p>
          </table:table-cell>
          <table:table-cell table:style-name="ce906" table:formula="of:=VLOOKUP([.Z54];B_PARTITE_2A_FASE_PER_NUMERO;7;0)" office:value-type="string" office:string-value="Delfini" calcext:value-type="string">
            <text:p>Delfini</text:p>
          </table:table-cell>
          <table:table-cell table:style-name="ce911" office:value-type="float" office:value="69" calcext:value-type="float">
            <text:p>69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AI54];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903" office:value-type="float" office:value="101" calcext:value-type="float">
            <text:p>101</text:p>
          </table:table-cell>
          <table:table-cell table:style-name="ce893" table:formula="of:=VLOOKUP([.Z55];B_PARTITE_2A_FASE_PER_NUMERO;2;0)" office:value-type="string" office:string-value="2aFase" calcext:value-type="string">
            <text:p>2aFase</text:p>
          </table:table-cell>
          <table:table-cell table:style-name="ce928" table:formula="of:=VLOOKUP([.Z55];B_PARTITE_2A_FASE_PER_NUMERO;3;0)" office:value-type="string" office:string-value="23-24" calcext:value-type="string">
            <text:p>23-24</text:p>
          </table:table-cell>
          <table:table-cell table:style-name="ce906" table:formula="of:=VLOOKUP([.Z55];B_PARTITE_2A_FASE_PER_NUMERO;6;0)" office:value-type="string" office:string-value="Delfini" calcext:value-type="string">
            <text:p>Delfini</text:p>
          </table:table-cell>
          <table:table-cell table:style-name="ce906" table:formula="of:=VLOOKUP([.Z55];B_PARTITE_2A_FASE_PER_NUMERO;7;0)" office:value-type="string" office:string-value="Zebre" calcext:value-type="string">
            <text:p>Zebre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38" calcext:value-type="float">
            <text:p>38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AI55];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903" office:value-type="float" office:value="102" calcext:value-type="float">
            <text:p>102</text:p>
          </table:table-cell>
          <table:table-cell table:style-name="ce893" table:formula="of:=VLOOKUP([.Z56];B_PARTITE_2A_FASE_PER_NUMERO;2;0)" office:value-type="string" office:string-value="2aFase" calcext:value-type="string">
            <text:p>2aFase</text:p>
          </table:table-cell>
          <table:table-cell table:style-name="ce928" table:formula="of:=VLOOKUP([.Z56];B_PARTITE_2A_FASE_PER_NUMERO;3;0)" office:value-type="string" office:string-value="21-22" calcext:value-type="string">
            <text:p>21-22</text:p>
          </table:table-cell>
          <table:table-cell table:style-name="ce906" table:formula="of:=VLOOKUP([.Z56];B_PARTITE_2A_FASE_PER_NUMERO;6;0)" office:value-type="string" office:string-value="Linci" calcext:value-type="string">
            <text:p>Linci</text:p>
          </table:table-cell>
          <table:table-cell table:style-name="ce906" table:formula="of:=VLOOKUP([.Z56];B_PARTITE_2A_FASE_PER_NUMERO;7;0)" office:value-type="string" office:string-value="Pitoni" calcext:value-type="string">
            <text:p>Piton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AI56];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903" office:value-type="float" office:value="103" calcext:value-type="float">
            <text:p>103</text:p>
          </table:table-cell>
          <table:table-cell table:style-name="ce893" table:formula="of:=VLOOKUP([.Z57];B_PARTITE_2A_FASE_PER_NUMERO;2;0)" office:value-type="string" office:string-value="2aFase" calcext:value-type="string">
            <text:p>2aFase</text:p>
          </table:table-cell>
          <table:table-cell table:style-name="ce928" table:formula="of:=VLOOKUP([.Z57];B_PARTITE_2A_FASE_PER_NUMERO;3;0)" office:value-type="string" office:string-value="19-20" calcext:value-type="string">
            <text:p>19-20</text:p>
          </table:table-cell>
          <table:table-cell table:style-name="ce906" table:formula="of:=VLOOKUP([.Z57];B_PARTITE_2A_FASE_PER_NUMERO;6;0)" office:value-type="string" office:string-value="Cervi" calcext:value-type="string">
            <text:p>Cervi</text:p>
          </table:table-cell>
          <table:table-cell table:style-name="ce906" table:formula="of:=VLOOKUP([.Z57];B_PARTITE_2A_FASE_PER_NUMERO;7;0)" office:value-type="string" office:string-value="Orche" calcext:value-type="string">
            <text:p>Orche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37" calcext:value-type="float">
            <text:p>37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57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903" office:value-type="float" office:value="104" calcext:value-type="float">
            <text:p>104</text:p>
          </table:table-cell>
          <table:table-cell table:style-name="ce893" table:formula="of:=VLOOKUP([.Z58];B_PARTITE_2A_FASE_PER_NUMERO;2;0)" office:value-type="string" office:string-value="2aFase" calcext:value-type="string">
            <text:p>2aFase</text:p>
          </table:table-cell>
          <table:table-cell table:style-name="ce928" table:formula="of:=VLOOKUP([.Z58];B_PARTITE_2A_FASE_PER_NUMERO;3;0)" office:value-type="string" office:string-value="17-18" calcext:value-type="string">
            <text:p>17-18</text:p>
          </table:table-cell>
          <table:table-cell table:style-name="ce906" table:formula="of:=VLOOKUP([.Z58];B_PARTITE_2A_FASE_PER_NUMERO;6;0)" office:value-type="string" office:string-value="Tigri" calcext:value-type="string">
            <text:p>Tigri</text:p>
          </table:table-cell>
          <table:table-cell table:style-name="ce906" table:formula="of:=VLOOKUP([.Z58];B_PARTITE_2A_FASE_PER_NUMERO;7;0)" office:value-type="string" office:string-value="Ippopotami" calcext:value-type="string">
            <text:p>Ippopotam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6" calcext:value-type="float">
            <text:p>46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AI58];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903" office:value-type="float" office:value="105" calcext:value-type="float">
            <text:p>105</text:p>
          </table:table-cell>
          <table:table-cell table:style-name="ce893" table:formula="of:=VLOOKUP([.Z59];B_PARTITE_2A_FASE_PER_NUMERO;2;0)" office:value-type="string" office:string-value="2aFase" calcext:value-type="string">
            <text:p>2aFase</text:p>
          </table:table-cell>
          <table:table-cell table:style-name="ce928" table:formula="of:=VLOOKUP([.Z59];B_PARTITE_2A_FASE_PER_NUMERO;3;0)" office:value-type="string" office:string-value="15-16" calcext:value-type="string">
            <text:p>15-16</text:p>
          </table:table-cell>
          <table:table-cell table:style-name="ce906" table:formula="of:=VLOOKUP([.Z59];B_PARTITE_2A_FASE_PER_NUMERO;6;0)" office:value-type="string" office:string-value="Tonni" calcext:value-type="string">
            <text:p>Tonni</text:p>
          </table:table-cell>
          <table:table-cell table:style-name="ce906" table:formula="of:=VLOOKUP([.Z59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AI59];INPUT_CAMPI;2;0)" office:value-type="string" office:string-value="Cristo Re 1" calcext:value-type="string">
            <text:p>Cristo Re 1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903" office:value-type="float" office:value="106" calcext:value-type="float">
            <text:p>106</text:p>
          </table:table-cell>
          <table:table-cell table:style-name="ce893" table:formula="of:=VLOOKUP([.Z60];B_PARTITE_2A_FASE_PER_NUMERO;2;0)" office:value-type="string" office:string-value="2aFase" calcext:value-type="string">
            <text:p>2aFase</text:p>
          </table:table-cell>
          <table:table-cell table:style-name="ce928" table:formula="of:=VLOOKUP([.Z60];B_PARTITE_2A_FASE_PER_NUMERO;3;0)" office:value-type="string" office:string-value="13-14" calcext:value-type="string">
            <text:p>13-14</text:p>
          </table:table-cell>
          <table:table-cell table:style-name="ce906" table:formula="of:=VLOOKUP([.Z60];B_PARTITE_2A_FASE_PER_NUMERO;6;0)" office:value-type="string" office:string-value="Aquile" calcext:value-type="string">
            <text:p>Aquile</text:p>
          </table:table-cell>
          <table:table-cell table:style-name="ce906" table:formula="of:=VLOOKUP([.Z60];B_PARTITE_2A_FASE_PER_NUMERO;7;0)" office:value-type="string" office:string-value="Puma" calcext:value-type="string">
            <text:p>Puma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AI60];INPUT_CAMPI;2;0)" office:value-type="string" office:string-value="Cristo Re 2" calcext:value-type="string">
            <text:p>Cristo Re 2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903" office:value-type="float" office:value="107" calcext:value-type="float">
            <text:p>107</text:p>
          </table:table-cell>
          <table:table-cell table:style-name="ce893" table:formula="of:=VLOOKUP([.Z61];B_PARTITE_2A_FASE_PER_NUMERO;2;0)" office:value-type="string" office:string-value="2aFase" calcext:value-type="string">
            <text:p>2aFase</text:p>
          </table:table-cell>
          <table:table-cell table:style-name="ce928" table:formula="of:=VLOOKUP([.Z61];B_PARTITE_2A_FASE_PER_NUMERO;3;0)" office:value-type="string" office:string-value="11-12" calcext:value-type="string">
            <text:p>11-12</text:p>
          </table:table-cell>
          <table:table-cell table:style-name="ce906" table:formula="of:=VLOOKUP([.Z61];B_PARTITE_2A_FASE_PER_NUMERO;6;0)" office:value-type="string" office:string-value="Gorilla" calcext:value-type="string">
            <text:p>Gorilla</text:p>
          </table:table-cell>
          <table:table-cell table:style-name="ce906" table:formula="of:=VLOOKUP([.Z61];B_PARTITE_2A_FASE_PER_NUMERO;7;0)" office:value-type="string" office:string-value="Bufali" calcext:value-type="string">
            <text:p>Bufali</text:p>
          </table:table-cell>
          <table:table-cell table:style-name="ce911" office:value-type="float" office:value="50" calcext:value-type="float">
            <text:p>50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61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903" office:value-type="float" office:value="108" calcext:value-type="float">
            <text:p>108</text:p>
          </table:table-cell>
          <table:table-cell table:style-name="ce893" table:formula="of:=VLOOKUP([.Z62];B_PARTITE_2A_FASE_PER_NUMERO;2;0)" office:value-type="string" office:string-value="2aFase" calcext:value-type="string">
            <text:p>2aFase</text:p>
          </table:table-cell>
          <table:table-cell table:style-name="ce928" table:formula="of:=VLOOKUP([.Z62];B_PARTITE_2A_FASE_PER_NUMERO;3;0)" office:value-type="string" office:string-value="09-10" calcext:value-type="string">
            <text:p>09-10</text:p>
          </table:table-cell>
          <table:table-cell table:style-name="ce906" table:formula="of:=VLOOKUP([.Z62];B_PARTITE_2A_FASE_PER_NUMERO;6;0)" office:value-type="string" office:string-value="Elefanti" calcext:value-type="string">
            <text:p>Elefanti</text:p>
          </table:table-cell>
          <table:table-cell table:style-name="ce906" table:formula="of:=VLOOKUP([.Z62];B_PARTITE_2A_FASE_PER_NUMERO;7;0)" office:value-type="string" office:string-value="Giraffe" calcext:value-type="string">
            <text:p>Giraffe</text:p>
          </table:table-cell>
          <table:table-cell table:style-name="ce911" office:value-type="float" office:value="69" calcext:value-type="float">
            <text:p>69</text:p>
          </table:table-cell>
          <table:table-cell table:style-name="ce911" office:value-type="float" office:value="40" calcext:value-type="float">
            <text:p>40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AI62];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903" office:value-type="float" office:value="109" calcext:value-type="float">
            <text:p>109</text:p>
          </table:table-cell>
          <table:table-cell table:style-name="ce893" table:formula="of:=VLOOKUP([.Z63];B_PARTITE_2A_FASE_PER_NUMERO;2;0)" office:value-type="string" office:string-value="2aFase" calcext:value-type="string">
            <text:p>2aFase</text:p>
          </table:table-cell>
          <table:table-cell table:style-name="ce928" table:formula="of:=VLOOKUP([.Z63];B_PARTITE_2A_FASE_PER_NUMERO;3;0)" office:value-type="string" office:string-value="5-6" calcext:value-type="string">
            <text:p>5-6</text:p>
          </table:table-cell>
          <table:table-cell table:style-name="ce906" table:formula="of:=VLOOKUP([.Z63];B_PARTITE_2A_FASE_PER_NUMERO;6;0)" office:value-type="string" office:string-value="Giaguari" calcext:value-type="string">
            <text:p>Giaguari</text:p>
          </table:table-cell>
          <table:table-cell table:style-name="ce906" table:formula="of:=VLOOKUP([.Z63];B_PARTITE_2A_FASE_PER_NUMERO;7;0)" office:value-type="string" office:string-value="Coccodrilli" calcext:value-type="string">
            <text:p>Coccodrilli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48" calcext:value-type="float">
            <text:p>48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21H00M00S" calcext:value-type="time">
            <text:p>2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63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903" office:value-type="float" office:value="110" calcext:value-type="float">
            <text:p>110</text:p>
          </table:table-cell>
          <table:table-cell table:style-name="ce893" table:formula="of:=VLOOKUP([.Z64];B_PARTITE_2A_FASE_PER_NUMERO;2;0)" office:value-type="string" office:string-value="2aFase" calcext:value-type="string">
            <text:p>2aFase</text:p>
          </table:table-cell>
          <table:table-cell table:style-name="ce928" table:formula="of:=VLOOKUP([.Z64];B_PARTITE_2A_FASE_PER_NUMERO;3;0)" office:value-type="string" office:string-value="7-8" calcext:value-type="string">
            <text:p>7-8</text:p>
          </table:table-cell>
          <table:table-cell table:style-name="ce906" table:formula="of:=VLOOKUP([.Z64];B_PARTITE_2A_FASE_PER_NUMERO;6;0)" office:value-type="string" office:string-value="Balene" calcext:value-type="string">
            <text:p>Balene</text:p>
          </table:table-cell>
          <table:table-cell table:style-name="ce906" table:formula="of:=VLOOKUP([.Z64];B_PARTITE_2A_FASE_PER_NUMERO;7;0)" office:value-type="string" office:string-value="Piranha" calcext:value-type="string">
            <text:p>Piranha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21H00M00S" calcext:value-type="time">
            <text:p>2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AI64];INPUT_CAMPI;2;0)" office:value-type="string" office:string-value="Nuova Scuola" calcext:value-type="string">
            <text:p>Nuova Scuola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903" office:value-type="float" office:value="111" calcext:value-type="float">
            <text:p>111</text:p>
          </table:table-cell>
          <table:table-cell table:style-name="ce893" table:formula="of:=VLOOKUP([.Z65];B_PARTITE_2A_FASE_PER_NUMERO;2;0)" office:value-type="string" office:string-value="2aFase" calcext:value-type="string">
            <text:p>2aFase</text:p>
          </table:table-cell>
          <table:table-cell table:style-name="ce928" table:formula="of:=VLOOKUP([.Z65];B_PARTITE_2A_FASE_PER_NUMERO;3;0)" office:value-type="string" office:string-value="3-4" calcext:value-type="string">
            <text:p>3-4</text:p>
          </table:table-cell>
          <table:table-cell table:style-name="ce906" table:formula="of:=VLOOKUP([.Z65];B_PARTITE_2A_FASE_PER_NUMERO;6;0)" office:value-type="string" office:string-value="Bisonti" calcext:value-type="string">
            <text:p>Bisonti</text:p>
          </table:table-cell>
          <table:table-cell table:style-name="ce906" table:formula="of:=VLOOKUP([.Z65];B_PARTITE_2A_FASE_PER_NUMERO;7;0)" office:value-type="string" office:string-value="Istrici" calcext:value-type="string">
            <text:p>Istrici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3" calcext:value-type="date">
            <text:p>dom 13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AI65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>
          <table:table-cell table:number-columns-repeated="25"/>
          <table:table-cell table:style-name="ce861" office:value-type="float" office:value="112" calcext:value-type="float">
            <text:p>112</text:p>
          </table:table-cell>
          <table:table-cell table:style-name="ce894" table:formula="of:=VLOOKUP([.Z66];B_PARTITE_2A_FASE_PER_NUMERO;2;0)" office:value-type="string" office:string-value="2aFase" calcext:value-type="string">
            <text:p>2aFase</text:p>
          </table:table-cell>
          <table:table-cell table:style-name="ce929" table:formula="of:=VLOOKUP([.Z66];B_PARTITE_2A_FASE_PER_NUMERO;3;0)" office:value-type="string" office:string-value="1-2" calcext:value-type="string">
            <text:p>1-2</text:p>
          </table:table-cell>
          <table:table-cell table:style-name="ce907" table:formula="of:=VLOOKUP([.Z66];B_PARTITE_2A_FASE_PER_NUMERO;6;0)" office:value-type="string" office:string-value="Leoni" calcext:value-type="string">
            <text:p>Leoni</text:p>
          </table:table-cell>
          <table:table-cell table:style-name="ce907" table:formula="of:=VLOOKUP([.Z66];B_PARTITE_2A_FASE_PER_NUMERO;7;0)" office:value-type="string" office:string-value="Pantere" calcext:value-type="string">
            <text:p>Pantere</text:p>
          </table:table-cell>
          <table:table-cell table:style-name="ce912" office:value-type="float" office:value="69" calcext:value-type="float">
            <text:p>69</text:p>
          </table:table-cell>
          <table:table-cell table:style-name="ce912" office:value-type="float" office:value="42" calcext:value-type="float">
            <text:p>42</text:p>
          </table:table-cell>
          <table:table-cell table:style-name="ce916" office:value-type="date" office:date-value="2021-06-13" calcext:value-type="date">
            <text:p>dom 13/06/2021</text:p>
          </table:table-cell>
          <table:table-cell table:style-name="ce919" office:value-type="time" office:time-value="PT10H30M00S" calcext:value-type="time">
            <text:p>10:30</text:p>
          </table:table-cell>
          <table:table-cell table:style-name="ce922" office:value-type="float" office:value="3" calcext:value-type="float">
            <text:p>3</text:p>
          </table:table-cell>
          <table:table-cell table:style-name="ce926" table:formula="of:=VLOOKUP([.AI66];INPUT_CAMPI;2;0)" office:value-type="string" office:string-value="Basket Giovane" calcext:value-type="string">
            <text:p>Basket Giovane</text:p>
          </table:table-cell>
          <table:table-cell table:number-columns-repeated="28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Input.H3:Input.H34 Input.O3:Input.P50 Input.AA3:Input.AA66">
            <calcext:condition calcext:apply-style-name="GIRONE_A" calcext:value="=&quot;A&quot;" calcext:base-cell-address="Input.H3"/>
          </calcext:conditional-format>
          <calcext:conditional-format calcext:target-range-address="Input.H3:Input.H34 Input.O3:Input.P50 Input.AA3:Input.AA66">
            <calcext:condition calcext:apply-style-name="GIRONE_B" calcext:value="=&quot;B&quot;" calcext:base-cell-address="Input.H3"/>
          </calcext:conditional-format>
          <calcext:conditional-format calcext:target-range-address="Input.H3:Input.H34 Input.O3:Input.P50 Input.AA3:Input.AA66">
            <calcext:condition calcext:apply-style-name="GIRONE_C" calcext:value="=&quot;C&quot;" calcext:base-cell-address="Input.H3"/>
          </calcext:conditional-format>
          <calcext:conditional-format calcext:target-range-address="Input.H3:Input.H34 Input.O3:Input.P50 Input.AA3:Input.AA66">
            <calcext:condition calcext:apply-style-name="GIRONE_D" calcext:value="=&quot;D&quot;" calcext:base-cell-address="Input.H3"/>
          </calcext:conditional-format>
          <calcext:conditional-format calcext:target-range-address="Input.H3:Input.H34 Input.O3:Input.P50 Input.AA3:Input.AA66">
            <calcext:condition calcext:apply-style-name="GIRONE_E" calcext:value="=&quot;E&quot;" calcext:base-cell-address="Input.H3"/>
          </calcext:conditional-format>
          <calcext:conditional-format calcext:target-range-address="Input.H3:Input.H34 Input.O3:Input.P50 Input.AA3:Input.AA66">
            <calcext:condition calcext:apply-style-name="GIRONE_F" calcext:value="=&quot;F&quot;" calcext:base-cell-address="Input.H3"/>
          </calcext:conditional-format>
          <calcext:conditional-format calcext:target-range-address="Input.H3:Input.H34 Input.O3:Input.P50 Input.AA3:Input.AA66">
            <calcext:condition calcext:apply-style-name="GIRONE_G" calcext:value="=&quot;G&quot;" calcext:base-cell-address="Input.H3"/>
          </calcext:conditional-format>
          <calcext:conditional-format calcext:target-range-address="Input.H3:Input.H34 Input.O3:Input.P50 Input.AA3:Input.AA66">
            <calcext:condition calcext:apply-style-name="GIRONE_H" calcext:value="=&quot;H&quot;" calcext:base-cell-address="Input.H3"/>
          </calcext:conditional-format>
        </calcext:conditional-formats>
      </table:table>
      <table:table table:name="Calcolo" table:style-name="ta1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18" table:default-cell-style-name="ce862"/>
        <table:table-column table:style-name="co19" table:default-cell-style-name="ce936"/>
        <table:table-column table:style-name="co20" table:default-cell-style-name="ce936"/>
        <table:table-column table:style-name="co21" table:number-columns-repeated="2" table:default-cell-style-name="ce862"/>
        <table:table-column table:style-name="co22" table:number-columns-repeated="2" table:default-cell-style-name="ce862"/>
        <table:table-column table:style-name="co23" table:number-columns-repeated="2" table:default-cell-style-name="ce862"/>
        <table:table-column table:style-name="co24" table:number-columns-repeated="2" table:default-cell-style-name="ce862"/>
        <table:table-column table:style-name="co25" table:default-cell-style-name="ce862"/>
        <table:table-column table:style-name="co26" table:default-cell-style-name="ce862"/>
        <table:table-column table:style-name="co27" table:default-cell-style-name="ce862"/>
        <table:table-column table:style-name="co28" table:default-cell-style-name="ce862"/>
        <table:table-column table:style-name="co29" table:default-cell-style-name="ce862"/>
        <table:table-column table:style-name="co30" table:default-cell-style-name="ce862"/>
        <table:table-column table:style-name="co25" table:default-cell-style-name="ce862"/>
        <table:table-column table:style-name="co26" table:default-cell-style-name="ce862"/>
        <table:table-column table:style-name="co27" table:default-cell-style-name="ce862"/>
        <table:table-column table:style-name="co28" table:default-cell-style-name="ce862"/>
        <table:table-column table:style-name="co29" table:default-cell-style-name="ce862"/>
        <table:table-column table:style-name="co30" table:default-cell-style-name="ce862"/>
        <table:table-column table:style-name="co3" table:default-cell-style-name="ce862"/>
        <table:table-column table:style-name="co31" table:default-cell-style-name="ce862"/>
        <table:table-column table:style-name="co20" table:default-cell-style-name="ce862"/>
        <table:table-column table:style-name="co32" table:default-cell-style-name="ce862"/>
        <table:table-column table:style-name="co24" table:default-cell-style-name="ce862"/>
        <table:table-column table:style-name="co33" table:default-cell-style-name="ce862"/>
        <table:table-column table:style-name="co34" table:default-cell-style-name="ce862"/>
        <table:table-column table:style-name="co26" table:default-cell-style-name="ce862"/>
        <table:table-column table:style-name="co27" table:default-cell-style-name="ce862"/>
        <table:table-column table:style-name="co35" table:default-cell-style-name="ce862"/>
        <table:table-column table:style-name="co36" table:default-cell-style-name="ce862"/>
        <table:table-column table:style-name="co26" table:default-cell-style-name="ce862"/>
        <table:table-column table:style-name="co36" table:default-cell-style-name="ce862"/>
        <table:table-column table:style-name="co37" table:number-columns-repeated="3" table:default-cell-style-name="ce862"/>
        <table:table-column table:style-name="co21" table:default-cell-style-name="ce862"/>
        <table:table-column table:style-name="co37" table:number-columns-repeated="3" table:default-cell-style-name="ce862"/>
        <table:table-column table:style-name="co38" table:default-cell-style-name="ce862"/>
        <table:table-column table:style-name="co39" table:default-cell-style-name="ce862"/>
        <table:table-column table:style-name="co3" table:default-cell-style-name="ce862"/>
        <table:table-column table:style-name="co40" table:default-cell-style-name="ce862"/>
        <table:table-column table:style-name="co18" table:default-cell-style-name="ce862"/>
        <table:table-column table:style-name="co40" table:default-cell-style-name="ce936"/>
        <table:table-column table:style-name="co20" table:default-cell-style-name="ce936"/>
        <table:table-column table:style-name="co21" table:number-columns-repeated="2" table:default-cell-style-name="ce862"/>
        <table:table-column table:style-name="co22" table:number-columns-repeated="2" table:default-cell-style-name="ce862"/>
        <table:table-column table:style-name="co23" table:number-columns-repeated="2" table:default-cell-style-name="ce862"/>
        <table:table-column table:style-name="co24" table:number-columns-repeated="2" table:default-cell-style-name="ce862"/>
        <table:table-column table:style-name="co25" table:default-cell-style-name="ce862"/>
        <table:table-column table:style-name="co26" table:default-cell-style-name="ce862"/>
        <table:table-column table:style-name="co27" table:default-cell-style-name="ce862"/>
        <table:table-column table:style-name="co28" table:default-cell-style-name="ce862"/>
        <table:table-column table:style-name="co29" table:default-cell-style-name="ce862"/>
        <table:table-column table:style-name="co30" table:default-cell-style-name="ce862"/>
        <table:table-column table:style-name="co25" table:default-cell-style-name="ce862"/>
        <table:table-column table:style-name="co26" table:default-cell-style-name="ce862"/>
        <table:table-column table:style-name="co27" table:default-cell-style-name="ce862"/>
        <table:table-column table:style-name="co28" table:default-cell-style-name="ce862"/>
        <table:table-column table:style-name="co29" table:default-cell-style-name="ce862"/>
        <table:table-column table:style-name="co30" table:default-cell-style-name="ce862"/>
        <table:table-row table:style-name="ro1">
          <table:table-cell table:style-name="ce930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932"/>
          <table:covered-table-cell table:number-columns-repeated="2" table:style-name="ce891"/>
          <table:covered-table-cell table:number-columns-repeated="2" table:style-name="ce887"/>
          <table:covered-table-cell table:number-columns-repeated="2" table:style-name="ce891"/>
          <table:covered-table-cell table:number-columns-repeated="2" table:style-name="ce887"/>
          <table:covered-table-cell table:number-columns-repeated="11" table:style-name="ce891"/>
          <table:covered-table-cell table:style-name="ce895"/>
          <table:table-cell/>
          <table:table-cell table:style-name="ce858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899"/>
          <table:covered-table-cell/>
          <table:covered-table-cell table:style-name="ce899"/>
          <table:covered-table-cell table:number-columns-repeated="3"/>
          <table:covered-table-cell table:style-name="ce899"/>
          <table:covered-table-cell table:number-columns-repeated="3"/>
          <table:covered-table-cell table:style-name="ce899"/>
          <table:covered-table-cell/>
          <table:table-cell/>
          <table:table-cell table:style-name="ce1002" office:value-type="string" calcext:value-type="string" table:number-columns-spanned="24" table:number-rows-spanned="1">
            <text:p>PARTITE_2A_FASE</text:p>
          </table:table-cell>
          <table:covered-table-cell table:style-name="ce930"/>
          <table:covered-table-cell table:number-columns-repeated="2" table:style-name="ce932"/>
          <table:covered-table-cell table:number-columns-repeated="2" table:style-name="ce891"/>
          <table:covered-table-cell table:number-columns-repeated="2" table:style-name="ce887"/>
          <table:covered-table-cell table:number-columns-repeated="2" table:style-name="ce891"/>
          <table:covered-table-cell table:number-columns-repeated="2" table:style-name="ce887"/>
          <table:covered-table-cell table:number-columns-repeated="11" table:style-name="ce891"/>
          <table:covered-table-cell table:style-name="ce895"/>
        </table:table-row>
        <table:table-row table:style-name="ro3">
          <table:table-cell table:style-name="ce859" office:value-type="string" calcext:value-type="string">
            <text:p>N.</text:p>
            <text:p>Gara</text:p>
          </table:table-cell>
          <table:table-cell table:style-name="ce932" office:value-type="string" calcext:value-type="string">
            <text:p>Fase</text:p>
          </table:table-cell>
          <table:table-cell table:style-name="ce932" office:value-type="string" calcext:value-type="string">
            <text:p>Girone</text:p>
          </table:table-cell>
          <table:table-cell table:style-name="ce891" office:value-type="string" calcext:value-type="string">
            <text:p>Codice</text:p>
            <text:p>Sq.</text:p>
            <text:p>A</text:p>
          </table:table-cell>
          <table:table-cell table:style-name="ce891" office:value-type="string" calcext:value-type="string">
            <text:p>Codice</text:p>
            <text:p>Sq.</text:p>
            <text:p>B</text:p>
          </table:table-cell>
          <table:table-cell table:style-name="ce887" office:value-type="string" calcext:value-type="string">
            <text:p>Squadra A</text:p>
          </table:table-cell>
          <table:table-cell table:style-name="ce887" office:value-type="string" calcext:value-type="string">
            <text:p>Squadra B</text:p>
          </table:table-cell>
          <table:table-cell table:style-name="ce891" office:value-type="string" calcext:value-type="string">
            <text:p>Risultato</text:p>
            <text:p>Squadra</text:p>
            <text:p>A</text:p>
          </table:table-cell>
          <table:table-cell table:style-name="ce891" office:value-type="string" calcext:value-type="string">
            <text:p>Risultato</text:p>
            <text:p>Squadra</text:p>
            <text:p>B</text:p>
          </table:table-cell>
          <table:table-cell table:style-name="ce887" office:value-type="string" calcext:value-type="string">
            <text:p>Squadra</text:p>
            <text:p>Vincente</text:p>
          </table:table-cell>
          <table:table-cell table:style-name="ce887" office:value-type="string" calcext:value-type="string">
            <text:p>Squadra</text:p>
            <text:p>Perdente</text:p>
          </table:table-cell>
          <table:table-cell table:style-name="ce891" office:value-type="string" calcext:value-type="string">
            <text:p>Vinta</text:p>
            <text:p/>
            <text:p>A</text:p>
          </table:table-cell>
          <table:table-cell table:style-name="ce891" office:value-type="string" calcext:value-type="string">
            <text:p>Persa</text:p>
            <text:p/>
            <text:p>A</text:p>
          </table:table-cell>
          <table:table-cell table:style-name="ce891" office:value-type="string" calcext:value-type="string">
            <text:p>Forfait</text:p>
            <text:p/>
            <text:p>A</text:p>
          </table:table-cell>
          <table:table-cell table:style-name="ce891" office:value-type="string" calcext:value-type="string">
            <text:p>P. Fatti</text:p>
            <text:p/>
            <text:p>A</text:p>
          </table:table-cell>
          <table:table-cell table:style-name="ce891" office:value-type="string" calcext:value-type="string">
            <text:p>P. Subiti</text:p>
            <text:p/>
            <text:p>A</text:p>
          </table:table-cell>
          <table:table-cell table:style-name="ce891" office:value-type="string" calcext:value-type="string">
            <text:p>Differenza</text:p>
            <text:p>Canestri</text:p>
            <text:p>A</text:p>
          </table:table-cell>
          <table:table-cell table:style-name="ce891" office:value-type="string" calcext:value-type="string">
            <text:p>Vinta</text:p>
            <text:p/>
            <text:p>B</text:p>
          </table:table-cell>
          <table:table-cell table:style-name="ce891" office:value-type="string" calcext:value-type="string">
            <text:p>Persa</text:p>
            <text:p/>
            <text:p>B</text:p>
          </table:table-cell>
          <table:table-cell table:style-name="ce891" office:value-type="string" calcext:value-type="string">
            <text:p>Forfait</text:p>
            <text:p/>
            <text:p>B</text:p>
          </table:table-cell>
          <table:table-cell table:style-name="ce891" office:value-type="string" calcext:value-type="string">
            <text:p>P. Fatti</text:p>
            <text:p/>
            <text:p>B</text:p>
          </table:table-cell>
          <table:table-cell table:style-name="ce891" office:value-type="string" calcext:value-type="string">
            <text:p>P. Subiti</text:p>
            <text:p/>
            <text:p>B</text:p>
          </table:table-cell>
          <table:table-cell table:style-name="ce895" office:value-type="string" calcext:value-type="string">
            <text:p>Differenza</text:p>
            <text:p>Canestri</text:p>
            <text:p>B</text:p>
          </table:table-cell>
          <table:table-cell/>
          <table:table-cell table:style-name="ce953" office:value-type="string" calcext:value-type="string">
            <text:p>Posiz.</text:p>
          </table:table-cell>
          <table:table-cell table:style-name="ce891" office:value-type="string" calcext:value-type="string">
            <text:p>Girone</text:p>
          </table:table-cell>
          <table:table-cell table:style-name="ce891" office:value-type="string" calcext:value-type="string">
            <text:p>Codice</text:p>
            <text:p>Squadra</text:p>
          </table:table-cell>
          <table:table-cell table:style-name="ce966" office:value-type="string" calcext:value-type="string">
            <text:p>Squadra</text:p>
          </table:table-cell>
          <table:table-cell table:style-name="ce887" office:value-type="string" calcext:value-type="string">
            <text:p>Giocate</text:p>
          </table:table-cell>
          <table:table-cell table:style-name="ce891" office:value-type="string" calcext:value-type="string">
            <text:p>Vinte</text:p>
          </table:table-cell>
          <table:table-cell table:style-name="ce891" office:value-type="string" calcext:value-type="string">
            <text:p>Perse</text:p>
          </table:table-cell>
          <table:table-cell table:style-name="ce891" office:value-type="string" calcext:value-type="string">
            <text:p>Forfait</text:p>
          </table:table-cell>
          <table:table-cell table:style-name="ce972" office:value-type="string" calcext:value-type="string">
            <text:p>Punti</text:p>
            <text:p>Class.</text:p>
          </table:table-cell>
          <table:table-cell table:style-name="ce978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891" office:value-type="string" calcext:value-type="string">
            <text:p>Punti</text:p>
            <text:p>Gara</text:p>
            <text:p>Subiti</text:p>
            <text:p>Tot.</text:p>
          </table:table-cell>
          <table:table-cell table:style-name="ce978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891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891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891" office:value-type="string" calcext:value-type="string">
            <text:p><text:span text:style-name="T3">Punti</text:span></text:p>
            <text:p><text:span text:style-name="T3">Gara</text:span></text:p>
            <text:p><text:span text:style-name="T3">Fatti</text:span></text:p>
            <text:p><text:span text:style-name="T3">Scontro</text:span></text:p>
            <text:p><text:span text:style-name="T3">Dir. 3</text:span></text:p>
          </table:table-cell>
          <table:table-cell table:style-name="ce978" office:value-type="string" calcext:value-type="string">
            <text:p><text:span text:style-name="T3">Punti</text:span></text:p>
            <text:p><text:span text:style-name="T3">Gara</text:span></text:p>
            <text:p><text:span text:style-name="T3">Tot.</text:span></text:p>
            <text:p><text:span text:style-name="T3">Sc. Dir.</text:span></text:p>
            <text:p><text:span text:style-name="T3">(2)</text:span></text:p>
          </table:table-cell>
          <table:table-cell table:style-name="ce891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891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891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992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993" office:value-type="string" calcext:value-type="string">
            <text:p>Coefficiente</text:p>
          </table:table-cell>
          <table:table-cell/>
          <table:table-cell table:style-name="ce1003" office:value-type="string" calcext:value-type="string">
            <text:p>Cod.</text:p>
            <text:p>Gara</text:p>
          </table:table-cell>
          <table:table-cell table:style-name="ce859" office:value-type="string" calcext:value-type="string">
            <text:p>N.</text:p>
            <text:p>Gara</text:p>
          </table:table-cell>
          <table:table-cell table:style-name="ce932" office:value-type="string" calcext:value-type="string">
            <text:p>Fase</text:p>
          </table:table-cell>
          <table:table-cell table:style-name="ce932" office:value-type="string" calcext:value-type="string">
            <text:p>Turno</text:p>
          </table:table-cell>
          <table:table-cell table:style-name="ce891" office:value-type="string" calcext:value-type="string">
            <text:p>Codice</text:p>
            <text:p>Sq.</text:p>
            <text:p>A</text:p>
          </table:table-cell>
          <table:table-cell table:style-name="ce891" office:value-type="string" calcext:value-type="string">
            <text:p>Codice</text:p>
            <text:p>Sq.</text:p>
            <text:p>B</text:p>
          </table:table-cell>
          <table:table-cell table:style-name="ce887" office:value-type="string" calcext:value-type="string">
            <text:p>Squadra A</text:p>
          </table:table-cell>
          <table:table-cell table:style-name="ce887" office:value-type="string" calcext:value-type="string">
            <text:p>Squadra B</text:p>
          </table:table-cell>
          <table:table-cell table:style-name="ce891" office:value-type="string" calcext:value-type="string">
            <text:p>Risultato</text:p>
            <text:p>Squadra</text:p>
            <text:p>A</text:p>
          </table:table-cell>
          <table:table-cell table:style-name="ce891" office:value-type="string" calcext:value-type="string">
            <text:p>Risultato</text:p>
            <text:p>Squadra</text:p>
            <text:p>B</text:p>
          </table:table-cell>
          <table:table-cell table:style-name="ce887" office:value-type="string" calcext:value-type="string">
            <text:p>Squadra</text:p>
            <text:p>Vincente</text:p>
          </table:table-cell>
          <table:table-cell table:style-name="ce887" office:value-type="string" calcext:value-type="string">
            <text:p>Squadra</text:p>
            <text:p>Perdente</text:p>
          </table:table-cell>
          <table:table-cell table:style-name="ce891" office:value-type="string" calcext:value-type="string">
            <text:p>Vinta</text:p>
            <text:p/>
            <text:p>A</text:p>
          </table:table-cell>
          <table:table-cell table:style-name="ce891" office:value-type="string" calcext:value-type="string">
            <text:p>Persa</text:p>
            <text:p/>
            <text:p>A</text:p>
          </table:table-cell>
          <table:table-cell table:style-name="ce891" office:value-type="string" calcext:value-type="string">
            <text:p>Forfait</text:p>
            <text:p/>
            <text:p>A</text:p>
          </table:table-cell>
          <table:table-cell table:style-name="ce891" office:value-type="string" calcext:value-type="string">
            <text:p>P. Fatti</text:p>
            <text:p/>
            <text:p>A</text:p>
          </table:table-cell>
          <table:table-cell table:style-name="ce891" office:value-type="string" calcext:value-type="string">
            <text:p>P. Subiti</text:p>
            <text:p/>
            <text:p>A</text:p>
          </table:table-cell>
          <table:table-cell table:style-name="ce891" office:value-type="string" calcext:value-type="string">
            <text:p>Differenza</text:p>
            <text:p>Canestri</text:p>
            <text:p>A</text:p>
          </table:table-cell>
          <table:table-cell table:style-name="ce891" office:value-type="string" calcext:value-type="string">
            <text:p>Vinta</text:p>
            <text:p/>
            <text:p>B</text:p>
          </table:table-cell>
          <table:table-cell table:style-name="ce891" office:value-type="string" calcext:value-type="string">
            <text:p>Persa</text:p>
            <text:p/>
            <text:p>B</text:p>
          </table:table-cell>
          <table:table-cell table:style-name="ce891" office:value-type="string" calcext:value-type="string">
            <text:p>Forfait</text:p>
            <text:p/>
            <text:p>B</text:p>
          </table:table-cell>
          <table:table-cell table:style-name="ce891" office:value-type="string" calcext:value-type="string">
            <text:p>P. Fatti</text:p>
            <text:p/>
            <text:p>B</text:p>
          </table:table-cell>
          <table:table-cell table:style-name="ce891" office:value-type="string" calcext:value-type="string">
            <text:p>P. Subiti</text:p>
            <text:p/>
            <text:p>B</text:p>
          </table:table-cell>
          <table:table-cell table:style-name="ce895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931" office:value-type="float" office:value="1" calcext:value-type="float">
            <text:p>1</text:p>
          </table:table-cell>
          <table:table-cell table:style-name="ce933" office:value-type="string" calcext:value-type="string">
            <text:p>Girone</text:p>
          </table:table-cell>
          <table:table-cell table:style-name="ce937" office:value-type="string" calcext:value-type="string">
            <text:p>A</text:p>
          </table:table-cell>
          <table:table-cell table:style-name="ce940" office:value-type="string" calcext:value-type="string">
            <text:p>A1</text:p>
          </table:table-cell>
          <table:table-cell table:style-name="ce940" office:value-type="string" calcext:value-type="string">
            <text:p>A2</text:p>
          </table:table-cell>
          <table:table-cell table:style-name="ce941" table:formula="of:=IF([.B3]=&quot;Girone&quot;;VLOOKUP([.D3];SQUADRE_PER_CODICE;2);&quot;ERRORE!&quot;)" office:value-type="string" office:string-value="Leoni" calcext:value-type="string">
            <text:p>Leoni</text:p>
          </table:table-cell>
          <table:table-cell table:style-name="ce941" table:formula="of:=IF([.B3]=&quot;Girone&quot;;VLOOKUP([.E3];SQUADRE_PER_CODICE;2);&quot;ERRORE!&quot;)" office:value-type="string" office:string-value="Pantere" calcext:value-type="string">
            <text:p>Pantere</text:p>
          </table:table-cell>
          <table:table-cell table:style-name="ce940" table:formula="of:=VLOOKUP([.A3];INPUT_DATE_E_RISULTATI_GIRONI;6;0)" office:value-type="float" office:value="72" calcext:value-type="float">
            <text:p>72</text:p>
          </table:table-cell>
          <table:table-cell table:style-name="ce940" table:formula="of:=VLOOKUP([.A3];INPUT_DATE_E_RISULTATI_GIRONI;7;0)" office:value-type="float" office:value="49" calcext:value-type="float">
            <text:p>49</text:p>
          </table:table-cell>
          <table:table-cell table:style-name="ce944" table:formula="of:=IF([.H3]&gt;[.I3];[.F3];[.G3])" office:value-type="string" office:string-value="Leoni" calcext:value-type="string">
            <text:p>Leoni</text:p>
          </table:table-cell>
          <table:table-cell table:style-name="ce941" table:formula="of:=IF([.H3]&lt;[.I3];[.F3];[.G3])" office:value-type="string" office:string-value="Pantere" calcext:value-type="string">
            <text:p>Pantere</text:p>
          </table:table-cell>
          <table:table-cell table:style-name="ce940" table:formula="of:=1*([.H3]&gt;[.I3])" office:value-type="float" office:value="1" calcext:value-type="float">
            <text:p>1</text:p>
          </table:table-cell>
          <table:table-cell table:style-name="ce927" table:formula="of:=1*([.H3]&lt;[.I3])*NOT(AND([.H3]=0;[.I3]=20))" office:value-type="float" office:value="0" calcext:value-type="float">
            <text:p>0</text:p>
          </table:table-cell>
          <table:table-cell table:style-name="ce927" table:formula="of:=1*AND([.H3]=0;[.I3]=20)" office:value-type="float" office:value="0" calcext:value-type="float">
            <text:p>0</text:p>
          </table:table-cell>
          <table:table-cell table:style-name="ce940" table:formula="of:=[.H3]" office:value-type="float" office:value="72" calcext:value-type="float">
            <text:p>72</text:p>
          </table:table-cell>
          <table:table-cell table:style-name="ce940" table:formula="of:=[.I3]" office:value-type="float" office:value="49" calcext:value-type="float">
            <text:p>49</text:p>
          </table:table-cell>
          <table:table-cell table:style-name="ce947" table:formula="of:=[.O3]-[.P3]" office:value-type="float" office:value="23" calcext:value-type="float">
            <text:p>+23</text:p>
          </table:table-cell>
          <table:table-cell table:style-name="ce940" table:formula="of:=1*([.I3]&gt;[.H3])" office:value-type="float" office:value="0" calcext:value-type="float">
            <text:p>0</text:p>
          </table:table-cell>
          <table:table-cell table:style-name="ce927" table:formula="of:=1*([.I3]&lt;[.H3])*NOT(AND([.H3]=20;[.I3]=0))" office:value-type="float" office:value="1" calcext:value-type="float">
            <text:p>1</text:p>
          </table:table-cell>
          <table:table-cell table:style-name="ce927" table:formula="of:=1*AND([.H3]=20;[.I3]=0)" office:value-type="float" office:value="0" calcext:value-type="float">
            <text:p>0</text:p>
          </table:table-cell>
          <table:table-cell table:style-name="ce940" table:formula="of:=[.I3]" office:value-type="float" office:value="49" calcext:value-type="float">
            <text:p>49</text:p>
          </table:table-cell>
          <table:table-cell table:style-name="ce940" table:formula="of:=[.H3]" office:value-type="float" office:value="72" calcext:value-type="float">
            <text:p>72</text:p>
          </table:table-cell>
          <table:table-cell table:style-name="ce950" table:formula="of:=[.U3]-[.V3]" office:value-type="float" office:value="-23" calcext:value-type="float">
            <text:p>-23</text:p>
          </table:table-cell>
          <table:table-cell/>
          <table:table-cell table:style-name="ce954" table:formula="of:=COUNTIF(B_COEFF_GIRONE_A;&quot;&gt;=&quot;&amp;[.AS3])&amp;[.Z3]" office:value-type="string" office:string-value="1A" calcext:value-type="string">
            <text:p>1A</text:p>
          </table:table-cell>
          <table:table-cell table:style-name="ce959" office:value-type="string" calcext:value-type="string">
            <text:p>A</text:p>
          </table:table-cell>
          <table:table-cell table:style-name="ce940" office:value-type="string" calcext:value-type="string">
            <text:p>A1</text:p>
          </table:table-cell>
          <table:table-cell table:style-name="ce967" table:formula="of:=VLOOKUP([.AA3];SQUADRE_PER_CODICE;2)" office:value-type="string" office:string-value="Leoni" calcext:value-type="string">
            <text:p>Leoni</text:p>
          </table:table-cell>
          <table:table-cell table:style-name="ce940" table:formula="of:=[.AD3]+[.AE3]+[.AF3]" office:value-type="float" office:value="3" calcext:value-type="float">
            <text:p>3</text:p>
          </table:table-cell>
          <table:table-cell table:style-name="ce940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940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940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973" table:formula="of:=2*[.AD3]+1*[.AE3]+0*[.AF3]" office:value-type="float" office:value="6" calcext:value-type="float">
            <text:p>6</text:p>
          </table:table-cell>
          <table:table-cell table:style-name="ce979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940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984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927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927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940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979" table:formula="of:=[.AK3]+[.AL3]+[.AM3]" office:value-type="float" office:value="0" calcext:value-type="float">
            <text:p>0</text:p>
          </table:table-cell>
          <table:table-cell table:style-name="ce947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947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947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984" table:formula="of:=[.AO3]+[.AP3]+[.AQ3]" office:value-type="float" office:value="0" calcext:value-type="float">
            <text:p>+0</text:p>
          </table:table-cell>
          <table:table-cell table:style-name="ce994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1004" office:value-type="string" calcext:value-type="string">
            <text:p>1-16/8</text:p>
          </table:table-cell>
          <table:table-cell table:style-name="ce1007" office:value-type="float" office:value="49" calcext:value-type="float">
            <text:p>49</text:p>
          </table:table-cell>
          <table:table-cell table:style-name="ce1010" office:value-type="string" calcext:value-type="string">
            <text:p>2aFase</text:p>
          </table:table-cell>
          <table:table-cell table:style-name="ce1013" office:value-type="string" calcext:value-type="string">
            <text:p>1-16</text:p>
          </table:table-cell>
          <table:table-cell table:style-name="ce1016" office:value-type="string" calcext:value-type="string">
            <text:p>1A</text:p>
          </table:table-cell>
          <table:table-cell table:style-name="ce1016" office:value-type="string" calcext:value-type="string">
            <text:p>2C</text:p>
          </table:table-cell>
          <table:table-cell table:style-name="ce944" table:formula="of:=IF(LEFT([.AY3];1)=&quot;V&quot;;VLOOKUP(VALUE(SUBSTITUTE([.AY3];&quot;V&quot;;&quot;&quot;));B_PARTITE_2A_FASE_PER_NUMERO;10;FALSE());IF(LEFT([.AY3];1)=&quot;P&quot;;VLOOKUP(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941" table:formula="of:=IF(LEFT([.AZ3];1)=&quot;V&quot;;VLOOKUP(VALUE(SUBSTITUTE([.AZ3];&quot;V&quot;;&quot;&quot;));B_PARTITE_2A_FASE_PER_NUMERO;10;FALSE());IF(LEFT([.AZ3];1)=&quot;P&quot;;VLOOKUP(VALUE(SUBSTITUTE([.AZ3];&quot;P&quot;;&quot;&quot;));B_PARTITE_2A_FASE_PER_NUMERO;11;FALSE());VLOOKUP([.AZ3];B_CLASSIFICHE_GIRONI;4;FALSE())))" office:value-type="string" office:string-value="Elefanti" calcext:value-type="string">
            <text:p>Elefanti</text:p>
          </table:table-cell>
          <table:table-cell table:style-name="ce940" table:formula="of:=VLOOKUP([.AV3];INPUT_DATE_E_RISULTATI_2A_FASE;6;0)" office:value-type="float" office:value="67" calcext:value-type="float">
            <text:p>67</text:p>
          </table:table-cell>
          <table:table-cell table:style-name="ce940" table:formula="of:=VLOOKUP([.AV3];INPUT_DATE_E_RISULTATI_2A_FASE;7;0)" office:value-type="float" office:value="46" calcext:value-type="float">
            <text:p>46</text:p>
          </table:table-cell>
          <table:table-cell table:style-name="ce944" table:formula="of:=IF([.BC3]&gt;[.BD3];[.BA3];[.BB3])" office:value-type="string" office:string-value="Leoni" calcext:value-type="string">
            <text:p>Leoni</text:p>
          </table:table-cell>
          <table:table-cell table:style-name="ce941" table:formula="of:=IF([.BC3]&lt;[.BD3];[.BA3];[.BB3])" office:value-type="string" office:string-value="Elefanti" calcext:value-type="string">
            <text:p>Elefanti</text:p>
          </table:table-cell>
          <table:table-cell table:style-name="ce940" table:formula="of:=1*([.BC3]&gt;[.BD3])" office:value-type="float" office:value="1" calcext:value-type="float">
            <text:p>1</text:p>
          </table:table-cell>
          <table:table-cell table:style-name="ce927" table:formula="of:=1*([.BC3]&lt;[.BD3])*NOT(AND([.BC3]=0;[.BD3]=20))" office:value-type="float" office:value="0" calcext:value-type="float">
            <text:p>0</text:p>
          </table:table-cell>
          <table:table-cell table:style-name="ce927" table:formula="of:=1*AND([.BC3]=0;[.BD3]=20)" office:value-type="float" office:value="0" calcext:value-type="float">
            <text:p>0</text:p>
          </table:table-cell>
          <table:table-cell table:style-name="ce940" table:formula="of:=[.BC3]" office:value-type="float" office:value="67" calcext:value-type="float">
            <text:p>67</text:p>
          </table:table-cell>
          <table:table-cell table:style-name="ce940" table:formula="of:=[.BD3]" office:value-type="float" office:value="46" calcext:value-type="float">
            <text:p>46</text:p>
          </table:table-cell>
          <table:table-cell table:style-name="ce947" table:formula="of:=[.BJ3]-[.BK3]" office:value-type="float" office:value="21" calcext:value-type="float">
            <text:p>+21</text:p>
          </table:table-cell>
          <table:table-cell table:style-name="ce940" table:formula="of:=1*([.BD3]&gt;[.BC3])" office:value-type="float" office:value="0" calcext:value-type="float">
            <text:p>0</text:p>
          </table:table-cell>
          <table:table-cell table:style-name="ce927" table:formula="of:=1*([.BD3]&lt;[.BC3])*NOT(AND([.BC3]=20;[.BD3]=0))" office:value-type="float" office:value="1" calcext:value-type="float">
            <text:p>1</text:p>
          </table:table-cell>
          <table:table-cell table:style-name="ce927" table:formula="of:=1*AND([.BC3]=20;[.BD3]=0)" office:value-type="float" office:value="0" calcext:value-type="float">
            <text:p>0</text:p>
          </table:table-cell>
          <table:table-cell table:style-name="ce940" table:formula="of:=[.BD3]" office:value-type="float" office:value="46" calcext:value-type="float">
            <text:p>46</text:p>
          </table:table-cell>
          <table:table-cell table:style-name="ce940" table:formula="of:=[.BC3]" office:value-type="float" office:value="67" calcext:value-type="float">
            <text:p>67</text:p>
          </table:table-cell>
          <table:table-cell table:style-name="ce950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9" calcext:value-type="float">
            <text:p>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1</text:p>
          </table:table-cell>
          <table:table-cell table:style-name="ce928" office:value-type="string" calcext:value-type="string">
            <text:p>A3</text:p>
          </table:table-cell>
          <table:table-cell table:style-name="ce942" table:formula="of:=IF([.B4]=&quot;Girone&quot;;VLOOKUP([.D4];SQUADRE_PER_CODICE;2);&quot;ERRORE!&quot;)" office:value-type="string" office:string-value="Leoni" calcext:value-type="string">
            <text:p>Leoni</text:p>
          </table:table-cell>
          <table:table-cell table:style-name="ce942" table:formula="of:=IF([.B4]=&quot;Girone&quot;;VLOOKUP([.E4];SQUADRE_PER_CODICE;2);&quot;ERRORE!&quot;)" office:value-type="string" office:string-value="Tigri" calcext:value-type="string">
            <text:p>Tigri</text:p>
          </table:table-cell>
          <table:table-cell table:style-name="ce928" table:formula="of:=VLOOKUP([.A4];INPUT_DATE_E_RISULTATI_GIRONI;6;0)" office:value-type="float" office:value="90" calcext:value-type="float">
            <text:p>90</text:p>
          </table:table-cell>
          <table:table-cell table:style-name="ce928" table:formula="of:=VLOOKUP([.A4];INPUT_DATE_E_RISULTATI_GIRONI;7;0)" office:value-type="float" office:value="22" calcext:value-type="float">
            <text:p>22</text:p>
          </table:table-cell>
          <table:table-cell table:style-name="ce942" table:formula="of:=IF([.H4]&gt;[.I4];[.F4];[.G4])" office:value-type="string" office:string-value="Leoni" calcext:value-type="string">
            <text:p>Leoni</text:p>
          </table:table-cell>
          <table:table-cell table:style-name="ce942" table:formula="of:=IF([.H4]&lt;[.I4];[.F4];[.G4])" office:value-type="string" office:string-value="Tigri" calcext:value-type="string">
            <text:p>Tigri</text:p>
          </table:table-cell>
          <table:table-cell table:style-name="ce928" table:formula="of:=1*([.H4]&gt;[.I4])" office:value-type="float" office:value="1" calcext:value-type="float">
            <text:p>1</text:p>
          </table:table-cell>
          <table:table-cell table:style-name="ce945" table:formula="of:=1*([.H4]&lt;[.I4])*NOT(AND([.H4]=0;[.I4]=20))" office:value-type="float" office:value="0" calcext:value-type="float">
            <text:p>0</text:p>
          </table:table-cell>
          <table:table-cell table:style-name="ce945" table:formula="of:=1*AND([.H4]=0;[.I4]=20)" office:value-type="float" office:value="0" calcext:value-type="float">
            <text:p>0</text:p>
          </table:table-cell>
          <table:table-cell table:style-name="ce928" table:formula="of:=[.H4]" office:value-type="float" office:value="90" calcext:value-type="float">
            <text:p>90</text:p>
          </table:table-cell>
          <table:table-cell table:style-name="ce928" table:formula="of:=[.I4]" office:value-type="float" office:value="22" calcext:value-type="float">
            <text:p>22</text:p>
          </table:table-cell>
          <table:table-cell table:style-name="ce948" table:formula="of:=[.O4]-[.P4]" office:value-type="float" office:value="68" calcext:value-type="float">
            <text:p>+68</text:p>
          </table:table-cell>
          <table:table-cell table:style-name="ce928" table:formula="of:=1*([.I4]&gt;[.H4])" office:value-type="float" office:value="0" calcext:value-type="float">
            <text:p>0</text:p>
          </table:table-cell>
          <table:table-cell table:style-name="ce928" table:formula="of:=1*([.I4]&lt;[.H4])*NOT(AND([.H4]=20;[.I4]=0))" office:value-type="float" office:value="1" calcext:value-type="float">
            <text:p>1</text:p>
          </table:table-cell>
          <table:table-cell table:style-name="ce928" table:formula="of:=1*AND([.H4]=20;[.I4]=0)" office:value-type="float" office:value="0" calcext:value-type="float">
            <text:p>0</text:p>
          </table:table-cell>
          <table:table-cell table:style-name="ce928" table:formula="of:=[.I4]" office:value-type="float" office:value="22" calcext:value-type="float">
            <text:p>22</text:p>
          </table:table-cell>
          <table:table-cell table:style-name="ce928" table:formula="of:=[.H4]" office:value-type="float" office:value="90" calcext:value-type="float">
            <text:p>90</text:p>
          </table:table-cell>
          <table:table-cell table:style-name="ce951" table:formula="of:=[.U4]-[.V4]" office:value-type="float" office:value="-68" calcext:value-type="float">
            <text:p>-68</text:p>
          </table:table-cell>
          <table:table-cell/>
          <table:table-cell table:style-name="ce955" table:formula="of:=COUNTIF(B_COEFF_GIRONE_A;&quot;&gt;=&quot;&amp;[.AS4])&amp;[.Z4]" office:value-type="string" office:string-value="2A" calcext:value-type="string">
            <text:p>2A</text:p>
          </table:table-cell>
          <table:table-cell table:style-name="ce960" office:value-type="string" calcext:value-type="string">
            <text:p>A</text:p>
          </table:table-cell>
          <table:table-cell table:style-name="ce928" office:value-type="string" calcext:value-type="string">
            <text:p>A2</text:p>
          </table:table-cell>
          <table:table-cell table:style-name="ce968" table:formula="of:=VLOOKUP([.AA4];SQUADRE_PER_CODICE;2)" office:value-type="string" office:string-value="Pantere" calcext:value-type="string">
            <text:p>Pantere</text:p>
          </table:table-cell>
          <table:table-cell table:style-name="ce928" table:formula="of:=[.AD4]+[.AE4]+[.AF4]" office:value-type="float" office:value="3" calcext:value-type="float">
            <text:p>3</text:p>
          </table:table-cell>
          <table:table-cell table:style-name="ce928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928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928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974" table:formula="of:=2*[.AD4]+1*[.AE4]+0*[.AF4]" office:value-type="float" office:value="5" calcext:value-type="float">
            <text:p>5</text:p>
          </table:table-cell>
          <table:table-cell table:style-name="ce980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928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985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928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928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928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980" table:formula="of:=[.AK4]+[.AL4]+[.AM4]" office:value-type="float" office:value="0" calcext:value-type="float">
            <text:p>0</text:p>
          </table:table-cell>
          <table:table-cell table:style-name="ce948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948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948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985" table:formula="of:=[.AO4]+[.AP4]+[.AQ4]" office:value-type="float" office:value="0" calcext:value-type="float">
            <text:p>+0</text:p>
          </table:table-cell>
          <table:table-cell table:style-name="ce995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1005" office:value-type="string" calcext:value-type="string">
            <text:p>1-16/4</text:p>
          </table:table-cell>
          <table:table-cell table:style-name="ce1008" office:value-type="float" office:value="50" calcext:value-type="float">
            <text:p>5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2A</text:p>
          </table:table-cell>
          <table:table-cell table:style-name="ce1017" office:value-type="string" calcext:value-type="string">
            <text:p>1C</text:p>
          </table:table-cell>
          <table:table-cell table:style-name="ce942" table:formula="of:=IF(LEFT([.AY4];1)=&quot;V&quot;;VLOOKUP(VALUE(SUBSTITUTE([.AY4];&quot;V&quot;;&quot;&quot;));B_PARTITE_2A_FASE_PER_NUMERO;10;FALSE());IF(LEFT([.AY4];1)=&quot;P&quot;;VLOOKUP(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942" table:formula="of:=IF(LEFT([.AZ4];1)=&quot;V&quot;;VLOOKUP(VALUE(SUBSTITUTE([.AZ4];&quot;V&quot;;&quot;&quot;));B_PARTITE_2A_FASE_PER_NUMERO;10;FALSE());IF(LEFT([.AZ4];1)=&quot;P&quot;;VLOOKUP(VALUE(SUBSTITUTE([.AZ4];&quot;P&quot;;&quot;&quot;));B_PARTITE_2A_FASE_PER_NUMERO;11;FALSE());VLOOKUP([.AZ4];B_CLASSIFICHE_GIRONI;4;FALSE())))" office:value-type="string" office:string-value="Giraffe" calcext:value-type="string">
            <text:p>Giraffe</text:p>
          </table:table-cell>
          <table:table-cell table:style-name="ce928" table:formula="of:=VLOOKUP([.AV4];INPUT_DATE_E_RISULTATI_2A_FASE;6;0)" office:value-type="float" office:value="55" calcext:value-type="float">
            <text:p>55</text:p>
          </table:table-cell>
          <table:table-cell table:style-name="ce928" table:formula="of:=VLOOKUP([.AV4];INPUT_DATE_E_RISULTATI_2A_FASE;7;0)" office:value-type="float" office:value="36" calcext:value-type="float">
            <text:p>36</text:p>
          </table:table-cell>
          <table:table-cell table:style-name="ce942" table:formula="of:=IF([.BC4]&gt;[.BD4];[.BA4];[.BB4])" office:value-type="string" office:string-value="Pantere" calcext:value-type="string">
            <text:p>Pantere</text:p>
          </table:table-cell>
          <table:table-cell table:style-name="ce942" table:formula="of:=IF([.BC4]&lt;[.BD4];[.BA4];[.BB4])" office:value-type="string" office:string-value="Giraffe" calcext:value-type="string">
            <text:p>Giraffe</text:p>
          </table:table-cell>
          <table:table-cell table:style-name="ce928" table:formula="of:=1*([.BC4]&gt;[.BD4])" office:value-type="float" office:value="1" calcext:value-type="float">
            <text:p>1</text:p>
          </table:table-cell>
          <table:table-cell table:style-name="ce945" table:formula="of:=1*([.BC4]&lt;[.BD4])*NOT(AND([.BC4]=0;[.BD4]=20))" office:value-type="float" office:value="0" calcext:value-type="float">
            <text:p>0</text:p>
          </table:table-cell>
          <table:table-cell table:style-name="ce945" table:formula="of:=1*AND([.BC4]=0;[.BD4]=20)" office:value-type="float" office:value="0" calcext:value-type="float">
            <text:p>0</text:p>
          </table:table-cell>
          <table:table-cell table:style-name="ce928" table:formula="of:=[.BC4]" office:value-type="float" office:value="55" calcext:value-type="float">
            <text:p>55</text:p>
          </table:table-cell>
          <table:table-cell table:style-name="ce928" table:formula="of:=[.BD4]" office:value-type="float" office:value="36" calcext:value-type="float">
            <text:p>36</text:p>
          </table:table-cell>
          <table:table-cell table:style-name="ce948" table:formula="of:=[.BJ4]-[.BK4]" office:value-type="float" office:value="19" calcext:value-type="float">
            <text:p>+19</text:p>
          </table:table-cell>
          <table:table-cell table:style-name="ce928" table:formula="of:=1*([.BD4]&gt;[.BC4])" office:value-type="float" office:value="0" calcext:value-type="float">
            <text:p>0</text:p>
          </table:table-cell>
          <table:table-cell table:style-name="ce928" table:formula="of:=1*([.BD4]&lt;[.BC4])*NOT(AND([.BC4]=20;[.BD4]=0))" office:value-type="float" office:value="1" calcext:value-type="float">
            <text:p>1</text:p>
          </table:table-cell>
          <table:table-cell table:style-name="ce928" table:formula="of:=1*AND([.BC4]=20;[.BD4]=0)" office:value-type="float" office:value="0" calcext:value-type="float">
            <text:p>0</text:p>
          </table:table-cell>
          <table:table-cell table:style-name="ce928" table:formula="of:=[.BD4]" office:value-type="float" office:value="36" calcext:value-type="float">
            <text:p>36</text:p>
          </table:table-cell>
          <table:table-cell table:style-name="ce928" table:formula="of:=[.BC4]" office:value-type="float" office:value="55" calcext:value-type="float">
            <text:p>55</text:p>
          </table:table-cell>
          <table:table-cell table:style-name="ce951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883" office:value-type="float" office:value="25" calcext:value-type="float">
            <text:p>2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1</text:p>
          </table:table-cell>
          <table:table-cell table:style-name="ce928" office:value-type="string" calcext:value-type="string">
            <text:p>A4</text:p>
          </table:table-cell>
          <table:table-cell table:style-name="ce942" table:formula="of:=IF([.B5]=&quot;Girone&quot;;VLOOKUP([.D5];SQUADRE_PER_CODICE;2);&quot;ERRORE!&quot;)" office:value-type="string" office:string-value="Leoni" calcext:value-type="string">
            <text:p>Leoni</text:p>
          </table:table-cell>
          <table:table-cell table:style-name="ce942" table:formula="of:=IF([.B5]=&quot;Girone&quot;;VLOOKUP([.E5];SQUADRE_PER_CODICE;2);&quot;ERRORE!&quot;)" office:value-type="string" office:string-value="Ghepardi" calcext:value-type="string">
            <text:p>Ghepardi</text:p>
          </table:table-cell>
          <table:table-cell table:style-name="ce928" table:formula="of:=VLOOKUP([.A5];INPUT_DATE_E_RISULTATI_GIRONI;6;0)" office:value-type="float" office:value="82" calcext:value-type="float">
            <text:p>82</text:p>
          </table:table-cell>
          <table:table-cell table:style-name="ce928" table:formula="of:=VLOOKUP([.A5];INPUT_DATE_E_RISULTATI_GIRONI;7;0)" office:value-type="float" office:value="25" calcext:value-type="float">
            <text:p>25</text:p>
          </table:table-cell>
          <table:table-cell table:style-name="ce942" table:formula="of:=IF([.H5]&gt;[.I5];[.F5];[.G5])" office:value-type="string" office:string-value="Leoni" calcext:value-type="string">
            <text:p>Leoni</text:p>
          </table:table-cell>
          <table:table-cell table:style-name="ce942" table:formula="of:=IF([.H5]&lt;[.I5];[.F5];[.G5])" office:value-type="string" office:string-value="Ghepardi" calcext:value-type="string">
            <text:p>Ghepardi</text:p>
          </table:table-cell>
          <table:table-cell table:style-name="ce928" table:formula="of:=1*([.H5]&gt;[.I5])" office:value-type="float" office:value="1" calcext:value-type="float">
            <text:p>1</text:p>
          </table:table-cell>
          <table:table-cell table:style-name="ce945" table:formula="of:=1*([.H5]&lt;[.I5])*NOT(AND([.H5]=0;[.I5]=20))" office:value-type="float" office:value="0" calcext:value-type="float">
            <text:p>0</text:p>
          </table:table-cell>
          <table:table-cell table:style-name="ce945" table:formula="of:=1*AND([.H5]=0;[.I5]=20)" office:value-type="float" office:value="0" calcext:value-type="float">
            <text:p>0</text:p>
          </table:table-cell>
          <table:table-cell table:style-name="ce928" table:formula="of:=[.H5]" office:value-type="float" office:value="82" calcext:value-type="float">
            <text:p>82</text:p>
          </table:table-cell>
          <table:table-cell table:style-name="ce928" table:formula="of:=[.I5]" office:value-type="float" office:value="25" calcext:value-type="float">
            <text:p>25</text:p>
          </table:table-cell>
          <table:table-cell table:style-name="ce948" table:formula="of:=[.O5]-[.P5]" office:value-type="float" office:value="57" calcext:value-type="float">
            <text:p>+57</text:p>
          </table:table-cell>
          <table:table-cell table:style-name="ce928" table:formula="of:=1*([.I5]&gt;[.H5])" office:value-type="float" office:value="0" calcext:value-type="float">
            <text:p>0</text:p>
          </table:table-cell>
          <table:table-cell table:style-name="ce928" table:formula="of:=1*([.I5]&lt;[.H5])*NOT(AND([.H5]=20;[.I5]=0))" office:value-type="float" office:value="1" calcext:value-type="float">
            <text:p>1</text:p>
          </table:table-cell>
          <table:table-cell table:style-name="ce928" table:formula="of:=1*AND([.H5]=20;[.I5]=0)" office:value-type="float" office:value="0" calcext:value-type="float">
            <text:p>0</text:p>
          </table:table-cell>
          <table:table-cell table:style-name="ce928" table:formula="of:=[.I5]" office:value-type="float" office:value="25" calcext:value-type="float">
            <text:p>25</text:p>
          </table:table-cell>
          <table:table-cell table:style-name="ce928" table:formula="of:=[.H5]" office:value-type="float" office:value="82" calcext:value-type="float">
            <text:p>82</text:p>
          </table:table-cell>
          <table:table-cell table:style-name="ce951" table:formula="of:=[.U5]-[.V5]" office:value-type="float" office:value="-57" calcext:value-type="float">
            <text:p>-57</text:p>
          </table:table-cell>
          <table:table-cell/>
          <table:table-cell table:style-name="ce955" table:formula="of:=COUNTIF(B_COEFF_GIRONE_A;&quot;&gt;=&quot;&amp;[.AS5])&amp;[.Z5]" office:value-type="string" office:string-value="3A" calcext:value-type="string">
            <text:p>3A</text:p>
          </table:table-cell>
          <table:table-cell table:style-name="ce960" office:value-type="string" calcext:value-type="string">
            <text:p>A</text:p>
          </table:table-cell>
          <table:table-cell table:style-name="ce928" office:value-type="string" calcext:value-type="string">
            <text:p>A3</text:p>
          </table:table-cell>
          <table:table-cell table:style-name="ce968" table:formula="of:=VLOOKUP([.AA5];SQUADRE_PER_CODICE;2)" office:value-type="string" office:string-value="Tigri" calcext:value-type="string">
            <text:p>Tigri</text:p>
          </table:table-cell>
          <table:table-cell table:style-name="ce928" table:formula="of:=[.AD5]+[.AE5]+[.AF5]" office:value-type="float" office:value="3" calcext:value-type="float">
            <text:p>3</text:p>
          </table:table-cell>
          <table:table-cell table:style-name="ce928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928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928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974" table:formula="of:=2*[.AD5]+1*[.AE5]+0*[.AF5]" office:value-type="float" office:value="4" calcext:value-type="float">
            <text:p>4</text:p>
          </table:table-cell>
          <table:table-cell table:style-name="ce980" table:formula="of:=SUMIF(B_SQUADRA_A_GIRONI;[.AB5];B_PUNTI_FATTI_SQUADRA_A_GIRONI)+SUMIF(B_SQUADRA_B_GIRONI;[.AB5];B_PUNTI_FATTI_SQUADRA_B_GIRONI)" office:value-type="float" office:value="119" calcext:value-type="float">
            <text:p>119</text:p>
          </table:table-cell>
          <table:table-cell table:style-name="ce928" table:formula="of:=SUMIF(B_SQUADRA_A_GIRONI;[.AB5];B_PUNTI_SUBITI_SQUADRA_A_GIRONI)+SUMIF(B_SQUADRA_B_GIRONI;[.AB5];B_PUNTI_SUBITI_SQUADRA_B_GIRONI)" office:value-type="float" office:value="234" calcext:value-type="float">
            <text:p>234</text:p>
          </table:table-cell>
          <table:table-cell table:style-name="ce985" table:formula="of:=SUMIF(B_SQUADRA_A_GIRONI;[.AB5];B_DIFF_CANESTRI_SQUADRA_A_GIRONI)+SUMIF(B_SQUADRA_B_GIRONI;[.AB5];B_DIFF_CANESTRI_SQUADRA_B_GIRONI)" office:value-type="float" office:value="-115" calcext:value-type="float">
            <text:p>-115</text:p>
          </table:table-cell>
          <table:table-cell table:style-name="ce928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928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928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980" table:formula="of:=[.AK5]+[.AL5]+[.AM5]" office:value-type="float" office:value="0" calcext:value-type="float">
            <text:p>0</text:p>
          </table:table-cell>
          <table:table-cell table:style-name="ce948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948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948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985" table:formula="of:=[.AO5]+[.AP5]+[.AQ5]" office:value-type="float" office:value="0" calcext:value-type="float">
            <text:p>+0</text:p>
          </table:table-cell>
          <table:table-cell table:style-name="ce995" table:formula="of:=[.AG5]+(500+[.AR5])*10^-3+[.AN5]*10^-6+(500+[.AJ5])*10^-9+[.AH5]*10^-12" office:value-type="float" office:value="4.500000385119" calcext:value-type="float">
            <text:p>4,500000385119</text:p>
          </table:table-cell>
          <table:table-cell/>
          <table:table-cell table:style-name="ce1005" office:value-type="string" calcext:value-type="string">
            <text:p>17-32/8</text:p>
          </table:table-cell>
          <table:table-cell table:style-name="ce1008" office:value-type="float" office:value="51" calcext:value-type="float">
            <text:p>5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A</text:p>
          </table:table-cell>
          <table:table-cell table:style-name="ce1017" office:value-type="string" calcext:value-type="string">
            <text:p>4C</text:p>
          </table:table-cell>
          <table:table-cell table:style-name="ce942" table:formula="of:=IF(LEFT([.AY5];1)=&quot;V&quot;;VLOOKUP(VALUE(SUBSTITUTE([.AY5];&quot;V&quot;;&quot;&quot;));B_PARTITE_2A_FASE_PER_NUMERO;10;FALSE());IF(LEFT([.AY5];1)=&quot;P&quot;;VLOOKUP(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942" table:formula="of:=IF(LEFT([.AZ5];1)=&quot;V&quot;;VLOOKUP(VALUE(SUBSTITUTE([.AZ5];&quot;V&quot;;&quot;&quot;));B_PARTITE_2A_FASE_PER_NUMERO;10;FALSE());IF(LEFT([.AZ5];1)=&quot;P&quot;;VLOOKUP(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928" table:formula="of:=VLOOKUP([.AV5];INPUT_DATE_E_RISULTATI_2A_FASE;6;0)" office:value-type="float" office:value="56" calcext:value-type="float">
            <text:p>56</text:p>
          </table:table-cell>
          <table:table-cell table:style-name="ce928" table:formula="of:=VLOOKUP([.AV5];INPUT_DATE_E_RISULTATI_2A_FASE;7;0)" office:value-type="float" office:value="38" calcext:value-type="float">
            <text:p>38</text:p>
          </table:table-cell>
          <table:table-cell table:style-name="ce942" table:formula="of:=IF([.BC5]&gt;[.BD5];[.BA5];[.BB5])" office:value-type="string" office:string-value="Tigri" calcext:value-type="string">
            <text:p>Tigri</text:p>
          </table:table-cell>
          <table:table-cell table:style-name="ce942" table:formula="of:=IF([.BC5]&lt;[.BD5];[.BA5];[.BB5])" office:value-type="string" office:string-value="Iguane" calcext:value-type="string">
            <text:p>Iguane</text:p>
          </table:table-cell>
          <table:table-cell table:style-name="ce928" table:formula="of:=1*([.BC5]&gt;[.BD5])" office:value-type="float" office:value="1" calcext:value-type="float">
            <text:p>1</text:p>
          </table:table-cell>
          <table:table-cell table:style-name="ce945" table:formula="of:=1*([.BC5]&lt;[.BD5])*NOT(AND([.BC5]=0;[.BD5]=20))" office:value-type="float" office:value="0" calcext:value-type="float">
            <text:p>0</text:p>
          </table:table-cell>
          <table:table-cell table:style-name="ce945" table:formula="of:=1*AND([.BC5]=0;[.BD5]=20)" office:value-type="float" office:value="0" calcext:value-type="float">
            <text:p>0</text:p>
          </table:table-cell>
          <table:table-cell table:style-name="ce928" table:formula="of:=[.BC5]" office:value-type="float" office:value="56" calcext:value-type="float">
            <text:p>56</text:p>
          </table:table-cell>
          <table:table-cell table:style-name="ce928" table:formula="of:=[.BD5]" office:value-type="float" office:value="38" calcext:value-type="float">
            <text:p>38</text:p>
          </table:table-cell>
          <table:table-cell table:style-name="ce948" table:formula="of:=[.BJ5]-[.BK5]" office:value-type="float" office:value="18" calcext:value-type="float">
            <text:p>+18</text:p>
          </table:table-cell>
          <table:table-cell table:style-name="ce928" table:formula="of:=1*([.BD5]&gt;[.BC5])" office:value-type="float" office:value="0" calcext:value-type="float">
            <text:p>0</text:p>
          </table:table-cell>
          <table:table-cell table:style-name="ce928" table:formula="of:=1*([.BD5]&lt;[.BC5])*NOT(AND([.BC5]=20;[.BD5]=0))" office:value-type="float" office:value="1" calcext:value-type="float">
            <text:p>1</text:p>
          </table:table-cell>
          <table:table-cell table:style-name="ce928" table:formula="of:=1*AND([.BC5]=20;[.BD5]=0)" office:value-type="float" office:value="0" calcext:value-type="float">
            <text:p>0</text:p>
          </table:table-cell>
          <table:table-cell table:style-name="ce928" table:formula="of:=[.BD5]" office:value-type="float" office:value="38" calcext:value-type="float">
            <text:p>38</text:p>
          </table:table-cell>
          <table:table-cell table:style-name="ce928" table:formula="of:=[.BC5]" office:value-type="float" office:value="56" calcext:value-type="float">
            <text:p>56</text:p>
          </table:table-cell>
          <table:table-cell table:style-name="ce951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883" office:value-type="float" office:value="37" calcext:value-type="float">
            <text:p>3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2</text:p>
          </table:table-cell>
          <table:table-cell table:style-name="ce928" office:value-type="string" calcext:value-type="string">
            <text:p>A3</text:p>
          </table:table-cell>
          <table:table-cell table:style-name="ce942" table:formula="of:=IF([.B6]=&quot;Girone&quot;;VLOOKUP([.D6];SQUADRE_PER_CODICE;2);&quot;ERRORE!&quot;)" office:value-type="string" office:string-value="Pantere" calcext:value-type="string">
            <text:p>Pantere</text:p>
          </table:table-cell>
          <table:table-cell table:style-name="ce942" table:formula="of:=IF([.B6]=&quot;Girone&quot;;VLOOKUP([.E6];SQUADRE_PER_CODICE;2);&quot;ERRORE!&quot;)" office:value-type="string" office:string-value="Tigri" calcext:value-type="string">
            <text:p>Tigri</text:p>
          </table:table-cell>
          <table:table-cell table:style-name="ce928" table:formula="of:=VLOOKUP([.A6];INPUT_DATE_E_RISULTATI_GIRONI;6;0)" office:value-type="float" office:value="93" calcext:value-type="float">
            <text:p>93</text:p>
          </table:table-cell>
          <table:table-cell table:style-name="ce928" table:formula="of:=VLOOKUP([.A6];INPUT_DATE_E_RISULTATI_GIRONI;7;0)" office:value-type="float" office:value="30" calcext:value-type="float">
            <text:p>30</text:p>
          </table:table-cell>
          <table:table-cell table:style-name="ce942" table:formula="of:=IF([.H6]&gt;[.I6];[.F6];[.G6])" office:value-type="string" office:string-value="Pantere" calcext:value-type="string">
            <text:p>Pantere</text:p>
          </table:table-cell>
          <table:table-cell table:style-name="ce942" table:formula="of:=IF([.H6]&lt;[.I6];[.F6];[.G6])" office:value-type="string" office:string-value="Tigri" calcext:value-type="string">
            <text:p>Tigri</text:p>
          </table:table-cell>
          <table:table-cell table:style-name="ce928" table:formula="of:=1*([.H6]&gt;[.I6])" office:value-type="float" office:value="1" calcext:value-type="float">
            <text:p>1</text:p>
          </table:table-cell>
          <table:table-cell table:style-name="ce945" table:formula="of:=1*([.H6]&lt;[.I6])*NOT(AND([.H6]=0;[.I6]=20))" office:value-type="float" office:value="0" calcext:value-type="float">
            <text:p>0</text:p>
          </table:table-cell>
          <table:table-cell table:style-name="ce945" table:formula="of:=1*AND([.H6]=0;[.I6]=20)" office:value-type="float" office:value="0" calcext:value-type="float">
            <text:p>0</text:p>
          </table:table-cell>
          <table:table-cell table:style-name="ce928" table:formula="of:=[.H6]" office:value-type="float" office:value="93" calcext:value-type="float">
            <text:p>93</text:p>
          </table:table-cell>
          <table:table-cell table:style-name="ce928" table:formula="of:=[.I6]" office:value-type="float" office:value="30" calcext:value-type="float">
            <text:p>30</text:p>
          </table:table-cell>
          <table:table-cell table:style-name="ce948" table:formula="of:=[.O6]-[.P6]" office:value-type="float" office:value="63" calcext:value-type="float">
            <text:p>+63</text:p>
          </table:table-cell>
          <table:table-cell table:style-name="ce928" table:formula="of:=1*([.I6]&gt;[.H6])" office:value-type="float" office:value="0" calcext:value-type="float">
            <text:p>0</text:p>
          </table:table-cell>
          <table:table-cell table:style-name="ce928" table:formula="of:=1*([.I6]&lt;[.H6])*NOT(AND([.H6]=20;[.I6]=0))" office:value-type="float" office:value="1" calcext:value-type="float">
            <text:p>1</text:p>
          </table:table-cell>
          <table:table-cell table:style-name="ce928" table:formula="of:=1*AND([.H6]=20;[.I6]=0)" office:value-type="float" office:value="0" calcext:value-type="float">
            <text:p>0</text:p>
          </table:table-cell>
          <table:table-cell table:style-name="ce928" table:formula="of:=[.I6]" office:value-type="float" office:value="30" calcext:value-type="float">
            <text:p>30</text:p>
          </table:table-cell>
          <table:table-cell table:style-name="ce928" table:formula="of:=[.H6]" office:value-type="float" office:value="93" calcext:value-type="float">
            <text:p>93</text:p>
          </table:table-cell>
          <table:table-cell table:style-name="ce951" table:formula="of:=[.U6]-[.V6]" office:value-type="float" office:value="-63" calcext:value-type="float">
            <text:p>-63</text:p>
          </table:table-cell>
          <table:table-cell/>
          <table:table-cell table:style-name="ce955" table:formula="of:=COUNTIF(B_COEFF_GIRONE_A;&quot;&gt;=&quot;&amp;[.AS6])&amp;[.Z6]" office:value-type="string" office:string-value="4A" calcext:value-type="string">
            <text:p>4A</text:p>
          </table:table-cell>
          <table:table-cell table:style-name="ce960" office:value-type="string" calcext:value-type="string">
            <text:p>A</text:p>
          </table:table-cell>
          <table:table-cell table:style-name="ce928" office:value-type="string" calcext:value-type="string">
            <text:p>A4</text:p>
          </table:table-cell>
          <table:table-cell table:style-name="ce968" table:formula="of:=VLOOKUP([.AA6];SQUADRE_PER_CODICE;2)" office:value-type="string" office:string-value="Ghepardi" calcext:value-type="string">
            <text:p>Ghepardi</text:p>
          </table:table-cell>
          <table:table-cell table:style-name="ce928" table:formula="of:=[.AD6]+[.AE6]+[.AF6]" office:value-type="float" office:value="3" calcext:value-type="float">
            <text:p>3</text:p>
          </table:table-cell>
          <table:table-cell table:style-name="ce928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928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928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974" table:formula="of:=2*[.AD6]+1*[.AE6]+0*[.AF6]" office:value-type="float" office:value="3" calcext:value-type="float">
            <text:p>3</text:p>
          </table:table-cell>
          <table:table-cell table:style-name="ce980" table:formula="of:=SUMIF(B_SQUADRA_A_GIRONI;[.AB6];B_PUNTI_FATTI_SQUADRA_A_GIRONI)+SUMIF(B_SQUADRA_B_GIRONI;[.AB6];B_PUNTI_FATTI_SQUADRA_B_GIRONI)" office:value-type="float" office:value="97" calcext:value-type="float">
            <text:p>97</text:p>
          </table:table-cell>
          <table:table-cell table:style-name="ce928" table:formula="of:=SUMIF(B_SQUADRA_A_GIRONI;[.AB6];B_PUNTI_SUBITI_SQUADRA_A_GIRONI)+SUMIF(B_SQUADRA_B_GIRONI;[.AB6];B_PUNTI_SUBITI_SQUADRA_B_GIRONI)" office:value-type="float" office:value="206" calcext:value-type="float">
            <text:p>206</text:p>
          </table:table-cell>
          <table:table-cell table:style-name="ce985" table:formula="of:=SUMIF(B_SQUADRA_A_GIRONI;[.AB6];B_DIFF_CANESTRI_SQUADRA_A_GIRONI)+SUMIF(B_SQUADRA_B_GIRONI;[.AB6];B_DIFF_CANESTRI_SQUADRA_B_GIRONI)" office:value-type="float" office:value="-109" calcext:value-type="float">
            <text:p>-109</text:p>
          </table:table-cell>
          <table:table-cell table:style-name="ce928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928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928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980" table:formula="of:=[.AK6]+[.AL6]+[.AM6]" office:value-type="float" office:value="0" calcext:value-type="float">
            <text:p>0</text:p>
          </table:table-cell>
          <table:table-cell table:style-name="ce948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948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948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985" table:formula="of:=[.AO6]+[.AP6]+[.AQ6]" office:value-type="float" office:value="0" calcext:value-type="float">
            <text:p>+0</text:p>
          </table:table-cell>
          <table:table-cell table:style-name="ce995" table:formula="of:=[.AG6]+(500+[.AR6])*10^-3+[.AN6]*10^-6+(500+[.AJ6])*10^-9+[.AH6]*10^-12" office:value-type="float" office:value="3.500000391097" calcext:value-type="float">
            <text:p>3,500000391097</text:p>
          </table:table-cell>
          <table:table-cell/>
          <table:table-cell table:style-name="ce1005" office:value-type="string" calcext:value-type="string">
            <text:p>17-32/7</text:p>
          </table:table-cell>
          <table:table-cell table:style-name="ce1008" office:value-type="float" office:value="52" calcext:value-type="float">
            <text:p>5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C</text:p>
          </table:table-cell>
          <table:table-cell table:style-name="ce1017" office:value-type="string" calcext:value-type="string">
            <text:p>4A</text:p>
          </table:table-cell>
          <table:table-cell table:style-name="ce942" table:formula="of:=IF(LEFT([.AY6];1)=&quot;V&quot;;VLOOKUP(VALUE(SUBSTITUTE([.AY6];&quot;V&quot;;&quot;&quot;));B_PARTITE_2A_FASE_PER_NUMERO;10;FALSE());IF(LEFT([.AY6];1)=&quot;P&quot;;VLOOKUP(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6];1)=&quot;V&quot;;VLOOKUP(VALUE(SUBSTITUTE([.AZ6];&quot;V&quot;;&quot;&quot;));B_PARTITE_2A_FASE_PER_NUMERO;10;FALSE());IF(LEFT([.AZ6];1)=&quot;P&quot;;VLOOKUP(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928" table:formula="of:=VLOOKUP([.AV6];INPUT_DATE_E_RISULTATI_2A_FASE;6;0)" office:value-type="float" office:value="56" calcext:value-type="float">
            <text:p>56</text:p>
          </table:table-cell>
          <table:table-cell table:style-name="ce928" table:formula="of:=VLOOKUP([.AV6];INPUT_DATE_E_RISULTATI_2A_FASE;7;0)" office:value-type="float" office:value="43" calcext:value-type="float">
            <text:p>43</text:p>
          </table:table-cell>
          <table:table-cell table:style-name="ce942" table:formula="of:=IF([.BC6]&gt;[.BD6];[.BA6];[.BB6])" office:value-type="string" office:string-value="Ippopotami" calcext:value-type="string">
            <text:p>Ippopotami</text:p>
          </table:table-cell>
          <table:table-cell table:style-name="ce942" table:formula="of:=IF([.BC6]&lt;[.BD6];[.BA6];[.BB6])" office:value-type="string" office:string-value="Ghepardi" calcext:value-type="string">
            <text:p>Ghepardi</text:p>
          </table:table-cell>
          <table:table-cell table:style-name="ce928" table:formula="of:=1*([.BC6]&gt;[.BD6])" office:value-type="float" office:value="1" calcext:value-type="float">
            <text:p>1</text:p>
          </table:table-cell>
          <table:table-cell table:style-name="ce945" table:formula="of:=1*([.BC6]&lt;[.BD6])*NOT(AND([.BC6]=0;[.BD6]=20))" office:value-type="float" office:value="0" calcext:value-type="float">
            <text:p>0</text:p>
          </table:table-cell>
          <table:table-cell table:style-name="ce945" table:formula="of:=1*AND([.BC6]=0;[.BD6]=20)" office:value-type="float" office:value="0" calcext:value-type="float">
            <text:p>0</text:p>
          </table:table-cell>
          <table:table-cell table:style-name="ce928" table:formula="of:=[.BC6]" office:value-type="float" office:value="56" calcext:value-type="float">
            <text:p>56</text:p>
          </table:table-cell>
          <table:table-cell table:style-name="ce928" table:formula="of:=[.BD6]" office:value-type="float" office:value="43" calcext:value-type="float">
            <text:p>43</text:p>
          </table:table-cell>
          <table:table-cell table:style-name="ce948" table:formula="of:=[.BJ6]-[.BK6]" office:value-type="float" office:value="13" calcext:value-type="float">
            <text:p>+13</text:p>
          </table:table-cell>
          <table:table-cell table:style-name="ce928" table:formula="of:=1*([.BD6]&gt;[.BC6])" office:value-type="float" office:value="0" calcext:value-type="float">
            <text:p>0</text:p>
          </table:table-cell>
          <table:table-cell table:style-name="ce928" table:formula="of:=1*([.BD6]&lt;[.BC6])*NOT(AND([.BC6]=20;[.BD6]=0))" office:value-type="float" office:value="1" calcext:value-type="float">
            <text:p>1</text:p>
          </table:table-cell>
          <table:table-cell table:style-name="ce928" table:formula="of:=1*AND([.BC6]=20;[.BD6]=0)" office:value-type="float" office:value="0" calcext:value-type="float">
            <text:p>0</text:p>
          </table:table-cell>
          <table:table-cell table:style-name="ce928" table:formula="of:=[.BD6]" office:value-type="float" office:value="43" calcext:value-type="float">
            <text:p>43</text:p>
          </table:table-cell>
          <table:table-cell table:style-name="ce928" table:formula="of:=[.BC6]" office:value-type="float" office:value="56" calcext:value-type="float">
            <text:p>56</text:p>
          </table:table-cell>
          <table:table-cell table:style-name="ce951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883" office:value-type="float" office:value="13" calcext:value-type="float">
            <text:p>1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2</text:p>
          </table:table-cell>
          <table:table-cell table:style-name="ce928" office:value-type="string" calcext:value-type="string">
            <text:p>A4</text:p>
          </table:table-cell>
          <table:table-cell table:style-name="ce942" table:formula="of:=IF([.B7]=&quot;Girone&quot;;VLOOKUP([.D7];SQUADRE_PER_CODICE;2);&quot;ERRORE!&quot;)" office:value-type="string" office:string-value="Pantere" calcext:value-type="string">
            <text:p>Pantere</text:p>
          </table:table-cell>
          <table:table-cell table:style-name="ce942" table:formula="of:=IF([.B7]=&quot;Girone&quot;;VLOOKUP([.E7];SQUADRE_PER_CODICE;2);&quot;ERRORE!&quot;)" office:value-type="string" office:string-value="Ghepardi" calcext:value-type="string">
            <text:p>Ghepardi</text:p>
          </table:table-cell>
          <table:table-cell table:style-name="ce928" table:formula="of:=VLOOKUP([.A7];INPUT_DATE_E_RISULTATI_GIRONI;6;0)" office:value-type="float" office:value="57" calcext:value-type="float">
            <text:p>57</text:p>
          </table:table-cell>
          <table:table-cell table:style-name="ce928" table:formula="of:=VLOOKUP([.A7];INPUT_DATE_E_RISULTATI_GIRONI;7;0)" office:value-type="float" office:value="21" calcext:value-type="float">
            <text:p>21</text:p>
          </table:table-cell>
          <table:table-cell table:style-name="ce942" table:formula="of:=IF([.H7]&gt;[.I7];[.F7];[.G7])" office:value-type="string" office:string-value="Pantere" calcext:value-type="string">
            <text:p>Pantere</text:p>
          </table:table-cell>
          <table:table-cell table:style-name="ce942" table:formula="of:=IF([.H7]&lt;[.I7];[.F7];[.G7])" office:value-type="string" office:string-value="Ghepardi" calcext:value-type="string">
            <text:p>Ghepardi</text:p>
          </table:table-cell>
          <table:table-cell table:style-name="ce928" table:formula="of:=1*([.H7]&gt;[.I7])" office:value-type="float" office:value="1" calcext:value-type="float">
            <text:p>1</text:p>
          </table:table-cell>
          <table:table-cell table:style-name="ce945" table:formula="of:=1*([.H7]&lt;[.I7])*NOT(AND([.H7]=0;[.I7]=20))" office:value-type="float" office:value="0" calcext:value-type="float">
            <text:p>0</text:p>
          </table:table-cell>
          <table:table-cell table:style-name="ce945" table:formula="of:=1*AND([.H7]=0;[.I7]=20)" office:value-type="float" office:value="0" calcext:value-type="float">
            <text:p>0</text:p>
          </table:table-cell>
          <table:table-cell table:style-name="ce928" table:formula="of:=[.H7]" office:value-type="float" office:value="57" calcext:value-type="float">
            <text:p>57</text:p>
          </table:table-cell>
          <table:table-cell table:style-name="ce928" table:formula="of:=[.I7]" office:value-type="float" office:value="21" calcext:value-type="float">
            <text:p>21</text:p>
          </table:table-cell>
          <table:table-cell table:style-name="ce948" table:formula="of:=[.O7]-[.P7]" office:value-type="float" office:value="36" calcext:value-type="float">
            <text:p>+36</text:p>
          </table:table-cell>
          <table:table-cell table:style-name="ce928" table:formula="of:=1*([.I7]&gt;[.H7])" office:value-type="float" office:value="0" calcext:value-type="float">
            <text:p>0</text:p>
          </table:table-cell>
          <table:table-cell table:style-name="ce928" table:formula="of:=1*([.I7]&lt;[.H7])*NOT(AND([.H7]=20;[.I7]=0))" office:value-type="float" office:value="1" calcext:value-type="float">
            <text:p>1</text:p>
          </table:table-cell>
          <table:table-cell table:style-name="ce928" table:formula="of:=1*AND([.H7]=20;[.I7]=0)" office:value-type="float" office:value="0" calcext:value-type="float">
            <text:p>0</text:p>
          </table:table-cell>
          <table:table-cell table:style-name="ce928" table:formula="of:=[.I7]" office:value-type="float" office:value="21" calcext:value-type="float">
            <text:p>21</text:p>
          </table:table-cell>
          <table:table-cell table:style-name="ce928" table:formula="of:=[.H7]" office:value-type="float" office:value="57" calcext:value-type="float">
            <text:p>57</text:p>
          </table:table-cell>
          <table:table-cell table:style-name="ce951" table:formula="of:=[.U7]-[.V7]" office:value-type="float" office:value="-36" calcext:value-type="float">
            <text:p>-36</text:p>
          </table:table-cell>
          <table:table-cell/>
          <table:table-cell table:style-name="ce956" table:formula="of:=COUNTIF(B_COEFF_GIRONE_B;&quot;&gt;=&quot;&amp;[.AS7])&amp;[.Z7]" office:value-type="string" office:string-value="1B" calcext:value-type="string">
            <text:p>1B</text:p>
          </table:table-cell>
          <table:table-cell table:style-name="ce961" office:value-type="string" calcext:value-type="string">
            <text:p>B</text:p>
          </table:table-cell>
          <table:table-cell table:style-name="ce964" office:value-type="string" calcext:value-type="string">
            <text:p>B1</text:p>
          </table:table-cell>
          <table:table-cell table:style-name="ce969" table:formula="of:=VLOOKUP([.AA7];SQUADRE_PER_CODICE;2)" office:value-type="string" office:string-value="Giaguari" calcext:value-type="string">
            <text:p>Giaguari</text:p>
          </table:table-cell>
          <table:table-cell table:style-name="ce964" table:formula="of:=[.AD7]+[.AE7]+[.AF7]" office:value-type="float" office:value="3" calcext:value-type="float">
            <text:p>3</text:p>
          </table:table-cell>
          <table:table-cell table:style-name="ce964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964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964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975" table:formula="of:=2*[.AD7]+1*[.AE7]+0*[.AF7]" office:value-type="float" office:value="5" calcext:value-type="float">
            <text:p>5</text:p>
          </table:table-cell>
          <table:table-cell table:style-name="ce981" table:formula="of:=SUMIF(B_SQUADRA_A_GIRONI;[.AB7];B_PUNTI_FATTI_SQUADRA_A_GIRONI)+SUMIF(B_SQUADRA_B_GIRONI;[.AB7];B_PUNTI_FATTI_SQUADRA_B_GIRONI)" office:value-type="float" office:value="232" calcext:value-type="float">
            <text:p>232</text:p>
          </table:table-cell>
          <table:table-cell table:style-name="ce964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986" table:formula="of:=SUMIF(B_SQUADRA_A_GIRONI;[.AB7];B_DIFF_CANESTRI_SQUADRA_A_GIRONI)+SUMIF(B_SQUADRA_B_GIRONI;[.AB7];B_DIFF_CANESTRI_SQUADRA_B_GIRONI)" office:value-type="float" office:value="40" calcext:value-type="float">
            <text:p>+40</text:p>
          </table:table-cell>
          <table:table-cell table:style-name="ce964" table:formula="of:=IF([.AG7]=[.AG8];INDIRECT(&quot;O&quot;&amp;3+6*(FIND([.Z7];&quot;ABCDEFGH&quot;)-1));0)" office:value-type="float" office:value="100" calcext:value-type="float">
            <text:p>100</text:p>
          </table:table-cell>
          <table:table-cell table:style-name="ce989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964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981" table:formula="of:=[.AK7]+[.AL7]+[.AM7]" office:value-type="float" office:value="100" calcext:value-type="float">
            <text:p>100</text:p>
          </table:table-cell>
          <table:table-cell table:style-name="ce990" table:formula="of:=IF([.AG7]=[.AG8];INDIRECT(&quot;Q&quot;&amp;3+6*(FIND([.Z7];&quot;ABCDEFGH&quot;)-1));0)" office:value-type="float" office:value="49" calcext:value-type="float">
            <text:p>+49</text:p>
          </table:table-cell>
          <table:table-cell table:style-name="ce990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990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986" table:formula="of:=[.AO7]+[.AP7]+[.AQ7]" office:value-type="float" office:value="49" calcext:value-type="float">
            <text:p>+49</text:p>
          </table:table-cell>
          <table:table-cell table:style-name="ce996" table:formula="of:=[.AG7]+(500+[.AR7])*10^-3+[.AN7]*10^-6+(500+[.AJ7])*10^-9+[.AH7]*10^-12" office:value-type="float" office:value="5.549100540232" calcext:value-type="float">
            <text:p>5,549100540232</text:p>
          </table:table-cell>
          <table:table-cell/>
          <table:table-cell table:style-name="ce1005" office:value-type="string" calcext:value-type="string">
            <text:p>1-16/7</text:p>
          </table:table-cell>
          <table:table-cell table:style-name="ce1008" office:value-type="float" office:value="53" calcext:value-type="float">
            <text:p>5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B</text:p>
          </table:table-cell>
          <table:table-cell table:style-name="ce1017" office:value-type="string" calcext:value-type="string">
            <text:p>2D</text:p>
          </table:table-cell>
          <table:table-cell table:style-name="ce942" table:formula="of:=IF(LEFT([.AY7];1)=&quot;V&quot;;VLOOKUP(VALUE(SUBSTITUTE([.AY7];&quot;V&quot;;&quot;&quot;));B_PARTITE_2A_FASE_PER_NUMERO;10;FALSE());IF(LEFT([.AY7];1)=&quot;P&quot;;VLOOKUP(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942" table:formula="of:=IF(LEFT([.AZ7];1)=&quot;V&quot;;VLOOKUP(VALUE(SUBSTITUTE([.AZ7];&quot;V&quot;;&quot;&quot;));B_PARTITE_2A_FASE_PER_NUMERO;10;FALSE());IF(LEFT([.AZ7];1)=&quot;P&quot;;VLOOKUP(VALUE(SUBSTITUTE([.AZ7];&quot;P&quot;;&quot;&quot;));B_PARTITE_2A_FASE_PER_NUMERO;11;FALSE());VLOOKUP([.AZ7];B_CLASSIFICHE_GIRONI;4;FALSE())))" office:value-type="string" office:string-value="Aquile" calcext:value-type="string">
            <text:p>Aquile</text:p>
          </table:table-cell>
          <table:table-cell table:style-name="ce928" table:formula="of:=VLOOKUP([.AV7];INPUT_DATE_E_RISULTATI_2A_FASE;6;0)" office:value-type="float" office:value="52" calcext:value-type="float">
            <text:p>52</text:p>
          </table:table-cell>
          <table:table-cell table:style-name="ce928" table:formula="of:=VLOOKUP([.AV7];INPUT_DATE_E_RISULTATI_2A_FASE;7;0)" office:value-type="float" office:value="43" calcext:value-type="float">
            <text:p>43</text:p>
          </table:table-cell>
          <table:table-cell table:style-name="ce942" table:formula="of:=IF([.BC7]&gt;[.BD7];[.BA7];[.BB7])" office:value-type="string" office:string-value="Giaguari" calcext:value-type="string">
            <text:p>Giaguari</text:p>
          </table:table-cell>
          <table:table-cell table:style-name="ce942" table:formula="of:=IF([.BC7]&lt;[.BD7];[.BA7];[.BB7])" office:value-type="string" office:string-value="Aquile" calcext:value-type="string">
            <text:p>Aquile</text:p>
          </table:table-cell>
          <table:table-cell table:style-name="ce928" table:formula="of:=1*([.BC7]&gt;[.BD7])" office:value-type="float" office:value="1" calcext:value-type="float">
            <text:p>1</text:p>
          </table:table-cell>
          <table:table-cell table:style-name="ce945" table:formula="of:=1*([.BC7]&lt;[.BD7])*NOT(AND([.BC7]=0;[.BD7]=20))" office:value-type="float" office:value="0" calcext:value-type="float">
            <text:p>0</text:p>
          </table:table-cell>
          <table:table-cell table:style-name="ce945" table:formula="of:=1*AND([.BC7]=0;[.BD7]=20)" office:value-type="float" office:value="0" calcext:value-type="float">
            <text:p>0</text:p>
          </table:table-cell>
          <table:table-cell table:style-name="ce928" table:formula="of:=[.BC7]" office:value-type="float" office:value="52" calcext:value-type="float">
            <text:p>52</text:p>
          </table:table-cell>
          <table:table-cell table:style-name="ce928" table:formula="of:=[.BD7]" office:value-type="float" office:value="43" calcext:value-type="float">
            <text:p>43</text:p>
          </table:table-cell>
          <table:table-cell table:style-name="ce948" table:formula="of:=[.BJ7]-[.BK7]" office:value-type="float" office:value="9" calcext:value-type="float">
            <text:p>+9</text:p>
          </table:table-cell>
          <table:table-cell table:style-name="ce928" table:formula="of:=1*([.BD7]&gt;[.BC7])" office:value-type="float" office:value="0" calcext:value-type="float">
            <text:p>0</text:p>
          </table:table-cell>
          <table:table-cell table:style-name="ce928" table:formula="of:=1*([.BD7]&lt;[.BC7])*NOT(AND([.BC7]=20;[.BD7]=0))" office:value-type="float" office:value="1" calcext:value-type="float">
            <text:p>1</text:p>
          </table:table-cell>
          <table:table-cell table:style-name="ce928" table:formula="of:=1*AND([.BC7]=20;[.BD7]=0)" office:value-type="float" office:value="0" calcext:value-type="float">
            <text:p>0</text:p>
          </table:table-cell>
          <table:table-cell table:style-name="ce928" table:formula="of:=[.BD7]" office:value-type="float" office:value="43" calcext:value-type="float">
            <text:p>43</text:p>
          </table:table-cell>
          <table:table-cell table:style-name="ce928" table:formula="of:=[.BC7]" office:value-type="float" office:value="52" calcext:value-type="float">
            <text:p>52</text:p>
          </table:table-cell>
          <table:table-cell table:style-name="ce951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883" office:value-type="float" office:value="2" calcext:value-type="float">
            <text:p>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3</text:p>
          </table:table-cell>
          <table:table-cell table:style-name="ce928" office:value-type="string" calcext:value-type="string">
            <text:p>A4</text:p>
          </table:table-cell>
          <table:table-cell table:style-name="ce942" table:formula="of:=IF([.B8]=&quot;Girone&quot;;VLOOKUP([.D8];SQUADRE_PER_CODICE;2);&quot;ERRORE!&quot;)" office:value-type="string" office:string-value="Tigri" calcext:value-type="string">
            <text:p>Tigri</text:p>
          </table:table-cell>
          <table:table-cell table:style-name="ce942" table:formula="of:=IF([.B8]=&quot;Girone&quot;;VLOOKUP([.E8];SQUADRE_PER_CODICE;2);&quot;ERRORE!&quot;)" office:value-type="string" office:string-value="Ghepardi" calcext:value-type="string">
            <text:p>Ghepardi</text:p>
          </table:table-cell>
          <table:table-cell table:style-name="ce928" table:formula="of:=VLOOKUP([.A8];INPUT_DATE_E_RISULTATI_GIRONI;6;0)" office:value-type="float" office:value="67" calcext:value-type="float">
            <text:p>67</text:p>
          </table:table-cell>
          <table:table-cell table:style-name="ce928" table:formula="of:=VLOOKUP([.A8];INPUT_DATE_E_RISULTATI_GIRONI;7;0)" office:value-type="float" office:value="51" calcext:value-type="float">
            <text:p>51</text:p>
          </table:table-cell>
          <table:table-cell table:style-name="ce942" table:formula="of:=IF([.H8]&gt;[.I8];[.F8];[.G8])" office:value-type="string" office:string-value="Tigri" calcext:value-type="string">
            <text:p>Tigri</text:p>
          </table:table-cell>
          <table:table-cell table:style-name="ce942" table:formula="of:=IF([.H8]&lt;[.I8];[.F8];[.G8])" office:value-type="string" office:string-value="Ghepardi" calcext:value-type="string">
            <text:p>Ghepardi</text:p>
          </table:table-cell>
          <table:table-cell table:style-name="ce928" table:formula="of:=1*([.H8]&gt;[.I8])" office:value-type="float" office:value="1" calcext:value-type="float">
            <text:p>1</text:p>
          </table:table-cell>
          <table:table-cell table:style-name="ce945" table:formula="of:=1*([.H8]&lt;[.I8])*NOT(AND([.H8]=0;[.I8]=20))" office:value-type="float" office:value="0" calcext:value-type="float">
            <text:p>0</text:p>
          </table:table-cell>
          <table:table-cell table:style-name="ce945" table:formula="of:=1*AND([.H8]=0;[.I8]=20)" office:value-type="float" office:value="0" calcext:value-type="float">
            <text:p>0</text:p>
          </table:table-cell>
          <table:table-cell table:style-name="ce928" table:formula="of:=[.H8]" office:value-type="float" office:value="67" calcext:value-type="float">
            <text:p>67</text:p>
          </table:table-cell>
          <table:table-cell table:style-name="ce928" table:formula="of:=[.I8]" office:value-type="float" office:value="51" calcext:value-type="float">
            <text:p>51</text:p>
          </table:table-cell>
          <table:table-cell table:style-name="ce948" table:formula="of:=[.O8]-[.P8]" office:value-type="float" office:value="16" calcext:value-type="float">
            <text:p>+16</text:p>
          </table:table-cell>
          <table:table-cell table:style-name="ce928" table:formula="of:=1*([.I8]&gt;[.H8])" office:value-type="float" office:value="0" calcext:value-type="float">
            <text:p>0</text:p>
          </table:table-cell>
          <table:table-cell table:style-name="ce928" table:formula="of:=1*([.I8]&lt;[.H8])*NOT(AND([.H8]=20;[.I8]=0))" office:value-type="float" office:value="1" calcext:value-type="float">
            <text:p>1</text:p>
          </table:table-cell>
          <table:table-cell table:style-name="ce928" table:formula="of:=1*AND([.H8]=20;[.I8]=0)" office:value-type="float" office:value="0" calcext:value-type="float">
            <text:p>0</text:p>
          </table:table-cell>
          <table:table-cell table:style-name="ce928" table:formula="of:=[.I8]" office:value-type="float" office:value="51" calcext:value-type="float">
            <text:p>51</text:p>
          </table:table-cell>
          <table:table-cell table:style-name="ce928" table:formula="of:=[.H8]" office:value-type="float" office:value="67" calcext:value-type="float">
            <text:p>67</text:p>
          </table:table-cell>
          <table:table-cell table:style-name="ce951" table:formula="of:=[.U8]-[.V8]" office:value-type="float" office:value="-16" calcext:value-type="float">
            <text:p>-16</text:p>
          </table:table-cell>
          <table:table-cell/>
          <table:table-cell table:style-name="ce955" table:formula="of:=COUNTIF(B_COEFF_GIRONE_B;&quot;&gt;=&quot;&amp;[.AS8])&amp;[.Z8]" office:value-type="string" office:string-value="2B" calcext:value-type="string">
            <text:p>2B</text:p>
          </table:table-cell>
          <table:table-cell table:style-name="ce960" office:value-type="string" calcext:value-type="string">
            <text:p>B</text:p>
          </table:table-cell>
          <table:table-cell table:style-name="ce928" office:value-type="string" calcext:value-type="string">
            <text:p>B2</text:p>
          </table:table-cell>
          <table:table-cell table:style-name="ce968" table:formula="of:=VLOOKUP([.AA8];SQUADRE_PER_CODICE;2)" office:value-type="string" office:string-value="Puma" calcext:value-type="string">
            <text:p>Puma</text:p>
          </table:table-cell>
          <table:table-cell table:style-name="ce928" table:formula="of:=[.AD8]+[.AE8]+[.AF8]" office:value-type="float" office:value="3" calcext:value-type="float">
            <text:p>3</text:p>
          </table:table-cell>
          <table:table-cell table:style-name="ce928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928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928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974" table:formula="of:=2*[.AD8]+1*[.AE8]+0*[.AF8]" office:value-type="float" office:value="5" calcext:value-type="float">
            <text:p>5</text:p>
          </table:table-cell>
          <table:table-cell table:style-name="ce980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928" table:formula="of:=SUMIF(B_SQUADRA_A_GIRONI;[.AB8];B_PUNTI_SUBITI_SQUADRA_A_GIRONI)+SUMIF(B_SQUADRA_B_GIRONI;[.AB8];B_PUNTI_SUBITI_SQUADRA_B_GIRONI)" office:value-type="float" office:value="217" calcext:value-type="float">
            <text:p>217</text:p>
          </table:table-cell>
          <table:table-cell table:style-name="ce985" table:formula="of:=SUMIF(B_SQUADRA_A_GIRONI;[.AB8];B_DIFF_CANESTRI_SQUADRA_A_GIRONI)+SUMIF(B_SQUADRA_B_GIRONI;[.AB8];B_DIFF_CANESTRI_SQUADRA_B_GIRONI)" office:value-type="float" office:value="-1" calcext:value-type="float">
            <text:p>-1</text:p>
          </table:table-cell>
          <table:table-cell table:style-name="ce928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928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928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980" table:formula="of:=[.AK8]+[.AL8]+[.AM8]" office:value-type="float" office:value="51" calcext:value-type="float">
            <text:p>51</text:p>
          </table:table-cell>
          <table:table-cell table:style-name="ce948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948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948" table:formula="of:=IF([.AG8]=[.AG7];INDIRECT(&quot;W&quot;&amp;3+6*(FIND([.Z8];&quot;ABCDEFGH&quot;)-1));0)" office:value-type="float" office:value="-49" calcext:value-type="float">
            <text:p>-49</text:p>
          </table:table-cell>
          <table:table-cell table:style-name="ce985" table:formula="of:=[.AO8]+[.AP8]+[.AQ8]" office:value-type="float" office:value="-49" calcext:value-type="float">
            <text:p>-49</text:p>
          </table:table-cell>
          <table:table-cell table:style-name="ce997" table:formula="of:=[.AG8]+(500+[.AR8])*10^-3+[.AN8]*10^-6+(500+[.AJ8])*10^-9+[.AH8]*10^-12" office:value-type="float" office:value="5.451051499216" calcext:value-type="float">
            <text:p>5,451051499216</text:p>
          </table:table-cell>
          <table:table-cell/>
          <table:table-cell table:style-name="ce1005" office:value-type="string" calcext:value-type="string">
            <text:p>1-16/3</text:p>
          </table:table-cell>
          <table:table-cell table:style-name="ce1008" office:value-type="float" office:value="54" calcext:value-type="float">
            <text:p>5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D</text:p>
          </table:table-cell>
          <table:table-cell table:style-name="ce1017" office:value-type="string" calcext:value-type="string">
            <text:p>2B</text:p>
          </table:table-cell>
          <table:table-cell table:style-name="ce942" table:formula="of:=IF(LEFT([.AY8];1)=&quot;V&quot;;VLOOKUP(VALUE(SUBSTITUTE([.AY8];&quot;V&quot;;&quot;&quot;));B_PARTITE_2A_FASE_PER_NUMERO;10;FALSE());IF(LEFT([.AY8];1)=&quot;P&quot;;VLOOKUP(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942" table:formula="of:=IF(LEFT([.AZ8];1)=&quot;V&quot;;VLOOKUP(VALUE(SUBSTITUTE([.AZ8];&quot;V&quot;;&quot;&quot;));B_PARTITE_2A_FASE_PER_NUMERO;10;FALSE());IF(LEFT([.AZ8];1)=&quot;P&quot;;VLOOKUP(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928" table:formula="of:=VLOOKUP([.AV8];INPUT_DATE_E_RISULTATI_2A_FASE;6;0)" office:value-type="float" office:value="67" calcext:value-type="float">
            <text:p>67</text:p>
          </table:table-cell>
          <table:table-cell table:style-name="ce928" table:formula="of:=VLOOKUP([.AV8];INPUT_DATE_E_RISULTATI_2A_FASE;7;0)" office:value-type="float" office:value="34" calcext:value-type="float">
            <text:p>34</text:p>
          </table:table-cell>
          <table:table-cell table:style-name="ce942" table:formula="of:=IF([.BC8]&gt;[.BD8];[.BA8];[.BB8])" office:value-type="string" office:string-value="Coccodrilli" calcext:value-type="string">
            <text:p>Coccodrilli</text:p>
          </table:table-cell>
          <table:table-cell table:style-name="ce942" table:formula="of:=IF([.BC8]&lt;[.BD8];[.BA8];[.BB8])" office:value-type="string" office:string-value="Puma" calcext:value-type="string">
            <text:p>Puma</text:p>
          </table:table-cell>
          <table:table-cell table:style-name="ce928" table:formula="of:=1*([.BC8]&gt;[.BD8])" office:value-type="float" office:value="1" calcext:value-type="float">
            <text:p>1</text:p>
          </table:table-cell>
          <table:table-cell table:style-name="ce945" table:formula="of:=1*([.BC8]&lt;[.BD8])*NOT(AND([.BC8]=0;[.BD8]=20))" office:value-type="float" office:value="0" calcext:value-type="float">
            <text:p>0</text:p>
          </table:table-cell>
          <table:table-cell table:style-name="ce945" table:formula="of:=1*AND([.BC8]=0;[.BD8]=20)" office:value-type="float" office:value="0" calcext:value-type="float">
            <text:p>0</text:p>
          </table:table-cell>
          <table:table-cell table:style-name="ce928" table:formula="of:=[.BC8]" office:value-type="float" office:value="67" calcext:value-type="float">
            <text:p>67</text:p>
          </table:table-cell>
          <table:table-cell table:style-name="ce928" table:formula="of:=[.BD8]" office:value-type="float" office:value="34" calcext:value-type="float">
            <text:p>34</text:p>
          </table:table-cell>
          <table:table-cell table:style-name="ce948" table:formula="of:=[.BJ8]-[.BK8]" office:value-type="float" office:value="33" calcext:value-type="float">
            <text:p>+33</text:p>
          </table:table-cell>
          <table:table-cell table:style-name="ce928" table:formula="of:=1*([.BD8]&gt;[.BC8])" office:value-type="float" office:value="0" calcext:value-type="float">
            <text:p>0</text:p>
          </table:table-cell>
          <table:table-cell table:style-name="ce928" table:formula="of:=1*([.BD8]&lt;[.BC8])*NOT(AND([.BC8]=20;[.BD8]=0))" office:value-type="float" office:value="1" calcext:value-type="float">
            <text:p>1</text:p>
          </table:table-cell>
          <table:table-cell table:style-name="ce928" table:formula="of:=1*AND([.BC8]=20;[.BD8]=0)" office:value-type="float" office:value="0" calcext:value-type="float">
            <text:p>0</text:p>
          </table:table-cell>
          <table:table-cell table:style-name="ce928" table:formula="of:=[.BD8]" office:value-type="float" office:value="34" calcext:value-type="float">
            <text:p>34</text:p>
          </table:table-cell>
          <table:table-cell table:style-name="ce928" table:formula="of:=[.BC8]" office:value-type="float" office:value="67" calcext:value-type="float">
            <text:p>67</text:p>
          </table:table-cell>
          <table:table-cell table:style-name="ce951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883" office:value-type="float" office:value="3" calcext:value-type="float">
            <text:p>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1</text:p>
          </table:table-cell>
          <table:table-cell table:style-name="ce928" office:value-type="string" calcext:value-type="string">
            <text:p>B2</text:p>
          </table:table-cell>
          <table:table-cell table:style-name="ce942" table:formula="of:=IF([.B9]=&quot;Girone&quot;;VLOOKUP([.D9];SQUADRE_PER_CODICE;2);&quot;ERRORE!&quot;)" office:value-type="string" office:string-value="Giaguari" calcext:value-type="string">
            <text:p>Giaguari</text:p>
          </table:table-cell>
          <table:table-cell table:style-name="ce942" table:formula="of:=IF([.B9]=&quot;Girone&quot;;VLOOKUP([.E9];SQUADRE_PER_CODICE;2);&quot;ERRORE!&quot;)" office:value-type="string" office:string-value="Puma" calcext:value-type="string">
            <text:p>Puma</text:p>
          </table:table-cell>
          <table:table-cell table:style-name="ce928" table:formula="of:=VLOOKUP([.A9];INPUT_DATE_E_RISULTATI_GIRONI;6;0)" office:value-type="float" office:value="100" calcext:value-type="float">
            <text:p>100</text:p>
          </table:table-cell>
          <table:table-cell table:style-name="ce928" table:formula="of:=VLOOKUP([.A9];INPUT_DATE_E_RISULTATI_GIRONI;7;0)" office:value-type="float" office:value="51" calcext:value-type="float">
            <text:p>51</text:p>
          </table:table-cell>
          <table:table-cell table:style-name="ce942" table:formula="of:=IF([.H9]&gt;[.I9];[.F9];[.G9])" office:value-type="string" office:string-value="Giaguari" calcext:value-type="string">
            <text:p>Giaguari</text:p>
          </table:table-cell>
          <table:table-cell table:style-name="ce942" table:formula="of:=IF([.H9]&lt;[.I9];[.F9];[.G9])" office:value-type="string" office:string-value="Puma" calcext:value-type="string">
            <text:p>Puma</text:p>
          </table:table-cell>
          <table:table-cell table:style-name="ce928" table:formula="of:=1*([.H9]&gt;[.I9])" office:value-type="float" office:value="1" calcext:value-type="float">
            <text:p>1</text:p>
          </table:table-cell>
          <table:table-cell table:style-name="ce945" table:formula="of:=1*([.H9]&lt;[.I9])*NOT(AND([.H9]=0;[.I9]=20))" office:value-type="float" office:value="0" calcext:value-type="float">
            <text:p>0</text:p>
          </table:table-cell>
          <table:table-cell table:style-name="ce945" table:formula="of:=1*AND([.H9]=0;[.I9]=20)" office:value-type="float" office:value="0" calcext:value-type="float">
            <text:p>0</text:p>
          </table:table-cell>
          <table:table-cell table:style-name="ce928" table:formula="of:=[.H9]" office:value-type="float" office:value="100" calcext:value-type="float">
            <text:p>100</text:p>
          </table:table-cell>
          <table:table-cell table:style-name="ce928" table:formula="of:=[.I9]" office:value-type="float" office:value="51" calcext:value-type="float">
            <text:p>51</text:p>
          </table:table-cell>
          <table:table-cell table:style-name="ce948" table:formula="of:=[.O9]-[.P9]" office:value-type="float" office:value="49" calcext:value-type="float">
            <text:p>+49</text:p>
          </table:table-cell>
          <table:table-cell table:style-name="ce928" table:formula="of:=1*([.I9]&gt;[.H9])" office:value-type="float" office:value="0" calcext:value-type="float">
            <text:p>0</text:p>
          </table:table-cell>
          <table:table-cell table:style-name="ce928" table:formula="of:=1*([.I9]&lt;[.H9])*NOT(AND([.H9]=20;[.I9]=0))" office:value-type="float" office:value="1" calcext:value-type="float">
            <text:p>1</text:p>
          </table:table-cell>
          <table:table-cell table:style-name="ce928" table:formula="of:=1*AND([.H9]=20;[.I9]=0)" office:value-type="float" office:value="0" calcext:value-type="float">
            <text:p>0</text:p>
          </table:table-cell>
          <table:table-cell table:style-name="ce928" table:formula="of:=[.I9]" office:value-type="float" office:value="51" calcext:value-type="float">
            <text:p>51</text:p>
          </table:table-cell>
          <table:table-cell table:style-name="ce928" table:formula="of:=[.H9]" office:value-type="float" office:value="100" calcext:value-type="float">
            <text:p>100</text:p>
          </table:table-cell>
          <table:table-cell table:style-name="ce951" table:formula="of:=[.U9]-[.V9]" office:value-type="float" office:value="-49" calcext:value-type="float">
            <text:p>-49</text:p>
          </table:table-cell>
          <table:table-cell/>
          <table:table-cell table:style-name="ce955" table:formula="of:=COUNTIF(B_COEFF_GIRONE_B;&quot;&gt;=&quot;&amp;[.AS9])&amp;[.Z9]" office:value-type="string" office:string-value="3B" calcext:value-type="string">
            <text:p>3B</text:p>
          </table:table-cell>
          <table:table-cell table:style-name="ce960" office:value-type="string" calcext:value-type="string">
            <text:p>B</text:p>
          </table:table-cell>
          <table:table-cell table:style-name="ce928" office:value-type="string" calcext:value-type="string">
            <text:p>B3</text:p>
          </table:table-cell>
          <table:table-cell table:style-name="ce968" table:formula="of:=VLOOKUP([.AA9];SQUADRE_PER_CODICE;2)" office:value-type="string" office:string-value="Linci" calcext:value-type="string">
            <text:p>Linci</text:p>
          </table:table-cell>
          <table:table-cell table:style-name="ce928" table:formula="of:=[.AD9]+[.AE9]+[.AF9]" office:value-type="float" office:value="3" calcext:value-type="float">
            <text:p>3</text:p>
          </table:table-cell>
          <table:table-cell table:style-name="ce928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928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928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974" table:formula="of:=2*[.AD9]+1*[.AE9]+0*[.AF9]" office:value-type="float" office:value="4" calcext:value-type="float">
            <text:p>4</text:p>
          </table:table-cell>
          <table:table-cell table:style-name="ce980" table:formula="of:=SUMIF(B_SQUADRA_A_GIRONI;[.AB9];B_PUNTI_FATTI_SQUADRA_A_GIRONI)+SUMIF(B_SQUADRA_B_GIRONI;[.AB9];B_PUNTI_FATTI_SQUADRA_B_GIRONI)" office:value-type="float" office:value="215" calcext:value-type="float">
            <text:p>215</text:p>
          </table:table-cell>
          <table:table-cell table:style-name="ce928" table:formula="of:=SUMIF(B_SQUADRA_A_GIRONI;[.AB9];B_PUNTI_SUBITI_SQUADRA_A_GIRONI)+SUMIF(B_SQUADRA_B_GIRONI;[.AB9];B_PUNTI_SUBITI_SQUADRA_B_GIRONI)" office:value-type="float" office:value="239" calcext:value-type="float">
            <text:p>239</text:p>
          </table:table-cell>
          <table:table-cell table:style-name="ce985" table:formula="of:=SUMIF(B_SQUADRA_A_GIRONI;[.AB9];B_DIFF_CANESTRI_SQUADRA_A_GIRONI)+SUMIF(B_SQUADRA_B_GIRONI;[.AB9];B_DIFF_CANESTRI_SQUADRA_B_GIRONI)" office:value-type="float" office:value="-24" calcext:value-type="float">
            <text:p>-24</text:p>
          </table:table-cell>
          <table:table-cell table:style-name="ce928" table:formula="of:=IF([.AG9]=[.AG10];INDIRECT(&quot;O&quot;&amp;8+6*(FIND([.Z9];&quot;ABCDEFGH&quot;)-1));0)" office:value-type="float" office:value="96" calcext:value-type="float">
            <text:p>96</text:p>
          </table:table-cell>
          <table:table-cell table:style-name="ce928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928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980" table:formula="of:=[.AK9]+[.AL9]+[.AM9]" office:value-type="float" office:value="96" calcext:value-type="float">
            <text:p>96</text:p>
          </table:table-cell>
          <table:table-cell table:style-name="ce948" table:formula="of:=IF([.AG9]=[.AG10];INDIRECT(&quot;Q&quot;&amp;8+6*(FIND([.Z9];&quot;ABCDEFGH&quot;)-1));0)" office:value-type="float" office:value="10" calcext:value-type="float">
            <text:p>+10</text:p>
          </table:table-cell>
          <table:table-cell table:style-name="ce948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948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985" table:formula="of:=[.AO9]+[.AP9]+[.AQ9]" office:value-type="float" office:value="10" calcext:value-type="float">
            <text:p>+10</text:p>
          </table:table-cell>
          <table:table-cell table:style-name="ce997" table:formula="of:=[.AG9]+(500+[.AR9])*10^-3+[.AN9]*10^-6+(500+[.AJ9])*10^-9+[.AH9]*10^-12" office:value-type="float" office:value="4.510096476215" calcext:value-type="float">
            <text:p>4,510096476215</text:p>
          </table:table-cell>
          <table:table-cell/>
          <table:table-cell table:style-name="ce1005" office:value-type="string" calcext:value-type="string">
            <text:p>17-32/6</text:p>
          </table:table-cell>
          <table:table-cell table:style-name="ce1008" office:value-type="float" office:value="55" calcext:value-type="float">
            <text:p>5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B</text:p>
          </table:table-cell>
          <table:table-cell table:style-name="ce1017" office:value-type="string" calcext:value-type="string">
            <text:p>4D</text:p>
          </table:table-cell>
          <table:table-cell table:style-name="ce942" table:formula="of:=IF(LEFT([.AY9];1)=&quot;V&quot;;VLOOKUP(VALUE(SUBSTITUTE([.AY9];&quot;V&quot;;&quot;&quot;));B_PARTITE_2A_FASE_PER_NUMERO;10;FALSE());IF(LEFT([.AY9];1)=&quot;P&quot;;VLOOKUP(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942" table:formula="of:=IF(LEFT([.AZ9];1)=&quot;V&quot;;VLOOKUP(VALUE(SUBSTITUTE([.AZ9];&quot;V&quot;;&quot;&quot;));B_PARTITE_2A_FASE_PER_NUMERO;10;FALSE());IF(LEFT([.AZ9];1)=&quot;P&quot;;VLOOKUP(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928" table:formula="of:=VLOOKUP([.AV9];INPUT_DATE_E_RISULTATI_2A_FASE;6;0)" office:value-type="float" office:value="59" calcext:value-type="float">
            <text:p>59</text:p>
          </table:table-cell>
          <table:table-cell table:style-name="ce928" table:formula="of:=VLOOKUP([.AV9];INPUT_DATE_E_RISULTATI_2A_FASE;7;0)" office:value-type="float" office:value="41" calcext:value-type="float">
            <text:p>41</text:p>
          </table:table-cell>
          <table:table-cell table:style-name="ce942" table:formula="of:=IF([.BC9]&gt;[.BD9];[.BA9];[.BB9])" office:value-type="string" office:string-value="Linci" calcext:value-type="string">
            <text:p>Linci</text:p>
          </table:table-cell>
          <table:table-cell table:style-name="ce942" table:formula="of:=IF([.BC9]&lt;[.BD9];[.BA9];[.BB9])" office:value-type="string" office:string-value="Falchi" calcext:value-type="string">
            <text:p>Falchi</text:p>
          </table:table-cell>
          <table:table-cell table:style-name="ce928" table:formula="of:=1*([.BC9]&gt;[.BD9])" office:value-type="float" office:value="1" calcext:value-type="float">
            <text:p>1</text:p>
          </table:table-cell>
          <table:table-cell table:style-name="ce945" table:formula="of:=1*([.BC9]&lt;[.BD9])*NOT(AND([.BC9]=0;[.BD9]=20))" office:value-type="float" office:value="0" calcext:value-type="float">
            <text:p>0</text:p>
          </table:table-cell>
          <table:table-cell table:style-name="ce945" table:formula="of:=1*AND([.BC9]=0;[.BD9]=20)" office:value-type="float" office:value="0" calcext:value-type="float">
            <text:p>0</text:p>
          </table:table-cell>
          <table:table-cell table:style-name="ce928" table:formula="of:=[.BC9]" office:value-type="float" office:value="59" calcext:value-type="float">
            <text:p>59</text:p>
          </table:table-cell>
          <table:table-cell table:style-name="ce928" table:formula="of:=[.BD9]" office:value-type="float" office:value="41" calcext:value-type="float">
            <text:p>41</text:p>
          </table:table-cell>
          <table:table-cell table:style-name="ce948" table:formula="of:=[.BJ9]-[.BK9]" office:value-type="float" office:value="18" calcext:value-type="float">
            <text:p>+18</text:p>
          </table:table-cell>
          <table:table-cell table:style-name="ce928" table:formula="of:=1*([.BD9]&gt;[.BC9])" office:value-type="float" office:value="0" calcext:value-type="float">
            <text:p>0</text:p>
          </table:table-cell>
          <table:table-cell table:style-name="ce928" table:formula="of:=1*([.BD9]&lt;[.BC9])*NOT(AND([.BC9]=20;[.BD9]=0))" office:value-type="float" office:value="1" calcext:value-type="float">
            <text:p>1</text:p>
          </table:table-cell>
          <table:table-cell table:style-name="ce928" table:formula="of:=1*AND([.BC9]=20;[.BD9]=0)" office:value-type="float" office:value="0" calcext:value-type="float">
            <text:p>0</text:p>
          </table:table-cell>
          <table:table-cell table:style-name="ce928" table:formula="of:=[.BD9]" office:value-type="float" office:value="41" calcext:value-type="float">
            <text:p>41</text:p>
          </table:table-cell>
          <table:table-cell table:style-name="ce928" table:formula="of:=[.BC9]" office:value-type="float" office:value="59" calcext:value-type="float">
            <text:p>59</text:p>
          </table:table-cell>
          <table:table-cell table:style-name="ce951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883" office:value-type="float" office:value="10" calcext:value-type="float">
            <text:p>1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1</text:p>
          </table:table-cell>
          <table:table-cell table:style-name="ce928" office:value-type="string" calcext:value-type="string">
            <text:p>B3</text:p>
          </table:table-cell>
          <table:table-cell table:style-name="ce942" table:formula="of:=IF([.B10]=&quot;Girone&quot;;VLOOKUP([.D10];SQUADRE_PER_CODICE;2);&quot;ERRORE!&quot;)" office:value-type="string" office:string-value="Giaguari" calcext:value-type="string">
            <text:p>Giaguari</text:p>
          </table:table-cell>
          <table:table-cell table:style-name="ce942" table:formula="of:=IF([.B10]=&quot;Girone&quot;;VLOOKUP([.E10];SQUADRE_PER_CODICE;2);&quot;ERRORE!&quot;)" office:value-type="string" office:string-value="Linci" calcext:value-type="string">
            <text:p>Linci</text:p>
          </table:table-cell>
          <table:table-cell table:style-name="ce928" table:formula="of:=VLOOKUP([.A10];INPUT_DATE_E_RISULTATI_GIRONI;6;0)" office:value-type="float" office:value="56" calcext:value-type="float">
            <text:p>56</text:p>
          </table:table-cell>
          <table:table-cell table:style-name="ce928" table:formula="of:=VLOOKUP([.A10];INPUT_DATE_E_RISULTATI_GIRONI;7;0)" office:value-type="float" office:value="47" calcext:value-type="float">
            <text:p>47</text:p>
          </table:table-cell>
          <table:table-cell table:style-name="ce942" table:formula="of:=IF([.H10]&gt;[.I10];[.F10];[.G10])" office:value-type="string" office:string-value="Giaguari" calcext:value-type="string">
            <text:p>Giaguari</text:p>
          </table:table-cell>
          <table:table-cell table:style-name="ce942" table:formula="of:=IF([.H10]&lt;[.I10];[.F10];[.G10])" office:value-type="string" office:string-value="Linci" calcext:value-type="string">
            <text:p>Linci</text:p>
          </table:table-cell>
          <table:table-cell table:style-name="ce928" table:formula="of:=1*([.H10]&gt;[.I10])" office:value-type="float" office:value="1" calcext:value-type="float">
            <text:p>1</text:p>
          </table:table-cell>
          <table:table-cell table:style-name="ce945" table:formula="of:=1*([.H10]&lt;[.I10])*NOT(AND([.H10]=0;[.I10]=20))" office:value-type="float" office:value="0" calcext:value-type="float">
            <text:p>0</text:p>
          </table:table-cell>
          <table:table-cell table:style-name="ce945" table:formula="of:=1*AND([.H10]=0;[.I10]=20)" office:value-type="float" office:value="0" calcext:value-type="float">
            <text:p>0</text:p>
          </table:table-cell>
          <table:table-cell table:style-name="ce928" table:formula="of:=[.H10]" office:value-type="float" office:value="56" calcext:value-type="float">
            <text:p>56</text:p>
          </table:table-cell>
          <table:table-cell table:style-name="ce928" table:formula="of:=[.I10]" office:value-type="float" office:value="47" calcext:value-type="float">
            <text:p>47</text:p>
          </table:table-cell>
          <table:table-cell table:style-name="ce948" table:formula="of:=[.O10]-[.P10]" office:value-type="float" office:value="9" calcext:value-type="float">
            <text:p>+9</text:p>
          </table:table-cell>
          <table:table-cell table:style-name="ce928" table:formula="of:=1*([.I10]&gt;[.H10])" office:value-type="float" office:value="0" calcext:value-type="float">
            <text:p>0</text:p>
          </table:table-cell>
          <table:table-cell table:style-name="ce928" table:formula="of:=1*([.I10]&lt;[.H10])*NOT(AND([.H10]=20;[.I10]=0))" office:value-type="float" office:value="1" calcext:value-type="float">
            <text:p>1</text:p>
          </table:table-cell>
          <table:table-cell table:style-name="ce928" table:formula="of:=1*AND([.H10]=20;[.I10]=0)" office:value-type="float" office:value="0" calcext:value-type="float">
            <text:p>0</text:p>
          </table:table-cell>
          <table:table-cell table:style-name="ce928" table:formula="of:=[.I10]" office:value-type="float" office:value="47" calcext:value-type="float">
            <text:p>47</text:p>
          </table:table-cell>
          <table:table-cell table:style-name="ce928" table:formula="of:=[.H10]" office:value-type="float" office:value="56" calcext:value-type="float">
            <text:p>56</text:p>
          </table:table-cell>
          <table:table-cell table:style-name="ce951" table:formula="of:=[.U10]-[.V10]" office:value-type="float" office:value="-9" calcext:value-type="float">
            <text:p>-9</text:p>
          </table:table-cell>
          <table:table-cell/>
          <table:table-cell table:style-name="ce957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962" office:value-type="string" calcext:value-type="string">
            <text:p>B</text:p>
          </table:table-cell>
          <table:table-cell table:style-name="ce965" office:value-type="string" calcext:value-type="string">
            <text:p>B4</text:p>
          </table:table-cell>
          <table:table-cell table:style-name="ce970" table:formula="of:=VLOOKUP([.AA10];SQUADRE_PER_CODICE;2)" office:value-type="string" office:string-value="Serval" calcext:value-type="string">
            <text:p>Serval</text:p>
          </table:table-cell>
          <table:table-cell table:style-name="ce965" table:formula="of:=[.AD10]+[.AE10]+[.AF10]" office:value-type="float" office:value="3" calcext:value-type="float">
            <text:p>3</text:p>
          </table:table-cell>
          <table:table-cell table:style-name="ce965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965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965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976" table:formula="of:=2*[.AD10]+1*[.AE10]+0*[.AF10]" office:value-type="float" office:value="4" calcext:value-type="float">
            <text:p>4</text:p>
          </table:table-cell>
          <table:table-cell table:style-name="ce982" table:formula="of:=SUMIF(B_SQUADRA_A_GIRONI;[.AB10];B_PUNTI_FATTI_SQUADRA_A_GIRONI)+SUMIF(B_SQUADRA_B_GIRONI;[.AB10];B_PUNTI_FATTI_SQUADRA_B_GIRONI)" office:value-type="float" office:value="225" calcext:value-type="float">
            <text:p>225</text:p>
          </table:table-cell>
          <table:table-cell table:style-name="ce965" table:formula="of:=SUMIF(B_SQUADRA_A_GIRONI;[.AB10];B_PUNTI_SUBITI_SQUADRA_A_GIRONI)+SUMIF(B_SQUADRA_B_GIRONI;[.AB10];B_PUNTI_SUBITI_SQUADRA_B_GIRONI)" office:value-type="float" office:value="240" calcext:value-type="float">
            <text:p>240</text:p>
          </table:table-cell>
          <table:table-cell table:style-name="ce987" table:formula="of:=SUMIF(B_SQUADRA_A_GIRONI;[.AB10];B_DIFF_CANESTRI_SQUADRA_A_GIRONI)+SUMIF(B_SQUADRA_B_GIRONI;[.AB10];B_DIFF_CANESTRI_SQUADRA_B_GIRONI)" office:value-type="float" office:value="-15" calcext:value-type="float">
            <text:p>-15</text:p>
          </table:table-cell>
          <table:table-cell table:style-name="ce965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965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965" table:formula="of:=IF([.AG10]=[.AG9];INDIRECT(&quot;U&quot;&amp;8+6*(FIND([.Z10];&quot;ABCDEFGH&quot;)-1));0)" office:value-type="float" office:value="86" calcext:value-type="float">
            <text:p>86</text:p>
          </table:table-cell>
          <table:table-cell table:style-name="ce982" table:formula="of:=[.AK10]+[.AL10]+[.AM10]" office:value-type="float" office:value="86" calcext:value-type="float">
            <text:p>86</text:p>
          </table:table-cell>
          <table:table-cell table:style-name="ce991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991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991" table:formula="of:=IF([.AG10]=[.AG9];INDIRECT(&quot;W&quot;&amp;8+6*(FIND([.Z10];&quot;ABCDEFGH&quot;)-1));0)" office:value-type="float" office:value="-10" calcext:value-type="float">
            <text:p>-10</text:p>
          </table:table-cell>
          <table:table-cell table:style-name="ce987" table:formula="of:=[.AO10]+[.AP10]+[.AQ10]" office:value-type="float" office:value="-10" calcext:value-type="float">
            <text:p>-10</text:p>
          </table:table-cell>
          <table:table-cell table:style-name="ce998" table:formula="of:=[.AG10]+(500+[.AR10])*10^-3+[.AN10]*10^-6+(500+[.AJ10])*10^-9+[.AH10]*10^-12" office:value-type="float" office:value="4.490086485225" calcext:value-type="float">
            <text:p>4,490086485225</text:p>
          </table:table-cell>
          <table:table-cell/>
          <table:table-cell table:style-name="ce1005" office:value-type="string" calcext:value-type="string">
            <text:p>17-32/5</text:p>
          </table:table-cell>
          <table:table-cell table:style-name="ce1008" office:value-type="float" office:value="56" calcext:value-type="float">
            <text:p>5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D</text:p>
          </table:table-cell>
          <table:table-cell table:style-name="ce1017" office:value-type="string" calcext:value-type="string">
            <text:p>4B</text:p>
          </table:table-cell>
          <table:table-cell table:style-name="ce942" table:formula="of:=IF(LEFT([.AY10];1)=&quot;V&quot;;VLOOKUP(VALUE(SUBSTITUTE([.AY10];&quot;V&quot;;&quot;&quot;));B_PARTITE_2A_FASE_PER_NUMERO;10;FALSE());IF(LEFT([.AY10];1)=&quot;P&quot;;VLOOKUP(VALUE(SUBSTITUTE([.AY10];&quot;P&quot;;&quot;&quot;));B_PARTITE_2A_FASE_PER_NUMERO;11;FALSE());VLOOKUP([.AY10];B_CLASSIFICHE_GIRONI;4;FALSE())))" office:value-type="string" office:string-value="Pitoni" calcext:value-type="string">
            <text:p>Pitoni</text:p>
          </table:table-cell>
          <table:table-cell table:style-name="ce942" table:formula="of:=IF(LEFT([.AZ10];1)=&quot;V&quot;;VLOOKUP(VALUE(SUBSTITUTE([.AZ10];&quot;V&quot;;&quot;&quot;));B_PARTITE_2A_FASE_PER_NUMERO;10;FALSE());IF(LEFT([.AZ10];1)=&quot;P&quot;;VLOOKUP(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928" table:formula="of:=VLOOKUP([.AV10];INPUT_DATE_E_RISULTATI_2A_FASE;6;0)" office:value-type="float" office:value="52" calcext:value-type="float">
            <text:p>52</text:p>
          </table:table-cell>
          <table:table-cell table:style-name="ce928" table:formula="of:=VLOOKUP([.AV10];INPUT_DATE_E_RISULTATI_2A_FASE;7;0)" office:value-type="float" office:value="30" calcext:value-type="float">
            <text:p>30</text:p>
          </table:table-cell>
          <table:table-cell table:style-name="ce942" table:formula="of:=IF([.BC10]&gt;[.BD10];[.BA10];[.BB10])" office:value-type="string" office:string-value="Pitoni" calcext:value-type="string">
            <text:p>Pitoni</text:p>
          </table:table-cell>
          <table:table-cell table:style-name="ce942" table:formula="of:=IF([.BC10]&lt;[.BD10];[.BA10];[.BB10])" office:value-type="string" office:string-value="Serval" calcext:value-type="string">
            <text:p>Serval</text:p>
          </table:table-cell>
          <table:table-cell table:style-name="ce928" table:formula="of:=1*([.BC10]&gt;[.BD10])" office:value-type="float" office:value="1" calcext:value-type="float">
            <text:p>1</text:p>
          </table:table-cell>
          <table:table-cell table:style-name="ce945" table:formula="of:=1*([.BC10]&lt;[.BD10])*NOT(AND([.BC10]=0;[.BD10]=20))" office:value-type="float" office:value="0" calcext:value-type="float">
            <text:p>0</text:p>
          </table:table-cell>
          <table:table-cell table:style-name="ce945" table:formula="of:=1*AND([.BC10]=0;[.BD10]=20)" office:value-type="float" office:value="0" calcext:value-type="float">
            <text:p>0</text:p>
          </table:table-cell>
          <table:table-cell table:style-name="ce928" table:formula="of:=[.BC10]" office:value-type="float" office:value="52" calcext:value-type="float">
            <text:p>52</text:p>
          </table:table-cell>
          <table:table-cell table:style-name="ce928" table:formula="of:=[.BD10]" office:value-type="float" office:value="30" calcext:value-type="float">
            <text:p>30</text:p>
          </table:table-cell>
          <table:table-cell table:style-name="ce948" table:formula="of:=[.BJ10]-[.BK10]" office:value-type="float" office:value="22" calcext:value-type="float">
            <text:p>+22</text:p>
          </table:table-cell>
          <table:table-cell table:style-name="ce928" table:formula="of:=1*([.BD10]&gt;[.BC10])" office:value-type="float" office:value="0" calcext:value-type="float">
            <text:p>0</text:p>
          </table:table-cell>
          <table:table-cell table:style-name="ce928" table:formula="of:=1*([.BD10]&lt;[.BC10])*NOT(AND([.BC10]=20;[.BD10]=0))" office:value-type="float" office:value="1" calcext:value-type="float">
            <text:p>1</text:p>
          </table:table-cell>
          <table:table-cell table:style-name="ce928" table:formula="of:=1*AND([.BC10]=20;[.BD10]=0)" office:value-type="float" office:value="0" calcext:value-type="float">
            <text:p>0</text:p>
          </table:table-cell>
          <table:table-cell table:style-name="ce928" table:formula="of:=[.BD10]" office:value-type="float" office:value="30" calcext:value-type="float">
            <text:p>30</text:p>
          </table:table-cell>
          <table:table-cell table:style-name="ce928" table:formula="of:=[.BC10]" office:value-type="float" office:value="52" calcext:value-type="float">
            <text:p>52</text:p>
          </table:table-cell>
          <table:table-cell table:style-name="ce951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26" calcext:value-type="float">
            <text:p>2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1</text:p>
          </table:table-cell>
          <table:table-cell table:style-name="ce928" office:value-type="string" calcext:value-type="string">
            <text:p>B4</text:p>
          </table:table-cell>
          <table:table-cell table:style-name="ce942" table:formula="of:=IF([.B11]=&quot;Girone&quot;;VLOOKUP([.D11];SQUADRE_PER_CODICE;2);&quot;ERRORE!&quot;)" office:value-type="string" office:string-value="Giaguari" calcext:value-type="string">
            <text:p>Giaguari</text:p>
          </table:table-cell>
          <table:table-cell table:style-name="ce942" table:formula="of:=IF([.B11]=&quot;Girone&quot;;VLOOKUP([.E11];SQUADRE_PER_CODICE;2);&quot;ERRORE!&quot;)" office:value-type="string" office:string-value="Serval" calcext:value-type="string">
            <text:p>Serval</text:p>
          </table:table-cell>
          <table:table-cell table:style-name="ce928" table:formula="of:=VLOOKUP([.A11];INPUT_DATE_E_RISULTATI_GIRONI;6;0)" office:value-type="float" office:value="76" calcext:value-type="float">
            <text:p>76</text:p>
          </table:table-cell>
          <table:table-cell table:style-name="ce928" table:formula="of:=VLOOKUP([.A11];INPUT_DATE_E_RISULTATI_GIRONI;7;0)" office:value-type="float" office:value="94" calcext:value-type="float">
            <text:p>94</text:p>
          </table:table-cell>
          <table:table-cell table:style-name="ce942" table:formula="of:=IF([.H11]&gt;[.I11];[.F11];[.G11])" office:value-type="string" office:string-value="Serval" calcext:value-type="string">
            <text:p>Serval</text:p>
          </table:table-cell>
          <table:table-cell table:style-name="ce942" table:formula="of:=IF([.H11]&lt;[.I11];[.F11];[.G11])" office:value-type="string" office:string-value="Giaguari" calcext:value-type="string">
            <text:p>Giaguari</text:p>
          </table:table-cell>
          <table:table-cell table:style-name="ce928" table:formula="of:=1*([.H11]&gt;[.I11])" office:value-type="float" office:value="0" calcext:value-type="float">
            <text:p>0</text:p>
          </table:table-cell>
          <table:table-cell table:style-name="ce945" table:formula="of:=1*([.H11]&lt;[.I11])*NOT(AND([.H11]=0;[.I11]=20))" office:value-type="float" office:value="1" calcext:value-type="float">
            <text:p>1</text:p>
          </table:table-cell>
          <table:table-cell table:style-name="ce945" table:formula="of:=1*AND([.H11]=0;[.I11]=20)" office:value-type="float" office:value="0" calcext:value-type="float">
            <text:p>0</text:p>
          </table:table-cell>
          <table:table-cell table:style-name="ce928" table:formula="of:=[.H11]" office:value-type="float" office:value="76" calcext:value-type="float">
            <text:p>76</text:p>
          </table:table-cell>
          <table:table-cell table:style-name="ce928" table:formula="of:=[.I11]" office:value-type="float" office:value="94" calcext:value-type="float">
            <text:p>94</text:p>
          </table:table-cell>
          <table:table-cell table:style-name="ce948" table:formula="of:=[.O11]-[.P11]" office:value-type="float" office:value="-18" calcext:value-type="float">
            <text:p>-18</text:p>
          </table:table-cell>
          <table:table-cell table:style-name="ce928" table:formula="of:=1*([.I11]&gt;[.H11])" office:value-type="float" office:value="1" calcext:value-type="float">
            <text:p>1</text:p>
          </table:table-cell>
          <table:table-cell table:style-name="ce928" table:formula="of:=1*([.I11]&lt;[.H11])*NOT(AND([.H11]=20;[.I11]=0))" office:value-type="float" office:value="0" calcext:value-type="float">
            <text:p>0</text:p>
          </table:table-cell>
          <table:table-cell table:style-name="ce928" table:formula="of:=1*AND([.H11]=20;[.I11]=0)" office:value-type="float" office:value="0" calcext:value-type="float">
            <text:p>0</text:p>
          </table:table-cell>
          <table:table-cell table:style-name="ce928" table:formula="of:=[.I11]" office:value-type="float" office:value="94" calcext:value-type="float">
            <text:p>94</text:p>
          </table:table-cell>
          <table:table-cell table:style-name="ce928" table:formula="of:=[.H11]" office:value-type="float" office:value="76" calcext:value-type="float">
            <text:p>76</text:p>
          </table:table-cell>
          <table:table-cell table:style-name="ce951" table:formula="of:=[.U11]-[.V11]" office:value-type="float" office:value="18" calcext:value-type="float">
            <text:p>+18</text:p>
          </table:table-cell>
          <table:table-cell/>
          <table:table-cell table:style-name="ce955" table:formula="of:=COUNTIF(B_COEFF_GIRONE_C;&quot;&gt;=&quot;&amp;[.AS11])&amp;[.Z11]" office:value-type="string" office:string-value="2C" calcext:value-type="string">
            <text:p>2C</text:p>
          </table:table-cell>
          <table:table-cell table:style-name="ce960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68" table:formula="of:=VLOOKUP([.AA11];SQUADRE_PER_CODICE;2)" office:value-type="string" office:string-value="Elefanti" calcext:value-type="string">
            <text:p>Elefanti</text:p>
          </table:table-cell>
          <table:table-cell table:style-name="ce928" table:formula="of:=[.AD11]+[.AE11]+[.AF11]" office:value-type="float" office:value="3" calcext:value-type="float">
            <text:p>3</text:p>
          </table:table-cell>
          <table:table-cell table:style-name="ce928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928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928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974" table:formula="of:=2*[.AD11]+1*[.AE11]+0*[.AF11]" office:value-type="float" office:value="5" calcext:value-type="float">
            <text:p>5</text:p>
          </table:table-cell>
          <table:table-cell table:style-name="ce980" table:formula="of:=SUMIF(B_SQUADRA_A_GIRONI;[.AB11];B_PUNTI_FATTI_SQUADRA_A_GIRONI)+SUMIF(B_SQUADRA_B_GIRONI;[.AB11];B_PUNTI_FATTI_SQUADRA_B_GIRONI)" office:value-type="float" office:value="202" calcext:value-type="float">
            <text:p>202</text:p>
          </table:table-cell>
          <table:table-cell table:style-name="ce928" table:formula="of:=SUMIF(B_SQUADRA_A_GIRONI;[.AB11];B_PUNTI_SUBITI_SQUADRA_A_GIRONI)+SUMIF(B_SQUADRA_B_GIRONI;[.AB11];B_PUNTI_SUBITI_SQUADRA_B_GIRONI)" office:value-type="float" office:value="185" calcext:value-type="float">
            <text:p>185</text:p>
          </table:table-cell>
          <table:table-cell table:style-name="ce985" table:formula="of:=SUMIF(B_SQUADRA_A_GIRONI;[.AB11];B_DIFF_CANESTRI_SQUADRA_A_GIRONI)+SUMIF(B_SQUADRA_B_GIRONI;[.AB11];B_DIFF_CANESTRI_SQUADRA_B_GIRONI)" office:value-type="float" office:value="17" calcext:value-type="float">
            <text:p>+17</text:p>
          </table:table-cell>
          <table:table-cell table:style-name="ce928" table:formula="of:=IF([.AG11]=[.AG12];INDIRECT(&quot;O&quot;&amp;3+6*(FIND([.Z11];&quot;ABCDEFGH&quot;)-1));0)" office:value-type="float" office:value="79" calcext:value-type="float">
            <text:p>79</text:p>
          </table:table-cell>
          <table:table-cell table:style-name="ce945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928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980" table:formula="of:=[.AK11]+[.AL11]+[.AM11]" office:value-type="float" office:value="145" calcext:value-type="float">
            <text:p>145</text:p>
          </table:table-cell>
          <table:table-cell table:style-name="ce948" table:formula="of:=IF([.AG11]=[.AG12];INDIRECT(&quot;Q&quot;&amp;3+6*(FIND([.Z11];&quot;ABCDEFGH&quot;)-1));0)" office:value-type="float" office:value="31" calcext:value-type="float">
            <text:p>+31</text:p>
          </table:table-cell>
          <table:table-cell table:style-name="ce948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948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985" table:formula="of:=[.AO11]+[.AP11]+[.AQ11]" office:value-type="float" office:value="2" calcext:value-type="float">
            <text:p>+2</text:p>
          </table:table-cell>
          <table:table-cell table:style-name="ce995" table:formula="of:=[.AG11]+(500+[.AR11])*10^-3+[.AN11]*10^-6+(500+[.AJ11])*10^-9+[.AH11]*10^-12" office:value-type="float" office:value="5.502145517202" calcext:value-type="float">
            <text:p>5,502145517202</text:p>
          </table:table-cell>
          <table:table-cell/>
          <table:table-cell table:style-name="ce1005" office:value-type="string" calcext:value-type="string">
            <text:p>1-16/6</text:p>
          </table:table-cell>
          <table:table-cell table:style-name="ce1008" office:value-type="float" office:value="57" calcext:value-type="float">
            <text:p>5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E</text:p>
          </table:table-cell>
          <table:table-cell table:style-name="ce1019" office:value-type="string" calcext:value-type="string">
            <text:p>2G</text:p>
          </table:table-cell>
          <table:table-cell table:style-name="ce942" table:formula="of:=IF(LEFT([.AY11];1)=&quot;V&quot;;VLOOKUP(VALUE(SUBSTITUTE([.AY11];&quot;V&quot;;&quot;&quot;));B_PARTITE_2A_FASE_PER_NUMERO;10;FALSE());IF(LEFT([.AY11];1)=&quot;P&quot;;VLOOKUP(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942" table:formula="of:=IF(LEFT([.AZ11];1)=&quot;V&quot;;VLOOKUP(VALUE(SUBSTITUTE([.AZ11];&quot;V&quot;;&quot;&quot;));B_PARTITE_2A_FASE_PER_NUMERO;10;FALSE());IF(LEFT([.AZ11];1)=&quot;P&quot;;VLOOKUP(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928" table:formula="of:=VLOOKUP([.AV11];INPUT_DATE_E_RISULTATI_2A_FASE;6;0)" office:value-type="float" office:value="58" calcext:value-type="float">
            <text:p>58</text:p>
          </table:table-cell>
          <table:table-cell table:style-name="ce928" table:formula="of:=VLOOKUP([.AV11];INPUT_DATE_E_RISULTATI_2A_FASE;7;0)" office:value-type="float" office:value="39" calcext:value-type="float">
            <text:p>39</text:p>
          </table:table-cell>
          <table:table-cell table:style-name="ce942" table:formula="of:=IF([.BC11]&gt;[.BD11];[.BA11];[.BB11])" office:value-type="string" office:string-value="Bisonti" calcext:value-type="string">
            <text:p>Bisonti</text:p>
          </table:table-cell>
          <table:table-cell table:style-name="ce942" table:formula="of:=IF([.BC11]&lt;[.BD11];[.BA11];[.BB11])" office:value-type="string" office:string-value="Gorilla" calcext:value-type="string">
            <text:p>Gorilla</text:p>
          </table:table-cell>
          <table:table-cell table:style-name="ce928" table:formula="of:=1*([.BC11]&gt;[.BD11])" office:value-type="float" office:value="1" calcext:value-type="float">
            <text:p>1</text:p>
          </table:table-cell>
          <table:table-cell table:style-name="ce945" table:formula="of:=1*([.BC11]&lt;[.BD11])*NOT(AND([.BC11]=0;[.BD11]=20))" office:value-type="float" office:value="0" calcext:value-type="float">
            <text:p>0</text:p>
          </table:table-cell>
          <table:table-cell table:style-name="ce945" table:formula="of:=1*AND([.BC11]=0;[.BD11]=20)" office:value-type="float" office:value="0" calcext:value-type="float">
            <text:p>0</text:p>
          </table:table-cell>
          <table:table-cell table:style-name="ce928" table:formula="of:=[.BC11]" office:value-type="float" office:value="58" calcext:value-type="float">
            <text:p>58</text:p>
          </table:table-cell>
          <table:table-cell table:style-name="ce928" table:formula="of:=[.BD11]" office:value-type="float" office:value="39" calcext:value-type="float">
            <text:p>39</text:p>
          </table:table-cell>
          <table:table-cell table:style-name="ce948" table:formula="of:=[.BJ11]-[.BK11]" office:value-type="float" office:value="19" calcext:value-type="float">
            <text:p>+19</text:p>
          </table:table-cell>
          <table:table-cell table:style-name="ce928" table:formula="of:=1*([.BD11]&gt;[.BC11])" office:value-type="float" office:value="0" calcext:value-type="float">
            <text:p>0</text:p>
          </table:table-cell>
          <table:table-cell table:style-name="ce928" table:formula="of:=1*([.BD11]&lt;[.BC11])*NOT(AND([.BC11]=20;[.BD11]=0))" office:value-type="float" office:value="1" calcext:value-type="float">
            <text:p>1</text:p>
          </table:table-cell>
          <table:table-cell table:style-name="ce928" table:formula="of:=1*AND([.BC11]=20;[.BD11]=0)" office:value-type="float" office:value="0" calcext:value-type="float">
            <text:p>0</text:p>
          </table:table-cell>
          <table:table-cell table:style-name="ce928" table:formula="of:=[.BD11]" office:value-type="float" office:value="39" calcext:value-type="float">
            <text:p>39</text:p>
          </table:table-cell>
          <table:table-cell table:style-name="ce928" table:formula="of:=[.BC11]" office:value-type="float" office:value="58" calcext:value-type="float">
            <text:p>58</text:p>
          </table:table-cell>
          <table:table-cell table:style-name="ce951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883" office:value-type="float" office:value="38" calcext:value-type="float">
            <text:p>3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2</text:p>
          </table:table-cell>
          <table:table-cell table:style-name="ce928" office:value-type="string" calcext:value-type="string">
            <text:p>B3</text:p>
          </table:table-cell>
          <table:table-cell table:style-name="ce942" table:formula="of:=IF([.B12]=&quot;Girone&quot;;VLOOKUP([.D12];SQUADRE_PER_CODICE;2);&quot;ERRORE!&quot;)" office:value-type="string" office:string-value="Puma" calcext:value-type="string">
            <text:p>Puma</text:p>
          </table:table-cell>
          <table:table-cell table:style-name="ce942" table:formula="of:=IF([.B12]=&quot;Girone&quot;;VLOOKUP([.E12];SQUADRE_PER_CODICE;2);&quot;ERRORE!&quot;)" office:value-type="string" office:string-value="Linci" calcext:value-type="string">
            <text:p>Linci</text:p>
          </table:table-cell>
          <table:table-cell table:style-name="ce928" table:formula="of:=VLOOKUP([.A12];INPUT_DATE_E_RISULTATI_GIRONI;6;0)" office:value-type="float" office:value="97" calcext:value-type="float">
            <text:p>97</text:p>
          </table:table-cell>
          <table:table-cell table:style-name="ce928" table:formula="of:=VLOOKUP([.A12];INPUT_DATE_E_RISULTATI_GIRONI;7;0)" office:value-type="float" office:value="72" calcext:value-type="float">
            <text:p>72</text:p>
          </table:table-cell>
          <table:table-cell table:style-name="ce942" table:formula="of:=IF([.H12]&gt;[.I12];[.F12];[.G12])" office:value-type="string" office:string-value="Puma" calcext:value-type="string">
            <text:p>Puma</text:p>
          </table:table-cell>
          <table:table-cell table:style-name="ce942" table:formula="of:=IF([.H12]&lt;[.I12];[.F12];[.G12])" office:value-type="string" office:string-value="Linci" calcext:value-type="string">
            <text:p>Linci</text:p>
          </table:table-cell>
          <table:table-cell table:style-name="ce928" table:formula="of:=1*([.H12]&gt;[.I12])" office:value-type="float" office:value="1" calcext:value-type="float">
            <text:p>1</text:p>
          </table:table-cell>
          <table:table-cell table:style-name="ce945" table:formula="of:=1*([.H12]&lt;[.I12])*NOT(AND([.H12]=0;[.I12]=20))" office:value-type="float" office:value="0" calcext:value-type="float">
            <text:p>0</text:p>
          </table:table-cell>
          <table:table-cell table:style-name="ce945" table:formula="of:=1*AND([.H12]=0;[.I12]=20)" office:value-type="float" office:value="0" calcext:value-type="float">
            <text:p>0</text:p>
          </table:table-cell>
          <table:table-cell table:style-name="ce928" table:formula="of:=[.H12]" office:value-type="float" office:value="97" calcext:value-type="float">
            <text:p>97</text:p>
          </table:table-cell>
          <table:table-cell table:style-name="ce928" table:formula="of:=[.I12]" office:value-type="float" office:value="72" calcext:value-type="float">
            <text:p>72</text:p>
          </table:table-cell>
          <table:table-cell table:style-name="ce948" table:formula="of:=[.O12]-[.P12]" office:value-type="float" office:value="25" calcext:value-type="float">
            <text:p>+25</text:p>
          </table:table-cell>
          <table:table-cell table:style-name="ce928" table:formula="of:=1*([.I12]&gt;[.H12])" office:value-type="float" office:value="0" calcext:value-type="float">
            <text:p>0</text:p>
          </table:table-cell>
          <table:table-cell table:style-name="ce928" table:formula="of:=1*([.I12]&lt;[.H12])*NOT(AND([.H12]=20;[.I12]=0))" office:value-type="float" office:value="1" calcext:value-type="float">
            <text:p>1</text:p>
          </table:table-cell>
          <table:table-cell table:style-name="ce928" table:formula="of:=1*AND([.H12]=20;[.I12]=0)" office:value-type="float" office:value="0" calcext:value-type="float">
            <text:p>0</text:p>
          </table:table-cell>
          <table:table-cell table:style-name="ce928" table:formula="of:=[.I12]" office:value-type="float" office:value="72" calcext:value-type="float">
            <text:p>72</text:p>
          </table:table-cell>
          <table:table-cell table:style-name="ce928" table:formula="of:=[.H12]" office:value-type="float" office:value="97" calcext:value-type="float">
            <text:p>97</text:p>
          </table:table-cell>
          <table:table-cell table:style-name="ce951" table:formula="of:=[.U12]-[.V12]" office:value-type="float" office:value="-25" calcext:value-type="float">
            <text:p>-25</text:p>
          </table:table-cell>
          <table:table-cell/>
          <table:table-cell table:style-name="ce955" table:formula="of:=COUNTIF(B_COEFF_GIRONE_C;&quot;&gt;=&quot;&amp;[.AS12])&amp;[.Z12]" office:value-type="string" office:string-value="1C" calcext:value-type="string">
            <text:p>1C</text:p>
          </table:table-cell>
          <table:table-cell table:style-name="ce960" office:value-type="string" calcext:value-type="string">
            <text:p>C</text:p>
          </table:table-cell>
          <table:table-cell table:style-name="ce928" office:value-type="string" calcext:value-type="string">
            <text:p>C2</text:p>
          </table:table-cell>
          <table:table-cell table:style-name="ce968" table:formula="of:=VLOOKUP([.AA12];SQUADRE_PER_CODICE;2)" office:value-type="string" office:string-value="Giraffe" calcext:value-type="string">
            <text:p>Giraffe</text:p>
          </table:table-cell>
          <table:table-cell table:style-name="ce928" table:formula="of:=[.AD12]+[.AE12]+[.AF12]" office:value-type="float" office:value="3" calcext:value-type="float">
            <text:p>3</text:p>
          </table:table-cell>
          <table:table-cell table:style-name="ce928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928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928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974" table:formula="of:=2*[.AD12]+1*[.AE12]+0*[.AF12]" office:value-type="float" office:value="5" calcext:value-type="float">
            <text:p>5</text:p>
          </table:table-cell>
          <table:table-cell table:style-name="ce980" table:formula="of:=SUMIF(B_SQUADRA_A_GIRONI;[.AB12];B_PUNTI_FATTI_SQUADRA_A_GIRONI)+SUMIF(B_SQUADRA_B_GIRONI;[.AB12];B_PUNTI_FATTI_SQUADRA_B_GIRONI)" office:value-type="float" office:value="206" calcext:value-type="float">
            <text:p>206</text:p>
          </table:table-cell>
          <table:table-cell table:style-name="ce928" table:formula="of:=SUMIF(B_SQUADRA_A_GIRONI;[.AB12];B_PUNTI_SUBITI_SQUADRA_A_GIRONI)+SUMIF(B_SQUADRA_B_GIRONI;[.AB12];B_PUNTI_SUBITI_SQUADRA_B_GIRONI)" office:value-type="float" office:value="162" calcext:value-type="float">
            <text:p>162</text:p>
          </table:table-cell>
          <table:table-cell table:style-name="ce985" table:formula="of:=SUMIF(B_SQUADRA_A_GIRONI;[.AB12];B_DIFF_CANESTRI_SQUADRA_A_GIRONI)+SUMIF(B_SQUADRA_B_GIRONI;[.AB12];B_DIFF_CANESTRI_SQUADRA_B_GIRONI)" office:value-type="float" office:value="44" calcext:value-type="float">
            <text:p>+44</text:p>
          </table:table-cell>
          <table:table-cell table:style-name="ce928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928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928" table:formula="of:=IF([.AG12]=[.AG11];INDIRECT(&quot;U&quot;&amp;3+6*(FIND([.Z12];&quot;ABCDEFGH&quot;)-1));0)" office:value-type="float" office:value="48" calcext:value-type="float">
            <text:p>48</text:p>
          </table:table-cell>
          <table:table-cell table:style-name="ce980" table:formula="of:=[.AK12]+[.AL12]+[.AM12]" office:value-type="float" office:value="146" calcext:value-type="float">
            <text:p>146</text:p>
          </table:table-cell>
          <table:table-cell table:style-name="ce948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948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948" table:formula="of:=IF([.AG12]=[.AG11];INDIRECT(&quot;W&quot;&amp;3+6*(FIND([.Z12];&quot;ABCDEFGH&quot;)-1));0)" office:value-type="float" office:value="-31" calcext:value-type="float">
            <text:p>-31</text:p>
          </table:table-cell>
          <table:table-cell table:style-name="ce985" table:formula="of:=[.AO12]+[.AP12]+[.AQ12]" office:value-type="float" office:value="18" calcext:value-type="float">
            <text:p>+18</text:p>
          </table:table-cell>
          <table:table-cell table:style-name="ce995" table:formula="of:=[.AG12]+(500+[.AR12])*10^-3+[.AN12]*10^-6+(500+[.AJ12])*10^-9+[.AH12]*10^-12" office:value-type="float" office:value="5.518146544206" calcext:value-type="float">
            <text:p>5,518146544206</text:p>
          </table:table-cell>
          <table:table-cell/>
          <table:table-cell table:style-name="ce1005" office:value-type="string" calcext:value-type="string">
            <text:p>1-16/2</text:p>
          </table:table-cell>
          <table:table-cell table:style-name="ce1008" office:value-type="float" office:value="58" calcext:value-type="float">
            <text:p>5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G</text:p>
          </table:table-cell>
          <table:table-cell table:style-name="ce1017" office:value-type="string" calcext:value-type="string">
            <text:p>2E</text:p>
          </table:table-cell>
          <table:table-cell table:style-name="ce942" table:formula="of:=IF(LEFT([.AY12];1)=&quot;V&quot;;VLOOKUP(VALUE(SUBSTITUTE([.AY12];&quot;V&quot;;&quot;&quot;));B_PARTITE_2A_FASE_PER_NUMERO;10;FALSE());IF(LEFT([.AY12];1)=&quot;P&quot;;VLOOKUP(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942" table:formula="of:=IF(LEFT([.AZ12];1)=&quot;V&quot;;VLOOKUP(VALUE(SUBSTITUTE([.AZ12];&quot;V&quot;;&quot;&quot;));B_PARTITE_2A_FASE_PER_NUMERO;10;FALSE());IF(LEFT([.AZ12];1)=&quot;P&quot;;VLOOKUP(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928" table:formula="of:=VLOOKUP([.AV12];INPUT_DATE_E_RISULTATI_2A_FASE;6;0)" office:value-type="float" office:value="64" calcext:value-type="float">
            <text:p>64</text:p>
          </table:table-cell>
          <table:table-cell table:style-name="ce928" table:formula="of:=VLOOKUP([.AV12];INPUT_DATE_E_RISULTATI_2A_FASE;7;0)" office:value-type="float" office:value="43" calcext:value-type="float">
            <text:p>43</text:p>
          </table:table-cell>
          <table:table-cell table:style-name="ce942" table:formula="of:=IF([.BC12]&gt;[.BD12];[.BA12];[.BB12])" office:value-type="string" office:string-value="Istrici" calcext:value-type="string">
            <text:p>Istrici</text:p>
          </table:table-cell>
          <table:table-cell table:style-name="ce942" table:formula="of:=IF([.BC12]&lt;[.BD12];[.BA12];[.BB12])" office:value-type="string" office:string-value="Bufali" calcext:value-type="string">
            <text:p>Bufali</text:p>
          </table:table-cell>
          <table:table-cell table:style-name="ce928" table:formula="of:=1*([.BC12]&gt;[.BD12])" office:value-type="float" office:value="1" calcext:value-type="float">
            <text:p>1</text:p>
          </table:table-cell>
          <table:table-cell table:style-name="ce945" table:formula="of:=1*([.BC12]&lt;[.BD12])*NOT(AND([.BC12]=0;[.BD12]=20))" office:value-type="float" office:value="0" calcext:value-type="float">
            <text:p>0</text:p>
          </table:table-cell>
          <table:table-cell table:style-name="ce945" table:formula="of:=1*AND([.BC12]=0;[.BD12]=20)" office:value-type="float" office:value="0" calcext:value-type="float">
            <text:p>0</text:p>
          </table:table-cell>
          <table:table-cell table:style-name="ce928" table:formula="of:=[.BC12]" office:value-type="float" office:value="64" calcext:value-type="float">
            <text:p>64</text:p>
          </table:table-cell>
          <table:table-cell table:style-name="ce928" table:formula="of:=[.BD12]" office:value-type="float" office:value="43" calcext:value-type="float">
            <text:p>43</text:p>
          </table:table-cell>
          <table:table-cell table:style-name="ce948" table:formula="of:=[.BJ12]-[.BK12]" office:value-type="float" office:value="21" calcext:value-type="float">
            <text:p>+21</text:p>
          </table:table-cell>
          <table:table-cell table:style-name="ce928" table:formula="of:=1*([.BD12]&gt;[.BC12])" office:value-type="float" office:value="0" calcext:value-type="float">
            <text:p>0</text:p>
          </table:table-cell>
          <table:table-cell table:style-name="ce928" table:formula="of:=1*([.BD12]&lt;[.BC12])*NOT(AND([.BC12]=20;[.BD12]=0))" office:value-type="float" office:value="1" calcext:value-type="float">
            <text:p>1</text:p>
          </table:table-cell>
          <table:table-cell table:style-name="ce928" table:formula="of:=1*AND([.BC12]=20;[.BD12]=0)" office:value-type="float" office:value="0" calcext:value-type="float">
            <text:p>0</text:p>
          </table:table-cell>
          <table:table-cell table:style-name="ce928" table:formula="of:=[.BD12]" office:value-type="float" office:value="43" calcext:value-type="float">
            <text:p>43</text:p>
          </table:table-cell>
          <table:table-cell table:style-name="ce928" table:formula="of:=[.BC12]" office:value-type="float" office:value="64" calcext:value-type="float">
            <text:p>64</text:p>
          </table:table-cell>
          <table:table-cell table:style-name="ce951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14" calcext:value-type="float">
            <text:p>1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2</text:p>
          </table:table-cell>
          <table:table-cell table:style-name="ce928" office:value-type="string" calcext:value-type="string">
            <text:p>B4</text:p>
          </table:table-cell>
          <table:table-cell table:style-name="ce942" table:formula="of:=IF([.B13]=&quot;Girone&quot;;VLOOKUP([.D13];SQUADRE_PER_CODICE;2);&quot;ERRORE!&quot;)" office:value-type="string" office:string-value="Puma" calcext:value-type="string">
            <text:p>Puma</text:p>
          </table:table-cell>
          <table:table-cell table:style-name="ce942" table:formula="of:=IF([.B13]=&quot;Girone&quot;;VLOOKUP([.E13];SQUADRE_PER_CODICE;2);&quot;ERRORE!&quot;)" office:value-type="string" office:string-value="Serval" calcext:value-type="string">
            <text:p>Serval</text:p>
          </table:table-cell>
          <table:table-cell table:style-name="ce928" table:formula="of:=VLOOKUP([.A13];INPUT_DATE_E_RISULTATI_GIRONI;6;0)" office:value-type="float" office:value="68" calcext:value-type="float">
            <text:p>68</text:p>
          </table:table-cell>
          <table:table-cell table:style-name="ce928" table:formula="of:=VLOOKUP([.A13];INPUT_DATE_E_RISULTATI_GIRONI;7;0)" office:value-type="float" office:value="45" calcext:value-type="float">
            <text:p>45</text:p>
          </table:table-cell>
          <table:table-cell table:style-name="ce942" table:formula="of:=IF([.H13]&gt;[.I13];[.F13];[.G13])" office:value-type="string" office:string-value="Puma" calcext:value-type="string">
            <text:p>Puma</text:p>
          </table:table-cell>
          <table:table-cell table:style-name="ce942" table:formula="of:=IF([.H13]&lt;[.I13];[.F13];[.G13])" office:value-type="string" office:string-value="Serval" calcext:value-type="string">
            <text:p>Serval</text:p>
          </table:table-cell>
          <table:table-cell table:style-name="ce928" table:formula="of:=1*([.H13]&gt;[.I13])" office:value-type="float" office:value="1" calcext:value-type="float">
            <text:p>1</text:p>
          </table:table-cell>
          <table:table-cell table:style-name="ce945" table:formula="of:=1*([.H13]&lt;[.I13])*NOT(AND([.H13]=0;[.I13]=20))" office:value-type="float" office:value="0" calcext:value-type="float">
            <text:p>0</text:p>
          </table:table-cell>
          <table:table-cell table:style-name="ce945" table:formula="of:=1*AND([.H13]=0;[.I13]=20)" office:value-type="float" office:value="0" calcext:value-type="float">
            <text:p>0</text:p>
          </table:table-cell>
          <table:table-cell table:style-name="ce928" table:formula="of:=[.H13]" office:value-type="float" office:value="68" calcext:value-type="float">
            <text:p>68</text:p>
          </table:table-cell>
          <table:table-cell table:style-name="ce928" table:formula="of:=[.I13]" office:value-type="float" office:value="45" calcext:value-type="float">
            <text:p>45</text:p>
          </table:table-cell>
          <table:table-cell table:style-name="ce948" table:formula="of:=[.O13]-[.P13]" office:value-type="float" office:value="23" calcext:value-type="float">
            <text:p>+23</text:p>
          </table:table-cell>
          <table:table-cell table:style-name="ce928" table:formula="of:=1*([.I13]&gt;[.H13])" office:value-type="float" office:value="0" calcext:value-type="float">
            <text:p>0</text:p>
          </table:table-cell>
          <table:table-cell table:style-name="ce928" table:formula="of:=1*([.I13]&lt;[.H13])*NOT(AND([.H13]=20;[.I13]=0))" office:value-type="float" office:value="1" calcext:value-type="float">
            <text:p>1</text:p>
          </table:table-cell>
          <table:table-cell table:style-name="ce928" table:formula="of:=1*AND([.H13]=20;[.I13]=0)" office:value-type="float" office:value="0" calcext:value-type="float">
            <text:p>0</text:p>
          </table:table-cell>
          <table:table-cell table:style-name="ce928" table:formula="of:=[.I13]" office:value-type="float" office:value="45" calcext:value-type="float">
            <text:p>45</text:p>
          </table:table-cell>
          <table:table-cell table:style-name="ce928" table:formula="of:=[.H13]" office:value-type="float" office:value="68" calcext:value-type="float">
            <text:p>68</text:p>
          </table:table-cell>
          <table:table-cell table:style-name="ce951" table:formula="of:=[.U13]-[.V13]" office:value-type="float" office:value="-23" calcext:value-type="float">
            <text:p>-23</text:p>
          </table:table-cell>
          <table:table-cell/>
          <table:table-cell table:style-name="ce955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960" office:value-type="string" calcext:value-type="string">
            <text:p>C</text:p>
          </table:table-cell>
          <table:table-cell table:style-name="ce928" office:value-type="string" calcext:value-type="string">
            <text:p>C3</text:p>
          </table:table-cell>
          <table:table-cell table:style-name="ce968" table:formula="of:=VLOOKUP([.AA13];SQUADRE_PER_CODICE;2)" office:value-type="string" office:string-value="Ippopotami" calcext:value-type="string">
            <text:p>Ippopotami</text:p>
          </table:table-cell>
          <table:table-cell table:style-name="ce928" table:formula="of:=[.AD13]+[.AE13]+[.AF13]" office:value-type="float" office:value="3" calcext:value-type="float">
            <text:p>3</text:p>
          </table:table-cell>
          <table:table-cell table:style-name="ce928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928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928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974" table:formula="of:=2*[.AD13]+1*[.AE13]+0*[.AF13]" office:value-type="float" office:value="5" calcext:value-type="float">
            <text:p>5</text:p>
          </table:table-cell>
          <table:table-cell table:style-name="ce980" table:formula="of:=SUMIF(B_SQUADRA_A_GIRONI;[.AB13];B_PUNTI_FATTI_SQUADRA_A_GIRONI)+SUMIF(B_SQUADRA_B_GIRONI;[.AB13];B_PUNTI_FATTI_SQUADRA_B_GIRONI)" office:value-type="float" office:value="206" calcext:value-type="float">
            <text:p>206</text:p>
          </table:table-cell>
          <table:table-cell table:style-name="ce928" table:formula="of:=SUMIF(B_SQUADRA_A_GIRONI;[.AB13];B_PUNTI_SUBITI_SQUADRA_A_GIRONI)+SUMIF(B_SQUADRA_B_GIRONI;[.AB13];B_PUNTI_SUBITI_SQUADRA_B_GIRONI)" office:value-type="float" office:value="208" calcext:value-type="float">
            <text:p>208</text:p>
          </table:table-cell>
          <table:table-cell table:style-name="ce985" table:formula="of:=SUMIF(B_SQUADRA_A_GIRONI;[.AB13];B_DIFF_CANESTRI_SQUADRA_A_GIRONI)+SUMIF(B_SQUADRA_B_GIRONI;[.AB13];B_DIFF_CANESTRI_SQUADRA_B_GIRONI)" office:value-type="float" office:value="-2" calcext:value-type="float">
            <text:p>-2</text:p>
          </table:table-cell>
          <table:table-cell table:style-name="ce928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928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928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980" table:formula="of:=[.AK13]+[.AL13]+[.AM13]" office:value-type="float" office:value="144" calcext:value-type="float">
            <text:p>144</text:p>
          </table:table-cell>
          <table:table-cell table:style-name="ce948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948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948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985" table:formula="of:=[.AO13]+[.AP13]+[.AQ13]" office:value-type="float" office:value="-20" calcext:value-type="float">
            <text:p>-20</text:p>
          </table:table-cell>
          <table:table-cell table:style-name="ce995" table:formula="of:=[.AG13]+(500+[.AR13])*10^-3+[.AN13]*10^-6+(500+[.AJ13])*10^-9+[.AH13]*10^-12" office:value-type="float" office:value="5.480144498206" calcext:value-type="float">
            <text:p>5,480144498206</text:p>
          </table:table-cell>
          <table:table-cell/>
          <table:table-cell table:style-name="ce1005" office:value-type="string" calcext:value-type="string">
            <text:p>17-32/4</text:p>
          </table:table-cell>
          <table:table-cell table:style-name="ce1008" office:value-type="float" office:value="59" calcext:value-type="float">
            <text:p>5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E</text:p>
          </table:table-cell>
          <table:table-cell table:style-name="ce1017" office:value-type="string" calcext:value-type="string">
            <text:p>4G</text:p>
          </table:table-cell>
          <table:table-cell table:style-name="ce942" table:formula="of:=IF(LEFT([.AY13];1)=&quot;V&quot;;VLOOKUP(VALUE(SUBSTITUTE([.AY13];&quot;V&quot;;&quot;&quot;));B_PARTITE_2A_FASE_PER_NUMERO;10;FALSE());IF(LEFT([.AY13];1)=&quot;P&quot;;VLOOKUP(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942" table:formula="of:=IF(LEFT([.AZ13];1)=&quot;V&quot;;VLOOKUP(VALUE(SUBSTITUTE([.AZ13];&quot;V&quot;;&quot;&quot;));B_PARTITE_2A_FASE_PER_NUMERO;10;FALSE());IF(LEFT([.AZ13];1)=&quot;P&quot;;VLOOKUP(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928" table:formula="of:=VLOOKUP([.AV13];INPUT_DATE_E_RISULTATI_2A_FASE;6;0)" office:value-type="float" office:value="50" calcext:value-type="float">
            <text:p>50</text:p>
          </table:table-cell>
          <table:table-cell table:style-name="ce928" table:formula="of:=VLOOKUP([.AV13];INPUT_DATE_E_RISULTATI_2A_FASE;7;0)" office:value-type="float" office:value="43" calcext:value-type="float">
            <text:p>43</text:p>
          </table:table-cell>
          <table:table-cell table:style-name="ce942" table:formula="of:=IF([.BC13]&gt;[.BD13];[.BA13];[.BB13])" office:value-type="string" office:string-value="Cervi" calcext:value-type="string">
            <text:p>Cervi</text:p>
          </table:table-cell>
          <table:table-cell table:style-name="ce942" table:formula="of:=IF([.BC13]&lt;[.BD13];[.BA13];[.BB13])" office:value-type="string" office:string-value="Muli" calcext:value-type="string">
            <text:p>Muli</text:p>
          </table:table-cell>
          <table:table-cell table:style-name="ce928" table:formula="of:=1*([.BC13]&gt;[.BD13])" office:value-type="float" office:value="1" calcext:value-type="float">
            <text:p>1</text:p>
          </table:table-cell>
          <table:table-cell table:style-name="ce945" table:formula="of:=1*([.BC13]&lt;[.BD13])*NOT(AND([.BC13]=0;[.BD13]=20))" office:value-type="float" office:value="0" calcext:value-type="float">
            <text:p>0</text:p>
          </table:table-cell>
          <table:table-cell table:style-name="ce945" table:formula="of:=1*AND([.BC13]=0;[.BD13]=20)" office:value-type="float" office:value="0" calcext:value-type="float">
            <text:p>0</text:p>
          </table:table-cell>
          <table:table-cell table:style-name="ce928" table:formula="of:=[.BC13]" office:value-type="float" office:value="50" calcext:value-type="float">
            <text:p>50</text:p>
          </table:table-cell>
          <table:table-cell table:style-name="ce928" table:formula="of:=[.BD13]" office:value-type="float" office:value="43" calcext:value-type="float">
            <text:p>43</text:p>
          </table:table-cell>
          <table:table-cell table:style-name="ce948" table:formula="of:=[.BJ13]-[.BK13]" office:value-type="float" office:value="7" calcext:value-type="float">
            <text:p>+7</text:p>
          </table:table-cell>
          <table:table-cell table:style-name="ce928" table:formula="of:=1*([.BD13]&gt;[.BC13])" office:value-type="float" office:value="0" calcext:value-type="float">
            <text:p>0</text:p>
          </table:table-cell>
          <table:table-cell table:style-name="ce928" table:formula="of:=1*([.BD13]&lt;[.BC13])*NOT(AND([.BC13]=20;[.BD13]=0))" office:value-type="float" office:value="1" calcext:value-type="float">
            <text:p>1</text:p>
          </table:table-cell>
          <table:table-cell table:style-name="ce928" table:formula="of:=1*AND([.BC13]=20;[.BD13]=0)" office:value-type="float" office:value="0" calcext:value-type="float">
            <text:p>0</text:p>
          </table:table-cell>
          <table:table-cell table:style-name="ce928" table:formula="of:=[.BD13]" office:value-type="float" office:value="43" calcext:value-type="float">
            <text:p>43</text:p>
          </table:table-cell>
          <table:table-cell table:style-name="ce928" table:formula="of:=[.BC13]" office:value-type="float" office:value="50" calcext:value-type="float">
            <text:p>50</text:p>
          </table:table-cell>
          <table:table-cell table:style-name="ce951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883" office:value-type="float" office:value="4" calcext:value-type="float">
            <text:p>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3</text:p>
          </table:table-cell>
          <table:table-cell table:style-name="ce928" office:value-type="string" calcext:value-type="string">
            <text:p>B4</text:p>
          </table:table-cell>
          <table:table-cell table:style-name="ce942" table:formula="of:=IF([.B14]=&quot;Girone&quot;;VLOOKUP([.D14];SQUADRE_PER_CODICE;2);&quot;ERRORE!&quot;)" office:value-type="string" office:string-value="Linci" calcext:value-type="string">
            <text:p>Linci</text:p>
          </table:table-cell>
          <table:table-cell table:style-name="ce942" table:formula="of:=IF([.B14]=&quot;Girone&quot;;VLOOKUP([.E14];SQUADRE_PER_CODICE;2);&quot;ERRORE!&quot;)" office:value-type="string" office:string-value="Serval" calcext:value-type="string">
            <text:p>Serval</text:p>
          </table:table-cell>
          <table:table-cell table:style-name="ce928" table:formula="of:=VLOOKUP([.A14];INPUT_DATE_E_RISULTATI_GIRONI;6;0)" office:value-type="float" office:value="96" calcext:value-type="float">
            <text:p>96</text:p>
          </table:table-cell>
          <table:table-cell table:style-name="ce928" table:formula="of:=VLOOKUP([.A14];INPUT_DATE_E_RISULTATI_GIRONI;7;0)" office:value-type="float" office:value="86" calcext:value-type="float">
            <text:p>86</text:p>
          </table:table-cell>
          <table:table-cell table:style-name="ce942" table:formula="of:=IF([.H14]&gt;[.I14];[.F14];[.G14])" office:value-type="string" office:string-value="Linci" calcext:value-type="string">
            <text:p>Linci</text:p>
          </table:table-cell>
          <table:table-cell table:style-name="ce942" table:formula="of:=IF([.H14]&lt;[.I14];[.F14];[.G14])" office:value-type="string" office:string-value="Serval" calcext:value-type="string">
            <text:p>Serval</text:p>
          </table:table-cell>
          <table:table-cell table:style-name="ce928" table:formula="of:=1*([.H14]&gt;[.I14])" office:value-type="float" office:value="1" calcext:value-type="float">
            <text:p>1</text:p>
          </table:table-cell>
          <table:table-cell table:style-name="ce945" table:formula="of:=1*([.H14]&lt;[.I14])*NOT(AND([.H14]=0;[.I14]=20))" office:value-type="float" office:value="0" calcext:value-type="float">
            <text:p>0</text:p>
          </table:table-cell>
          <table:table-cell table:style-name="ce945" table:formula="of:=1*AND([.H14]=0;[.I14]=20)" office:value-type="float" office:value="0" calcext:value-type="float">
            <text:p>0</text:p>
          </table:table-cell>
          <table:table-cell table:style-name="ce928" table:formula="of:=[.H14]" office:value-type="float" office:value="96" calcext:value-type="float">
            <text:p>96</text:p>
          </table:table-cell>
          <table:table-cell table:style-name="ce928" table:formula="of:=[.I14]" office:value-type="float" office:value="86" calcext:value-type="float">
            <text:p>86</text:p>
          </table:table-cell>
          <table:table-cell table:style-name="ce948" table:formula="of:=[.O14]-[.P14]" office:value-type="float" office:value="10" calcext:value-type="float">
            <text:p>+10</text:p>
          </table:table-cell>
          <table:table-cell table:style-name="ce928" table:formula="of:=1*([.I14]&gt;[.H14])" office:value-type="float" office:value="0" calcext:value-type="float">
            <text:p>0</text:p>
          </table:table-cell>
          <table:table-cell table:style-name="ce928" table:formula="of:=1*([.I14]&lt;[.H14])*NOT(AND([.H14]=20;[.I14]=0))" office:value-type="float" office:value="1" calcext:value-type="float">
            <text:p>1</text:p>
          </table:table-cell>
          <table:table-cell table:style-name="ce928" table:formula="of:=1*AND([.H14]=20;[.I14]=0)" office:value-type="float" office:value="0" calcext:value-type="float">
            <text:p>0</text:p>
          </table:table-cell>
          <table:table-cell table:style-name="ce928" table:formula="of:=[.I14]" office:value-type="float" office:value="86" calcext:value-type="float">
            <text:p>86</text:p>
          </table:table-cell>
          <table:table-cell table:style-name="ce928" table:formula="of:=[.H14]" office:value-type="float" office:value="96" calcext:value-type="float">
            <text:p>96</text:p>
          </table:table-cell>
          <table:table-cell table:style-name="ce951" table:formula="of:=[.U14]-[.V14]" office:value-type="float" office:value="-10" calcext:value-type="float">
            <text:p>-10</text:p>
          </table:table-cell>
          <table:table-cell/>
          <table:table-cell table:style-name="ce955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960" office:value-type="string" calcext:value-type="string">
            <text:p>C</text:p>
          </table:table-cell>
          <table:table-cell table:style-name="ce928" office:value-type="string" calcext:value-type="string">
            <text:p>C4</text:p>
          </table:table-cell>
          <table:table-cell table:style-name="ce968" table:formula="of:=VLOOKUP([.AA14];SQUADRE_PER_CODICE;2)" office:value-type="string" office:string-value="Iguane" calcext:value-type="string">
            <text:p>Iguane</text:p>
          </table:table-cell>
          <table:table-cell table:style-name="ce928" table:formula="of:=[.AD14]+[.AE14]+[.AF14]" office:value-type="float" office:value="3" calcext:value-type="float">
            <text:p>3</text:p>
          </table:table-cell>
          <table:table-cell table:style-name="ce928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928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928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974" table:formula="of:=2*[.AD14]+1*[.AE14]+0*[.AF14]" office:value-type="float" office:value="3" calcext:value-type="float">
            <text:p>3</text:p>
          </table:table-cell>
          <table:table-cell table:style-name="ce980" table:formula="of:=SUMIF(B_SQUADRA_A_GIRONI;[.AB14];B_PUNTI_FATTI_SQUADRA_A_GIRONI)+SUMIF(B_SQUADRA_B_GIRONI;[.AB14];B_PUNTI_FATTI_SQUADRA_B_GIRONI)" office:value-type="float" office:value="120" calcext:value-type="float">
            <text:p>120</text:p>
          </table:table-cell>
          <table:table-cell table:style-name="ce928" table:formula="of:=SUMIF(B_SQUADRA_A_GIRONI;[.AB14];B_PUNTI_SUBITI_SQUADRA_A_GIRONI)+SUMIF(B_SQUADRA_B_GIRONI;[.AB14];B_PUNTI_SUBITI_SQUADRA_B_GIRONI)" office:value-type="float" office:value="179" calcext:value-type="float">
            <text:p>179</text:p>
          </table:table-cell>
          <table:table-cell table:style-name="ce985" table:formula="of:=SUMIF(B_SQUADRA_A_GIRONI;[.AB14];B_DIFF_CANESTRI_SQUADRA_A_GIRONI)+SUMIF(B_SQUADRA_B_GIRONI;[.AB14];B_DIFF_CANESTRI_SQUADRA_B_GIRONI)" office:value-type="float" office:value="-59" calcext:value-type="float">
            <text:p>-59</text:p>
          </table:table-cell>
          <table:table-cell table:style-name="ce928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928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928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980" table:formula="of:=[.AK14]+[.AL14]+[.AM14]" office:value-type="float" office:value="0" calcext:value-type="float">
            <text:p>0</text:p>
          </table:table-cell>
          <table:table-cell table:style-name="ce948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948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948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985" table:formula="of:=[.AO14]+[.AP14]+[.AQ14]" office:value-type="float" office:value="0" calcext:value-type="float">
            <text:p>+0</text:p>
          </table:table-cell>
          <table:table-cell table:style-name="ce995" table:formula="of:=[.AG14]+(500+[.AR14])*10^-3+[.AN14]*10^-6+(500+[.AJ14])*10^-9+[.AH14]*10^-12" office:value-type="float" office:value="3.50000044112" calcext:value-type="float">
            <text:p>3,500000441120</text:p>
          </table:table-cell>
          <table:table-cell/>
          <table:table-cell table:style-name="ce1005" office:value-type="string" calcext:value-type="string">
            <text:p>17-32/3</text:p>
          </table:table-cell>
          <table:table-cell table:style-name="ce1008" office:value-type="float" office:value="60" calcext:value-type="float">
            <text:p>6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G</text:p>
          </table:table-cell>
          <table:table-cell table:style-name="ce1017" office:value-type="string" calcext:value-type="string">
            <text:p>4E</text:p>
          </table:table-cell>
          <table:table-cell table:style-name="ce942" table:formula="of:=IF(LEFT([.AY14];1)=&quot;V&quot;;VLOOKUP(VALUE(SUBSTITUTE([.AY14];&quot;V&quot;;&quot;&quot;));B_PARTITE_2A_FASE_PER_NUMERO;10;FALSE());IF(LEFT([.AY14];1)=&quot;P&quot;;VLOOKUP(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942" table:formula="of:=IF(LEFT([.AZ14];1)=&quot;V&quot;;VLOOKUP(VALUE(SUBSTITUTE([.AZ14];&quot;V&quot;;&quot;&quot;));B_PARTITE_2A_FASE_PER_NUMERO;10;FALSE());IF(LEFT([.AZ14];1)=&quot;P&quot;;VLOOKUP(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928" table:formula="of:=VLOOKUP([.AV14];INPUT_DATE_E_RISULTATI_2A_FASE;6;0)" office:value-type="float" office:value="52" calcext:value-type="float">
            <text:p>52</text:p>
          </table:table-cell>
          <table:table-cell table:style-name="ce928" table:formula="of:=VLOOKUP([.AV14];INPUT_DATE_E_RISULTATI_2A_FASE;7;0)" office:value-type="float" office:value="42" calcext:value-type="float">
            <text:p>42</text:p>
          </table:table-cell>
          <table:table-cell table:style-name="ce942" table:formula="of:=IF([.BC14]&gt;[.BD14];[.BA14];[.BB14])" office:value-type="string" office:string-value="Orche" calcext:value-type="string">
            <text:p>Orche</text:p>
          </table:table-cell>
          <table:table-cell table:style-name="ce942" table:formula="of:=IF([.BC14]&lt;[.BD14];[.BA14];[.BB14])" office:value-type="string" office:string-value="Cinghiali" calcext:value-type="string">
            <text:p>Cinghiali</text:p>
          </table:table-cell>
          <table:table-cell table:style-name="ce928" table:formula="of:=1*([.BC14]&gt;[.BD14])" office:value-type="float" office:value="1" calcext:value-type="float">
            <text:p>1</text:p>
          </table:table-cell>
          <table:table-cell table:style-name="ce945" table:formula="of:=1*([.BC14]&lt;[.BD14])*NOT(AND([.BC14]=0;[.BD14]=20))" office:value-type="float" office:value="0" calcext:value-type="float">
            <text:p>0</text:p>
          </table:table-cell>
          <table:table-cell table:style-name="ce945" table:formula="of:=1*AND([.BC14]=0;[.BD14]=20)" office:value-type="float" office:value="0" calcext:value-type="float">
            <text:p>0</text:p>
          </table:table-cell>
          <table:table-cell table:style-name="ce928" table:formula="of:=[.BC14]" office:value-type="float" office:value="52" calcext:value-type="float">
            <text:p>52</text:p>
          </table:table-cell>
          <table:table-cell table:style-name="ce928" table:formula="of:=[.BD14]" office:value-type="float" office:value="42" calcext:value-type="float">
            <text:p>42</text:p>
          </table:table-cell>
          <table:table-cell table:style-name="ce948" table:formula="of:=[.BJ14]-[.BK14]" office:value-type="float" office:value="10" calcext:value-type="float">
            <text:p>+10</text:p>
          </table:table-cell>
          <table:table-cell table:style-name="ce928" table:formula="of:=1*([.BD14]&gt;[.BC14])" office:value-type="float" office:value="0" calcext:value-type="float">
            <text:p>0</text:p>
          </table:table-cell>
          <table:table-cell table:style-name="ce928" table:formula="of:=1*([.BD14]&lt;[.BC14])*NOT(AND([.BC14]=20;[.BD14]=0))" office:value-type="float" office:value="1" calcext:value-type="float">
            <text:p>1</text:p>
          </table:table-cell>
          <table:table-cell table:style-name="ce928" table:formula="of:=1*AND([.BC14]=20;[.BD14]=0)" office:value-type="float" office:value="0" calcext:value-type="float">
            <text:p>0</text:p>
          </table:table-cell>
          <table:table-cell table:style-name="ce928" table:formula="of:=[.BD14]" office:value-type="float" office:value="42" calcext:value-type="float">
            <text:p>42</text:p>
          </table:table-cell>
          <table:table-cell table:style-name="ce928" table:formula="of:=[.BC14]" office:value-type="float" office:value="52" calcext:value-type="float">
            <text:p>52</text:p>
          </table:table-cell>
          <table:table-cell table:style-name="ce951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883" office:value-type="float" office:value="5" calcext:value-type="float">
            <text:p>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28" office:value-type="string" calcext:value-type="string">
            <text:p>C2</text:p>
          </table:table-cell>
          <table:table-cell table:style-name="ce942" table:formula="of:=IF([.B15]=&quot;Girone&quot;;VLOOKUP([.D15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5]=&quot;Girone&quot;;VLOOKUP([.E15];SQUADRE_PER_CODICE;2);&quot;ERRORE!&quot;)" office:value-type="string" office:string-value="Giraffe" calcext:value-type="string">
            <text:p>Giraffe</text:p>
          </table:table-cell>
          <table:table-cell table:style-name="ce928" table:formula="of:=VLOOKUP([.A15];INPUT_DATE_E_RISULTATI_GIRONI;6;0)" office:value-type="float" office:value="79" calcext:value-type="float">
            <text:p>79</text:p>
          </table:table-cell>
          <table:table-cell table:style-name="ce928" table:formula="of:=VLOOKUP([.A15];INPUT_DATE_E_RISULTATI_GIRONI;7;0)" office:value-type="float" office:value="48" calcext:value-type="float">
            <text:p>48</text:p>
          </table:table-cell>
          <table:table-cell table:style-name="ce942" table:formula="of:=IF([.H15]&gt;[.I15];[.F15];[.G15])" office:value-type="string" office:string-value="Elefanti" calcext:value-type="string">
            <text:p>Elefanti</text:p>
          </table:table-cell>
          <table:table-cell table:style-name="ce942" table:formula="of:=IF([.H15]&lt;[.I15];[.F15];[.G15])" office:value-type="string" office:string-value="Giraffe" calcext:value-type="string">
            <text:p>Giraffe</text:p>
          </table:table-cell>
          <table:table-cell table:style-name="ce928" table:formula="of:=1*([.H15]&gt;[.I15])" office:value-type="float" office:value="1" calcext:value-type="float">
            <text:p>1</text:p>
          </table:table-cell>
          <table:table-cell table:style-name="ce945" table:formula="of:=1*([.H15]&lt;[.I15])*NOT(AND([.H15]=0;[.I15]=20))" office:value-type="float" office:value="0" calcext:value-type="float">
            <text:p>0</text:p>
          </table:table-cell>
          <table:table-cell table:style-name="ce945" table:formula="of:=1*AND([.H15]=0;[.I15]=20)" office:value-type="float" office:value="0" calcext:value-type="float">
            <text:p>0</text:p>
          </table:table-cell>
          <table:table-cell table:style-name="ce928" table:formula="of:=[.H15]" office:value-type="float" office:value="79" calcext:value-type="float">
            <text:p>79</text:p>
          </table:table-cell>
          <table:table-cell table:style-name="ce928" table:formula="of:=[.I15]" office:value-type="float" office:value="48" calcext:value-type="float">
            <text:p>48</text:p>
          </table:table-cell>
          <table:table-cell table:style-name="ce948" table:formula="of:=[.O15]-[.P15]" office:value-type="float" office:value="31" calcext:value-type="float">
            <text:p>+31</text:p>
          </table:table-cell>
          <table:table-cell table:style-name="ce928" table:formula="of:=1*([.I15]&gt;[.H15])" office:value-type="float" office:value="0" calcext:value-type="float">
            <text:p>0</text:p>
          </table:table-cell>
          <table:table-cell table:style-name="ce928" table:formula="of:=1*([.I15]&lt;[.H15])*NOT(AND([.H15]=20;[.I15]=0))" office:value-type="float" office:value="1" calcext:value-type="float">
            <text:p>1</text:p>
          </table:table-cell>
          <table:table-cell table:style-name="ce928" table:formula="of:=1*AND([.H15]=20;[.I15]=0)" office:value-type="float" office:value="0" calcext:value-type="float">
            <text:p>0</text:p>
          </table:table-cell>
          <table:table-cell table:style-name="ce928" table:formula="of:=[.I15]" office:value-type="float" office:value="48" calcext:value-type="float">
            <text:p>48</text:p>
          </table:table-cell>
          <table:table-cell table:style-name="ce928" table:formula="of:=[.H15]" office:value-type="float" office:value="79" calcext:value-type="float">
            <text:p>79</text:p>
          </table:table-cell>
          <table:table-cell table:style-name="ce951" table:formula="of:=[.U15]-[.V15]" office:value-type="float" office:value="-31" calcext:value-type="float">
            <text:p>-31</text:p>
          </table:table-cell>
          <table:table-cell/>
          <table:table-cell table:style-name="ce956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961" office:value-type="string" calcext:value-type="string">
            <text:p>D</text:p>
          </table:table-cell>
          <table:table-cell table:style-name="ce964" office:value-type="string" calcext:value-type="string">
            <text:p>D1</text:p>
          </table:table-cell>
          <table:table-cell table:style-name="ce969" table:formula="of:=VLOOKUP([.AA15];SQUADRE_PER_CODICE;2)" office:value-type="string" office:string-value="Coccodrilli" calcext:value-type="string">
            <text:p>Coccodrilli</text:p>
          </table:table-cell>
          <table:table-cell table:style-name="ce964" table:formula="of:=[.AD15]+[.AE15]+[.AF15]" office:value-type="float" office:value="3" calcext:value-type="float">
            <text:p>3</text:p>
          </table:table-cell>
          <table:table-cell table:style-name="ce964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964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964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975" table:formula="of:=2*[.AD15]+1*[.AE15]+0*[.AF15]" office:value-type="float" office:value="5" calcext:value-type="float">
            <text:p>5</text:p>
          </table:table-cell>
          <table:table-cell table:style-name="ce981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964" table:formula="of:=SUMIF(B_SQUADRA_A_GIRONI;[.AB15];B_PUNTI_SUBITI_SQUADRA_A_GIRONI)+SUMIF(B_SQUADRA_B_GIRONI;[.AB15];B_PUNTI_SUBITI_SQUADRA_B_GIRONI)" office:value-type="float" office:value="108" calcext:value-type="float">
            <text:p>108</text:p>
          </table:table-cell>
          <table:table-cell table:style-name="ce986" table:formula="of:=SUMIF(B_SQUADRA_A_GIRONI;[.AB15];B_DIFF_CANESTRI_SQUADRA_A_GIRONI)+SUMIF(B_SQUADRA_B_GIRONI;[.AB15];B_DIFF_CANESTRI_SQUADRA_B_GIRONI)" office:value-type="float" office:value="71" calcext:value-type="float">
            <text:p>+71</text:p>
          </table:table-cell>
          <table:table-cell table:style-name="ce964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989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964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981" table:formula="of:=[.AK15]+[.AL15]+[.AM15]" office:value-type="float" office:value="125" calcext:value-type="float">
            <text:p>125</text:p>
          </table:table-cell>
          <table:table-cell table:style-name="ce990" table:formula="of:=IF([.AG15]=[.AG16];INDIRECT(&quot;Q&quot;&amp;3+6*(FIND([.Z15];&quot;ABCDEFGH&quot;)-1));0)" office:value-type="float" office:value="71" calcext:value-type="float">
            <text:p>+71</text:p>
          </table:table-cell>
          <table:table-cell table:style-name="ce990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990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986" table:formula="of:=[.AO15]+[.AP15]+[.AQ15]" office:value-type="float" office:value="61" calcext:value-type="float">
            <text:p>+61</text:p>
          </table:table-cell>
          <table:table-cell table:style-name="ce999" table:formula="of:=[.AG15]+(500+[.AR15])*10^-3+[.AN15]*10^-6+(500+[.AJ15])*10^-9+[.AH15]*10^-12" office:value-type="float" office:value="5.561125571179" calcext:value-type="float">
            <text:p>5,561125571179</text:p>
          </table:table-cell>
          <table:table-cell/>
          <table:table-cell table:style-name="ce1005" office:value-type="string" calcext:value-type="string">
            <text:p>1-16/5</text:p>
          </table:table-cell>
          <table:table-cell table:style-name="ce1008" office:value-type="float" office:value="61" calcext:value-type="float">
            <text:p>6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F</text:p>
          </table:table-cell>
          <table:table-cell table:style-name="ce1017" office:value-type="string" calcext:value-type="string">
            <text:p>2H</text:p>
          </table:table-cell>
          <table:table-cell table:style-name="ce942" table:formula="of:=IF(LEFT([.AY15];1)=&quot;V&quot;;VLOOKUP(VALUE(SUBSTITUTE([.AY15];&quot;V&quot;;&quot;&quot;));B_PARTITE_2A_FASE_PER_NUMERO;10;FALSE());IF(LEFT([.AY15];1)=&quot;P&quot;;VLOOKUP(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942" table:formula="of:=IF(LEFT([.AZ15];1)=&quot;V&quot;;VLOOKUP(VALUE(SUBSTITUTE([.AZ15];&quot;V&quot;;&quot;&quot;));B_PARTITE_2A_FASE_PER_NUMERO;10;FALSE());IF(LEFT([.AZ15];1)=&quot;P&quot;;VLOOKUP(VALUE(SUBSTITUTE([.AZ15];&quot;P&quot;;&quot;&quot;));B_PARTITE_2A_FASE_PER_NUMERO;11;FALSE());VLOOKUP([.AZ15];B_CLASSIFICHE_GIRONI;4;FALSE())))" office:value-type="string" office:string-value="Tonni" calcext:value-type="string">
            <text:p>Tonni</text:p>
          </table:table-cell>
          <table:table-cell table:style-name="ce928" table:formula="of:=VLOOKUP([.AV15];INPUT_DATE_E_RISULTATI_2A_FASE;6;0)" office:value-type="float" office:value="51" calcext:value-type="float">
            <text:p>51</text:p>
          </table:table-cell>
          <table:table-cell table:style-name="ce928" table:formula="of:=VLOOKUP([.AV15];INPUT_DATE_E_RISULTATI_2A_FASE;7;0)" office:value-type="float" office:value="47" calcext:value-type="float">
            <text:p>47</text:p>
          </table:table-cell>
          <table:table-cell table:style-name="ce942" table:formula="of:=IF([.BC15]&gt;[.BD15];[.BA15];[.BB15])" office:value-type="string" office:string-value="Balene" calcext:value-type="string">
            <text:p>Balene</text:p>
          </table:table-cell>
          <table:table-cell table:style-name="ce942" table:formula="of:=IF([.BC15]&lt;[.BD15];[.BA15];[.BB15])" office:value-type="string" office:string-value="Tonni" calcext:value-type="string">
            <text:p>Tonni</text:p>
          </table:table-cell>
          <table:table-cell table:style-name="ce928" table:formula="of:=1*([.BC15]&gt;[.BD15])" office:value-type="float" office:value="1" calcext:value-type="float">
            <text:p>1</text:p>
          </table:table-cell>
          <table:table-cell table:style-name="ce945" table:formula="of:=1*([.BC15]&lt;[.BD15])*NOT(AND([.BC15]=0;[.BD15]=20))" office:value-type="float" office:value="0" calcext:value-type="float">
            <text:p>0</text:p>
          </table:table-cell>
          <table:table-cell table:style-name="ce945" table:formula="of:=1*AND([.BC15]=0;[.BD15]=20)" office:value-type="float" office:value="0" calcext:value-type="float">
            <text:p>0</text:p>
          </table:table-cell>
          <table:table-cell table:style-name="ce928" table:formula="of:=[.BC15]" office:value-type="float" office:value="51" calcext:value-type="float">
            <text:p>51</text:p>
          </table:table-cell>
          <table:table-cell table:style-name="ce928" table:formula="of:=[.BD15]" office:value-type="float" office:value="47" calcext:value-type="float">
            <text:p>47</text:p>
          </table:table-cell>
          <table:table-cell table:style-name="ce948" table:formula="of:=[.BJ15]-[.BK15]" office:value-type="float" office:value="4" calcext:value-type="float">
            <text:p>+4</text:p>
          </table:table-cell>
          <table:table-cell table:style-name="ce928" table:formula="of:=1*([.BD15]&gt;[.BC15])" office:value-type="float" office:value="0" calcext:value-type="float">
            <text:p>0</text:p>
          </table:table-cell>
          <table:table-cell table:style-name="ce928" table:formula="of:=1*([.BD15]&lt;[.BC15])*NOT(AND([.BC15]=20;[.BD15]=0))" office:value-type="float" office:value="1" calcext:value-type="float">
            <text:p>1</text:p>
          </table:table-cell>
          <table:table-cell table:style-name="ce928" table:formula="of:=1*AND([.BC15]=20;[.BD15]=0)" office:value-type="float" office:value="0" calcext:value-type="float">
            <text:p>0</text:p>
          </table:table-cell>
          <table:table-cell table:style-name="ce928" table:formula="of:=[.BD15]" office:value-type="float" office:value="47" calcext:value-type="float">
            <text:p>47</text:p>
          </table:table-cell>
          <table:table-cell table:style-name="ce928" table:formula="of:=[.BC15]" office:value-type="float" office:value="51" calcext:value-type="float">
            <text:p>51</text:p>
          </table:table-cell>
          <table:table-cell table:style-name="ce951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883" office:value-type="float" office:value="11" calcext:value-type="float">
            <text:p>1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28" office:value-type="string" calcext:value-type="string">
            <text:p>C3</text:p>
          </table:table-cell>
          <table:table-cell table:style-name="ce942" table:formula="of:=IF([.B16]=&quot;Girone&quot;;VLOOKUP([.D16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6]=&quot;Girone&quot;;VLOOKUP([.E16];SQUADRE_PER_CODICE;2);&quot;ERRORE!&quot;)" office:value-type="string" office:string-value="Ippopotami" calcext:value-type="string">
            <text:p>Ippopotami</text:p>
          </table:table-cell>
          <table:table-cell table:style-name="ce928" table:formula="of:=VLOOKUP([.A16];INPUT_DATE_E_RISULTATI_GIRONI;6;0)" office:value-type="float" office:value="66" calcext:value-type="float">
            <text:p>66</text:p>
          </table:table-cell>
          <table:table-cell table:style-name="ce928" table:formula="of:=VLOOKUP([.A16];INPUT_DATE_E_RISULTATI_GIRONI;7;0)" office:value-type="float" office:value="95" calcext:value-type="float">
            <text:p>95</text:p>
          </table:table-cell>
          <table:table-cell table:style-name="ce942" table:formula="of:=IF([.H16]&gt;[.I16];[.F16];[.G16])" office:value-type="string" office:string-value="Ippopotami" calcext:value-type="string">
            <text:p>Ippopotami</text:p>
          </table:table-cell>
          <table:table-cell table:style-name="ce942" table:formula="of:=IF([.H16]&lt;[.I16];[.F16];[.G16])" office:value-type="string" office:string-value="Elefanti" calcext:value-type="string">
            <text:p>Elefanti</text:p>
          </table:table-cell>
          <table:table-cell table:style-name="ce928" table:formula="of:=1*([.H16]&gt;[.I16])" office:value-type="float" office:value="0" calcext:value-type="float">
            <text:p>0</text:p>
          </table:table-cell>
          <table:table-cell table:style-name="ce945" table:formula="of:=1*([.H16]&lt;[.I16])*NOT(AND([.H16]=0;[.I16]=20))" office:value-type="float" office:value="1" calcext:value-type="float">
            <text:p>1</text:p>
          </table:table-cell>
          <table:table-cell table:style-name="ce945" table:formula="of:=1*AND([.H16]=0;[.I16]=20)" office:value-type="float" office:value="0" calcext:value-type="float">
            <text:p>0</text:p>
          </table:table-cell>
          <table:table-cell table:style-name="ce928" table:formula="of:=[.H16]" office:value-type="float" office:value="66" calcext:value-type="float">
            <text:p>66</text:p>
          </table:table-cell>
          <table:table-cell table:style-name="ce928" table:formula="of:=[.I16]" office:value-type="float" office:value="95" calcext:value-type="float">
            <text:p>95</text:p>
          </table:table-cell>
          <table:table-cell table:style-name="ce948" table:formula="of:=[.O16]-[.P16]" office:value-type="float" office:value="-29" calcext:value-type="float">
            <text:p>-29</text:p>
          </table:table-cell>
          <table:table-cell table:style-name="ce928" table:formula="of:=1*([.I16]&gt;[.H16])" office:value-type="float" office:value="1" calcext:value-type="float">
            <text:p>1</text:p>
          </table:table-cell>
          <table:table-cell table:style-name="ce928" table:formula="of:=1*([.I16]&lt;[.H16])*NOT(AND([.H16]=20;[.I16]=0))" office:value-type="float" office:value="0" calcext:value-type="float">
            <text:p>0</text:p>
          </table:table-cell>
          <table:table-cell table:style-name="ce928" table:formula="of:=1*AND([.H16]=20;[.I16]=0)" office:value-type="float" office:value="0" calcext:value-type="float">
            <text:p>0</text:p>
          </table:table-cell>
          <table:table-cell table:style-name="ce928" table:formula="of:=[.I16]" office:value-type="float" office:value="95" calcext:value-type="float">
            <text:p>95</text:p>
          </table:table-cell>
          <table:table-cell table:style-name="ce928" table:formula="of:=[.H16]" office:value-type="float" office:value="66" calcext:value-type="float">
            <text:p>66</text:p>
          </table:table-cell>
          <table:table-cell table:style-name="ce951" table:formula="of:=[.U16]-[.V16]" office:value-type="float" office:value="29" calcext:value-type="float">
            <text:p>+29</text:p>
          </table:table-cell>
          <table:table-cell/>
          <table:table-cell table:style-name="ce955" table:formula="of:=COUNTIF(B_COEFF_GIRONE_D;&quot;&gt;=&quot;&amp;[.AS16])&amp;[.Z16]" office:value-type="string" office:string-value="3D" calcext:value-type="string">
            <text:p>3D</text:p>
          </table:table-cell>
          <table:table-cell table:style-name="ce960" office:value-type="string" calcext:value-type="string">
            <text:p>D</text:p>
          </table:table-cell>
          <table:table-cell table:style-name="ce928" office:value-type="string" calcext:value-type="string">
            <text:p>D2</text:p>
          </table:table-cell>
          <table:table-cell table:style-name="ce968" table:formula="of:=VLOOKUP([.AA16];SQUADRE_PER_CODICE;2)" office:value-type="string" office:string-value="Pitoni" calcext:value-type="string">
            <text:p>Pitoni</text:p>
          </table:table-cell>
          <table:table-cell table:style-name="ce928" table:formula="of:=[.AD16]+[.AE16]+[.AF16]" office:value-type="float" office:value="3" calcext:value-type="float">
            <text:p>3</text:p>
          </table:table-cell>
          <table:table-cell table:style-name="ce928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928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928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974" table:formula="of:=2*[.AD16]+1*[.AE16]+0*[.AF16]" office:value-type="float" office:value="5" calcext:value-type="float">
            <text:p>5</text:p>
          </table:table-cell>
          <table:table-cell table:style-name="ce980" table:formula="of:=SUMIF(B_SQUADRA_A_GIRONI;[.AB16];B_PUNTI_FATTI_SQUADRA_A_GIRONI)+SUMIF(B_SQUADRA_B_GIRONI;[.AB16];B_PUNTI_FATTI_SQUADRA_B_GIRONI)" office:value-type="float" office:value="133" calcext:value-type="float">
            <text:p>133</text:p>
          </table:table-cell>
          <table:table-cell table:style-name="ce928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985" table:formula="of:=SUMIF(B_SQUADRA_A_GIRONI;[.AB16];B_DIFF_CANESTRI_SQUADRA_A_GIRONI)+SUMIF(B_SQUADRA_B_GIRONI;[.AB16];B_DIFF_CANESTRI_SQUADRA_B_GIRONI)" office:value-type="float" office:value="-35" calcext:value-type="float">
            <text:p>-35</text:p>
          </table:table-cell>
          <table:table-cell table:style-name="ce928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928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928" table:formula="of:=IF([.AG16]=[.AG15];INDIRECT(&quot;U&quot;&amp;3+6*(FIND([.Z16];&quot;ABCDEFGH&quot;)-1));0)" office:value-type="float" office:value="25" calcext:value-type="float">
            <text:p>25</text:p>
          </table:table-cell>
          <table:table-cell table:style-name="ce980" table:formula="of:=[.AK16]+[.AL16]+[.AM16]" office:value-type="float" office:value="50" calcext:value-type="float">
            <text:p>50</text:p>
          </table:table-cell>
          <table:table-cell table:style-name="ce948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948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948" table:formula="of:=IF([.AG16]=[.AG15];INDIRECT(&quot;W&quot;&amp;3+6*(FIND([.Z16];&quot;ABCDEFGH&quot;)-1));0)" office:value-type="float" office:value="-71" calcext:value-type="float">
            <text:p>-71</text:p>
          </table:table-cell>
          <table:table-cell table:style-name="ce985" table:formula="of:=[.AO16]+[.AP16]+[.AQ16]" office:value-type="float" office:value="-61" calcext:value-type="float">
            <text:p>-61</text:p>
          </table:table-cell>
          <table:table-cell table:style-name="ce995" table:formula="of:=[.AG16]+(500+[.AR16])*10^-3+[.AN16]*10^-6+(500+[.AJ16])*10^-9+[.AH16]*10^-12" office:value-type="float" office:value="5.439050465133" calcext:value-type="float">
            <text:p>5,439050465133</text:p>
          </table:table-cell>
          <table:table-cell/>
          <table:table-cell table:style-name="ce1005" office:value-type="string" calcext:value-type="string">
            <text:p>1-16/1</text:p>
          </table:table-cell>
          <table:table-cell table:style-name="ce1008" office:value-type="float" office:value="62" calcext:value-type="float">
            <text:p>6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H</text:p>
          </table:table-cell>
          <table:table-cell table:style-name="ce1017" office:value-type="string" calcext:value-type="string">
            <text:p>2F</text:p>
          </table:table-cell>
          <table:table-cell table:style-name="ce942" table:formula="of:=IF(LEFT([.AY16];1)=&quot;V&quot;;VLOOKUP(VALUE(SUBSTITUTE([.AY16];&quot;V&quot;;&quot;&quot;));B_PARTITE_2A_FASE_PER_NUMERO;10;FALSE());IF(LEFT([.AY16];1)=&quot;P&quot;;VLOOKUP(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942" table:formula="of:=IF(LEFT([.AZ16];1)=&quot;V&quot;;VLOOKUP(VALUE(SUBSTITUTE([.AZ16];&quot;V&quot;;&quot;&quot;));B_PARTITE_2A_FASE_PER_NUMERO;10;FALSE());IF(LEFT([.AZ16];1)=&quot;P&quot;;VLOOKUP(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928" table:formula="of:=VLOOKUP([.AV16];INPUT_DATE_E_RISULTATI_2A_FASE;6;0)" office:value-type="float" office:value="60" calcext:value-type="float">
            <text:p>60</text:p>
          </table:table-cell>
          <table:table-cell table:style-name="ce928" table:formula="of:=VLOOKUP([.AV16];INPUT_DATE_E_RISULTATI_2A_FASE;7;0)" office:value-type="float" office:value="30" calcext:value-type="float">
            <text:p>30</text:p>
          </table:table-cell>
          <table:table-cell table:style-name="ce942" table:formula="of:=IF([.BC16]&gt;[.BD16];[.BA16];[.BB16])" office:value-type="string" office:string-value="Piranha" calcext:value-type="string">
            <text:p>Piranha</text:p>
          </table:table-cell>
          <table:table-cell table:style-name="ce942" table:formula="of:=IF([.BC16]&lt;[.BD16];[.BA16];[.BB16])" office:value-type="string" office:string-value="Gabbiani" calcext:value-type="string">
            <text:p>Gabbiani</text:p>
          </table:table-cell>
          <table:table-cell table:style-name="ce928" table:formula="of:=1*([.BC16]&gt;[.BD16])" office:value-type="float" office:value="1" calcext:value-type="float">
            <text:p>1</text:p>
          </table:table-cell>
          <table:table-cell table:style-name="ce945" table:formula="of:=1*([.BC16]&lt;[.BD16])*NOT(AND([.BC16]=0;[.BD16]=20))" office:value-type="float" office:value="0" calcext:value-type="float">
            <text:p>0</text:p>
          </table:table-cell>
          <table:table-cell table:style-name="ce945" table:formula="of:=1*AND([.BC16]=0;[.BD16]=20)" office:value-type="float" office:value="0" calcext:value-type="float">
            <text:p>0</text:p>
          </table:table-cell>
          <table:table-cell table:style-name="ce928" table:formula="of:=[.BC16]" office:value-type="float" office:value="60" calcext:value-type="float">
            <text:p>60</text:p>
          </table:table-cell>
          <table:table-cell table:style-name="ce928" table:formula="of:=[.BD16]" office:value-type="float" office:value="30" calcext:value-type="float">
            <text:p>30</text:p>
          </table:table-cell>
          <table:table-cell table:style-name="ce948" table:formula="of:=[.BJ16]-[.BK16]" office:value-type="float" office:value="30" calcext:value-type="float">
            <text:p>+30</text:p>
          </table:table-cell>
          <table:table-cell table:style-name="ce928" table:formula="of:=1*([.BD16]&gt;[.BC16])" office:value-type="float" office:value="0" calcext:value-type="float">
            <text:p>0</text:p>
          </table:table-cell>
          <table:table-cell table:style-name="ce928" table:formula="of:=1*([.BD16]&lt;[.BC16])*NOT(AND([.BC16]=20;[.BD16]=0))" office:value-type="float" office:value="1" calcext:value-type="float">
            <text:p>1</text:p>
          </table:table-cell>
          <table:table-cell table:style-name="ce928" table:formula="of:=1*AND([.BC16]=20;[.BD16]=0)" office:value-type="float" office:value="0" calcext:value-type="float">
            <text:p>0</text:p>
          </table:table-cell>
          <table:table-cell table:style-name="ce928" table:formula="of:=[.BD16]" office:value-type="float" office:value="30" calcext:value-type="float">
            <text:p>30</text:p>
          </table:table-cell>
          <table:table-cell table:style-name="ce928" table:formula="of:=[.BC16]" office:value-type="float" office:value="60" calcext:value-type="float">
            <text:p>60</text:p>
          </table:table-cell>
          <table:table-cell table:style-name="ce951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883" office:value-type="float" office:value="27" calcext:value-type="float">
            <text:p>2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28" office:value-type="string" calcext:value-type="string">
            <text:p>C4</text:p>
          </table:table-cell>
          <table:table-cell table:style-name="ce942" table:formula="of:=IF([.B17]=&quot;Girone&quot;;VLOOKUP([.D17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7]=&quot;Girone&quot;;VLOOKUP([.E17];SQUADRE_PER_CODICE;2);&quot;ERRORE!&quot;)" office:value-type="string" office:string-value="Iguane" calcext:value-type="string">
            <text:p>Iguane</text:p>
          </table:table-cell>
          <table:table-cell table:style-name="ce928" table:formula="of:=VLOOKUP([.A17];INPUT_DATE_E_RISULTATI_GIRONI;6;0)" office:value-type="float" office:value="57" calcext:value-type="float">
            <text:p>57</text:p>
          </table:table-cell>
          <table:table-cell table:style-name="ce928" table:formula="of:=VLOOKUP([.A17];INPUT_DATE_E_RISULTATI_GIRONI;7;0)" office:value-type="float" office:value="42" calcext:value-type="float">
            <text:p>42</text:p>
          </table:table-cell>
          <table:table-cell table:style-name="ce942" table:formula="of:=IF([.H17]&gt;[.I17];[.F17];[.G17])" office:value-type="string" office:string-value="Elefanti" calcext:value-type="string">
            <text:p>Elefanti</text:p>
          </table:table-cell>
          <table:table-cell table:style-name="ce942" table:formula="of:=IF([.H17]&lt;[.I17];[.F17];[.G17])" office:value-type="string" office:string-value="Iguane" calcext:value-type="string">
            <text:p>Iguane</text:p>
          </table:table-cell>
          <table:table-cell table:style-name="ce928" table:formula="of:=1*([.H17]&gt;[.I17])" office:value-type="float" office:value="1" calcext:value-type="float">
            <text:p>1</text:p>
          </table:table-cell>
          <table:table-cell table:style-name="ce945" table:formula="of:=1*([.H17]&lt;[.I17])*NOT(AND([.H17]=0;[.I17]=20))" office:value-type="float" office:value="0" calcext:value-type="float">
            <text:p>0</text:p>
          </table:table-cell>
          <table:table-cell table:style-name="ce945" table:formula="of:=1*AND([.H17]=0;[.I17]=20)" office:value-type="float" office:value="0" calcext:value-type="float">
            <text:p>0</text:p>
          </table:table-cell>
          <table:table-cell table:style-name="ce928" table:formula="of:=[.H17]" office:value-type="float" office:value="57" calcext:value-type="float">
            <text:p>57</text:p>
          </table:table-cell>
          <table:table-cell table:style-name="ce928" table:formula="of:=[.I17]" office:value-type="float" office:value="42" calcext:value-type="float">
            <text:p>42</text:p>
          </table:table-cell>
          <table:table-cell table:style-name="ce948" table:formula="of:=[.O17]-[.P17]" office:value-type="float" office:value="15" calcext:value-type="float">
            <text:p>+15</text:p>
          </table:table-cell>
          <table:table-cell table:style-name="ce928" table:formula="of:=1*([.I17]&gt;[.H17])" office:value-type="float" office:value="0" calcext:value-type="float">
            <text:p>0</text:p>
          </table:table-cell>
          <table:table-cell table:style-name="ce928" table:formula="of:=1*([.I17]&lt;[.H17])*NOT(AND([.H17]=20;[.I17]=0))" office:value-type="float" office:value="1" calcext:value-type="float">
            <text:p>1</text:p>
          </table:table-cell>
          <table:table-cell table:style-name="ce928" table:formula="of:=1*AND([.H17]=20;[.I17]=0)" office:value-type="float" office:value="0" calcext:value-type="float">
            <text:p>0</text:p>
          </table:table-cell>
          <table:table-cell table:style-name="ce928" table:formula="of:=[.I17]" office:value-type="float" office:value="42" calcext:value-type="float">
            <text:p>42</text:p>
          </table:table-cell>
          <table:table-cell table:style-name="ce928" table:formula="of:=[.H17]" office:value-type="float" office:value="57" calcext:value-type="float">
            <text:p>57</text:p>
          </table:table-cell>
          <table:table-cell table:style-name="ce951" table:formula="of:=[.U17]-[.V17]" office:value-type="float" office:value="-15" calcext:value-type="float">
            <text:p>-15</text:p>
          </table:table-cell>
          <table:table-cell/>
          <table:table-cell table:style-name="ce955" table:formula="of:=COUNTIF(B_COEFF_GIRONE_D;&quot;&gt;=&quot;&amp;[.AS17])&amp;[.Z17]" office:value-type="string" office:string-value="2D" calcext:value-type="string">
            <text:p>2D</text:p>
          </table:table-cell>
          <table:table-cell table:style-name="ce960" office:value-type="string" calcext:value-type="string">
            <text:p>D</text:p>
          </table:table-cell>
          <table:table-cell table:style-name="ce928" office:value-type="string" calcext:value-type="string">
            <text:p>D3</text:p>
          </table:table-cell>
          <table:table-cell table:style-name="ce968" table:formula="of:=VLOOKUP([.AA17];SQUADRE_PER_CODICE;2)" office:value-type="string" office:string-value="Aquile" calcext:value-type="string">
            <text:p>Aquile</text:p>
          </table:table-cell>
          <table:table-cell table:style-name="ce928" table:formula="of:=[.AD17]+[.AE17]+[.AF17]" office:value-type="float" office:value="3" calcext:value-type="float">
            <text:p>3</text:p>
          </table:table-cell>
          <table:table-cell table:style-name="ce928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928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928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974" table:formula="of:=2*[.AD17]+1*[.AE17]+0*[.AF17]" office:value-type="float" office:value="5" calcext:value-type="float">
            <text:p>5</text:p>
          </table:table-cell>
          <table:table-cell table:style-name="ce980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928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985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928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928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928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980" table:formula="of:=[.AK17]+[.AL17]+[.AM17]" office:value-type="float" office:value="54" calcext:value-type="float">
            <text:p>54</text:p>
          </table:table-cell>
          <table:table-cell table:style-name="ce948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948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948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985" table:formula="of:=[.AO17]+[.AP17]+[.AQ17]" office:value-type="float" office:value="0" calcext:value-type="float">
            <text:p>+0</text:p>
          </table:table-cell>
          <table:table-cell table:style-name="ce995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1005" office:value-type="string" calcext:value-type="string">
            <text:p>17-32/2</text:p>
          </table:table-cell>
          <table:table-cell table:style-name="ce1008" office:value-type="float" office:value="63" calcext:value-type="float">
            <text:p>6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F</text:p>
          </table:table-cell>
          <table:table-cell table:style-name="ce1017" office:value-type="string" calcext:value-type="string">
            <text:p>4H</text:p>
          </table:table-cell>
          <table:table-cell table:style-name="ce942" table:formula="of:=IF(LEFT([.AY17];1)=&quot;V&quot;;VLOOKUP(VALUE(SUBSTITUTE([.AY17];&quot;V&quot;;&quot;&quot;));B_PARTITE_2A_FASE_PER_NUMERO;10;FALSE());IF(LEFT([.AY17];1)=&quot;P&quot;;VLOOKUP(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942" table:formula="of:=IF(LEFT([.AZ17];1)=&quot;V&quot;;VLOOKUP(VALUE(SUBSTITUTE([.AZ17];&quot;V&quot;;&quot;&quot;));B_PARTITE_2A_FASE_PER_NUMERO;10;FALSE());IF(LEFT([.AZ17];1)=&quot;P&quot;;VLOOKUP(VALUE(SUBSTITUTE([.AZ17];&quot;P&quot;;&quot;&quot;));B_PARTITE_2A_FASE_PER_NUMERO;11;FALSE());VLOOKUP([.AZ17];B_CLASSIFICHE_GIRONI;4;FALSE())))" office:value-type="string" office:string-value="Scorpioni" calcext:value-type="string">
            <text:p>Scorpioni</text:p>
          </table:table-cell>
          <table:table-cell table:style-name="ce928" table:formula="of:=VLOOKUP([.AV17];INPUT_DATE_E_RISULTATI_2A_FASE;6;0)" office:value-type="float" office:value="66" calcext:value-type="float">
            <text:p>66</text:p>
          </table:table-cell>
          <table:table-cell table:style-name="ce928" table:formula="of:=VLOOKUP([.AV17];INPUT_DATE_E_RISULTATI_2A_FASE;7;0)" office:value-type="float" office:value="39" calcext:value-type="float">
            <text:p>39</text:p>
          </table:table-cell>
          <table:table-cell table:style-name="ce942" table:formula="of:=IF([.BC17]&gt;[.BD17];[.BA17];[.BB17])" office:value-type="string" office:string-value="Delfini" calcext:value-type="string">
            <text:p>Delfini</text:p>
          </table:table-cell>
          <table:table-cell table:style-name="ce942" table:formula="of:=IF([.BC17]&lt;[.BD17];[.BA17];[.BB17])" office:value-type="string" office:string-value="Scorpioni" calcext:value-type="string">
            <text:p>Scorpioni</text:p>
          </table:table-cell>
          <table:table-cell table:style-name="ce928" table:formula="of:=1*([.BC17]&gt;[.BD17])" office:value-type="float" office:value="1" calcext:value-type="float">
            <text:p>1</text:p>
          </table:table-cell>
          <table:table-cell table:style-name="ce945" table:formula="of:=1*([.BC17]&lt;[.BD17])*NOT(AND([.BC17]=0;[.BD17]=20))" office:value-type="float" office:value="0" calcext:value-type="float">
            <text:p>0</text:p>
          </table:table-cell>
          <table:table-cell table:style-name="ce945" table:formula="of:=1*AND([.BC17]=0;[.BD17]=20)" office:value-type="float" office:value="0" calcext:value-type="float">
            <text:p>0</text:p>
          </table:table-cell>
          <table:table-cell table:style-name="ce928" table:formula="of:=[.BC17]" office:value-type="float" office:value="66" calcext:value-type="float">
            <text:p>66</text:p>
          </table:table-cell>
          <table:table-cell table:style-name="ce928" table:formula="of:=[.BD17]" office:value-type="float" office:value="39" calcext:value-type="float">
            <text:p>39</text:p>
          </table:table-cell>
          <table:table-cell table:style-name="ce948" table:formula="of:=[.BJ17]-[.BK17]" office:value-type="float" office:value="27" calcext:value-type="float">
            <text:p>+27</text:p>
          </table:table-cell>
          <table:table-cell table:style-name="ce928" table:formula="of:=1*([.BD17]&gt;[.BC17])" office:value-type="float" office:value="0" calcext:value-type="float">
            <text:p>0</text:p>
          </table:table-cell>
          <table:table-cell table:style-name="ce928" table:formula="of:=1*([.BD17]&lt;[.BC17])*NOT(AND([.BC17]=20;[.BD17]=0))" office:value-type="float" office:value="1" calcext:value-type="float">
            <text:p>1</text:p>
          </table:table-cell>
          <table:table-cell table:style-name="ce928" table:formula="of:=1*AND([.BC17]=20;[.BD17]=0)" office:value-type="float" office:value="0" calcext:value-type="float">
            <text:p>0</text:p>
          </table:table-cell>
          <table:table-cell table:style-name="ce928" table:formula="of:=[.BD17]" office:value-type="float" office:value="39" calcext:value-type="float">
            <text:p>39</text:p>
          </table:table-cell>
          <table:table-cell table:style-name="ce928" table:formula="of:=[.BC17]" office:value-type="float" office:value="66" calcext:value-type="float">
            <text:p>66</text:p>
          </table:table-cell>
          <table:table-cell table:style-name="ce951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883" office:value-type="float" office:value="39" calcext:value-type="float">
            <text:p>3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2</text:p>
          </table:table-cell>
          <table:table-cell table:style-name="ce928" office:value-type="string" calcext:value-type="string">
            <text:p>C3</text:p>
          </table:table-cell>
          <table:table-cell table:style-name="ce942" table:formula="of:=IF([.B18]=&quot;Girone&quot;;VLOOKUP([.D18];SQUADRE_PER_CODICE;2);&quot;ERRORE!&quot;)" office:value-type="string" office:string-value="Giraffe" calcext:value-type="string">
            <text:p>Giraffe</text:p>
          </table:table-cell>
          <table:table-cell table:style-name="ce942" table:formula="of:=IF([.B18]=&quot;Girone&quot;;VLOOKUP([.E18];SQUADRE_PER_CODICE;2);&quot;ERRORE!&quot;)" office:value-type="string" office:string-value="Ippopotami" calcext:value-type="string">
            <text:p>Ippopotami</text:p>
          </table:table-cell>
          <table:table-cell table:style-name="ce928" table:formula="of:=VLOOKUP([.A18];INPUT_DATE_E_RISULTATI_GIRONI;6;0)" office:value-type="float" office:value="98" calcext:value-type="float">
            <text:p>98</text:p>
          </table:table-cell>
          <table:table-cell table:style-name="ce928" table:formula="of:=VLOOKUP([.A18];INPUT_DATE_E_RISULTATI_GIRONI;7;0)" office:value-type="float" office:value="49" calcext:value-type="float">
            <text:p>49</text:p>
          </table:table-cell>
          <table:table-cell table:style-name="ce942" table:formula="of:=IF([.H18]&gt;[.I18];[.F18];[.G18])" office:value-type="string" office:string-value="Giraffe" calcext:value-type="string">
            <text:p>Giraffe</text:p>
          </table:table-cell>
          <table:table-cell table:style-name="ce942" table:formula="of:=IF([.H18]&lt;[.I18];[.F18];[.G18])" office:value-type="string" office:string-value="Ippopotami" calcext:value-type="string">
            <text:p>Ippopotami</text:p>
          </table:table-cell>
          <table:table-cell table:style-name="ce928" table:formula="of:=1*([.H18]&gt;[.I18])" office:value-type="float" office:value="1" calcext:value-type="float">
            <text:p>1</text:p>
          </table:table-cell>
          <table:table-cell table:style-name="ce945" table:formula="of:=1*([.H18]&lt;[.I18])*NOT(AND([.H18]=0;[.I18]=20))" office:value-type="float" office:value="0" calcext:value-type="float">
            <text:p>0</text:p>
          </table:table-cell>
          <table:table-cell table:style-name="ce945" table:formula="of:=1*AND([.H18]=0;[.I18]=20)" office:value-type="float" office:value="0" calcext:value-type="float">
            <text:p>0</text:p>
          </table:table-cell>
          <table:table-cell table:style-name="ce928" table:formula="of:=[.H18]" office:value-type="float" office:value="98" calcext:value-type="float">
            <text:p>98</text:p>
          </table:table-cell>
          <table:table-cell table:style-name="ce928" table:formula="of:=[.I18]" office:value-type="float" office:value="49" calcext:value-type="float">
            <text:p>49</text:p>
          </table:table-cell>
          <table:table-cell table:style-name="ce948" table:formula="of:=[.O18]-[.P18]" office:value-type="float" office:value="49" calcext:value-type="float">
            <text:p>+49</text:p>
          </table:table-cell>
          <table:table-cell table:style-name="ce928" table:formula="of:=1*([.I18]&gt;[.H18])" office:value-type="float" office:value="0" calcext:value-type="float">
            <text:p>0</text:p>
          </table:table-cell>
          <table:table-cell table:style-name="ce928" table:formula="of:=1*([.I18]&lt;[.H18])*NOT(AND([.H18]=20;[.I18]=0))" office:value-type="float" office:value="1" calcext:value-type="float">
            <text:p>1</text:p>
          </table:table-cell>
          <table:table-cell table:style-name="ce928" table:formula="of:=1*AND([.H18]=20;[.I18]=0)" office:value-type="float" office:value="0" calcext:value-type="float">
            <text:p>0</text:p>
          </table:table-cell>
          <table:table-cell table:style-name="ce928" table:formula="of:=[.I18]" office:value-type="float" office:value="49" calcext:value-type="float">
            <text:p>49</text:p>
          </table:table-cell>
          <table:table-cell table:style-name="ce928" table:formula="of:=[.H18]" office:value-type="float" office:value="98" calcext:value-type="float">
            <text:p>98</text:p>
          </table:table-cell>
          <table:table-cell table:style-name="ce951" table:formula="of:=[.U18]-[.V18]" office:value-type="float" office:value="-49" calcext:value-type="float">
            <text:p>-49</text:p>
          </table:table-cell>
          <table:table-cell/>
          <table:table-cell table:style-name="ce957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962" office:value-type="string" calcext:value-type="string">
            <text:p>D</text:p>
          </table:table-cell>
          <table:table-cell table:style-name="ce965" office:value-type="string" calcext:value-type="string">
            <text:p>D4</text:p>
          </table:table-cell>
          <table:table-cell table:style-name="ce970" table:formula="of:=VLOOKUP([.AA18];SQUADRE_PER_CODICE;2)" office:value-type="string" office:string-value="Falchi" calcext:value-type="string">
            <text:p>Falchi</text:p>
          </table:table-cell>
          <table:table-cell table:style-name="ce965" table:formula="of:=[.AD18]+[.AE18]+[.AF18]" office:value-type="float" office:value="3" calcext:value-type="float">
            <text:p>3</text:p>
          </table:table-cell>
          <table:table-cell table:style-name="ce965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965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965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976" table:formula="of:=2*[.AD18]+1*[.AE18]+0*[.AF18]" office:value-type="float" office:value="3" calcext:value-type="float">
            <text:p>3</text:p>
          </table:table-cell>
          <table:table-cell table:style-name="ce982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965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987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965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965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965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982" table:formula="of:=[.AK18]+[.AL18]+[.AM18]" office:value-type="float" office:value="0" calcext:value-type="float">
            <text:p>0</text:p>
          </table:table-cell>
          <table:table-cell table:style-name="ce991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991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991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987" table:formula="of:=[.AO18]+[.AP18]+[.AQ18]" office:value-type="float" office:value="0" calcext:value-type="float">
            <text:p>+0</text:p>
          </table:table-cell>
          <table:table-cell table:style-name="ce1000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1005" office:value-type="string" calcext:value-type="string">
            <text:p>17-32/1</text:p>
          </table:table-cell>
          <table:table-cell table:style-name="ce1008" office:value-type="float" office:value="64" calcext:value-type="float">
            <text:p>6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H</text:p>
          </table:table-cell>
          <table:table-cell table:style-name="ce1017" office:value-type="string" calcext:value-type="string">
            <text:p>4F</text:p>
          </table:table-cell>
          <table:table-cell table:style-name="ce942" table:formula="of:=IF(LEFT([.AY18];1)=&quot;V&quot;;VLOOKUP(VALUE(SUBSTITUTE([.AY18];&quot;V&quot;;&quot;&quot;));B_PARTITE_2A_FASE_PER_NUMERO;10;FALSE());IF(LEFT([.AY18];1)=&quot;P&quot;;VLOOKUP(VALUE(SUBSTITUTE([.AY18];&quot;P&quot;;&quot;&quot;));B_PARTITE_2A_FASE_PER_NUMERO;11;FALSE());VLOOKUP([.AY18];B_CLASSIFICHE_GIRONI;4;FALSE())))" office:value-type="string" office:string-value="Zebre" calcext:value-type="string">
            <text:p>Zebre</text:p>
          </table:table-cell>
          <table:table-cell table:style-name="ce942" table:formula="of:=IF(LEFT([.AZ18];1)=&quot;V&quot;;VLOOKUP(VALUE(SUBSTITUTE([.AZ18];&quot;V&quot;;&quot;&quot;));B_PARTITE_2A_FASE_PER_NUMERO;10;FALSE());IF(LEFT([.AZ18];1)=&quot;P&quot;;VLOOKUP(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928" table:formula="of:=VLOOKUP([.AV18];INPUT_DATE_E_RISULTATI_2A_FASE;6;0)" office:value-type="float" office:value="62" calcext:value-type="float">
            <text:p>62</text:p>
          </table:table-cell>
          <table:table-cell table:style-name="ce928" table:formula="of:=VLOOKUP([.AV18];INPUT_DATE_E_RISULTATI_2A_FASE;7;0)" office:value-type="float" office:value="31" calcext:value-type="float">
            <text:p>31</text:p>
          </table:table-cell>
          <table:table-cell table:style-name="ce942" table:formula="of:=IF([.BC18]&gt;[.BD18];[.BA18];[.BB18])" office:value-type="string" office:string-value="Zebre" calcext:value-type="string">
            <text:p>Zebre</text:p>
          </table:table-cell>
          <table:table-cell table:style-name="ce942" table:formula="of:=IF([.BC18]&lt;[.BD18];[.BA18];[.BB18])" office:value-type="string" office:string-value="Fenicotteri" calcext:value-type="string">
            <text:p>Fenicotteri</text:p>
          </table:table-cell>
          <table:table-cell table:style-name="ce928" table:formula="of:=1*([.BC18]&gt;[.BD18])" office:value-type="float" office:value="1" calcext:value-type="float">
            <text:p>1</text:p>
          </table:table-cell>
          <table:table-cell table:style-name="ce945" table:formula="of:=1*([.BC18]&lt;[.BD18])*NOT(AND([.BC18]=0;[.BD18]=20))" office:value-type="float" office:value="0" calcext:value-type="float">
            <text:p>0</text:p>
          </table:table-cell>
          <table:table-cell table:style-name="ce945" table:formula="of:=1*AND([.BC18]=0;[.BD18]=20)" office:value-type="float" office:value="0" calcext:value-type="float">
            <text:p>0</text:p>
          </table:table-cell>
          <table:table-cell table:style-name="ce928" table:formula="of:=[.BC18]" office:value-type="float" office:value="62" calcext:value-type="float">
            <text:p>62</text:p>
          </table:table-cell>
          <table:table-cell table:style-name="ce928" table:formula="of:=[.BD18]" office:value-type="float" office:value="31" calcext:value-type="float">
            <text:p>31</text:p>
          </table:table-cell>
          <table:table-cell table:style-name="ce948" table:formula="of:=[.BJ18]-[.BK18]" office:value-type="float" office:value="31" calcext:value-type="float">
            <text:p>+31</text:p>
          </table:table-cell>
          <table:table-cell table:style-name="ce928" table:formula="of:=1*([.BD18]&gt;[.BC18])" office:value-type="float" office:value="0" calcext:value-type="float">
            <text:p>0</text:p>
          </table:table-cell>
          <table:table-cell table:style-name="ce928" table:formula="of:=1*([.BD18]&lt;[.BC18])*NOT(AND([.BC18]=20;[.BD18]=0))" office:value-type="float" office:value="1" calcext:value-type="float">
            <text:p>1</text:p>
          </table:table-cell>
          <table:table-cell table:style-name="ce928" table:formula="of:=1*AND([.BC18]=20;[.BD18]=0)" office:value-type="float" office:value="0" calcext:value-type="float">
            <text:p>0</text:p>
          </table:table-cell>
          <table:table-cell table:style-name="ce928" table:formula="of:=[.BD18]" office:value-type="float" office:value="31" calcext:value-type="float">
            <text:p>31</text:p>
          </table:table-cell>
          <table:table-cell table:style-name="ce928" table:formula="of:=[.BC18]" office:value-type="float" office:value="62" calcext:value-type="float">
            <text:p>62</text:p>
          </table:table-cell>
          <table:table-cell table:style-name="ce951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883" office:value-type="float" office:value="15" calcext:value-type="float">
            <text:p>1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2</text:p>
          </table:table-cell>
          <table:table-cell table:style-name="ce928" office:value-type="string" calcext:value-type="string">
            <text:p>C4</text:p>
          </table:table-cell>
          <table:table-cell table:style-name="ce942" table:formula="of:=IF([.B19]=&quot;Girone&quot;;VLOOKUP([.D19];SQUADRE_PER_CODICE;2);&quot;ERRORE!&quot;)" office:value-type="string" office:string-value="Giraffe" calcext:value-type="string">
            <text:p>Giraffe</text:p>
          </table:table-cell>
          <table:table-cell table:style-name="ce942" table:formula="of:=IF([.B19]=&quot;Girone&quot;;VLOOKUP([.E19];SQUADRE_PER_CODICE;2);&quot;ERRORE!&quot;)" office:value-type="string" office:string-value="Iguane" calcext:value-type="string">
            <text:p>Iguane</text:p>
          </table:table-cell>
          <table:table-cell table:style-name="ce928" table:formula="of:=VLOOKUP([.A19];INPUT_DATE_E_RISULTATI_GIRONI;6;0)" office:value-type="float" office:value="60" calcext:value-type="float">
            <text:p>60</text:p>
          </table:table-cell>
          <table:table-cell table:style-name="ce928" table:formula="of:=VLOOKUP([.A19];INPUT_DATE_E_RISULTATI_GIRONI;7;0)" office:value-type="float" office:value="34" calcext:value-type="float">
            <text:p>34</text:p>
          </table:table-cell>
          <table:table-cell table:style-name="ce942" table:formula="of:=IF([.H19]&gt;[.I19];[.F19];[.G19])" office:value-type="string" office:string-value="Giraffe" calcext:value-type="string">
            <text:p>Giraffe</text:p>
          </table:table-cell>
          <table:table-cell table:style-name="ce942" table:formula="of:=IF([.H19]&lt;[.I19];[.F19];[.G19])" office:value-type="string" office:string-value="Iguane" calcext:value-type="string">
            <text:p>Iguane</text:p>
          </table:table-cell>
          <table:table-cell table:style-name="ce928" table:formula="of:=1*([.H19]&gt;[.I19])" office:value-type="float" office:value="1" calcext:value-type="float">
            <text:p>1</text:p>
          </table:table-cell>
          <table:table-cell table:style-name="ce945" table:formula="of:=1*([.H19]&lt;[.I19])*NOT(AND([.H19]=0;[.I19]=20))" office:value-type="float" office:value="0" calcext:value-type="float">
            <text:p>0</text:p>
          </table:table-cell>
          <table:table-cell table:style-name="ce945" table:formula="of:=1*AND([.H19]=0;[.I19]=20)" office:value-type="float" office:value="0" calcext:value-type="float">
            <text:p>0</text:p>
          </table:table-cell>
          <table:table-cell table:style-name="ce928" table:formula="of:=[.H19]" office:value-type="float" office:value="60" calcext:value-type="float">
            <text:p>60</text:p>
          </table:table-cell>
          <table:table-cell table:style-name="ce928" table:formula="of:=[.I19]" office:value-type="float" office:value="34" calcext:value-type="float">
            <text:p>34</text:p>
          </table:table-cell>
          <table:table-cell table:style-name="ce948" table:formula="of:=[.O19]-[.P19]" office:value-type="float" office:value="26" calcext:value-type="float">
            <text:p>+26</text:p>
          </table:table-cell>
          <table:table-cell table:style-name="ce928" table:formula="of:=1*([.I19]&gt;[.H19])" office:value-type="float" office:value="0" calcext:value-type="float">
            <text:p>0</text:p>
          </table:table-cell>
          <table:table-cell table:style-name="ce928" table:formula="of:=1*([.I19]&lt;[.H19])*NOT(AND([.H19]=20;[.I19]=0))" office:value-type="float" office:value="1" calcext:value-type="float">
            <text:p>1</text:p>
          </table:table-cell>
          <table:table-cell table:style-name="ce928" table:formula="of:=1*AND([.H19]=20;[.I19]=0)" office:value-type="float" office:value="0" calcext:value-type="float">
            <text:p>0</text:p>
          </table:table-cell>
          <table:table-cell table:style-name="ce928" table:formula="of:=[.I19]" office:value-type="float" office:value="34" calcext:value-type="float">
            <text:p>34</text:p>
          </table:table-cell>
          <table:table-cell table:style-name="ce928" table:formula="of:=[.H19]" office:value-type="float" office:value="60" calcext:value-type="float">
            <text:p>60</text:p>
          </table:table-cell>
          <table:table-cell table:style-name="ce951" table:formula="of:=[.U19]-[.V19]" office:value-type="float" office:value="-26" calcext:value-type="float">
            <text:p>-26</text:p>
          </table:table-cell>
          <table:table-cell/>
          <table:table-cell table:style-name="ce955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960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68" table:formula="of:=VLOOKUP([.AA19];SQUADRE_PER_CODICE;2)" office:value-type="string" office:string-value="Bisonti" calcext:value-type="string">
            <text:p>Bisonti</text:p>
          </table:table-cell>
          <table:table-cell table:style-name="ce928" table:formula="of:=[.AD19]+[.AE19]+[.AF19]" office:value-type="float" office:value="3" calcext:value-type="float">
            <text:p>3</text:p>
          </table:table-cell>
          <table:table-cell table:style-name="ce928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928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928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974" table:formula="of:=2*[.AD19]+1*[.AE19]+0*[.AF19]" office:value-type="float" office:value="5" calcext:value-type="float">
            <text:p>5</text:p>
          </table:table-cell>
          <table:table-cell table:style-name="ce980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928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985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928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945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928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980" table:formula="of:=[.AK19]+[.AL19]+[.AM19]" office:value-type="float" office:value="67" calcext:value-type="float">
            <text:p>67</text:p>
          </table:table-cell>
          <table:table-cell table:style-name="ce948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948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948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985" table:formula="of:=[.AO19]+[.AP19]+[.AQ19]" office:value-type="float" office:value="0" calcext:value-type="float">
            <text:p>+0</text:p>
          </table:table-cell>
          <table:table-cell table:style-name="ce995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1005" office:value-type="string" calcext:value-type="string">
            <text:p>25-32/4</text:p>
          </table:table-cell>
          <table:table-cell table:style-name="ce1008" office:value-type="float" office:value="65" calcext:value-type="float">
            <text:p>6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1</text:p>
          </table:table-cell>
          <table:table-cell table:style-name="ce1017" office:value-type="string" calcext:value-type="string">
            <text:p>P55</text:p>
          </table:table-cell>
          <table:table-cell table:style-name="ce1020" table:formula="of:=IF(LEFT([.AY19];1)=&quot;V&quot;;VLOOKUP(VALUE(SUBSTITUTE([.AY19];&quot;V&quot;;&quot;&quot;));B_PARTITE_2A_FASE_PER_NUMERO;10;FALSE());IF(LEFT([.AY19];1)=&quot;P&quot;;VLOOKUP(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942" table:formula="of:=IF(LEFT([.AZ19];1)=&quot;V&quot;;VLOOKUP(VALUE(SUBSTITUTE([.AZ19];&quot;V&quot;;&quot;&quot;));B_PARTITE_2A_FASE_PER_NUMERO;10;FALSE());IF(LEFT([.AZ19];1)=&quot;P&quot;;VLOOKUP(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928" table:formula="of:=VLOOKUP([.AV19];INPUT_DATE_E_RISULTATI_2A_FASE;6;0)" office:value-type="float" office:value="63" calcext:value-type="float">
            <text:p>63</text:p>
          </table:table-cell>
          <table:table-cell table:style-name="ce928" table:formula="of:=VLOOKUP([.AV19];INPUT_DATE_E_RISULTATI_2A_FASE;7;0)" office:value-type="float" office:value="35" calcext:value-type="float">
            <text:p>35</text:p>
          </table:table-cell>
          <table:table-cell table:style-name="ce942" table:formula="of:=IF([.BC19]&gt;[.BD19];[.BA19];[.BB19])" office:value-type="string" office:string-value="Iguane" calcext:value-type="string">
            <text:p>Iguane</text:p>
          </table:table-cell>
          <table:table-cell table:style-name="ce942" table:formula="of:=IF([.BC19]&lt;[.BD19];[.BA19];[.BB19])" office:value-type="string" office:string-value="Falchi" calcext:value-type="string">
            <text:p>Falchi</text:p>
          </table:table-cell>
          <table:table-cell table:style-name="ce928" table:formula="of:=1*([.BC19]&gt;[.BD19])" office:value-type="float" office:value="1" calcext:value-type="float">
            <text:p>1</text:p>
          </table:table-cell>
          <table:table-cell table:style-name="ce945" table:formula="of:=1*([.BC19]&lt;[.BD19])*NOT(AND([.BC19]=0;[.BD19]=20))" office:value-type="float" office:value="0" calcext:value-type="float">
            <text:p>0</text:p>
          </table:table-cell>
          <table:table-cell table:style-name="ce945" table:formula="of:=1*AND([.BC19]=0;[.BD19]=20)" office:value-type="float" office:value="0" calcext:value-type="float">
            <text:p>0</text:p>
          </table:table-cell>
          <table:table-cell table:style-name="ce928" table:formula="of:=[.BC19]" office:value-type="float" office:value="63" calcext:value-type="float">
            <text:p>63</text:p>
          </table:table-cell>
          <table:table-cell table:style-name="ce928" table:formula="of:=[.BD19]" office:value-type="float" office:value="35" calcext:value-type="float">
            <text:p>35</text:p>
          </table:table-cell>
          <table:table-cell table:style-name="ce948" table:formula="of:=[.BJ19]-[.BK19]" office:value-type="float" office:value="28" calcext:value-type="float">
            <text:p>+28</text:p>
          </table:table-cell>
          <table:table-cell table:style-name="ce928" table:formula="of:=1*([.BD19]&gt;[.BC19])" office:value-type="float" office:value="0" calcext:value-type="float">
            <text:p>0</text:p>
          </table:table-cell>
          <table:table-cell table:style-name="ce928" table:formula="of:=1*([.BD19]&lt;[.BC19])*NOT(AND([.BC19]=20;[.BD19]=0))" office:value-type="float" office:value="1" calcext:value-type="float">
            <text:p>1</text:p>
          </table:table-cell>
          <table:table-cell table:style-name="ce928" table:formula="of:=1*AND([.BC19]=20;[.BD19]=0)" office:value-type="float" office:value="0" calcext:value-type="float">
            <text:p>0</text:p>
          </table:table-cell>
          <table:table-cell table:style-name="ce928" table:formula="of:=[.BD19]" office:value-type="float" office:value="35" calcext:value-type="float">
            <text:p>35</text:p>
          </table:table-cell>
          <table:table-cell table:style-name="ce928" table:formula="of:=[.BC19]" office:value-type="float" office:value="63" calcext:value-type="float">
            <text:p>63</text:p>
          </table:table-cell>
          <table:table-cell table:style-name="ce951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883" office:value-type="float" office:value="6" calcext:value-type="float">
            <text:p>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3</text:p>
          </table:table-cell>
          <table:table-cell table:style-name="ce928" office:value-type="string" calcext:value-type="string">
            <text:p>C4</text:p>
          </table:table-cell>
          <table:table-cell table:style-name="ce942" table:formula="of:=IF([.B20]=&quot;Girone&quot;;VLOOKUP([.D20];SQUADRE_PER_CODICE;2);&quot;ERRORE!&quot;)" office:value-type="string" office:string-value="Ippopotami" calcext:value-type="string">
            <text:p>Ippopotami</text:p>
          </table:table-cell>
          <table:table-cell table:style-name="ce942" table:formula="of:=IF([.B20]=&quot;Girone&quot;;VLOOKUP([.E20];SQUADRE_PER_CODICE;2);&quot;ERRORE!&quot;)" office:value-type="string" office:string-value="Iguane" calcext:value-type="string">
            <text:p>Iguane</text:p>
          </table:table-cell>
          <table:table-cell table:style-name="ce928" table:formula="of:=VLOOKUP([.A20];INPUT_DATE_E_RISULTATI_GIRONI;6;0)" office:value-type="float" office:value="62" calcext:value-type="float">
            <text:p>62</text:p>
          </table:table-cell>
          <table:table-cell table:style-name="ce928" table:formula="of:=VLOOKUP([.A20];INPUT_DATE_E_RISULTATI_GIRONI;7;0)" office:value-type="float" office:value="44" calcext:value-type="float">
            <text:p>44</text:p>
          </table:table-cell>
          <table:table-cell table:style-name="ce942" table:formula="of:=IF([.H20]&gt;[.I20];[.F20];[.G20])" office:value-type="string" office:string-value="Ippopotami" calcext:value-type="string">
            <text:p>Ippopotami</text:p>
          </table:table-cell>
          <table:table-cell table:style-name="ce942" table:formula="of:=IF([.H20]&lt;[.I20];[.F20];[.G20])" office:value-type="string" office:string-value="Iguane" calcext:value-type="string">
            <text:p>Iguane</text:p>
          </table:table-cell>
          <table:table-cell table:style-name="ce928" table:formula="of:=1*([.H20]&gt;[.I20])" office:value-type="float" office:value="1" calcext:value-type="float">
            <text:p>1</text:p>
          </table:table-cell>
          <table:table-cell table:style-name="ce945" table:formula="of:=1*([.H20]&lt;[.I20])*NOT(AND([.H20]=0;[.I20]=20))" office:value-type="float" office:value="0" calcext:value-type="float">
            <text:p>0</text:p>
          </table:table-cell>
          <table:table-cell table:style-name="ce945" table:formula="of:=1*AND([.H20]=0;[.I20]=20)" office:value-type="float" office:value="0" calcext:value-type="float">
            <text:p>0</text:p>
          </table:table-cell>
          <table:table-cell table:style-name="ce928" table:formula="of:=[.H20]" office:value-type="float" office:value="62" calcext:value-type="float">
            <text:p>62</text:p>
          </table:table-cell>
          <table:table-cell table:style-name="ce928" table:formula="of:=[.I20]" office:value-type="float" office:value="44" calcext:value-type="float">
            <text:p>44</text:p>
          </table:table-cell>
          <table:table-cell table:style-name="ce948" table:formula="of:=[.O20]-[.P20]" office:value-type="float" office:value="18" calcext:value-type="float">
            <text:p>+18</text:p>
          </table:table-cell>
          <table:table-cell table:style-name="ce928" table:formula="of:=1*([.I20]&gt;[.H20])" office:value-type="float" office:value="0" calcext:value-type="float">
            <text:p>0</text:p>
          </table:table-cell>
          <table:table-cell table:style-name="ce928" table:formula="of:=1*([.I20]&lt;[.H20])*NOT(AND([.H20]=20;[.I20]=0))" office:value-type="float" office:value="1" calcext:value-type="float">
            <text:p>1</text:p>
          </table:table-cell>
          <table:table-cell table:style-name="ce928" table:formula="of:=1*AND([.H20]=20;[.I20]=0)" office:value-type="float" office:value="0" calcext:value-type="float">
            <text:p>0</text:p>
          </table:table-cell>
          <table:table-cell table:style-name="ce928" table:formula="of:=[.I20]" office:value-type="float" office:value="44" calcext:value-type="float">
            <text:p>44</text:p>
          </table:table-cell>
          <table:table-cell table:style-name="ce928" table:formula="of:=[.H20]" office:value-type="float" office:value="62" calcext:value-type="float">
            <text:p>62</text:p>
          </table:table-cell>
          <table:table-cell table:style-name="ce951" table:formula="of:=[.U20]-[.V20]" office:value-type="float" office:value="-18" calcext:value-type="float">
            <text:p>-18</text:p>
          </table:table-cell>
          <table:table-cell/>
          <table:table-cell table:style-name="ce955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960" office:value-type="string" calcext:value-type="string">
            <text:p>E</text:p>
          </table:table-cell>
          <table:table-cell table:style-name="ce928" office:value-type="string" calcext:value-type="string">
            <text:p>E2</text:p>
          </table:table-cell>
          <table:table-cell table:style-name="ce968" table:formula="of:=VLOOKUP([.AA20];SQUADRE_PER_CODICE;2)" office:value-type="string" office:string-value="Bufali" calcext:value-type="string">
            <text:p>Bufali</text:p>
          </table:table-cell>
          <table:table-cell table:style-name="ce928" table:formula="of:=[.AD20]+[.AE20]+[.AF20]" office:value-type="float" office:value="3" calcext:value-type="float">
            <text:p>3</text:p>
          </table:table-cell>
          <table:table-cell table:style-name="ce928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928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928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974" table:formula="of:=2*[.AD20]+1*[.AE20]+0*[.AF20]" office:value-type="float" office:value="5" calcext:value-type="float">
            <text:p>5</text:p>
          </table:table-cell>
          <table:table-cell table:style-name="ce980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928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985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928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928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928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980" table:formula="of:=[.AK20]+[.AL20]+[.AM20]" office:value-type="float" office:value="67" calcext:value-type="float">
            <text:p>67</text:p>
          </table:table-cell>
          <table:table-cell table:style-name="ce948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948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948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985" table:formula="of:=[.AO20]+[.AP20]+[.AQ20]" office:value-type="float" office:value="0" calcext:value-type="float">
            <text:p>+0</text:p>
          </table:table-cell>
          <table:table-cell table:style-name="ce995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1005" office:value-type="string" calcext:value-type="string">
            <text:p>25-32/3</text:p>
          </table:table-cell>
          <table:table-cell table:style-name="ce1008" office:value-type="float" office:value="66" calcext:value-type="float">
            <text:p>6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2</text:p>
          </table:table-cell>
          <table:table-cell table:style-name="ce1017" office:value-type="string" calcext:value-type="string">
            <text:p>P56</text:p>
          </table:table-cell>
          <table:table-cell table:style-name="ce942" table:formula="of:=IF(LEFT([.AY20];1)=&quot;V&quot;;VLOOKUP(VALUE(SUBSTITUTE([.AY20];&quot;V&quot;;&quot;&quot;));B_PARTITE_2A_FASE_PER_NUMERO;10;FALSE());IF(LEFT([.AY20];1)=&quot;P&quot;;VLOOKUP(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942" table:formula="of:=IF(LEFT([.AZ20];1)=&quot;V&quot;;VLOOKUP(VALUE(SUBSTITUTE([.AZ20];&quot;V&quot;;&quot;&quot;));B_PARTITE_2A_FASE_PER_NUMERO;10;FALSE());IF(LEFT([.AZ20];1)=&quot;P&quot;;VLOOKUP(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928" table:formula="of:=VLOOKUP([.AV20];INPUT_DATE_E_RISULTATI_2A_FASE;6;0)" office:value-type="float" office:value="60" calcext:value-type="float">
            <text:p>60</text:p>
          </table:table-cell>
          <table:table-cell table:style-name="ce928" table:formula="of:=VLOOKUP([.AV20];INPUT_DATE_E_RISULTATI_2A_FASE;7;0)" office:value-type="float" office:value="45" calcext:value-type="float">
            <text:p>45</text:p>
          </table:table-cell>
          <table:table-cell table:style-name="ce942" table:formula="of:=IF([.BC20]&gt;[.BD20];[.BA20];[.BB20])" office:value-type="string" office:string-value="Ghepardi" calcext:value-type="string">
            <text:p>Ghepardi</text:p>
          </table:table-cell>
          <table:table-cell table:style-name="ce942" table:formula="of:=IF([.BC20]&lt;[.BD20];[.BA20];[.BB20])" office:value-type="string" office:string-value="Serval" calcext:value-type="string">
            <text:p>Serval</text:p>
          </table:table-cell>
          <table:table-cell table:style-name="ce928" table:formula="of:=1*([.BC20]&gt;[.BD20])" office:value-type="float" office:value="1" calcext:value-type="float">
            <text:p>1</text:p>
          </table:table-cell>
          <table:table-cell table:style-name="ce945" table:formula="of:=1*([.BC20]&lt;[.BD20])*NOT(AND([.BC20]=0;[.BD20]=20))" office:value-type="float" office:value="0" calcext:value-type="float">
            <text:p>0</text:p>
          </table:table-cell>
          <table:table-cell table:style-name="ce945" table:formula="of:=1*AND([.BC20]=0;[.BD20]=20)" office:value-type="float" office:value="0" calcext:value-type="float">
            <text:p>0</text:p>
          </table:table-cell>
          <table:table-cell table:style-name="ce928" table:formula="of:=[.BC20]" office:value-type="float" office:value="60" calcext:value-type="float">
            <text:p>60</text:p>
          </table:table-cell>
          <table:table-cell table:style-name="ce928" table:formula="of:=[.BD20]" office:value-type="float" office:value="45" calcext:value-type="float">
            <text:p>45</text:p>
          </table:table-cell>
          <table:table-cell table:style-name="ce948" table:formula="of:=[.BJ20]-[.BK20]" office:value-type="float" office:value="15" calcext:value-type="float">
            <text:p>+15</text:p>
          </table:table-cell>
          <table:table-cell table:style-name="ce928" table:formula="of:=1*([.BD20]&gt;[.BC20])" office:value-type="float" office:value="0" calcext:value-type="float">
            <text:p>0</text:p>
          </table:table-cell>
          <table:table-cell table:style-name="ce928" table:formula="of:=1*([.BD20]&lt;[.BC20])*NOT(AND([.BC20]=20;[.BD20]=0))" office:value-type="float" office:value="1" calcext:value-type="float">
            <text:p>1</text:p>
          </table:table-cell>
          <table:table-cell table:style-name="ce928" table:formula="of:=1*AND([.BC20]=20;[.BD20]=0)" office:value-type="float" office:value="0" calcext:value-type="float">
            <text:p>0</text:p>
          </table:table-cell>
          <table:table-cell table:style-name="ce928" table:formula="of:=[.BD20]" office:value-type="float" office:value="45" calcext:value-type="float">
            <text:p>45</text:p>
          </table:table-cell>
          <table:table-cell table:style-name="ce928" table:formula="of:=[.BC20]" office:value-type="float" office:value="60" calcext:value-type="float">
            <text:p>60</text:p>
          </table:table-cell>
          <table:table-cell table:style-name="ce951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883" office:value-type="float" office:value="7" calcext:value-type="float">
            <text:p>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1</text:p>
          </table:table-cell>
          <table:table-cell table:style-name="ce928" office:value-type="string" calcext:value-type="string">
            <text:p>D2</text:p>
          </table:table-cell>
          <table:table-cell table:style-name="ce942" table:formula="of:=IF([.B21]=&quot;Girone&quot;;VLOOKUP([.D21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1]=&quot;Girone&quot;;VLOOKUP([.E21];SQUADRE_PER_CODICE;2);&quot;ERRORE!&quot;)" office:value-type="string" office:string-value="Pitoni" calcext:value-type="string">
            <text:p>Pitoni</text:p>
          </table:table-cell>
          <table:table-cell table:style-name="ce928" table:formula="of:=VLOOKUP([.A21];INPUT_DATE_E_RISULTATI_GIRONI;6;0)" office:value-type="float" office:value="96" calcext:value-type="float">
            <text:p>96</text:p>
          </table:table-cell>
          <table:table-cell table:style-name="ce928" table:formula="of:=VLOOKUP([.A21];INPUT_DATE_E_RISULTATI_GIRONI;7;0)" office:value-type="float" office:value="25" calcext:value-type="float">
            <text:p>25</text:p>
          </table:table-cell>
          <table:table-cell table:style-name="ce942" table:formula="of:=IF([.H21]&gt;[.I21];[.F21];[.G21])" office:value-type="string" office:string-value="Coccodrilli" calcext:value-type="string">
            <text:p>Coccodrilli</text:p>
          </table:table-cell>
          <table:table-cell table:style-name="ce942" table:formula="of:=IF([.H21]&lt;[.I21];[.F21];[.G21])" office:value-type="string" office:string-value="Pitoni" calcext:value-type="string">
            <text:p>Pitoni</text:p>
          </table:table-cell>
          <table:table-cell table:style-name="ce928" table:formula="of:=1*([.H21]&gt;[.I21])" office:value-type="float" office:value="1" calcext:value-type="float">
            <text:p>1</text:p>
          </table:table-cell>
          <table:table-cell table:style-name="ce945" table:formula="of:=1*([.H21]&lt;[.I21])*NOT(AND([.H21]=0;[.I21]=20))" office:value-type="float" office:value="0" calcext:value-type="float">
            <text:p>0</text:p>
          </table:table-cell>
          <table:table-cell table:style-name="ce945" table:formula="of:=1*AND([.H21]=0;[.I21]=20)" office:value-type="float" office:value="0" calcext:value-type="float">
            <text:p>0</text:p>
          </table:table-cell>
          <table:table-cell table:style-name="ce928" table:formula="of:=[.H21]" office:value-type="float" office:value="96" calcext:value-type="float">
            <text:p>96</text:p>
          </table:table-cell>
          <table:table-cell table:style-name="ce928" table:formula="of:=[.I21]" office:value-type="float" office:value="25" calcext:value-type="float">
            <text:p>25</text:p>
          </table:table-cell>
          <table:table-cell table:style-name="ce948" table:formula="of:=[.O21]-[.P21]" office:value-type="float" office:value="71" calcext:value-type="float">
            <text:p>+71</text:p>
          </table:table-cell>
          <table:table-cell table:style-name="ce928" table:formula="of:=1*([.I21]&gt;[.H21])" office:value-type="float" office:value="0" calcext:value-type="float">
            <text:p>0</text:p>
          </table:table-cell>
          <table:table-cell table:style-name="ce928" table:formula="of:=1*([.I21]&lt;[.H21])*NOT(AND([.H21]=20;[.I21]=0))" office:value-type="float" office:value="1" calcext:value-type="float">
            <text:p>1</text:p>
          </table:table-cell>
          <table:table-cell table:style-name="ce928" table:formula="of:=1*AND([.H21]=20;[.I21]=0)" office:value-type="float" office:value="0" calcext:value-type="float">
            <text:p>0</text:p>
          </table:table-cell>
          <table:table-cell table:style-name="ce928" table:formula="of:=[.I21]" office:value-type="float" office:value="25" calcext:value-type="float">
            <text:p>25</text:p>
          </table:table-cell>
          <table:table-cell table:style-name="ce928" table:formula="of:=[.H21]" office:value-type="float" office:value="96" calcext:value-type="float">
            <text:p>96</text:p>
          </table:table-cell>
          <table:table-cell table:style-name="ce951" table:formula="of:=[.U21]-[.V21]" office:value-type="float" office:value="-71" calcext:value-type="float">
            <text:p>-71</text:p>
          </table:table-cell>
          <table:table-cell/>
          <table:table-cell table:style-name="ce955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960" office:value-type="string" calcext:value-type="string">
            <text:p>E</text:p>
          </table:table-cell>
          <table:table-cell table:style-name="ce928" office:value-type="string" calcext:value-type="string">
            <text:p>E3</text:p>
          </table:table-cell>
          <table:table-cell table:style-name="ce968" table:formula="of:=VLOOKUP([.AA21];SQUADRE_PER_CODICE;2)" office:value-type="string" office:string-value="Cervi" calcext:value-type="string">
            <text:p>Cervi</text:p>
          </table:table-cell>
          <table:table-cell table:style-name="ce928" table:formula="of:=[.AD21]+[.AE21]+[.AF21]" office:value-type="float" office:value="3" calcext:value-type="float">
            <text:p>3</text:p>
          </table:table-cell>
          <table:table-cell table:style-name="ce928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928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928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974" table:formula="of:=2*[.AD21]+1*[.AE21]+0*[.AF21]" office:value-type="float" office:value="5" calcext:value-type="float">
            <text:p>5</text:p>
          </table:table-cell>
          <table:table-cell table:style-name="ce980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928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985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928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928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928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980" table:formula="of:=[.AK21]+[.AL21]+[.AM21]" office:value-type="float" office:value="67" calcext:value-type="float">
            <text:p>67</text:p>
          </table:table-cell>
          <table:table-cell table:style-name="ce948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948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948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985" table:formula="of:=[.AO21]+[.AP21]+[.AQ21]" office:value-type="float" office:value="0" calcext:value-type="float">
            <text:p>+0</text:p>
          </table:table-cell>
          <table:table-cell table:style-name="ce995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1005" office:value-type="string" calcext:value-type="string">
            <text:p>25-32/2</text:p>
          </table:table-cell>
          <table:table-cell table:style-name="ce1008" office:value-type="float" office:value="67" calcext:value-type="float">
            <text:p>6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9</text:p>
          </table:table-cell>
          <table:table-cell table:style-name="ce1017" office:value-type="string" calcext:value-type="string">
            <text:p>P63</text:p>
          </table:table-cell>
          <table:table-cell table:style-name="ce942" table:formula="of:=IF(LEFT([.AY21];1)=&quot;V&quot;;VLOOKUP(VALUE(SUBSTITUTE([.AY21];&quot;V&quot;;&quot;&quot;));B_PARTITE_2A_FASE_PER_NUMERO;10;FALSE());IF(LEFT([.AY21];1)=&quot;P&quot;;VLOOKUP(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942" table:formula="of:=IF(LEFT([.AZ21];1)=&quot;V&quot;;VLOOKUP(VALUE(SUBSTITUTE([.AZ21];&quot;V&quot;;&quot;&quot;));B_PARTITE_2A_FASE_PER_NUMERO;10;FALSE());IF(LEFT([.AZ21];1)=&quot;P&quot;;VLOOKUP(VALUE(SUBSTITUTE([.AZ21];&quot;P&quot;;&quot;&quot;));B_PARTITE_2A_FASE_PER_NUMERO;11;FALSE());VLOOKUP([.AZ21];B_CLASSIFICHE_GIRONI;4;FALSE())))" office:value-type="string" office:string-value="Scorpioni" calcext:value-type="string">
            <text:p>Scorpioni</text:p>
          </table:table-cell>
          <table:table-cell table:style-name="ce928" table:formula="of:=VLOOKUP([.AV21];INPUT_DATE_E_RISULTATI_2A_FASE;6;0)" office:value-type="float" office:value="54" calcext:value-type="float">
            <text:p>54</text:p>
          </table:table-cell>
          <table:table-cell table:style-name="ce928" table:formula="of:=VLOOKUP([.AV21];INPUT_DATE_E_RISULTATI_2A_FASE;7;0)" office:value-type="float" office:value="43" calcext:value-type="float">
            <text:p>43</text:p>
          </table:table-cell>
          <table:table-cell table:style-name="ce942" table:formula="of:=IF([.BC21]&gt;[.BD21];[.BA21];[.BB21])" office:value-type="string" office:string-value="Muli" calcext:value-type="string">
            <text:p>Muli</text:p>
          </table:table-cell>
          <table:table-cell table:style-name="ce942" table:formula="of:=IF([.BC21]&lt;[.BD21];[.BA21];[.BB21])" office:value-type="string" office:string-value="Scorpioni" calcext:value-type="string">
            <text:p>Scorpioni</text:p>
          </table:table-cell>
          <table:table-cell table:style-name="ce928" table:formula="of:=1*([.BC21]&gt;[.BD21])" office:value-type="float" office:value="1" calcext:value-type="float">
            <text:p>1</text:p>
          </table:table-cell>
          <table:table-cell table:style-name="ce945" table:formula="of:=1*([.BC21]&lt;[.BD21])*NOT(AND([.BC21]=0;[.BD21]=20))" office:value-type="float" office:value="0" calcext:value-type="float">
            <text:p>0</text:p>
          </table:table-cell>
          <table:table-cell table:style-name="ce945" table:formula="of:=1*AND([.BC21]=0;[.BD21]=20)" office:value-type="float" office:value="0" calcext:value-type="float">
            <text:p>0</text:p>
          </table:table-cell>
          <table:table-cell table:style-name="ce928" table:formula="of:=[.BC21]" office:value-type="float" office:value="54" calcext:value-type="float">
            <text:p>54</text:p>
          </table:table-cell>
          <table:table-cell table:style-name="ce928" table:formula="of:=[.BD21]" office:value-type="float" office:value="43" calcext:value-type="float">
            <text:p>43</text:p>
          </table:table-cell>
          <table:table-cell table:style-name="ce948" table:formula="of:=[.BJ21]-[.BK21]" office:value-type="float" office:value="11" calcext:value-type="float">
            <text:p>+11</text:p>
          </table:table-cell>
          <table:table-cell table:style-name="ce928" table:formula="of:=1*([.BD21]&gt;[.BC21])" office:value-type="float" office:value="0" calcext:value-type="float">
            <text:p>0</text:p>
          </table:table-cell>
          <table:table-cell table:style-name="ce928" table:formula="of:=1*([.BD21]&lt;[.BC21])*NOT(AND([.BC21]=20;[.BD21]=0))" office:value-type="float" office:value="1" calcext:value-type="float">
            <text:p>1</text:p>
          </table:table-cell>
          <table:table-cell table:style-name="ce928" table:formula="of:=1*AND([.BC21]=20;[.BD21]=0)" office:value-type="float" office:value="0" calcext:value-type="float">
            <text:p>0</text:p>
          </table:table-cell>
          <table:table-cell table:style-name="ce928" table:formula="of:=[.BD21]" office:value-type="float" office:value="43" calcext:value-type="float">
            <text:p>43</text:p>
          </table:table-cell>
          <table:table-cell table:style-name="ce928" table:formula="of:=[.BC21]" office:value-type="float" office:value="54" calcext:value-type="float">
            <text:p>54</text:p>
          </table:table-cell>
          <table:table-cell table:style-name="ce951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883" office:value-type="float" office:value="12" calcext:value-type="float">
            <text:p>1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1</text:p>
          </table:table-cell>
          <table:table-cell table:style-name="ce928" office:value-type="string" calcext:value-type="string">
            <text:p>D3</text:p>
          </table:table-cell>
          <table:table-cell table:style-name="ce942" table:formula="of:=IF([.B22]=&quot;Girone&quot;;VLOOKUP([.D22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2]=&quot;Girone&quot;;VLOOKUP([.E22];SQUADRE_PER_CODICE;2);&quot;ERRORE!&quot;)" office:value-type="string" office:string-value="Aquile" calcext:value-type="string">
            <text:p>Aquile</text:p>
          </table:table-cell>
          <table:table-cell table:style-name="ce928" table:formula="of:=VLOOKUP([.A22];INPUT_DATE_E_RISULTATI_GIRONI;6;0)" office:value-type="float" office:value="29" calcext:value-type="float">
            <text:p>29</text:p>
          </table:table-cell>
          <table:table-cell table:style-name="ce928" table:formula="of:=VLOOKUP([.A22];INPUT_DATE_E_RISULTATI_GIRONI;7;0)" office:value-type="float" office:value="39" calcext:value-type="float">
            <text:p>39</text:p>
          </table:table-cell>
          <table:table-cell table:style-name="ce942" table:formula="of:=IF([.H22]&gt;[.I22];[.F22];[.G22])" office:value-type="string" office:string-value="Aquile" calcext:value-type="string">
            <text:p>Aquile</text:p>
          </table:table-cell>
          <table:table-cell table:style-name="ce942" table:formula="of:=IF([.H22]&lt;[.I22];[.F22];[.G22])" office:value-type="string" office:string-value="Coccodrilli" calcext:value-type="string">
            <text:p>Coccodrilli</text:p>
          </table:table-cell>
          <table:table-cell table:style-name="ce928" table:formula="of:=1*([.H22]&gt;[.I22])" office:value-type="float" office:value="0" calcext:value-type="float">
            <text:p>0</text:p>
          </table:table-cell>
          <table:table-cell table:style-name="ce945" table:formula="of:=1*([.H22]&lt;[.I22])*NOT(AND([.H22]=0;[.I22]=20))" office:value-type="float" office:value="1" calcext:value-type="float">
            <text:p>1</text:p>
          </table:table-cell>
          <table:table-cell table:style-name="ce945" table:formula="of:=1*AND([.H22]=0;[.I22]=20)" office:value-type="float" office:value="0" calcext:value-type="float">
            <text:p>0</text:p>
          </table:table-cell>
          <table:table-cell table:style-name="ce928" table:formula="of:=[.H22]" office:value-type="float" office:value="29" calcext:value-type="float">
            <text:p>29</text:p>
          </table:table-cell>
          <table:table-cell table:style-name="ce928" table:formula="of:=[.I22]" office:value-type="float" office:value="39" calcext:value-type="float">
            <text:p>39</text:p>
          </table:table-cell>
          <table:table-cell table:style-name="ce948" table:formula="of:=[.O22]-[.P22]" office:value-type="float" office:value="-10" calcext:value-type="float">
            <text:p>-10</text:p>
          </table:table-cell>
          <table:table-cell table:style-name="ce928" table:formula="of:=1*([.I22]&gt;[.H22])" office:value-type="float" office:value="1" calcext:value-type="float">
            <text:p>1</text:p>
          </table:table-cell>
          <table:table-cell table:style-name="ce928" table:formula="of:=1*([.I22]&lt;[.H22])*NOT(AND([.H22]=20;[.I22]=0))" office:value-type="float" office:value="0" calcext:value-type="float">
            <text:p>0</text:p>
          </table:table-cell>
          <table:table-cell table:style-name="ce928" table:formula="of:=1*AND([.H22]=20;[.I22]=0)" office:value-type="float" office:value="0" calcext:value-type="float">
            <text:p>0</text:p>
          </table:table-cell>
          <table:table-cell table:style-name="ce928" table:formula="of:=[.I22]" office:value-type="float" office:value="39" calcext:value-type="float">
            <text:p>39</text:p>
          </table:table-cell>
          <table:table-cell table:style-name="ce928" table:formula="of:=[.H22]" office:value-type="float" office:value="29" calcext:value-type="float">
            <text:p>29</text:p>
          </table:table-cell>
          <table:table-cell table:style-name="ce951" table:formula="of:=[.U22]-[.V22]" office:value-type="float" office:value="10" calcext:value-type="float">
            <text:p>+10</text:p>
          </table:table-cell>
          <table:table-cell/>
          <table:table-cell table:style-name="ce955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960" office:value-type="string" calcext:value-type="string">
            <text:p>E</text:p>
          </table:table-cell>
          <table:table-cell table:style-name="ce928" office:value-type="string" calcext:value-type="string">
            <text:p>E4</text:p>
          </table:table-cell>
          <table:table-cell table:style-name="ce968" table:formula="of:=VLOOKUP([.AA22];SQUADRE_PER_CODICE;2)" office:value-type="string" office:string-value="Cinghiali" calcext:value-type="string">
            <text:p>Cinghiali</text:p>
          </table:table-cell>
          <table:table-cell table:style-name="ce928" table:formula="of:=[.AD22]+[.AE22]+[.AF22]" office:value-type="float" office:value="3" calcext:value-type="float">
            <text:p>3</text:p>
          </table:table-cell>
          <table:table-cell table:style-name="ce928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928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928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974" table:formula="of:=2*[.AD22]+1*[.AE22]+0*[.AF22]" office:value-type="float" office:value="3" calcext:value-type="float">
            <text:p>3</text:p>
          </table:table-cell>
          <table:table-cell table:style-name="ce980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928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985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928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928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928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980" table:formula="of:=[.AK22]+[.AL22]+[.AM22]" office:value-type="float" office:value="0" calcext:value-type="float">
            <text:p>0</text:p>
          </table:table-cell>
          <table:table-cell table:style-name="ce948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948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948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985" table:formula="of:=[.AO22]+[.AP22]+[.AQ22]" office:value-type="float" office:value="0" calcext:value-type="float">
            <text:p>+0</text:p>
          </table:table-cell>
          <table:table-cell table:style-name="ce995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1005" office:value-type="string" calcext:value-type="string">
            <text:p>25-32/1</text:p>
          </table:table-cell>
          <table:table-cell table:style-name="ce1008" office:value-type="float" office:value="68" calcext:value-type="float">
            <text:p>6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60</text:p>
          </table:table-cell>
          <table:table-cell table:style-name="ce1017" office:value-type="string" calcext:value-type="string">
            <text:p>P64</text:p>
          </table:table-cell>
          <table:table-cell table:style-name="ce942" table:formula="of:=IF(LEFT([.AY22];1)=&quot;V&quot;;VLOOKUP(VALUE(SUBSTITUTE([.AY22];&quot;V&quot;;&quot;&quot;));B_PARTITE_2A_FASE_PER_NUMERO;10;FALSE());IF(LEFT([.AY22];1)=&quot;P&quot;;VLOOKUP(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942" table:formula="of:=IF(LEFT([.AZ22];1)=&quot;V&quot;;VLOOKUP(VALUE(SUBSTITUTE([.AZ22];&quot;V&quot;;&quot;&quot;));B_PARTITE_2A_FASE_PER_NUMERO;10;FALSE());IF(LEFT([.AZ22];1)=&quot;P&quot;;VLOOKUP(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928" table:formula="of:=VLOOKUP([.AV22];INPUT_DATE_E_RISULTATI_2A_FASE;6;0)" office:value-type="float" office:value="52" calcext:value-type="float">
            <text:p>52</text:p>
          </table:table-cell>
          <table:table-cell table:style-name="ce928" table:formula="of:=VLOOKUP([.AV22];INPUT_DATE_E_RISULTATI_2A_FASE;7;0)" office:value-type="float" office:value="49" calcext:value-type="float">
            <text:p>49</text:p>
          </table:table-cell>
          <table:table-cell table:style-name="ce942" table:formula="of:=IF([.BC22]&gt;[.BD22];[.BA22];[.BB22])" office:value-type="string" office:string-value="Cinghiali" calcext:value-type="string">
            <text:p>Cinghiali</text:p>
          </table:table-cell>
          <table:table-cell table:style-name="ce942" table:formula="of:=IF([.BC22]&lt;[.BD22];[.BA22];[.BB22])" office:value-type="string" office:string-value="Fenicotteri" calcext:value-type="string">
            <text:p>Fenicotteri</text:p>
          </table:table-cell>
          <table:table-cell table:style-name="ce928" table:formula="of:=1*([.BC22]&gt;[.BD22])" office:value-type="float" office:value="1" calcext:value-type="float">
            <text:p>1</text:p>
          </table:table-cell>
          <table:table-cell table:style-name="ce945" table:formula="of:=1*([.BC22]&lt;[.BD22])*NOT(AND([.BC22]=0;[.BD22]=20))" office:value-type="float" office:value="0" calcext:value-type="float">
            <text:p>0</text:p>
          </table:table-cell>
          <table:table-cell table:style-name="ce945" table:formula="of:=1*AND([.BC22]=0;[.BD22]=20)" office:value-type="float" office:value="0" calcext:value-type="float">
            <text:p>0</text:p>
          </table:table-cell>
          <table:table-cell table:style-name="ce928" table:formula="of:=[.BC22]" office:value-type="float" office:value="52" calcext:value-type="float">
            <text:p>52</text:p>
          </table:table-cell>
          <table:table-cell table:style-name="ce928" table:formula="of:=[.BD22]" office:value-type="float" office:value="49" calcext:value-type="float">
            <text:p>49</text:p>
          </table:table-cell>
          <table:table-cell table:style-name="ce948" table:formula="of:=[.BJ22]-[.BK22]" office:value-type="float" office:value="3" calcext:value-type="float">
            <text:p>+3</text:p>
          </table:table-cell>
          <table:table-cell table:style-name="ce928" table:formula="of:=1*([.BD22]&gt;[.BC22])" office:value-type="float" office:value="0" calcext:value-type="float">
            <text:p>0</text:p>
          </table:table-cell>
          <table:table-cell table:style-name="ce928" table:formula="of:=1*([.BD22]&lt;[.BC22])*NOT(AND([.BC22]=20;[.BD22]=0))" office:value-type="float" office:value="1" calcext:value-type="float">
            <text:p>1</text:p>
          </table:table-cell>
          <table:table-cell table:style-name="ce928" table:formula="of:=1*AND([.BC22]=20;[.BD22]=0)" office:value-type="float" office:value="0" calcext:value-type="float">
            <text:p>0</text:p>
          </table:table-cell>
          <table:table-cell table:style-name="ce928" table:formula="of:=[.BD22]" office:value-type="float" office:value="49" calcext:value-type="float">
            <text:p>49</text:p>
          </table:table-cell>
          <table:table-cell table:style-name="ce928" table:formula="of:=[.BC22]" office:value-type="float" office:value="52" calcext:value-type="float">
            <text:p>52</text:p>
          </table:table-cell>
          <table:table-cell table:style-name="ce951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883" office:value-type="float" office:value="28" calcext:value-type="float">
            <text:p>2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1</text:p>
          </table:table-cell>
          <table:table-cell table:style-name="ce928" office:value-type="string" calcext:value-type="string">
            <text:p>D4</text:p>
          </table:table-cell>
          <table:table-cell table:style-name="ce942" table:formula="of:=IF([.B23]=&quot;Girone&quot;;VLOOKUP([.D23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3]=&quot;Girone&quot;;VLOOKUP([.E23];SQUADRE_PER_CODICE;2);&quot;ERRORE!&quot;)" office:value-type="string" office:string-value="Falchi" calcext:value-type="string">
            <text:p>Falchi</text:p>
          </table:table-cell>
          <table:table-cell table:style-name="ce928" table:formula="of:=VLOOKUP([.A23];INPUT_DATE_E_RISULTATI_GIRONI;6;0)" office:value-type="float" office:value="54" calcext:value-type="float">
            <text:p>54</text:p>
          </table:table-cell>
          <table:table-cell table:style-name="ce928" table:formula="of:=VLOOKUP([.A23];INPUT_DATE_E_RISULTATI_GIRONI;7;0)" office:value-type="float" office:value="44" calcext:value-type="float">
            <text:p>44</text:p>
          </table:table-cell>
          <table:table-cell table:style-name="ce942" table:formula="of:=IF([.H23]&gt;[.I23];[.F23];[.G23])" office:value-type="string" office:string-value="Coccodrilli" calcext:value-type="string">
            <text:p>Coccodrilli</text:p>
          </table:table-cell>
          <table:table-cell table:style-name="ce942" table:formula="of:=IF([.H23]&lt;[.I23];[.F23];[.G23])" office:value-type="string" office:string-value="Falchi" calcext:value-type="string">
            <text:p>Falchi</text:p>
          </table:table-cell>
          <table:table-cell table:style-name="ce928" table:formula="of:=1*([.H23]&gt;[.I23])" office:value-type="float" office:value="1" calcext:value-type="float">
            <text:p>1</text:p>
          </table:table-cell>
          <table:table-cell table:style-name="ce945" table:formula="of:=1*([.H23]&lt;[.I23])*NOT(AND([.H23]=0;[.I23]=20))" office:value-type="float" office:value="0" calcext:value-type="float">
            <text:p>0</text:p>
          </table:table-cell>
          <table:table-cell table:style-name="ce945" table:formula="of:=1*AND([.H23]=0;[.I23]=20)" office:value-type="float" office:value="0" calcext:value-type="float">
            <text:p>0</text:p>
          </table:table-cell>
          <table:table-cell table:style-name="ce928" table:formula="of:=[.H23]" office:value-type="float" office:value="54" calcext:value-type="float">
            <text:p>54</text:p>
          </table:table-cell>
          <table:table-cell table:style-name="ce928" table:formula="of:=[.I23]" office:value-type="float" office:value="44" calcext:value-type="float">
            <text:p>44</text:p>
          </table:table-cell>
          <table:table-cell table:style-name="ce948" table:formula="of:=[.O23]-[.P23]" office:value-type="float" office:value="10" calcext:value-type="float">
            <text:p>+10</text:p>
          </table:table-cell>
          <table:table-cell table:style-name="ce928" table:formula="of:=1*([.I23]&gt;[.H23])" office:value-type="float" office:value="0" calcext:value-type="float">
            <text:p>0</text:p>
          </table:table-cell>
          <table:table-cell table:style-name="ce928" table:formula="of:=1*([.I23]&lt;[.H23])*NOT(AND([.H23]=20;[.I23]=0))" office:value-type="float" office:value="1" calcext:value-type="float">
            <text:p>1</text:p>
          </table:table-cell>
          <table:table-cell table:style-name="ce928" table:formula="of:=1*AND([.H23]=20;[.I23]=0)" office:value-type="float" office:value="0" calcext:value-type="float">
            <text:p>0</text:p>
          </table:table-cell>
          <table:table-cell table:style-name="ce928" table:formula="of:=[.I23]" office:value-type="float" office:value="44" calcext:value-type="float">
            <text:p>44</text:p>
          </table:table-cell>
          <table:table-cell table:style-name="ce928" table:formula="of:=[.H23]" office:value-type="float" office:value="54" calcext:value-type="float">
            <text:p>54</text:p>
          </table:table-cell>
          <table:table-cell table:style-name="ce951" table:formula="of:=[.U23]-[.V23]" office:value-type="float" office:value="-10" calcext:value-type="float">
            <text:p>-10</text:p>
          </table:table-cell>
          <table:table-cell/>
          <table:table-cell table:style-name="ce956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961" office:value-type="string" calcext:value-type="string">
            <text:p>F</text:p>
          </table:table-cell>
          <table:table-cell table:style-name="ce964" office:value-type="string" calcext:value-type="string">
            <text:p>F1</text:p>
          </table:table-cell>
          <table:table-cell table:style-name="ce969" table:formula="of:=VLOOKUP([.AA23];SQUADRE_PER_CODICE;2)" office:value-type="string" office:string-value="Balene" calcext:value-type="string">
            <text:p>Balene</text:p>
          </table:table-cell>
          <table:table-cell table:style-name="ce964" table:formula="of:=[.AD23]+[.AE23]+[.AF23]" office:value-type="float" office:value="3" calcext:value-type="float">
            <text:p>3</text:p>
          </table:table-cell>
          <table:table-cell table:style-name="ce964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964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964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975" table:formula="of:=2*[.AD23]+1*[.AE23]+0*[.AF23]" office:value-type="float" office:value="5" calcext:value-type="float">
            <text:p>5</text:p>
          </table:table-cell>
          <table:table-cell table:style-name="ce981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964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986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964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989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964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981" table:formula="of:=[.AK23]+[.AL23]+[.AM23]" office:value-type="float" office:value="67" calcext:value-type="float">
            <text:p>67</text:p>
          </table:table-cell>
          <table:table-cell table:style-name="ce990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990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990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986" table:formula="of:=[.AO23]+[.AP23]+[.AQ23]" office:value-type="float" office:value="0" calcext:value-type="float">
            <text:p>+0</text:p>
          </table:table-cell>
          <table:table-cell table:style-name="ce999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1005" office:value-type="string" calcext:value-type="string">
            <text:p>1-8/4</text:p>
          </table:table-cell>
          <table:table-cell table:style-name="ce1008" office:value-type="float" office:value="69" calcext:value-type="float">
            <text:p>6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49</text:p>
          </table:table-cell>
          <table:table-cell table:style-name="ce1017" office:value-type="string" calcext:value-type="string">
            <text:p>V53</text:p>
          </table:table-cell>
          <table:table-cell table:style-name="ce942" table:formula="of:=IF(LEFT([.AY23];1)=&quot;V&quot;;VLOOKUP(VALUE(SUBSTITUTE([.AY23];&quot;V&quot;;&quot;&quot;));B_PARTITE_2A_FASE_PER_NUMERO;10;FALSE());IF(LEFT([.AY23];1)=&quot;P&quot;;VLOOKUP(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942" table:formula="of:=IF(LEFT([.AZ23];1)=&quot;V&quot;;VLOOKUP(VALUE(SUBSTITUTE([.AZ23];&quot;V&quot;;&quot;&quot;));B_PARTITE_2A_FASE_PER_NUMERO;10;FALSE());IF(LEFT([.AZ23];1)=&quot;P&quot;;VLOOKUP(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928" table:formula="of:=VLOOKUP([.AV23];INPUT_DATE_E_RISULTATI_2A_FASE;6;0)" office:value-type="float" office:value="58" calcext:value-type="float">
            <text:p>58</text:p>
          </table:table-cell>
          <table:table-cell table:style-name="ce928" table:formula="of:=VLOOKUP([.AV23];INPUT_DATE_E_RISULTATI_2A_FASE;7;0)" office:value-type="float" office:value="46" calcext:value-type="float">
            <text:p>46</text:p>
          </table:table-cell>
          <table:table-cell table:style-name="ce942" table:formula="of:=IF([.BC23]&gt;[.BD23];[.BA23];[.BB23])" office:value-type="string" office:string-value="Leoni" calcext:value-type="string">
            <text:p>Leoni</text:p>
          </table:table-cell>
          <table:table-cell table:style-name="ce942" table:formula="of:=IF([.BC23]&lt;[.BD23];[.BA23];[.BB23])" office:value-type="string" office:string-value="Giaguari" calcext:value-type="string">
            <text:p>Giaguari</text:p>
          </table:table-cell>
          <table:table-cell table:style-name="ce928" table:formula="of:=1*([.BC23]&gt;[.BD23])" office:value-type="float" office:value="1" calcext:value-type="float">
            <text:p>1</text:p>
          </table:table-cell>
          <table:table-cell table:style-name="ce945" table:formula="of:=1*([.BC23]&lt;[.BD23])*NOT(AND([.BC23]=0;[.BD23]=20))" office:value-type="float" office:value="0" calcext:value-type="float">
            <text:p>0</text:p>
          </table:table-cell>
          <table:table-cell table:style-name="ce945" table:formula="of:=1*AND([.BC23]=0;[.BD23]=20)" office:value-type="float" office:value="0" calcext:value-type="float">
            <text:p>0</text:p>
          </table:table-cell>
          <table:table-cell table:style-name="ce928" table:formula="of:=[.BC23]" office:value-type="float" office:value="58" calcext:value-type="float">
            <text:p>58</text:p>
          </table:table-cell>
          <table:table-cell table:style-name="ce928" table:formula="of:=[.BD23]" office:value-type="float" office:value="46" calcext:value-type="float">
            <text:p>46</text:p>
          </table:table-cell>
          <table:table-cell table:style-name="ce948" table:formula="of:=[.BJ23]-[.BK23]" office:value-type="float" office:value="12" calcext:value-type="float">
            <text:p>+12</text:p>
          </table:table-cell>
          <table:table-cell table:style-name="ce928" table:formula="of:=1*([.BD23]&gt;[.BC23])" office:value-type="float" office:value="0" calcext:value-type="float">
            <text:p>0</text:p>
          </table:table-cell>
          <table:table-cell table:style-name="ce928" table:formula="of:=1*([.BD23]&lt;[.BC23])*NOT(AND([.BC23]=20;[.BD23]=0))" office:value-type="float" office:value="1" calcext:value-type="float">
            <text:p>1</text:p>
          </table:table-cell>
          <table:table-cell table:style-name="ce928" table:formula="of:=1*AND([.BC23]=20;[.BD23]=0)" office:value-type="float" office:value="0" calcext:value-type="float">
            <text:p>0</text:p>
          </table:table-cell>
          <table:table-cell table:style-name="ce928" table:formula="of:=[.BD23]" office:value-type="float" office:value="46" calcext:value-type="float">
            <text:p>46</text:p>
          </table:table-cell>
          <table:table-cell table:style-name="ce928" table:formula="of:=[.BC23]" office:value-type="float" office:value="58" calcext:value-type="float">
            <text:p>58</text:p>
          </table:table-cell>
          <table:table-cell table:style-name="ce951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883" office:value-type="float" office:value="40" calcext:value-type="float">
            <text:p>4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2</text:p>
          </table:table-cell>
          <table:table-cell table:style-name="ce928" office:value-type="string" calcext:value-type="string">
            <text:p>D3</text:p>
          </table:table-cell>
          <table:table-cell table:style-name="ce942" table:formula="of:=IF([.B24]=&quot;Girone&quot;;VLOOKUP([.D24];SQUADRE_PER_CODICE;2);&quot;ERRORE!&quot;)" office:value-type="string" office:string-value="Pitoni" calcext:value-type="string">
            <text:p>Pitoni</text:p>
          </table:table-cell>
          <table:table-cell table:style-name="ce942" table:formula="of:=IF([.B24]=&quot;Girone&quot;;VLOOKUP([.E24];SQUADRE_PER_CODICE;2);&quot;ERRORE!&quot;)" office:value-type="string" office:string-value="Aquile" calcext:value-type="string">
            <text:p>Aquile</text:p>
          </table:table-cell>
          <table:table-cell table:style-name="ce928" table:formula="of:=VLOOKUP([.A24];INPUT_DATE_E_RISULTATI_GIRONI;6;0)" office:value-type="float" office:value="25" calcext:value-type="float">
            <text:p>25</text:p>
          </table:table-cell>
          <table:table-cell table:style-name="ce928" table:formula="of:=VLOOKUP([.A24];INPUT_DATE_E_RISULTATI_GIRONI;7;0)" office:value-type="float" office:value="15" calcext:value-type="float">
            <text:p>15</text:p>
          </table:table-cell>
          <table:table-cell table:style-name="ce942" table:formula="of:=IF([.H24]&gt;[.I24];[.F24];[.G24])" office:value-type="string" office:string-value="Pitoni" calcext:value-type="string">
            <text:p>Pitoni</text:p>
          </table:table-cell>
          <table:table-cell table:style-name="ce942" table:formula="of:=IF([.H24]&lt;[.I24];[.F24];[.G24])" office:value-type="string" office:string-value="Aquile" calcext:value-type="string">
            <text:p>Aquile</text:p>
          </table:table-cell>
          <table:table-cell table:style-name="ce928" table:formula="of:=1*([.H24]&gt;[.I24])" office:value-type="float" office:value="1" calcext:value-type="float">
            <text:p>1</text:p>
          </table:table-cell>
          <table:table-cell table:style-name="ce945" table:formula="of:=1*([.H24]&lt;[.I24])*NOT(AND([.H24]=0;[.I24]=20))" office:value-type="float" office:value="0" calcext:value-type="float">
            <text:p>0</text:p>
          </table:table-cell>
          <table:table-cell table:style-name="ce945" table:formula="of:=1*AND([.H24]=0;[.I24]=20)" office:value-type="float" office:value="0" calcext:value-type="float">
            <text:p>0</text:p>
          </table:table-cell>
          <table:table-cell table:style-name="ce928" table:formula="of:=[.H24]" office:value-type="float" office:value="25" calcext:value-type="float">
            <text:p>25</text:p>
          </table:table-cell>
          <table:table-cell table:style-name="ce928" table:formula="of:=[.I24]" office:value-type="float" office:value="15" calcext:value-type="float">
            <text:p>15</text:p>
          </table:table-cell>
          <table:table-cell table:style-name="ce948" table:formula="of:=[.O24]-[.P24]" office:value-type="float" office:value="10" calcext:value-type="float">
            <text:p>+10</text:p>
          </table:table-cell>
          <table:table-cell table:style-name="ce928" table:formula="of:=1*([.I24]&gt;[.H24])" office:value-type="float" office:value="0" calcext:value-type="float">
            <text:p>0</text:p>
          </table:table-cell>
          <table:table-cell table:style-name="ce928" table:formula="of:=1*([.I24]&lt;[.H24])*NOT(AND([.H24]=20;[.I24]=0))" office:value-type="float" office:value="1" calcext:value-type="float">
            <text:p>1</text:p>
          </table:table-cell>
          <table:table-cell table:style-name="ce928" table:formula="of:=1*AND([.H24]=20;[.I24]=0)" office:value-type="float" office:value="0" calcext:value-type="float">
            <text:p>0</text:p>
          </table:table-cell>
          <table:table-cell table:style-name="ce928" table:formula="of:=[.I24]" office:value-type="float" office:value="15" calcext:value-type="float">
            <text:p>15</text:p>
          </table:table-cell>
          <table:table-cell table:style-name="ce928" table:formula="of:=[.H24]" office:value-type="float" office:value="25" calcext:value-type="float">
            <text:p>25</text:p>
          </table:table-cell>
          <table:table-cell table:style-name="ce951" table:formula="of:=[.U24]-[.V24]" office:value-type="float" office:value="-10" calcext:value-type="float">
            <text:p>-10</text:p>
          </table:table-cell>
          <table:table-cell/>
          <table:table-cell table:style-name="ce955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960" office:value-type="string" calcext:value-type="string">
            <text:p>F</text:p>
          </table:table-cell>
          <table:table-cell table:style-name="ce928" office:value-type="string" calcext:value-type="string">
            <text:p>F2</text:p>
          </table:table-cell>
          <table:table-cell table:style-name="ce968" table:formula="of:=VLOOKUP([.AA24];SQUADRE_PER_CODICE;2)" office:value-type="string" office:string-value="Gabbiani" calcext:value-type="string">
            <text:p>Gabbiani</text:p>
          </table:table-cell>
          <table:table-cell table:style-name="ce928" table:formula="of:=[.AD24]+[.AE24]+[.AF24]" office:value-type="float" office:value="3" calcext:value-type="float">
            <text:p>3</text:p>
          </table:table-cell>
          <table:table-cell table:style-name="ce928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928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928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974" table:formula="of:=2*[.AD24]+1*[.AE24]+0*[.AF24]" office:value-type="float" office:value="5" calcext:value-type="float">
            <text:p>5</text:p>
          </table:table-cell>
          <table:table-cell table:style-name="ce980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928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985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928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928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928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980" table:formula="of:=[.AK24]+[.AL24]+[.AM24]" office:value-type="float" office:value="67" calcext:value-type="float">
            <text:p>67</text:p>
          </table:table-cell>
          <table:table-cell table:style-name="ce948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948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948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985" table:formula="of:=[.AO24]+[.AP24]+[.AQ24]" office:value-type="float" office:value="0" calcext:value-type="float">
            <text:p>+0</text:p>
          </table:table-cell>
          <table:table-cell table:style-name="ce995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1005" office:value-type="string" calcext:value-type="string">
            <text:p>1-8/3</text:p>
          </table:table-cell>
          <table:table-cell table:style-name="ce1008" office:value-type="float" office:value="70" calcext:value-type="float">
            <text:p>7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7</text:p>
          </table:table-cell>
          <table:table-cell table:style-name="ce1017" office:value-type="string" calcext:value-type="string">
            <text:p>V61</text:p>
          </table:table-cell>
          <table:table-cell table:style-name="ce942" table:formula="of:=IF(LEFT([.AY24];1)=&quot;V&quot;;VLOOKUP(VALUE(SUBSTITUTE([.AY24];&quot;V&quot;;&quot;&quot;));B_PARTITE_2A_FASE_PER_NUMERO;10;FALSE());IF(LEFT([.AY24];1)=&quot;P&quot;;VLOOKUP(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942" table:formula="of:=IF(LEFT([.AZ24];1)=&quot;V&quot;;VLOOKUP(VALUE(SUBSTITUTE([.AZ24];&quot;V&quot;;&quot;&quot;));B_PARTITE_2A_FASE_PER_NUMERO;10;FALSE());IF(LEFT([.AZ24];1)=&quot;P&quot;;VLOOKUP(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928" table:formula="of:=VLOOKUP([.AV24];INPUT_DATE_E_RISULTATI_2A_FASE;6;0)" office:value-type="float" office:value="60" calcext:value-type="float">
            <text:p>60</text:p>
          </table:table-cell>
          <table:table-cell table:style-name="ce928" table:formula="of:=VLOOKUP([.AV24];INPUT_DATE_E_RISULTATI_2A_FASE;7;0)" office:value-type="float" office:value="31" calcext:value-type="float">
            <text:p>31</text:p>
          </table:table-cell>
          <table:table-cell table:style-name="ce942" table:formula="of:=IF([.BC24]&gt;[.BD24];[.BA24];[.BB24])" office:value-type="string" office:string-value="Bisonti" calcext:value-type="string">
            <text:p>Bisonti</text:p>
          </table:table-cell>
          <table:table-cell table:style-name="ce942" table:formula="of:=IF([.BC24]&lt;[.BD24];[.BA24];[.BB24])" office:value-type="string" office:string-value="Balene" calcext:value-type="string">
            <text:p>Balene</text:p>
          </table:table-cell>
          <table:table-cell table:style-name="ce928" table:formula="of:=1*([.BC24]&gt;[.BD24])" office:value-type="float" office:value="1" calcext:value-type="float">
            <text:p>1</text:p>
          </table:table-cell>
          <table:table-cell table:style-name="ce945" table:formula="of:=1*([.BC24]&lt;[.BD24])*NOT(AND([.BC24]=0;[.BD24]=20))" office:value-type="float" office:value="0" calcext:value-type="float">
            <text:p>0</text:p>
          </table:table-cell>
          <table:table-cell table:style-name="ce945" table:formula="of:=1*AND([.BC24]=0;[.BD24]=20)" office:value-type="float" office:value="0" calcext:value-type="float">
            <text:p>0</text:p>
          </table:table-cell>
          <table:table-cell table:style-name="ce928" table:formula="of:=[.BC24]" office:value-type="float" office:value="60" calcext:value-type="float">
            <text:p>60</text:p>
          </table:table-cell>
          <table:table-cell table:style-name="ce928" table:formula="of:=[.BD24]" office:value-type="float" office:value="31" calcext:value-type="float">
            <text:p>31</text:p>
          </table:table-cell>
          <table:table-cell table:style-name="ce948" table:formula="of:=[.BJ24]-[.BK24]" office:value-type="float" office:value="29" calcext:value-type="float">
            <text:p>+29</text:p>
          </table:table-cell>
          <table:table-cell table:style-name="ce928" table:formula="of:=1*([.BD24]&gt;[.BC24])" office:value-type="float" office:value="0" calcext:value-type="float">
            <text:p>0</text:p>
          </table:table-cell>
          <table:table-cell table:style-name="ce928" table:formula="of:=1*([.BD24]&lt;[.BC24])*NOT(AND([.BC24]=20;[.BD24]=0))" office:value-type="float" office:value="1" calcext:value-type="float">
            <text:p>1</text:p>
          </table:table-cell>
          <table:table-cell table:style-name="ce928" table:formula="of:=1*AND([.BC24]=20;[.BD24]=0)" office:value-type="float" office:value="0" calcext:value-type="float">
            <text:p>0</text:p>
          </table:table-cell>
          <table:table-cell table:style-name="ce928" table:formula="of:=[.BD24]" office:value-type="float" office:value="31" calcext:value-type="float">
            <text:p>31</text:p>
          </table:table-cell>
          <table:table-cell table:style-name="ce928" table:formula="of:=[.BC24]" office:value-type="float" office:value="60" calcext:value-type="float">
            <text:p>60</text:p>
          </table:table-cell>
          <table:table-cell table:style-name="ce951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883" office:value-type="float" office:value="16" calcext:value-type="float">
            <text:p>1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2</text:p>
          </table:table-cell>
          <table:table-cell table:style-name="ce928" office:value-type="string" calcext:value-type="string">
            <text:p>D4</text:p>
          </table:table-cell>
          <table:table-cell table:style-name="ce942" table:formula="of:=IF([.B25]=&quot;Girone&quot;;VLOOKUP([.D25];SQUADRE_PER_CODICE;2);&quot;ERRORE!&quot;)" office:value-type="string" office:string-value="Pitoni" calcext:value-type="string">
            <text:p>Pitoni</text:p>
          </table:table-cell>
          <table:table-cell table:style-name="ce942" table:formula="of:=IF([.B25]=&quot;Girone&quot;;VLOOKUP([.E25];SQUADRE_PER_CODICE;2);&quot;ERRORE!&quot;)" office:value-type="string" office:string-value="Falchi" calcext:value-type="string">
            <text:p>Falchi</text:p>
          </table:table-cell>
          <table:table-cell table:style-name="ce928" table:formula="of:=VLOOKUP([.A25];INPUT_DATE_E_RISULTATI_GIRONI;6;0)" office:value-type="float" office:value="83" calcext:value-type="float">
            <text:p>83</text:p>
          </table:table-cell>
          <table:table-cell table:style-name="ce928" table:formula="of:=VLOOKUP([.A25];INPUT_DATE_E_RISULTATI_GIRONI;7;0)" office:value-type="float" office:value="57" calcext:value-type="float">
            <text:p>57</text:p>
          </table:table-cell>
          <table:table-cell table:style-name="ce942" table:formula="of:=IF([.H25]&gt;[.I25];[.F25];[.G25])" office:value-type="string" office:string-value="Pitoni" calcext:value-type="string">
            <text:p>Pitoni</text:p>
          </table:table-cell>
          <table:table-cell table:style-name="ce942" table:formula="of:=IF([.H25]&lt;[.I25];[.F25];[.G25])" office:value-type="string" office:string-value="Falchi" calcext:value-type="string">
            <text:p>Falchi</text:p>
          </table:table-cell>
          <table:table-cell table:style-name="ce928" table:formula="of:=1*([.H25]&gt;[.I25])" office:value-type="float" office:value="1" calcext:value-type="float">
            <text:p>1</text:p>
          </table:table-cell>
          <table:table-cell table:style-name="ce945" table:formula="of:=1*([.H25]&lt;[.I25])*NOT(AND([.H25]=0;[.I25]=20))" office:value-type="float" office:value="0" calcext:value-type="float">
            <text:p>0</text:p>
          </table:table-cell>
          <table:table-cell table:style-name="ce945" table:formula="of:=1*AND([.H25]=0;[.I25]=20)" office:value-type="float" office:value="0" calcext:value-type="float">
            <text:p>0</text:p>
          </table:table-cell>
          <table:table-cell table:style-name="ce928" table:formula="of:=[.H25]" office:value-type="float" office:value="83" calcext:value-type="float">
            <text:p>83</text:p>
          </table:table-cell>
          <table:table-cell table:style-name="ce928" table:formula="of:=[.I25]" office:value-type="float" office:value="57" calcext:value-type="float">
            <text:p>57</text:p>
          </table:table-cell>
          <table:table-cell table:style-name="ce948" table:formula="of:=[.O25]-[.P25]" office:value-type="float" office:value="26" calcext:value-type="float">
            <text:p>+26</text:p>
          </table:table-cell>
          <table:table-cell table:style-name="ce928" table:formula="of:=1*([.I25]&gt;[.H25])" office:value-type="float" office:value="0" calcext:value-type="float">
            <text:p>0</text:p>
          </table:table-cell>
          <table:table-cell table:style-name="ce928" table:formula="of:=1*([.I25]&lt;[.H25])*NOT(AND([.H25]=20;[.I25]=0))" office:value-type="float" office:value="1" calcext:value-type="float">
            <text:p>1</text:p>
          </table:table-cell>
          <table:table-cell table:style-name="ce928" table:formula="of:=1*AND([.H25]=20;[.I25]=0)" office:value-type="float" office:value="0" calcext:value-type="float">
            <text:p>0</text:p>
          </table:table-cell>
          <table:table-cell table:style-name="ce928" table:formula="of:=[.I25]" office:value-type="float" office:value="57" calcext:value-type="float">
            <text:p>57</text:p>
          </table:table-cell>
          <table:table-cell table:style-name="ce928" table:formula="of:=[.H25]" office:value-type="float" office:value="83" calcext:value-type="float">
            <text:p>83</text:p>
          </table:table-cell>
          <table:table-cell table:style-name="ce951" table:formula="of:=[.U25]-[.V25]" office:value-type="float" office:value="-26" calcext:value-type="float">
            <text:p>-26</text:p>
          </table:table-cell>
          <table:table-cell/>
          <table:table-cell table:style-name="ce955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960" office:value-type="string" calcext:value-type="string">
            <text:p>F</text:p>
          </table:table-cell>
          <table:table-cell table:style-name="ce928" office:value-type="string" calcext:value-type="string">
            <text:p>F3</text:p>
          </table:table-cell>
          <table:table-cell table:style-name="ce968" table:formula="of:=VLOOKUP([.AA25];SQUADRE_PER_CODICE;2)" office:value-type="string" office:string-value="Delfini" calcext:value-type="string">
            <text:p>Delfini</text:p>
          </table:table-cell>
          <table:table-cell table:style-name="ce928" table:formula="of:=[.AD25]+[.AE25]+[.AF25]" office:value-type="float" office:value="3" calcext:value-type="float">
            <text:p>3</text:p>
          </table:table-cell>
          <table:table-cell table:style-name="ce928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928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928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974" table:formula="of:=2*[.AD25]+1*[.AE25]+0*[.AF25]" office:value-type="float" office:value="5" calcext:value-type="float">
            <text:p>5</text:p>
          </table:table-cell>
          <table:table-cell table:style-name="ce980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928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985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928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928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928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980" table:formula="of:=[.AK25]+[.AL25]+[.AM25]" office:value-type="float" office:value="67" calcext:value-type="float">
            <text:p>67</text:p>
          </table:table-cell>
          <table:table-cell table:style-name="ce948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948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948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985" table:formula="of:=[.AO25]+[.AP25]+[.AQ25]" office:value-type="float" office:value="0" calcext:value-type="float">
            <text:p>+0</text:p>
          </table:table-cell>
          <table:table-cell table:style-name="ce995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1005" office:value-type="string" calcext:value-type="string">
            <text:p>17-24/4</text:p>
          </table:table-cell>
          <table:table-cell table:style-name="ce1008" office:value-type="float" office:value="71" calcext:value-type="float">
            <text:p>7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1</text:p>
          </table:table-cell>
          <table:table-cell table:style-name="ce1017" office:value-type="string" calcext:value-type="string">
            <text:p>V55</text:p>
          </table:table-cell>
          <table:table-cell table:style-name="ce942" table:formula="of:=IF(LEFT([.AY25];1)=&quot;V&quot;;VLOOKUP(VALUE(SUBSTITUTE([.AY25];&quot;V&quot;;&quot;&quot;));B_PARTITE_2A_FASE_PER_NUMERO;10;FALSE());IF(LEFT([.AY25];1)=&quot;P&quot;;VLOOKUP(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942" table:formula="of:=IF(LEFT([.AZ25];1)=&quot;V&quot;;VLOOKUP(VALUE(SUBSTITUTE([.AZ25];&quot;V&quot;;&quot;&quot;));B_PARTITE_2A_FASE_PER_NUMERO;10;FALSE());IF(LEFT([.AZ25];1)=&quot;P&quot;;VLOOKUP(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928" table:formula="of:=VLOOKUP([.AV25];INPUT_DATE_E_RISULTATI_2A_FASE;6;0)" office:value-type="float" office:value="63" calcext:value-type="float">
            <text:p>63</text:p>
          </table:table-cell>
          <table:table-cell table:style-name="ce928" table:formula="of:=VLOOKUP([.AV25];INPUT_DATE_E_RISULTATI_2A_FASE;7;0)" office:value-type="float" office:value="42" calcext:value-type="float">
            <text:p>42</text:p>
          </table:table-cell>
          <table:table-cell table:style-name="ce942" table:formula="of:=IF([.BC25]&gt;[.BD25];[.BA25];[.BB25])" office:value-type="string" office:string-value="Tigri" calcext:value-type="string">
            <text:p>Tigri</text:p>
          </table:table-cell>
          <table:table-cell table:style-name="ce942" table:formula="of:=IF([.BC25]&lt;[.BD25];[.BA25];[.BB25])" office:value-type="string" office:string-value="Linci" calcext:value-type="string">
            <text:p>Linci</text:p>
          </table:table-cell>
          <table:table-cell table:style-name="ce928" table:formula="of:=1*([.BC25]&gt;[.BD25])" office:value-type="float" office:value="1" calcext:value-type="float">
            <text:p>1</text:p>
          </table:table-cell>
          <table:table-cell table:style-name="ce945" table:formula="of:=1*([.BC25]&lt;[.BD25])*NOT(AND([.BC25]=0;[.BD25]=20))" office:value-type="float" office:value="0" calcext:value-type="float">
            <text:p>0</text:p>
          </table:table-cell>
          <table:table-cell table:style-name="ce945" table:formula="of:=1*AND([.BC25]=0;[.BD25]=20)" office:value-type="float" office:value="0" calcext:value-type="float">
            <text:p>0</text:p>
          </table:table-cell>
          <table:table-cell table:style-name="ce928" table:formula="of:=[.BC25]" office:value-type="float" office:value="63" calcext:value-type="float">
            <text:p>63</text:p>
          </table:table-cell>
          <table:table-cell table:style-name="ce928" table:formula="of:=[.BD25]" office:value-type="float" office:value="42" calcext:value-type="float">
            <text:p>42</text:p>
          </table:table-cell>
          <table:table-cell table:style-name="ce948" table:formula="of:=[.BJ25]-[.BK25]" office:value-type="float" office:value="21" calcext:value-type="float">
            <text:p>+21</text:p>
          </table:table-cell>
          <table:table-cell table:style-name="ce928" table:formula="of:=1*([.BD25]&gt;[.BC25])" office:value-type="float" office:value="0" calcext:value-type="float">
            <text:p>0</text:p>
          </table:table-cell>
          <table:table-cell table:style-name="ce928" table:formula="of:=1*([.BD25]&lt;[.BC25])*NOT(AND([.BC25]=20;[.BD25]=0))" office:value-type="float" office:value="1" calcext:value-type="float">
            <text:p>1</text:p>
          </table:table-cell>
          <table:table-cell table:style-name="ce928" table:formula="of:=1*AND([.BC25]=20;[.BD25]=0)" office:value-type="float" office:value="0" calcext:value-type="float">
            <text:p>0</text:p>
          </table:table-cell>
          <table:table-cell table:style-name="ce928" table:formula="of:=[.BD25]" office:value-type="float" office:value="42" calcext:value-type="float">
            <text:p>42</text:p>
          </table:table-cell>
          <table:table-cell table:style-name="ce928" table:formula="of:=[.BC25]" office:value-type="float" office:value="63" calcext:value-type="float">
            <text:p>63</text:p>
          </table:table-cell>
          <table:table-cell table:style-name="ce951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8" calcext:value-type="float">
            <text:p>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3</text:p>
          </table:table-cell>
          <table:table-cell table:style-name="ce928" office:value-type="string" calcext:value-type="string">
            <text:p>D4</text:p>
          </table:table-cell>
          <table:table-cell table:style-name="ce942" table:formula="of:=IF([.B26]=&quot;Girone&quot;;VLOOKUP([.D26];SQUADRE_PER_CODICE;2);&quot;ERRORE!&quot;)" office:value-type="string" office:string-value="Aquile" calcext:value-type="string">
            <text:p>Aquile</text:p>
          </table:table-cell>
          <table:table-cell table:style-name="ce942" table:formula="of:=IF([.B26]=&quot;Girone&quot;;VLOOKUP([.E26];SQUADRE_PER_CODICE;2);&quot;ERRORE!&quot;)" office:value-type="string" office:string-value="Falchi" calcext:value-type="string">
            <text:p>Falchi</text:p>
          </table:table-cell>
          <table:table-cell table:style-name="ce928" table:formula="of:=VLOOKUP([.A26];INPUT_DATE_E_RISULTATI_GIRONI;6;0)" office:value-type="float" office:value="72" calcext:value-type="float">
            <text:p>72</text:p>
          </table:table-cell>
          <table:table-cell table:style-name="ce928" table:formula="of:=VLOOKUP([.A26];INPUT_DATE_E_RISULTATI_GIRONI;7;0)" office:value-type="float" office:value="52" calcext:value-type="float">
            <text:p>52</text:p>
          </table:table-cell>
          <table:table-cell table:style-name="ce942" table:formula="of:=IF([.H26]&gt;[.I26];[.F26];[.G26])" office:value-type="string" office:string-value="Aquile" calcext:value-type="string">
            <text:p>Aquile</text:p>
          </table:table-cell>
          <table:table-cell table:style-name="ce942" table:formula="of:=IF([.H26]&lt;[.I26];[.F26];[.G26])" office:value-type="string" office:string-value="Falchi" calcext:value-type="string">
            <text:p>Falchi</text:p>
          </table:table-cell>
          <table:table-cell table:style-name="ce928" table:formula="of:=1*([.H26]&gt;[.I26])" office:value-type="float" office:value="1" calcext:value-type="float">
            <text:p>1</text:p>
          </table:table-cell>
          <table:table-cell table:style-name="ce945" table:formula="of:=1*([.H26]&lt;[.I26])*NOT(AND([.H26]=0;[.I26]=20))" office:value-type="float" office:value="0" calcext:value-type="float">
            <text:p>0</text:p>
          </table:table-cell>
          <table:table-cell table:style-name="ce945" table:formula="of:=1*AND([.H26]=0;[.I26]=20)" office:value-type="float" office:value="0" calcext:value-type="float">
            <text:p>0</text:p>
          </table:table-cell>
          <table:table-cell table:style-name="ce928" table:formula="of:=[.H26]" office:value-type="float" office:value="72" calcext:value-type="float">
            <text:p>72</text:p>
          </table:table-cell>
          <table:table-cell table:style-name="ce928" table:formula="of:=[.I26]" office:value-type="float" office:value="52" calcext:value-type="float">
            <text:p>52</text:p>
          </table:table-cell>
          <table:table-cell table:style-name="ce948" table:formula="of:=[.O26]-[.P26]" office:value-type="float" office:value="20" calcext:value-type="float">
            <text:p>+20</text:p>
          </table:table-cell>
          <table:table-cell table:style-name="ce928" table:formula="of:=1*([.I26]&gt;[.H26])" office:value-type="float" office:value="0" calcext:value-type="float">
            <text:p>0</text:p>
          </table:table-cell>
          <table:table-cell table:style-name="ce928" table:formula="of:=1*([.I26]&lt;[.H26])*NOT(AND([.H26]=20;[.I26]=0))" office:value-type="float" office:value="1" calcext:value-type="float">
            <text:p>1</text:p>
          </table:table-cell>
          <table:table-cell table:style-name="ce928" table:formula="of:=1*AND([.H26]=20;[.I26]=0)" office:value-type="float" office:value="0" calcext:value-type="float">
            <text:p>0</text:p>
          </table:table-cell>
          <table:table-cell table:style-name="ce928" table:formula="of:=[.I26]" office:value-type="float" office:value="52" calcext:value-type="float">
            <text:p>52</text:p>
          </table:table-cell>
          <table:table-cell table:style-name="ce928" table:formula="of:=[.H26]" office:value-type="float" office:value="72" calcext:value-type="float">
            <text:p>72</text:p>
          </table:table-cell>
          <table:table-cell table:style-name="ce951" table:formula="of:=[.U26]-[.V26]" office:value-type="float" office:value="-20" calcext:value-type="float">
            <text:p>-20</text:p>
          </table:table-cell>
          <table:table-cell/>
          <table:table-cell table:style-name="ce957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962" office:value-type="string" calcext:value-type="string">
            <text:p>F</text:p>
          </table:table-cell>
          <table:table-cell table:style-name="ce965" office:value-type="string" calcext:value-type="string">
            <text:p>F4</text:p>
          </table:table-cell>
          <table:table-cell table:style-name="ce970" table:formula="of:=VLOOKUP([.AA26];SQUADRE_PER_CODICE;2)" office:value-type="string" office:string-value="Fenicotteri" calcext:value-type="string">
            <text:p>Fenicotteri</text:p>
          </table:table-cell>
          <table:table-cell table:style-name="ce965" table:formula="of:=[.AD26]+[.AE26]+[.AF26]" office:value-type="float" office:value="3" calcext:value-type="float">
            <text:p>3</text:p>
          </table:table-cell>
          <table:table-cell table:style-name="ce965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965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965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976" table:formula="of:=2*[.AD26]+1*[.AE26]+0*[.AF26]" office:value-type="float" office:value="3" calcext:value-type="float">
            <text:p>3</text:p>
          </table:table-cell>
          <table:table-cell table:style-name="ce982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965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987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965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965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965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982" table:formula="of:=[.AK26]+[.AL26]+[.AM26]" office:value-type="float" office:value="0" calcext:value-type="float">
            <text:p>0</text:p>
          </table:table-cell>
          <table:table-cell table:style-name="ce991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991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991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987" table:formula="of:=[.AO26]+[.AP26]+[.AQ26]" office:value-type="float" office:value="0" calcext:value-type="float">
            <text:p>+0</text:p>
          </table:table-cell>
          <table:table-cell table:style-name="ce1000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1005" office:value-type="string" calcext:value-type="string">
            <text:p>17-24/3</text:p>
          </table:table-cell>
          <table:table-cell table:style-name="ce1008" office:value-type="float" office:value="72" calcext:value-type="float">
            <text:p>7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9</text:p>
          </table:table-cell>
          <table:table-cell table:style-name="ce1017" office:value-type="string" calcext:value-type="string">
            <text:p>V63</text:p>
          </table:table-cell>
          <table:table-cell table:style-name="ce942" table:formula="of:=IF(LEFT([.AY26];1)=&quot;V&quot;;VLOOKUP(VALUE(SUBSTITUTE([.AY26];&quot;V&quot;;&quot;&quot;));B_PARTITE_2A_FASE_PER_NUMERO;10;FALSE());IF(LEFT([.AY26];1)=&quot;P&quot;;VLOOKUP(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942" table:formula="of:=IF(LEFT([.AZ26];1)=&quot;V&quot;;VLOOKUP(VALUE(SUBSTITUTE([.AZ26];&quot;V&quot;;&quot;&quot;));B_PARTITE_2A_FASE_PER_NUMERO;10;FALSE());IF(LEFT([.AZ26];1)=&quot;P&quot;;VLOOKUP(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928" table:formula="of:=VLOOKUP([.AV26];INPUT_DATE_E_RISULTATI_2A_FASE;6;0)" office:value-type="float" office:value="68" calcext:value-type="float">
            <text:p>68</text:p>
          </table:table-cell>
          <table:table-cell table:style-name="ce928" table:formula="of:=VLOOKUP([.AV26];INPUT_DATE_E_RISULTATI_2A_FASE;7;0)" office:value-type="float" office:value="46" calcext:value-type="float">
            <text:p>46</text:p>
          </table:table-cell>
          <table:table-cell table:style-name="ce942" table:formula="of:=IF([.BC26]&gt;[.BD26];[.BA26];[.BB26])" office:value-type="string" office:string-value="Cervi" calcext:value-type="string">
            <text:p>Cervi</text:p>
          </table:table-cell>
          <table:table-cell table:style-name="ce942" table:formula="of:=IF([.BC26]&lt;[.BD26];[.BA26];[.BB26])" office:value-type="string" office:string-value="Delfini" calcext:value-type="string">
            <text:p>Delfini</text:p>
          </table:table-cell>
          <table:table-cell table:style-name="ce928" table:formula="of:=1*([.BC26]&gt;[.BD26])" office:value-type="float" office:value="1" calcext:value-type="float">
            <text:p>1</text:p>
          </table:table-cell>
          <table:table-cell table:style-name="ce945" table:formula="of:=1*([.BC26]&lt;[.BD26])*NOT(AND([.BC26]=0;[.BD26]=20))" office:value-type="float" office:value="0" calcext:value-type="float">
            <text:p>0</text:p>
          </table:table-cell>
          <table:table-cell table:style-name="ce945" table:formula="of:=1*AND([.BC26]=0;[.BD26]=20)" office:value-type="float" office:value="0" calcext:value-type="float">
            <text:p>0</text:p>
          </table:table-cell>
          <table:table-cell table:style-name="ce928" table:formula="of:=[.BC26]" office:value-type="float" office:value="68" calcext:value-type="float">
            <text:p>68</text:p>
          </table:table-cell>
          <table:table-cell table:style-name="ce928" table:formula="of:=[.BD26]" office:value-type="float" office:value="46" calcext:value-type="float">
            <text:p>46</text:p>
          </table:table-cell>
          <table:table-cell table:style-name="ce948" table:formula="of:=[.BJ26]-[.BK26]" office:value-type="float" office:value="22" calcext:value-type="float">
            <text:p>+22</text:p>
          </table:table-cell>
          <table:table-cell table:style-name="ce928" table:formula="of:=1*([.BD26]&gt;[.BC26])" office:value-type="float" office:value="0" calcext:value-type="float">
            <text:p>0</text:p>
          </table:table-cell>
          <table:table-cell table:style-name="ce928" table:formula="of:=1*([.BD26]&lt;[.BC26])*NOT(AND([.BC26]=20;[.BD26]=0))" office:value-type="float" office:value="1" calcext:value-type="float">
            <text:p>1</text:p>
          </table:table-cell>
          <table:table-cell table:style-name="ce928" table:formula="of:=1*AND([.BC26]=20;[.BD26]=0)" office:value-type="float" office:value="0" calcext:value-type="float">
            <text:p>0</text:p>
          </table:table-cell>
          <table:table-cell table:style-name="ce928" table:formula="of:=[.BD26]" office:value-type="float" office:value="46" calcext:value-type="float">
            <text:p>46</text:p>
          </table:table-cell>
          <table:table-cell table:style-name="ce928" table:formula="of:=[.BC26]" office:value-type="float" office:value="68" calcext:value-type="float">
            <text:p>68</text:p>
          </table:table-cell>
          <table:table-cell table:style-name="ce951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17" calcext:value-type="float">
            <text:p>1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28" office:value-type="string" calcext:value-type="string">
            <text:p>E2</text:p>
          </table:table-cell>
          <table:table-cell table:style-name="ce942" table:formula="of:=IF([.B27]=&quot;Girone&quot;;VLOOKUP([.D27];SQUADRE_PER_CODICE;2);&quot;ERRORE!&quot;)" office:value-type="string" office:string-value="Bisonti" calcext:value-type="string">
            <text:p>Bisonti</text:p>
          </table:table-cell>
          <table:table-cell table:style-name="ce942" table:formula="of:=IF([.B27]=&quot;Girone&quot;;VLOOKUP([.E27];SQUADRE_PER_CODICE;2);&quot;ERRORE!&quot;)" office:value-type="string" office:string-value="Bufali" calcext:value-type="string">
            <text:p>Bufali</text:p>
          </table:table-cell>
          <table:table-cell table:style-name="ce928" table:formula="of:=VLOOKUP([.A27];INPUT_DATE_E_RISULTATI_GIRONI;6;0)" office:value-type="float" office:value="34" calcext:value-type="float">
            <text:p>34</text:p>
          </table:table-cell>
          <table:table-cell table:style-name="ce928" table:formula="of:=VLOOKUP([.A27];INPUT_DATE_E_RISULTATI_GIRONI;7;0)" office:value-type="float" office:value="33" calcext:value-type="float">
            <text:p>33</text:p>
          </table:table-cell>
          <table:table-cell table:style-name="ce942" table:formula="of:=IF([.H27]&gt;[.I27];[.F27];[.G27])" office:value-type="string" office:string-value="Bisonti" calcext:value-type="string">
            <text:p>Bisonti</text:p>
          </table:table-cell>
          <table:table-cell table:style-name="ce942" table:formula="of:=IF([.H27]&lt;[.I27];[.F27];[.G27])" office:value-type="string" office:string-value="Bufali" calcext:value-type="string">
            <text:p>Bufali</text:p>
          </table:table-cell>
          <table:table-cell table:style-name="ce928" table:formula="of:=1*([.H27]&gt;[.I27])" office:value-type="float" office:value="1" calcext:value-type="float">
            <text:p>1</text:p>
          </table:table-cell>
          <table:table-cell table:style-name="ce945" table:formula="of:=1*([.H27]&lt;[.I27])*NOT(AND([.H27]=0;[.I27]=20))" office:value-type="float" office:value="0" calcext:value-type="float">
            <text:p>0</text:p>
          </table:table-cell>
          <table:table-cell table:style-name="ce945" table:formula="of:=1*AND([.H27]=0;[.I27]=20)" office:value-type="float" office:value="0" calcext:value-type="float">
            <text:p>0</text:p>
          </table:table-cell>
          <table:table-cell table:style-name="ce928" table:formula="of:=[.H27]" office:value-type="float" office:value="34" calcext:value-type="float">
            <text:p>34</text:p>
          </table:table-cell>
          <table:table-cell table:style-name="ce928" table:formula="of:=[.I27]" office:value-type="float" office:value="33" calcext:value-type="float">
            <text:p>33</text:p>
          </table:table-cell>
          <table:table-cell table:style-name="ce948" table:formula="of:=[.O27]-[.P27]" office:value-type="float" office:value="1" calcext:value-type="float">
            <text:p>+1</text:p>
          </table:table-cell>
          <table:table-cell table:style-name="ce928" table:formula="of:=1*([.I27]&gt;[.H27])" office:value-type="float" office:value="0" calcext:value-type="float">
            <text:p>0</text:p>
          </table:table-cell>
          <table:table-cell table:style-name="ce928" table:formula="of:=1*([.I27]&lt;[.H27])*NOT(AND([.H27]=20;[.I27]=0))" office:value-type="float" office:value="1" calcext:value-type="float">
            <text:p>1</text:p>
          </table:table-cell>
          <table:table-cell table:style-name="ce928" table:formula="of:=1*AND([.H27]=20;[.I27]=0)" office:value-type="float" office:value="0" calcext:value-type="float">
            <text:p>0</text:p>
          </table:table-cell>
          <table:table-cell table:style-name="ce928" table:formula="of:=[.I27]" office:value-type="float" office:value="33" calcext:value-type="float">
            <text:p>33</text:p>
          </table:table-cell>
          <table:table-cell table:style-name="ce928" table:formula="of:=[.H27]" office:value-type="float" office:value="34" calcext:value-type="float">
            <text:p>34</text:p>
          </table:table-cell>
          <table:table-cell table:style-name="ce951" table:formula="of:=[.U27]-[.V27]" office:value-type="float" office:value="-1" calcext:value-type="float">
            <text:p>-1</text:p>
          </table:table-cell>
          <table:table-cell/>
          <table:table-cell table:style-name="ce955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960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68" table:formula="of:=VLOOKUP([.AA27];SQUADRE_PER_CODICE;2)" office:value-type="string" office:string-value="Istrici" calcext:value-type="string">
            <text:p>Istrici</text:p>
          </table:table-cell>
          <table:table-cell table:style-name="ce928" table:formula="of:=[.AD27]+[.AE27]+[.AF27]" office:value-type="float" office:value="3" calcext:value-type="float">
            <text:p>3</text:p>
          </table:table-cell>
          <table:table-cell table:style-name="ce928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928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928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974" table:formula="of:=2*[.AD27]+1*[.AE27]+0*[.AF27]" office:value-type="float" office:value="6" calcext:value-type="float">
            <text:p>6</text:p>
          </table:table-cell>
          <table:table-cell table:style-name="ce980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928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985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928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945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928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980" table:formula="of:=[.AK27]+[.AL27]+[.AM27]" office:value-type="float" office:value="0" calcext:value-type="float">
            <text:p>0</text:p>
          </table:table-cell>
          <table:table-cell table:style-name="ce948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948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948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985" table:formula="of:=[.AO27]+[.AP27]+[.AQ27]" office:value-type="float" office:value="0" calcext:value-type="float">
            <text:p>+0</text:p>
          </table:table-cell>
          <table:table-cell table:style-name="ce995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1005" office:value-type="string" calcext:value-type="string">
            <text:p>1-8/2</text:p>
          </table:table-cell>
          <table:table-cell table:style-name="ce1008" office:value-type="float" office:value="73" calcext:value-type="float">
            <text:p>7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0</text:p>
          </table:table-cell>
          <table:table-cell table:style-name="ce1017" office:value-type="string" calcext:value-type="string">
            <text:p>V54</text:p>
          </table:table-cell>
          <table:table-cell table:style-name="ce942" table:formula="of:=IF(LEFT([.AY27];1)=&quot;V&quot;;VLOOKUP(VALUE(SUBSTITUTE([.AY27];&quot;V&quot;;&quot;&quot;));B_PARTITE_2A_FASE_PER_NUMERO;10;FALSE());IF(LEFT([.AY27];1)=&quot;P&quot;;VLOOKUP(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942" table:formula="of:=IF(LEFT([.AZ27];1)=&quot;V&quot;;VLOOKUP(VALUE(SUBSTITUTE([.AZ27];&quot;V&quot;;&quot;&quot;));B_PARTITE_2A_FASE_PER_NUMERO;10;FALSE());IF(LEFT([.AZ27];1)=&quot;P&quot;;VLOOKUP(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928" table:formula="of:=VLOOKUP([.AV27];INPUT_DATE_E_RISULTATI_2A_FASE;6;0)" office:value-type="float" office:value="56" calcext:value-type="float">
            <text:p>56</text:p>
          </table:table-cell>
          <table:table-cell table:style-name="ce928" table:formula="of:=VLOOKUP([.AV27];INPUT_DATE_E_RISULTATI_2A_FASE;7;0)" office:value-type="float" office:value="34" calcext:value-type="float">
            <text:p>34</text:p>
          </table:table-cell>
          <table:table-cell table:style-name="ce942" table:formula="of:=IF([.BC27]&gt;[.BD27];[.BA27];[.BB27])" office:value-type="string" office:string-value="Pantere" calcext:value-type="string">
            <text:p>Pantere</text:p>
          </table:table-cell>
          <table:table-cell table:style-name="ce942" table:formula="of:=IF([.BC27]&lt;[.BD27];[.BA27];[.BB27])" office:value-type="string" office:string-value="Coccodrilli" calcext:value-type="string">
            <text:p>Coccodrilli</text:p>
          </table:table-cell>
          <table:table-cell table:style-name="ce928" table:formula="of:=1*([.BC27]&gt;[.BD27])" office:value-type="float" office:value="1" calcext:value-type="float">
            <text:p>1</text:p>
          </table:table-cell>
          <table:table-cell table:style-name="ce945" table:formula="of:=1*([.BC27]&lt;[.BD27])*NOT(AND([.BC27]=0;[.BD27]=20))" office:value-type="float" office:value="0" calcext:value-type="float">
            <text:p>0</text:p>
          </table:table-cell>
          <table:table-cell table:style-name="ce945" table:formula="of:=1*AND([.BC27]=0;[.BD27]=20)" office:value-type="float" office:value="0" calcext:value-type="float">
            <text:p>0</text:p>
          </table:table-cell>
          <table:table-cell table:style-name="ce928" table:formula="of:=[.BC27]" office:value-type="float" office:value="56" calcext:value-type="float">
            <text:p>56</text:p>
          </table:table-cell>
          <table:table-cell table:style-name="ce928" table:formula="of:=[.BD27]" office:value-type="float" office:value="34" calcext:value-type="float">
            <text:p>34</text:p>
          </table:table-cell>
          <table:table-cell table:style-name="ce948" table:formula="of:=[.BJ27]-[.BK27]" office:value-type="float" office:value="22" calcext:value-type="float">
            <text:p>+22</text:p>
          </table:table-cell>
          <table:table-cell table:style-name="ce928" table:formula="of:=1*([.BD27]&gt;[.BC27])" office:value-type="float" office:value="0" calcext:value-type="float">
            <text:p>0</text:p>
          </table:table-cell>
          <table:table-cell table:style-name="ce928" table:formula="of:=1*([.BD27]&lt;[.BC27])*NOT(AND([.BC27]=20;[.BD27]=0))" office:value-type="float" office:value="1" calcext:value-type="float">
            <text:p>1</text:p>
          </table:table-cell>
          <table:table-cell table:style-name="ce928" table:formula="of:=1*AND([.BC27]=20;[.BD27]=0)" office:value-type="float" office:value="0" calcext:value-type="float">
            <text:p>0</text:p>
          </table:table-cell>
          <table:table-cell table:style-name="ce928" table:formula="of:=[.BD27]" office:value-type="float" office:value="34" calcext:value-type="float">
            <text:p>34</text:p>
          </table:table-cell>
          <table:table-cell table:style-name="ce928" table:formula="of:=[.BC27]" office:value-type="float" office:value="56" calcext:value-type="float">
            <text:p>56</text:p>
          </table:table-cell>
          <table:table-cell table:style-name="ce951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29" calcext:value-type="float">
            <text:p>2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28" office:value-type="string" calcext:value-type="string">
            <text:p>E3</text:p>
          </table:table-cell>
          <table:table-cell table:style-name="ce942" table:formula="of:=IF([.B28]=&quot;Girone&quot;;VLOOKUP([.D28];SQUADRE_PER_CODICE;2);&quot;ERRORE!&quot;)" office:value-type="string" office:string-value="Bisonti" calcext:value-type="string">
            <text:p>Bisonti</text:p>
          </table:table-cell>
          <table:table-cell table:style-name="ce942" table:formula="of:=IF([.B28]=&quot;Girone&quot;;VLOOKUP([.E28];SQUADRE_PER_CODICE;2);&quot;ERRORE!&quot;)" office:value-type="string" office:string-value="Cervi" calcext:value-type="string">
            <text:p>Cervi</text:p>
          </table:table-cell>
          <table:table-cell table:style-name="ce928" table:formula="of:=VLOOKUP([.A28];INPUT_DATE_E_RISULTATI_GIRONI;6;0)" office:value-type="float" office:value="33" calcext:value-type="float">
            <text:p>33</text:p>
          </table:table-cell>
          <table:table-cell table:style-name="ce928" table:formula="of:=VLOOKUP([.A28];INPUT_DATE_E_RISULTATI_GIRONI;7;0)" office:value-type="float" office:value="34" calcext:value-type="float">
            <text:p>34</text:p>
          </table:table-cell>
          <table:table-cell table:style-name="ce942" table:formula="of:=IF([.H28]&gt;[.I28];[.F28];[.G28])" office:value-type="string" office:string-value="Cervi" calcext:value-type="string">
            <text:p>Cervi</text:p>
          </table:table-cell>
          <table:table-cell table:style-name="ce942" table:formula="of:=IF([.H28]&lt;[.I28];[.F28];[.G28])" office:value-type="string" office:string-value="Bisonti" calcext:value-type="string">
            <text:p>Bisonti</text:p>
          </table:table-cell>
          <table:table-cell table:style-name="ce928" table:formula="of:=1*([.H28]&gt;[.I28])" office:value-type="float" office:value="0" calcext:value-type="float">
            <text:p>0</text:p>
          </table:table-cell>
          <table:table-cell table:style-name="ce945" table:formula="of:=1*([.H28]&lt;[.I28])*NOT(AND([.H28]=0;[.I28]=20))" office:value-type="float" office:value="1" calcext:value-type="float">
            <text:p>1</text:p>
          </table:table-cell>
          <table:table-cell table:style-name="ce945" table:formula="of:=1*AND([.H28]=0;[.I28]=20)" office:value-type="float" office:value="0" calcext:value-type="float">
            <text:p>0</text:p>
          </table:table-cell>
          <table:table-cell table:style-name="ce928" table:formula="of:=[.H28]" office:value-type="float" office:value="33" calcext:value-type="float">
            <text:p>33</text:p>
          </table:table-cell>
          <table:table-cell table:style-name="ce928" table:formula="of:=[.I28]" office:value-type="float" office:value="34" calcext:value-type="float">
            <text:p>34</text:p>
          </table:table-cell>
          <table:table-cell table:style-name="ce948" table:formula="of:=[.O28]-[.P28]" office:value-type="float" office:value="-1" calcext:value-type="float">
            <text:p>-1</text:p>
          </table:table-cell>
          <table:table-cell table:style-name="ce928" table:formula="of:=1*([.I28]&gt;[.H28])" office:value-type="float" office:value="1" calcext:value-type="float">
            <text:p>1</text:p>
          </table:table-cell>
          <table:table-cell table:style-name="ce928" table:formula="of:=1*([.I28]&lt;[.H28])*NOT(AND([.H28]=20;[.I28]=0))" office:value-type="float" office:value="0" calcext:value-type="float">
            <text:p>0</text:p>
          </table:table-cell>
          <table:table-cell table:style-name="ce928" table:formula="of:=1*AND([.H28]=20;[.I28]=0)" office:value-type="float" office:value="0" calcext:value-type="float">
            <text:p>0</text:p>
          </table:table-cell>
          <table:table-cell table:style-name="ce928" table:formula="of:=[.I28]" office:value-type="float" office:value="34" calcext:value-type="float">
            <text:p>34</text:p>
          </table:table-cell>
          <table:table-cell table:style-name="ce928" table:formula="of:=[.H28]" office:value-type="float" office:value="33" calcext:value-type="float">
            <text:p>33</text:p>
          </table:table-cell>
          <table:table-cell table:style-name="ce951" table:formula="of:=[.U28]-[.V28]" office:value-type="float" office:value="1" calcext:value-type="float">
            <text:p>+1</text:p>
          </table:table-cell>
          <table:table-cell/>
          <table:table-cell table:style-name="ce955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960" office:value-type="string" calcext:value-type="string">
            <text:p>G</text:p>
          </table:table-cell>
          <table:table-cell table:style-name="ce928" office:value-type="string" calcext:value-type="string">
            <text:p>G2</text:p>
          </table:table-cell>
          <table:table-cell table:style-name="ce968" table:formula="of:=VLOOKUP([.AA28];SQUADRE_PER_CODICE;2)" office:value-type="string" office:string-value="Gorilla" calcext:value-type="string">
            <text:p>Gorilla</text:p>
          </table:table-cell>
          <table:table-cell table:style-name="ce928" table:formula="of:=[.AD28]+[.AE28]+[.AF28]" office:value-type="float" office:value="3" calcext:value-type="float">
            <text:p>3</text:p>
          </table:table-cell>
          <table:table-cell table:style-name="ce928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928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928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974" table:formula="of:=2*[.AD28]+1*[.AE28]+0*[.AF28]" office:value-type="float" office:value="4" calcext:value-type="float">
            <text:p>4</text:p>
          </table:table-cell>
          <table:table-cell table:style-name="ce980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928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985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928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928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928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980" table:formula="of:=[.AK28]+[.AL28]+[.AM28]" office:value-type="float" office:value="0" calcext:value-type="float">
            <text:p>0</text:p>
          </table:table-cell>
          <table:table-cell table:style-name="ce948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948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948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985" table:formula="of:=[.AO28]+[.AP28]+[.AQ28]" office:value-type="float" office:value="0" calcext:value-type="float">
            <text:p>+0</text:p>
          </table:table-cell>
          <table:table-cell table:style-name="ce995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1005" office:value-type="string" calcext:value-type="string">
            <text:p>1-8/1</text:p>
          </table:table-cell>
          <table:table-cell table:style-name="ce1008" office:value-type="float" office:value="74" calcext:value-type="float">
            <text:p>7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8</text:p>
          </table:table-cell>
          <table:table-cell table:style-name="ce1017" office:value-type="string" calcext:value-type="string">
            <text:p>V62</text:p>
          </table:table-cell>
          <table:table-cell table:style-name="ce942" table:formula="of:=IF(LEFT([.AY28];1)=&quot;V&quot;;VLOOKUP(VALUE(SUBSTITUTE([.AY28];&quot;V&quot;;&quot;&quot;));B_PARTITE_2A_FASE_PER_NUMERO;10;FALSE());IF(LEFT([.AY28];1)=&quot;P&quot;;VLOOKUP(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942" table:formula="of:=IF(LEFT([.AZ28];1)=&quot;V&quot;;VLOOKUP(VALUE(SUBSTITUTE([.AZ28];&quot;V&quot;;&quot;&quot;));B_PARTITE_2A_FASE_PER_NUMERO;10;FALSE());IF(LEFT([.AZ28];1)=&quot;P&quot;;VLOOKUP(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928" table:formula="of:=VLOOKUP([.AV28];INPUT_DATE_E_RISULTATI_2A_FASE;6;0)" office:value-type="float" office:value="52" calcext:value-type="float">
            <text:p>52</text:p>
          </table:table-cell>
          <table:table-cell table:style-name="ce928" table:formula="of:=VLOOKUP([.AV28];INPUT_DATE_E_RISULTATI_2A_FASE;7;0)" office:value-type="float" office:value="36" calcext:value-type="float">
            <text:p>36</text:p>
          </table:table-cell>
          <table:table-cell table:style-name="ce942" table:formula="of:=IF([.BC28]&gt;[.BD28];[.BA28];[.BB28])" office:value-type="string" office:string-value="Istrici" calcext:value-type="string">
            <text:p>Istrici</text:p>
          </table:table-cell>
          <table:table-cell table:style-name="ce942" table:formula="of:=IF([.BC28]&lt;[.BD28];[.BA28];[.BB28])" office:value-type="string" office:string-value="Piranha" calcext:value-type="string">
            <text:p>Piranha</text:p>
          </table:table-cell>
          <table:table-cell table:style-name="ce928" table:formula="of:=1*([.BC28]&gt;[.BD28])" office:value-type="float" office:value="1" calcext:value-type="float">
            <text:p>1</text:p>
          </table:table-cell>
          <table:table-cell table:style-name="ce945" table:formula="of:=1*([.BC28]&lt;[.BD28])*NOT(AND([.BC28]=0;[.BD28]=20))" office:value-type="float" office:value="0" calcext:value-type="float">
            <text:p>0</text:p>
          </table:table-cell>
          <table:table-cell table:style-name="ce945" table:formula="of:=1*AND([.BC28]=0;[.BD28]=20)" office:value-type="float" office:value="0" calcext:value-type="float">
            <text:p>0</text:p>
          </table:table-cell>
          <table:table-cell table:style-name="ce928" table:formula="of:=[.BC28]" office:value-type="float" office:value="52" calcext:value-type="float">
            <text:p>52</text:p>
          </table:table-cell>
          <table:table-cell table:style-name="ce928" table:formula="of:=[.BD28]" office:value-type="float" office:value="36" calcext:value-type="float">
            <text:p>36</text:p>
          </table:table-cell>
          <table:table-cell table:style-name="ce948" table:formula="of:=[.BJ28]-[.BK28]" office:value-type="float" office:value="16" calcext:value-type="float">
            <text:p>+16</text:p>
          </table:table-cell>
          <table:table-cell table:style-name="ce928" table:formula="of:=1*([.BD28]&gt;[.BC28])" office:value-type="float" office:value="0" calcext:value-type="float">
            <text:p>0</text:p>
          </table:table-cell>
          <table:table-cell table:style-name="ce928" table:formula="of:=1*([.BD28]&lt;[.BC28])*NOT(AND([.BC28]=20;[.BD28]=0))" office:value-type="float" office:value="1" calcext:value-type="float">
            <text:p>1</text:p>
          </table:table-cell>
          <table:table-cell table:style-name="ce928" table:formula="of:=1*AND([.BC28]=20;[.BD28]=0)" office:value-type="float" office:value="0" calcext:value-type="float">
            <text:p>0</text:p>
          </table:table-cell>
          <table:table-cell table:style-name="ce928" table:formula="of:=[.BD28]" office:value-type="float" office:value="36" calcext:value-type="float">
            <text:p>36</text:p>
          </table:table-cell>
          <table:table-cell table:style-name="ce928" table:formula="of:=[.BC28]" office:value-type="float" office:value="52" calcext:value-type="float">
            <text:p>52</text:p>
          </table:table-cell>
          <table:table-cell table:style-name="ce951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883" office:value-type="float" office:value="41" calcext:value-type="float">
            <text:p>4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28" office:value-type="string" calcext:value-type="string">
            <text:p>E4</text:p>
          </table:table-cell>
          <table:table-cell table:style-name="ce942" table:formula="of:=IF([.B29]=&quot;Girone&quot;;VLOOKUP([.D29];SQUADRE_PER_CODICE;2);&quot;ERRORE!&quot;)" office:value-type="string" office:string-value="Bisonti" calcext:value-type="string">
            <text:p>Bisonti</text:p>
          </table:table-cell>
          <table:table-cell table:style-name="ce942" table:formula="of:=IF([.B29]=&quot;Girone&quot;;VLOOKUP([.E29];SQUADRE_PER_CODICE;2);&quot;ERRORE!&quot;)" office:value-type="string" office:string-value="Cinghiali" calcext:value-type="string">
            <text:p>Cinghiali</text:p>
          </table:table-cell>
          <table:table-cell table:style-name="ce928" table:formula="of:=VLOOKUP([.A29];INPUT_DATE_E_RISULTATI_GIRONI;6;0)" office:value-type="float" office:value="36" calcext:value-type="float">
            <text:p>36</text:p>
          </table:table-cell>
          <table:table-cell table:style-name="ce928" table:formula="of:=VLOOKUP([.A29];INPUT_DATE_E_RISULTATI_GIRONI;7;0)" office:value-type="float" office:value="33" calcext:value-type="float">
            <text:p>33</text:p>
          </table:table-cell>
          <table:table-cell table:style-name="ce942" table:formula="of:=IF([.H29]&gt;[.I29];[.F29];[.G29])" office:value-type="string" office:string-value="Bisonti" calcext:value-type="string">
            <text:p>Bisonti</text:p>
          </table:table-cell>
          <table:table-cell table:style-name="ce942" table:formula="of:=IF([.H29]&lt;[.I29];[.F29];[.G29])" office:value-type="string" office:string-value="Cinghiali" calcext:value-type="string">
            <text:p>Cinghiali</text:p>
          </table:table-cell>
          <table:table-cell table:style-name="ce928" table:formula="of:=1*([.H29]&gt;[.I29])" office:value-type="float" office:value="1" calcext:value-type="float">
            <text:p>1</text:p>
          </table:table-cell>
          <table:table-cell table:style-name="ce945" table:formula="of:=1*([.H29]&lt;[.I29])*NOT(AND([.H29]=0;[.I29]=20))" office:value-type="float" office:value="0" calcext:value-type="float">
            <text:p>0</text:p>
          </table:table-cell>
          <table:table-cell table:style-name="ce945" table:formula="of:=1*AND([.H29]=0;[.I29]=20)" office:value-type="float" office:value="0" calcext:value-type="float">
            <text:p>0</text:p>
          </table:table-cell>
          <table:table-cell table:style-name="ce928" table:formula="of:=[.H29]" office:value-type="float" office:value="36" calcext:value-type="float">
            <text:p>36</text:p>
          </table:table-cell>
          <table:table-cell table:style-name="ce928" table:formula="of:=[.I29]" office:value-type="float" office:value="33" calcext:value-type="float">
            <text:p>33</text:p>
          </table:table-cell>
          <table:table-cell table:style-name="ce948" table:formula="of:=[.O29]-[.P29]" office:value-type="float" office:value="3" calcext:value-type="float">
            <text:p>+3</text:p>
          </table:table-cell>
          <table:table-cell table:style-name="ce928" table:formula="of:=1*([.I29]&gt;[.H29])" office:value-type="float" office:value="0" calcext:value-type="float">
            <text:p>0</text:p>
          </table:table-cell>
          <table:table-cell table:style-name="ce928" table:formula="of:=1*([.I29]&lt;[.H29])*NOT(AND([.H29]=20;[.I29]=0))" office:value-type="float" office:value="1" calcext:value-type="float">
            <text:p>1</text:p>
          </table:table-cell>
          <table:table-cell table:style-name="ce928" table:formula="of:=1*AND([.H29]=20;[.I29]=0)" office:value-type="float" office:value="0" calcext:value-type="float">
            <text:p>0</text:p>
          </table:table-cell>
          <table:table-cell table:style-name="ce928" table:formula="of:=[.I29]" office:value-type="float" office:value="33" calcext:value-type="float">
            <text:p>33</text:p>
          </table:table-cell>
          <table:table-cell table:style-name="ce928" table:formula="of:=[.H29]" office:value-type="float" office:value="36" calcext:value-type="float">
            <text:p>36</text:p>
          </table:table-cell>
          <table:table-cell table:style-name="ce951" table:formula="of:=[.U29]-[.V29]" office:value-type="float" office:value="-3" calcext:value-type="float">
            <text:p>-3</text:p>
          </table:table-cell>
          <table:table-cell/>
          <table:table-cell table:style-name="ce955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960" office:value-type="string" calcext:value-type="string">
            <text:p>G</text:p>
          </table:table-cell>
          <table:table-cell table:style-name="ce928" office:value-type="string" calcext:value-type="string">
            <text:p>G3</text:p>
          </table:table-cell>
          <table:table-cell table:style-name="ce968" table:formula="of:=VLOOKUP([.AA29];SQUADRE_PER_CODICE;2)" office:value-type="string" office:string-value="Muli" calcext:value-type="string">
            <text:p>Muli</text:p>
          </table:table-cell>
          <table:table-cell table:style-name="ce928" table:formula="of:=[.AD29]+[.AE29]+[.AF29]" office:value-type="float" office:value="3" calcext:value-type="float">
            <text:p>3</text:p>
          </table:table-cell>
          <table:table-cell table:style-name="ce928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928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928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974" table:formula="of:=2*[.AD29]+1*[.AE29]+0*[.AF29]" office:value-type="float" office:value="0" calcext:value-type="float">
            <text:p>0</text:p>
          </table:table-cell>
          <table:table-cell table:style-name="ce980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928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985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928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928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928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980" table:formula="of:=[.AK29]+[.AL29]+[.AM29]" office:value-type="float" office:value="0" calcext:value-type="float">
            <text:p>0</text:p>
          </table:table-cell>
          <table:table-cell table:style-name="ce948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948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948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985" table:formula="of:=[.AO29]+[.AP29]+[.AQ29]" office:value-type="float" office:value="0" calcext:value-type="float">
            <text:p>+0</text:p>
          </table:table-cell>
          <table:table-cell table:style-name="ce995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1005" office:value-type="string" calcext:value-type="string">
            <text:p>17-24/2</text:p>
          </table:table-cell>
          <table:table-cell table:style-name="ce1008" office:value-type="float" office:value="75" calcext:value-type="float">
            <text:p>7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2</text:p>
          </table:table-cell>
          <table:table-cell table:style-name="ce1017" office:value-type="string" calcext:value-type="string">
            <text:p>V56</text:p>
          </table:table-cell>
          <table:table-cell table:style-name="ce942" table:formula="of:=IF(LEFT([.AY29];1)=&quot;V&quot;;VLOOKUP(VALUE(SUBSTITUTE([.AY29];&quot;V&quot;;&quot;&quot;));B_PARTITE_2A_FASE_PER_NUMERO;10;FALSE());IF(LEFT([.AY29];1)=&quot;P&quot;;VLOOKUP(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29];1)=&quot;V&quot;;VLOOKUP(VALUE(SUBSTITUTE([.AZ29];&quot;V&quot;;&quot;&quot;));B_PARTITE_2A_FASE_PER_NUMERO;10;FALSE());IF(LEFT([.AZ29];1)=&quot;P&quot;;VLOOKUP(VALUE(SUBSTITUTE([.AZ29];&quot;P&quot;;&quot;&quot;));B_PARTITE_2A_FASE_PER_NUMERO;11;FALSE());VLOOKUP([.AZ29];B_CLASSIFICHE_GIRONI;4;FALSE())))" office:value-type="string" office:string-value="Pitoni" calcext:value-type="string">
            <text:p>Pitoni</text:p>
          </table:table-cell>
          <table:table-cell table:style-name="ce928" table:formula="of:=VLOOKUP([.AV29];INPUT_DATE_E_RISULTATI_2A_FASE;6;0)" office:value-type="float" office:value="68" calcext:value-type="float">
            <text:p>68</text:p>
          </table:table-cell>
          <table:table-cell table:style-name="ce928" table:formula="of:=VLOOKUP([.AV29];INPUT_DATE_E_RISULTATI_2A_FASE;7;0)" office:value-type="float" office:value="45" calcext:value-type="float">
            <text:p>45</text:p>
          </table:table-cell>
          <table:table-cell table:style-name="ce942" table:formula="of:=IF([.BC29]&gt;[.BD29];[.BA29];[.BB29])" office:value-type="string" office:string-value="Ippopotami" calcext:value-type="string">
            <text:p>Ippopotami</text:p>
          </table:table-cell>
          <table:table-cell table:style-name="ce942" table:formula="of:=IF([.BC29]&lt;[.BD29];[.BA29];[.BB29])" office:value-type="string" office:string-value="Pitoni" calcext:value-type="string">
            <text:p>Pitoni</text:p>
          </table:table-cell>
          <table:table-cell table:style-name="ce928" table:formula="of:=1*([.BC29]&gt;[.BD29])" office:value-type="float" office:value="1" calcext:value-type="float">
            <text:p>1</text:p>
          </table:table-cell>
          <table:table-cell table:style-name="ce945" table:formula="of:=1*([.BC29]&lt;[.BD29])*NOT(AND([.BC29]=0;[.BD29]=20))" office:value-type="float" office:value="0" calcext:value-type="float">
            <text:p>0</text:p>
          </table:table-cell>
          <table:table-cell table:style-name="ce945" table:formula="of:=1*AND([.BC29]=0;[.BD29]=20)" office:value-type="float" office:value="0" calcext:value-type="float">
            <text:p>0</text:p>
          </table:table-cell>
          <table:table-cell table:style-name="ce928" table:formula="of:=[.BC29]" office:value-type="float" office:value="68" calcext:value-type="float">
            <text:p>68</text:p>
          </table:table-cell>
          <table:table-cell table:style-name="ce928" table:formula="of:=[.BD29]" office:value-type="float" office:value="45" calcext:value-type="float">
            <text:p>45</text:p>
          </table:table-cell>
          <table:table-cell table:style-name="ce948" table:formula="of:=[.BJ29]-[.BK29]" office:value-type="float" office:value="23" calcext:value-type="float">
            <text:p>+23</text:p>
          </table:table-cell>
          <table:table-cell table:style-name="ce928" table:formula="of:=1*([.BD29]&gt;[.BC29])" office:value-type="float" office:value="0" calcext:value-type="float">
            <text:p>0</text:p>
          </table:table-cell>
          <table:table-cell table:style-name="ce928" table:formula="of:=1*([.BD29]&lt;[.BC29])*NOT(AND([.BC29]=20;[.BD29]=0))" office:value-type="float" office:value="1" calcext:value-type="float">
            <text:p>1</text:p>
          </table:table-cell>
          <table:table-cell table:style-name="ce928" table:formula="of:=1*AND([.BC29]=20;[.BD29]=0)" office:value-type="float" office:value="0" calcext:value-type="float">
            <text:p>0</text:p>
          </table:table-cell>
          <table:table-cell table:style-name="ce928" table:formula="of:=[.BD29]" office:value-type="float" office:value="45" calcext:value-type="float">
            <text:p>45</text:p>
          </table:table-cell>
          <table:table-cell table:style-name="ce928" table:formula="of:=[.BC29]" office:value-type="float" office:value="68" calcext:value-type="float">
            <text:p>68</text:p>
          </table:table-cell>
          <table:table-cell table:style-name="ce951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883" office:value-type="float" office:value="45" calcext:value-type="float">
            <text:p>4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2</text:p>
          </table:table-cell>
          <table:table-cell table:style-name="ce928" office:value-type="string" calcext:value-type="string">
            <text:p>E3</text:p>
          </table:table-cell>
          <table:table-cell table:style-name="ce942" table:formula="of:=IF([.B30]=&quot;Girone&quot;;VLOOKUP([.D30];SQUADRE_PER_CODICE;2);&quot;ERRORE!&quot;)" office:value-type="string" office:string-value="Bufali" calcext:value-type="string">
            <text:p>Bufali</text:p>
          </table:table-cell>
          <table:table-cell table:style-name="ce942" table:formula="of:=IF([.B30]=&quot;Girone&quot;;VLOOKUP([.E30];SQUADRE_PER_CODICE;2);&quot;ERRORE!&quot;)" office:value-type="string" office:string-value="Cervi" calcext:value-type="string">
            <text:p>Cervi</text:p>
          </table:table-cell>
          <table:table-cell table:style-name="ce928" table:formula="of:=VLOOKUP([.A30];INPUT_DATE_E_RISULTATI_GIRONI;6;0)" office:value-type="float" office:value="34" calcext:value-type="float">
            <text:p>34</text:p>
          </table:table-cell>
          <table:table-cell table:style-name="ce928" table:formula="of:=VLOOKUP([.A30];INPUT_DATE_E_RISULTATI_GIRONI;7;0)" office:value-type="float" office:value="33" calcext:value-type="float">
            <text:p>33</text:p>
          </table:table-cell>
          <table:table-cell table:style-name="ce942" table:formula="of:=IF([.H30]&gt;[.I30];[.F30];[.G30])" office:value-type="string" office:string-value="Bufali" calcext:value-type="string">
            <text:p>Bufali</text:p>
          </table:table-cell>
          <table:table-cell table:style-name="ce942" table:formula="of:=IF([.H30]&lt;[.I30];[.F30];[.G30])" office:value-type="string" office:string-value="Cervi" calcext:value-type="string">
            <text:p>Cervi</text:p>
          </table:table-cell>
          <table:table-cell table:style-name="ce928" table:formula="of:=1*([.H30]&gt;[.I30])" office:value-type="float" office:value="1" calcext:value-type="float">
            <text:p>1</text:p>
          </table:table-cell>
          <table:table-cell table:style-name="ce945" table:formula="of:=1*([.H30]&lt;[.I30])*NOT(AND([.H30]=0;[.I30]=20))" office:value-type="float" office:value="0" calcext:value-type="float">
            <text:p>0</text:p>
          </table:table-cell>
          <table:table-cell table:style-name="ce945" table:formula="of:=1*AND([.H30]=0;[.I30]=20)" office:value-type="float" office:value="0" calcext:value-type="float">
            <text:p>0</text:p>
          </table:table-cell>
          <table:table-cell table:style-name="ce928" table:formula="of:=[.H30]" office:value-type="float" office:value="34" calcext:value-type="float">
            <text:p>34</text:p>
          </table:table-cell>
          <table:table-cell table:style-name="ce928" table:formula="of:=[.I30]" office:value-type="float" office:value="33" calcext:value-type="float">
            <text:p>33</text:p>
          </table:table-cell>
          <table:table-cell table:style-name="ce948" table:formula="of:=[.O30]-[.P30]" office:value-type="float" office:value="1" calcext:value-type="float">
            <text:p>+1</text:p>
          </table:table-cell>
          <table:table-cell table:style-name="ce928" table:formula="of:=1*([.I30]&gt;[.H30])" office:value-type="float" office:value="0" calcext:value-type="float">
            <text:p>0</text:p>
          </table:table-cell>
          <table:table-cell table:style-name="ce928" table:formula="of:=1*([.I30]&lt;[.H30])*NOT(AND([.H30]=20;[.I30]=0))" office:value-type="float" office:value="1" calcext:value-type="float">
            <text:p>1</text:p>
          </table:table-cell>
          <table:table-cell table:style-name="ce928" table:formula="of:=1*AND([.H30]=20;[.I30]=0)" office:value-type="float" office:value="0" calcext:value-type="float">
            <text:p>0</text:p>
          </table:table-cell>
          <table:table-cell table:style-name="ce928" table:formula="of:=[.I30]" office:value-type="float" office:value="33" calcext:value-type="float">
            <text:p>33</text:p>
          </table:table-cell>
          <table:table-cell table:style-name="ce928" table:formula="of:=[.H30]" office:value-type="float" office:value="34" calcext:value-type="float">
            <text:p>34</text:p>
          </table:table-cell>
          <table:table-cell table:style-name="ce951" table:formula="of:=[.U30]-[.V30]" office:value-type="float" office:value="-1" calcext:value-type="float">
            <text:p>-1</text:p>
          </table:table-cell>
          <table:table-cell/>
          <table:table-cell table:style-name="ce955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960" office:value-type="string" calcext:value-type="string">
            <text:p>G</text:p>
          </table:table-cell>
          <table:table-cell table:style-name="ce928" office:value-type="string" calcext:value-type="string">
            <text:p>G4</text:p>
          </table:table-cell>
          <table:table-cell table:style-name="ce968" table:formula="of:=VLOOKUP([.AA30];SQUADRE_PER_CODICE;2)" office:value-type="string" office:string-value="Orche" calcext:value-type="string">
            <text:p>Orche</text:p>
          </table:table-cell>
          <table:table-cell table:style-name="ce928" table:formula="of:=[.AD30]+[.AE30]+[.AF30]" office:value-type="float" office:value="3" calcext:value-type="float">
            <text:p>3</text:p>
          </table:table-cell>
          <table:table-cell table:style-name="ce928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928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928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974" table:formula="of:=2*[.AD30]+1*[.AE30]+0*[.AF30]" office:value-type="float" office:value="2" calcext:value-type="float">
            <text:p>2</text:p>
          </table:table-cell>
          <table:table-cell table:style-name="ce980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928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985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928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928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928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980" table:formula="of:=[.AK30]+[.AL30]+[.AM30]" office:value-type="float" office:value="0" calcext:value-type="float">
            <text:p>0</text:p>
          </table:table-cell>
          <table:table-cell table:style-name="ce948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948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948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985" table:formula="of:=[.AO30]+[.AP30]+[.AQ30]" office:value-type="float" office:value="0" calcext:value-type="float">
            <text:p>+0</text:p>
          </table:table-cell>
          <table:table-cell table:style-name="ce995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1005" office:value-type="string" calcext:value-type="string">
            <text:p>17-24/1</text:p>
          </table:table-cell>
          <table:table-cell table:style-name="ce1008" office:value-type="float" office:value="76" calcext:value-type="float">
            <text:p>7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60</text:p>
          </table:table-cell>
          <table:table-cell table:style-name="ce1017" office:value-type="string" calcext:value-type="string">
            <text:p>V64</text:p>
          </table:table-cell>
          <table:table-cell table:style-name="ce942" table:formula="of:=IF(LEFT([.AY30];1)=&quot;V&quot;;VLOOKUP(VALUE(SUBSTITUTE([.AY30];&quot;V&quot;;&quot;&quot;));B_PARTITE_2A_FASE_PER_NUMERO;10;FALSE());IF(LEFT([.AY30];1)=&quot;P&quot;;VLOOKUP(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942" table:formula="of:=IF(LEFT([.AZ30];1)=&quot;V&quot;;VLOOKUP(VALUE(SUBSTITUTE([.AZ30];&quot;V&quot;;&quot;&quot;));B_PARTITE_2A_FASE_PER_NUMERO;10;FALSE());IF(LEFT([.AZ30];1)=&quot;P&quot;;VLOOKUP(VALUE(SUBSTITUTE([.AZ30];&quot;P&quot;;&quot;&quot;));B_PARTITE_2A_FASE_PER_NUMERO;11;FALSE());VLOOKUP([.AZ30];B_CLASSIFICHE_GIRONI;4;FALSE())))" office:value-type="string" office:string-value="Zebre" calcext:value-type="string">
            <text:p>Zebre</text:p>
          </table:table-cell>
          <table:table-cell table:style-name="ce928" table:formula="of:=VLOOKUP([.AV30];INPUT_DATE_E_RISULTATI_2A_FASE;6;0)" office:value-type="float" office:value="64" calcext:value-type="float">
            <text:p>64</text:p>
          </table:table-cell>
          <table:table-cell table:style-name="ce928" table:formula="of:=VLOOKUP([.AV30];INPUT_DATE_E_RISULTATI_2A_FASE;7;0)" office:value-type="float" office:value="32" calcext:value-type="float">
            <text:p>32</text:p>
          </table:table-cell>
          <table:table-cell table:style-name="ce942" table:formula="of:=IF([.BC30]&gt;[.BD30];[.BA30];[.BB30])" office:value-type="string" office:string-value="Orche" calcext:value-type="string">
            <text:p>Orche</text:p>
          </table:table-cell>
          <table:table-cell table:style-name="ce942" table:formula="of:=IF([.BC30]&lt;[.BD30];[.BA30];[.BB30])" office:value-type="string" office:string-value="Zebre" calcext:value-type="string">
            <text:p>Zebre</text:p>
          </table:table-cell>
          <table:table-cell table:style-name="ce928" table:formula="of:=1*([.BC30]&gt;[.BD30])" office:value-type="float" office:value="1" calcext:value-type="float">
            <text:p>1</text:p>
          </table:table-cell>
          <table:table-cell table:style-name="ce945" table:formula="of:=1*([.BC30]&lt;[.BD30])*NOT(AND([.BC30]=0;[.BD30]=20))" office:value-type="float" office:value="0" calcext:value-type="float">
            <text:p>0</text:p>
          </table:table-cell>
          <table:table-cell table:style-name="ce945" table:formula="of:=1*AND([.BC30]=0;[.BD30]=20)" office:value-type="float" office:value="0" calcext:value-type="float">
            <text:p>0</text:p>
          </table:table-cell>
          <table:table-cell table:style-name="ce928" table:formula="of:=[.BC30]" office:value-type="float" office:value="64" calcext:value-type="float">
            <text:p>64</text:p>
          </table:table-cell>
          <table:table-cell table:style-name="ce928" table:formula="of:=[.BD30]" office:value-type="float" office:value="32" calcext:value-type="float">
            <text:p>32</text:p>
          </table:table-cell>
          <table:table-cell table:style-name="ce948" table:formula="of:=[.BJ30]-[.BK30]" office:value-type="float" office:value="32" calcext:value-type="float">
            <text:p>+32</text:p>
          </table:table-cell>
          <table:table-cell table:style-name="ce928" table:formula="of:=1*([.BD30]&gt;[.BC30])" office:value-type="float" office:value="0" calcext:value-type="float">
            <text:p>0</text:p>
          </table:table-cell>
          <table:table-cell table:style-name="ce928" table:formula="of:=1*([.BD30]&lt;[.BC30])*NOT(AND([.BC30]=20;[.BD30]=0))" office:value-type="float" office:value="1" calcext:value-type="float">
            <text:p>1</text:p>
          </table:table-cell>
          <table:table-cell table:style-name="ce928" table:formula="of:=1*AND([.BC30]=20;[.BD30]=0)" office:value-type="float" office:value="0" calcext:value-type="float">
            <text:p>0</text:p>
          </table:table-cell>
          <table:table-cell table:style-name="ce928" table:formula="of:=[.BD30]" office:value-type="float" office:value="32" calcext:value-type="float">
            <text:p>32</text:p>
          </table:table-cell>
          <table:table-cell table:style-name="ce928" table:formula="of:=[.BC30]" office:value-type="float" office:value="64" calcext:value-type="float">
            <text:p>64</text:p>
          </table:table-cell>
          <table:table-cell table:style-name="ce951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883" office:value-type="float" office:value="33" calcext:value-type="float">
            <text:p>3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2</text:p>
          </table:table-cell>
          <table:table-cell table:style-name="ce928" office:value-type="string" calcext:value-type="string">
            <text:p>E4</text:p>
          </table:table-cell>
          <table:table-cell table:style-name="ce942" table:formula="of:=IF([.B31]=&quot;Girone&quot;;VLOOKUP([.D31];SQUADRE_PER_CODICE;2);&quot;ERRORE!&quot;)" office:value-type="string" office:string-value="Bufali" calcext:value-type="string">
            <text:p>Bufali</text:p>
          </table:table-cell>
          <table:table-cell table:style-name="ce942" table:formula="of:=IF([.B31]=&quot;Girone&quot;;VLOOKUP([.E31];SQUADRE_PER_CODICE;2);&quot;ERRORE!&quot;)" office:value-type="string" office:string-value="Cinghiali" calcext:value-type="string">
            <text:p>Cinghiali</text:p>
          </table:table-cell>
          <table:table-cell table:style-name="ce928" table:formula="of:=VLOOKUP([.A31];INPUT_DATE_E_RISULTATI_GIRONI;6;0)" office:value-type="float" office:value="35" calcext:value-type="float">
            <text:p>35</text:p>
          </table:table-cell>
          <table:table-cell table:style-name="ce928" table:formula="of:=VLOOKUP([.A31];INPUT_DATE_E_RISULTATI_GIRONI;7;0)" office:value-type="float" office:value="33" calcext:value-type="float">
            <text:p>33</text:p>
          </table:table-cell>
          <table:table-cell table:style-name="ce942" table:formula="of:=IF([.H31]&gt;[.I31];[.F31];[.G31])" office:value-type="string" office:string-value="Bufali" calcext:value-type="string">
            <text:p>Bufali</text:p>
          </table:table-cell>
          <table:table-cell table:style-name="ce942" table:formula="of:=IF([.H31]&lt;[.I31];[.F31];[.G31])" office:value-type="string" office:string-value="Cinghiali" calcext:value-type="string">
            <text:p>Cinghiali</text:p>
          </table:table-cell>
          <table:table-cell table:style-name="ce928" table:formula="of:=1*([.H31]&gt;[.I31])" office:value-type="float" office:value="1" calcext:value-type="float">
            <text:p>1</text:p>
          </table:table-cell>
          <table:table-cell table:style-name="ce945" table:formula="of:=1*([.H31]&lt;[.I31])*NOT(AND([.H31]=0;[.I31]=20))" office:value-type="float" office:value="0" calcext:value-type="float">
            <text:p>0</text:p>
          </table:table-cell>
          <table:table-cell table:style-name="ce945" table:formula="of:=1*AND([.H31]=0;[.I31]=20)" office:value-type="float" office:value="0" calcext:value-type="float">
            <text:p>0</text:p>
          </table:table-cell>
          <table:table-cell table:style-name="ce928" table:formula="of:=[.H31]" office:value-type="float" office:value="35" calcext:value-type="float">
            <text:p>35</text:p>
          </table:table-cell>
          <table:table-cell table:style-name="ce928" table:formula="of:=[.I31]" office:value-type="float" office:value="33" calcext:value-type="float">
            <text:p>33</text:p>
          </table:table-cell>
          <table:table-cell table:style-name="ce948" table:formula="of:=[.O31]-[.P31]" office:value-type="float" office:value="2" calcext:value-type="float">
            <text:p>+2</text:p>
          </table:table-cell>
          <table:table-cell table:style-name="ce928" table:formula="of:=1*([.I31]&gt;[.H31])" office:value-type="float" office:value="0" calcext:value-type="float">
            <text:p>0</text:p>
          </table:table-cell>
          <table:table-cell table:style-name="ce928" table:formula="of:=1*([.I31]&lt;[.H31])*NOT(AND([.H31]=20;[.I31]=0))" office:value-type="float" office:value="1" calcext:value-type="float">
            <text:p>1</text:p>
          </table:table-cell>
          <table:table-cell table:style-name="ce928" table:formula="of:=1*AND([.H31]=20;[.I31]=0)" office:value-type="float" office:value="0" calcext:value-type="float">
            <text:p>0</text:p>
          </table:table-cell>
          <table:table-cell table:style-name="ce928" table:formula="of:=[.I31]" office:value-type="float" office:value="33" calcext:value-type="float">
            <text:p>33</text:p>
          </table:table-cell>
          <table:table-cell table:style-name="ce928" table:formula="of:=[.H31]" office:value-type="float" office:value="35" calcext:value-type="float">
            <text:p>35</text:p>
          </table:table-cell>
          <table:table-cell table:style-name="ce951" table:formula="of:=[.U31]-[.V31]" office:value-type="float" office:value="-2" calcext:value-type="float">
            <text:p>-2</text:p>
          </table:table-cell>
          <table:table-cell/>
          <table:table-cell table:style-name="ce956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961" office:value-type="string" calcext:value-type="string">
            <text:p>H</text:p>
          </table:table-cell>
          <table:table-cell table:style-name="ce964" office:value-type="string" calcext:value-type="string">
            <text:p>H1</text:p>
          </table:table-cell>
          <table:table-cell table:style-name="ce969" table:formula="of:=VLOOKUP([.AA31];SQUADRE_PER_CODICE;2)" office:value-type="string" office:string-value="Piranha" calcext:value-type="string">
            <text:p>Piranha</text:p>
          </table:table-cell>
          <table:table-cell table:style-name="ce964" table:formula="of:=[.AD31]+[.AE31]+[.AF31]" office:value-type="float" office:value="3" calcext:value-type="float">
            <text:p>3</text:p>
          </table:table-cell>
          <table:table-cell table:style-name="ce964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964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964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975" table:formula="of:=2*[.AD31]+1*[.AE31]+0*[.AF31]" office:value-type="float" office:value="5" calcext:value-type="float">
            <text:p>5</text:p>
          </table:table-cell>
          <table:table-cell table:style-name="ce981" table:formula="of:=SUMIF(B_SQUADRA_A_GIRONI;[.AB31];B_PUNTI_FATTI_SQUADRA_A_GIRONI)+SUMIF(B_SQUADRA_B_GIRONI;[.AB31];B_PUNTI_FATTI_SQUADRA_B_GIRONI)" office:value-type="float" office:value="245" calcext:value-type="float">
            <text:p>245</text:p>
          </table:table-cell>
          <table:table-cell table:style-name="ce964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986" table:formula="of:=SUMIF(B_SQUADRA_A_GIRONI;[.AB31];B_DIFF_CANESTRI_SQUADRA_A_GIRONI)+SUMIF(B_SQUADRA_B_GIRONI;[.AB31];B_DIFF_CANESTRI_SQUADRA_B_GIRONI)" office:value-type="float" office:value="30" calcext:value-type="float">
            <text:p>+30</text:p>
          </table:table-cell>
          <table:table-cell table:style-name="ce964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989" table:formula="of:=IF([.AG31]=[.AG33];INDIRECT(&quot;O&quot;&amp;4+6*(FIND([.Z31];&quot;ABCDEFGH&quot;)-1));0)" office:value-type="float" office:value="97" calcext:value-type="float">
            <text:p>97</text:p>
          </table:table-cell>
          <table:table-cell table:style-name="ce964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981" table:formula="of:=[.AK31]+[.AL31]+[.AM31]" office:value-type="float" office:value="97" calcext:value-type="float">
            <text:p>97</text:p>
          </table:table-cell>
          <table:table-cell table:style-name="ce990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990" table:formula="of:=IF([.AG31]=[.AG33];INDIRECT(&quot;Q&quot;&amp;4+6*(FIND([.Z31];&quot;ABCDEFGH&quot;)-1));0)" office:value-type="float" office:value="19" calcext:value-type="float">
            <text:p>+19</text:p>
          </table:table-cell>
          <table:table-cell table:style-name="ce990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986" table:formula="of:=[.AO31]+[.AP31]+[.AQ31]" office:value-type="float" office:value="19" calcext:value-type="float">
            <text:p>+19</text:p>
          </table:table-cell>
          <table:table-cell table:style-name="ce999" table:formula="of:=[.AG31]+(500+[.AR31])*10^-3+[.AN31]*10^-6+(500+[.AJ31])*10^-9+[.AH31]*10^-12" office:value-type="float" office:value="5.519097530245" calcext:value-type="float">
            <text:p>5,519097530245</text:p>
          </table:table-cell>
          <table:table-cell/>
          <table:table-cell table:style-name="ce1005" office:value-type="string" calcext:value-type="string">
            <text:p>9-16/4</text:p>
          </table:table-cell>
          <table:table-cell table:style-name="ce1008" office:value-type="float" office:value="77" calcext:value-type="float">
            <text:p>7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49</text:p>
          </table:table-cell>
          <table:table-cell table:style-name="ce1017" office:value-type="string" calcext:value-type="string">
            <text:p>P53</text:p>
          </table:table-cell>
          <table:table-cell table:style-name="ce942" table:formula="of:=IF(LEFT([.AY31];1)=&quot;V&quot;;VLOOKUP(VALUE(SUBSTITUTE([.AY31];&quot;V&quot;;&quot;&quot;));B_PARTITE_2A_FASE_PER_NUMERO;10;FALSE());IF(LEFT([.AY31];1)=&quot;P&quot;;VLOOKUP(VALUE(SUBSTITUTE([.AY31];&quot;P&quot;;&quot;&quot;));B_PARTITE_2A_FASE_PER_NUMERO;11;FALSE());VLOOKUP([.AY31];B_CLASSIFICHE_GIRONI;4;FALSE())))" office:value-type="string" office:string-value="Elefanti" calcext:value-type="string">
            <text:p>Elefanti</text:p>
          </table:table-cell>
          <table:table-cell table:style-name="ce942" table:formula="of:=IF(LEFT([.AZ31];1)=&quot;V&quot;;VLOOKUP(VALUE(SUBSTITUTE([.AZ31];&quot;V&quot;;&quot;&quot;));B_PARTITE_2A_FASE_PER_NUMERO;10;FALSE());IF(LEFT([.AZ31];1)=&quot;P&quot;;VLOOKUP(VALUE(SUBSTITUTE([.AZ31];&quot;P&quot;;&quot;&quot;));B_PARTITE_2A_FASE_PER_NUMERO;11;FALSE());VLOOKUP([.AZ31];B_CLASSIFICHE_GIRONI;4;FALSE())))" office:value-type="string" office:string-value="Aquile" calcext:value-type="string">
            <text:p>Aquile</text:p>
          </table:table-cell>
          <table:table-cell table:style-name="ce928" table:formula="of:=VLOOKUP([.AV31];INPUT_DATE_E_RISULTATI_2A_FASE;6;0)" office:value-type="float" office:value="56" calcext:value-type="float">
            <text:p>56</text:p>
          </table:table-cell>
          <table:table-cell table:style-name="ce928" table:formula="of:=VLOOKUP([.AV31];INPUT_DATE_E_RISULTATI_2A_FASE;7;0)" office:value-type="float" office:value="36" calcext:value-type="float">
            <text:p>36</text:p>
          </table:table-cell>
          <table:table-cell table:style-name="ce942" table:formula="of:=IF([.BC31]&gt;[.BD31];[.BA31];[.BB31])" office:value-type="string" office:string-value="Elefanti" calcext:value-type="string">
            <text:p>Elefanti</text:p>
          </table:table-cell>
          <table:table-cell table:style-name="ce942" table:formula="of:=IF([.BC31]&lt;[.BD31];[.BA31];[.BB31])" office:value-type="string" office:string-value="Aquile" calcext:value-type="string">
            <text:p>Aquile</text:p>
          </table:table-cell>
          <table:table-cell table:style-name="ce928" table:formula="of:=1*([.BC31]&gt;[.BD31])" office:value-type="float" office:value="1" calcext:value-type="float">
            <text:p>1</text:p>
          </table:table-cell>
          <table:table-cell table:style-name="ce945" table:formula="of:=1*([.BC31]&lt;[.BD31])*NOT(AND([.BC31]=0;[.BD31]=20))" office:value-type="float" office:value="0" calcext:value-type="float">
            <text:p>0</text:p>
          </table:table-cell>
          <table:table-cell table:style-name="ce945" table:formula="of:=1*AND([.BC31]=0;[.BD31]=20)" office:value-type="float" office:value="0" calcext:value-type="float">
            <text:p>0</text:p>
          </table:table-cell>
          <table:table-cell table:style-name="ce928" table:formula="of:=[.BC31]" office:value-type="float" office:value="56" calcext:value-type="float">
            <text:p>56</text:p>
          </table:table-cell>
          <table:table-cell table:style-name="ce928" table:formula="of:=[.BD31]" office:value-type="float" office:value="36" calcext:value-type="float">
            <text:p>36</text:p>
          </table:table-cell>
          <table:table-cell table:style-name="ce948" table:formula="of:=[.BJ31]-[.BK31]" office:value-type="float" office:value="20" calcext:value-type="float">
            <text:p>+20</text:p>
          </table:table-cell>
          <table:table-cell table:style-name="ce928" table:formula="of:=1*([.BD31]&gt;[.BC31])" office:value-type="float" office:value="0" calcext:value-type="float">
            <text:p>0</text:p>
          </table:table-cell>
          <table:table-cell table:style-name="ce928" table:formula="of:=1*([.BD31]&lt;[.BC31])*NOT(AND([.BC31]=20;[.BD31]=0))" office:value-type="float" office:value="1" calcext:value-type="float">
            <text:p>1</text:p>
          </table:table-cell>
          <table:table-cell table:style-name="ce928" table:formula="of:=1*AND([.BC31]=20;[.BD31]=0)" office:value-type="float" office:value="0" calcext:value-type="float">
            <text:p>0</text:p>
          </table:table-cell>
          <table:table-cell table:style-name="ce928" table:formula="of:=[.BD31]" office:value-type="float" office:value="36" calcext:value-type="float">
            <text:p>36</text:p>
          </table:table-cell>
          <table:table-cell table:style-name="ce928" table:formula="of:=[.BC31]" office:value-type="float" office:value="56" calcext:value-type="float">
            <text:p>56</text:p>
          </table:table-cell>
          <table:table-cell table:style-name="ce951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883" office:value-type="float" office:value="21" calcext:value-type="float">
            <text:p>2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3</text:p>
          </table:table-cell>
          <table:table-cell table:style-name="ce928" office:value-type="string" calcext:value-type="string">
            <text:p>E4</text:p>
          </table:table-cell>
          <table:table-cell table:style-name="ce942" table:formula="of:=IF([.B32]=&quot;Girone&quot;;VLOOKUP([.D32];SQUADRE_PER_CODICE;2);&quot;ERRORE!&quot;)" office:value-type="string" office:string-value="Cervi" calcext:value-type="string">
            <text:p>Cervi</text:p>
          </table:table-cell>
          <table:table-cell table:style-name="ce942" table:formula="of:=IF([.B32]=&quot;Girone&quot;;VLOOKUP([.E32];SQUADRE_PER_CODICE;2);&quot;ERRORE!&quot;)" office:value-type="string" office:string-value="Cinghiali" calcext:value-type="string">
            <text:p>Cinghiali</text:p>
          </table:table-cell>
          <table:table-cell table:style-name="ce928" table:formula="of:=VLOOKUP([.A32];INPUT_DATE_E_RISULTATI_GIRONI;6;0)" office:value-type="float" office:value="34" calcext:value-type="float">
            <text:p>34</text:p>
          </table:table-cell>
          <table:table-cell table:style-name="ce928" table:formula="of:=VLOOKUP([.A32];INPUT_DATE_E_RISULTATI_GIRONI;7;0)" office:value-type="float" office:value="33" calcext:value-type="float">
            <text:p>33</text:p>
          </table:table-cell>
          <table:table-cell table:style-name="ce942" table:formula="of:=IF([.H32]&gt;[.I32];[.F32];[.G32])" office:value-type="string" office:string-value="Cervi" calcext:value-type="string">
            <text:p>Cervi</text:p>
          </table:table-cell>
          <table:table-cell table:style-name="ce942" table:formula="of:=IF([.H32]&lt;[.I32];[.F32];[.G32])" office:value-type="string" office:string-value="Cinghiali" calcext:value-type="string">
            <text:p>Cinghiali</text:p>
          </table:table-cell>
          <table:table-cell table:style-name="ce928" table:formula="of:=1*([.H32]&gt;[.I32])" office:value-type="float" office:value="1" calcext:value-type="float">
            <text:p>1</text:p>
          </table:table-cell>
          <table:table-cell table:style-name="ce945" table:formula="of:=1*([.H32]&lt;[.I32])*NOT(AND([.H32]=0;[.I32]=20))" office:value-type="float" office:value="0" calcext:value-type="float">
            <text:p>0</text:p>
          </table:table-cell>
          <table:table-cell table:style-name="ce945" table:formula="of:=1*AND([.H32]=0;[.I32]=20)" office:value-type="float" office:value="0" calcext:value-type="float">
            <text:p>0</text:p>
          </table:table-cell>
          <table:table-cell table:style-name="ce928" table:formula="of:=[.H32]" office:value-type="float" office:value="34" calcext:value-type="float">
            <text:p>34</text:p>
          </table:table-cell>
          <table:table-cell table:style-name="ce928" table:formula="of:=[.I32]" office:value-type="float" office:value="33" calcext:value-type="float">
            <text:p>33</text:p>
          </table:table-cell>
          <table:table-cell table:style-name="ce948" table:formula="of:=[.O32]-[.P32]" office:value-type="float" office:value="1" calcext:value-type="float">
            <text:p>+1</text:p>
          </table:table-cell>
          <table:table-cell table:style-name="ce928" table:formula="of:=1*([.I32]&gt;[.H32])" office:value-type="float" office:value="0" calcext:value-type="float">
            <text:p>0</text:p>
          </table:table-cell>
          <table:table-cell table:style-name="ce928" table:formula="of:=1*([.I32]&lt;[.H32])*NOT(AND([.H32]=20;[.I32]=0))" office:value-type="float" office:value="1" calcext:value-type="float">
            <text:p>1</text:p>
          </table:table-cell>
          <table:table-cell table:style-name="ce928" table:formula="of:=1*AND([.H32]=20;[.I32]=0)" office:value-type="float" office:value="0" calcext:value-type="float">
            <text:p>0</text:p>
          </table:table-cell>
          <table:table-cell table:style-name="ce928" table:formula="of:=[.I32]" office:value-type="float" office:value="33" calcext:value-type="float">
            <text:p>33</text:p>
          </table:table-cell>
          <table:table-cell table:style-name="ce928" table:formula="of:=[.H32]" office:value-type="float" office:value="34" calcext:value-type="float">
            <text:p>34</text:p>
          </table:table-cell>
          <table:table-cell table:style-name="ce951" table:formula="of:=[.U32]-[.V32]" office:value-type="float" office:value="-1" calcext:value-type="float">
            <text:p>-1</text:p>
          </table:table-cell>
          <table:table-cell/>
          <table:table-cell table:style-name="ce955" table:formula="of:=COUNTIF(B_COEFF_GIRONE_H;&quot;&gt;=&quot;&amp;[.AS32])&amp;[.Z32]" office:value-type="string" office:string-value="4H" calcext:value-type="string">
            <text:p>4H</text:p>
          </table:table-cell>
          <table:table-cell table:style-name="ce960" office:value-type="string" calcext:value-type="string">
            <text:p>H</text:p>
          </table:table-cell>
          <table:table-cell table:style-name="ce928" office:value-type="string" calcext:value-type="string">
            <text:p>H2</text:p>
          </table:table-cell>
          <table:table-cell table:style-name="ce968" table:formula="of:=VLOOKUP([.AA32];SQUADRE_PER_CODICE;2)" office:value-type="string" office:string-value="Scorpioni" calcext:value-type="string">
            <text:p>Scorpioni</text:p>
          </table:table-cell>
          <table:table-cell table:style-name="ce928" table:formula="of:=[.AD32]+[.AE32]+[.AF32]" office:value-type="float" office:value="3" calcext:value-type="float">
            <text:p>3</text:p>
          </table:table-cell>
          <table:table-cell table:style-name="ce928" table:formula="of:=SUMIF(B_SQUADRA_A_GIRONI;[.AB32];B_VINTE_SQUADRA_A_GIRONI)+SUMIF(B_SQUADRA_B_GIRONI;[.AB32];B_VINTE_SQUADRA_B_GIRONI)" office:value-type="float" office:value="0" calcext:value-type="float">
            <text:p>0</text:p>
          </table:table-cell>
          <table:table-cell table:style-name="ce928" table:formula="of:=SUMIF(B_SQUADRA_A_GIRONI;[.AB32];B_PERSE_SQUADRA_A_GIRONI)+SUMIF(B_SQUADRA_B_GIRONI;[.AB32];B_PERSE_SQUADRA_B_GIRONI)" office:value-type="float" office:value="3" calcext:value-type="float">
            <text:p>3</text:p>
          </table:table-cell>
          <table:table-cell table:style-name="ce928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974" table:formula="of:=2*[.AD32]+1*[.AE32]+0*[.AF32]" office:value-type="float" office:value="3" calcext:value-type="float">
            <text:p>3</text:p>
          </table:table-cell>
          <table:table-cell table:style-name="ce980" table:formula="of:=SUMIF(B_SQUADRA_A_GIRONI;[.AB32];B_PUNTI_FATTI_SQUADRA_A_GIRONI)+SUMIF(B_SQUADRA_B_GIRONI;[.AB32];B_PUNTI_FATTI_SQUADRA_B_GIRONI)" office:value-type="float" office:value="170" calcext:value-type="float">
            <text:p>170</text:p>
          </table:table-cell>
          <table:table-cell table:style-name="ce928" table:formula="of:=SUMIF(B_SQUADRA_A_GIRONI;[.AB32];B_PUNTI_SUBITI_SQUADRA_A_GIRONI)+SUMIF(B_SQUADRA_B_GIRONI;[.AB32];B_PUNTI_SUBITI_SQUADRA_B_GIRONI)" office:value-type="float" office:value="244" calcext:value-type="float">
            <text:p>244</text:p>
          </table:table-cell>
          <table:table-cell table:style-name="ce985" table:formula="of:=SUMIF(B_SQUADRA_A_GIRONI;[.AB32];B_DIFF_CANESTRI_SQUADRA_A_GIRONI)+SUMIF(B_SQUADRA_B_GIRONI;[.AB32];B_DIFF_CANESTRI_SQUADRA_B_GIRONI)" office:value-type="float" office:value="-74" calcext:value-type="float">
            <text:p>-74</text:p>
          </table:table-cell>
          <table:table-cell table:style-name="ce928" table:formula="of:=IF([.AG32]=[.AG33];INDIRECT(&quot;O&quot;&amp;6+6*(FIND([.Z32];&quot;ABCDEFGH&quot;)-1));0)" office:value-type="float" office:value="0" calcext:value-type="float">
            <text:p>0</text:p>
          </table:table-cell>
          <table:table-cell table:style-name="ce928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928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980" table:formula="of:=[.AK32]+[.AL32]+[.AM32]" office:value-type="float" office:value="0" calcext:value-type="float">
            <text:p>0</text:p>
          </table:table-cell>
          <table:table-cell table:style-name="ce948" table:formula="of:=IF([.AG32]=[.AG33];INDIRECT(&quot;Q&quot;&amp;6+6*(FIND([.Z32];&quot;ABCDEFGH&quot;)-1));0)" office:value-type="float" office:value="0" calcext:value-type="float">
            <text:p>+0</text:p>
          </table:table-cell>
          <table:table-cell table:style-name="ce948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948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985" table:formula="of:=[.AO32]+[.AP32]+[.AQ32]" office:value-type="float" office:value="0" calcext:value-type="float">
            <text:p>+0</text:p>
          </table:table-cell>
          <table:table-cell table:style-name="ce995" table:formula="of:=[.AG32]+(500+[.AR32])*10^-3+[.AN32]*10^-6+(500+[.AJ32])*10^-9+[.AH32]*10^-12" office:value-type="float" office:value="3.50000042617" calcext:value-type="float">
            <text:p>3,500000426170</text:p>
          </table:table-cell>
          <table:table-cell/>
          <table:table-cell table:style-name="ce1005" office:value-type="string" calcext:value-type="string">
            <text:p>9-16/3</text:p>
          </table:table-cell>
          <table:table-cell table:style-name="ce1008" office:value-type="float" office:value="78" calcext:value-type="float">
            <text:p>7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7</text:p>
          </table:table-cell>
          <table:table-cell table:style-name="ce1017" office:value-type="string" calcext:value-type="string">
            <text:p>P61</text:p>
          </table:table-cell>
          <table:table-cell table:style-name="ce942" table:formula="of:=IF(LEFT([.AY32];1)=&quot;V&quot;;VLOOKUP(VALUE(SUBSTITUTE([.AY32];&quot;V&quot;;&quot;&quot;));B_PARTITE_2A_FASE_PER_NUMERO;10;FALSE());IF(LEFT([.AY32];1)=&quot;P&quot;;VLOOKUP(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942" table:formula="of:=IF(LEFT([.AZ32];1)=&quot;V&quot;;VLOOKUP(VALUE(SUBSTITUTE([.AZ32];&quot;V&quot;;&quot;&quot;));B_PARTITE_2A_FASE_PER_NUMERO;10;FALSE());IF(LEFT([.AZ32];1)=&quot;P&quot;;VLOOKUP(VALUE(SUBSTITUTE([.AZ32];&quot;P&quot;;&quot;&quot;));B_PARTITE_2A_FASE_PER_NUMERO;11;FALSE());VLOOKUP([.AZ32];B_CLASSIFICHE_GIRONI;4;FALSE())))" office:value-type="string" office:string-value="Tonni" calcext:value-type="string">
            <text:p>Tonni</text:p>
          </table:table-cell>
          <table:table-cell table:style-name="ce928" table:formula="of:=VLOOKUP([.AV32];INPUT_DATE_E_RISULTATI_2A_FASE;6;0)" office:value-type="float" office:value="64" calcext:value-type="float">
            <text:p>64</text:p>
          </table:table-cell>
          <table:table-cell table:style-name="ce928" table:formula="of:=VLOOKUP([.AV32];INPUT_DATE_E_RISULTATI_2A_FASE;7;0)" office:value-type="float" office:value="40" calcext:value-type="float">
            <text:p>40</text:p>
          </table:table-cell>
          <table:table-cell table:style-name="ce942" table:formula="of:=IF([.BC32]&gt;[.BD32];[.BA32];[.BB32])" office:value-type="string" office:string-value="Gorilla" calcext:value-type="string">
            <text:p>Gorilla</text:p>
          </table:table-cell>
          <table:table-cell table:style-name="ce942" table:formula="of:=IF([.BC32]&lt;[.BD32];[.BA32];[.BB32])" office:value-type="string" office:string-value="Tonni" calcext:value-type="string">
            <text:p>Tonni</text:p>
          </table:table-cell>
          <table:table-cell table:style-name="ce928" table:formula="of:=1*([.BC32]&gt;[.BD32])" office:value-type="float" office:value="1" calcext:value-type="float">
            <text:p>1</text:p>
          </table:table-cell>
          <table:table-cell table:style-name="ce945" table:formula="of:=1*([.BC32]&lt;[.BD32])*NOT(AND([.BC32]=0;[.BD32]=20))" office:value-type="float" office:value="0" calcext:value-type="float">
            <text:p>0</text:p>
          </table:table-cell>
          <table:table-cell table:style-name="ce945" table:formula="of:=1*AND([.BC32]=0;[.BD32]=20)" office:value-type="float" office:value="0" calcext:value-type="float">
            <text:p>0</text:p>
          </table:table-cell>
          <table:table-cell table:style-name="ce928" table:formula="of:=[.BC32]" office:value-type="float" office:value="64" calcext:value-type="float">
            <text:p>64</text:p>
          </table:table-cell>
          <table:table-cell table:style-name="ce928" table:formula="of:=[.BD32]" office:value-type="float" office:value="40" calcext:value-type="float">
            <text:p>40</text:p>
          </table:table-cell>
          <table:table-cell table:style-name="ce948" table:formula="of:=[.BJ32]-[.BK32]" office:value-type="float" office:value="24" calcext:value-type="float">
            <text:p>+24</text:p>
          </table:table-cell>
          <table:table-cell table:style-name="ce928" table:formula="of:=1*([.BD32]&gt;[.BC32])" office:value-type="float" office:value="0" calcext:value-type="float">
            <text:p>0</text:p>
          </table:table-cell>
          <table:table-cell table:style-name="ce928" table:formula="of:=1*([.BD32]&lt;[.BC32])*NOT(AND([.BC32]=20;[.BD32]=0))" office:value-type="float" office:value="1" calcext:value-type="float">
            <text:p>1</text:p>
          </table:table-cell>
          <table:table-cell table:style-name="ce928" table:formula="of:=1*AND([.BC32]=20;[.BD32]=0)" office:value-type="float" office:value="0" calcext:value-type="float">
            <text:p>0</text:p>
          </table:table-cell>
          <table:table-cell table:style-name="ce928" table:formula="of:=[.BD32]" office:value-type="float" office:value="40" calcext:value-type="float">
            <text:p>40</text:p>
          </table:table-cell>
          <table:table-cell table:style-name="ce928" table:formula="of:=[.BC32]" office:value-type="float" office:value="64" calcext:value-type="float">
            <text:p>64</text:p>
          </table:table-cell>
          <table:table-cell table:style-name="ce951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883" office:value-type="float" office:value="18" calcext:value-type="float">
            <text:p>1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1</text:p>
          </table:table-cell>
          <table:table-cell table:style-name="ce928" office:value-type="string" calcext:value-type="string">
            <text:p>F2</text:p>
          </table:table-cell>
          <table:table-cell table:style-name="ce942" table:formula="of:=IF([.B33]=&quot;Girone&quot;;VLOOKUP([.D33];SQUADRE_PER_CODICE;2);&quot;ERRORE!&quot;)" office:value-type="string" office:string-value="Balene" calcext:value-type="string">
            <text:p>Balene</text:p>
          </table:table-cell>
          <table:table-cell table:style-name="ce942" table:formula="of:=IF([.B33]=&quot;Girone&quot;;VLOOKUP([.E33];SQUADRE_PER_CODICE;2);&quot;ERRORE!&quot;)" office:value-type="string" office:string-value="Gabbiani" calcext:value-type="string">
            <text:p>Gabbiani</text:p>
          </table:table-cell>
          <table:table-cell table:style-name="ce928" table:formula="of:=VLOOKUP([.A33];INPUT_DATE_E_RISULTATI_GIRONI;6;0)" office:value-type="float" office:value="34" calcext:value-type="float">
            <text:p>34</text:p>
          </table:table-cell>
          <table:table-cell table:style-name="ce928" table:formula="of:=VLOOKUP([.A33];INPUT_DATE_E_RISULTATI_GIRONI;7;0)" office:value-type="float" office:value="33" calcext:value-type="float">
            <text:p>33</text:p>
          </table:table-cell>
          <table:table-cell table:style-name="ce942" table:formula="of:=IF([.H33]&gt;[.I33];[.F33];[.G33])" office:value-type="string" office:string-value="Balene" calcext:value-type="string">
            <text:p>Balene</text:p>
          </table:table-cell>
          <table:table-cell table:style-name="ce942" table:formula="of:=IF([.H33]&lt;[.I33];[.F33];[.G33])" office:value-type="string" office:string-value="Gabbiani" calcext:value-type="string">
            <text:p>Gabbiani</text:p>
          </table:table-cell>
          <table:table-cell table:style-name="ce928" table:formula="of:=1*([.H33]&gt;[.I33])" office:value-type="float" office:value="1" calcext:value-type="float">
            <text:p>1</text:p>
          </table:table-cell>
          <table:table-cell table:style-name="ce945" table:formula="of:=1*([.H33]&lt;[.I33])*NOT(AND([.H33]=0;[.I33]=20))" office:value-type="float" office:value="0" calcext:value-type="float">
            <text:p>0</text:p>
          </table:table-cell>
          <table:table-cell table:style-name="ce945" table:formula="of:=1*AND([.H33]=0;[.I33]=20)" office:value-type="float" office:value="0" calcext:value-type="float">
            <text:p>0</text:p>
          </table:table-cell>
          <table:table-cell table:style-name="ce928" table:formula="of:=[.H33]" office:value-type="float" office:value="34" calcext:value-type="float">
            <text:p>34</text:p>
          </table:table-cell>
          <table:table-cell table:style-name="ce928" table:formula="of:=[.I33]" office:value-type="float" office:value="33" calcext:value-type="float">
            <text:p>33</text:p>
          </table:table-cell>
          <table:table-cell table:style-name="ce948" table:formula="of:=[.O33]-[.P33]" office:value-type="float" office:value="1" calcext:value-type="float">
            <text:p>+1</text:p>
          </table:table-cell>
          <table:table-cell table:style-name="ce928" table:formula="of:=1*([.I33]&gt;[.H33])" office:value-type="float" office:value="0" calcext:value-type="float">
            <text:p>0</text:p>
          </table:table-cell>
          <table:table-cell table:style-name="ce928" table:formula="of:=1*([.I33]&lt;[.H33])*NOT(AND([.H33]=20;[.I33]=0))" office:value-type="float" office:value="1" calcext:value-type="float">
            <text:p>1</text:p>
          </table:table-cell>
          <table:table-cell table:style-name="ce928" table:formula="of:=1*AND([.H33]=20;[.I33]=0)" office:value-type="float" office:value="0" calcext:value-type="float">
            <text:p>0</text:p>
          </table:table-cell>
          <table:table-cell table:style-name="ce928" table:formula="of:=[.I33]" office:value-type="float" office:value="33" calcext:value-type="float">
            <text:p>33</text:p>
          </table:table-cell>
          <table:table-cell table:style-name="ce928" table:formula="of:=[.H33]" office:value-type="float" office:value="34" calcext:value-type="float">
            <text:p>34</text:p>
          </table:table-cell>
          <table:table-cell table:style-name="ce951" table:formula="of:=[.U33]-[.V33]" office:value-type="float" office:value="-1" calcext:value-type="float">
            <text:p>-1</text:p>
          </table:table-cell>
          <table:table-cell/>
          <table:table-cell table:style-name="ce955" table:formula="of:=COUNTIF(B_COEFF_GIRONE_H;&quot;&gt;=&quot;&amp;[.AS33])&amp;[.Z33]" office:value-type="string" office:string-value="2H" calcext:value-type="string">
            <text:p>2H</text:p>
          </table:table-cell>
          <table:table-cell table:style-name="ce960" office:value-type="string" calcext:value-type="string">
            <text:p>H</text:p>
          </table:table-cell>
          <table:table-cell table:style-name="ce928" office:value-type="string" calcext:value-type="string">
            <text:p>H3</text:p>
          </table:table-cell>
          <table:table-cell table:style-name="ce968" table:formula="of:=VLOOKUP([.AA33];SQUADRE_PER_CODICE;2)" office:value-type="string" office:string-value="Tonni" calcext:value-type="string">
            <text:p>Tonni</text:p>
          </table:table-cell>
          <table:table-cell table:style-name="ce928" table:formula="of:=[.AD33]+[.AE33]+[.AF33]" office:value-type="float" office:value="3" calcext:value-type="float">
            <text:p>3</text:p>
          </table:table-cell>
          <table:table-cell table:style-name="ce928" table:formula="of:=SUMIF(B_SQUADRA_A_GIRONI;[.AB33];B_VINTE_SQUADRA_A_GIRONI)+SUMIF(B_SQUADRA_B_GIRONI;[.AB33];B_VINTE_SQUADRA_B_GIRONI)" office:value-type="float" office:value="2" calcext:value-type="float">
            <text:p>2</text:p>
          </table:table-cell>
          <table:table-cell table:style-name="ce928" table:formula="of:=SUMIF(B_SQUADRA_A_GIRONI;[.AB33];B_PERSE_SQUADRA_A_GIRONI)+SUMIF(B_SQUADRA_B_GIRONI;[.AB33];B_PERSE_SQUADRA_B_GIRONI)" office:value-type="float" office:value="1" calcext:value-type="float">
            <text:p>1</text:p>
          </table:table-cell>
          <table:table-cell table:style-name="ce928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974" table:formula="of:=2*[.AD33]+1*[.AE33]+0*[.AF33]" office:value-type="float" office:value="5" calcext:value-type="float">
            <text:p>5</text:p>
          </table:table-cell>
          <table:table-cell table:style-name="ce980" table:formula="of:=SUMIF(B_SQUADRA_A_GIRONI;[.AB33];B_PUNTI_FATTI_SQUADRA_A_GIRONI)+SUMIF(B_SQUADRA_B_GIRONI;[.AB33];B_PUNTI_FATTI_SQUADRA_B_GIRONI)" office:value-type="float" office:value="163" calcext:value-type="float">
            <text:p>163</text:p>
          </table:table-cell>
          <table:table-cell table:style-name="ce928" table:formula="of:=SUMIF(B_SQUADRA_A_GIRONI;[.AB33];B_PUNTI_SUBITI_SQUADRA_A_GIRONI)+SUMIF(B_SQUADRA_B_GIRONI;[.AB33];B_PUNTI_SUBITI_SQUADRA_B_GIRONI)" office:value-type="float" office:value="110" calcext:value-type="float">
            <text:p>110</text:p>
          </table:table-cell>
          <table:table-cell table:style-name="ce985" table:formula="of:=SUMIF(B_SQUADRA_A_GIRONI;[.AB33];B_DIFF_CANESTRI_SQUADRA_A_GIRONI)+SUMIF(B_SQUADRA_B_GIRONI;[.AB33];B_DIFF_CANESTRI_SQUADRA_B_GIRONI)" office:value-type="float" office:value="53" calcext:value-type="float">
            <text:p>+53</text:p>
          </table:table-cell>
          <table:table-cell table:style-name="ce928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928" table:formula="of:=IF([.AG33]=[.AG31];INDIRECT(&quot;U&quot;&amp;4+6*(FIND([.Z33];&quot;ABCDEFGH&quot;)-1));0)" office:value-type="float" office:value="78" calcext:value-type="float">
            <text:p>78</text:p>
          </table:table-cell>
          <table:table-cell table:style-name="ce928" table:formula="of:=IF([.AG33]=[.AG32];INDIRECT(&quot;U&quot;&amp;6+6*(FIND([.Z33];&quot;ABCDEFGH&quot;)-1));0)" office:value-type="float" office:value="0" calcext:value-type="float">
            <text:p>0</text:p>
          </table:table-cell>
          <table:table-cell table:style-name="ce980" table:formula="of:=[.AK33]+[.AL33]+[.AM33]" office:value-type="float" office:value="78" calcext:value-type="float">
            <text:p>78</text:p>
          </table:table-cell>
          <table:table-cell table:style-name="ce948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948" table:formula="of:=IF([.AG33]=[.AG31];INDIRECT(&quot;W&quot;&amp;4+6*(FIND([.Z33];&quot;ABCDEFGH&quot;)-1));0)" office:value-type="float" office:value="-19" calcext:value-type="float">
            <text:p>-19</text:p>
          </table:table-cell>
          <table:table-cell table:style-name="ce948" table:formula="of:=IF([.AG33]=[.AG32];INDIRECT(&quot;W&quot;&amp;6+6*(FIND([.Z33];&quot;ABCDEFGH&quot;)-1));0)" office:value-type="float" office:value="0" calcext:value-type="float">
            <text:p>+0</text:p>
          </table:table-cell>
          <table:table-cell table:style-name="ce985" table:formula="of:=[.AO33]+[.AP33]+[.AQ33]" office:value-type="float" office:value="-19" calcext:value-type="float">
            <text:p>-19</text:p>
          </table:table-cell>
          <table:table-cell table:style-name="ce995" table:formula="of:=[.AG33]+(500+[.AR33])*10^-3+[.AN33]*10^-6+(500+[.AJ33])*10^-9+[.AH33]*10^-12" office:value-type="float" office:value="5.481078553163" calcext:value-type="float">
            <text:p>5,481078553163</text:p>
          </table:table-cell>
          <table:table-cell/>
          <table:table-cell table:style-name="ce1005" office:value-type="string" calcext:value-type="string">
            <text:p>9-16/2</text:p>
          </table:table-cell>
          <table:table-cell table:style-name="ce1008" office:value-type="float" office:value="79" calcext:value-type="float">
            <text:p>7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0</text:p>
          </table:table-cell>
          <table:table-cell table:style-name="ce1017" office:value-type="string" calcext:value-type="string">
            <text:p>P54</text:p>
          </table:table-cell>
          <table:table-cell table:style-name="ce942" table:formula="of:=IF(LEFT([.AY33];1)=&quot;V&quot;;VLOOKUP(VALUE(SUBSTITUTE([.AY33];&quot;V&quot;;&quot;&quot;));B_PARTITE_2A_FASE_PER_NUMERO;10;FALSE());IF(LEFT([.AY33];1)=&quot;P&quot;;VLOOKUP(VALUE(SUBSTITUTE([.AY33];&quot;P&quot;;&quot;&quot;));B_PARTITE_2A_FASE_PER_NUMERO;11;FALSE());VLOOKUP([.AY33];B_CLASSIFICHE_GIRONI;4;FALSE())))" office:value-type="string" office:string-value="Giraffe" calcext:value-type="string">
            <text:p>Giraffe</text:p>
          </table:table-cell>
          <table:table-cell table:style-name="ce942" table:formula="of:=IF(LEFT([.AZ33];1)=&quot;V&quot;;VLOOKUP(VALUE(SUBSTITUTE([.AZ33];&quot;V&quot;;&quot;&quot;));B_PARTITE_2A_FASE_PER_NUMERO;10;FALSE());IF(LEFT([.AZ33];1)=&quot;P&quot;;VLOOKUP(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928" table:formula="of:=VLOOKUP([.AV33];INPUT_DATE_E_RISULTATI_2A_FASE;6;0)" office:value-type="float" office:value="63" calcext:value-type="float">
            <text:p>63</text:p>
          </table:table-cell>
          <table:table-cell table:style-name="ce928" table:formula="of:=VLOOKUP([.AV33];INPUT_DATE_E_RISULTATI_2A_FASE;7;0)" office:value-type="float" office:value="42" calcext:value-type="float">
            <text:p>42</text:p>
          </table:table-cell>
          <table:table-cell table:style-name="ce942" table:formula="of:=IF([.BC33]&gt;[.BD33];[.BA33];[.BB33])" office:value-type="string" office:string-value="Giraffe" calcext:value-type="string">
            <text:p>Giraffe</text:p>
          </table:table-cell>
          <table:table-cell table:style-name="ce942" table:formula="of:=IF([.BC33]&lt;[.BD33];[.BA33];[.BB33])" office:value-type="string" office:string-value="Puma" calcext:value-type="string">
            <text:p>Puma</text:p>
          </table:table-cell>
          <table:table-cell table:style-name="ce928" table:formula="of:=1*([.BC33]&gt;[.BD33])" office:value-type="float" office:value="1" calcext:value-type="float">
            <text:p>1</text:p>
          </table:table-cell>
          <table:table-cell table:style-name="ce945" table:formula="of:=1*([.BC33]&lt;[.BD33])*NOT(AND([.BC33]=0;[.BD33]=20))" office:value-type="float" office:value="0" calcext:value-type="float">
            <text:p>0</text:p>
          </table:table-cell>
          <table:table-cell table:style-name="ce945" table:formula="of:=1*AND([.BC33]=0;[.BD33]=20)" office:value-type="float" office:value="0" calcext:value-type="float">
            <text:p>0</text:p>
          </table:table-cell>
          <table:table-cell table:style-name="ce928" table:formula="of:=[.BC33]" office:value-type="float" office:value="63" calcext:value-type="float">
            <text:p>63</text:p>
          </table:table-cell>
          <table:table-cell table:style-name="ce928" table:formula="of:=[.BD33]" office:value-type="float" office:value="42" calcext:value-type="float">
            <text:p>42</text:p>
          </table:table-cell>
          <table:table-cell table:style-name="ce948" table:formula="of:=[.BJ33]-[.BK33]" office:value-type="float" office:value="21" calcext:value-type="float">
            <text:p>+21</text:p>
          </table:table-cell>
          <table:table-cell table:style-name="ce928" table:formula="of:=1*([.BD33]&gt;[.BC33])" office:value-type="float" office:value="0" calcext:value-type="float">
            <text:p>0</text:p>
          </table:table-cell>
          <table:table-cell table:style-name="ce928" table:formula="of:=1*([.BD33]&lt;[.BC33])*NOT(AND([.BC33]=20;[.BD33]=0))" office:value-type="float" office:value="1" calcext:value-type="float">
            <text:p>1</text:p>
          </table:table-cell>
          <table:table-cell table:style-name="ce928" table:formula="of:=1*AND([.BC33]=20;[.BD33]=0)" office:value-type="float" office:value="0" calcext:value-type="float">
            <text:p>0</text:p>
          </table:table-cell>
          <table:table-cell table:style-name="ce928" table:formula="of:=[.BD33]" office:value-type="float" office:value="42" calcext:value-type="float">
            <text:p>42</text:p>
          </table:table-cell>
          <table:table-cell table:style-name="ce928" table:formula="of:=[.BC33]" office:value-type="float" office:value="63" calcext:value-type="float">
            <text:p>63</text:p>
          </table:table-cell>
          <table:table-cell table:style-name="ce951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30" calcext:value-type="float">
            <text:p>3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1</text:p>
          </table:table-cell>
          <table:table-cell table:style-name="ce928" office:value-type="string" calcext:value-type="string">
            <text:p>F3</text:p>
          </table:table-cell>
          <table:table-cell table:style-name="ce942" table:formula="of:=IF([.B34]=&quot;Girone&quot;;VLOOKUP([.D34];SQUADRE_PER_CODICE;2);&quot;ERRORE!&quot;)" office:value-type="string" office:string-value="Balene" calcext:value-type="string">
            <text:p>Balene</text:p>
          </table:table-cell>
          <table:table-cell table:style-name="ce942" table:formula="of:=IF([.B34]=&quot;Girone&quot;;VLOOKUP([.E34];SQUADRE_PER_CODICE;2);&quot;ERRORE!&quot;)" office:value-type="string" office:string-value="Delfini" calcext:value-type="string">
            <text:p>Delfini</text:p>
          </table:table-cell>
          <table:table-cell table:style-name="ce928" table:formula="of:=VLOOKUP([.A34];INPUT_DATE_E_RISULTATI_GIRONI;6;0)" office:value-type="float" office:value="33" calcext:value-type="float">
            <text:p>33</text:p>
          </table:table-cell>
          <table:table-cell table:style-name="ce928" table:formula="of:=VLOOKUP([.A34];INPUT_DATE_E_RISULTATI_GIRONI;7;0)" office:value-type="float" office:value="34" calcext:value-type="float">
            <text:p>34</text:p>
          </table:table-cell>
          <table:table-cell table:style-name="ce942" table:formula="of:=IF([.H34]&gt;[.I34];[.F34];[.G34])" office:value-type="string" office:string-value="Delfini" calcext:value-type="string">
            <text:p>Delfini</text:p>
          </table:table-cell>
          <table:table-cell table:style-name="ce942" table:formula="of:=IF([.H34]&lt;[.I34];[.F34];[.G34])" office:value-type="string" office:string-value="Balene" calcext:value-type="string">
            <text:p>Balene</text:p>
          </table:table-cell>
          <table:table-cell table:style-name="ce928" table:formula="of:=1*([.H34]&gt;[.I34])" office:value-type="float" office:value="0" calcext:value-type="float">
            <text:p>0</text:p>
          </table:table-cell>
          <table:table-cell table:style-name="ce945" table:formula="of:=1*([.H34]&lt;[.I34])*NOT(AND([.H34]=0;[.I34]=20))" office:value-type="float" office:value="1" calcext:value-type="float">
            <text:p>1</text:p>
          </table:table-cell>
          <table:table-cell table:style-name="ce945" table:formula="of:=1*AND([.H34]=0;[.I34]=20)" office:value-type="float" office:value="0" calcext:value-type="float">
            <text:p>0</text:p>
          </table:table-cell>
          <table:table-cell table:style-name="ce928" table:formula="of:=[.H34]" office:value-type="float" office:value="33" calcext:value-type="float">
            <text:p>33</text:p>
          </table:table-cell>
          <table:table-cell table:style-name="ce928" table:formula="of:=[.I34]" office:value-type="float" office:value="34" calcext:value-type="float">
            <text:p>34</text:p>
          </table:table-cell>
          <table:table-cell table:style-name="ce948" table:formula="of:=[.O34]-[.P34]" office:value-type="float" office:value="-1" calcext:value-type="float">
            <text:p>-1</text:p>
          </table:table-cell>
          <table:table-cell table:style-name="ce928" table:formula="of:=1*([.I34]&gt;[.H34])" office:value-type="float" office:value="1" calcext:value-type="float">
            <text:p>1</text:p>
          </table:table-cell>
          <table:table-cell table:style-name="ce928" table:formula="of:=1*([.I34]&lt;[.H34])*NOT(AND([.H34]=20;[.I34]=0))" office:value-type="float" office:value="0" calcext:value-type="float">
            <text:p>0</text:p>
          </table:table-cell>
          <table:table-cell table:style-name="ce928" table:formula="of:=1*AND([.H34]=20;[.I34]=0)" office:value-type="float" office:value="0" calcext:value-type="float">
            <text:p>0</text:p>
          </table:table-cell>
          <table:table-cell table:style-name="ce928" table:formula="of:=[.I34]" office:value-type="float" office:value="34" calcext:value-type="float">
            <text:p>34</text:p>
          </table:table-cell>
          <table:table-cell table:style-name="ce928" table:formula="of:=[.H34]" office:value-type="float" office:value="33" calcext:value-type="float">
            <text:p>33</text:p>
          </table:table-cell>
          <table:table-cell table:style-name="ce951" table:formula="of:=[.U34]-[.V34]" office:value-type="float" office:value="1" calcext:value-type="float">
            <text:p>+1</text:p>
          </table:table-cell>
          <table:table-cell/>
          <table:table-cell table:style-name="ce958" table:formula="of:=COUNTIF(B_COEFF_GIRONE_H;&quot;&gt;=&quot;&amp;[.AS34])&amp;[.Z34]" office:value-type="string" office:string-value="3H" calcext:value-type="string">
            <text:p>3H</text:p>
          </table:table-cell>
          <table:table-cell table:style-name="ce963" office:value-type="string" calcext:value-type="string">
            <text:p>H</text:p>
          </table:table-cell>
          <table:table-cell table:style-name="ce929" office:value-type="string" calcext:value-type="string">
            <text:p>H4</text:p>
          </table:table-cell>
          <table:table-cell table:style-name="ce971" table:formula="of:=VLOOKUP([.AA34];SQUADRE_PER_CODICE;2)" office:value-type="string" office:string-value="Zebre" calcext:value-type="string">
            <text:p>Zebre</text:p>
          </table:table-cell>
          <table:table-cell table:style-name="ce929" table:formula="of:=[.AD34]+[.AE34]+[.AF34]" office:value-type="float" office:value="3" calcext:value-type="float">
            <text:p>3</text:p>
          </table:table-cell>
          <table:table-cell table:style-name="ce929" table:formula="of:=SUMIF(B_SQUADRA_A_GIRONI;[.AB34];B_VINTE_SQUADRA_A_GIRONI)+SUMIF(B_SQUADRA_B_GIRONI;[.AB34];B_VINTE_SQUADRA_B_GIRONI)" office:value-type="float" office:value="2" calcext:value-type="float">
            <text:p>2</text:p>
          </table:table-cell>
          <table:table-cell table:style-name="ce929" table:formula="of:=SUMIF(B_SQUADRA_A_GIRONI;[.AB34];B_PERSE_SQUADRA_A_GIRONI)+SUMIF(B_SQUADRA_B_GIRONI;[.AB34];B_PERSE_SQUADRA_B_GIRONI)" office:value-type="float" office:value="0" calcext:value-type="float">
            <text:p>0</text:p>
          </table:table-cell>
          <table:table-cell table:style-name="ce929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977" table:formula="of:=2*[.AD34]+1*[.AE34]+0*[.AF34]" office:value-type="float" office:value="4" calcext:value-type="float">
            <text:p>4</text:p>
          </table:table-cell>
          <table:table-cell table:style-name="ce983" table:formula="of:=SUMIF(B_SQUADRA_A_GIRONI;[.AB34];B_PUNTI_FATTI_SQUADRA_A_GIRONI)+SUMIF(B_SQUADRA_B_GIRONI;[.AB34];B_PUNTI_FATTI_SQUADRA_B_GIRONI)" office:value-type="float" office:value="133" calcext:value-type="float">
            <text:p>133</text:p>
          </table:table-cell>
          <table:table-cell table:style-name="ce929" table:formula="of:=SUMIF(B_SQUADRA_A_GIRONI;[.AB34];B_PUNTI_SUBITI_SQUADRA_A_GIRONI)+SUMIF(B_SQUADRA_B_GIRONI;[.AB34];B_PUNTI_SUBITI_SQUADRA_B_GIRONI)" office:value-type="float" office:value="142" calcext:value-type="float">
            <text:p>142</text:p>
          </table:table-cell>
          <table:table-cell table:style-name="ce988" table:formula="of:=SUMIF(B_SQUADRA_A_GIRONI;[.AB34];B_DIFF_CANESTRI_SQUADRA_A_GIRONI)+SUMIF(B_SQUADRA_B_GIRONI;[.AB34];B_DIFF_CANESTRI_SQUADRA_B_GIRONI)" office:value-type="float" office:value="-9" calcext:value-type="float">
            <text:p>-9</text:p>
          </table:table-cell>
          <table:table-cell table:style-name="ce929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929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929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983" table:formula="of:=[.AK34]+[.AL34]+[.AM34]" office:value-type="float" office:value="0" calcext:value-type="float">
            <text:p>0</text:p>
          </table:table-cell>
          <table:table-cell table:style-name="ce949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949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949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988" table:formula="of:=[.AO34]+[.AP34]+[.AQ34]" office:value-type="float" office:value="0" calcext:value-type="float">
            <text:p>+0</text:p>
          </table:table-cell>
          <table:table-cell table:style-name="ce1001" table:formula="of:=[.AG34]+(500+[.AR34])*10^-3+[.AN34]*10^-6+(500+[.AJ34])*10^-9+[.AH34]*10^-12" office:value-type="float" office:value="4.500000491133" calcext:value-type="float">
            <text:p>4,500000491133</text:p>
          </table:table-cell>
          <table:table-cell/>
          <table:table-cell table:style-name="ce1005" office:value-type="string" calcext:value-type="string">
            <text:p>9-16/1</text:p>
          </table:table-cell>
          <table:table-cell table:style-name="ce1008" office:value-type="float" office:value="80" calcext:value-type="float">
            <text:p>8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8</text:p>
          </table:table-cell>
          <table:table-cell table:style-name="ce1017" office:value-type="string" calcext:value-type="string">
            <text:p>P62</text:p>
          </table:table-cell>
          <table:table-cell table:style-name="ce942" table:formula="of:=IF(LEFT([.AY34];1)=&quot;V&quot;;VLOOKUP(VALUE(SUBSTITUTE([.AY34];&quot;V&quot;;&quot;&quot;));B_PARTITE_2A_FASE_PER_NUMERO;10;FALSE());IF(LEFT([.AY34];1)=&quot;P&quot;;VLOOKUP(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942" table:formula="of:=IF(LEFT([.AZ34];1)=&quot;V&quot;;VLOOKUP(VALUE(SUBSTITUTE([.AZ34];&quot;V&quot;;&quot;&quot;));B_PARTITE_2A_FASE_PER_NUMERO;10;FALSE());IF(LEFT([.AZ34];1)=&quot;P&quot;;VLOOKUP(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928" table:formula="of:=VLOOKUP([.AV34];INPUT_DATE_E_RISULTATI_2A_FASE;6;0)" office:value-type="float" office:value="65" calcext:value-type="float">
            <text:p>65</text:p>
          </table:table-cell>
          <table:table-cell table:style-name="ce928" table:formula="of:=VLOOKUP([.AV34];INPUT_DATE_E_RISULTATI_2A_FASE;7;0)" office:value-type="float" office:value="49" calcext:value-type="float">
            <text:p>49</text:p>
          </table:table-cell>
          <table:table-cell table:style-name="ce942" table:formula="of:=IF([.BC34]&gt;[.BD34];[.BA34];[.BB34])" office:value-type="string" office:string-value="Bufali" calcext:value-type="string">
            <text:p>Bufali</text:p>
          </table:table-cell>
          <table:table-cell table:style-name="ce942" table:formula="of:=IF([.BC34]&lt;[.BD34];[.BA34];[.BB34])" office:value-type="string" office:string-value="Gabbiani" calcext:value-type="string">
            <text:p>Gabbiani</text:p>
          </table:table-cell>
          <table:table-cell table:style-name="ce928" table:formula="of:=1*([.BC34]&gt;[.BD34])" office:value-type="float" office:value="1" calcext:value-type="float">
            <text:p>1</text:p>
          </table:table-cell>
          <table:table-cell table:style-name="ce945" table:formula="of:=1*([.BC34]&lt;[.BD34])*NOT(AND([.BC34]=0;[.BD34]=20))" office:value-type="float" office:value="0" calcext:value-type="float">
            <text:p>0</text:p>
          </table:table-cell>
          <table:table-cell table:style-name="ce945" table:formula="of:=1*AND([.BC34]=0;[.BD34]=20)" office:value-type="float" office:value="0" calcext:value-type="float">
            <text:p>0</text:p>
          </table:table-cell>
          <table:table-cell table:style-name="ce928" table:formula="of:=[.BC34]" office:value-type="float" office:value="65" calcext:value-type="float">
            <text:p>65</text:p>
          </table:table-cell>
          <table:table-cell table:style-name="ce928" table:formula="of:=[.BD34]" office:value-type="float" office:value="49" calcext:value-type="float">
            <text:p>49</text:p>
          </table:table-cell>
          <table:table-cell table:style-name="ce948" table:formula="of:=[.BJ34]-[.BK34]" office:value-type="float" office:value="16" calcext:value-type="float">
            <text:p>+16</text:p>
          </table:table-cell>
          <table:table-cell table:style-name="ce928" table:formula="of:=1*([.BD34]&gt;[.BC34])" office:value-type="float" office:value="0" calcext:value-type="float">
            <text:p>0</text:p>
          </table:table-cell>
          <table:table-cell table:style-name="ce928" table:formula="of:=1*([.BD34]&lt;[.BC34])*NOT(AND([.BC34]=20;[.BD34]=0))" office:value-type="float" office:value="1" calcext:value-type="float">
            <text:p>1</text:p>
          </table:table-cell>
          <table:table-cell table:style-name="ce928" table:formula="of:=1*AND([.BC34]=20;[.BD34]=0)" office:value-type="float" office:value="0" calcext:value-type="float">
            <text:p>0</text:p>
          </table:table-cell>
          <table:table-cell table:style-name="ce928" table:formula="of:=[.BD34]" office:value-type="float" office:value="49" calcext:value-type="float">
            <text:p>49</text:p>
          </table:table-cell>
          <table:table-cell table:style-name="ce928" table:formula="of:=[.BC34]" office:value-type="float" office:value="65" calcext:value-type="float">
            <text:p>65</text:p>
          </table:table-cell>
          <table:table-cell table:style-name="ce951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883" office:value-type="float" office:value="42" calcext:value-type="float">
            <text:p>4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1</text:p>
          </table:table-cell>
          <table:table-cell table:style-name="ce928" office:value-type="string" calcext:value-type="string">
            <text:p>F4</text:p>
          </table:table-cell>
          <table:table-cell table:style-name="ce942" table:formula="of:=IF([.B35]=&quot;Girone&quot;;VLOOKUP([.D35];SQUADRE_PER_CODICE;2);&quot;ERRORE!&quot;)" office:value-type="string" office:string-value="Balene" calcext:value-type="string">
            <text:p>Balene</text:p>
          </table:table-cell>
          <table:table-cell table:style-name="ce942" table:formula="of:=IF([.B35]=&quot;Girone&quot;;VLOOKUP([.E35];SQUADRE_PER_CODICE;2);&quot;ERRORE!&quot;)" office:value-type="string" office:string-value="Fenicotteri" calcext:value-type="string">
            <text:p>Fenicotteri</text:p>
          </table:table-cell>
          <table:table-cell table:style-name="ce928" table:formula="of:=VLOOKUP([.A35];INPUT_DATE_E_RISULTATI_GIRONI;6;0)" office:value-type="float" office:value="36" calcext:value-type="float">
            <text:p>36</text:p>
          </table:table-cell>
          <table:table-cell table:style-name="ce928" table:formula="of:=VLOOKUP([.A35];INPUT_DATE_E_RISULTATI_GIRONI;7;0)" office:value-type="float" office:value="35" calcext:value-type="float">
            <text:p>35</text:p>
          </table:table-cell>
          <table:table-cell table:style-name="ce942" table:formula="of:=IF([.H35]&gt;[.I35];[.F35];[.G35])" office:value-type="string" office:string-value="Balene" calcext:value-type="string">
            <text:p>Balene</text:p>
          </table:table-cell>
          <table:table-cell table:style-name="ce942" table:formula="of:=IF([.H35]&lt;[.I35];[.F35];[.G35])" office:value-type="string" office:string-value="Fenicotteri" calcext:value-type="string">
            <text:p>Fenicotteri</text:p>
          </table:table-cell>
          <table:table-cell table:style-name="ce928" table:formula="of:=1*([.H35]&gt;[.I35])" office:value-type="float" office:value="1" calcext:value-type="float">
            <text:p>1</text:p>
          </table:table-cell>
          <table:table-cell table:style-name="ce945" table:formula="of:=1*([.H35]&lt;[.I35])*NOT(AND([.H35]=0;[.I35]=20))" office:value-type="float" office:value="0" calcext:value-type="float">
            <text:p>0</text:p>
          </table:table-cell>
          <table:table-cell table:style-name="ce945" table:formula="of:=1*AND([.H35]=0;[.I35]=20)" office:value-type="float" office:value="0" calcext:value-type="float">
            <text:p>0</text:p>
          </table:table-cell>
          <table:table-cell table:style-name="ce928" table:formula="of:=[.H35]" office:value-type="float" office:value="36" calcext:value-type="float">
            <text:p>36</text:p>
          </table:table-cell>
          <table:table-cell table:style-name="ce928" table:formula="of:=[.I35]" office:value-type="float" office:value="35" calcext:value-type="float">
            <text:p>35</text:p>
          </table:table-cell>
          <table:table-cell table:style-name="ce948" table:formula="of:=[.O35]-[.P35]" office:value-type="float" office:value="1" calcext:value-type="float">
            <text:p>+1</text:p>
          </table:table-cell>
          <table:table-cell table:style-name="ce928" table:formula="of:=1*([.I35]&gt;[.H35])" office:value-type="float" office:value="0" calcext:value-type="float">
            <text:p>0</text:p>
          </table:table-cell>
          <table:table-cell table:style-name="ce928" table:formula="of:=1*([.I35]&lt;[.H35])*NOT(AND([.H35]=20;[.I35]=0))" office:value-type="float" office:value="1" calcext:value-type="float">
            <text:p>1</text:p>
          </table:table-cell>
          <table:table-cell table:style-name="ce928" table:formula="of:=1*AND([.H35]=20;[.I35]=0)" office:value-type="float" office:value="0" calcext:value-type="float">
            <text:p>0</text:p>
          </table:table-cell>
          <table:table-cell table:style-name="ce928" table:formula="of:=[.I35]" office:value-type="float" office:value="35" calcext:value-type="float">
            <text:p>35</text:p>
          </table:table-cell>
          <table:table-cell table:style-name="ce928" table:formula="of:=[.H35]" office:value-type="float" office:value="36" calcext:value-type="float">
            <text:p>36</text:p>
          </table:table-cell>
          <table:table-cell table:style-name="ce951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5-28/2</text:p>
          </table:table-cell>
          <table:table-cell table:style-name="ce1008" office:value-type="float" office:value="81" calcext:value-type="float">
            <text:p>8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8</text:p>
          </table:table-cell>
          <table:table-cell table:style-name="ce1017" office:value-type="string" calcext:value-type="string">
            <text:p>V65</text:p>
          </table:table-cell>
          <table:table-cell table:style-name="ce1017" office:value-type="string" calcext:value-type="string">
            <text:p>V67</text:p>
          </table:table-cell>
          <table:table-cell table:style-name="ce942" table:formula="of:=IF(LEFT([.AY35];1)=&quot;V&quot;;VLOOKUP(VALUE(SUBSTITUTE([.AY35];&quot;V&quot;;&quot;&quot;));B_PARTITE_2A_FASE_PER_NUMERO;10;FALSE());IF(LEFT([.AY35];1)=&quot;P&quot;;VLOOKUP(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942" table:formula="of:=IF(LEFT([.AZ35];1)=&quot;V&quot;;VLOOKUP(VALUE(SUBSTITUTE([.AZ35];&quot;V&quot;;&quot;&quot;));B_PARTITE_2A_FASE_PER_NUMERO;10;FALSE());IF(LEFT([.AZ35];1)=&quot;P&quot;;VLOOKUP(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928" table:formula="of:=VLOOKUP([.AV35];INPUT_DATE_E_RISULTATI_2A_FASE;6;0)" office:value-type="float" office:value="55" calcext:value-type="float">
            <text:p>55</text:p>
          </table:table-cell>
          <table:table-cell table:style-name="ce928" table:formula="of:=VLOOKUP([.AV35];INPUT_DATE_E_RISULTATI_2A_FASE;7;0)" office:value-type="float" office:value="41" calcext:value-type="float">
            <text:p>41</text:p>
          </table:table-cell>
          <table:table-cell table:style-name="ce942" table:formula="of:=IF([.BC35]&gt;[.BD35];[.BA35];[.BB35])" office:value-type="string" office:string-value="Iguane" calcext:value-type="string">
            <text:p>Iguane</text:p>
          </table:table-cell>
          <table:table-cell table:style-name="ce942" table:formula="of:=IF([.BC35]&lt;[.BD35];[.BA35];[.BB35])" office:value-type="string" office:string-value="Muli" calcext:value-type="string">
            <text:p>Muli</text:p>
          </table:table-cell>
          <table:table-cell table:style-name="ce928" table:formula="of:=1*([.BC35]&gt;[.BD35])" office:value-type="float" office:value="1" calcext:value-type="float">
            <text:p>1</text:p>
          </table:table-cell>
          <table:table-cell table:style-name="ce945" table:formula="of:=1*([.BC35]&lt;[.BD35])*NOT(AND([.BC35]=0;[.BD35]=20))" office:value-type="float" office:value="0" calcext:value-type="float">
            <text:p>0</text:p>
          </table:table-cell>
          <table:table-cell table:style-name="ce945" table:formula="of:=1*AND([.BC35]=0;[.BD35]=20)" office:value-type="float" office:value="0" calcext:value-type="float">
            <text:p>0</text:p>
          </table:table-cell>
          <table:table-cell table:style-name="ce928" table:formula="of:=[.BC35]" office:value-type="float" office:value="55" calcext:value-type="float">
            <text:p>55</text:p>
          </table:table-cell>
          <table:table-cell table:style-name="ce928" table:formula="of:=[.BD35]" office:value-type="float" office:value="41" calcext:value-type="float">
            <text:p>41</text:p>
          </table:table-cell>
          <table:table-cell table:style-name="ce948" table:formula="of:=[.BJ35]-[.BK35]" office:value-type="float" office:value="14" calcext:value-type="float">
            <text:p>+14</text:p>
          </table:table-cell>
          <table:table-cell table:style-name="ce928" table:formula="of:=1*([.BD35]&gt;[.BC35])" office:value-type="float" office:value="0" calcext:value-type="float">
            <text:p>0</text:p>
          </table:table-cell>
          <table:table-cell table:style-name="ce928" table:formula="of:=1*([.BD35]&lt;[.BC35])*NOT(AND([.BC35]=20;[.BD35]=0))" office:value-type="float" office:value="1" calcext:value-type="float">
            <text:p>1</text:p>
          </table:table-cell>
          <table:table-cell table:style-name="ce928" table:formula="of:=1*AND([.BC35]=20;[.BD35]=0)" office:value-type="float" office:value="0" calcext:value-type="float">
            <text:p>0</text:p>
          </table:table-cell>
          <table:table-cell table:style-name="ce928" table:formula="of:=[.BD35]" office:value-type="float" office:value="41" calcext:value-type="float">
            <text:p>41</text:p>
          </table:table-cell>
          <table:table-cell table:style-name="ce928" table:formula="of:=[.BC35]" office:value-type="float" office:value="55" calcext:value-type="float">
            <text:p>55</text:p>
          </table:table-cell>
          <table:table-cell table:style-name="ce951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883" office:value-type="float" office:value="46" calcext:value-type="float">
            <text:p>4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2</text:p>
          </table:table-cell>
          <table:table-cell table:style-name="ce928" office:value-type="string" calcext:value-type="string">
            <text:p>F3</text:p>
          </table:table-cell>
          <table:table-cell table:style-name="ce942" table:formula="of:=IF([.B36]=&quot;Girone&quot;;VLOOKUP([.D36];SQUADRE_PER_CODICE;2);&quot;ERRORE!&quot;)" office:value-type="string" office:string-value="Gabbiani" calcext:value-type="string">
            <text:p>Gabbiani</text:p>
          </table:table-cell>
          <table:table-cell table:style-name="ce942" table:formula="of:=IF([.B36]=&quot;Girone&quot;;VLOOKUP([.E36];SQUADRE_PER_CODICE;2);&quot;ERRORE!&quot;)" office:value-type="string" office:string-value="Delfini" calcext:value-type="string">
            <text:p>Delfini</text:p>
          </table:table-cell>
          <table:table-cell table:style-name="ce928" table:formula="of:=VLOOKUP([.A36];INPUT_DATE_E_RISULTATI_GIRONI;6;0)" office:value-type="float" office:value="34" calcext:value-type="float">
            <text:p>34</text:p>
          </table:table-cell>
          <table:table-cell table:style-name="ce928" table:formula="of:=VLOOKUP([.A36];INPUT_DATE_E_RISULTATI_GIRONI;7;0)" office:value-type="float" office:value="33" calcext:value-type="float">
            <text:p>33</text:p>
          </table:table-cell>
          <table:table-cell table:style-name="ce942" table:formula="of:=IF([.H36]&gt;[.I36];[.F36];[.G36])" office:value-type="string" office:string-value="Gabbiani" calcext:value-type="string">
            <text:p>Gabbiani</text:p>
          </table:table-cell>
          <table:table-cell table:style-name="ce942" table:formula="of:=IF([.H36]&lt;[.I36];[.F36];[.G36])" office:value-type="string" office:string-value="Delfini" calcext:value-type="string">
            <text:p>Delfini</text:p>
          </table:table-cell>
          <table:table-cell table:style-name="ce928" table:formula="of:=1*([.H36]&gt;[.I36])" office:value-type="float" office:value="1" calcext:value-type="float">
            <text:p>1</text:p>
          </table:table-cell>
          <table:table-cell table:style-name="ce945" table:formula="of:=1*([.H36]&lt;[.I36])*NOT(AND([.H36]=0;[.I36]=20))" office:value-type="float" office:value="0" calcext:value-type="float">
            <text:p>0</text:p>
          </table:table-cell>
          <table:table-cell table:style-name="ce945" table:formula="of:=1*AND([.H36]=0;[.I36]=20)" office:value-type="float" office:value="0" calcext:value-type="float">
            <text:p>0</text:p>
          </table:table-cell>
          <table:table-cell table:style-name="ce928" table:formula="of:=[.H36]" office:value-type="float" office:value="34" calcext:value-type="float">
            <text:p>34</text:p>
          </table:table-cell>
          <table:table-cell table:style-name="ce928" table:formula="of:=[.I36]" office:value-type="float" office:value="33" calcext:value-type="float">
            <text:p>33</text:p>
          </table:table-cell>
          <table:table-cell table:style-name="ce948" table:formula="of:=[.O36]-[.P36]" office:value-type="float" office:value="1" calcext:value-type="float">
            <text:p>+1</text:p>
          </table:table-cell>
          <table:table-cell table:style-name="ce928" table:formula="of:=1*([.I36]&gt;[.H36])" office:value-type="float" office:value="0" calcext:value-type="float">
            <text:p>0</text:p>
          </table:table-cell>
          <table:table-cell table:style-name="ce928" table:formula="of:=1*([.I36]&lt;[.H36])*NOT(AND([.H36]=20;[.I36]=0))" office:value-type="float" office:value="1" calcext:value-type="float">
            <text:p>1</text:p>
          </table:table-cell>
          <table:table-cell table:style-name="ce928" table:formula="of:=1*AND([.H36]=20;[.I36]=0)" office:value-type="float" office:value="0" calcext:value-type="float">
            <text:p>0</text:p>
          </table:table-cell>
          <table:table-cell table:style-name="ce928" table:formula="of:=[.I36]" office:value-type="float" office:value="33" calcext:value-type="float">
            <text:p>33</text:p>
          </table:table-cell>
          <table:table-cell table:style-name="ce928" table:formula="of:=[.H36]" office:value-type="float" office:value="34" calcext:value-type="float">
            <text:p>34</text:p>
          </table:table-cell>
          <table:table-cell table:style-name="ce951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5-28/1</text:p>
          </table:table-cell>
          <table:table-cell table:style-name="ce1008" office:value-type="float" office:value="82" calcext:value-type="float">
            <text:p>8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8</text:p>
          </table:table-cell>
          <table:table-cell table:style-name="ce1017" office:value-type="string" calcext:value-type="string">
            <text:p>V63</text:p>
          </table:table-cell>
          <table:table-cell table:style-name="ce1017" office:value-type="string" calcext:value-type="string">
            <text:p>V66</text:p>
          </table:table-cell>
          <table:table-cell table:style-name="ce942" table:formula="of:=IF(LEFT([.AY36];1)=&quot;V&quot;;VLOOKUP(VALUE(SUBSTITUTE([.AY36];&quot;V&quot;;&quot;&quot;));B_PARTITE_2A_FASE_PER_NUMERO;10;FALSE());IF(LEFT([.AY36];1)=&quot;P&quot;;VLOOKUP(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942" table:formula="of:=IF(LEFT([.AZ36];1)=&quot;V&quot;;VLOOKUP(VALUE(SUBSTITUTE([.AZ36];&quot;V&quot;;&quot;&quot;));B_PARTITE_2A_FASE_PER_NUMERO;10;FALSE());IF(LEFT([.AZ36];1)=&quot;P&quot;;VLOOKUP(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928" table:formula="of:=VLOOKUP([.AV36];INPUT_DATE_E_RISULTATI_2A_FASE;6;0)" office:value-type="float" office:value="63" calcext:value-type="float">
            <text:p>63</text:p>
          </table:table-cell>
          <table:table-cell table:style-name="ce928" table:formula="of:=VLOOKUP([.AV36];INPUT_DATE_E_RISULTATI_2A_FASE;7;0)" office:value-type="float" office:value="37" calcext:value-type="float">
            <text:p>37</text:p>
          </table:table-cell>
          <table:table-cell table:style-name="ce942" table:formula="of:=IF([.BC36]&gt;[.BD36];[.BA36];[.BB36])" office:value-type="string" office:string-value="Delfini" calcext:value-type="string">
            <text:p>Delfini</text:p>
          </table:table-cell>
          <table:table-cell table:style-name="ce942" table:formula="of:=IF([.BC36]&lt;[.BD36];[.BA36];[.BB36])" office:value-type="string" office:string-value="Ghepardi" calcext:value-type="string">
            <text:p>Ghepardi</text:p>
          </table:table-cell>
          <table:table-cell table:style-name="ce928" table:formula="of:=1*([.BC36]&gt;[.BD36])" office:value-type="float" office:value="1" calcext:value-type="float">
            <text:p>1</text:p>
          </table:table-cell>
          <table:table-cell table:style-name="ce945" table:formula="of:=1*([.BC36]&lt;[.BD36])*NOT(AND([.BC36]=0;[.BD36]=20))" office:value-type="float" office:value="0" calcext:value-type="float">
            <text:p>0</text:p>
          </table:table-cell>
          <table:table-cell table:style-name="ce945" table:formula="of:=1*AND([.BC36]=0;[.BD36]=20)" office:value-type="float" office:value="0" calcext:value-type="float">
            <text:p>0</text:p>
          </table:table-cell>
          <table:table-cell table:style-name="ce928" table:formula="of:=[.BC36]" office:value-type="float" office:value="63" calcext:value-type="float">
            <text:p>63</text:p>
          </table:table-cell>
          <table:table-cell table:style-name="ce928" table:formula="of:=[.BD36]" office:value-type="float" office:value="37" calcext:value-type="float">
            <text:p>37</text:p>
          </table:table-cell>
          <table:table-cell table:style-name="ce948" table:formula="of:=[.BJ36]-[.BK36]" office:value-type="float" office:value="26" calcext:value-type="float">
            <text:p>+26</text:p>
          </table:table-cell>
          <table:table-cell table:style-name="ce928" table:formula="of:=1*([.BD36]&gt;[.BC36])" office:value-type="float" office:value="0" calcext:value-type="float">
            <text:p>0</text:p>
          </table:table-cell>
          <table:table-cell table:style-name="ce928" table:formula="of:=1*([.BD36]&lt;[.BC36])*NOT(AND([.BC36]=20;[.BD36]=0))" office:value-type="float" office:value="1" calcext:value-type="float">
            <text:p>1</text:p>
          </table:table-cell>
          <table:table-cell table:style-name="ce928" table:formula="of:=1*AND([.BC36]=20;[.BD36]=0)" office:value-type="float" office:value="0" calcext:value-type="float">
            <text:p>0</text:p>
          </table:table-cell>
          <table:table-cell table:style-name="ce928" table:formula="of:=[.BD36]" office:value-type="float" office:value="37" calcext:value-type="float">
            <text:p>37</text:p>
          </table:table-cell>
          <table:table-cell table:style-name="ce928" table:formula="of:=[.BC36]" office:value-type="float" office:value="63" calcext:value-type="float">
            <text:p>63</text:p>
          </table:table-cell>
          <table:table-cell table:style-name="ce951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883" office:value-type="float" office:value="34" calcext:value-type="float">
            <text:p>3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2</text:p>
          </table:table-cell>
          <table:table-cell table:style-name="ce928" office:value-type="string" calcext:value-type="string">
            <text:p>F4</text:p>
          </table:table-cell>
          <table:table-cell table:style-name="ce942" table:formula="of:=IF([.B37]=&quot;Girone&quot;;VLOOKUP([.D37];SQUADRE_PER_CODICE;2);&quot;ERRORE!&quot;)" office:value-type="string" office:string-value="Gabbiani" calcext:value-type="string">
            <text:p>Gabbiani</text:p>
          </table:table-cell>
          <table:table-cell table:style-name="ce942" table:formula="of:=IF([.B37]=&quot;Girone&quot;;VLOOKUP([.E37];SQUADRE_PER_CODICE;2);&quot;ERRORE!&quot;)" office:value-type="string" office:string-value="Fenicotteri" calcext:value-type="string">
            <text:p>Fenicotteri</text:p>
          </table:table-cell>
          <table:table-cell table:style-name="ce928" table:formula="of:=VLOOKUP([.A37];INPUT_DATE_E_RISULTATI_GIRONI;6;0)" office:value-type="float" office:value="35" calcext:value-type="float">
            <text:p>35</text:p>
          </table:table-cell>
          <table:table-cell table:style-name="ce928" table:formula="of:=VLOOKUP([.A37];INPUT_DATE_E_RISULTATI_GIRONI;7;0)" office:value-type="float" office:value="34" calcext:value-type="float">
            <text:p>34</text:p>
          </table:table-cell>
          <table:table-cell table:style-name="ce942" table:formula="of:=IF([.H37]&gt;[.I37];[.F37];[.G37])" office:value-type="string" office:string-value="Gabbiani" calcext:value-type="string">
            <text:p>Gabbiani</text:p>
          </table:table-cell>
          <table:table-cell table:style-name="ce942" table:formula="of:=IF([.H37]&lt;[.I37];[.F37];[.G37])" office:value-type="string" office:string-value="Fenicotteri" calcext:value-type="string">
            <text:p>Fenicotteri</text:p>
          </table:table-cell>
          <table:table-cell table:style-name="ce928" table:formula="of:=1*([.H37]&gt;[.I37])" office:value-type="float" office:value="1" calcext:value-type="float">
            <text:p>1</text:p>
          </table:table-cell>
          <table:table-cell table:style-name="ce945" table:formula="of:=1*([.H37]&lt;[.I37])*NOT(AND([.H37]=0;[.I37]=20))" office:value-type="float" office:value="0" calcext:value-type="float">
            <text:p>0</text:p>
          </table:table-cell>
          <table:table-cell table:style-name="ce945" table:formula="of:=1*AND([.H37]=0;[.I37]=20)" office:value-type="float" office:value="0" calcext:value-type="float">
            <text:p>0</text:p>
          </table:table-cell>
          <table:table-cell table:style-name="ce928" table:formula="of:=[.H37]" office:value-type="float" office:value="35" calcext:value-type="float">
            <text:p>35</text:p>
          </table:table-cell>
          <table:table-cell table:style-name="ce928" table:formula="of:=[.I37]" office:value-type="float" office:value="34" calcext:value-type="float">
            <text:p>34</text:p>
          </table:table-cell>
          <table:table-cell table:style-name="ce948" table:formula="of:=[.O37]-[.P37]" office:value-type="float" office:value="1" calcext:value-type="float">
            <text:p>+1</text:p>
          </table:table-cell>
          <table:table-cell table:style-name="ce928" table:formula="of:=1*([.I37]&gt;[.H37])" office:value-type="float" office:value="0" calcext:value-type="float">
            <text:p>0</text:p>
          </table:table-cell>
          <table:table-cell table:style-name="ce928" table:formula="of:=1*([.I37]&lt;[.H37])*NOT(AND([.H37]=20;[.I37]=0))" office:value-type="float" office:value="1" calcext:value-type="float">
            <text:p>1</text:p>
          </table:table-cell>
          <table:table-cell table:style-name="ce928" table:formula="of:=1*AND([.H37]=20;[.I37]=0)" office:value-type="float" office:value="0" calcext:value-type="float">
            <text:p>0</text:p>
          </table:table-cell>
          <table:table-cell table:style-name="ce928" table:formula="of:=[.I37]" office:value-type="float" office:value="34" calcext:value-type="float">
            <text:p>34</text:p>
          </table:table-cell>
          <table:table-cell table:style-name="ce928" table:formula="of:=[.H37]" office:value-type="float" office:value="35" calcext:value-type="float">
            <text:p>35</text:p>
          </table:table-cell>
          <table:table-cell table:style-name="ce951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9-32/2</text:p>
          </table:table-cell>
          <table:table-cell table:style-name="ce1008" office:value-type="float" office:value="83" calcext:value-type="float">
            <text:p>8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2</text:p>
          </table:table-cell>
          <table:table-cell table:style-name="ce1017" office:value-type="string" calcext:value-type="string">
            <text:p>P65</text:p>
          </table:table-cell>
          <table:table-cell table:style-name="ce1017" office:value-type="string" calcext:value-type="string">
            <text:p>P67</text:p>
          </table:table-cell>
          <table:table-cell table:style-name="ce942" table:formula="of:=IF(LEFT([.AY37];1)=&quot;V&quot;;VLOOKUP(VALUE(SUBSTITUTE([.AY37];&quot;V&quot;;&quot;&quot;));B_PARTITE_2A_FASE_PER_NUMERO;10;FALSE());IF(LEFT([.AY37];1)=&quot;P&quot;;VLOOKUP(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942" table:formula="of:=IF(LEFT([.AZ37];1)=&quot;V&quot;;VLOOKUP(VALUE(SUBSTITUTE([.AZ37];&quot;V&quot;;&quot;&quot;));B_PARTITE_2A_FASE_PER_NUMERO;10;FALSE());IF(LEFT([.AZ37];1)=&quot;P&quot;;VLOOKUP(VALUE(SUBSTITUTE([.AZ37];&quot;P&quot;;&quot;&quot;));B_PARTITE_2A_FASE_PER_NUMERO;11;FALSE());VLOOKUP([.AZ37];B_CLASSIFICHE_GIRONI;4;FALSE())))" office:value-type="string" office:string-value="Scorpioni" calcext:value-type="string">
            <text:p>Scorpioni</text:p>
          </table:table-cell>
          <table:table-cell table:style-name="ce928" table:formula="of:=VLOOKUP([.AV37];INPUT_DATE_E_RISULTATI_2A_FASE;6;0)" office:value-type="float" office:value="52" calcext:value-type="float">
            <text:p>52</text:p>
          </table:table-cell>
          <table:table-cell table:style-name="ce928" table:formula="of:=VLOOKUP([.AV37];INPUT_DATE_E_RISULTATI_2A_FASE;7;0)" office:value-type="float" office:value="40" calcext:value-type="float">
            <text:p>40</text:p>
          </table:table-cell>
          <table:table-cell table:style-name="ce942" table:formula="of:=IF([.BC37]&gt;[.BD37];[.BA37];[.BB37])" office:value-type="string" office:string-value="Falchi" calcext:value-type="string">
            <text:p>Falchi</text:p>
          </table:table-cell>
          <table:table-cell table:style-name="ce942" table:formula="of:=IF([.BC37]&lt;[.BD37];[.BA37];[.BB37])" office:value-type="string" office:string-value="Scorpioni" calcext:value-type="string">
            <text:p>Scorpioni</text:p>
          </table:table-cell>
          <table:table-cell table:style-name="ce928" table:formula="of:=1*([.BC37]&gt;[.BD37])" office:value-type="float" office:value="1" calcext:value-type="float">
            <text:p>1</text:p>
          </table:table-cell>
          <table:table-cell table:style-name="ce945" table:formula="of:=1*([.BC37]&lt;[.BD37])*NOT(AND([.BC37]=0;[.BD37]=20))" office:value-type="float" office:value="0" calcext:value-type="float">
            <text:p>0</text:p>
          </table:table-cell>
          <table:table-cell table:style-name="ce945" table:formula="of:=1*AND([.BC37]=0;[.BD37]=20)" office:value-type="float" office:value="0" calcext:value-type="float">
            <text:p>0</text:p>
          </table:table-cell>
          <table:table-cell table:style-name="ce928" table:formula="of:=[.BC37]" office:value-type="float" office:value="52" calcext:value-type="float">
            <text:p>52</text:p>
          </table:table-cell>
          <table:table-cell table:style-name="ce928" table:formula="of:=[.BD37]" office:value-type="float" office:value="40" calcext:value-type="float">
            <text:p>40</text:p>
          </table:table-cell>
          <table:table-cell table:style-name="ce948" table:formula="of:=[.BJ37]-[.BK37]" office:value-type="float" office:value="12" calcext:value-type="float">
            <text:p>+12</text:p>
          </table:table-cell>
          <table:table-cell table:style-name="ce928" table:formula="of:=1*([.BD37]&gt;[.BC37])" office:value-type="float" office:value="0" calcext:value-type="float">
            <text:p>0</text:p>
          </table:table-cell>
          <table:table-cell table:style-name="ce928" table:formula="of:=1*([.BD37]&lt;[.BC37])*NOT(AND([.BC37]=20;[.BD37]=0))" office:value-type="float" office:value="1" calcext:value-type="float">
            <text:p>1</text:p>
          </table:table-cell>
          <table:table-cell table:style-name="ce928" table:formula="of:=1*AND([.BC37]=20;[.BD37]=0)" office:value-type="float" office:value="0" calcext:value-type="float">
            <text:p>0</text:p>
          </table:table-cell>
          <table:table-cell table:style-name="ce928" table:formula="of:=[.BD37]" office:value-type="float" office:value="40" calcext:value-type="float">
            <text:p>40</text:p>
          </table:table-cell>
          <table:table-cell table:style-name="ce928" table:formula="of:=[.BC37]" office:value-type="float" office:value="52" calcext:value-type="float">
            <text:p>52</text:p>
          </table:table-cell>
          <table:table-cell table:style-name="ce951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883" office:value-type="float" office:value="22" calcext:value-type="float">
            <text:p>2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3</text:p>
          </table:table-cell>
          <table:table-cell table:style-name="ce928" office:value-type="string" calcext:value-type="string">
            <text:p>F4</text:p>
          </table:table-cell>
          <table:table-cell table:style-name="ce942" table:formula="of:=IF([.B38]=&quot;Girone&quot;;VLOOKUP([.D38];SQUADRE_PER_CODICE;2);&quot;ERRORE!&quot;)" office:value-type="string" office:string-value="Delfini" calcext:value-type="string">
            <text:p>Delfini</text:p>
          </table:table-cell>
          <table:table-cell table:style-name="ce942" table:formula="of:=IF([.B38]=&quot;Girone&quot;;VLOOKUP([.E38];SQUADRE_PER_CODICE;2);&quot;ERRORE!&quot;)" office:value-type="string" office:string-value="Fenicotteri" calcext:value-type="string">
            <text:p>Fenicotteri</text:p>
          </table:table-cell>
          <table:table-cell table:style-name="ce928" table:formula="of:=VLOOKUP([.A38];INPUT_DATE_E_RISULTATI_GIRONI;6;0)" office:value-type="float" office:value="34" calcext:value-type="float">
            <text:p>34</text:p>
          </table:table-cell>
          <table:table-cell table:style-name="ce928" table:formula="of:=VLOOKUP([.A38];INPUT_DATE_E_RISULTATI_GIRONI;7;0)" office:value-type="float" office:value="33" calcext:value-type="float">
            <text:p>33</text:p>
          </table:table-cell>
          <table:table-cell table:style-name="ce942" table:formula="of:=IF([.H38]&gt;[.I38];[.F38];[.G38])" office:value-type="string" office:string-value="Delfini" calcext:value-type="string">
            <text:p>Delfini</text:p>
          </table:table-cell>
          <table:table-cell table:style-name="ce942" table:formula="of:=IF([.H38]&lt;[.I38];[.F38];[.G38])" office:value-type="string" office:string-value="Fenicotteri" calcext:value-type="string">
            <text:p>Fenicotteri</text:p>
          </table:table-cell>
          <table:table-cell table:style-name="ce928" table:formula="of:=1*([.H38]&gt;[.I38])" office:value-type="float" office:value="1" calcext:value-type="float">
            <text:p>1</text:p>
          </table:table-cell>
          <table:table-cell table:style-name="ce945" table:formula="of:=1*([.H38]&lt;[.I38])*NOT(AND([.H38]=0;[.I38]=20))" office:value-type="float" office:value="0" calcext:value-type="float">
            <text:p>0</text:p>
          </table:table-cell>
          <table:table-cell table:style-name="ce945" table:formula="of:=1*AND([.H38]=0;[.I38]=20)" office:value-type="float" office:value="0" calcext:value-type="float">
            <text:p>0</text:p>
          </table:table-cell>
          <table:table-cell table:style-name="ce928" table:formula="of:=[.H38]" office:value-type="float" office:value="34" calcext:value-type="float">
            <text:p>34</text:p>
          </table:table-cell>
          <table:table-cell table:style-name="ce928" table:formula="of:=[.I38]" office:value-type="float" office:value="33" calcext:value-type="float">
            <text:p>33</text:p>
          </table:table-cell>
          <table:table-cell table:style-name="ce948" table:formula="of:=[.O38]-[.P38]" office:value-type="float" office:value="1" calcext:value-type="float">
            <text:p>+1</text:p>
          </table:table-cell>
          <table:table-cell table:style-name="ce928" table:formula="of:=1*([.I38]&gt;[.H38])" office:value-type="float" office:value="0" calcext:value-type="float">
            <text:p>0</text:p>
          </table:table-cell>
          <table:table-cell table:style-name="ce928" table:formula="of:=1*([.I38]&lt;[.H38])*NOT(AND([.H38]=20;[.I38]=0))" office:value-type="float" office:value="1" calcext:value-type="float">
            <text:p>1</text:p>
          </table:table-cell>
          <table:table-cell table:style-name="ce928" table:formula="of:=1*AND([.H38]=20;[.I38]=0)" office:value-type="float" office:value="0" calcext:value-type="float">
            <text:p>0</text:p>
          </table:table-cell>
          <table:table-cell table:style-name="ce928" table:formula="of:=[.I38]" office:value-type="float" office:value="33" calcext:value-type="float">
            <text:p>33</text:p>
          </table:table-cell>
          <table:table-cell table:style-name="ce928" table:formula="of:=[.H38]" office:value-type="float" office:value="34" calcext:value-type="float">
            <text:p>34</text:p>
          </table:table-cell>
          <table:table-cell table:style-name="ce951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9-32/1</text:p>
          </table:table-cell>
          <table:table-cell table:style-name="ce1008" office:value-type="float" office:value="84" calcext:value-type="float">
            <text:p>8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2</text:p>
          </table:table-cell>
          <table:table-cell table:style-name="ce1017" office:value-type="string" calcext:value-type="string">
            <text:p>P63</text:p>
          </table:table-cell>
          <table:table-cell table:style-name="ce1017" office:value-type="string" calcext:value-type="string">
            <text:p>P66</text:p>
          </table:table-cell>
          <table:table-cell table:style-name="ce942" table:formula="of:=IF(LEFT([.AY38];1)=&quot;V&quot;;VLOOKUP(VALUE(SUBSTITUTE([.AY38];&quot;V&quot;;&quot;&quot;));B_PARTITE_2A_FASE_PER_NUMERO;10;FALSE());IF(LEFT([.AY38];1)=&quot;P&quot;;VLOOKUP(VALUE(SUBSTITUTE([.AY38];&quot;P&quot;;&quot;&quot;));B_PARTITE_2A_FASE_PER_NUMERO;11;FALSE());VLOOKUP([.AY38];B_CLASSIFICHE_GIRONI;4;FALSE())))" office:value-type="string" office:string-value="Scorpioni" calcext:value-type="string">
            <text:p>Scorpioni</text:p>
          </table:table-cell>
          <table:table-cell table:style-name="ce942" table:formula="of:=IF(LEFT([.AZ38];1)=&quot;V&quot;;VLOOKUP(VALUE(SUBSTITUTE([.AZ38];&quot;V&quot;;&quot;&quot;));B_PARTITE_2A_FASE_PER_NUMERO;10;FALSE());IF(LEFT([.AZ38];1)=&quot;P&quot;;VLOOKUP(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928" table:formula="of:=VLOOKUP([.AV38];INPUT_DATE_E_RISULTATI_2A_FASE;6;0)" office:value-type="float" office:value="52" calcext:value-type="float">
            <text:p>52</text:p>
          </table:table-cell>
          <table:table-cell table:style-name="ce928" table:formula="of:=VLOOKUP([.AV38];INPUT_DATE_E_RISULTATI_2A_FASE;7;0)" office:value-type="float" office:value="36" calcext:value-type="float">
            <text:p>36</text:p>
          </table:table-cell>
          <table:table-cell table:style-name="ce942" table:formula="of:=IF([.BC38]&gt;[.BD38];[.BA38];[.BB38])" office:value-type="string" office:string-value="Scorpioni" calcext:value-type="string">
            <text:p>Scorpioni</text:p>
          </table:table-cell>
          <table:table-cell table:style-name="ce942" table:formula="of:=IF([.BC38]&lt;[.BD38];[.BA38];[.BB38])" office:value-type="string" office:string-value="Serval" calcext:value-type="string">
            <text:p>Serval</text:p>
          </table:table-cell>
          <table:table-cell table:style-name="ce928" table:formula="of:=1*([.BC38]&gt;[.BD38])" office:value-type="float" office:value="1" calcext:value-type="float">
            <text:p>1</text:p>
          </table:table-cell>
          <table:table-cell table:style-name="ce945" table:formula="of:=1*([.BC38]&lt;[.BD38])*NOT(AND([.BC38]=0;[.BD38]=20))" office:value-type="float" office:value="0" calcext:value-type="float">
            <text:p>0</text:p>
          </table:table-cell>
          <table:table-cell table:style-name="ce945" table:formula="of:=1*AND([.BC38]=0;[.BD38]=20)" office:value-type="float" office:value="0" calcext:value-type="float">
            <text:p>0</text:p>
          </table:table-cell>
          <table:table-cell table:style-name="ce928" table:formula="of:=[.BC38]" office:value-type="float" office:value="52" calcext:value-type="float">
            <text:p>52</text:p>
          </table:table-cell>
          <table:table-cell table:style-name="ce928" table:formula="of:=[.BD38]" office:value-type="float" office:value="36" calcext:value-type="float">
            <text:p>36</text:p>
          </table:table-cell>
          <table:table-cell table:style-name="ce948" table:formula="of:=[.BJ38]-[.BK38]" office:value-type="float" office:value="16" calcext:value-type="float">
            <text:p>+16</text:p>
          </table:table-cell>
          <table:table-cell table:style-name="ce928" table:formula="of:=1*([.BD38]&gt;[.BC38])" office:value-type="float" office:value="0" calcext:value-type="float">
            <text:p>0</text:p>
          </table:table-cell>
          <table:table-cell table:style-name="ce928" table:formula="of:=1*([.BD38]&lt;[.BC38])*NOT(AND([.BC38]=20;[.BD38]=0))" office:value-type="float" office:value="1" calcext:value-type="float">
            <text:p>1</text:p>
          </table:table-cell>
          <table:table-cell table:style-name="ce928" table:formula="of:=1*AND([.BC38]=20;[.BD38]=0)" office:value-type="float" office:value="0" calcext:value-type="float">
            <text:p>0</text:p>
          </table:table-cell>
          <table:table-cell table:style-name="ce928" table:formula="of:=[.BD38]" office:value-type="float" office:value="36" calcext:value-type="float">
            <text:p>36</text:p>
          </table:table-cell>
          <table:table-cell table:style-name="ce928" table:formula="of:=[.BC38]" office:value-type="float" office:value="52" calcext:value-type="float">
            <text:p>52</text:p>
          </table:table-cell>
          <table:table-cell table:style-name="ce951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883" office:value-type="float" office:value="19" calcext:value-type="float">
            <text:p>1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28" office:value-type="string" calcext:value-type="string">
            <text:p>G2</text:p>
          </table:table-cell>
          <table:table-cell table:style-name="ce942" table:formula="of:=IF([.B39]=&quot;Girone&quot;;VLOOKUP([.D39];SQUADRE_PER_CODICE;2);&quot;ERRORE!&quot;)" office:value-type="string" office:string-value="Istrici" calcext:value-type="string">
            <text:p>Istrici</text:p>
          </table:table-cell>
          <table:table-cell table:style-name="ce942" table:formula="of:=IF([.B39]=&quot;Girone&quot;;VLOOKUP([.E39];SQUADRE_PER_CODICE;2);&quot;ERRORE!&quot;)" office:value-type="string" office:string-value="Gorilla" calcext:value-type="string">
            <text:p>Gorilla</text:p>
          </table:table-cell>
          <table:table-cell table:style-name="ce928" table:formula="of:=VLOOKUP([.A39];INPUT_DATE_E_RISULTATI_GIRONI;6;0)" office:value-type="float" office:value="20" calcext:value-type="float">
            <text:p>20</text:p>
          </table:table-cell>
          <table:table-cell table:style-name="ce928" table:formula="of:=VLOOKUP([.A39];INPUT_DATE_E_RISULTATI_GIRONI;7;0)" office:value-type="float" office:value="0" calcext:value-type="float">
            <text:p>0</text:p>
          </table:table-cell>
          <table:table-cell table:style-name="ce942" table:formula="of:=IF([.H39]&gt;[.I39];[.F39];[.G39])" office:value-type="string" office:string-value="Istrici" calcext:value-type="string">
            <text:p>Istrici</text:p>
          </table:table-cell>
          <table:table-cell table:style-name="ce942" table:formula="of:=IF([.H39]&lt;[.I39];[.F39];[.G39])" office:value-type="string" office:string-value="Gorilla" calcext:value-type="string">
            <text:p>Gorilla</text:p>
          </table:table-cell>
          <table:table-cell table:style-name="ce928" table:formula="of:=1*([.H39]&gt;[.I39])" office:value-type="float" office:value="1" calcext:value-type="float">
            <text:p>1</text:p>
          </table:table-cell>
          <table:table-cell table:style-name="ce945" table:formula="of:=1*([.H39]&lt;[.I39])*NOT(AND([.H39]=0;[.I39]=20))" office:value-type="float" office:value="0" calcext:value-type="float">
            <text:p>0</text:p>
          </table:table-cell>
          <table:table-cell table:style-name="ce945" table:formula="of:=1*AND([.H39]=0;[.I39]=20)" office:value-type="float" office:value="0" calcext:value-type="float">
            <text:p>0</text:p>
          </table:table-cell>
          <table:table-cell table:style-name="ce928" table:formula="of:=[.H39]" office:value-type="float" office:value="20" calcext:value-type="float">
            <text:p>20</text:p>
          </table:table-cell>
          <table:table-cell table:style-name="ce928" table:formula="of:=[.I39]" office:value-type="float" office:value="0" calcext:value-type="float">
            <text:p>0</text:p>
          </table:table-cell>
          <table:table-cell table:style-name="ce948" table:formula="of:=[.O39]-[.P39]" office:value-type="float" office:value="20" calcext:value-type="float">
            <text:p>+20</text:p>
          </table:table-cell>
          <table:table-cell table:style-name="ce928" table:formula="of:=1*([.I39]&gt;[.H39])" office:value-type="float" office:value="0" calcext:value-type="float">
            <text:p>0</text:p>
          </table:table-cell>
          <table:table-cell table:style-name="ce928" table:formula="of:=1*([.I39]&lt;[.H39])*NOT(AND([.H39]=20;[.I39]=0))" office:value-type="float" office:value="0" calcext:value-type="float">
            <text:p>0</text:p>
          </table:table-cell>
          <table:table-cell table:style-name="ce928" table:formula="of:=1*AND([.H39]=20;[.I39]=0)" office:value-type="float" office:value="1" calcext:value-type="float">
            <text:p>1</text:p>
          </table:table-cell>
          <table:table-cell table:style-name="ce928" table:formula="of:=[.I39]" office:value-type="float" office:value="0" calcext:value-type="float">
            <text:p>0</text:p>
          </table:table-cell>
          <table:table-cell table:style-name="ce928" table:formula="of:=[.H39]" office:value-type="float" office:value="20" calcext:value-type="float">
            <text:p>20</text:p>
          </table:table-cell>
          <table:table-cell table:style-name="ce951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5-8/2</text:p>
          </table:table-cell>
          <table:table-cell table:style-name="ce1008" office:value-type="float" office:value="85" calcext:value-type="float">
            <text:p>8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8</text:p>
          </table:table-cell>
          <table:table-cell table:style-name="ce1017" office:value-type="string" calcext:value-type="string">
            <text:p>P69</text:p>
          </table:table-cell>
          <table:table-cell table:style-name="ce1017" office:value-type="string" calcext:value-type="string">
            <text:p>P70</text:p>
          </table:table-cell>
          <table:table-cell table:style-name="ce942" table:formula="of:=IF(LEFT([.AY39];1)=&quot;V&quot;;VLOOKUP(VALUE(SUBSTITUTE([.AY39];&quot;V&quot;;&quot;&quot;));B_PARTITE_2A_FASE_PER_NUMERO;10;FALSE());IF(LEFT([.AY39];1)=&quot;P&quot;;VLOOKUP(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942" table:formula="of:=IF(LEFT([.AZ39];1)=&quot;V&quot;;VLOOKUP(VALUE(SUBSTITUTE([.AZ39];&quot;V&quot;;&quot;&quot;));B_PARTITE_2A_FASE_PER_NUMERO;10;FALSE());IF(LEFT([.AZ39];1)=&quot;P&quot;;VLOOKUP(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928" table:formula="of:=VLOOKUP([.AV39];INPUT_DATE_E_RISULTATI_2A_FASE;6;0)" office:value-type="float" office:value="70" calcext:value-type="float">
            <text:p>70</text:p>
          </table:table-cell>
          <table:table-cell table:style-name="ce928" table:formula="of:=VLOOKUP([.AV39];INPUT_DATE_E_RISULTATI_2A_FASE;7;0)" office:value-type="float" office:value="42" calcext:value-type="float">
            <text:p>42</text:p>
          </table:table-cell>
          <table:table-cell table:style-name="ce942" table:formula="of:=IF([.BC39]&gt;[.BD39];[.BA39];[.BB39])" office:value-type="string" office:string-value="Giaguari" calcext:value-type="string">
            <text:p>Giaguari</text:p>
          </table:table-cell>
          <table:table-cell table:style-name="ce942" table:formula="of:=IF([.BC39]&lt;[.BD39];[.BA39];[.BB39])" office:value-type="string" office:string-value="Balene" calcext:value-type="string">
            <text:p>Balene</text:p>
          </table:table-cell>
          <table:table-cell table:style-name="ce928" table:formula="of:=1*([.BC39]&gt;[.BD39])" office:value-type="float" office:value="1" calcext:value-type="float">
            <text:p>1</text:p>
          </table:table-cell>
          <table:table-cell table:style-name="ce945" table:formula="of:=1*([.BC39]&lt;[.BD39])*NOT(AND([.BC39]=0;[.BD39]=20))" office:value-type="float" office:value="0" calcext:value-type="float">
            <text:p>0</text:p>
          </table:table-cell>
          <table:table-cell table:style-name="ce945" table:formula="of:=1*AND([.BC39]=0;[.BD39]=20)" office:value-type="float" office:value="0" calcext:value-type="float">
            <text:p>0</text:p>
          </table:table-cell>
          <table:table-cell table:style-name="ce928" table:formula="of:=[.BC39]" office:value-type="float" office:value="70" calcext:value-type="float">
            <text:p>70</text:p>
          </table:table-cell>
          <table:table-cell table:style-name="ce928" table:formula="of:=[.BD39]" office:value-type="float" office:value="42" calcext:value-type="float">
            <text:p>42</text:p>
          </table:table-cell>
          <table:table-cell table:style-name="ce948" table:formula="of:=[.BJ39]-[.BK39]" office:value-type="float" office:value="28" calcext:value-type="float">
            <text:p>+28</text:p>
          </table:table-cell>
          <table:table-cell table:style-name="ce928" table:formula="of:=1*([.BD39]&gt;[.BC39])" office:value-type="float" office:value="0" calcext:value-type="float">
            <text:p>0</text:p>
          </table:table-cell>
          <table:table-cell table:style-name="ce928" table:formula="of:=1*([.BD39]&lt;[.BC39])*NOT(AND([.BC39]=20;[.BD39]=0))" office:value-type="float" office:value="1" calcext:value-type="float">
            <text:p>1</text:p>
          </table:table-cell>
          <table:table-cell table:style-name="ce928" table:formula="of:=1*AND([.BC39]=20;[.BD39]=0)" office:value-type="float" office:value="0" calcext:value-type="float">
            <text:p>0</text:p>
          </table:table-cell>
          <table:table-cell table:style-name="ce928" table:formula="of:=[.BD39]" office:value-type="float" office:value="42" calcext:value-type="float">
            <text:p>42</text:p>
          </table:table-cell>
          <table:table-cell table:style-name="ce928" table:formula="of:=[.BC39]" office:value-type="float" office:value="70" calcext:value-type="float">
            <text:p>70</text:p>
          </table:table-cell>
          <table:table-cell table:style-name="ce951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883" office:value-type="float" office:value="31" calcext:value-type="float">
            <text:p>3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28" office:value-type="string" calcext:value-type="string">
            <text:p>G3</text:p>
          </table:table-cell>
          <table:table-cell table:style-name="ce942" table:formula="of:=IF([.B40]=&quot;Girone&quot;;VLOOKUP([.D40];SQUADRE_PER_CODICE;2);&quot;ERRORE!&quot;)" office:value-type="string" office:string-value="Istrici" calcext:value-type="string">
            <text:p>Istrici</text:p>
          </table:table-cell>
          <table:table-cell table:style-name="ce942" table:formula="of:=IF([.B40]=&quot;Girone&quot;;VLOOKUP([.E40];SQUADRE_PER_CODICE;2);&quot;ERRORE!&quot;)" office:value-type="string" office:string-value="Muli" calcext:value-type="string">
            <text:p>Muli</text:p>
          </table:table-cell>
          <table:table-cell table:style-name="ce928" table:formula="of:=VLOOKUP([.A40];INPUT_DATE_E_RISULTATI_GIRONI;6;0)" office:value-type="float" office:value="20" calcext:value-type="float">
            <text:p>20</text:p>
          </table:table-cell>
          <table:table-cell table:style-name="ce928" table:formula="of:=VLOOKUP([.A40];INPUT_DATE_E_RISULTATI_GIRONI;7;0)" office:value-type="float" office:value="0" calcext:value-type="float">
            <text:p>0</text:p>
          </table:table-cell>
          <table:table-cell table:style-name="ce942" table:formula="of:=IF([.H40]&gt;[.I40];[.F40];[.G40])" office:value-type="string" office:string-value="Istrici" calcext:value-type="string">
            <text:p>Istrici</text:p>
          </table:table-cell>
          <table:table-cell table:style-name="ce942" table:formula="of:=IF([.H40]&lt;[.I40];[.F40];[.G40])" office:value-type="string" office:string-value="Muli" calcext:value-type="string">
            <text:p>Muli</text:p>
          </table:table-cell>
          <table:table-cell table:style-name="ce928" table:formula="of:=1*([.H40]&gt;[.I40])" office:value-type="float" office:value="1" calcext:value-type="float">
            <text:p>1</text:p>
          </table:table-cell>
          <table:table-cell table:style-name="ce945" table:formula="of:=1*([.H40]&lt;[.I40])*NOT(AND([.H40]=0;[.I40]=20))" office:value-type="float" office:value="0" calcext:value-type="float">
            <text:p>0</text:p>
          </table:table-cell>
          <table:table-cell table:style-name="ce945" table:formula="of:=1*AND([.H40]=0;[.I40]=20)" office:value-type="float" office:value="0" calcext:value-type="float">
            <text:p>0</text:p>
          </table:table-cell>
          <table:table-cell table:style-name="ce928" table:formula="of:=[.H40]" office:value-type="float" office:value="20" calcext:value-type="float">
            <text:p>20</text:p>
          </table:table-cell>
          <table:table-cell table:style-name="ce928" table:formula="of:=[.I40]" office:value-type="float" office:value="0" calcext:value-type="float">
            <text:p>0</text:p>
          </table:table-cell>
          <table:table-cell table:style-name="ce948" table:formula="of:=[.O40]-[.P40]" office:value-type="float" office:value="20" calcext:value-type="float">
            <text:p>+20</text:p>
          </table:table-cell>
          <table:table-cell table:style-name="ce928" table:formula="of:=1*([.I40]&gt;[.H40])" office:value-type="float" office:value="0" calcext:value-type="float">
            <text:p>0</text:p>
          </table:table-cell>
          <table:table-cell table:style-name="ce928" table:formula="of:=1*([.I40]&lt;[.H40])*NOT(AND([.H40]=20;[.I40]=0))" office:value-type="float" office:value="0" calcext:value-type="float">
            <text:p>0</text:p>
          </table:table-cell>
          <table:table-cell table:style-name="ce928" table:formula="of:=1*AND([.H40]=20;[.I40]=0)" office:value-type="float" office:value="1" calcext:value-type="float">
            <text:p>1</text:p>
          </table:table-cell>
          <table:table-cell table:style-name="ce928" table:formula="of:=[.I40]" office:value-type="float" office:value="0" calcext:value-type="float">
            <text:p>0</text:p>
          </table:table-cell>
          <table:table-cell table:style-name="ce928" table:formula="of:=[.H40]" office:value-type="float" office:value="20" calcext:value-type="float">
            <text:p>20</text:p>
          </table:table-cell>
          <table:table-cell table:style-name="ce951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5-8/1</text:p>
          </table:table-cell>
          <table:table-cell table:style-name="ce1008" office:value-type="float" office:value="86" calcext:value-type="float">
            <text:p>8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8</text:p>
          </table:table-cell>
          <table:table-cell table:style-name="ce1017" office:value-type="string" calcext:value-type="string">
            <text:p>P73</text:p>
          </table:table-cell>
          <table:table-cell table:style-name="ce1017" office:value-type="string" calcext:value-type="string">
            <text:p>P74</text:p>
          </table:table-cell>
          <table:table-cell table:style-name="ce942" table:formula="of:=IF(LEFT([.AY40];1)=&quot;V&quot;;VLOOKUP(VALUE(SUBSTITUTE([.AY40];&quot;V&quot;;&quot;&quot;));B_PARTITE_2A_FASE_PER_NUMERO;10;FALSE());IF(LEFT([.AY40];1)=&quot;P&quot;;VLOOKUP(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942" table:formula="of:=IF(LEFT([.AZ40];1)=&quot;V&quot;;VLOOKUP(VALUE(SUBSTITUTE([.AZ40];&quot;V&quot;;&quot;&quot;));B_PARTITE_2A_FASE_PER_NUMERO;10;FALSE());IF(LEFT([.AZ40];1)=&quot;P&quot;;VLOOKUP(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928" table:formula="of:=VLOOKUP([.AV40];INPUT_DATE_E_RISULTATI_2A_FASE;6;0)" office:value-type="float" office:value="55" calcext:value-type="float">
            <text:p>55</text:p>
          </table:table-cell>
          <table:table-cell table:style-name="ce928" table:formula="of:=VLOOKUP([.AV40];INPUT_DATE_E_RISULTATI_2A_FASE;7;0)" office:value-type="float" office:value="35" calcext:value-type="float">
            <text:p>35</text:p>
          </table:table-cell>
          <table:table-cell table:style-name="ce942" table:formula="of:=IF([.BC40]&gt;[.BD40];[.BA40];[.BB40])" office:value-type="string" office:string-value="Coccodrilli" calcext:value-type="string">
            <text:p>Coccodrilli</text:p>
          </table:table-cell>
          <table:table-cell table:style-name="ce942" table:formula="of:=IF([.BC40]&lt;[.BD40];[.BA40];[.BB40])" office:value-type="string" office:string-value="Piranha" calcext:value-type="string">
            <text:p>Piranha</text:p>
          </table:table-cell>
          <table:table-cell table:style-name="ce928" table:formula="of:=1*([.BC40]&gt;[.BD40])" office:value-type="float" office:value="1" calcext:value-type="float">
            <text:p>1</text:p>
          </table:table-cell>
          <table:table-cell table:style-name="ce945" table:formula="of:=1*([.BC40]&lt;[.BD40])*NOT(AND([.BC40]=0;[.BD40]=20))" office:value-type="float" office:value="0" calcext:value-type="float">
            <text:p>0</text:p>
          </table:table-cell>
          <table:table-cell table:style-name="ce945" table:formula="of:=1*AND([.BC40]=0;[.BD40]=20)" office:value-type="float" office:value="0" calcext:value-type="float">
            <text:p>0</text:p>
          </table:table-cell>
          <table:table-cell table:style-name="ce928" table:formula="of:=[.BC40]" office:value-type="float" office:value="55" calcext:value-type="float">
            <text:p>55</text:p>
          </table:table-cell>
          <table:table-cell table:style-name="ce928" table:formula="of:=[.BD40]" office:value-type="float" office:value="35" calcext:value-type="float">
            <text:p>35</text:p>
          </table:table-cell>
          <table:table-cell table:style-name="ce948" table:formula="of:=[.BJ40]-[.BK40]" office:value-type="float" office:value="20" calcext:value-type="float">
            <text:p>+20</text:p>
          </table:table-cell>
          <table:table-cell table:style-name="ce928" table:formula="of:=1*([.BD40]&gt;[.BC40])" office:value-type="float" office:value="0" calcext:value-type="float">
            <text:p>0</text:p>
          </table:table-cell>
          <table:table-cell table:style-name="ce928" table:formula="of:=1*([.BD40]&lt;[.BC40])*NOT(AND([.BC40]=20;[.BD40]=0))" office:value-type="float" office:value="1" calcext:value-type="float">
            <text:p>1</text:p>
          </table:table-cell>
          <table:table-cell table:style-name="ce928" table:formula="of:=1*AND([.BC40]=20;[.BD40]=0)" office:value-type="float" office:value="0" calcext:value-type="float">
            <text:p>0</text:p>
          </table:table-cell>
          <table:table-cell table:style-name="ce928" table:formula="of:=[.BD40]" office:value-type="float" office:value="35" calcext:value-type="float">
            <text:p>35</text:p>
          </table:table-cell>
          <table:table-cell table:style-name="ce928" table:formula="of:=[.BC40]" office:value-type="float" office:value="55" calcext:value-type="float">
            <text:p>55</text:p>
          </table:table-cell>
          <table:table-cell table:style-name="ce951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883" office:value-type="float" office:value="43" calcext:value-type="float">
            <text:p>4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28" office:value-type="string" calcext:value-type="string">
            <text:p>G4</text:p>
          </table:table-cell>
          <table:table-cell table:style-name="ce942" table:formula="of:=IF([.B41]=&quot;Girone&quot;;VLOOKUP([.D41];SQUADRE_PER_CODICE;2);&quot;ERRORE!&quot;)" office:value-type="string" office:string-value="Istrici" calcext:value-type="string">
            <text:p>Istrici</text:p>
          </table:table-cell>
          <table:table-cell table:style-name="ce942" table:formula="of:=IF([.B41]=&quot;Girone&quot;;VLOOKUP([.E41];SQUADRE_PER_CODICE;2);&quot;ERRORE!&quot;)" office:value-type="string" office:string-value="Orche" calcext:value-type="string">
            <text:p>Orche</text:p>
          </table:table-cell>
          <table:table-cell table:style-name="ce928" table:formula="of:=VLOOKUP([.A41];INPUT_DATE_E_RISULTATI_GIRONI;6;0)" office:value-type="float" office:value="20" calcext:value-type="float">
            <text:p>20</text:p>
          </table:table-cell>
          <table:table-cell table:style-name="ce928" table:formula="of:=VLOOKUP([.A41];INPUT_DATE_E_RISULTATI_GIRONI;7;0)" office:value-type="float" office:value="0" calcext:value-type="float">
            <text:p>0</text:p>
          </table:table-cell>
          <table:table-cell table:style-name="ce942" table:formula="of:=IF([.H41]&gt;[.I41];[.F41];[.G41])" office:value-type="string" office:string-value="Istrici" calcext:value-type="string">
            <text:p>Istrici</text:p>
          </table:table-cell>
          <table:table-cell table:style-name="ce942" table:formula="of:=IF([.H41]&lt;[.I41];[.F41];[.G41])" office:value-type="string" office:string-value="Orche" calcext:value-type="string">
            <text:p>Orche</text:p>
          </table:table-cell>
          <table:table-cell table:style-name="ce928" table:formula="of:=1*([.H41]&gt;[.I41])" office:value-type="float" office:value="1" calcext:value-type="float">
            <text:p>1</text:p>
          </table:table-cell>
          <table:table-cell table:style-name="ce945" table:formula="of:=1*([.H41]&lt;[.I41])*NOT(AND([.H41]=0;[.I41]=20))" office:value-type="float" office:value="0" calcext:value-type="float">
            <text:p>0</text:p>
          </table:table-cell>
          <table:table-cell table:style-name="ce945" table:formula="of:=1*AND([.H41]=0;[.I41]=20)" office:value-type="float" office:value="0" calcext:value-type="float">
            <text:p>0</text:p>
          </table:table-cell>
          <table:table-cell table:style-name="ce928" table:formula="of:=[.H41]" office:value-type="float" office:value="20" calcext:value-type="float">
            <text:p>20</text:p>
          </table:table-cell>
          <table:table-cell table:style-name="ce928" table:formula="of:=[.I41]" office:value-type="float" office:value="0" calcext:value-type="float">
            <text:p>0</text:p>
          </table:table-cell>
          <table:table-cell table:style-name="ce948" table:formula="of:=[.O41]-[.P41]" office:value-type="float" office:value="20" calcext:value-type="float">
            <text:p>+20</text:p>
          </table:table-cell>
          <table:table-cell table:style-name="ce928" table:formula="of:=1*([.I41]&gt;[.H41])" office:value-type="float" office:value="0" calcext:value-type="float">
            <text:p>0</text:p>
          </table:table-cell>
          <table:table-cell table:style-name="ce928" table:formula="of:=1*([.I41]&lt;[.H41])*NOT(AND([.H41]=20;[.I41]=0))" office:value-type="float" office:value="0" calcext:value-type="float">
            <text:p>0</text:p>
          </table:table-cell>
          <table:table-cell table:style-name="ce928" table:formula="of:=1*AND([.H41]=20;[.I41]=0)" office:value-type="float" office:value="1" calcext:value-type="float">
            <text:p>1</text:p>
          </table:table-cell>
          <table:table-cell table:style-name="ce928" table:formula="of:=[.I41]" office:value-type="float" office:value="0" calcext:value-type="float">
            <text:p>0</text:p>
          </table:table-cell>
          <table:table-cell table:style-name="ce928" table:formula="of:=[.H41]" office:value-type="float" office:value="20" calcext:value-type="float">
            <text:p>20</text:p>
          </table:table-cell>
          <table:table-cell table:style-name="ce951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1-4/2</text:p>
          </table:table-cell>
          <table:table-cell table:style-name="ce1008" office:value-type="float" office:value="87" calcext:value-type="float">
            <text:p>8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4</text:p>
          </table:table-cell>
          <table:table-cell table:style-name="ce1017" office:value-type="string" calcext:value-type="string">
            <text:p>V69</text:p>
          </table:table-cell>
          <table:table-cell table:style-name="ce1017" office:value-type="string" calcext:value-type="string">
            <text:p>V70</text:p>
          </table:table-cell>
          <table:table-cell table:style-name="ce942" table:formula="of:=IF(LEFT([.AY41];1)=&quot;V&quot;;VLOOKUP(VALUE(SUBSTITUTE([.AY41];&quot;V&quot;;&quot;&quot;));B_PARTITE_2A_FASE_PER_NUMERO;10;FALSE());IF(LEFT([.AY41];1)=&quot;P&quot;;VLOOKUP(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942" table:formula="of:=IF(LEFT([.AZ41];1)=&quot;V&quot;;VLOOKUP(VALUE(SUBSTITUTE([.AZ41];&quot;V&quot;;&quot;&quot;));B_PARTITE_2A_FASE_PER_NUMERO;10;FALSE());IF(LEFT([.AZ41];1)=&quot;P&quot;;VLOOKUP(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928" table:formula="of:=VLOOKUP([.AV41];INPUT_DATE_E_RISULTATI_2A_FASE;6;0)" office:value-type="float" office:value="66" calcext:value-type="float">
            <text:p>66</text:p>
          </table:table-cell>
          <table:table-cell table:style-name="ce928" table:formula="of:=VLOOKUP([.AV41];INPUT_DATE_E_RISULTATI_2A_FASE;7;0)" office:value-type="float" office:value="31" calcext:value-type="float">
            <text:p>31</text:p>
          </table:table-cell>
          <table:table-cell table:style-name="ce942" table:formula="of:=IF([.BC41]&gt;[.BD41];[.BA41];[.BB41])" office:value-type="string" office:string-value="Leoni" calcext:value-type="string">
            <text:p>Leoni</text:p>
          </table:table-cell>
          <table:table-cell table:style-name="ce942" table:formula="of:=IF([.BC41]&lt;[.BD41];[.BA41];[.BB41])" office:value-type="string" office:string-value="Bisonti" calcext:value-type="string">
            <text:p>Bisonti</text:p>
          </table:table-cell>
          <table:table-cell table:style-name="ce928" table:formula="of:=1*([.BC41]&gt;[.BD41])" office:value-type="float" office:value="1" calcext:value-type="float">
            <text:p>1</text:p>
          </table:table-cell>
          <table:table-cell table:style-name="ce945" table:formula="of:=1*([.BC41]&lt;[.BD41])*NOT(AND([.BC41]=0;[.BD41]=20))" office:value-type="float" office:value="0" calcext:value-type="float">
            <text:p>0</text:p>
          </table:table-cell>
          <table:table-cell table:style-name="ce945" table:formula="of:=1*AND([.BC41]=0;[.BD41]=20)" office:value-type="float" office:value="0" calcext:value-type="float">
            <text:p>0</text:p>
          </table:table-cell>
          <table:table-cell table:style-name="ce928" table:formula="of:=[.BC41]" office:value-type="float" office:value="66" calcext:value-type="float">
            <text:p>66</text:p>
          </table:table-cell>
          <table:table-cell table:style-name="ce928" table:formula="of:=[.BD41]" office:value-type="float" office:value="31" calcext:value-type="float">
            <text:p>31</text:p>
          </table:table-cell>
          <table:table-cell table:style-name="ce948" table:formula="of:=[.BJ41]-[.BK41]" office:value-type="float" office:value="35" calcext:value-type="float">
            <text:p>+35</text:p>
          </table:table-cell>
          <table:table-cell table:style-name="ce928" table:formula="of:=1*([.BD41]&gt;[.BC41])" office:value-type="float" office:value="0" calcext:value-type="float">
            <text:p>0</text:p>
          </table:table-cell>
          <table:table-cell table:style-name="ce928" table:formula="of:=1*([.BD41]&lt;[.BC41])*NOT(AND([.BC41]=20;[.BD41]=0))" office:value-type="float" office:value="1" calcext:value-type="float">
            <text:p>1</text:p>
          </table:table-cell>
          <table:table-cell table:style-name="ce928" table:formula="of:=1*AND([.BC41]=20;[.BD41]=0)" office:value-type="float" office:value="0" calcext:value-type="float">
            <text:p>0</text:p>
          </table:table-cell>
          <table:table-cell table:style-name="ce928" table:formula="of:=[.BD41]" office:value-type="float" office:value="31" calcext:value-type="float">
            <text:p>31</text:p>
          </table:table-cell>
          <table:table-cell table:style-name="ce928" table:formula="of:=[.BC41]" office:value-type="float" office:value="66" calcext:value-type="float">
            <text:p>66</text:p>
          </table:table-cell>
          <table:table-cell table:style-name="ce951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883" office:value-type="float" office:value="47" calcext:value-type="float">
            <text:p>4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2</text:p>
          </table:table-cell>
          <table:table-cell table:style-name="ce928" office:value-type="string" calcext:value-type="string">
            <text:p>G3</text:p>
          </table:table-cell>
          <table:table-cell table:style-name="ce942" table:formula="of:=IF([.B42]=&quot;Girone&quot;;VLOOKUP([.D42];SQUADRE_PER_CODICE;2);&quot;ERRORE!&quot;)" office:value-type="string" office:string-value="Gorilla" calcext:value-type="string">
            <text:p>Gorilla</text:p>
          </table:table-cell>
          <table:table-cell table:style-name="ce942" table:formula="of:=IF([.B42]=&quot;Girone&quot;;VLOOKUP([.E42];SQUADRE_PER_CODICE;2);&quot;ERRORE!&quot;)" office:value-type="string" office:string-value="Muli" calcext:value-type="string">
            <text:p>Muli</text:p>
          </table:table-cell>
          <table:table-cell table:style-name="ce928" table:formula="of:=VLOOKUP([.A42];INPUT_DATE_E_RISULTATI_GIRONI;6;0)" office:value-type="float" office:value="20" calcext:value-type="float">
            <text:p>20</text:p>
          </table:table-cell>
          <table:table-cell table:style-name="ce928" table:formula="of:=VLOOKUP([.A42];INPUT_DATE_E_RISULTATI_GIRONI;7;0)" office:value-type="float" office:value="0" calcext:value-type="float">
            <text:p>0</text:p>
          </table:table-cell>
          <table:table-cell table:style-name="ce942" table:formula="of:=IF([.H42]&gt;[.I42];[.F42];[.G42])" office:value-type="string" office:string-value="Gorilla" calcext:value-type="string">
            <text:p>Gorilla</text:p>
          </table:table-cell>
          <table:table-cell table:style-name="ce942" table:formula="of:=IF([.H42]&lt;[.I42];[.F42];[.G42])" office:value-type="string" office:string-value="Muli" calcext:value-type="string">
            <text:p>Muli</text:p>
          </table:table-cell>
          <table:table-cell table:style-name="ce928" table:formula="of:=1*([.H42]&gt;[.I42])" office:value-type="float" office:value="1" calcext:value-type="float">
            <text:p>1</text:p>
          </table:table-cell>
          <table:table-cell table:style-name="ce945" table:formula="of:=1*([.H42]&lt;[.I42])*NOT(AND([.H42]=0;[.I42]=20))" office:value-type="float" office:value="0" calcext:value-type="float">
            <text:p>0</text:p>
          </table:table-cell>
          <table:table-cell table:style-name="ce945" table:formula="of:=1*AND([.H42]=0;[.I42]=20)" office:value-type="float" office:value="0" calcext:value-type="float">
            <text:p>0</text:p>
          </table:table-cell>
          <table:table-cell table:style-name="ce928" table:formula="of:=[.H42]" office:value-type="float" office:value="20" calcext:value-type="float">
            <text:p>20</text:p>
          </table:table-cell>
          <table:table-cell table:style-name="ce928" table:formula="of:=[.I42]" office:value-type="float" office:value="0" calcext:value-type="float">
            <text:p>0</text:p>
          </table:table-cell>
          <table:table-cell table:style-name="ce948" table:formula="of:=[.O42]-[.P42]" office:value-type="float" office:value="20" calcext:value-type="float">
            <text:p>+20</text:p>
          </table:table-cell>
          <table:table-cell table:style-name="ce928" table:formula="of:=1*([.I42]&gt;[.H42])" office:value-type="float" office:value="0" calcext:value-type="float">
            <text:p>0</text:p>
          </table:table-cell>
          <table:table-cell table:style-name="ce928" table:formula="of:=1*([.I42]&lt;[.H42])*NOT(AND([.H42]=20;[.I42]=0))" office:value-type="float" office:value="0" calcext:value-type="float">
            <text:p>0</text:p>
          </table:table-cell>
          <table:table-cell table:style-name="ce928" table:formula="of:=1*AND([.H42]=20;[.I42]=0)" office:value-type="float" office:value="1" calcext:value-type="float">
            <text:p>1</text:p>
          </table:table-cell>
          <table:table-cell table:style-name="ce928" table:formula="of:=[.I42]" office:value-type="float" office:value="0" calcext:value-type="float">
            <text:p>0</text:p>
          </table:table-cell>
          <table:table-cell table:style-name="ce928" table:formula="of:=[.H42]" office:value-type="float" office:value="20" calcext:value-type="float">
            <text:p>20</text:p>
          </table:table-cell>
          <table:table-cell table:style-name="ce951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1-4/1</text:p>
          </table:table-cell>
          <table:table-cell table:style-name="ce1008" office:value-type="float" office:value="88" calcext:value-type="float">
            <text:p>8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4</text:p>
          </table:table-cell>
          <table:table-cell table:style-name="ce1017" office:value-type="string" calcext:value-type="string">
            <text:p>V73</text:p>
          </table:table-cell>
          <table:table-cell table:style-name="ce1017" office:value-type="string" calcext:value-type="string">
            <text:p>V74</text:p>
          </table:table-cell>
          <table:table-cell table:style-name="ce942" table:formula="of:=IF(LEFT([.AY42];1)=&quot;V&quot;;VLOOKUP(VALUE(SUBSTITUTE([.AY42];&quot;V&quot;;&quot;&quot;));B_PARTITE_2A_FASE_PER_NUMERO;10;FALSE());IF(LEFT([.AY42];1)=&quot;P&quot;;VLOOKUP(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942" table:formula="of:=IF(LEFT([.AZ42];1)=&quot;V&quot;;VLOOKUP(VALUE(SUBSTITUTE([.AZ42];&quot;V&quot;;&quot;&quot;));B_PARTITE_2A_FASE_PER_NUMERO;10;FALSE());IF(LEFT([.AZ42];1)=&quot;P&quot;;VLOOKUP(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928" table:formula="of:=VLOOKUP([.AV42];INPUT_DATE_E_RISULTATI_2A_FASE;6;0)" office:value-type="float" office:value="68" calcext:value-type="float">
            <text:p>68</text:p>
          </table:table-cell>
          <table:table-cell table:style-name="ce928" table:formula="of:=VLOOKUP([.AV42];INPUT_DATE_E_RISULTATI_2A_FASE;7;0)" office:value-type="float" office:value="47" calcext:value-type="float">
            <text:p>47</text:p>
          </table:table-cell>
          <table:table-cell table:style-name="ce942" table:formula="of:=IF([.BC42]&gt;[.BD42];[.BA42];[.BB42])" office:value-type="string" office:string-value="Pantere" calcext:value-type="string">
            <text:p>Pantere</text:p>
          </table:table-cell>
          <table:table-cell table:style-name="ce942" table:formula="of:=IF([.BC42]&lt;[.BD42];[.BA42];[.BB42])" office:value-type="string" office:string-value="Istrici" calcext:value-type="string">
            <text:p>Istrici</text:p>
          </table:table-cell>
          <table:table-cell table:style-name="ce928" table:formula="of:=1*([.BC42]&gt;[.BD42])" office:value-type="float" office:value="1" calcext:value-type="float">
            <text:p>1</text:p>
          </table:table-cell>
          <table:table-cell table:style-name="ce945" table:formula="of:=1*([.BC42]&lt;[.BD42])*NOT(AND([.BC42]=0;[.BD42]=20))" office:value-type="float" office:value="0" calcext:value-type="float">
            <text:p>0</text:p>
          </table:table-cell>
          <table:table-cell table:style-name="ce945" table:formula="of:=1*AND([.BC42]=0;[.BD42]=20)" office:value-type="float" office:value="0" calcext:value-type="float">
            <text:p>0</text:p>
          </table:table-cell>
          <table:table-cell table:style-name="ce928" table:formula="of:=[.BC42]" office:value-type="float" office:value="68" calcext:value-type="float">
            <text:p>68</text:p>
          </table:table-cell>
          <table:table-cell table:style-name="ce928" table:formula="of:=[.BD42]" office:value-type="float" office:value="47" calcext:value-type="float">
            <text:p>47</text:p>
          </table:table-cell>
          <table:table-cell table:style-name="ce948" table:formula="of:=[.BJ42]-[.BK42]" office:value-type="float" office:value="21" calcext:value-type="float">
            <text:p>+21</text:p>
          </table:table-cell>
          <table:table-cell table:style-name="ce928" table:formula="of:=1*([.BD42]&gt;[.BC42])" office:value-type="float" office:value="0" calcext:value-type="float">
            <text:p>0</text:p>
          </table:table-cell>
          <table:table-cell table:style-name="ce928" table:formula="of:=1*([.BD42]&lt;[.BC42])*NOT(AND([.BC42]=20;[.BD42]=0))" office:value-type="float" office:value="1" calcext:value-type="float">
            <text:p>1</text:p>
          </table:table-cell>
          <table:table-cell table:style-name="ce928" table:formula="of:=1*AND([.BC42]=20;[.BD42]=0)" office:value-type="float" office:value="0" calcext:value-type="float">
            <text:p>0</text:p>
          </table:table-cell>
          <table:table-cell table:style-name="ce928" table:formula="of:=[.BD42]" office:value-type="float" office:value="47" calcext:value-type="float">
            <text:p>47</text:p>
          </table:table-cell>
          <table:table-cell table:style-name="ce928" table:formula="of:=[.BC42]" office:value-type="float" office:value="68" calcext:value-type="float">
            <text:p>68</text:p>
          </table:table-cell>
          <table:table-cell table:style-name="ce951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35" calcext:value-type="float">
            <text:p>3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2</text:p>
          </table:table-cell>
          <table:table-cell table:style-name="ce928" office:value-type="string" calcext:value-type="string">
            <text:p>G4</text:p>
          </table:table-cell>
          <table:table-cell table:style-name="ce942" table:formula="of:=IF([.B43]=&quot;Girone&quot;;VLOOKUP([.D43];SQUADRE_PER_CODICE;2);&quot;ERRORE!&quot;)" office:value-type="string" office:string-value="Gorilla" calcext:value-type="string">
            <text:p>Gorilla</text:p>
          </table:table-cell>
          <table:table-cell table:style-name="ce942" table:formula="of:=IF([.B43]=&quot;Girone&quot;;VLOOKUP([.E43];SQUADRE_PER_CODICE;2);&quot;ERRORE!&quot;)" office:value-type="string" office:string-value="Orche" calcext:value-type="string">
            <text:p>Orche</text:p>
          </table:table-cell>
          <table:table-cell table:style-name="ce928" table:formula="of:=VLOOKUP([.A43];INPUT_DATE_E_RISULTATI_GIRONI;6;0)" office:value-type="float" office:value="20" calcext:value-type="float">
            <text:p>20</text:p>
          </table:table-cell>
          <table:table-cell table:style-name="ce928" table:formula="of:=VLOOKUP([.A43];INPUT_DATE_E_RISULTATI_GIRONI;7;0)" office:value-type="float" office:value="0" calcext:value-type="float">
            <text:p>0</text:p>
          </table:table-cell>
          <table:table-cell table:style-name="ce942" table:formula="of:=IF([.H43]&gt;[.I43];[.F43];[.G43])" office:value-type="string" office:string-value="Gorilla" calcext:value-type="string">
            <text:p>Gorilla</text:p>
          </table:table-cell>
          <table:table-cell table:style-name="ce942" table:formula="of:=IF([.H43]&lt;[.I43];[.F43];[.G43])" office:value-type="string" office:string-value="Orche" calcext:value-type="string">
            <text:p>Orche</text:p>
          </table:table-cell>
          <table:table-cell table:style-name="ce928" table:formula="of:=1*([.H43]&gt;[.I43])" office:value-type="float" office:value="1" calcext:value-type="float">
            <text:p>1</text:p>
          </table:table-cell>
          <table:table-cell table:style-name="ce945" table:formula="of:=1*([.H43]&lt;[.I43])*NOT(AND([.H43]=0;[.I43]=20))" office:value-type="float" office:value="0" calcext:value-type="float">
            <text:p>0</text:p>
          </table:table-cell>
          <table:table-cell table:style-name="ce945" table:formula="of:=1*AND([.H43]=0;[.I43]=20)" office:value-type="float" office:value="0" calcext:value-type="float">
            <text:p>0</text:p>
          </table:table-cell>
          <table:table-cell table:style-name="ce928" table:formula="of:=[.H43]" office:value-type="float" office:value="20" calcext:value-type="float">
            <text:p>20</text:p>
          </table:table-cell>
          <table:table-cell table:style-name="ce928" table:formula="of:=[.I43]" office:value-type="float" office:value="0" calcext:value-type="float">
            <text:p>0</text:p>
          </table:table-cell>
          <table:table-cell table:style-name="ce948" table:formula="of:=[.O43]-[.P43]" office:value-type="float" office:value="20" calcext:value-type="float">
            <text:p>+20</text:p>
          </table:table-cell>
          <table:table-cell table:style-name="ce928" table:formula="of:=1*([.I43]&gt;[.H43])" office:value-type="float" office:value="0" calcext:value-type="float">
            <text:p>0</text:p>
          </table:table-cell>
          <table:table-cell table:style-name="ce928" table:formula="of:=1*([.I43]&lt;[.H43])*NOT(AND([.H43]=20;[.I43]=0))" office:value-type="float" office:value="0" calcext:value-type="float">
            <text:p>0</text:p>
          </table:table-cell>
          <table:table-cell table:style-name="ce928" table:formula="of:=1*AND([.H43]=20;[.I43]=0)" office:value-type="float" office:value="1" calcext:value-type="float">
            <text:p>1</text:p>
          </table:table-cell>
          <table:table-cell table:style-name="ce928" table:formula="of:=[.I43]" office:value-type="float" office:value="0" calcext:value-type="float">
            <text:p>0</text:p>
          </table:table-cell>
          <table:table-cell table:style-name="ce928" table:formula="of:=[.H43]" office:value-type="float" office:value="20" calcext:value-type="float">
            <text:p>20</text:p>
          </table:table-cell>
          <table:table-cell table:style-name="ce951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9-12/2</text:p>
          </table:table-cell>
          <table:table-cell table:style-name="ce1008" office:value-type="float" office:value="89" calcext:value-type="float">
            <text:p>8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2</text:p>
          </table:table-cell>
          <table:table-cell table:style-name="ce1017" office:value-type="string" calcext:value-type="string">
            <text:p>V77</text:p>
          </table:table-cell>
          <table:table-cell table:style-name="ce1017" office:value-type="string" calcext:value-type="string">
            <text:p>V78</text:p>
          </table:table-cell>
          <table:table-cell table:style-name="ce942" table:formula="of:=IF(LEFT([.AY43];1)=&quot;V&quot;;VLOOKUP(VALUE(SUBSTITUTE([.AY43];&quot;V&quot;;&quot;&quot;));B_PARTITE_2A_FASE_PER_NUMERO;10;FALSE());IF(LEFT([.AY43];1)=&quot;P&quot;;VLOOKUP(VALUE(SUBSTITUTE([.AY43];&quot;P&quot;;&quot;&quot;));B_PARTITE_2A_FASE_PER_NUMERO;11;FALSE());VLOOKUP([.AY43];B_CLASSIFICHE_GIRONI;4;FALSE())))" office:value-type="string" office:string-value="Elefanti" calcext:value-type="string">
            <text:p>Elefanti</text:p>
          </table:table-cell>
          <table:table-cell table:style-name="ce942" table:formula="of:=IF(LEFT([.AZ43];1)=&quot;V&quot;;VLOOKUP(VALUE(SUBSTITUTE([.AZ43];&quot;V&quot;;&quot;&quot;));B_PARTITE_2A_FASE_PER_NUMERO;10;FALSE());IF(LEFT([.AZ43];1)=&quot;P&quot;;VLOOKUP(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928" table:formula="of:=VLOOKUP([.AV43];INPUT_DATE_E_RISULTATI_2A_FASE;6;0)" office:value-type="float" office:value="66" calcext:value-type="float">
            <text:p>66</text:p>
          </table:table-cell>
          <table:table-cell table:style-name="ce928" table:formula="of:=VLOOKUP([.AV43];INPUT_DATE_E_RISULTATI_2A_FASE;7;0)" office:value-type="float" office:value="32" calcext:value-type="float">
            <text:p>32</text:p>
          </table:table-cell>
          <table:table-cell table:style-name="ce942" table:formula="of:=IF([.BC43]&gt;[.BD43];[.BA43];[.BB43])" office:value-type="string" office:string-value="Elefanti" calcext:value-type="string">
            <text:p>Elefanti</text:p>
          </table:table-cell>
          <table:table-cell table:style-name="ce942" table:formula="of:=IF([.BC43]&lt;[.BD43];[.BA43];[.BB43])" office:value-type="string" office:string-value="Gorilla" calcext:value-type="string">
            <text:p>Gorilla</text:p>
          </table:table-cell>
          <table:table-cell table:style-name="ce928" table:formula="of:=1*([.BC43]&gt;[.BD43])" office:value-type="float" office:value="1" calcext:value-type="float">
            <text:p>1</text:p>
          </table:table-cell>
          <table:table-cell table:style-name="ce945" table:formula="of:=1*([.BC43]&lt;[.BD43])*NOT(AND([.BC43]=0;[.BD43]=20))" office:value-type="float" office:value="0" calcext:value-type="float">
            <text:p>0</text:p>
          </table:table-cell>
          <table:table-cell table:style-name="ce945" table:formula="of:=1*AND([.BC43]=0;[.BD43]=20)" office:value-type="float" office:value="0" calcext:value-type="float">
            <text:p>0</text:p>
          </table:table-cell>
          <table:table-cell table:style-name="ce928" table:formula="of:=[.BC43]" office:value-type="float" office:value="66" calcext:value-type="float">
            <text:p>66</text:p>
          </table:table-cell>
          <table:table-cell table:style-name="ce928" table:formula="of:=[.BD43]" office:value-type="float" office:value="32" calcext:value-type="float">
            <text:p>32</text:p>
          </table:table-cell>
          <table:table-cell table:style-name="ce948" table:formula="of:=[.BJ43]-[.BK43]" office:value-type="float" office:value="34" calcext:value-type="float">
            <text:p>+34</text:p>
          </table:table-cell>
          <table:table-cell table:style-name="ce928" table:formula="of:=1*([.BD43]&gt;[.BC43])" office:value-type="float" office:value="0" calcext:value-type="float">
            <text:p>0</text:p>
          </table:table-cell>
          <table:table-cell table:style-name="ce928" table:formula="of:=1*([.BD43]&lt;[.BC43])*NOT(AND([.BC43]=20;[.BD43]=0))" office:value-type="float" office:value="1" calcext:value-type="float">
            <text:p>1</text:p>
          </table:table-cell>
          <table:table-cell table:style-name="ce928" table:formula="of:=1*AND([.BC43]=20;[.BD43]=0)" office:value-type="float" office:value="0" calcext:value-type="float">
            <text:p>0</text:p>
          </table:table-cell>
          <table:table-cell table:style-name="ce928" table:formula="of:=[.BD43]" office:value-type="float" office:value="32" calcext:value-type="float">
            <text:p>32</text:p>
          </table:table-cell>
          <table:table-cell table:style-name="ce928" table:formula="of:=[.BC43]" office:value-type="float" office:value="66" calcext:value-type="float">
            <text:p>66</text:p>
          </table:table-cell>
          <table:table-cell table:style-name="ce951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883" office:value-type="float" office:value="23" calcext:value-type="float">
            <text:p>2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3</text:p>
          </table:table-cell>
          <table:table-cell table:style-name="ce928" office:value-type="string" calcext:value-type="string">
            <text:p>G4</text:p>
          </table:table-cell>
          <table:table-cell table:style-name="ce942" table:formula="of:=IF([.B44]=&quot;Girone&quot;;VLOOKUP([.D44];SQUADRE_PER_CODICE;2);&quot;ERRORE!&quot;)" office:value-type="string" office:string-value="Muli" calcext:value-type="string">
            <text:p>Muli</text:p>
          </table:table-cell>
          <table:table-cell table:style-name="ce942" table:formula="of:=IF([.B44]=&quot;Girone&quot;;VLOOKUP([.E44];SQUADRE_PER_CODICE;2);&quot;ERRORE!&quot;)" office:value-type="string" office:string-value="Orche" calcext:value-type="string">
            <text:p>Orche</text:p>
          </table:table-cell>
          <table:table-cell table:style-name="ce928" table:formula="of:=VLOOKUP([.A44];INPUT_DATE_E_RISULTATI_GIRONI;6;0)" office:value-type="float" office:value="0" calcext:value-type="float">
            <text:p>0</text:p>
          </table:table-cell>
          <table:table-cell table:style-name="ce928" table:formula="of:=VLOOKUP([.A44];INPUT_DATE_E_RISULTATI_GIRONI;7;0)" office:value-type="float" office:value="20" calcext:value-type="float">
            <text:p>20</text:p>
          </table:table-cell>
          <table:table-cell table:style-name="ce942" table:formula="of:=IF([.H44]&gt;[.I44];[.F44];[.G44])" office:value-type="string" office:string-value="Orche" calcext:value-type="string">
            <text:p>Orche</text:p>
          </table:table-cell>
          <table:table-cell table:style-name="ce942" table:formula="of:=IF([.H44]&lt;[.I44];[.F44];[.G44])" office:value-type="string" office:string-value="Muli" calcext:value-type="string">
            <text:p>Muli</text:p>
          </table:table-cell>
          <table:table-cell table:style-name="ce928" table:formula="of:=1*([.H44]&gt;[.I44])" office:value-type="float" office:value="0" calcext:value-type="float">
            <text:p>0</text:p>
          </table:table-cell>
          <table:table-cell table:style-name="ce945" table:formula="of:=1*([.H44]&lt;[.I44])*NOT(AND([.H44]=0;[.I44]=20))" office:value-type="float" office:value="0" calcext:value-type="float">
            <text:p>0</text:p>
          </table:table-cell>
          <table:table-cell table:style-name="ce945" table:formula="of:=1*AND([.H44]=0;[.I44]=20)" office:value-type="float" office:value="1" calcext:value-type="float">
            <text:p>1</text:p>
          </table:table-cell>
          <table:table-cell table:style-name="ce928" table:formula="of:=[.H44]" office:value-type="float" office:value="0" calcext:value-type="float">
            <text:p>0</text:p>
          </table:table-cell>
          <table:table-cell table:style-name="ce928" table:formula="of:=[.I44]" office:value-type="float" office:value="20" calcext:value-type="float">
            <text:p>20</text:p>
          </table:table-cell>
          <table:table-cell table:style-name="ce948" table:formula="of:=[.O44]-[.P44]" office:value-type="float" office:value="-20" calcext:value-type="float">
            <text:p>-20</text:p>
          </table:table-cell>
          <table:table-cell table:style-name="ce928" table:formula="of:=1*([.I44]&gt;[.H44])" office:value-type="float" office:value="1" calcext:value-type="float">
            <text:p>1</text:p>
          </table:table-cell>
          <table:table-cell table:style-name="ce928" table:formula="of:=1*([.I44]&lt;[.H44])*NOT(AND([.H44]=20;[.I44]=0))" office:value-type="float" office:value="0" calcext:value-type="float">
            <text:p>0</text:p>
          </table:table-cell>
          <table:table-cell table:style-name="ce928" table:formula="of:=1*AND([.H44]=20;[.I44]=0)" office:value-type="float" office:value="0" calcext:value-type="float">
            <text:p>0</text:p>
          </table:table-cell>
          <table:table-cell table:style-name="ce928" table:formula="of:=[.I44]" office:value-type="float" office:value="20" calcext:value-type="float">
            <text:p>20</text:p>
          </table:table-cell>
          <table:table-cell table:style-name="ce928" table:formula="of:=[.H44]" office:value-type="float" office:value="0" calcext:value-type="float">
            <text:p>0</text:p>
          </table:table-cell>
          <table:table-cell table:style-name="ce951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1005" office:value-type="string" calcext:value-type="string">
            <text:p>9-12/1</text:p>
          </table:table-cell>
          <table:table-cell table:style-name="ce1008" office:value-type="float" office:value="90" calcext:value-type="float">
            <text:p>9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2</text:p>
          </table:table-cell>
          <table:table-cell table:style-name="ce1017" office:value-type="string" calcext:value-type="string">
            <text:p>V79</text:p>
          </table:table-cell>
          <table:table-cell table:style-name="ce1017" office:value-type="string" calcext:value-type="string">
            <text:p>V80</text:p>
          </table:table-cell>
          <table:table-cell table:style-name="ce942" table:formula="of:=IF(LEFT([.AY44];1)=&quot;V&quot;;VLOOKUP(VALUE(SUBSTITUTE([.AY44];&quot;V&quot;;&quot;&quot;));B_PARTITE_2A_FASE_PER_NUMERO;10;FALSE());IF(LEFT([.AY44];1)=&quot;P&quot;;VLOOKUP(VALUE(SUBSTITUTE([.AY44];&quot;P&quot;;&quot;&quot;));B_PARTITE_2A_FASE_PER_NUMERO;11;FALSE());VLOOKUP([.AY44];B_CLASSIFICHE_GIRONI;4;FALSE())))" office:value-type="string" office:string-value="Giraffe" calcext:value-type="string">
            <text:p>Giraffe</text:p>
          </table:table-cell>
          <table:table-cell table:style-name="ce942" table:formula="of:=IF(LEFT([.AZ44];1)=&quot;V&quot;;VLOOKUP(VALUE(SUBSTITUTE([.AZ44];&quot;V&quot;;&quot;&quot;));B_PARTITE_2A_FASE_PER_NUMERO;10;FALSE());IF(LEFT([.AZ44];1)=&quot;P&quot;;VLOOKUP(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928" table:formula="of:=VLOOKUP([.AV44];INPUT_DATE_E_RISULTATI_2A_FASE;6;0)" office:value-type="float" office:value="52" calcext:value-type="float">
            <text:p>52</text:p>
          </table:table-cell>
          <table:table-cell table:style-name="ce928" table:formula="of:=VLOOKUP([.AV44];INPUT_DATE_E_RISULTATI_2A_FASE;7;0)" office:value-type="float" office:value="30" calcext:value-type="float">
            <text:p>30</text:p>
          </table:table-cell>
          <table:table-cell table:style-name="ce942" table:formula="of:=IF([.BC44]&gt;[.BD44];[.BA44];[.BB44])" office:value-type="string" office:string-value="Giraffe" calcext:value-type="string">
            <text:p>Giraffe</text:p>
          </table:table-cell>
          <table:table-cell table:style-name="ce942" table:formula="of:=IF([.BC44]&lt;[.BD44];[.BA44];[.BB44])" office:value-type="string" office:string-value="Bufali" calcext:value-type="string">
            <text:p>Bufali</text:p>
          </table:table-cell>
          <table:table-cell table:style-name="ce928" table:formula="of:=1*([.BC44]&gt;[.BD44])" office:value-type="float" office:value="1" calcext:value-type="float">
            <text:p>1</text:p>
          </table:table-cell>
          <table:table-cell table:style-name="ce945" table:formula="of:=1*([.BC44]&lt;[.BD44])*NOT(AND([.BC44]=0;[.BD44]=20))" office:value-type="float" office:value="0" calcext:value-type="float">
            <text:p>0</text:p>
          </table:table-cell>
          <table:table-cell table:style-name="ce945" table:formula="of:=1*AND([.BC44]=0;[.BD44]=20)" office:value-type="float" office:value="0" calcext:value-type="float">
            <text:p>0</text:p>
          </table:table-cell>
          <table:table-cell table:style-name="ce928" table:formula="of:=[.BC44]" office:value-type="float" office:value="52" calcext:value-type="float">
            <text:p>52</text:p>
          </table:table-cell>
          <table:table-cell table:style-name="ce928" table:formula="of:=[.BD44]" office:value-type="float" office:value="30" calcext:value-type="float">
            <text:p>30</text:p>
          </table:table-cell>
          <table:table-cell table:style-name="ce948" table:formula="of:=[.BJ44]-[.BK44]" office:value-type="float" office:value="22" calcext:value-type="float">
            <text:p>+22</text:p>
          </table:table-cell>
          <table:table-cell table:style-name="ce928" table:formula="of:=1*([.BD44]&gt;[.BC44])" office:value-type="float" office:value="0" calcext:value-type="float">
            <text:p>0</text:p>
          </table:table-cell>
          <table:table-cell table:style-name="ce928" table:formula="of:=1*([.BD44]&lt;[.BC44])*NOT(AND([.BC44]=20;[.BD44]=0))" office:value-type="float" office:value="1" calcext:value-type="float">
            <text:p>1</text:p>
          </table:table-cell>
          <table:table-cell table:style-name="ce928" table:formula="of:=1*AND([.BC44]=20;[.BD44]=0)" office:value-type="float" office:value="0" calcext:value-type="float">
            <text:p>0</text:p>
          </table:table-cell>
          <table:table-cell table:style-name="ce928" table:formula="of:=[.BD44]" office:value-type="float" office:value="30" calcext:value-type="float">
            <text:p>30</text:p>
          </table:table-cell>
          <table:table-cell table:style-name="ce928" table:formula="of:=[.BC44]" office:value-type="float" office:value="52" calcext:value-type="float">
            <text:p>52</text:p>
          </table:table-cell>
          <table:table-cell table:style-name="ce951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20" calcext:value-type="float">
            <text:p>2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1</text:p>
          </table:table-cell>
          <table:table-cell table:style-name="ce928" office:value-type="string" calcext:value-type="string">
            <text:p>H2</text:p>
          </table:table-cell>
          <table:table-cell table:style-name="ce942" table:formula="of:=IF([.B45]=&quot;Girone&quot;;VLOOKUP([.D45];SQUADRE_PER_CODICE;2);&quot;ERRORE!&quot;)" office:value-type="string" office:string-value="Piranha" calcext:value-type="string">
            <text:p>Piranha</text:p>
          </table:table-cell>
          <table:table-cell table:style-name="ce942" table:formula="of:=IF([.B45]=&quot;Girone&quot;;VLOOKUP([.E45];SQUADRE_PER_CODICE;2);&quot;ERRORE!&quot;)" office:value-type="string" office:string-value="Scorpioni" calcext:value-type="string">
            <text:p>Scorpioni</text:p>
          </table:table-cell>
          <table:table-cell table:style-name="ce928" table:formula="of:=VLOOKUP([.A45];INPUT_DATE_E_RISULTATI_GIRONI;6;0)" office:value-type="float" office:value="100" calcext:value-type="float">
            <text:p>100</text:p>
          </table:table-cell>
          <table:table-cell table:style-name="ce928" table:formula="of:=VLOOKUP([.A45];INPUT_DATE_E_RISULTATI_GIRONI;7;0)" office:value-type="float" office:value="83" calcext:value-type="float">
            <text:p>83</text:p>
          </table:table-cell>
          <table:table-cell table:style-name="ce942" table:formula="of:=IF([.H45]&gt;[.I45];[.F45];[.G45])" office:value-type="string" office:string-value="Piranha" calcext:value-type="string">
            <text:p>Piranha</text:p>
          </table:table-cell>
          <table:table-cell table:style-name="ce942" table:formula="of:=IF([.H45]&lt;[.I45];[.F45];[.G45])" office:value-type="string" office:string-value="Scorpioni" calcext:value-type="string">
            <text:p>Scorpioni</text:p>
          </table:table-cell>
          <table:table-cell table:style-name="ce928" table:formula="of:=1*([.H45]&gt;[.I45])" office:value-type="float" office:value="1" calcext:value-type="float">
            <text:p>1</text:p>
          </table:table-cell>
          <table:table-cell table:style-name="ce945" table:formula="of:=1*([.H45]&lt;[.I45])*NOT(AND([.H45]=0;[.I45]=20))" office:value-type="float" office:value="0" calcext:value-type="float">
            <text:p>0</text:p>
          </table:table-cell>
          <table:table-cell table:style-name="ce945" table:formula="of:=1*AND([.H45]=0;[.I45]=20)" office:value-type="float" office:value="0" calcext:value-type="float">
            <text:p>0</text:p>
          </table:table-cell>
          <table:table-cell table:style-name="ce928" table:formula="of:=[.H45]" office:value-type="float" office:value="100" calcext:value-type="float">
            <text:p>100</text:p>
          </table:table-cell>
          <table:table-cell table:style-name="ce928" table:formula="of:=[.I45]" office:value-type="float" office:value="83" calcext:value-type="float">
            <text:p>83</text:p>
          </table:table-cell>
          <table:table-cell table:style-name="ce948" table:formula="of:=[.O45]-[.P45]" office:value-type="float" office:value="17" calcext:value-type="float">
            <text:p>+17</text:p>
          </table:table-cell>
          <table:table-cell table:style-name="ce928" table:formula="of:=1*([.I45]&gt;[.H45])" office:value-type="float" office:value="0" calcext:value-type="float">
            <text:p>0</text:p>
          </table:table-cell>
          <table:table-cell table:style-name="ce928" table:formula="of:=1*([.I45]&lt;[.H45])*NOT(AND([.H45]=20;[.I45]=0))" office:value-type="float" office:value="1" calcext:value-type="float">
            <text:p>1</text:p>
          </table:table-cell>
          <table:table-cell table:style-name="ce928" table:formula="of:=1*AND([.H45]=20;[.I45]=0)" office:value-type="float" office:value="0" calcext:value-type="float">
            <text:p>0</text:p>
          </table:table-cell>
          <table:table-cell table:style-name="ce928" table:formula="of:=[.I45]" office:value-type="float" office:value="83" calcext:value-type="float">
            <text:p>83</text:p>
          </table:table-cell>
          <table:table-cell table:style-name="ce928" table:formula="of:=[.H45]" office:value-type="float" office:value="100" calcext:value-type="float">
            <text:p>100</text:p>
          </table:table-cell>
          <table:table-cell table:style-name="ce951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1005" office:value-type="string" calcext:value-type="string">
            <text:p>13-16/2</text:p>
          </table:table-cell>
          <table:table-cell table:style-name="ce1008" office:value-type="float" office:value="91" calcext:value-type="float">
            <text:p>9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6</text:p>
          </table:table-cell>
          <table:table-cell table:style-name="ce1017" office:value-type="string" calcext:value-type="string">
            <text:p>P77</text:p>
          </table:table-cell>
          <table:table-cell table:style-name="ce1017" office:value-type="string" calcext:value-type="string">
            <text:p>P78</text:p>
          </table:table-cell>
          <table:table-cell table:style-name="ce942" table:formula="of:=IF(LEFT([.AY45];1)=&quot;V&quot;;VLOOKUP(VALUE(SUBSTITUTE([.AY45];&quot;V&quot;;&quot;&quot;));B_PARTITE_2A_FASE_PER_NUMERO;10;FALSE());IF(LEFT([.AY45];1)=&quot;P&quot;;VLOOKUP(VALUE(SUBSTITUTE([.AY45];&quot;P&quot;;&quot;&quot;));B_PARTITE_2A_FASE_PER_NUMERO;11;FALSE());VLOOKUP([.AY45];B_CLASSIFICHE_GIRONI;4;FALSE())))" office:value-type="string" office:string-value="Aquile" calcext:value-type="string">
            <text:p>Aquile</text:p>
          </table:table-cell>
          <table:table-cell table:style-name="ce942" table:formula="of:=IF(LEFT([.AZ45];1)=&quot;V&quot;;VLOOKUP(VALUE(SUBSTITUTE([.AZ45];&quot;V&quot;;&quot;&quot;));B_PARTITE_2A_FASE_PER_NUMERO;10;FALSE());IF(LEFT([.AZ45];1)=&quot;P&quot;;VLOOKUP(VALUE(SUBSTITUTE([.AZ45];&quot;P&quot;;&quot;&quot;));B_PARTITE_2A_FASE_PER_NUMERO;11;FALSE());VLOOKUP([.AZ45];B_CLASSIFICHE_GIRONI;4;FALSE())))" office:value-type="string" office:string-value="Tonni" calcext:value-type="string">
            <text:p>Tonni</text:p>
          </table:table-cell>
          <table:table-cell table:style-name="ce928" table:formula="of:=VLOOKUP([.AV45];INPUT_DATE_E_RISULTATI_2A_FASE;6;0)" office:value-type="float" office:value="54" calcext:value-type="float">
            <text:p>54</text:p>
          </table:table-cell>
          <table:table-cell table:style-name="ce928" table:formula="of:=VLOOKUP([.AV45];INPUT_DATE_E_RISULTATI_2A_FASE;7;0)" office:value-type="float" office:value="36" calcext:value-type="float">
            <text:p>36</text:p>
          </table:table-cell>
          <table:table-cell table:style-name="ce942" table:formula="of:=IF([.BC45]&gt;[.BD45];[.BA45];[.BB45])" office:value-type="string" office:string-value="Aquile" calcext:value-type="string">
            <text:p>Aquile</text:p>
          </table:table-cell>
          <table:table-cell table:style-name="ce942" table:formula="of:=IF([.BC45]&lt;[.BD45];[.BA45];[.BB45])" office:value-type="string" office:string-value="Tonni" calcext:value-type="string">
            <text:p>Tonni</text:p>
          </table:table-cell>
          <table:table-cell table:style-name="ce928" table:formula="of:=1*([.BC45]&gt;[.BD45])" office:value-type="float" office:value="1" calcext:value-type="float">
            <text:p>1</text:p>
          </table:table-cell>
          <table:table-cell table:style-name="ce945" table:formula="of:=1*([.BC45]&lt;[.BD45])*NOT(AND([.BC45]=0;[.BD45]=20))" office:value-type="float" office:value="0" calcext:value-type="float">
            <text:p>0</text:p>
          </table:table-cell>
          <table:table-cell table:style-name="ce945" table:formula="of:=1*AND([.BC45]=0;[.BD45]=20)" office:value-type="float" office:value="0" calcext:value-type="float">
            <text:p>0</text:p>
          </table:table-cell>
          <table:table-cell table:style-name="ce928" table:formula="of:=[.BC45]" office:value-type="float" office:value="54" calcext:value-type="float">
            <text:p>54</text:p>
          </table:table-cell>
          <table:table-cell table:style-name="ce928" table:formula="of:=[.BD45]" office:value-type="float" office:value="36" calcext:value-type="float">
            <text:p>36</text:p>
          </table:table-cell>
          <table:table-cell table:style-name="ce948" table:formula="of:=[.BJ45]-[.BK45]" office:value-type="float" office:value="18" calcext:value-type="float">
            <text:p>+18</text:p>
          </table:table-cell>
          <table:table-cell table:style-name="ce928" table:formula="of:=1*([.BD45]&gt;[.BC45])" office:value-type="float" office:value="0" calcext:value-type="float">
            <text:p>0</text:p>
          </table:table-cell>
          <table:table-cell table:style-name="ce928" table:formula="of:=1*([.BD45]&lt;[.BC45])*NOT(AND([.BC45]=20;[.BD45]=0))" office:value-type="float" office:value="1" calcext:value-type="float">
            <text:p>1</text:p>
          </table:table-cell>
          <table:table-cell table:style-name="ce928" table:formula="of:=1*AND([.BC45]=20;[.BD45]=0)" office:value-type="float" office:value="0" calcext:value-type="float">
            <text:p>0</text:p>
          </table:table-cell>
          <table:table-cell table:style-name="ce928" table:formula="of:=[.BD45]" office:value-type="float" office:value="36" calcext:value-type="float">
            <text:p>36</text:p>
          </table:table-cell>
          <table:table-cell table:style-name="ce928" table:formula="of:=[.BC45]" office:value-type="float" office:value="54" calcext:value-type="float">
            <text:p>54</text:p>
          </table:table-cell>
          <table:table-cell table:style-name="ce951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883" office:value-type="float" office:value="32" calcext:value-type="float">
            <text:p>3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1</text:p>
          </table:table-cell>
          <table:table-cell table:style-name="ce928" office:value-type="string" calcext:value-type="string">
            <text:p>H3</text:p>
          </table:table-cell>
          <table:table-cell table:style-name="ce942" table:formula="of:=IF([.B46]=&quot;Girone&quot;;VLOOKUP([.D46];SQUADRE_PER_CODICE;2);&quot;ERRORE!&quot;)" office:value-type="string" office:string-value="Piranha" calcext:value-type="string">
            <text:p>Piranha</text:p>
          </table:table-cell>
          <table:table-cell table:style-name="ce942" table:formula="of:=IF([.B46]=&quot;Girone&quot;;VLOOKUP([.E46];SQUADRE_PER_CODICE;2);&quot;ERRORE!&quot;)" office:value-type="string" office:string-value="Tonni" calcext:value-type="string">
            <text:p>Tonni</text:p>
          </table:table-cell>
          <table:table-cell table:style-name="ce928" table:formula="of:=VLOOKUP([.A46];INPUT_DATE_E_RISULTATI_GIRONI;6;0)" office:value-type="float" office:value="97" calcext:value-type="float">
            <text:p>97</text:p>
          </table:table-cell>
          <table:table-cell table:style-name="ce928" table:formula="of:=VLOOKUP([.A46];INPUT_DATE_E_RISULTATI_GIRONI;7;0)" office:value-type="float" office:value="78" calcext:value-type="float">
            <text:p>78</text:p>
          </table:table-cell>
          <table:table-cell table:style-name="ce942" table:formula="of:=IF([.H46]&gt;[.I46];[.F46];[.G46])" office:value-type="string" office:string-value="Piranha" calcext:value-type="string">
            <text:p>Piranha</text:p>
          </table:table-cell>
          <table:table-cell table:style-name="ce942" table:formula="of:=IF([.H46]&lt;[.I46];[.F46];[.G46])" office:value-type="string" office:string-value="Tonni" calcext:value-type="string">
            <text:p>Tonni</text:p>
          </table:table-cell>
          <table:table-cell table:style-name="ce928" table:formula="of:=1*([.H46]&gt;[.I46])" office:value-type="float" office:value="1" calcext:value-type="float">
            <text:p>1</text:p>
          </table:table-cell>
          <table:table-cell table:style-name="ce945" table:formula="of:=1*([.H46]&lt;[.I46])*NOT(AND([.H46]=0;[.I46]=20))" office:value-type="float" office:value="0" calcext:value-type="float">
            <text:p>0</text:p>
          </table:table-cell>
          <table:table-cell table:style-name="ce945" table:formula="of:=1*AND([.H46]=0;[.I46]=20)" office:value-type="float" office:value="0" calcext:value-type="float">
            <text:p>0</text:p>
          </table:table-cell>
          <table:table-cell table:style-name="ce928" table:formula="of:=[.H46]" office:value-type="float" office:value="97" calcext:value-type="float">
            <text:p>97</text:p>
          </table:table-cell>
          <table:table-cell table:style-name="ce928" table:formula="of:=[.I46]" office:value-type="float" office:value="78" calcext:value-type="float">
            <text:p>78</text:p>
          </table:table-cell>
          <table:table-cell table:style-name="ce948" table:formula="of:=[.O46]-[.P46]" office:value-type="float" office:value="19" calcext:value-type="float">
            <text:p>+19</text:p>
          </table:table-cell>
          <table:table-cell table:style-name="ce928" table:formula="of:=1*([.I46]&gt;[.H46])" office:value-type="float" office:value="0" calcext:value-type="float">
            <text:p>0</text:p>
          </table:table-cell>
          <table:table-cell table:style-name="ce928" table:formula="of:=1*([.I46]&lt;[.H46])*NOT(AND([.H46]=20;[.I46]=0))" office:value-type="float" office:value="1" calcext:value-type="float">
            <text:p>1</text:p>
          </table:table-cell>
          <table:table-cell table:style-name="ce928" table:formula="of:=1*AND([.H46]=20;[.I46]=0)" office:value-type="float" office:value="0" calcext:value-type="float">
            <text:p>0</text:p>
          </table:table-cell>
          <table:table-cell table:style-name="ce928" table:formula="of:=[.I46]" office:value-type="float" office:value="78" calcext:value-type="float">
            <text:p>78</text:p>
          </table:table-cell>
          <table:table-cell table:style-name="ce928" table:formula="of:=[.H46]" office:value-type="float" office:value="97" calcext:value-type="float">
            <text:p>97</text:p>
          </table:table-cell>
          <table:table-cell table:style-name="ce951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1005" office:value-type="string" calcext:value-type="string">
            <text:p>13-16/1</text:p>
          </table:table-cell>
          <table:table-cell table:style-name="ce1008" office:value-type="float" office:value="92" calcext:value-type="float">
            <text:p>9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6</text:p>
          </table:table-cell>
          <table:table-cell table:style-name="ce1017" office:value-type="string" calcext:value-type="string">
            <text:p>P79</text:p>
          </table:table-cell>
          <table:table-cell table:style-name="ce1017" office:value-type="string" calcext:value-type="string">
            <text:p>P80</text:p>
          </table:table-cell>
          <table:table-cell table:style-name="ce942" table:formula="of:=IF(LEFT([.AY46];1)=&quot;V&quot;;VLOOKUP(VALUE(SUBSTITUTE([.AY46];&quot;V&quot;;&quot;&quot;));B_PARTITE_2A_FASE_PER_NUMERO;10;FALSE());IF(LEFT([.AY46];1)=&quot;P&quot;;VLOOKUP(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942" table:formula="of:=IF(LEFT([.AZ46];1)=&quot;V&quot;;VLOOKUP(VALUE(SUBSTITUTE([.AZ46];&quot;V&quot;;&quot;&quot;));B_PARTITE_2A_FASE_PER_NUMERO;10;FALSE());IF(LEFT([.AZ46];1)=&quot;P&quot;;VLOOKUP(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928" table:formula="of:=VLOOKUP([.AV46];INPUT_DATE_E_RISULTATI_2A_FASE;6;0)" office:value-type="float" office:value="64" calcext:value-type="float">
            <text:p>64</text:p>
          </table:table-cell>
          <table:table-cell table:style-name="ce928" table:formula="of:=VLOOKUP([.AV46];INPUT_DATE_E_RISULTATI_2A_FASE;7;0)" office:value-type="float" office:value="33" calcext:value-type="float">
            <text:p>33</text:p>
          </table:table-cell>
          <table:table-cell table:style-name="ce942" table:formula="of:=IF([.BC46]&gt;[.BD46];[.BA46];[.BB46])" office:value-type="string" office:string-value="Puma" calcext:value-type="string">
            <text:p>Puma</text:p>
          </table:table-cell>
          <table:table-cell table:style-name="ce942" table:formula="of:=IF([.BC46]&lt;[.BD46];[.BA46];[.BB46])" office:value-type="string" office:string-value="Gabbiani" calcext:value-type="string">
            <text:p>Gabbiani</text:p>
          </table:table-cell>
          <table:table-cell table:style-name="ce928" table:formula="of:=1*([.BC46]&gt;[.BD46])" office:value-type="float" office:value="1" calcext:value-type="float">
            <text:p>1</text:p>
          </table:table-cell>
          <table:table-cell table:style-name="ce945" table:formula="of:=1*([.BC46]&lt;[.BD46])*NOT(AND([.BC46]=0;[.BD46]=20))" office:value-type="float" office:value="0" calcext:value-type="float">
            <text:p>0</text:p>
          </table:table-cell>
          <table:table-cell table:style-name="ce945" table:formula="of:=1*AND([.BC46]=0;[.BD46]=20)" office:value-type="float" office:value="0" calcext:value-type="float">
            <text:p>0</text:p>
          </table:table-cell>
          <table:table-cell table:style-name="ce928" table:formula="of:=[.BC46]" office:value-type="float" office:value="64" calcext:value-type="float">
            <text:p>64</text:p>
          </table:table-cell>
          <table:table-cell table:style-name="ce928" table:formula="of:=[.BD46]" office:value-type="float" office:value="33" calcext:value-type="float">
            <text:p>33</text:p>
          </table:table-cell>
          <table:table-cell table:style-name="ce948" table:formula="of:=[.BJ46]-[.BK46]" office:value-type="float" office:value="31" calcext:value-type="float">
            <text:p>+31</text:p>
          </table:table-cell>
          <table:table-cell table:style-name="ce928" table:formula="of:=1*([.BD46]&gt;[.BC46])" office:value-type="float" office:value="0" calcext:value-type="float">
            <text:p>0</text:p>
          </table:table-cell>
          <table:table-cell table:style-name="ce928" table:formula="of:=1*([.BD46]&lt;[.BC46])*NOT(AND([.BC46]=20;[.BD46]=0))" office:value-type="float" office:value="1" calcext:value-type="float">
            <text:p>1</text:p>
          </table:table-cell>
          <table:table-cell table:style-name="ce928" table:formula="of:=1*AND([.BC46]=20;[.BD46]=0)" office:value-type="float" office:value="0" calcext:value-type="float">
            <text:p>0</text:p>
          </table:table-cell>
          <table:table-cell table:style-name="ce928" table:formula="of:=[.BD46]" office:value-type="float" office:value="33" calcext:value-type="float">
            <text:p>33</text:p>
          </table:table-cell>
          <table:table-cell table:style-name="ce928" table:formula="of:=[.BC46]" office:value-type="float" office:value="64" calcext:value-type="float">
            <text:p>64</text:p>
          </table:table-cell>
          <table:table-cell table:style-name="ce951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883" office:value-type="float" office:value="36" calcext:value-type="float">
            <text:p>3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2</text:p>
          </table:table-cell>
          <table:table-cell table:style-name="ce928" office:value-type="string" calcext:value-type="string">
            <text:p>H4</text:p>
          </table:table-cell>
          <table:table-cell table:style-name="ce942" table:formula="of:=IF([.B47]=&quot;Girone&quot;;VLOOKUP([.D47];SQUADRE_PER_CODICE;2);&quot;ERRORE!&quot;)" office:value-type="string" office:string-value="Scorpioni" calcext:value-type="string">
            <text:p>Scorpioni</text:p>
          </table:table-cell>
          <table:table-cell table:style-name="ce942" table:formula="of:=IF([.B47]=&quot;Girone&quot;;VLOOKUP([.E47];SQUADRE_PER_CODICE;2);&quot;ERRORE!&quot;)" office:value-type="string" office:string-value="Zebre" calcext:value-type="string">
            <text:p>Zebre</text:p>
          </table:table-cell>
          <table:table-cell table:style-name="ce928" table:formula="of:=VLOOKUP([.A47];INPUT_DATE_E_RISULTATI_GIRONI;6;0)" office:value-type="float" office:value="74" calcext:value-type="float">
            <text:p>74</text:p>
          </table:table-cell>
          <table:table-cell table:style-name="ce928" table:formula="of:=VLOOKUP([.A47];INPUT_DATE_E_RISULTATI_GIRONI;7;0)" office:value-type="float" office:value="79" calcext:value-type="float">
            <text:p>79</text:p>
          </table:table-cell>
          <table:table-cell table:style-name="ce942" table:formula="of:=IF([.H47]&gt;[.I47];[.F47];[.G47])" office:value-type="string" office:string-value="Zebre" calcext:value-type="string">
            <text:p>Zebre</text:p>
          </table:table-cell>
          <table:table-cell table:style-name="ce942" table:formula="of:=IF([.H47]&lt;[.I47];[.F47];[.G47])" office:value-type="string" office:string-value="Scorpioni" calcext:value-type="string">
            <text:p>Scorpioni</text:p>
          </table:table-cell>
          <table:table-cell table:style-name="ce928" table:formula="of:=1*([.H47]&gt;[.I47])" office:value-type="float" office:value="0" calcext:value-type="float">
            <text:p>0</text:p>
          </table:table-cell>
          <table:table-cell table:style-name="ce945" table:formula="of:=1*([.H47]&lt;[.I47])*NOT(AND([.H47]=0;[.I47]=20))" office:value-type="float" office:value="1" calcext:value-type="float">
            <text:p>1</text:p>
          </table:table-cell>
          <table:table-cell table:style-name="ce945" table:formula="of:=1*AND([.H47]=0;[.I47]=20)" office:value-type="float" office:value="0" calcext:value-type="float">
            <text:p>0</text:p>
          </table:table-cell>
          <table:table-cell table:style-name="ce928" table:formula="of:=[.H47]" office:value-type="float" office:value="74" calcext:value-type="float">
            <text:p>74</text:p>
          </table:table-cell>
          <table:table-cell table:style-name="ce928" table:formula="of:=[.I47]" office:value-type="float" office:value="79" calcext:value-type="float">
            <text:p>79</text:p>
          </table:table-cell>
          <table:table-cell table:style-name="ce948" table:formula="of:=[.O47]-[.P47]" office:value-type="float" office:value="-5" calcext:value-type="float">
            <text:p>-5</text:p>
          </table:table-cell>
          <table:table-cell table:style-name="ce928" table:formula="of:=1*([.I47]&gt;[.H47])" office:value-type="float" office:value="1" calcext:value-type="float">
            <text:p>1</text:p>
          </table:table-cell>
          <table:table-cell table:style-name="ce928" table:formula="of:=1*([.I47]&lt;[.H47])*NOT(AND([.H47]=20;[.I47]=0))" office:value-type="float" office:value="0" calcext:value-type="float">
            <text:p>0</text:p>
          </table:table-cell>
          <table:table-cell table:style-name="ce928" table:formula="of:=1*AND([.H47]=20;[.I47]=0)" office:value-type="float" office:value="0" calcext:value-type="float">
            <text:p>0</text:p>
          </table:table-cell>
          <table:table-cell table:style-name="ce928" table:formula="of:=[.I47]" office:value-type="float" office:value="79" calcext:value-type="float">
            <text:p>79</text:p>
          </table:table-cell>
          <table:table-cell table:style-name="ce928" table:formula="of:=[.H47]" office:value-type="float" office:value="74" calcext:value-type="float">
            <text:p>74</text:p>
          </table:table-cell>
          <table:table-cell table:style-name="ce951" table:formula="of:=[.U47]-[.V47]" office:value-type="float" office:value="5" calcext:value-type="float">
            <text:p>+5</text:p>
          </table:table-cell>
          <table:table-cell table:number-columns-repeated="23"/>
          <table:table-cell table:style-name="ce1005" office:value-type="string" calcext:value-type="string">
            <text:p>17-20/2</text:p>
          </table:table-cell>
          <table:table-cell table:style-name="ce1008" office:value-type="float" office:value="93" calcext:value-type="float">
            <text:p>9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0</text:p>
          </table:table-cell>
          <table:table-cell table:style-name="ce1017" office:value-type="string" calcext:value-type="string">
            <text:p>V71</text:p>
          </table:table-cell>
          <table:table-cell table:style-name="ce1017" office:value-type="string" calcext:value-type="string">
            <text:p>V72</text:p>
          </table:table-cell>
          <table:table-cell table:style-name="ce942" table:formula="of:=IF(LEFT([.AY47];1)=&quot;V&quot;;VLOOKUP(VALUE(SUBSTITUTE([.AY47];&quot;V&quot;;&quot;&quot;));B_PARTITE_2A_FASE_PER_NUMERO;10;FALSE());IF(LEFT([.AY47];1)=&quot;P&quot;;VLOOKUP(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942" table:formula="of:=IF(LEFT([.AZ47];1)=&quot;V&quot;;VLOOKUP(VALUE(SUBSTITUTE([.AZ47];&quot;V&quot;;&quot;&quot;));B_PARTITE_2A_FASE_PER_NUMERO;10;FALSE());IF(LEFT([.AZ47];1)=&quot;P&quot;;VLOOKUP(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928" table:formula="of:=VLOOKUP([.AV47];INPUT_DATE_E_RISULTATI_2A_FASE;6;0)" office:value-type="float" office:value="57" calcext:value-type="float">
            <text:p>57</text:p>
          </table:table-cell>
          <table:table-cell table:style-name="ce928" table:formula="of:=VLOOKUP([.AV47];INPUT_DATE_E_RISULTATI_2A_FASE;7;0)" office:value-type="float" office:value="49" calcext:value-type="float">
            <text:p>49</text:p>
          </table:table-cell>
          <table:table-cell table:style-name="ce942" table:formula="of:=IF([.BC47]&gt;[.BD47];[.BA47];[.BB47])" office:value-type="string" office:string-value="Tigri" calcext:value-type="string">
            <text:p>Tigri</text:p>
          </table:table-cell>
          <table:table-cell table:style-name="ce942" table:formula="of:=IF([.BC47]&lt;[.BD47];[.BA47];[.BB47])" office:value-type="string" office:string-value="Cervi" calcext:value-type="string">
            <text:p>Cervi</text:p>
          </table:table-cell>
          <table:table-cell table:style-name="ce928" table:formula="of:=1*([.BC47]&gt;[.BD47])" office:value-type="float" office:value="1" calcext:value-type="float">
            <text:p>1</text:p>
          </table:table-cell>
          <table:table-cell table:style-name="ce945" table:formula="of:=1*([.BC47]&lt;[.BD47])*NOT(AND([.BC47]=0;[.BD47]=20))" office:value-type="float" office:value="0" calcext:value-type="float">
            <text:p>0</text:p>
          </table:table-cell>
          <table:table-cell table:style-name="ce945" table:formula="of:=1*AND([.BC47]=0;[.BD47]=20)" office:value-type="float" office:value="0" calcext:value-type="float">
            <text:p>0</text:p>
          </table:table-cell>
          <table:table-cell table:style-name="ce928" table:formula="of:=[.BC47]" office:value-type="float" office:value="57" calcext:value-type="float">
            <text:p>57</text:p>
          </table:table-cell>
          <table:table-cell table:style-name="ce928" table:formula="of:=[.BD47]" office:value-type="float" office:value="49" calcext:value-type="float">
            <text:p>49</text:p>
          </table:table-cell>
          <table:table-cell table:style-name="ce948" table:formula="of:=[.BJ47]-[.BK47]" office:value-type="float" office:value="8" calcext:value-type="float">
            <text:p>+8</text:p>
          </table:table-cell>
          <table:table-cell table:style-name="ce928" table:formula="of:=1*([.BD47]&gt;[.BC47])" office:value-type="float" office:value="0" calcext:value-type="float">
            <text:p>0</text:p>
          </table:table-cell>
          <table:table-cell table:style-name="ce928" table:formula="of:=1*([.BD47]&lt;[.BC47])*NOT(AND([.BC47]=20;[.BD47]=0))" office:value-type="float" office:value="1" calcext:value-type="float">
            <text:p>1</text:p>
          </table:table-cell>
          <table:table-cell table:style-name="ce928" table:formula="of:=1*AND([.BC47]=20;[.BD47]=0)" office:value-type="float" office:value="0" calcext:value-type="float">
            <text:p>0</text:p>
          </table:table-cell>
          <table:table-cell table:style-name="ce928" table:formula="of:=[.BD47]" office:value-type="float" office:value="49" calcext:value-type="float">
            <text:p>49</text:p>
          </table:table-cell>
          <table:table-cell table:style-name="ce928" table:formula="of:=[.BC47]" office:value-type="float" office:value="57" calcext:value-type="float">
            <text:p>57</text:p>
          </table:table-cell>
          <table:table-cell table:style-name="ce951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883" office:value-type="float" office:value="44" calcext:value-type="float">
            <text:p>4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3</text:p>
          </table:table-cell>
          <table:table-cell table:style-name="ce928" office:value-type="string" calcext:value-type="string">
            <text:p>H2</text:p>
          </table:table-cell>
          <table:table-cell table:style-name="ce942" table:formula="of:=IF([.B48]=&quot;Girone&quot;;VLOOKUP([.D48];SQUADRE_PER_CODICE;2);&quot;ERRORE!&quot;)" office:value-type="string" office:string-value="Tonni" calcext:value-type="string">
            <text:p>Tonni</text:p>
          </table:table-cell>
          <table:table-cell table:style-name="ce942" table:formula="of:=IF([.B48]=&quot;Girone&quot;;VLOOKUP([.E48];SQUADRE_PER_CODICE;2);&quot;ERRORE!&quot;)" office:value-type="string" office:string-value="Scorpioni" calcext:value-type="string">
            <text:p>Scorpioni</text:p>
          </table:table-cell>
          <table:table-cell table:style-name="ce928" table:formula="of:=VLOOKUP([.A48];INPUT_DATE_E_RISULTATI_GIRONI;6;0)" office:value-type="float" office:value="65" calcext:value-type="float">
            <text:p>65</text:p>
          </table:table-cell>
          <table:table-cell table:style-name="ce928" table:formula="of:=VLOOKUP([.A48];INPUT_DATE_E_RISULTATI_GIRONI;7;0)" office:value-type="float" office:value="13" calcext:value-type="float">
            <text:p>13</text:p>
          </table:table-cell>
          <table:table-cell table:style-name="ce942" table:formula="of:=IF([.H48]&gt;[.I48];[.F48];[.G48])" office:value-type="string" office:string-value="Tonni" calcext:value-type="string">
            <text:p>Tonni</text:p>
          </table:table-cell>
          <table:table-cell table:style-name="ce942" table:formula="of:=IF([.H48]&lt;[.I48];[.F48];[.G48])" office:value-type="string" office:string-value="Scorpioni" calcext:value-type="string">
            <text:p>Scorpioni</text:p>
          </table:table-cell>
          <table:table-cell table:style-name="ce928" table:formula="of:=1*([.H48]&gt;[.I48])" office:value-type="float" office:value="1" calcext:value-type="float">
            <text:p>1</text:p>
          </table:table-cell>
          <table:table-cell table:style-name="ce945" table:formula="of:=1*([.H48]&lt;[.I48])*NOT(AND([.H48]=0;[.I48]=20))" office:value-type="float" office:value="0" calcext:value-type="float">
            <text:p>0</text:p>
          </table:table-cell>
          <table:table-cell table:style-name="ce945" table:formula="of:=1*AND([.H48]=0;[.I48]=20)" office:value-type="float" office:value="0" calcext:value-type="float">
            <text:p>0</text:p>
          </table:table-cell>
          <table:table-cell table:style-name="ce928" table:formula="of:=[.H48]" office:value-type="float" office:value="65" calcext:value-type="float">
            <text:p>65</text:p>
          </table:table-cell>
          <table:table-cell table:style-name="ce928" table:formula="of:=[.I48]" office:value-type="float" office:value="13" calcext:value-type="float">
            <text:p>13</text:p>
          </table:table-cell>
          <table:table-cell table:style-name="ce948" table:formula="of:=[.O48]-[.P48]" office:value-type="float" office:value="52" calcext:value-type="float">
            <text:p>+52</text:p>
          </table:table-cell>
          <table:table-cell table:style-name="ce928" table:formula="of:=1*([.I48]&gt;[.H48])" office:value-type="float" office:value="0" calcext:value-type="float">
            <text:p>0</text:p>
          </table:table-cell>
          <table:table-cell table:style-name="ce928" table:formula="of:=1*([.I48]&lt;[.H48])*NOT(AND([.H48]=20;[.I48]=0))" office:value-type="float" office:value="1" calcext:value-type="float">
            <text:p>1</text:p>
          </table:table-cell>
          <table:table-cell table:style-name="ce928" table:formula="of:=1*AND([.H48]=20;[.I48]=0)" office:value-type="float" office:value="0" calcext:value-type="float">
            <text:p>0</text:p>
          </table:table-cell>
          <table:table-cell table:style-name="ce928" table:formula="of:=[.I48]" office:value-type="float" office:value="13" calcext:value-type="float">
            <text:p>13</text:p>
          </table:table-cell>
          <table:table-cell table:style-name="ce928" table:formula="of:=[.H48]" office:value-type="float" office:value="65" calcext:value-type="float">
            <text:p>65</text:p>
          </table:table-cell>
          <table:table-cell table:style-name="ce951" table:formula="of:=[.U48]-[.V48]" office:value-type="float" office:value="-52" calcext:value-type="float">
            <text:p>-52</text:p>
          </table:table-cell>
          <table:table-cell table:number-columns-repeated="23"/>
          <table:table-cell table:style-name="ce1005" office:value-type="string" calcext:value-type="string">
            <text:p>17-20/1</text:p>
          </table:table-cell>
          <table:table-cell table:style-name="ce1008" office:value-type="float" office:value="94" calcext:value-type="float">
            <text:p>9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0</text:p>
          </table:table-cell>
          <table:table-cell table:style-name="ce1017" office:value-type="string" calcext:value-type="string">
            <text:p>V75</text:p>
          </table:table-cell>
          <table:table-cell table:style-name="ce1017" office:value-type="string" calcext:value-type="string">
            <text:p>V76</text:p>
          </table:table-cell>
          <table:table-cell table:style-name="ce942" table:formula="of:=IF(LEFT([.AY48];1)=&quot;V&quot;;VLOOKUP(VALUE(SUBSTITUTE([.AY48];&quot;V&quot;;&quot;&quot;));B_PARTITE_2A_FASE_PER_NUMERO;10;FALSE());IF(LEFT([.AY48];1)=&quot;P&quot;;VLOOKUP(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48];1)=&quot;V&quot;;VLOOKUP(VALUE(SUBSTITUTE([.AZ48];&quot;V&quot;;&quot;&quot;));B_PARTITE_2A_FASE_PER_NUMERO;10;FALSE());IF(LEFT([.AZ48];1)=&quot;P&quot;;VLOOKUP(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928" table:formula="of:=VLOOKUP([.AV48];INPUT_DATE_E_RISULTATI_2A_FASE;6;0)" office:value-type="float" office:value="56" calcext:value-type="float">
            <text:p>56</text:p>
          </table:table-cell>
          <table:table-cell table:style-name="ce928" table:formula="of:=VLOOKUP([.AV48];INPUT_DATE_E_RISULTATI_2A_FASE;7;0)" office:value-type="float" office:value="42" calcext:value-type="float">
            <text:p>42</text:p>
          </table:table-cell>
          <table:table-cell table:style-name="ce942" table:formula="of:=IF([.BC48]&gt;[.BD48];[.BA48];[.BB48])" office:value-type="string" office:string-value="Ippopotami" calcext:value-type="string">
            <text:p>Ippopotami</text:p>
          </table:table-cell>
          <table:table-cell table:style-name="ce942" table:formula="of:=IF([.BC48]&lt;[.BD48];[.BA48];[.BB48])" office:value-type="string" office:string-value="Orche" calcext:value-type="string">
            <text:p>Orche</text:p>
          </table:table-cell>
          <table:table-cell table:style-name="ce928" table:formula="of:=1*([.BC48]&gt;[.BD48])" office:value-type="float" office:value="1" calcext:value-type="float">
            <text:p>1</text:p>
          </table:table-cell>
          <table:table-cell table:style-name="ce945" table:formula="of:=1*([.BC48]&lt;[.BD48])*NOT(AND([.BC48]=0;[.BD48]=20))" office:value-type="float" office:value="0" calcext:value-type="float">
            <text:p>0</text:p>
          </table:table-cell>
          <table:table-cell table:style-name="ce945" table:formula="of:=1*AND([.BC48]=0;[.BD48]=20)" office:value-type="float" office:value="0" calcext:value-type="float">
            <text:p>0</text:p>
          </table:table-cell>
          <table:table-cell table:style-name="ce928" table:formula="of:=[.BC48]" office:value-type="float" office:value="56" calcext:value-type="float">
            <text:p>56</text:p>
          </table:table-cell>
          <table:table-cell table:style-name="ce928" table:formula="of:=[.BD48]" office:value-type="float" office:value="42" calcext:value-type="float">
            <text:p>42</text:p>
          </table:table-cell>
          <table:table-cell table:style-name="ce948" table:formula="of:=[.BJ48]-[.BK48]" office:value-type="float" office:value="14" calcext:value-type="float">
            <text:p>+14</text:p>
          </table:table-cell>
          <table:table-cell table:style-name="ce928" table:formula="of:=1*([.BD48]&gt;[.BC48])" office:value-type="float" office:value="0" calcext:value-type="float">
            <text:p>0</text:p>
          </table:table-cell>
          <table:table-cell table:style-name="ce928" table:formula="of:=1*([.BD48]&lt;[.BC48])*NOT(AND([.BC48]=20;[.BD48]=0))" office:value-type="float" office:value="1" calcext:value-type="float">
            <text:p>1</text:p>
          </table:table-cell>
          <table:table-cell table:style-name="ce928" table:formula="of:=1*AND([.BC48]=20;[.BD48]=0)" office:value-type="float" office:value="0" calcext:value-type="float">
            <text:p>0</text:p>
          </table:table-cell>
          <table:table-cell table:style-name="ce928" table:formula="of:=[.BD48]" office:value-type="float" office:value="42" calcext:value-type="float">
            <text:p>42</text:p>
          </table:table-cell>
          <table:table-cell table:style-name="ce928" table:formula="of:=[.BC48]" office:value-type="float" office:value="56" calcext:value-type="float">
            <text:p>56</text:p>
          </table:table-cell>
          <table:table-cell table:style-name="ce951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883" office:value-type="float" office:value="24" calcext:value-type="float">
            <text:p>2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3</text:p>
          </table:table-cell>
          <table:table-cell table:style-name="ce928" office:value-type="string" calcext:value-type="string">
            <text:p>H4</text:p>
          </table:table-cell>
          <table:table-cell table:style-name="ce942" table:formula="of:=IF([.B49]=&quot;Girone&quot;;VLOOKUP([.D49];SQUADRE_PER_CODICE;2);&quot;ERRORE!&quot;)" office:value-type="string" office:string-value="Tonni" calcext:value-type="string">
            <text:p>Tonni</text:p>
          </table:table-cell>
          <table:table-cell table:style-name="ce942" table:formula="of:=IF([.B49]=&quot;Girone&quot;;VLOOKUP([.E49];SQUADRE_PER_CODICE;2);&quot;ERRORE!&quot;)" office:value-type="string" office:string-value="Zebre" calcext:value-type="string">
            <text:p>Zebre</text:p>
          </table:table-cell>
          <table:table-cell table:style-name="ce928" table:formula="of:=VLOOKUP([.A49];INPUT_DATE_E_RISULTATI_GIRONI;6;0)" office:value-type="float" office:value="20" calcext:value-type="float">
            <text:p>20</text:p>
          </table:table-cell>
          <table:table-cell table:style-name="ce928" table:formula="of:=VLOOKUP([.A49];INPUT_DATE_E_RISULTATI_GIRONI;7;0)" office:value-type="float" office:value="0" calcext:value-type="float">
            <text:p>0</text:p>
          </table:table-cell>
          <table:table-cell table:style-name="ce942" table:formula="of:=IF([.H49]&gt;[.I49];[.F49];[.G49])" office:value-type="string" office:string-value="Tonni" calcext:value-type="string">
            <text:p>Tonni</text:p>
          </table:table-cell>
          <table:table-cell table:style-name="ce942" table:formula="of:=IF([.H49]&lt;[.I49];[.F49];[.G49])" office:value-type="string" office:string-value="Zebre" calcext:value-type="string">
            <text:p>Zebre</text:p>
          </table:table-cell>
          <table:table-cell table:style-name="ce928" table:formula="of:=1*([.H49]&gt;[.I49])" office:value-type="float" office:value="1" calcext:value-type="float">
            <text:p>1</text:p>
          </table:table-cell>
          <table:table-cell table:style-name="ce945" table:formula="of:=1*([.H49]&lt;[.I49])*NOT(AND([.H49]=0;[.I49]=20))" office:value-type="float" office:value="0" calcext:value-type="float">
            <text:p>0</text:p>
          </table:table-cell>
          <table:table-cell table:style-name="ce945" table:formula="of:=1*AND([.H49]=0;[.I49]=20)" office:value-type="float" office:value="0" calcext:value-type="float">
            <text:p>0</text:p>
          </table:table-cell>
          <table:table-cell table:style-name="ce928" table:formula="of:=[.H49]" office:value-type="float" office:value="20" calcext:value-type="float">
            <text:p>20</text:p>
          </table:table-cell>
          <table:table-cell table:style-name="ce928" table:formula="of:=[.I49]" office:value-type="float" office:value="0" calcext:value-type="float">
            <text:p>0</text:p>
          </table:table-cell>
          <table:table-cell table:style-name="ce948" table:formula="of:=[.O49]-[.P49]" office:value-type="float" office:value="20" calcext:value-type="float">
            <text:p>+20</text:p>
          </table:table-cell>
          <table:table-cell table:style-name="ce928" table:formula="of:=1*([.I49]&gt;[.H49])" office:value-type="float" office:value="0" calcext:value-type="float">
            <text:p>0</text:p>
          </table:table-cell>
          <table:table-cell table:style-name="ce928" table:formula="of:=1*([.I49]&lt;[.H49])*NOT(AND([.H49]=20;[.I49]=0))" office:value-type="float" office:value="0" calcext:value-type="float">
            <text:p>0</text:p>
          </table:table-cell>
          <table:table-cell table:style-name="ce928" table:formula="of:=1*AND([.H49]=20;[.I49]=0)" office:value-type="float" office:value="1" calcext:value-type="float">
            <text:p>1</text:p>
          </table:table-cell>
          <table:table-cell table:style-name="ce928" table:formula="of:=[.I49]" office:value-type="float" office:value="0" calcext:value-type="float">
            <text:p>0</text:p>
          </table:table-cell>
          <table:table-cell table:style-name="ce928" table:formula="of:=[.H49]" office:value-type="float" office:value="20" calcext:value-type="float">
            <text:p>20</text:p>
          </table:table-cell>
          <table:table-cell table:style-name="ce951" table:formula="of:=[.U49]-[.V49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21-24/2</text:p>
          </table:table-cell>
          <table:table-cell table:style-name="ce1008" office:value-type="float" office:value="95" calcext:value-type="float">
            <text:p>9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1-24</text:p>
          </table:table-cell>
          <table:table-cell table:style-name="ce1017" office:value-type="string" calcext:value-type="string">
            <text:p>P71</text:p>
          </table:table-cell>
          <table:table-cell table:style-name="ce1017" office:value-type="string" calcext:value-type="string">
            <text:p>P72</text:p>
          </table:table-cell>
          <table:table-cell table:style-name="ce942" table:formula="of:=IF(LEFT([.AY49];1)=&quot;V&quot;;VLOOKUP(VALUE(SUBSTITUTE([.AY49];&quot;V&quot;;&quot;&quot;));B_PARTITE_2A_FASE_PER_NUMERO;10;FALSE());IF(LEFT([.AY49];1)=&quot;P&quot;;VLOOKUP(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942" table:formula="of:=IF(LEFT([.AZ49];1)=&quot;V&quot;;VLOOKUP(VALUE(SUBSTITUTE([.AZ49];&quot;V&quot;;&quot;&quot;));B_PARTITE_2A_FASE_PER_NUMERO;10;FALSE());IF(LEFT([.AZ49];1)=&quot;P&quot;;VLOOKUP(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928" table:formula="of:=VLOOKUP([.AV49];INPUT_DATE_E_RISULTATI_2A_FASE;6;0)" office:value-type="float" office:value="53" calcext:value-type="float">
            <text:p>53</text:p>
          </table:table-cell>
          <table:table-cell table:style-name="ce928" table:formula="of:=VLOOKUP([.AV49];INPUT_DATE_E_RISULTATI_2A_FASE;7;0)" office:value-type="float" office:value="49" calcext:value-type="float">
            <text:p>49</text:p>
          </table:table-cell>
          <table:table-cell table:style-name="ce942" table:formula="of:=IF([.BC49]&gt;[.BD49];[.BA49];[.BB49])" office:value-type="string" office:string-value="Linci" calcext:value-type="string">
            <text:p>Linci</text:p>
          </table:table-cell>
          <table:table-cell table:style-name="ce942" table:formula="of:=IF([.BC49]&lt;[.BD49];[.BA49];[.BB49])" office:value-type="string" office:string-value="Delfini" calcext:value-type="string">
            <text:p>Delfini</text:p>
          </table:table-cell>
          <table:table-cell table:style-name="ce928" table:formula="of:=1*([.BC49]&gt;[.BD49])" office:value-type="float" office:value="1" calcext:value-type="float">
            <text:p>1</text:p>
          </table:table-cell>
          <table:table-cell table:style-name="ce945" table:formula="of:=1*([.BC49]&lt;[.BD49])*NOT(AND([.BC49]=0;[.BD49]=20))" office:value-type="float" office:value="0" calcext:value-type="float">
            <text:p>0</text:p>
          </table:table-cell>
          <table:table-cell table:style-name="ce945" table:formula="of:=1*AND([.BC49]=0;[.BD49]=20)" office:value-type="float" office:value="0" calcext:value-type="float">
            <text:p>0</text:p>
          </table:table-cell>
          <table:table-cell table:style-name="ce928" table:formula="of:=[.BC49]" office:value-type="float" office:value="53" calcext:value-type="float">
            <text:p>53</text:p>
          </table:table-cell>
          <table:table-cell table:style-name="ce928" table:formula="of:=[.BD49]" office:value-type="float" office:value="49" calcext:value-type="float">
            <text:p>49</text:p>
          </table:table-cell>
          <table:table-cell table:style-name="ce948" table:formula="of:=[.BJ49]-[.BK49]" office:value-type="float" office:value="4" calcext:value-type="float">
            <text:p>+4</text:p>
          </table:table-cell>
          <table:table-cell table:style-name="ce928" table:formula="of:=1*([.BD49]&gt;[.BC49])" office:value-type="float" office:value="0" calcext:value-type="float">
            <text:p>0</text:p>
          </table:table-cell>
          <table:table-cell table:style-name="ce928" table:formula="of:=1*([.BD49]&lt;[.BC49])*NOT(AND([.BC49]=20;[.BD49]=0))" office:value-type="float" office:value="1" calcext:value-type="float">
            <text:p>1</text:p>
          </table:table-cell>
          <table:table-cell table:style-name="ce928" table:formula="of:=1*AND([.BC49]=20;[.BD49]=0)" office:value-type="float" office:value="0" calcext:value-type="float">
            <text:p>0</text:p>
          </table:table-cell>
          <table:table-cell table:style-name="ce928" table:formula="of:=[.BD49]" office:value-type="float" office:value="49" calcext:value-type="float">
            <text:p>49</text:p>
          </table:table-cell>
          <table:table-cell table:style-name="ce928" table:formula="of:=[.BC49]" office:value-type="float" office:value="53" calcext:value-type="float">
            <text:p>53</text:p>
          </table:table-cell>
          <table:table-cell table:style-name="ce951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884" office:value-type="float" office:value="48" calcext:value-type="float">
            <text:p>48</text:p>
          </table:table-cell>
          <table:table-cell table:style-name="ce935" office:value-type="string" calcext:value-type="string">
            <text:p>Girone</text:p>
          </table:table-cell>
          <table:table-cell table:style-name="ce939" office:value-type="string" calcext:value-type="string">
            <text:p>H</text:p>
          </table:table-cell>
          <table:table-cell table:style-name="ce929" office:value-type="string" calcext:value-type="string">
            <text:p>H4</text:p>
          </table:table-cell>
          <table:table-cell table:style-name="ce929" office:value-type="string" calcext:value-type="string">
            <text:p>H1</text:p>
          </table:table-cell>
          <table:table-cell table:style-name="ce943" table:formula="of:=IF([.B50]=&quot;Girone&quot;;VLOOKUP([.D50];SQUADRE_PER_CODICE;2);&quot;ERRORE!&quot;)" office:value-type="string" office:string-value="Zebre" calcext:value-type="string">
            <text:p>Zebre</text:p>
          </table:table-cell>
          <table:table-cell table:style-name="ce943" table:formula="of:=IF([.B50]=&quot;Girone&quot;;VLOOKUP([.E50];SQUADRE_PER_CODICE;2);&quot;ERRORE!&quot;)" office:value-type="string" office:string-value="Piranha" calcext:value-type="string">
            <text:p>Piranha</text:p>
          </table:table-cell>
          <table:table-cell table:style-name="ce929" table:formula="of:=VLOOKUP([.A50];INPUT_DATE_E_RISULTATI_GIRONI;6;0)" office:value-type="float" office:value="54" calcext:value-type="float">
            <text:p>54</text:p>
          </table:table-cell>
          <table:table-cell table:style-name="ce929" table:formula="of:=VLOOKUP([.A50];INPUT_DATE_E_RISULTATI_GIRONI;7;0)" office:value-type="float" office:value="48" calcext:value-type="float">
            <text:p>48</text:p>
          </table:table-cell>
          <table:table-cell table:style-name="ce943" table:formula="of:=IF([.H50]&gt;[.I50];[.F50];[.G50])" office:value-type="string" office:string-value="Zebre" calcext:value-type="string">
            <text:p>Zebre</text:p>
          </table:table-cell>
          <table:table-cell table:style-name="ce943" table:formula="of:=IF([.H50]&lt;[.I50];[.F50];[.G50])" office:value-type="string" office:string-value="Piranha" calcext:value-type="string">
            <text:p>Piranha</text:p>
          </table:table-cell>
          <table:table-cell table:style-name="ce929" table:formula="of:=1*([.H50]&gt;[.I50])" office:value-type="float" office:value="1" calcext:value-type="float">
            <text:p>1</text:p>
          </table:table-cell>
          <table:table-cell table:style-name="ce946" table:formula="of:=1*([.H50]&lt;[.I50])*NOT(AND([.H50]=0;[.I50]=20))" office:value-type="float" office:value="0" calcext:value-type="float">
            <text:p>0</text:p>
          </table:table-cell>
          <table:table-cell table:style-name="ce946" table:formula="of:=1*AND([.H50]=0;[.I50]=20)" office:value-type="float" office:value="0" calcext:value-type="float">
            <text:p>0</text:p>
          </table:table-cell>
          <table:table-cell table:style-name="ce929" table:formula="of:=[.H50]" office:value-type="float" office:value="54" calcext:value-type="float">
            <text:p>54</text:p>
          </table:table-cell>
          <table:table-cell table:style-name="ce929" table:formula="of:=[.I50]" office:value-type="float" office:value="48" calcext:value-type="float">
            <text:p>48</text:p>
          </table:table-cell>
          <table:table-cell table:style-name="ce949" table:formula="of:=[.O50]-[.P50]" office:value-type="float" office:value="6" calcext:value-type="float">
            <text:p>+6</text:p>
          </table:table-cell>
          <table:table-cell table:style-name="ce929" table:formula="of:=1*([.I50]&gt;[.H50])" office:value-type="float" office:value="0" calcext:value-type="float">
            <text:p>0</text:p>
          </table:table-cell>
          <table:table-cell table:style-name="ce929" table:formula="of:=1*([.I50]&lt;[.H50])*NOT(AND([.H50]=20;[.I50]=0))" office:value-type="float" office:value="1" calcext:value-type="float">
            <text:p>1</text:p>
          </table:table-cell>
          <table:table-cell table:style-name="ce929" table:formula="of:=1*AND([.H50]=20;[.I50]=0)" office:value-type="float" office:value="0" calcext:value-type="float">
            <text:p>0</text:p>
          </table:table-cell>
          <table:table-cell table:style-name="ce929" table:formula="of:=[.I50]" office:value-type="float" office:value="48" calcext:value-type="float">
            <text:p>48</text:p>
          </table:table-cell>
          <table:table-cell table:style-name="ce929" table:formula="of:=[.H50]" office:value-type="float" office:value="54" calcext:value-type="float">
            <text:p>54</text:p>
          </table:table-cell>
          <table:table-cell table:style-name="ce952" table:formula="of:=[.U50]-[.V50]" office:value-type="float" office:value="-6" calcext:value-type="float">
            <text:p>-6</text:p>
          </table:table-cell>
          <table:table-cell table:number-columns-repeated="23"/>
          <table:table-cell table:style-name="ce1005" office:value-type="string" calcext:value-type="string">
            <text:p>21-24/1</text:p>
          </table:table-cell>
          <table:table-cell table:style-name="ce1008" office:value-type="float" office:value="96" calcext:value-type="float">
            <text:p>96</text:p>
          </table:table-cell>
          <table:table-cell table:style-name="ce1012" office:value-type="string" calcext:value-type="string">
            <text:p>2aFase</text:p>
          </table:table-cell>
          <table:table-cell table:style-name="ce1015" office:value-type="string" calcext:value-type="string">
            <text:p>21-24</text:p>
          </table:table-cell>
          <table:table-cell table:style-name="ce1018" office:value-type="string" calcext:value-type="string">
            <text:p>P75</text:p>
          </table:table-cell>
          <table:table-cell table:style-name="ce1018" office:value-type="string" calcext:value-type="string">
            <text:p>P76</text:p>
          </table:table-cell>
          <table:table-cell table:style-name="ce943" table:formula="of:=IF(LEFT([.AY50];1)=&quot;V&quot;;VLOOKUP(VALUE(SUBSTITUTE([.AY50];&quot;V&quot;;&quot;&quot;));B_PARTITE_2A_FASE_PER_NUMERO;10;FALSE());IF(LEFT([.AY50];1)=&quot;P&quot;;VLOOKUP(VALUE(SUBSTITUTE([.AY50];&quot;P&quot;;&quot;&quot;));B_PARTITE_2A_FASE_PER_NUMERO;11;FALSE());VLOOKUP([.AY50];B_CLASSIFICHE_GIRONI;4;FALSE())))" office:value-type="string" office:string-value="Pitoni" calcext:value-type="string">
            <text:p>Pitoni</text:p>
          </table:table-cell>
          <table:table-cell table:style-name="ce943" table:formula="of:=IF(LEFT([.AZ50];1)=&quot;V&quot;;VLOOKUP(VALUE(SUBSTITUTE([.AZ50];&quot;V&quot;;&quot;&quot;));B_PARTITE_2A_FASE_PER_NUMERO;10;FALSE());IF(LEFT([.AZ50];1)=&quot;P&quot;;VLOOKUP(VALUE(SUBSTITUTE([.AZ50];&quot;P&quot;;&quot;&quot;));B_PARTITE_2A_FASE_PER_NUMERO;11;FALSE());VLOOKUP([.AZ50];B_CLASSIFICHE_GIRONI;4;FALSE())))" office:value-type="string" office:string-value="Zebre" calcext:value-type="string">
            <text:p>Zebre</text:p>
          </table:table-cell>
          <table:table-cell table:style-name="ce929" table:formula="of:=VLOOKUP([.AV50];INPUT_DATE_E_RISULTATI_2A_FASE;6;0)" office:value-type="float" office:value="63" calcext:value-type="float">
            <text:p>63</text:p>
          </table:table-cell>
          <table:table-cell table:style-name="ce929" table:formula="of:=VLOOKUP([.AV50];INPUT_DATE_E_RISULTATI_2A_FASE;7;0)" office:value-type="float" office:value="34" calcext:value-type="float">
            <text:p>34</text:p>
          </table:table-cell>
          <table:table-cell table:style-name="ce943" table:formula="of:=IF([.BC50]&gt;[.BD50];[.BA50];[.BB50])" office:value-type="string" office:string-value="Pitoni" calcext:value-type="string">
            <text:p>Pitoni</text:p>
          </table:table-cell>
          <table:table-cell table:style-name="ce943" table:formula="of:=IF([.BC50]&lt;[.BD50];[.BA50];[.BB50])" office:value-type="string" office:string-value="Zebre" calcext:value-type="string">
            <text:p>Zebre</text:p>
          </table:table-cell>
          <table:table-cell table:style-name="ce929" table:formula="of:=1*([.BC50]&gt;[.BD50])" office:value-type="float" office:value="1" calcext:value-type="float">
            <text:p>1</text:p>
          </table:table-cell>
          <table:table-cell table:style-name="ce946" table:formula="of:=1*([.BC50]&lt;[.BD50])*NOT(AND([.BC50]=0;[.BD50]=20))" office:value-type="float" office:value="0" calcext:value-type="float">
            <text:p>0</text:p>
          </table:table-cell>
          <table:table-cell table:style-name="ce946" table:formula="of:=1*AND([.BC50]=0;[.BD50]=20)" office:value-type="float" office:value="0" calcext:value-type="float">
            <text:p>0</text:p>
          </table:table-cell>
          <table:table-cell table:style-name="ce929" table:formula="of:=[.BC50]" office:value-type="float" office:value="63" calcext:value-type="float">
            <text:p>63</text:p>
          </table:table-cell>
          <table:table-cell table:style-name="ce929" table:formula="of:=[.BD50]" office:value-type="float" office:value="34" calcext:value-type="float">
            <text:p>34</text:p>
          </table:table-cell>
          <table:table-cell table:style-name="ce949" table:formula="of:=[.BJ50]-[.BK50]" office:value-type="float" office:value="29" calcext:value-type="float">
            <text:p>+29</text:p>
          </table:table-cell>
          <table:table-cell table:style-name="ce929" table:formula="of:=1*([.BD50]&gt;[.BC50])" office:value-type="float" office:value="0" calcext:value-type="float">
            <text:p>0</text:p>
          </table:table-cell>
          <table:table-cell table:style-name="ce929" table:formula="of:=1*([.BD50]&lt;[.BC50])*NOT(AND([.BC50]=20;[.BD50]=0))" office:value-type="float" office:value="1" calcext:value-type="float">
            <text:p>1</text:p>
          </table:table-cell>
          <table:table-cell table:style-name="ce929" table:formula="of:=1*AND([.BC50]=20;[.BD50]=0)" office:value-type="float" office:value="0" calcext:value-type="float">
            <text:p>0</text:p>
          </table:table-cell>
          <table:table-cell table:style-name="ce929" table:formula="of:=[.BD50]" office:value-type="float" office:value="34" calcext:value-type="float">
            <text:p>34</text:p>
          </table:table-cell>
          <table:table-cell table:style-name="ce929" table:formula="of:=[.BC50]" office:value-type="float" office:value="63" calcext:value-type="float">
            <text:p>63</text:p>
          </table:table-cell>
          <table:table-cell table:style-name="ce952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31-32/1</text:p>
          </table:table-cell>
          <table:table-cell table:style-name="ce1008" office:value-type="float" office:value="97" calcext:value-type="float">
            <text:p>9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31-32</text:p>
          </table:table-cell>
          <table:table-cell table:style-name="ce1017" office:value-type="string" calcext:value-type="string">
            <text:p>P83</text:p>
          </table:table-cell>
          <table:table-cell table:style-name="ce1017" office:value-type="string" calcext:value-type="string">
            <text:p>P84</text:p>
          </table:table-cell>
          <table:table-cell table:style-name="ce942" table:formula="of:=IF(LEFT([.AY51];1)=&quot;V&quot;;VLOOKUP(VALUE(SUBSTITUTE([.AY51];&quot;V&quot;;&quot;&quot;));B_PARTITE_2A_FASE_PER_NUMERO;10;FALSE());IF(LEFT([.AY51];1)=&quot;P&quot;;VLOOKUP(VALUE(SUBSTITUTE([.AY51];&quot;P&quot;;&quot;&quot;));B_PARTITE_2A_FASE_PER_NUMERO;11;FALSE());VLOOKUP([.AY51];B_CLASSIFICHE_GIRONI;4;FALSE())))" office:value-type="string" office:string-value="Scorpioni" calcext:value-type="string">
            <text:p>Scorpioni</text:p>
          </table:table-cell>
          <table:table-cell table:style-name="ce942" table:formula="of:=IF(LEFT([.AZ51];1)=&quot;V&quot;;VLOOKUP(VALUE(SUBSTITUTE([.AZ51];&quot;V&quot;;&quot;&quot;));B_PARTITE_2A_FASE_PER_NUMERO;10;FALSE());IF(LEFT([.AZ51];1)=&quot;P&quot;;VLOOKUP(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928" table:formula="of:=VLOOKUP([.AV51];INPUT_DATE_E_RISULTATI_2A_FASE;6;0)" office:value-type="float" office:value="53" calcext:value-type="float">
            <text:p>53</text:p>
          </table:table-cell>
          <table:table-cell table:style-name="ce928" table:formula="of:=VLOOKUP([.AV51];INPUT_DATE_E_RISULTATI_2A_FASE;7;0)" office:value-type="float" office:value="32" calcext:value-type="float">
            <text:p>32</text:p>
          </table:table-cell>
          <table:table-cell table:style-name="ce942" table:formula="of:=IF([.BC51]&gt;[.BD51];[.BA51];[.BB51])" office:value-type="string" office:string-value="Scorpioni" calcext:value-type="string">
            <text:p>Scorpioni</text:p>
          </table:table-cell>
          <table:table-cell table:style-name="ce942" table:formula="of:=IF([.BC51]&lt;[.BD51];[.BA51];[.BB51])" office:value-type="string" office:string-value="Serval" calcext:value-type="string">
            <text:p>Serval</text:p>
          </table:table-cell>
          <table:table-cell table:style-name="ce928" table:formula="of:=1*([.BC51]&gt;[.BD51])" office:value-type="float" office:value="1" calcext:value-type="float">
            <text:p>1</text:p>
          </table:table-cell>
          <table:table-cell table:style-name="ce945" table:formula="of:=1*([.BC51]&lt;[.BD51])*NOT(AND([.BC51]=0;[.BD51]=20))" office:value-type="float" office:value="0" calcext:value-type="float">
            <text:p>0</text:p>
          </table:table-cell>
          <table:table-cell table:style-name="ce945" table:formula="of:=1*AND([.BC51]=0;[.BD51]=20)" office:value-type="float" office:value="0" calcext:value-type="float">
            <text:p>0</text:p>
          </table:table-cell>
          <table:table-cell table:style-name="ce928" table:formula="of:=[.BC51]" office:value-type="float" office:value="53" calcext:value-type="float">
            <text:p>53</text:p>
          </table:table-cell>
          <table:table-cell table:style-name="ce928" table:formula="of:=[.BD51]" office:value-type="float" office:value="32" calcext:value-type="float">
            <text:p>32</text:p>
          </table:table-cell>
          <table:table-cell table:style-name="ce948" table:formula="of:=[.BJ51]-[.BK51]" office:value-type="float" office:value="21" calcext:value-type="float">
            <text:p>+21</text:p>
          </table:table-cell>
          <table:table-cell table:style-name="ce928" table:formula="of:=1*([.BD51]&gt;[.BC51])" office:value-type="float" office:value="0" calcext:value-type="float">
            <text:p>0</text:p>
          </table:table-cell>
          <table:table-cell table:style-name="ce928" table:formula="of:=1*([.BD51]&lt;[.BC51])*NOT(AND([.BC51]=20;[.BD51]=0))" office:value-type="float" office:value="1" calcext:value-type="float">
            <text:p>1</text:p>
          </table:table-cell>
          <table:table-cell table:style-name="ce928" table:formula="of:=1*AND([.BC51]=20;[.BD51]=0)" office:value-type="float" office:value="0" calcext:value-type="float">
            <text:p>0</text:p>
          </table:table-cell>
          <table:table-cell table:style-name="ce928" table:formula="of:=[.BD51]" office:value-type="float" office:value="32" calcext:value-type="float">
            <text:p>32</text:p>
          </table:table-cell>
          <table:table-cell table:style-name="ce928" table:formula="of:=[.BC51]" office:value-type="float" office:value="53" calcext:value-type="float">
            <text:p>53</text:p>
          </table:table-cell>
          <table:table-cell table:style-name="ce951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9-30/1</text:p>
          </table:table-cell>
          <table:table-cell table:style-name="ce1008" office:value-type="float" office:value="98" calcext:value-type="float">
            <text:p>9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0</text:p>
          </table:table-cell>
          <table:table-cell table:style-name="ce1017" office:value-type="string" calcext:value-type="string">
            <text:p>V83</text:p>
          </table:table-cell>
          <table:table-cell table:style-name="ce1017" office:value-type="string" calcext:value-type="string">
            <text:p>V84</text:p>
          </table:table-cell>
          <table:table-cell table:style-name="ce942" table:formula="of:=IF(LEFT([.AY52];1)=&quot;V&quot;;VLOOKUP(VALUE(SUBSTITUTE([.AY52];&quot;V&quot;;&quot;&quot;));B_PARTITE_2A_FASE_PER_NUMERO;10;FALSE());IF(LEFT([.AY52];1)=&quot;P&quot;;VLOOKUP(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942" table:formula="of:=IF(LEFT([.AZ52];1)=&quot;V&quot;;VLOOKUP(VALUE(SUBSTITUTE([.AZ52];&quot;V&quot;;&quot;&quot;));B_PARTITE_2A_FASE_PER_NUMERO;10;FALSE());IF(LEFT([.AZ52];1)=&quot;P&quot;;VLOOKUP(VALUE(SUBSTITUTE([.AZ52];&quot;P&quot;;&quot;&quot;));B_PARTITE_2A_FASE_PER_NUMERO;11;FALSE());VLOOKUP([.AZ52];B_CLASSIFICHE_GIRONI;4;FALSE())))" office:value-type="string" office:string-value="Scorpioni" calcext:value-type="string">
            <text:p>Scorpioni</text:p>
          </table:table-cell>
          <table:table-cell table:style-name="ce928" table:formula="of:=VLOOKUP([.AV52];INPUT_DATE_E_RISULTATI_2A_FASE;6;0)" office:value-type="float" office:value="50" calcext:value-type="float">
            <text:p>50</text:p>
          </table:table-cell>
          <table:table-cell table:style-name="ce928" table:formula="of:=VLOOKUP([.AV52];INPUT_DATE_E_RISULTATI_2A_FASE;7;0)" office:value-type="float" office:value="38" calcext:value-type="float">
            <text:p>38</text:p>
          </table:table-cell>
          <table:table-cell table:style-name="ce942" table:formula="of:=IF([.BC52]&gt;[.BD52];[.BA52];[.BB52])" office:value-type="string" office:string-value="Falchi" calcext:value-type="string">
            <text:p>Falchi</text:p>
          </table:table-cell>
          <table:table-cell table:style-name="ce942" table:formula="of:=IF([.BC52]&lt;[.BD52];[.BA52];[.BB52])" office:value-type="string" office:string-value="Scorpioni" calcext:value-type="string">
            <text:p>Scorpioni</text:p>
          </table:table-cell>
          <table:table-cell table:style-name="ce928" table:formula="of:=1*([.BC52]&gt;[.BD52])" office:value-type="float" office:value="1" calcext:value-type="float">
            <text:p>1</text:p>
          </table:table-cell>
          <table:table-cell table:style-name="ce945" table:formula="of:=1*([.BC52]&lt;[.BD52])*NOT(AND([.BC52]=0;[.BD52]=20))" office:value-type="float" office:value="0" calcext:value-type="float">
            <text:p>0</text:p>
          </table:table-cell>
          <table:table-cell table:style-name="ce945" table:formula="of:=1*AND([.BC52]=0;[.BD52]=20)" office:value-type="float" office:value="0" calcext:value-type="float">
            <text:p>0</text:p>
          </table:table-cell>
          <table:table-cell table:style-name="ce928" table:formula="of:=[.BC52]" office:value-type="float" office:value="50" calcext:value-type="float">
            <text:p>50</text:p>
          </table:table-cell>
          <table:table-cell table:style-name="ce928" table:formula="of:=[.BD52]" office:value-type="float" office:value="38" calcext:value-type="float">
            <text:p>38</text:p>
          </table:table-cell>
          <table:table-cell table:style-name="ce948" table:formula="of:=[.BJ52]-[.BK52]" office:value-type="float" office:value="12" calcext:value-type="float">
            <text:p>+12</text:p>
          </table:table-cell>
          <table:table-cell table:style-name="ce928" table:formula="of:=1*([.BD52]&gt;[.BC52])" office:value-type="float" office:value="0" calcext:value-type="float">
            <text:p>0</text:p>
          </table:table-cell>
          <table:table-cell table:style-name="ce928" table:formula="of:=1*([.BD52]&lt;[.BC52])*NOT(AND([.BC52]=20;[.BD52]=0))" office:value-type="float" office:value="1" calcext:value-type="float">
            <text:p>1</text:p>
          </table:table-cell>
          <table:table-cell table:style-name="ce928" table:formula="of:=1*AND([.BC52]=20;[.BD52]=0)" office:value-type="float" office:value="0" calcext:value-type="float">
            <text:p>0</text:p>
          </table:table-cell>
          <table:table-cell table:style-name="ce928" table:formula="of:=[.BD52]" office:value-type="float" office:value="38" calcext:value-type="float">
            <text:p>38</text:p>
          </table:table-cell>
          <table:table-cell table:style-name="ce928" table:formula="of:=[.BC52]" office:value-type="float" office:value="50" calcext:value-type="float">
            <text:p>50</text:p>
          </table:table-cell>
          <table:table-cell table:style-name="ce951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7-28/1</text:p>
          </table:table-cell>
          <table:table-cell table:style-name="ce1008" office:value-type="float" office:value="99" calcext:value-type="float">
            <text:p>9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7-28</text:p>
          </table:table-cell>
          <table:table-cell table:style-name="ce1017" office:value-type="string" calcext:value-type="string">
            <text:p>P81</text:p>
          </table:table-cell>
          <table:table-cell table:style-name="ce1017" office:value-type="string" calcext:value-type="string">
            <text:p>P82</text:p>
          </table:table-cell>
          <table:table-cell table:style-name="ce942" table:formula="of:=IF(LEFT([.AY53];1)=&quot;V&quot;;VLOOKUP(VALUE(SUBSTITUTE([.AY53];&quot;V&quot;;&quot;&quot;));B_PARTITE_2A_FASE_PER_NUMERO;10;FALSE());IF(LEFT([.AY53];1)=&quot;P&quot;;VLOOKUP(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942" table:formula="of:=IF(LEFT([.AZ53];1)=&quot;V&quot;;VLOOKUP(VALUE(SUBSTITUTE([.AZ53];&quot;V&quot;;&quot;&quot;));B_PARTITE_2A_FASE_PER_NUMERO;10;FALSE());IF(LEFT([.AZ53];1)=&quot;P&quot;;VLOOKUP(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928" table:formula="of:=VLOOKUP([.AV53];INPUT_DATE_E_RISULTATI_2A_FASE;6;0)" office:value-type="float" office:value="62" calcext:value-type="float">
            <text:p>62</text:p>
          </table:table-cell>
          <table:table-cell table:style-name="ce928" table:formula="of:=VLOOKUP([.AV53];INPUT_DATE_E_RISULTATI_2A_FASE;7;0)" office:value-type="float" office:value="47" calcext:value-type="float">
            <text:p>47</text:p>
          </table:table-cell>
          <table:table-cell table:style-name="ce942" table:formula="of:=IF([.BC53]&gt;[.BD53];[.BA53];[.BB53])" office:value-type="string" office:string-value="Muli" calcext:value-type="string">
            <text:p>Muli</text:p>
          </table:table-cell>
          <table:table-cell table:style-name="ce942" table:formula="of:=IF([.BC53]&lt;[.BD53];[.BA53];[.BB53])" office:value-type="string" office:string-value="Ghepardi" calcext:value-type="string">
            <text:p>Ghepardi</text:p>
          </table:table-cell>
          <table:table-cell table:style-name="ce928" table:formula="of:=1*([.BC53]&gt;[.BD53])" office:value-type="float" office:value="1" calcext:value-type="float">
            <text:p>1</text:p>
          </table:table-cell>
          <table:table-cell table:style-name="ce945" table:formula="of:=1*([.BC53]&lt;[.BD53])*NOT(AND([.BC53]=0;[.BD53]=20))" office:value-type="float" office:value="0" calcext:value-type="float">
            <text:p>0</text:p>
          </table:table-cell>
          <table:table-cell table:style-name="ce945" table:formula="of:=1*AND([.BC53]=0;[.BD53]=20)" office:value-type="float" office:value="0" calcext:value-type="float">
            <text:p>0</text:p>
          </table:table-cell>
          <table:table-cell table:style-name="ce928" table:formula="of:=[.BC53]" office:value-type="float" office:value="62" calcext:value-type="float">
            <text:p>62</text:p>
          </table:table-cell>
          <table:table-cell table:style-name="ce928" table:formula="of:=[.BD53]" office:value-type="float" office:value="47" calcext:value-type="float">
            <text:p>47</text:p>
          </table:table-cell>
          <table:table-cell table:style-name="ce948" table:formula="of:=[.BJ53]-[.BK53]" office:value-type="float" office:value="15" calcext:value-type="float">
            <text:p>+15</text:p>
          </table:table-cell>
          <table:table-cell table:style-name="ce928" table:formula="of:=1*([.BD53]&gt;[.BC53])" office:value-type="float" office:value="0" calcext:value-type="float">
            <text:p>0</text:p>
          </table:table-cell>
          <table:table-cell table:style-name="ce928" table:formula="of:=1*([.BD53]&lt;[.BC53])*NOT(AND([.BC53]=20;[.BD53]=0))" office:value-type="float" office:value="1" calcext:value-type="float">
            <text:p>1</text:p>
          </table:table-cell>
          <table:table-cell table:style-name="ce928" table:formula="of:=1*AND([.BC53]=20;[.BD53]=0)" office:value-type="float" office:value="0" calcext:value-type="float">
            <text:p>0</text:p>
          </table:table-cell>
          <table:table-cell table:style-name="ce928" table:formula="of:=[.BD53]" office:value-type="float" office:value="47" calcext:value-type="float">
            <text:p>47</text:p>
          </table:table-cell>
          <table:table-cell table:style-name="ce928" table:formula="of:=[.BC53]" office:value-type="float" office:value="62" calcext:value-type="float">
            <text:p>62</text:p>
          </table:table-cell>
          <table:table-cell table:style-name="ce951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5-26/1</text:p>
          </table:table-cell>
          <table:table-cell table:style-name="ce1008" office:value-type="float" office:value="100" calcext:value-type="float">
            <text:p>10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6</text:p>
          </table:table-cell>
          <table:table-cell table:style-name="ce1017" office:value-type="string" calcext:value-type="string">
            <text:p>V81</text:p>
          </table:table-cell>
          <table:table-cell table:style-name="ce1017" office:value-type="string" calcext:value-type="string">
            <text:p>V82</text:p>
          </table:table-cell>
          <table:table-cell table:style-name="ce942" table:formula="of:=IF(LEFT([.AY54];1)=&quot;V&quot;;VLOOKUP(VALUE(SUBSTITUTE([.AY54];&quot;V&quot;;&quot;&quot;));B_PARTITE_2A_FASE_PER_NUMERO;10;FALSE());IF(LEFT([.AY54];1)=&quot;P&quot;;VLOOKUP(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942" table:formula="of:=IF(LEFT([.AZ54];1)=&quot;V&quot;;VLOOKUP(VALUE(SUBSTITUTE([.AZ54];&quot;V&quot;;&quot;&quot;));B_PARTITE_2A_FASE_PER_NUMERO;10;FALSE());IF(LEFT([.AZ54];1)=&quot;P&quot;;VLOOKUP(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928" table:formula="of:=VLOOKUP([.AV54];INPUT_DATE_E_RISULTATI_2A_FASE;6;0)" office:value-type="float" office:value="69" calcext:value-type="float">
            <text:p>69</text:p>
          </table:table-cell>
          <table:table-cell table:style-name="ce928" table:formula="of:=VLOOKUP([.AV54];INPUT_DATE_E_RISULTATI_2A_FASE;7;0)" office:value-type="float" office:value="31" calcext:value-type="float">
            <text:p>31</text:p>
          </table:table-cell>
          <table:table-cell table:style-name="ce942" table:formula="of:=IF([.BC54]&gt;[.BD54];[.BA54];[.BB54])" office:value-type="string" office:string-value="Iguane" calcext:value-type="string">
            <text:p>Iguane</text:p>
          </table:table-cell>
          <table:table-cell table:style-name="ce942" table:formula="of:=IF([.BC54]&lt;[.BD54];[.BA54];[.BB54])" office:value-type="string" office:string-value="Delfini" calcext:value-type="string">
            <text:p>Delfini</text:p>
          </table:table-cell>
          <table:table-cell table:style-name="ce928" table:formula="of:=1*([.BC54]&gt;[.BD54])" office:value-type="float" office:value="1" calcext:value-type="float">
            <text:p>1</text:p>
          </table:table-cell>
          <table:table-cell table:style-name="ce945" table:formula="of:=1*([.BC54]&lt;[.BD54])*NOT(AND([.BC54]=0;[.BD54]=20))" office:value-type="float" office:value="0" calcext:value-type="float">
            <text:p>0</text:p>
          </table:table-cell>
          <table:table-cell table:style-name="ce945" table:formula="of:=1*AND([.BC54]=0;[.BD54]=20)" office:value-type="float" office:value="0" calcext:value-type="float">
            <text:p>0</text:p>
          </table:table-cell>
          <table:table-cell table:style-name="ce928" table:formula="of:=[.BC54]" office:value-type="float" office:value="69" calcext:value-type="float">
            <text:p>69</text:p>
          </table:table-cell>
          <table:table-cell table:style-name="ce928" table:formula="of:=[.BD54]" office:value-type="float" office:value="31" calcext:value-type="float">
            <text:p>31</text:p>
          </table:table-cell>
          <table:table-cell table:style-name="ce948" table:formula="of:=[.BJ54]-[.BK54]" office:value-type="float" office:value="38" calcext:value-type="float">
            <text:p>+38</text:p>
          </table:table-cell>
          <table:table-cell table:style-name="ce928" table:formula="of:=1*([.BD54]&gt;[.BC54])" office:value-type="float" office:value="0" calcext:value-type="float">
            <text:p>0</text:p>
          </table:table-cell>
          <table:table-cell table:style-name="ce928" table:formula="of:=1*([.BD54]&lt;[.BC54])*NOT(AND([.BC54]=20;[.BD54]=0))" office:value-type="float" office:value="1" calcext:value-type="float">
            <text:p>1</text:p>
          </table:table-cell>
          <table:table-cell table:style-name="ce928" table:formula="of:=1*AND([.BC54]=20;[.BD54]=0)" office:value-type="float" office:value="0" calcext:value-type="float">
            <text:p>0</text:p>
          </table:table-cell>
          <table:table-cell table:style-name="ce928" table:formula="of:=[.BD54]" office:value-type="float" office:value="31" calcext:value-type="float">
            <text:p>31</text:p>
          </table:table-cell>
          <table:table-cell table:style-name="ce928" table:formula="of:=[.BC54]" office:value-type="float" office:value="69" calcext:value-type="float">
            <text:p>69</text:p>
          </table:table-cell>
          <table:table-cell table:style-name="ce951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3-24/1</text:p>
          </table:table-cell>
          <table:table-cell table:style-name="ce1008" office:value-type="float" office:value="101" calcext:value-type="float">
            <text:p>10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3-24</text:p>
          </table:table-cell>
          <table:table-cell table:style-name="ce1017" office:value-type="string" calcext:value-type="string">
            <text:p>P95</text:p>
          </table:table-cell>
          <table:table-cell table:style-name="ce1017" office:value-type="string" calcext:value-type="string">
            <text:p>P96</text:p>
          </table:table-cell>
          <table:table-cell table:style-name="ce942" table:formula="of:=IF(LEFT([.AY55];1)=&quot;V&quot;;VLOOKUP(VALUE(SUBSTITUTE([.AY55];&quot;V&quot;;&quot;&quot;));B_PARTITE_2A_FASE_PER_NUMERO;10;FALSE());IF(LEFT([.AY55];1)=&quot;P&quot;;VLOOKUP(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942" table:formula="of:=IF(LEFT([.AZ55];1)=&quot;V&quot;;VLOOKUP(VALUE(SUBSTITUTE([.AZ55];&quot;V&quot;;&quot;&quot;));B_PARTITE_2A_FASE_PER_NUMERO;10;FALSE());IF(LEFT([.AZ55];1)=&quot;P&quot;;VLOOKUP(VALUE(SUBSTITUTE([.AZ55];&quot;P&quot;;&quot;&quot;));B_PARTITE_2A_FASE_PER_NUMERO;11;FALSE());VLOOKUP([.AZ55];B_CLASSIFICHE_GIRONI;4;FALSE())))" office:value-type="string" office:string-value="Zebre" calcext:value-type="string">
            <text:p>Zebre</text:p>
          </table:table-cell>
          <table:table-cell table:style-name="ce928" table:formula="of:=VLOOKUP([.AV55];INPUT_DATE_E_RISULTATI_2A_FASE;6;0)" office:value-type="float" office:value="62" calcext:value-type="float">
            <text:p>62</text:p>
          </table:table-cell>
          <table:table-cell table:style-name="ce928" table:formula="of:=VLOOKUP([.AV55];INPUT_DATE_E_RISULTATI_2A_FASE;7;0)" office:value-type="float" office:value="38" calcext:value-type="float">
            <text:p>38</text:p>
          </table:table-cell>
          <table:table-cell table:style-name="ce942" table:formula="of:=IF([.BC55]&gt;[.BD55];[.BA55];[.BB55])" office:value-type="string" office:string-value="Delfini" calcext:value-type="string">
            <text:p>Delfini</text:p>
          </table:table-cell>
          <table:table-cell table:style-name="ce942" table:formula="of:=IF([.BC55]&lt;[.BD55];[.BA55];[.BB55])" office:value-type="string" office:string-value="Zebre" calcext:value-type="string">
            <text:p>Zebre</text:p>
          </table:table-cell>
          <table:table-cell table:style-name="ce928" table:formula="of:=1*([.BC55]&gt;[.BD55])" office:value-type="float" office:value="1" calcext:value-type="float">
            <text:p>1</text:p>
          </table:table-cell>
          <table:table-cell table:style-name="ce945" table:formula="of:=1*([.BC55]&lt;[.BD55])*NOT(AND([.BC55]=0;[.BD55]=20))" office:value-type="float" office:value="0" calcext:value-type="float">
            <text:p>0</text:p>
          </table:table-cell>
          <table:table-cell table:style-name="ce945" table:formula="of:=1*AND([.BC55]=0;[.BD55]=20)" office:value-type="float" office:value="0" calcext:value-type="float">
            <text:p>0</text:p>
          </table:table-cell>
          <table:table-cell table:style-name="ce928" table:formula="of:=[.BC55]" office:value-type="float" office:value="62" calcext:value-type="float">
            <text:p>62</text:p>
          </table:table-cell>
          <table:table-cell table:style-name="ce928" table:formula="of:=[.BD55]" office:value-type="float" office:value="38" calcext:value-type="float">
            <text:p>38</text:p>
          </table:table-cell>
          <table:table-cell table:style-name="ce948" table:formula="of:=[.BJ55]-[.BK55]" office:value-type="float" office:value="24" calcext:value-type="float">
            <text:p>+24</text:p>
          </table:table-cell>
          <table:table-cell table:style-name="ce928" table:formula="of:=1*([.BD55]&gt;[.BC55])" office:value-type="float" office:value="0" calcext:value-type="float">
            <text:p>0</text:p>
          </table:table-cell>
          <table:table-cell table:style-name="ce928" table:formula="of:=1*([.BD55]&lt;[.BC55])*NOT(AND([.BC55]=20;[.BD55]=0))" office:value-type="float" office:value="1" calcext:value-type="float">
            <text:p>1</text:p>
          </table:table-cell>
          <table:table-cell table:style-name="ce928" table:formula="of:=1*AND([.BC55]=20;[.BD55]=0)" office:value-type="float" office:value="0" calcext:value-type="float">
            <text:p>0</text:p>
          </table:table-cell>
          <table:table-cell table:style-name="ce928" table:formula="of:=[.BD55]" office:value-type="float" office:value="38" calcext:value-type="float">
            <text:p>38</text:p>
          </table:table-cell>
          <table:table-cell table:style-name="ce928" table:formula="of:=[.BC55]" office:value-type="float" office:value="62" calcext:value-type="float">
            <text:p>62</text:p>
          </table:table-cell>
          <table:table-cell table:style-name="ce951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1-22/1</text:p>
          </table:table-cell>
          <table:table-cell table:style-name="ce1008" office:value-type="float" office:value="102" calcext:value-type="float">
            <text:p>10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1-22</text:p>
          </table:table-cell>
          <table:table-cell table:style-name="ce1017" office:value-type="string" calcext:value-type="string">
            <text:p>V95</text:p>
          </table:table-cell>
          <table:table-cell table:style-name="ce1017" office:value-type="string" calcext:value-type="string">
            <text:p>V96</text:p>
          </table:table-cell>
          <table:table-cell table:style-name="ce942" table:formula="of:=IF(LEFT([.AY56];1)=&quot;V&quot;;VLOOKUP(VALUE(SUBSTITUTE([.AY56];&quot;V&quot;;&quot;&quot;));B_PARTITE_2A_FASE_PER_NUMERO;10;FALSE());IF(LEFT([.AY56];1)=&quot;P&quot;;VLOOKUP(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942" table:formula="of:=IF(LEFT([.AZ56];1)=&quot;V&quot;;VLOOKUP(VALUE(SUBSTITUTE([.AZ56];&quot;V&quot;;&quot;&quot;));B_PARTITE_2A_FASE_PER_NUMERO;10;FALSE());IF(LEFT([.AZ56];1)=&quot;P&quot;;VLOOKUP(VALUE(SUBSTITUTE([.AZ56];&quot;P&quot;;&quot;&quot;));B_PARTITE_2A_FASE_PER_NUMERO;11;FALSE());VLOOKUP([.AZ56];B_CLASSIFICHE_GIRONI;4;FALSE())))" office:value-type="string" office:string-value="Pitoni" calcext:value-type="string">
            <text:p>Pitoni</text:p>
          </table:table-cell>
          <table:table-cell table:style-name="ce928" table:formula="of:=VLOOKUP([.AV56];INPUT_DATE_E_RISULTATI_2A_FASE;6;0)" office:value-type="float" office:value="52" calcext:value-type="float">
            <text:p>52</text:p>
          </table:table-cell>
          <table:table-cell table:style-name="ce928" table:formula="of:=VLOOKUP([.AV56];INPUT_DATE_E_RISULTATI_2A_FASE;7;0)" office:value-type="float" office:value="39" calcext:value-type="float">
            <text:p>39</text:p>
          </table:table-cell>
          <table:table-cell table:style-name="ce942" table:formula="of:=IF([.BC56]&gt;[.BD56];[.BA56];[.BB56])" office:value-type="string" office:string-value="Linci" calcext:value-type="string">
            <text:p>Linci</text:p>
          </table:table-cell>
          <table:table-cell table:style-name="ce942" table:formula="of:=IF([.BC56]&lt;[.BD56];[.BA56];[.BB56])" office:value-type="string" office:string-value="Pitoni" calcext:value-type="string">
            <text:p>Pitoni</text:p>
          </table:table-cell>
          <table:table-cell table:style-name="ce928" table:formula="of:=1*([.BC56]&gt;[.BD56])" office:value-type="float" office:value="1" calcext:value-type="float">
            <text:p>1</text:p>
          </table:table-cell>
          <table:table-cell table:style-name="ce945" table:formula="of:=1*([.BC56]&lt;[.BD56])*NOT(AND([.BC56]=0;[.BD56]=20))" office:value-type="float" office:value="0" calcext:value-type="float">
            <text:p>0</text:p>
          </table:table-cell>
          <table:table-cell table:style-name="ce945" table:formula="of:=1*AND([.BC56]=0;[.BD56]=20)" office:value-type="float" office:value="0" calcext:value-type="float">
            <text:p>0</text:p>
          </table:table-cell>
          <table:table-cell table:style-name="ce928" table:formula="of:=[.BC56]" office:value-type="float" office:value="52" calcext:value-type="float">
            <text:p>52</text:p>
          </table:table-cell>
          <table:table-cell table:style-name="ce928" table:formula="of:=[.BD56]" office:value-type="float" office:value="39" calcext:value-type="float">
            <text:p>39</text:p>
          </table:table-cell>
          <table:table-cell table:style-name="ce948" table:formula="of:=[.BJ56]-[.BK56]" office:value-type="float" office:value="13" calcext:value-type="float">
            <text:p>+13</text:p>
          </table:table-cell>
          <table:table-cell table:style-name="ce928" table:formula="of:=1*([.BD56]&gt;[.BC56])" office:value-type="float" office:value="0" calcext:value-type="float">
            <text:p>0</text:p>
          </table:table-cell>
          <table:table-cell table:style-name="ce928" table:formula="of:=1*([.BD56]&lt;[.BC56])*NOT(AND([.BC56]=20;[.BD56]=0))" office:value-type="float" office:value="1" calcext:value-type="float">
            <text:p>1</text:p>
          </table:table-cell>
          <table:table-cell table:style-name="ce928" table:formula="of:=1*AND([.BC56]=20;[.BD56]=0)" office:value-type="float" office:value="0" calcext:value-type="float">
            <text:p>0</text:p>
          </table:table-cell>
          <table:table-cell table:style-name="ce928" table:formula="of:=[.BD56]" office:value-type="float" office:value="39" calcext:value-type="float">
            <text:p>39</text:p>
          </table:table-cell>
          <table:table-cell table:style-name="ce928" table:formula="of:=[.BC56]" office:value-type="float" office:value="52" calcext:value-type="float">
            <text:p>52</text:p>
          </table:table-cell>
          <table:table-cell table:style-name="ce951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9-20/1</text:p>
          </table:table-cell>
          <table:table-cell table:style-name="ce1008" office:value-type="float" office:value="103" calcext:value-type="float">
            <text:p>10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9-20</text:p>
          </table:table-cell>
          <table:table-cell table:style-name="ce1017" office:value-type="string" calcext:value-type="string">
            <text:p>P93</text:p>
          </table:table-cell>
          <table:table-cell table:style-name="ce1017" office:value-type="string" calcext:value-type="string">
            <text:p>P94</text:p>
          </table:table-cell>
          <table:table-cell table:style-name="ce942" table:formula="of:=IF(LEFT([.AY57];1)=&quot;V&quot;;VLOOKUP(VALUE(SUBSTITUTE([.AY57];&quot;V&quot;;&quot;&quot;));B_PARTITE_2A_FASE_PER_NUMERO;10;FALSE());IF(LEFT([.AY57];1)=&quot;P&quot;;VLOOKUP(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942" table:formula="of:=IF(LEFT([.AZ57];1)=&quot;V&quot;;VLOOKUP(VALUE(SUBSTITUTE([.AZ57];&quot;V&quot;;&quot;&quot;));B_PARTITE_2A_FASE_PER_NUMERO;10;FALSE());IF(LEFT([.AZ57];1)=&quot;P&quot;;VLOOKUP(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928" table:formula="of:=VLOOKUP([.AV57];INPUT_DATE_E_RISULTATI_2A_FASE;6;0)" office:value-type="float" office:value="68" calcext:value-type="float">
            <text:p>68</text:p>
          </table:table-cell>
          <table:table-cell table:style-name="ce928" table:formula="of:=VLOOKUP([.AV57];INPUT_DATE_E_RISULTATI_2A_FASE;7;0)" office:value-type="float" office:value="37" calcext:value-type="float">
            <text:p>37</text:p>
          </table:table-cell>
          <table:table-cell table:style-name="ce942" table:formula="of:=IF([.BC57]&gt;[.BD57];[.BA57];[.BB57])" office:value-type="string" office:string-value="Cervi" calcext:value-type="string">
            <text:p>Cervi</text:p>
          </table:table-cell>
          <table:table-cell table:style-name="ce942" table:formula="of:=IF([.BC57]&lt;[.BD57];[.BA57];[.BB57])" office:value-type="string" office:string-value="Orche" calcext:value-type="string">
            <text:p>Orche</text:p>
          </table:table-cell>
          <table:table-cell table:style-name="ce928" table:formula="of:=1*([.BC57]&gt;[.BD57])" office:value-type="float" office:value="1" calcext:value-type="float">
            <text:p>1</text:p>
          </table:table-cell>
          <table:table-cell table:style-name="ce945" table:formula="of:=1*([.BC57]&lt;[.BD57])*NOT(AND([.BC57]=0;[.BD57]=20))" office:value-type="float" office:value="0" calcext:value-type="float">
            <text:p>0</text:p>
          </table:table-cell>
          <table:table-cell table:style-name="ce945" table:formula="of:=1*AND([.BC57]=0;[.BD57]=20)" office:value-type="float" office:value="0" calcext:value-type="float">
            <text:p>0</text:p>
          </table:table-cell>
          <table:table-cell table:style-name="ce928" table:formula="of:=[.BC57]" office:value-type="float" office:value="68" calcext:value-type="float">
            <text:p>68</text:p>
          </table:table-cell>
          <table:table-cell table:style-name="ce928" table:formula="of:=[.BD57]" office:value-type="float" office:value="37" calcext:value-type="float">
            <text:p>37</text:p>
          </table:table-cell>
          <table:table-cell table:style-name="ce948" table:formula="of:=[.BJ57]-[.BK57]" office:value-type="float" office:value="31" calcext:value-type="float">
            <text:p>+31</text:p>
          </table:table-cell>
          <table:table-cell table:style-name="ce928" table:formula="of:=1*([.BD57]&gt;[.BC57])" office:value-type="float" office:value="0" calcext:value-type="float">
            <text:p>0</text:p>
          </table:table-cell>
          <table:table-cell table:style-name="ce928" table:formula="of:=1*([.BD57]&lt;[.BC57])*NOT(AND([.BC57]=20;[.BD57]=0))" office:value-type="float" office:value="1" calcext:value-type="float">
            <text:p>1</text:p>
          </table:table-cell>
          <table:table-cell table:style-name="ce928" table:formula="of:=1*AND([.BC57]=20;[.BD57]=0)" office:value-type="float" office:value="0" calcext:value-type="float">
            <text:p>0</text:p>
          </table:table-cell>
          <table:table-cell table:style-name="ce928" table:formula="of:=[.BD57]" office:value-type="float" office:value="37" calcext:value-type="float">
            <text:p>37</text:p>
          </table:table-cell>
          <table:table-cell table:style-name="ce928" table:formula="of:=[.BC57]" office:value-type="float" office:value="68" calcext:value-type="float">
            <text:p>68</text:p>
          </table:table-cell>
          <table:table-cell table:style-name="ce951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7-18/1</text:p>
          </table:table-cell>
          <table:table-cell table:style-name="ce1008" office:value-type="float" office:value="104" calcext:value-type="float">
            <text:p>10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18</text:p>
          </table:table-cell>
          <table:table-cell table:style-name="ce1017" office:value-type="string" calcext:value-type="string">
            <text:p>V93</text:p>
          </table:table-cell>
          <table:table-cell table:style-name="ce1017" office:value-type="string" calcext:value-type="string">
            <text:p>V94</text:p>
          </table:table-cell>
          <table:table-cell table:style-name="ce942" table:formula="of:=IF(LEFT([.AY58];1)=&quot;V&quot;;VLOOKUP(VALUE(SUBSTITUTE([.AY58];&quot;V&quot;;&quot;&quot;));B_PARTITE_2A_FASE_PER_NUMERO;10;FALSE());IF(LEFT([.AY58];1)=&quot;P&quot;;VLOOKUP(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942" table:formula="of:=IF(LEFT([.AZ58];1)=&quot;V&quot;;VLOOKUP(VALUE(SUBSTITUTE([.AZ58];&quot;V&quot;;&quot;&quot;));B_PARTITE_2A_FASE_PER_NUMERO;10;FALSE());IF(LEFT([.AZ58];1)=&quot;P&quot;;VLOOKUP(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928" table:formula="of:=VLOOKUP([.AV58];INPUT_DATE_E_RISULTATI_2A_FASE;6;0)" office:value-type="float" office:value="52" calcext:value-type="float">
            <text:p>52</text:p>
          </table:table-cell>
          <table:table-cell table:style-name="ce928" table:formula="of:=VLOOKUP([.AV58];INPUT_DATE_E_RISULTATI_2A_FASE;7;0)" office:value-type="float" office:value="46" calcext:value-type="float">
            <text:p>46</text:p>
          </table:table-cell>
          <table:table-cell table:style-name="ce942" table:formula="of:=IF([.BC58]&gt;[.BD58];[.BA58];[.BB58])" office:value-type="string" office:string-value="Tigri" calcext:value-type="string">
            <text:p>Tigri</text:p>
          </table:table-cell>
          <table:table-cell table:style-name="ce942" table:formula="of:=IF([.BC58]&lt;[.BD58];[.BA58];[.BB58])" office:value-type="string" office:string-value="Ippopotami" calcext:value-type="string">
            <text:p>Ippopotami</text:p>
          </table:table-cell>
          <table:table-cell table:style-name="ce928" table:formula="of:=1*([.BC58]&gt;[.BD58])" office:value-type="float" office:value="1" calcext:value-type="float">
            <text:p>1</text:p>
          </table:table-cell>
          <table:table-cell table:style-name="ce945" table:formula="of:=1*([.BC58]&lt;[.BD58])*NOT(AND([.BC58]=0;[.BD58]=20))" office:value-type="float" office:value="0" calcext:value-type="float">
            <text:p>0</text:p>
          </table:table-cell>
          <table:table-cell table:style-name="ce945" table:formula="of:=1*AND([.BC58]=0;[.BD58]=20)" office:value-type="float" office:value="0" calcext:value-type="float">
            <text:p>0</text:p>
          </table:table-cell>
          <table:table-cell table:style-name="ce928" table:formula="of:=[.BC58]" office:value-type="float" office:value="52" calcext:value-type="float">
            <text:p>52</text:p>
          </table:table-cell>
          <table:table-cell table:style-name="ce928" table:formula="of:=[.BD58]" office:value-type="float" office:value="46" calcext:value-type="float">
            <text:p>46</text:p>
          </table:table-cell>
          <table:table-cell table:style-name="ce948" table:formula="of:=[.BJ58]-[.BK58]" office:value-type="float" office:value="6" calcext:value-type="float">
            <text:p>+6</text:p>
          </table:table-cell>
          <table:table-cell table:style-name="ce928" table:formula="of:=1*([.BD58]&gt;[.BC58])" office:value-type="float" office:value="0" calcext:value-type="float">
            <text:p>0</text:p>
          </table:table-cell>
          <table:table-cell table:style-name="ce928" table:formula="of:=1*([.BD58]&lt;[.BC58])*NOT(AND([.BC58]=20;[.BD58]=0))" office:value-type="float" office:value="1" calcext:value-type="float">
            <text:p>1</text:p>
          </table:table-cell>
          <table:table-cell table:style-name="ce928" table:formula="of:=1*AND([.BC58]=20;[.BD58]=0)" office:value-type="float" office:value="0" calcext:value-type="float">
            <text:p>0</text:p>
          </table:table-cell>
          <table:table-cell table:style-name="ce928" table:formula="of:=[.BD58]" office:value-type="float" office:value="46" calcext:value-type="float">
            <text:p>46</text:p>
          </table:table-cell>
          <table:table-cell table:style-name="ce928" table:formula="of:=[.BC58]" office:value-type="float" office:value="52" calcext:value-type="float">
            <text:p>52</text:p>
          </table:table-cell>
          <table:table-cell table:style-name="ce951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5-16/1</text:p>
          </table:table-cell>
          <table:table-cell table:style-name="ce1008" office:value-type="float" office:value="105" calcext:value-type="float">
            <text:p>10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5-16</text:p>
          </table:table-cell>
          <table:table-cell table:style-name="ce1017" office:value-type="string" calcext:value-type="string">
            <text:p>P91</text:p>
          </table:table-cell>
          <table:table-cell table:style-name="ce1017" office:value-type="string" calcext:value-type="string">
            <text:p>P92</text:p>
          </table:table-cell>
          <table:table-cell table:style-name="ce942" table:formula="of:=IF(LEFT([.AY59];1)=&quot;V&quot;;VLOOKUP(VALUE(SUBSTITUTE([.AY59];&quot;V&quot;;&quot;&quot;));B_PARTITE_2A_FASE_PER_NUMERO;10;FALSE());IF(LEFT([.AY59];1)=&quot;P&quot;;VLOOKUP(VALUE(SUBSTITUTE([.AY59];&quot;P&quot;;&quot;&quot;));B_PARTITE_2A_FASE_PER_NUMERO;11;FALSE());VLOOKUP([.AY59];B_CLASSIFICHE_GIRONI;4;FALSE())))" office:value-type="string" office:string-value="Tonni" calcext:value-type="string">
            <text:p>Tonni</text:p>
          </table:table-cell>
          <table:table-cell table:style-name="ce942" table:formula="of:=IF(LEFT([.AZ59];1)=&quot;V&quot;;VLOOKUP(VALUE(SUBSTITUTE([.AZ59];&quot;V&quot;;&quot;&quot;));B_PARTITE_2A_FASE_PER_NUMERO;10;FALSE());IF(LEFT([.AZ59];1)=&quot;P&quot;;VLOOKUP(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928" table:formula="of:=VLOOKUP([.AV59];INPUT_DATE_E_RISULTATI_2A_FASE;6;0)" office:value-type="float" office:value="60" calcext:value-type="float">
            <text:p>60</text:p>
          </table:table-cell>
          <table:table-cell table:style-name="ce928" table:formula="of:=VLOOKUP([.AV59];INPUT_DATE_E_RISULTATI_2A_FASE;7;0)" office:value-type="float" office:value="42" calcext:value-type="float">
            <text:p>42</text:p>
          </table:table-cell>
          <table:table-cell table:style-name="ce942" table:formula="of:=IF([.BC59]&gt;[.BD59];[.BA59];[.BB59])" office:value-type="string" office:string-value="Tonni" calcext:value-type="string">
            <text:p>Tonni</text:p>
          </table:table-cell>
          <table:table-cell table:style-name="ce942" table:formula="of:=IF([.BC59]&lt;[.BD59];[.BA59];[.BB59])" office:value-type="string" office:string-value="Gabbiani" calcext:value-type="string">
            <text:p>Gabbiani</text:p>
          </table:table-cell>
          <table:table-cell table:style-name="ce928" table:formula="of:=1*([.BC59]&gt;[.BD59])" office:value-type="float" office:value="1" calcext:value-type="float">
            <text:p>1</text:p>
          </table:table-cell>
          <table:table-cell table:style-name="ce945" table:formula="of:=1*([.BC59]&lt;[.BD59])*NOT(AND([.BC59]=0;[.BD59]=20))" office:value-type="float" office:value="0" calcext:value-type="float">
            <text:p>0</text:p>
          </table:table-cell>
          <table:table-cell table:style-name="ce945" table:formula="of:=1*AND([.BC59]=0;[.BD59]=20)" office:value-type="float" office:value="0" calcext:value-type="float">
            <text:p>0</text:p>
          </table:table-cell>
          <table:table-cell table:style-name="ce928" table:formula="of:=[.BC59]" office:value-type="float" office:value="60" calcext:value-type="float">
            <text:p>60</text:p>
          </table:table-cell>
          <table:table-cell table:style-name="ce928" table:formula="of:=[.BD59]" office:value-type="float" office:value="42" calcext:value-type="float">
            <text:p>42</text:p>
          </table:table-cell>
          <table:table-cell table:style-name="ce948" table:formula="of:=[.BJ59]-[.BK59]" office:value-type="float" office:value="18" calcext:value-type="float">
            <text:p>+18</text:p>
          </table:table-cell>
          <table:table-cell table:style-name="ce928" table:formula="of:=1*([.BD59]&gt;[.BC59])" office:value-type="float" office:value="0" calcext:value-type="float">
            <text:p>0</text:p>
          </table:table-cell>
          <table:table-cell table:style-name="ce928" table:formula="of:=1*([.BD59]&lt;[.BC59])*NOT(AND([.BC59]=20;[.BD59]=0))" office:value-type="float" office:value="1" calcext:value-type="float">
            <text:p>1</text:p>
          </table:table-cell>
          <table:table-cell table:style-name="ce928" table:formula="of:=1*AND([.BC59]=20;[.BD59]=0)" office:value-type="float" office:value="0" calcext:value-type="float">
            <text:p>0</text:p>
          </table:table-cell>
          <table:table-cell table:style-name="ce928" table:formula="of:=[.BD59]" office:value-type="float" office:value="42" calcext:value-type="float">
            <text:p>42</text:p>
          </table:table-cell>
          <table:table-cell table:style-name="ce928" table:formula="of:=[.BC59]" office:value-type="float" office:value="60" calcext:value-type="float">
            <text:p>60</text:p>
          </table:table-cell>
          <table:table-cell table:style-name="ce951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3-14/1</text:p>
          </table:table-cell>
          <table:table-cell table:style-name="ce1008" office:value-type="float" office:value="106" calcext:value-type="float">
            <text:p>10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4</text:p>
          </table:table-cell>
          <table:table-cell table:style-name="ce1017" office:value-type="string" calcext:value-type="string">
            <text:p>V91</text:p>
          </table:table-cell>
          <table:table-cell table:style-name="ce1017" office:value-type="string" calcext:value-type="string">
            <text:p>V92</text:p>
          </table:table-cell>
          <table:table-cell table:style-name="ce942" table:formula="of:=IF(LEFT([.AY60];1)=&quot;V&quot;;VLOOKUP(VALUE(SUBSTITUTE([.AY60];&quot;V&quot;;&quot;&quot;));B_PARTITE_2A_FASE_PER_NUMERO;10;FALSE());IF(LEFT([.AY60];1)=&quot;P&quot;;VLOOKUP(VALUE(SUBSTITUTE([.AY60];&quot;P&quot;;&quot;&quot;));B_PARTITE_2A_FASE_PER_NUMERO;11;FALSE());VLOOKUP([.AY60];B_CLASSIFICHE_GIRONI;4;FALSE())))" office:value-type="string" office:string-value="Aquile" calcext:value-type="string">
            <text:p>Aquile</text:p>
          </table:table-cell>
          <table:table-cell table:style-name="ce942" table:formula="of:=IF(LEFT([.AZ60];1)=&quot;V&quot;;VLOOKUP(VALUE(SUBSTITUTE([.AZ60];&quot;V&quot;;&quot;&quot;));B_PARTITE_2A_FASE_PER_NUMERO;10;FALSE());IF(LEFT([.AZ60];1)=&quot;P&quot;;VLOOKUP(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928" table:formula="of:=VLOOKUP([.AV60];INPUT_DATE_E_RISULTATI_2A_FASE;6;0)" office:value-type="float" office:value="65" calcext:value-type="float">
            <text:p>65</text:p>
          </table:table-cell>
          <table:table-cell table:style-name="ce928" table:formula="of:=VLOOKUP([.AV60];INPUT_DATE_E_RISULTATI_2A_FASE;7;0)" office:value-type="float" office:value="45" calcext:value-type="float">
            <text:p>45</text:p>
          </table:table-cell>
          <table:table-cell table:style-name="ce942" table:formula="of:=IF([.BC60]&gt;[.BD60];[.BA60];[.BB60])" office:value-type="string" office:string-value="Aquile" calcext:value-type="string">
            <text:p>Aquile</text:p>
          </table:table-cell>
          <table:table-cell table:style-name="ce942" table:formula="of:=IF([.BC60]&lt;[.BD60];[.BA60];[.BB60])" office:value-type="string" office:string-value="Puma" calcext:value-type="string">
            <text:p>Puma</text:p>
          </table:table-cell>
          <table:table-cell table:style-name="ce928" table:formula="of:=1*([.BC60]&gt;[.BD60])" office:value-type="float" office:value="1" calcext:value-type="float">
            <text:p>1</text:p>
          </table:table-cell>
          <table:table-cell table:style-name="ce945" table:formula="of:=1*([.BC60]&lt;[.BD60])*NOT(AND([.BC60]=0;[.BD60]=20))" office:value-type="float" office:value="0" calcext:value-type="float">
            <text:p>0</text:p>
          </table:table-cell>
          <table:table-cell table:style-name="ce945" table:formula="of:=1*AND([.BC60]=0;[.BD60]=20)" office:value-type="float" office:value="0" calcext:value-type="float">
            <text:p>0</text:p>
          </table:table-cell>
          <table:table-cell table:style-name="ce928" table:formula="of:=[.BC60]" office:value-type="float" office:value="65" calcext:value-type="float">
            <text:p>65</text:p>
          </table:table-cell>
          <table:table-cell table:style-name="ce928" table:formula="of:=[.BD60]" office:value-type="float" office:value="45" calcext:value-type="float">
            <text:p>45</text:p>
          </table:table-cell>
          <table:table-cell table:style-name="ce948" table:formula="of:=[.BJ60]-[.BK60]" office:value-type="float" office:value="20" calcext:value-type="float">
            <text:p>+20</text:p>
          </table:table-cell>
          <table:table-cell table:style-name="ce928" table:formula="of:=1*([.BD60]&gt;[.BC60])" office:value-type="float" office:value="0" calcext:value-type="float">
            <text:p>0</text:p>
          </table:table-cell>
          <table:table-cell table:style-name="ce928" table:formula="of:=1*([.BD60]&lt;[.BC60])*NOT(AND([.BC60]=20;[.BD60]=0))" office:value-type="float" office:value="1" calcext:value-type="float">
            <text:p>1</text:p>
          </table:table-cell>
          <table:table-cell table:style-name="ce928" table:formula="of:=1*AND([.BC60]=20;[.BD60]=0)" office:value-type="float" office:value="0" calcext:value-type="float">
            <text:p>0</text:p>
          </table:table-cell>
          <table:table-cell table:style-name="ce928" table:formula="of:=[.BD60]" office:value-type="float" office:value="45" calcext:value-type="float">
            <text:p>45</text:p>
          </table:table-cell>
          <table:table-cell table:style-name="ce928" table:formula="of:=[.BC60]" office:value-type="float" office:value="65" calcext:value-type="float">
            <text:p>65</text:p>
          </table:table-cell>
          <table:table-cell table:style-name="ce951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1-12/1</text:p>
          </table:table-cell>
          <table:table-cell table:style-name="ce1008" office:value-type="float" office:value="107" calcext:value-type="float">
            <text:p>10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1-12</text:p>
          </table:table-cell>
          <table:table-cell table:style-name="ce1017" office:value-type="string" calcext:value-type="string">
            <text:p>P89</text:p>
          </table:table-cell>
          <table:table-cell table:style-name="ce1017" office:value-type="string" calcext:value-type="string">
            <text:p>P90</text:p>
          </table:table-cell>
          <table:table-cell table:style-name="ce942" table:formula="of:=IF(LEFT([.AY61];1)=&quot;V&quot;;VLOOKUP(VALUE(SUBSTITUTE([.AY61];&quot;V&quot;;&quot;&quot;));B_PARTITE_2A_FASE_PER_NUMERO;10;FALSE());IF(LEFT([.AY61];1)=&quot;P&quot;;VLOOKUP(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942" table:formula="of:=IF(LEFT([.AZ61];1)=&quot;V&quot;;VLOOKUP(VALUE(SUBSTITUTE([.AZ61];&quot;V&quot;;&quot;&quot;));B_PARTITE_2A_FASE_PER_NUMERO;10;FALSE());IF(LEFT([.AZ61];1)=&quot;P&quot;;VLOOKUP(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928" table:formula="of:=VLOOKUP([.AV61];INPUT_DATE_E_RISULTATI_2A_FASE;6;0)" office:value-type="float" office:value="50" calcext:value-type="float">
            <text:p>50</text:p>
          </table:table-cell>
          <table:table-cell table:style-name="ce928" table:formula="of:=VLOOKUP([.AV61];INPUT_DATE_E_RISULTATI_2A_FASE;7;0)" office:value-type="float" office:value="47" calcext:value-type="float">
            <text:p>47</text:p>
          </table:table-cell>
          <table:table-cell table:style-name="ce942" table:formula="of:=IF([.BC61]&gt;[.BD61];[.BA61];[.BB61])" office:value-type="string" office:string-value="Gorilla" calcext:value-type="string">
            <text:p>Gorilla</text:p>
          </table:table-cell>
          <table:table-cell table:style-name="ce942" table:formula="of:=IF([.BC61]&lt;[.BD61];[.BA61];[.BB61])" office:value-type="string" office:string-value="Bufali" calcext:value-type="string">
            <text:p>Bufali</text:p>
          </table:table-cell>
          <table:table-cell table:style-name="ce928" table:formula="of:=1*([.BC61]&gt;[.BD61])" office:value-type="float" office:value="1" calcext:value-type="float">
            <text:p>1</text:p>
          </table:table-cell>
          <table:table-cell table:style-name="ce945" table:formula="of:=1*([.BC61]&lt;[.BD61])*NOT(AND([.BC61]=0;[.BD61]=20))" office:value-type="float" office:value="0" calcext:value-type="float">
            <text:p>0</text:p>
          </table:table-cell>
          <table:table-cell table:style-name="ce945" table:formula="of:=1*AND([.BC61]=0;[.BD61]=20)" office:value-type="float" office:value="0" calcext:value-type="float">
            <text:p>0</text:p>
          </table:table-cell>
          <table:table-cell table:style-name="ce928" table:formula="of:=[.BC61]" office:value-type="float" office:value="50" calcext:value-type="float">
            <text:p>50</text:p>
          </table:table-cell>
          <table:table-cell table:style-name="ce928" table:formula="of:=[.BD61]" office:value-type="float" office:value="47" calcext:value-type="float">
            <text:p>47</text:p>
          </table:table-cell>
          <table:table-cell table:style-name="ce948" table:formula="of:=[.BJ61]-[.BK61]" office:value-type="float" office:value="3" calcext:value-type="float">
            <text:p>+3</text:p>
          </table:table-cell>
          <table:table-cell table:style-name="ce928" table:formula="of:=1*([.BD61]&gt;[.BC61])" office:value-type="float" office:value="0" calcext:value-type="float">
            <text:p>0</text:p>
          </table:table-cell>
          <table:table-cell table:style-name="ce928" table:formula="of:=1*([.BD61]&lt;[.BC61])*NOT(AND([.BC61]=20;[.BD61]=0))" office:value-type="float" office:value="1" calcext:value-type="float">
            <text:p>1</text:p>
          </table:table-cell>
          <table:table-cell table:style-name="ce928" table:formula="of:=1*AND([.BC61]=20;[.BD61]=0)" office:value-type="float" office:value="0" calcext:value-type="float">
            <text:p>0</text:p>
          </table:table-cell>
          <table:table-cell table:style-name="ce928" table:formula="of:=[.BD61]" office:value-type="float" office:value="47" calcext:value-type="float">
            <text:p>47</text:p>
          </table:table-cell>
          <table:table-cell table:style-name="ce928" table:formula="of:=[.BC61]" office:value-type="float" office:value="50" calcext:value-type="float">
            <text:p>50</text:p>
          </table:table-cell>
          <table:table-cell table:style-name="ce951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9-10/1</text:p>
          </table:table-cell>
          <table:table-cell table:style-name="ce1008" office:value-type="float" office:value="108" calcext:value-type="float">
            <text:p>10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09-10</text:p>
          </table:table-cell>
          <table:table-cell table:style-name="ce1017" office:value-type="string" calcext:value-type="string">
            <text:p>V89</text:p>
          </table:table-cell>
          <table:table-cell table:style-name="ce1017" office:value-type="string" calcext:value-type="string">
            <text:p>V90</text:p>
          </table:table-cell>
          <table:table-cell table:style-name="ce942" table:formula="of:=IF(LEFT([.AY62];1)=&quot;V&quot;;VLOOKUP(VALUE(SUBSTITUTE([.AY62];&quot;V&quot;;&quot;&quot;));B_PARTITE_2A_FASE_PER_NUMERO;10;FALSE());IF(LEFT([.AY62];1)=&quot;P&quot;;VLOOKUP(VALUE(SUBSTITUTE([.AY62];&quot;P&quot;;&quot;&quot;));B_PARTITE_2A_FASE_PER_NUMERO;11;FALSE());VLOOKUP([.AY62];B_CLASSIFICHE_GIRONI;4;FALSE())))" office:value-type="string" office:string-value="Elefanti" calcext:value-type="string">
            <text:p>Elefanti</text:p>
          </table:table-cell>
          <table:table-cell table:style-name="ce942" table:formula="of:=IF(LEFT([.AZ62];1)=&quot;V&quot;;VLOOKUP(VALUE(SUBSTITUTE([.AZ62];&quot;V&quot;;&quot;&quot;));B_PARTITE_2A_FASE_PER_NUMERO;10;FALSE());IF(LEFT([.AZ62];1)=&quot;P&quot;;VLOOKUP(VALUE(SUBSTITUTE([.AZ62];&quot;P&quot;;&quot;&quot;));B_PARTITE_2A_FASE_PER_NUMERO;11;FALSE());VLOOKUP([.AZ62];B_CLASSIFICHE_GIRONI;4;FALSE())))" office:value-type="string" office:string-value="Giraffe" calcext:value-type="string">
            <text:p>Giraffe</text:p>
          </table:table-cell>
          <table:table-cell table:style-name="ce928" table:formula="of:=VLOOKUP([.AV62];INPUT_DATE_E_RISULTATI_2A_FASE;6;0)" office:value-type="float" office:value="69" calcext:value-type="float">
            <text:p>69</text:p>
          </table:table-cell>
          <table:table-cell table:style-name="ce928" table:formula="of:=VLOOKUP([.AV62];INPUT_DATE_E_RISULTATI_2A_FASE;7;0)" office:value-type="float" office:value="40" calcext:value-type="float">
            <text:p>40</text:p>
          </table:table-cell>
          <table:table-cell table:style-name="ce942" table:formula="of:=IF([.BC62]&gt;[.BD62];[.BA62];[.BB62])" office:value-type="string" office:string-value="Elefanti" calcext:value-type="string">
            <text:p>Elefanti</text:p>
          </table:table-cell>
          <table:table-cell table:style-name="ce942" table:formula="of:=IF([.BC62]&lt;[.BD62];[.BA62];[.BB62])" office:value-type="string" office:string-value="Giraffe" calcext:value-type="string">
            <text:p>Giraffe</text:p>
          </table:table-cell>
          <table:table-cell table:style-name="ce928" table:formula="of:=1*([.BC62]&gt;[.BD62])" office:value-type="float" office:value="1" calcext:value-type="float">
            <text:p>1</text:p>
          </table:table-cell>
          <table:table-cell table:style-name="ce945" table:formula="of:=1*([.BC62]&lt;[.BD62])*NOT(AND([.BC62]=0;[.BD62]=20))" office:value-type="float" office:value="0" calcext:value-type="float">
            <text:p>0</text:p>
          </table:table-cell>
          <table:table-cell table:style-name="ce945" table:formula="of:=1*AND([.BC62]=0;[.BD62]=20)" office:value-type="float" office:value="0" calcext:value-type="float">
            <text:p>0</text:p>
          </table:table-cell>
          <table:table-cell table:style-name="ce928" table:formula="of:=[.BC62]" office:value-type="float" office:value="69" calcext:value-type="float">
            <text:p>69</text:p>
          </table:table-cell>
          <table:table-cell table:style-name="ce928" table:formula="of:=[.BD62]" office:value-type="float" office:value="40" calcext:value-type="float">
            <text:p>40</text:p>
          </table:table-cell>
          <table:table-cell table:style-name="ce948" table:formula="of:=[.BJ62]-[.BK62]" office:value-type="float" office:value="29" calcext:value-type="float">
            <text:p>+29</text:p>
          </table:table-cell>
          <table:table-cell table:style-name="ce928" table:formula="of:=1*([.BD62]&gt;[.BC62])" office:value-type="float" office:value="0" calcext:value-type="float">
            <text:p>0</text:p>
          </table:table-cell>
          <table:table-cell table:style-name="ce928" table:formula="of:=1*([.BD62]&lt;[.BC62])*NOT(AND([.BC62]=20;[.BD62]=0))" office:value-type="float" office:value="1" calcext:value-type="float">
            <text:p>1</text:p>
          </table:table-cell>
          <table:table-cell table:style-name="ce928" table:formula="of:=1*AND([.BC62]=20;[.BD62]=0)" office:value-type="float" office:value="0" calcext:value-type="float">
            <text:p>0</text:p>
          </table:table-cell>
          <table:table-cell table:style-name="ce928" table:formula="of:=[.BD62]" office:value-type="float" office:value="40" calcext:value-type="float">
            <text:p>40</text:p>
          </table:table-cell>
          <table:table-cell table:style-name="ce928" table:formula="of:=[.BC62]" office:value-type="float" office:value="69" calcext:value-type="float">
            <text:p>69</text:p>
          </table:table-cell>
          <table:table-cell table:style-name="ce951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5-6/1</text:p>
          </table:table-cell>
          <table:table-cell table:style-name="ce1008" office:value-type="float" office:value="109" calcext:value-type="float">
            <text:p>10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6</text:p>
          </table:table-cell>
          <table:table-cell table:style-name="ce1017" office:value-type="string" calcext:value-type="string">
            <text:p>V85</text:p>
          </table:table-cell>
          <table:table-cell table:style-name="ce1017" office:value-type="string" calcext:value-type="string">
            <text:p>V86</text:p>
          </table:table-cell>
          <table:table-cell table:style-name="ce942" table:formula="of:=IF(LEFT([.AY63];1)=&quot;V&quot;;VLOOKUP(VALUE(SUBSTITUTE([.AY63];&quot;V&quot;;&quot;&quot;));B_PARTITE_2A_FASE_PER_NUMERO;10;FALSE());IF(LEFT([.AY63];1)=&quot;P&quot;;VLOOKUP(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942" table:formula="of:=IF(LEFT([.AZ63];1)=&quot;V&quot;;VLOOKUP(VALUE(SUBSTITUTE([.AZ63];&quot;V&quot;;&quot;&quot;));B_PARTITE_2A_FASE_PER_NUMERO;10;FALSE());IF(LEFT([.AZ63];1)=&quot;P&quot;;VLOOKUP(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928" table:formula="of:=VLOOKUP([.AV63];INPUT_DATE_E_RISULTATI_2A_FASE;6;0)" office:value-type="float" office:value="55" calcext:value-type="float">
            <text:p>55</text:p>
          </table:table-cell>
          <table:table-cell table:style-name="ce928" table:formula="of:=VLOOKUP([.AV63];INPUT_DATE_E_RISULTATI_2A_FASE;7;0)" office:value-type="float" office:value="48" calcext:value-type="float">
            <text:p>48</text:p>
          </table:table-cell>
          <table:table-cell table:style-name="ce942" table:formula="of:=IF([.BC63]&gt;[.BD63];[.BA63];[.BB63])" office:value-type="string" office:string-value="Giaguari" calcext:value-type="string">
            <text:p>Giaguari</text:p>
          </table:table-cell>
          <table:table-cell table:style-name="ce942" table:formula="of:=IF([.BC63]&lt;[.BD63];[.BA63];[.BB63])" office:value-type="string" office:string-value="Coccodrilli" calcext:value-type="string">
            <text:p>Coccodrilli</text:p>
          </table:table-cell>
          <table:table-cell table:style-name="ce928" table:formula="of:=1*([.BC63]&gt;[.BD63])" office:value-type="float" office:value="1" calcext:value-type="float">
            <text:p>1</text:p>
          </table:table-cell>
          <table:table-cell table:style-name="ce945" table:formula="of:=1*([.BC63]&lt;[.BD63])*NOT(AND([.BC63]=0;[.BD63]=20))" office:value-type="float" office:value="0" calcext:value-type="float">
            <text:p>0</text:p>
          </table:table-cell>
          <table:table-cell table:style-name="ce945" table:formula="of:=1*AND([.BC63]=0;[.BD63]=20)" office:value-type="float" office:value="0" calcext:value-type="float">
            <text:p>0</text:p>
          </table:table-cell>
          <table:table-cell table:style-name="ce928" table:formula="of:=[.BC63]" office:value-type="float" office:value="55" calcext:value-type="float">
            <text:p>55</text:p>
          </table:table-cell>
          <table:table-cell table:style-name="ce928" table:formula="of:=[.BD63]" office:value-type="float" office:value="48" calcext:value-type="float">
            <text:p>48</text:p>
          </table:table-cell>
          <table:table-cell table:style-name="ce948" table:formula="of:=[.BJ63]-[.BK63]" office:value-type="float" office:value="7" calcext:value-type="float">
            <text:p>+7</text:p>
          </table:table-cell>
          <table:table-cell table:style-name="ce928" table:formula="of:=1*([.BD63]&gt;[.BC63])" office:value-type="float" office:value="0" calcext:value-type="float">
            <text:p>0</text:p>
          </table:table-cell>
          <table:table-cell table:style-name="ce928" table:formula="of:=1*([.BD63]&lt;[.BC63])*NOT(AND([.BC63]=20;[.BD63]=0))" office:value-type="float" office:value="1" calcext:value-type="float">
            <text:p>1</text:p>
          </table:table-cell>
          <table:table-cell table:style-name="ce928" table:formula="of:=1*AND([.BC63]=20;[.BD63]=0)" office:value-type="float" office:value="0" calcext:value-type="float">
            <text:p>0</text:p>
          </table:table-cell>
          <table:table-cell table:style-name="ce928" table:formula="of:=[.BD63]" office:value-type="float" office:value="48" calcext:value-type="float">
            <text:p>48</text:p>
          </table:table-cell>
          <table:table-cell table:style-name="ce928" table:formula="of:=[.BC63]" office:value-type="float" office:value="55" calcext:value-type="float">
            <text:p>55</text:p>
          </table:table-cell>
          <table:table-cell table:style-name="ce951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7-8/1</text:p>
          </table:table-cell>
          <table:table-cell table:style-name="ce1008" office:value-type="float" office:value="110" calcext:value-type="float">
            <text:p>11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7-8</text:p>
          </table:table-cell>
          <table:table-cell table:style-name="ce1017" office:value-type="string" calcext:value-type="string">
            <text:p>P85</text:p>
          </table:table-cell>
          <table:table-cell table:style-name="ce1017" office:value-type="string" calcext:value-type="string">
            <text:p>P86</text:p>
          </table:table-cell>
          <table:table-cell table:style-name="ce942" table:formula="of:=IF(LEFT([.AY64];1)=&quot;V&quot;;VLOOKUP(VALUE(SUBSTITUTE([.AY64];&quot;V&quot;;&quot;&quot;));B_PARTITE_2A_FASE_PER_NUMERO;10;FALSE());IF(LEFT([.AY64];1)=&quot;P&quot;;VLOOKUP(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942" table:formula="of:=IF(LEFT([.AZ64];1)=&quot;V&quot;;VLOOKUP(VALUE(SUBSTITUTE([.AZ64];&quot;V&quot;;&quot;&quot;));B_PARTITE_2A_FASE_PER_NUMERO;10;FALSE());IF(LEFT([.AZ64];1)=&quot;P&quot;;VLOOKUP(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928" table:formula="of:=VLOOKUP([.AV64];INPUT_DATE_E_RISULTATI_2A_FASE;6;0)" office:value-type="float" office:value="52" calcext:value-type="float">
            <text:p>52</text:p>
          </table:table-cell>
          <table:table-cell table:style-name="ce928" table:formula="of:=VLOOKUP([.AV64];INPUT_DATE_E_RISULTATI_2A_FASE;7;0)" office:value-type="float" office:value="49" calcext:value-type="float">
            <text:p>49</text:p>
          </table:table-cell>
          <table:table-cell table:style-name="ce942" table:formula="of:=IF([.BC64]&gt;[.BD64];[.BA64];[.BB64])" office:value-type="string" office:string-value="Balene" calcext:value-type="string">
            <text:p>Balene</text:p>
          </table:table-cell>
          <table:table-cell table:style-name="ce942" table:formula="of:=IF([.BC64]&lt;[.BD64];[.BA64];[.BB64])" office:value-type="string" office:string-value="Piranha" calcext:value-type="string">
            <text:p>Piranha</text:p>
          </table:table-cell>
          <table:table-cell table:style-name="ce928" table:formula="of:=1*([.BC64]&gt;[.BD64])" office:value-type="float" office:value="1" calcext:value-type="float">
            <text:p>1</text:p>
          </table:table-cell>
          <table:table-cell table:style-name="ce945" table:formula="of:=1*([.BC64]&lt;[.BD64])*NOT(AND([.BC64]=0;[.BD64]=20))" office:value-type="float" office:value="0" calcext:value-type="float">
            <text:p>0</text:p>
          </table:table-cell>
          <table:table-cell table:style-name="ce945" table:formula="of:=1*AND([.BC64]=0;[.BD64]=20)" office:value-type="float" office:value="0" calcext:value-type="float">
            <text:p>0</text:p>
          </table:table-cell>
          <table:table-cell table:style-name="ce928" table:formula="of:=[.BC64]" office:value-type="float" office:value="52" calcext:value-type="float">
            <text:p>52</text:p>
          </table:table-cell>
          <table:table-cell table:style-name="ce928" table:formula="of:=[.BD64]" office:value-type="float" office:value="49" calcext:value-type="float">
            <text:p>49</text:p>
          </table:table-cell>
          <table:table-cell table:style-name="ce948" table:formula="of:=[.BJ64]-[.BK64]" office:value-type="float" office:value="3" calcext:value-type="float">
            <text:p>+3</text:p>
          </table:table-cell>
          <table:table-cell table:style-name="ce928" table:formula="of:=1*([.BD64]&gt;[.BC64])" office:value-type="float" office:value="0" calcext:value-type="float">
            <text:p>0</text:p>
          </table:table-cell>
          <table:table-cell table:style-name="ce928" table:formula="of:=1*([.BD64]&lt;[.BC64])*NOT(AND([.BC64]=20;[.BD64]=0))" office:value-type="float" office:value="1" calcext:value-type="float">
            <text:p>1</text:p>
          </table:table-cell>
          <table:table-cell table:style-name="ce928" table:formula="of:=1*AND([.BC64]=20;[.BD64]=0)" office:value-type="float" office:value="0" calcext:value-type="float">
            <text:p>0</text:p>
          </table:table-cell>
          <table:table-cell table:style-name="ce928" table:formula="of:=[.BD64]" office:value-type="float" office:value="49" calcext:value-type="float">
            <text:p>49</text:p>
          </table:table-cell>
          <table:table-cell table:style-name="ce928" table:formula="of:=[.BC64]" office:value-type="float" office:value="52" calcext:value-type="float">
            <text:p>52</text:p>
          </table:table-cell>
          <table:table-cell table:style-name="ce951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3-4/1</text:p>
          </table:table-cell>
          <table:table-cell table:style-name="ce1008" office:value-type="float" office:value="111" calcext:value-type="float">
            <text:p>11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3-4</text:p>
          </table:table-cell>
          <table:table-cell table:style-name="ce1017" office:value-type="string" calcext:value-type="string">
            <text:p>P87</text:p>
          </table:table-cell>
          <table:table-cell table:style-name="ce1017" office:value-type="string" calcext:value-type="string">
            <text:p>P88</text:p>
          </table:table-cell>
          <table:table-cell table:style-name="ce942" table:formula="of:=IF(LEFT([.AY65];1)=&quot;V&quot;;VLOOKUP(VALUE(SUBSTITUTE([.AY65];&quot;V&quot;;&quot;&quot;));B_PARTITE_2A_FASE_PER_NUMERO;10;FALSE());IF(LEFT([.AY65];1)=&quot;P&quot;;VLOOKUP(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942" table:formula="of:=IF(LEFT([.AZ65];1)=&quot;V&quot;;VLOOKUP(VALUE(SUBSTITUTE([.AZ65];&quot;V&quot;;&quot;&quot;));B_PARTITE_2A_FASE_PER_NUMERO;10;FALSE());IF(LEFT([.AZ65];1)=&quot;P&quot;;VLOOKUP(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928" table:formula="of:=VLOOKUP([.AV65];INPUT_DATE_E_RISULTATI_2A_FASE;6;0)" office:value-type="float" office:value="65" calcext:value-type="float">
            <text:p>65</text:p>
          </table:table-cell>
          <table:table-cell table:style-name="ce928" table:formula="of:=VLOOKUP([.AV65];INPUT_DATE_E_RISULTATI_2A_FASE;7;0)" office:value-type="float" office:value="45" calcext:value-type="float">
            <text:p>45</text:p>
          </table:table-cell>
          <table:table-cell table:style-name="ce942" table:formula="of:=IF([.BC65]&gt;[.BD65];[.BA65];[.BB65])" office:value-type="string" office:string-value="Bisonti" calcext:value-type="string">
            <text:p>Bisonti</text:p>
          </table:table-cell>
          <table:table-cell table:style-name="ce942" table:formula="of:=IF([.BC65]&lt;[.BD65];[.BA65];[.BB65])" office:value-type="string" office:string-value="Istrici" calcext:value-type="string">
            <text:p>Istrici</text:p>
          </table:table-cell>
          <table:table-cell table:style-name="ce928" table:formula="of:=1*([.BC65]&gt;[.BD65])" office:value-type="float" office:value="1" calcext:value-type="float">
            <text:p>1</text:p>
          </table:table-cell>
          <table:table-cell table:style-name="ce945" table:formula="of:=1*([.BC65]&lt;[.BD65])*NOT(AND([.BC65]=0;[.BD65]=20))" office:value-type="float" office:value="0" calcext:value-type="float">
            <text:p>0</text:p>
          </table:table-cell>
          <table:table-cell table:style-name="ce945" table:formula="of:=1*AND([.BC65]=0;[.BD65]=20)" office:value-type="float" office:value="0" calcext:value-type="float">
            <text:p>0</text:p>
          </table:table-cell>
          <table:table-cell table:style-name="ce928" table:formula="of:=[.BC65]" office:value-type="float" office:value="65" calcext:value-type="float">
            <text:p>65</text:p>
          </table:table-cell>
          <table:table-cell table:style-name="ce928" table:formula="of:=[.BD65]" office:value-type="float" office:value="45" calcext:value-type="float">
            <text:p>45</text:p>
          </table:table-cell>
          <table:table-cell table:style-name="ce948" table:formula="of:=[.BJ65]-[.BK65]" office:value-type="float" office:value="20" calcext:value-type="float">
            <text:p>+20</text:p>
          </table:table-cell>
          <table:table-cell table:style-name="ce928" table:formula="of:=1*([.BD65]&gt;[.BC65])" office:value-type="float" office:value="0" calcext:value-type="float">
            <text:p>0</text:p>
          </table:table-cell>
          <table:table-cell table:style-name="ce928" table:formula="of:=1*([.BD65]&lt;[.BC65])*NOT(AND([.BC65]=20;[.BD65]=0))" office:value-type="float" office:value="1" calcext:value-type="float">
            <text:p>1</text:p>
          </table:table-cell>
          <table:table-cell table:style-name="ce928" table:formula="of:=1*AND([.BC65]=20;[.BD65]=0)" office:value-type="float" office:value="0" calcext:value-type="float">
            <text:p>0</text:p>
          </table:table-cell>
          <table:table-cell table:style-name="ce928" table:formula="of:=[.BD65]" office:value-type="float" office:value="45" calcext:value-type="float">
            <text:p>45</text:p>
          </table:table-cell>
          <table:table-cell table:style-name="ce928" table:formula="of:=[.BC65]" office:value-type="float" office:value="65" calcext:value-type="float">
            <text:p>65</text:p>
          </table:table-cell>
          <table:table-cell table:style-name="ce951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006" office:value-type="string" calcext:value-type="string">
            <text:p>1-2/1</text:p>
          </table:table-cell>
          <table:table-cell table:style-name="ce1009" office:value-type="float" office:value="112" calcext:value-type="float">
            <text:p>112</text:p>
          </table:table-cell>
          <table:table-cell table:style-name="ce1012" office:value-type="string" calcext:value-type="string">
            <text:p>2aFase</text:p>
          </table:table-cell>
          <table:table-cell table:style-name="ce1015" office:value-type="string" calcext:value-type="string">
            <text:p>1-2</text:p>
          </table:table-cell>
          <table:table-cell table:style-name="ce1018" office:value-type="string" calcext:value-type="string">
            <text:p>V87</text:p>
          </table:table-cell>
          <table:table-cell table:style-name="ce1018" office:value-type="string" calcext:value-type="string">
            <text:p>V88</text:p>
          </table:table-cell>
          <table:table-cell table:style-name="ce943" table:formula="of:=IF(LEFT([.AY66];1)=&quot;V&quot;;VLOOKUP(VALUE(SUBSTITUTE([.AY66];&quot;V&quot;;&quot;&quot;));B_PARTITE_2A_FASE_PER_NUMERO;10;FALSE());IF(LEFT([.AY66];1)=&quot;P&quot;;VLOOKUP(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943" table:formula="of:=IF(LEFT([.AZ66];1)=&quot;V&quot;;VLOOKUP(VALUE(SUBSTITUTE([.AZ66];&quot;V&quot;;&quot;&quot;));B_PARTITE_2A_FASE_PER_NUMERO;10;FALSE());IF(LEFT([.AZ66];1)=&quot;P&quot;;VLOOKUP(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929" table:formula="of:=VLOOKUP([.AV66];INPUT_DATE_E_RISULTATI_2A_FASE;6;0)" office:value-type="float" office:value="69" calcext:value-type="float">
            <text:p>69</text:p>
          </table:table-cell>
          <table:table-cell table:style-name="ce929" table:formula="of:=VLOOKUP([.AV66];INPUT_DATE_E_RISULTATI_2A_FASE;7;0)" office:value-type="float" office:value="42" calcext:value-type="float">
            <text:p>42</text:p>
          </table:table-cell>
          <table:table-cell table:style-name="ce943" table:formula="of:=IF([.BC66]&gt;[.BD66];[.BA66];[.BB66])" office:value-type="string" office:string-value="Leoni" calcext:value-type="string">
            <text:p>Leoni</text:p>
          </table:table-cell>
          <table:table-cell table:style-name="ce943" table:formula="of:=IF([.BC66]&lt;[.BD66];[.BA66];[.BB66])" office:value-type="string" office:string-value="Pantere" calcext:value-type="string">
            <text:p>Pantere</text:p>
          </table:table-cell>
          <table:table-cell table:style-name="ce929" table:formula="of:=1*([.BC66]&gt;[.BD66])" office:value-type="float" office:value="1" calcext:value-type="float">
            <text:p>1</text:p>
          </table:table-cell>
          <table:table-cell table:style-name="ce946" table:formula="of:=1*([.BC66]&lt;[.BD66])*NOT(AND([.BC66]=0;[.BD66]=20))" office:value-type="float" office:value="0" calcext:value-type="float">
            <text:p>0</text:p>
          </table:table-cell>
          <table:table-cell table:style-name="ce946" table:formula="of:=1*AND([.BC66]=0;[.BD66]=20)" office:value-type="float" office:value="0" calcext:value-type="float">
            <text:p>0</text:p>
          </table:table-cell>
          <table:table-cell table:style-name="ce929" table:formula="of:=[.BC66]" office:value-type="float" office:value="69" calcext:value-type="float">
            <text:p>69</text:p>
          </table:table-cell>
          <table:table-cell table:style-name="ce929" table:formula="of:=[.BD66]" office:value-type="float" office:value="42" calcext:value-type="float">
            <text:p>42</text:p>
          </table:table-cell>
          <table:table-cell table:style-name="ce949" table:formula="of:=[.BJ66]-[.BK66]" office:value-type="float" office:value="27" calcext:value-type="float">
            <text:p>+27</text:p>
          </table:table-cell>
          <table:table-cell table:style-name="ce929" table:formula="of:=1*([.BD66]&gt;[.BC66])" office:value-type="float" office:value="0" calcext:value-type="float">
            <text:p>0</text:p>
          </table:table-cell>
          <table:table-cell table:style-name="ce929" table:formula="of:=1*([.BD66]&lt;[.BC66])*NOT(AND([.BC66]=20;[.BD66]=0))" office:value-type="float" office:value="1" calcext:value-type="float">
            <text:p>1</text:p>
          </table:table-cell>
          <table:table-cell table:style-name="ce929" table:formula="of:=1*AND([.BC66]=20;[.BD66]=0)" office:value-type="float" office:value="0" calcext:value-type="float">
            <text:p>0</text:p>
          </table:table-cell>
          <table:table-cell table:style-name="ce929" table:formula="of:=[.BD66]" office:value-type="float" office:value="42" calcext:value-type="float">
            <text:p>42</text:p>
          </table:table-cell>
          <table:table-cell table:style-name="ce929" table:formula="of:=[.BC66]" office:value-type="float" office:value="69" calcext:value-type="float">
            <text:p>69</text:p>
          </table:table-cell>
          <table:table-cell table:style-name="ce952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Calcolo.C3:Calcolo.C50 Calcolo.Z3:Calcolo.Z34 Calcolo.AX3:Calcolo.AX66">
            <calcext:condition calcext:apply-style-name="GIRONE_A" calcext:value="=&quot;A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B" calcext:value="=&quot;B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C" calcext:value="=&quot;C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D" calcext:value="=&quot;D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E" calcext:value="=&quot;E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F" calcext:value="=&quot;F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G" calcext:value="=&quot;G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H" calcext:value="=&quot;H&quot;" calcext:base-cell-address="Calcolo.C3"/>
          </calcext:conditional-format>
        </calcext:conditional-formats>
      </table:table>
      <table:table table:name="Calendario e Classifiche Gironi" table:style-name="ta1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41" table:visibility="collapse" table:default-cell-style-name="ce1023"/>
        <table:table-column table:style-name="co4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3" table:number-columns-repeated="2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4">
          <table:table-cell table:style-name="ce1021"/>
          <table:table-cell table:style-name="ce1024" table:formula="of:=VLOOKUP(&quot;NOME_TORNEO&quot;;INPUT_DATI_TORNEO;2;0)" office:value-type="string" office:string-value="Torneo dell’Estate" calcext:value-type="string" table:number-columns-spanned="16" table:number-rows-spanned="1">
            <text:p>Torneo dell’Estate</text:p>
          </table:table-cell>
          <table:covered-table-cell table:number-columns-repeated="7" table:style-name="ce1029"/>
          <table:covered-table-cell table:style-name="INTESTAZIONE_5f_GRANDE"/>
          <table:covered-table-cell table:number-columns-repeated="7" table:style-name="ce1029"/>
        </table:table-row>
        <table:table-row table:style-name="ro5">
          <table:table-cell table:style-name="ce1021"/>
          <table:table-cell table:style-name="ce1025" office:value-type="string" calcext:value-type="string" table:number-columns-spanned="8" table:number-rows-spanned="1">
            <text:p>Caledario Fase a Gironi</text:p>
          </table:table-cell>
          <table:covered-table-cell table:number-columns-repeated="7" table:style-name="ce1030"/>
          <table:table-cell table:style-name="ce1025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1030"/>
        </table:table-row>
        <table:table-row table:style-name="ro6">
          <table:table-cell table:style-name="ce1021"/>
          <table:table-cell table:style-name="ce1026" office:value-type="string" calcext:value-type="string">
            <text:p>Data</text:p>
          </table:table-cell>
          <table:table-cell table:style-name="ce1026" office:value-type="string" calcext:value-type="string">
            <text:p>Ora</text:p>
          </table:table-cell>
          <table:table-cell table:style-name="ce1026" office:value-type="string" calcext:value-type="string">
            <text:p>Squadra A</text:p>
          </table:table-cell>
          <table:table-cell table:style-name="ce1035" office:value-type="string" calcext:value-type="string" table:number-columns-spanned="2" table:number-rows-spanned="1">
            <text:p>Risultato</text:p>
          </table:table-cell>
          <table:covered-table-cell table:style-name="ce1037"/>
          <table:table-cell table:style-name="ce1026" office:value-type="string" calcext:value-type="string">
            <text:p>Squadra B</text:p>
          </table:table-cell>
          <table:table-cell table:style-name="ce1026" office:value-type="string" calcext:value-type="string">
            <text:p>Gp</text:p>
          </table:table-cell>
          <table:table-cell table:style-name="ce1026" office:value-type="string" calcext:value-type="string">
            <text:p>Campo</text:p>
          </table:table-cell>
          <table:table-cell table:style-name="ce1041" office:value-type="string" calcext:value-type="string">
            <text:p>Girone A</text:p>
          </table:table-cell>
          <table:table-cell table:style-name="ce1075" office:value-type="string" calcext:value-type="string">
            <text:p>G</text:p>
          </table:table-cell>
          <table:table-cell table:style-name="ce1075" office:value-type="string" calcext:value-type="string">
            <text:p>V</text:p>
          </table:table-cell>
          <table:table-cell table:style-name="ce1075" office:value-type="string" calcext:value-type="string">
            <text:p>P</text:p>
          </table:table-cell>
          <table:table-cell table:style-name="ce1075" office:value-type="string" calcext:value-type="string">
            <text:p>F</text:p>
          </table:table-cell>
          <table:table-cell table:style-name="ce1075" office:value-type="string" calcext:value-type="string">
            <text:p>PC</text:p>
          </table:table-cell>
          <table:table-cell table:style-name="ce1075" office:value-type="string" calcext:value-type="string">
            <text:p>PGF</text:p>
          </table:table-cell>
          <table:table-cell table:style-name="ce1150" office:value-type="string" calcext:value-type="string">
            <text:p>PGS</text:p>
          </table:table-cell>
        </table:table-row>
        <table:table-row table:style-name="ro6">
          <table:table-cell table:style-name="ce1022" office:value-type="float" office:value="1" calcext:value-type="float">
            <text:p>1</text:p>
          </table:table-cell>
          <table:table-cell table:style-name="ce1027" table:formula="of:=VLOOKUP([.A4];INPUT_DATE_E_RISULTATI_GIRONI;8;0)" office:value-type="date" office:date-value="2021-06-07" calcext:value-type="date">
            <text:p>lun 7 giu</text:p>
          </table:table-cell>
          <table:table-cell table:style-name="ce1031" table:formula="of:=VLOOKUP([.A4];INPUT_DATE_E_RISULTATI_GIRONI;9;0)" office:value-type="time" office:time-value="PT16H00M00S" calcext:value-type="time">
            <text:p>16:00</text:p>
          </table:table-cell>
          <table:table-cell table:style-name="ce1033" table:formula="of:=VLOOKUP([.A4];INPUT_DATE_E_RISULTATI_GIRONI;4;0)" office:value-type="string" office:string-value="Leoni" calcext:value-type="string">
            <text:p>Leoni</text:p>
          </table:table-cell>
          <table:table-cell table:style-name="ce1036" table:formula="of:=VLOOKUP([.A4];INPUT_DATE_E_RISULTATI_GIRONI;6;0)" office:value-type="float" office:value="72" calcext:value-type="float">
            <text:p>72</text:p>
          </table:table-cell>
          <table:table-cell table:style-name="ce1036" table:formula="of:=VLOOKUP([.A4];INPUT_DATE_E_RISULTATI_GIRONI;7;0)" office:value-type="float" office:value="49" calcext:value-type="float">
            <text:p>49</text:p>
          </table:table-cell>
          <table:table-cell table:style-name="ce1038" table:formula="of:=VLOOKUP([.A4];INPUT_DATE_E_RISULTATI_GIRONI;5;0)" office:value-type="string" office:string-value="Pantere" calcext:value-type="string">
            <text:p>Pantere</text:p>
          </table:table-cell>
          <table:table-cell table:style-name="ce1039" table:formula="of:=VLOOKUP([.A4];INPUT_DATE_E_RISULTATI_GIRONI;3;0)" office:value-type="string" office:string-value="A" calcext:value-type="string">
            <text:p>A</text:p>
          </table:table-cell>
          <table:table-cell table:style-name="ce1040" table:formula="of:=VLOOKUP([.A4];INPUT_DATE_E_RISULTATI_GIRONI;11;0)" office:value-type="string" office:string-value="Cristo Re 1" calcext:value-type="string">
            <text:p>Cristo Re 1</text:p>
          </table:table-cell>
          <table:table-cell table:style-name="ce1042" table:formula="of:=VLOOKUP(ROW()-3&amp;RIGHT([.J$3];1);B_CLASSIFICA_GIRONE_A;4;0)" office:value-type="string" office:string-value="Leoni" calcext:value-type="string">
            <text:p>Leoni</text:p>
          </table:table-cell>
          <table:table-cell table:style-name="ce1076" table:formula="of:=VLOOKUP(ROW()-3&amp;RIGHT([.J$3];1);B_CLASSIFICA_GIRONE_A;5;0)" office:value-type="float" office:value="3" calcext:value-type="float">
            <text:p>3</text:p>
          </table:table-cell>
          <table:table-cell table:style-name="ce1076" table:formula="of:=VLOOKUP(ROW()-3&amp;RIGHT([.J$3];1);B_CLASSIFICA_GIRONE_A;6;0)" office:value-type="float" office:value="3" calcext:value-type="float">
            <text:p>3</text:p>
          </table:table-cell>
          <table:table-cell table:style-name="ce1076" table:formula="of:=VLOOKUP(ROW()-3&amp;RIGHT([.J$3];1);B_CLASSIFICA_GIRONE_A;7;0)" office:value-type="float" office:value="0" calcext:value-type="float">
            <text:p>0</text:p>
          </table:table-cell>
          <table:table-cell table:style-name="ce1076" table:formula="of:=VLOOKUP(ROW()-3&amp;RIGHT([.J$3];1);B_CLASSIFICA_GIRONE_A;8;0)" office:value-type="float" office:value="0" calcext:value-type="float">
            <text:p>0</text:p>
          </table:table-cell>
          <table:table-cell table:style-name="ce1076" table:formula="of:=VLOOKUP(ROW()-3&amp;RIGHT([.J$3];1);B_CLASSIFICA_GIRONE_A;9;0)" office:value-type="float" office:value="6" calcext:value-type="float">
            <text:p>6</text:p>
          </table:table-cell>
          <table:table-cell table:style-name="ce1076" table:formula="of:=VLOOKUP(ROW()-3&amp;RIGHT([.J$3];1);B_CLASSIFICA_GIRONE_A;10;0)" office:value-type="float" office:value="244" calcext:value-type="float">
            <text:p>244</text:p>
          </table:table-cell>
          <table:table-cell table:style-name="ce1151" table:formula="of:=VLOOKUP(ROW()-3&amp;RIGHT([.J$3];1);B_CLASSIFICA_GIRONE_A;11;0)" office:value-type="float" office:value="96" calcext:value-type="float">
            <text:p>96</text:p>
          </table:table-cell>
        </table:table-row>
        <table:table-row table:style-name="ro6">
          <table:table-cell table:style-name="ce1022" office:value-type="float" office:value="2" calcext:value-type="float">
            <text:p>2</text:p>
          </table:table-cell>
          <table:table-cell table:style-name="ce1028" table:formula="of:=VLOOKUP([.A5];INPUT_DATE_E_RISULTATI_GIRONI;8;0)" office:value-type="date" office:date-value="2021-06-07" calcext:value-type="date">
            <text:p>lun 7 giu</text:p>
          </table:table-cell>
          <table:table-cell table:style-name="ce1032" table:formula="of:=VLOOKUP([.A5];INPUT_DATE_E_RISULTATI_GIRONI;9;0)" office:value-type="time" office:time-value="PT18H00M00S" calcext:value-type="time">
            <text:p>18:00</text:p>
          </table:table-cell>
          <table:table-cell table:style-name="ce1034" table:formula="of:=VLOOKUP([.A5];INPUT_DATE_E_RISULTATI_GIRONI;4;0)" office:value-type="string" office:string-value="Tigri" calcext:value-type="string">
            <text:p>Tigri</text:p>
          </table:table-cell>
          <table:table-cell table:style-name="ce1036" table:formula="of:=VLOOKUP([.A5];INPUT_DATE_E_RISULTATI_GIRONI;6;0)" office:value-type="float" office:value="67" calcext:value-type="float">
            <text:p>67</text:p>
          </table:table-cell>
          <table:table-cell table:style-name="ce1036" table:formula="of:=VLOOKUP([.A5];INPUT_DATE_E_RISULTATI_GIRONI;7;0)" office:value-type="float" office:value="51" calcext:value-type="float">
            <text:p>51</text:p>
          </table:table-cell>
          <table:table-cell table:style-name="ce1038" table:formula="of:=VLOOKUP([.A5];INPUT_DATE_E_RISULTATI_GIRONI;5;0)" office:value-type="string" office:string-value="Ghepardi" calcext:value-type="string">
            <text:p>Ghepardi</text:p>
          </table:table-cell>
          <table:table-cell table:style-name="ce1040" table:formula="of:=VLOOKUP([.A5];INPUT_DATE_E_RISULTATI_GIRONI;3;0)" office:value-type="string" office:string-value="A" calcext:value-type="string">
            <text:p>A</text:p>
          </table:table-cell>
          <table:table-cell table:style-name="ce1040" table:formula="of:=VLOOKUP([.A5];INPUT_DATE_E_RISULTATI_GIRONI;11;0)" office:value-type="string" office:string-value="Cristo Re 1" calcext:value-type="string">
            <text:p>Cristo Re 1</text:p>
          </table:table-cell>
          <table:table-cell table:style-name="ce1043" table:formula="of:=VLOOKUP(ROW()-3&amp;RIGHT([.J$3];1);B_CLASSIFICA_GIRONE_A;4;0)" office:value-type="string" office:string-value="Pantere" calcext:value-type="string">
            <text:p>Pantere</text:p>
          </table:table-cell>
          <table:table-cell table:style-name="ce1077" table:formula="of:=VLOOKUP(ROW()-3&amp;RIGHT([.J$3];1);B_CLASSIFICA_GIRONE_A;5;0)" office:value-type="float" office:value="3" calcext:value-type="float">
            <text:p>3</text:p>
          </table:table-cell>
          <table:table-cell table:style-name="ce1109" table:formula="of:=VLOOKUP(ROW()-3&amp;RIGHT([.J$3];1);B_CLASSIFICA_GIRONE_A;6;0)" office:value-type="float" office:value="2" calcext:value-type="float">
            <text:p>2</text:p>
          </table:table-cell>
          <table:table-cell table:style-name="ce1109" table:formula="of:=VLOOKUP(ROW()-3&amp;RIGHT([.J$3];1);B_CLASSIFICA_GIRONE_A;7;0)" office:value-type="float" office:value="1" calcext:value-type="float">
            <text:p>1</text:p>
          </table:table-cell>
          <table:table-cell table:style-name="ce1109" table:formula="of:=VLOOKUP(ROW()-3&amp;RIGHT([.J$3];1);B_CLASSIFICA_GIRONE_A;8;0)" office:value-type="float" office:value="0" calcext:value-type="float">
            <text:p>0</text:p>
          </table:table-cell>
          <table:table-cell table:style-name="ce1109" table:formula="of:=VLOOKUP(ROW()-3&amp;RIGHT([.J$3];1);B_CLASSIFICA_GIRONE_A;9;0)" office:value-type="float" office:value="5" calcext:value-type="float">
            <text:p>5</text:p>
          </table:table-cell>
          <table:table-cell table:style-name="ce1109" table:formula="of:=VLOOKUP(ROW()-3&amp;RIGHT([.J$3];1);B_CLASSIFICA_GIRONE_A;10;0)" office:value-type="float" office:value="199" calcext:value-type="float">
            <text:p>199</text:p>
          </table:table-cell>
          <table:table-cell table:style-name="ce1152" table:formula="of:=VLOOKUP(ROW()-3&amp;RIGHT([.J$3];1);B_CLASSIFICA_GIRONE_A;11;0)" office:value-type="float" office:value="123" calcext:value-type="float">
            <text:p>123</text:p>
          </table:table-cell>
        </table:table-row>
        <table:table-row table:style-name="ro6">
          <table:table-cell table:style-name="ce1022" office:value-type="float" office:value="3" calcext:value-type="float">
            <text:p>3</text:p>
          </table:table-cell>
          <table:table-cell table:style-name="ce1028" table:formula="of:=VLOOKUP([.A6];INPUT_DATE_E_RISULTATI_GIRONI;8;0)" office:value-type="date" office:date-value="2021-06-07" calcext:value-type="date">
            <text:p>lun 7 giu</text:p>
          </table:table-cell>
          <table:table-cell table:style-name="ce1032" table:formula="of:=VLOOKUP([.A6];INPUT_DATE_E_RISULTATI_GIRONI;9;0)" office:value-type="time" office:time-value="PT16H00M00S" calcext:value-type="time">
            <text:p>16:00</text:p>
          </table:table-cell>
          <table:table-cell table:style-name="ce1034" table:formula="of:=VLOOKUP([.A6];INPUT_DATE_E_RISULTATI_GIRONI;4;0)" office:value-type="string" office:string-value="Giaguari" calcext:value-type="string">
            <text:p>Giaguari</text:p>
          </table:table-cell>
          <table:table-cell table:style-name="ce1036" table:formula="of:=VLOOKUP([.A6];INPUT_DATE_E_RISULTATI_GIRONI;6;0)" office:value-type="float" office:value="100" calcext:value-type="float">
            <text:p>100</text:p>
          </table:table-cell>
          <table:table-cell table:style-name="ce1036" table:formula="of:=VLOOKUP([.A6];INPUT_DATE_E_RISULTATI_GIRONI;7;0)" office:value-type="float" office:value="51" calcext:value-type="float">
            <text:p>51</text:p>
          </table:table-cell>
          <table:table-cell table:style-name="ce1038" table:formula="of:=VLOOKUP([.A6];INPUT_DATE_E_RISULTATI_GIRONI;5;0)" office:value-type="string" office:string-value="Puma" calcext:value-type="string">
            <text:p>Puma</text:p>
          </table:table-cell>
          <table:table-cell table:style-name="ce1040" table:formula="of:=VLOOKUP([.A6];INPUT_DATE_E_RISULTATI_GIRONI;3;0)" office:value-type="string" office:string-value="B" calcext:value-type="string">
            <text:p>B</text:p>
          </table:table-cell>
          <table:table-cell table:style-name="ce1040" table:formula="of:=VLOOKUP([.A6];INPUT_DATE_E_RISULTATI_GIRONI;11;0)" office:value-type="string" office:string-value="Cristo Re 2" calcext:value-type="string">
            <text:p>Cristo Re 2</text:p>
          </table:table-cell>
          <table:table-cell table:style-name="ce1044" table:formula="of:=VLOOKUP(ROW()-3&amp;RIGHT([.J$3];1);B_CLASSIFICA_GIRONE_A;4;0)" office:value-type="string" office:string-value="Tigri" calcext:value-type="string">
            <text:p>Tigri</text:p>
          </table:table-cell>
          <table:table-cell table:style-name="ce1078" table:formula="of:=VLOOKUP(ROW()-3&amp;RIGHT([.J$3];1);B_CLASSIFICA_GIRONE_A;5;0)" office:value-type="float" office:value="3" calcext:value-type="float">
            <text:p>3</text:p>
          </table:table-cell>
          <table:table-cell table:style-name="ce1110" table:formula="of:=VLOOKUP(ROW()-3&amp;RIGHT([.J$3];1);B_CLASSIFICA_GIRONE_A;6;0)" office:value-type="float" office:value="1" calcext:value-type="float">
            <text:p>1</text:p>
          </table:table-cell>
          <table:table-cell table:style-name="ce1130" table:formula="of:=VLOOKUP(ROW()-3&amp;RIGHT([.J$3];1);B_CLASSIFICA_GIRONE_A;7;0)" office:value-type="float" office:value="2" calcext:value-type="float">
            <text:p>2</text:p>
          </table:table-cell>
          <table:table-cell table:style-name="ce1140" table:formula="of:=VLOOKUP(ROW()-3&amp;RIGHT([.J$3];1);B_CLASSIFICA_GIRONE_A;8;0)" office:value-type="float" office:value="0" calcext:value-type="float">
            <text:p>0</text:p>
          </table:table-cell>
          <table:table-cell table:style-name="ce1140" table:formula="of:=VLOOKUP(ROW()-3&amp;RIGHT([.J$3];1);B_CLASSIFICA_GIRONE_A;9;0)" office:value-type="float" office:value="4" calcext:value-type="float">
            <text:p>4</text:p>
          </table:table-cell>
          <table:table-cell table:style-name="ce1140" table:formula="of:=VLOOKUP(ROW()-3&amp;RIGHT([.J$3];1);B_CLASSIFICA_GIRONE_A;10;0)" office:value-type="float" office:value="119" calcext:value-type="float">
            <text:p>119</text:p>
          </table:table-cell>
          <table:table-cell table:style-name="ce1153" table:formula="of:=VLOOKUP(ROW()-3&amp;RIGHT([.J$3];1);B_CLASSIFICA_GIRONE_A;11;0)" office:value-type="float" office:value="234" calcext:value-type="float">
            <text:p>234</text:p>
          </table:table-cell>
        </table:table-row>
        <table:table-row table:style-name="ro6">
          <table:table-cell table:style-name="ce1022" office:value-type="float" office:value="4" calcext:value-type="float">
            <text:p>4</text:p>
          </table:table-cell>
          <table:table-cell table:style-name="ce1028" table:formula="of:=VLOOKUP([.A7];INPUT_DATE_E_RISULTATI_GIRONI;8;0)" office:value-type="date" office:date-value="2021-06-07" calcext:value-type="date">
            <text:p>lun 7 giu</text:p>
          </table:table-cell>
          <table:table-cell table:style-name="ce1032" table:formula="of:=VLOOKUP([.A7];INPUT_DATE_E_RISULTATI_GIRONI;9;0)" office:value-type="time" office:time-value="PT18H00M00S" calcext:value-type="time">
            <text:p>18:00</text:p>
          </table:table-cell>
          <table:table-cell table:style-name="ce1034" table:formula="of:=VLOOKUP([.A7];INPUT_DATE_E_RISULTATI_GIRONI;4;0)" office:value-type="string" office:string-value="Linci" calcext:value-type="string">
            <text:p>Linci</text:p>
          </table:table-cell>
          <table:table-cell table:style-name="ce1036" table:formula="of:=VLOOKUP([.A7];INPUT_DATE_E_RISULTATI_GIRONI;6;0)" office:value-type="float" office:value="96" calcext:value-type="float">
            <text:p>96</text:p>
          </table:table-cell>
          <table:table-cell table:style-name="ce1036" table:formula="of:=VLOOKUP([.A7];INPUT_DATE_E_RISULTATI_GIRONI;7;0)" office:value-type="float" office:value="86" calcext:value-type="float">
            <text:p>86</text:p>
          </table:table-cell>
          <table:table-cell table:style-name="ce1038" table:formula="of:=VLOOKUP([.A7];INPUT_DATE_E_RISULTATI_GIRONI;5;0)" office:value-type="string" office:string-value="Serval" calcext:value-type="string">
            <text:p>Serval</text:p>
          </table:table-cell>
          <table:table-cell table:style-name="ce1040" table:formula="of:=VLOOKUP([.A7];INPUT_DATE_E_RISULTATI_GIRONI;3;0)" office:value-type="string" office:string-value="B" calcext:value-type="string">
            <text:p>B</text:p>
          </table:table-cell>
          <table:table-cell table:style-name="ce1040" table:formula="of:=VLOOKUP([.A7];INPUT_DATE_E_RISULTATI_GIRONI;11;0)" office:value-type="string" office:string-value="Cristo Re 2" calcext:value-type="string">
            <text:p>Cristo Re 2</text:p>
          </table:table-cell>
          <table:table-cell table:style-name="ce1045" table:formula="of:=VLOOKUP(ROW()-3&amp;RIGHT([.J$3];1);B_CLASSIFICA_GIRONE_A;4;0)" office:value-type="string" office:string-value="Ghepardi" calcext:value-type="string">
            <text:p>Ghepardi</text:p>
          </table:table-cell>
          <table:table-cell table:style-name="ce1079" table:formula="of:=VLOOKUP(ROW()-3&amp;RIGHT([.J$3];1);B_CLASSIFICA_GIRONE_A;5;0)" office:value-type="float" office:value="3" calcext:value-type="float">
            <text:p>3</text:p>
          </table:table-cell>
          <table:table-cell table:style-name="ce1111" table:formula="of:=VLOOKUP(ROW()-3&amp;RIGHT([.J$3];1);B_CLASSIFICA_GIRONE_A;6;0)" office:value-type="float" office:value="0" calcext:value-type="float">
            <text:p>0</text:p>
          </table:table-cell>
          <table:table-cell table:style-name="ce1131" table:formula="of:=VLOOKUP(ROW()-3&amp;RIGHT([.J$3];1);B_CLASSIFICA_GIRONE_A;7;0)" office:value-type="float" office:value="3" calcext:value-type="float">
            <text:p>3</text:p>
          </table:table-cell>
          <table:table-cell table:style-name="ce1141" table:formula="of:=VLOOKUP(ROW()-3&amp;RIGHT([.J$3];1);B_CLASSIFICA_GIRONE_A;8;0)" office:value-type="float" office:value="0" calcext:value-type="float">
            <text:p>0</text:p>
          </table:table-cell>
          <table:table-cell table:style-name="ce1141" table:formula="of:=VLOOKUP(ROW()-3&amp;RIGHT([.J$3];1);B_CLASSIFICA_GIRONE_A;9;0)" office:value-type="float" office:value="3" calcext:value-type="float">
            <text:p>3</text:p>
          </table:table-cell>
          <table:table-cell table:style-name="ce1141" table:formula="of:=VLOOKUP(ROW()-3&amp;RIGHT([.J$3];1);B_CLASSIFICA_GIRONE_A;10;0)" office:value-type="float" office:value="97" calcext:value-type="float">
            <text:p>97</text:p>
          </table:table-cell>
          <table:table-cell table:style-name="ce1154" table:formula="of:=VLOOKUP(ROW()-3&amp;RIGHT([.J$3];1);B_CLASSIFICA_GIRONE_A;11;0)" office:value-type="float" office:value="206" calcext:value-type="float">
            <text:p>206</text:p>
          </table:table-cell>
        </table:table-row>
        <table:table-row table:style-name="ro6">
          <table:table-cell table:style-name="ce1022" office:value-type="float" office:value="5" calcext:value-type="float">
            <text:p>5</text:p>
          </table:table-cell>
          <table:table-cell table:style-name="ce1028" table:formula="of:=VLOOKUP([.A8];INPUT_DATE_E_RISULTATI_GIRONI;8;0)" office:value-type="date" office:date-value="2021-06-07" calcext:value-type="date">
            <text:p>lun 7 giu</text:p>
          </table:table-cell>
          <table:table-cell table:style-name="ce1032" table:formula="of:=VLOOKUP([.A8];INPUT_DATE_E_RISULTATI_GIRONI;9;0)" office:value-type="time" office:time-value="PT16H00M00S" calcext:value-type="time">
            <text:p>16:00</text:p>
          </table:table-cell>
          <table:table-cell table:style-name="ce1034" table:formula="of:=VLOOKUP([.A8];INPUT_DATE_E_RISULTATI_GIRONI;4;0)" office:value-type="string" office:string-value="Elefanti" calcext:value-type="string">
            <text:p>Elefanti</text:p>
          </table:table-cell>
          <table:table-cell table:style-name="ce1036" table:formula="of:=VLOOKUP([.A8];INPUT_DATE_E_RISULTATI_GIRONI;6;0)" office:value-type="float" office:value="79" calcext:value-type="float">
            <text:p>79</text:p>
          </table:table-cell>
          <table:table-cell table:style-name="ce1036" table:formula="of:=VLOOKUP([.A8];INPUT_DATE_E_RISULTATI_GIRONI;7;0)" office:value-type="float" office:value="48" calcext:value-type="float">
            <text:p>48</text:p>
          </table:table-cell>
          <table:table-cell table:style-name="ce1038" table:formula="of:=VLOOKUP([.A8];INPUT_DATE_E_RISULTATI_GIRONI;5;0)" office:value-type="string" office:string-value="Giraffe" calcext:value-type="string">
            <text:p>Giraffe</text:p>
          </table:table-cell>
          <table:table-cell table:style-name="ce1040" table:formula="of:=VLOOKUP([.A8];INPUT_DATE_E_RISULTATI_GIRONI;3;0)" office:value-type="string" office:string-value="C" calcext:value-type="string">
            <text:p>C</text:p>
          </table:table-cell>
          <table:table-cell table:style-name="ce1040" table:formula="of:=VLOOKUP([.A8];INPUT_DATE_E_RISULTATI_GIRONI;11;0)" office:value-type="string" office:string-value="Basket Giovane" calcext:value-type="string">
            <text:p>Basket Giovane</text:p>
          </table:table-cell>
          <table:table-cell table:style-name="ce1046" office:value-type="string" calcext:value-type="string">
            <text:p>Girone B</text:p>
          </table:table-cell>
          <table:table-cell table:style-name="ce1080" office:value-type="string" calcext:value-type="string">
            <text:p>G</text:p>
          </table:table-cell>
          <table:table-cell table:style-name="ce1080" office:value-type="string" calcext:value-type="string">
            <text:p>V</text:p>
          </table:table-cell>
          <table:table-cell table:style-name="ce1080" office:value-type="string" calcext:value-type="string">
            <text:p>P</text:p>
          </table:table-cell>
          <table:table-cell table:style-name="ce1080" office:value-type="string" calcext:value-type="string">
            <text:p>F</text:p>
          </table:table-cell>
          <table:table-cell table:style-name="ce1080" office:value-type="string" calcext:value-type="string">
            <text:p>PC</text:p>
          </table:table-cell>
          <table:table-cell table:style-name="ce1080" office:value-type="string" calcext:value-type="string">
            <text:p>PGF</text:p>
          </table:table-cell>
          <table:table-cell table:style-name="ce1155" office:value-type="string" calcext:value-type="string">
            <text:p>PGS</text:p>
          </table:table-cell>
        </table:table-row>
        <table:table-row table:style-name="ro6">
          <table:table-cell table:style-name="ce1022" office:value-type="float" office:value="6" calcext:value-type="float">
            <text:p>6</text:p>
          </table:table-cell>
          <table:table-cell table:style-name="ce1028" table:formula="of:=VLOOKUP([.A9];INPUT_DATE_E_RISULTATI_GIRONI;8;0)" office:value-type="date" office:date-value="2021-06-07" calcext:value-type="date">
            <text:p>lun 7 giu</text:p>
          </table:table-cell>
          <table:table-cell table:style-name="ce1032" table:formula="of:=VLOOKUP([.A9];INPUT_DATE_E_RISULTATI_GIRONI;9;0)" office:value-type="time" office:time-value="PT18H00M00S" calcext:value-type="time">
            <text:p>18:00</text:p>
          </table:table-cell>
          <table:table-cell table:style-name="ce1034" table:formula="of:=VLOOKUP([.A9];INPUT_DATE_E_RISULTATI_GIRONI;4;0)" office:value-type="string" office:string-value="Ippopotami" calcext:value-type="string">
            <text:p>Ippopotami</text:p>
          </table:table-cell>
          <table:table-cell table:style-name="ce1036" table:formula="of:=VLOOKUP([.A9];INPUT_DATE_E_RISULTATI_GIRONI;6;0)" office:value-type="float" office:value="62" calcext:value-type="float">
            <text:p>62</text:p>
          </table:table-cell>
          <table:table-cell table:style-name="ce1036" table:formula="of:=VLOOKUP([.A9];INPUT_DATE_E_RISULTATI_GIRONI;7;0)" office:value-type="float" office:value="44" calcext:value-type="float">
            <text:p>44</text:p>
          </table:table-cell>
          <table:table-cell table:style-name="ce1038" table:formula="of:=VLOOKUP([.A9];INPUT_DATE_E_RISULTATI_GIRONI;5;0)" office:value-type="string" office:string-value="Iguane" calcext:value-type="string">
            <text:p>Iguane</text:p>
          </table:table-cell>
          <table:table-cell table:style-name="ce1040" table:formula="of:=VLOOKUP([.A9];INPUT_DATE_E_RISULTATI_GIRONI;3;0)" office:value-type="string" office:string-value="C" calcext:value-type="string">
            <text:p>C</text:p>
          </table:table-cell>
          <table:table-cell table:style-name="ce1040" table:formula="of:=VLOOKUP([.A9];INPUT_DATE_E_RISULTATI_GIRONI;11;0)" office:value-type="string" office:string-value="Basket Giovane" calcext:value-type="string">
            <text:p>Basket Giovane</text:p>
          </table:table-cell>
          <table:table-cell table:style-name="ce1047" table:formula="of:=VLOOKUP(ROW()-8&amp;RIGHT([.J$8];1);B_CLASSIFICA_GIRONE_B;4;0)" office:value-type="string" office:string-value="Giaguari" calcext:value-type="string">
            <text:p>Giaguari</text:p>
          </table:table-cell>
          <table:table-cell table:style-name="ce1081" table:formula="of:=VLOOKUP(ROW()-8&amp;RIGHT([.J$8];1);B_CLASSIFICA_GIRONE_B;5;0)" office:value-type="float" office:value="3" calcext:value-type="float">
            <text:p>3</text:p>
          </table:table-cell>
          <table:table-cell table:style-name="ce1081" table:formula="of:=VLOOKUP(ROW()-8&amp;RIGHT([.J$8];1);B_CLASSIFICA_GIRONE_B;6;0)" office:value-type="float" office:value="2" calcext:value-type="float">
            <text:p>2</text:p>
          </table:table-cell>
          <table:table-cell table:style-name="ce1081" table:formula="of:=VLOOKUP(ROW()-8&amp;RIGHT([.J$8];1);B_CLASSIFICA_GIRONE_B;7;0)" office:value-type="float" office:value="1" calcext:value-type="float">
            <text:p>1</text:p>
          </table:table-cell>
          <table:table-cell table:style-name="ce1081" table:formula="of:=VLOOKUP(ROW()-8&amp;RIGHT([.J$8];1);B_CLASSIFICA_GIRONE_B;8;0)" office:value-type="float" office:value="0" calcext:value-type="float">
            <text:p>0</text:p>
          </table:table-cell>
          <table:table-cell table:style-name="ce1081" table:formula="of:=VLOOKUP(ROW()-8&amp;RIGHT([.J$8];1);B_CLASSIFICA_GIRONE_B;9;0)" office:value-type="float" office:value="5" calcext:value-type="float">
            <text:p>5</text:p>
          </table:table-cell>
          <table:table-cell table:style-name="ce1081" table:formula="of:=VLOOKUP(ROW()-8&amp;RIGHT([.J$8];1);B_CLASSIFICA_GIRONE_B;10;0)" office:value-type="float" office:value="232" calcext:value-type="float">
            <text:p>232</text:p>
          </table:table-cell>
          <table:table-cell table:style-name="ce1156" table:formula="of:=VLOOKUP(ROW()-8&amp;RIGHT([.J$8];1);B_CLASSIFICA_GIRONE_B;11;0)" office:value-type="float" office:value="192" calcext:value-type="float">
            <text:p>192</text:p>
          </table:table-cell>
        </table:table-row>
        <table:table-row table:style-name="ro6">
          <table:table-cell table:style-name="ce1022" office:value-type="float" office:value="7" calcext:value-type="float">
            <text:p>7</text:p>
          </table:table-cell>
          <table:table-cell table:style-name="ce1028" table:formula="of:=VLOOKUP([.A10];INPUT_DATE_E_RISULTATI_GIRONI;8;0)" office:value-type="date" office:date-value="2021-06-07" calcext:value-type="date">
            <text:p>lun 7 giu</text:p>
          </table:table-cell>
          <table:table-cell table:style-name="ce1032" table:formula="of:=VLOOKUP([.A10];INPUT_DATE_E_RISULTATI_GIRONI;9;0)" office:value-type="time" office:time-value="PT16H00M00S" calcext:value-type="time">
            <text:p>16:00</text:p>
          </table:table-cell>
          <table:table-cell table:style-name="ce1034" table:formula="of:=VLOOKUP([.A10];INPUT_DATE_E_RISULTATI_GIRONI;4;0)" office:value-type="string" office:string-value="Coccodrilli" calcext:value-type="string">
            <text:p>Coccodrilli</text:p>
          </table:table-cell>
          <table:table-cell table:style-name="ce1036" table:formula="of:=VLOOKUP([.A10];INPUT_DATE_E_RISULTATI_GIRONI;6;0)" office:value-type="float" office:value="96" calcext:value-type="float">
            <text:p>96</text:p>
          </table:table-cell>
          <table:table-cell table:style-name="ce1036" table:formula="of:=VLOOKUP([.A10];INPUT_DATE_E_RISULTATI_GIRONI;7;0)" office:value-type="float" office:value="25" calcext:value-type="float">
            <text:p>25</text:p>
          </table:table-cell>
          <table:table-cell table:style-name="ce1038" table:formula="of:=VLOOKUP([.A10];INPUT_DATE_E_RISULTATI_GIRONI;5;0)" office:value-type="string" office:string-value="Pitoni" calcext:value-type="string">
            <text:p>Pitoni</text:p>
          </table:table-cell>
          <table:table-cell table:style-name="ce1040" table:formula="of:=VLOOKUP([.A10];INPUT_DATE_E_RISULTATI_GIRONI;3;0)" office:value-type="string" office:string-value="D" calcext:value-type="string">
            <text:p>D</text:p>
          </table:table-cell>
          <table:table-cell table:style-name="ce1040" table:formula="of:=VLOOKUP([.A10];INPUT_DATE_E_RISULTATI_GIRONI;11;0)" office:value-type="string" office:string-value="Nuova Scuola" calcext:value-type="string">
            <text:p>Nuova Scuola</text:p>
          </table:table-cell>
          <table:table-cell table:style-name="ce1048" table:formula="of:=VLOOKUP(ROW()-8&amp;RIGHT([.J$8];1);B_CLASSIFICA_GIRONE_B;4;0)" office:value-type="string" office:string-value="Puma" calcext:value-type="string">
            <text:p>Puma</text:p>
          </table:table-cell>
          <table:table-cell table:style-name="ce1082" table:formula="of:=VLOOKUP(ROW()-8&amp;RIGHT([.J$8];1);B_CLASSIFICA_GIRONE_B;5;0)" office:value-type="float" office:value="3" calcext:value-type="float">
            <text:p>3</text:p>
          </table:table-cell>
          <table:table-cell table:style-name="ce1112" table:formula="of:=VLOOKUP(ROW()-8&amp;RIGHT([.J$8];1);B_CLASSIFICA_GIRONE_B;6;0)" office:value-type="float" office:value="2" calcext:value-type="float">
            <text:p>2</text:p>
          </table:table-cell>
          <table:table-cell table:style-name="ce1112" table:formula="of:=VLOOKUP(ROW()-8&amp;RIGHT([.J$8];1);B_CLASSIFICA_GIRONE_B;7;0)" office:value-type="float" office:value="1" calcext:value-type="float">
            <text:p>1</text:p>
          </table:table-cell>
          <table:table-cell table:style-name="ce1112" table:formula="of:=VLOOKUP(ROW()-8&amp;RIGHT([.J$8];1);B_CLASSIFICA_GIRONE_B;8;0)" office:value-type="float" office:value="0" calcext:value-type="float">
            <text:p>0</text:p>
          </table:table-cell>
          <table:table-cell table:style-name="ce1112" table:formula="of:=VLOOKUP(ROW()-8&amp;RIGHT([.J$8];1);B_CLASSIFICA_GIRONE_B;9;0)" office:value-type="float" office:value="5" calcext:value-type="float">
            <text:p>5</text:p>
          </table:table-cell>
          <table:table-cell table:style-name="ce1112" table:formula="of:=VLOOKUP(ROW()-8&amp;RIGHT([.J$8];1);B_CLASSIFICA_GIRONE_B;10;0)" office:value-type="float" office:value="216" calcext:value-type="float">
            <text:p>216</text:p>
          </table:table-cell>
          <table:table-cell table:style-name="ce1157" table:formula="of:=VLOOKUP(ROW()-8&amp;RIGHT([.J$8];1);B_CLASSIFICA_GIRONE_B;11;0)" office:value-type="float" office:value="217" calcext:value-type="float">
            <text:p>217</text:p>
          </table:table-cell>
        </table:table-row>
        <table:table-row table:style-name="ro6">
          <table:table-cell table:style-name="ce1022" office:value-type="float" office:value="8" calcext:value-type="float">
            <text:p>8</text:p>
          </table:table-cell>
          <table:table-cell table:style-name="ce1028" table:formula="of:=VLOOKUP([.A11];INPUT_DATE_E_RISULTATI_GIRONI;8;0)" office:value-type="date" office:date-value="2021-06-07" calcext:value-type="date">
            <text:p>lun 7 giu</text:p>
          </table:table-cell>
          <table:table-cell table:style-name="ce1032" table:formula="of:=VLOOKUP([.A11];INPUT_DATE_E_RISULTATI_GIRONI;9;0)" office:value-type="time" office:time-value="PT18H00M00S" calcext:value-type="time">
            <text:p>18:00</text:p>
          </table:table-cell>
          <table:table-cell table:style-name="ce1034" table:formula="of:=VLOOKUP([.A11];INPUT_DATE_E_RISULTATI_GIRONI;4;0)" office:value-type="string" office:string-value="Aquile" calcext:value-type="string">
            <text:p>Aquile</text:p>
          </table:table-cell>
          <table:table-cell table:style-name="ce1036" table:formula="of:=VLOOKUP([.A11];INPUT_DATE_E_RISULTATI_GIRONI;6;0)" office:value-type="float" office:value="72" calcext:value-type="float">
            <text:p>72</text:p>
          </table:table-cell>
          <table:table-cell table:style-name="ce1036" table:formula="of:=VLOOKUP([.A11];INPUT_DATE_E_RISULTATI_GIRONI;7;0)" office:value-type="float" office:value="52" calcext:value-type="float">
            <text:p>52</text:p>
          </table:table-cell>
          <table:table-cell table:style-name="ce1038" table:formula="of:=VLOOKUP([.A11];INPUT_DATE_E_RISULTATI_GIRONI;5;0)" office:value-type="string" office:string-value="Falchi" calcext:value-type="string">
            <text:p>Falchi</text:p>
          </table:table-cell>
          <table:table-cell table:style-name="ce1040" table:formula="of:=VLOOKUP([.A11];INPUT_DATE_E_RISULTATI_GIRONI;3;0)" office:value-type="string" office:string-value="D" calcext:value-type="string">
            <text:p>D</text:p>
          </table:table-cell>
          <table:table-cell table:style-name="ce1040" table:formula="of:=VLOOKUP([.A11];INPUT_DATE_E_RISULTATI_GIRONI;11;0)" office:value-type="string" office:string-value="Nuova Scuola" calcext:value-type="string">
            <text:p>Nuova Scuola</text:p>
          </table:table-cell>
          <table:table-cell table:style-name="ce1049" table:formula="of:=VLOOKUP(ROW()-8&amp;RIGHT([.J$8];1);B_CLASSIFICA_GIRONE_B;4;0)" office:value-type="string" office:string-value="Linci" calcext:value-type="string">
            <text:p>Linci</text:p>
          </table:table-cell>
          <table:table-cell table:style-name="ce1083" table:formula="of:=VLOOKUP(ROW()-8&amp;RIGHT([.J$8];1);B_CLASSIFICA_GIRONE_B;5;0)" office:value-type="float" office:value="3" calcext:value-type="float">
            <text:p>3</text:p>
          </table:table-cell>
          <table:table-cell table:style-name="ce1113" table:formula="of:=VLOOKUP(ROW()-8&amp;RIGHT([.J$8];1);B_CLASSIFICA_GIRONE_B;6;0)" office:value-type="float" office:value="1" calcext:value-type="float">
            <text:p>1</text:p>
          </table:table-cell>
          <table:table-cell table:style-name="ce1132" table:formula="of:=VLOOKUP(ROW()-8&amp;RIGHT([.J$8];1);B_CLASSIFICA_GIRONE_B;7;0)" office:value-type="float" office:value="2" calcext:value-type="float">
            <text:p>2</text:p>
          </table:table-cell>
          <table:table-cell table:style-name="ce1142" table:formula="of:=VLOOKUP(ROW()-8&amp;RIGHT([.J$8];1);B_CLASSIFICA_GIRONE_B;8;0)" office:value-type="float" office:value="0" calcext:value-type="float">
            <text:p>0</text:p>
          </table:table-cell>
          <table:table-cell table:style-name="ce1142" table:formula="of:=VLOOKUP(ROW()-8&amp;RIGHT([.J$8];1);B_CLASSIFICA_GIRONE_B;9;0)" office:value-type="float" office:value="4" calcext:value-type="float">
            <text:p>4</text:p>
          </table:table-cell>
          <table:table-cell table:style-name="ce1142" table:formula="of:=VLOOKUP(ROW()-8&amp;RIGHT([.J$8];1);B_CLASSIFICA_GIRONE_B;10;0)" office:value-type="float" office:value="215" calcext:value-type="float">
            <text:p>215</text:p>
          </table:table-cell>
          <table:table-cell table:style-name="ce1158" table:formula="of:=VLOOKUP(ROW()-8&amp;RIGHT([.J$8];1);B_CLASSIFICA_GIRONE_B;11;0)" office:value-type="float" office:value="239" calcext:value-type="float">
            <text:p>239</text:p>
          </table:table-cell>
        </table:table-row>
        <table:table-row table:style-name="ro6">
          <table:table-cell table:style-name="ce1022"/>
          <table:table-cell table:style-name="ce1028"/>
          <table:table-cell table:style-name="ce1032"/>
          <table:table-cell table:style-name="ce1034"/>
          <table:table-cell table:style-name="ce1036" table:number-columns-repeated="2"/>
          <table:table-cell table:style-name="ce1038"/>
          <table:table-cell table:style-name="ce1040" table:number-columns-repeated="2"/>
          <table:table-cell table:style-name="ce1050" table:formula="of:=VLOOKUP(ROW()-8&amp;RIGHT([.J$8];1);B_CLASSIFICA_GIRONE_B;4;0)" office:value-type="string" office:string-value="Serval" calcext:value-type="string">
            <text:p>Serval</text:p>
          </table:table-cell>
          <table:table-cell table:style-name="ce1084" table:formula="of:=VLOOKUP(ROW()-8&amp;RIGHT([.J$8];1);B_CLASSIFICA_GIRONE_B;5;0)" office:value-type="float" office:value="3" calcext:value-type="float">
            <text:p>3</text:p>
          </table:table-cell>
          <table:table-cell table:style-name="ce1114" table:formula="of:=VLOOKUP(ROW()-8&amp;RIGHT([.J$8];1);B_CLASSIFICA_GIRONE_B;6;0)" office:value-type="float" office:value="1" calcext:value-type="float">
            <text:p>1</text:p>
          </table:table-cell>
          <table:table-cell table:style-name="ce1133" table:formula="of:=VLOOKUP(ROW()-8&amp;RIGHT([.J$8];1);B_CLASSIFICA_GIRONE_B;7;0)" office:value-type="float" office:value="2" calcext:value-type="float">
            <text:p>2</text:p>
          </table:table-cell>
          <table:table-cell table:style-name="ce1143" table:formula="of:=VLOOKUP(ROW()-8&amp;RIGHT([.J$8];1);B_CLASSIFICA_GIRONE_B;8;0)" office:value-type="float" office:value="0" calcext:value-type="float">
            <text:p>0</text:p>
          </table:table-cell>
          <table:table-cell table:style-name="ce1143" table:formula="of:=VLOOKUP(ROW()-8&amp;RIGHT([.J$8];1);B_CLASSIFICA_GIRONE_B;9;0)" office:value-type="float" office:value="4" calcext:value-type="float">
            <text:p>4</text:p>
          </table:table-cell>
          <table:table-cell table:style-name="ce1143" table:formula="of:=VLOOKUP(ROW()-8&amp;RIGHT([.J$8];1);B_CLASSIFICA_GIRONE_B;10;0)" office:value-type="float" office:value="225" calcext:value-type="float">
            <text:p>225</text:p>
          </table:table-cell>
          <table:table-cell table:style-name="ce1159" table:formula="of:=VLOOKUP(ROW()-8&amp;RIGHT([.J$8];1);B_CLASSIFICA_GIRONE_B;11;0)" office:value-type="float" office:value="240" calcext:value-type="float">
            <text:p>240</text:p>
          </table:table-cell>
        </table:table-row>
        <table:table-row table:style-name="ro6">
          <table:table-cell table:style-name="ce1022" office:value-type="float" office:value="9" calcext:value-type="float">
            <text:p>9</text:p>
          </table:table-cell>
          <table:table-cell table:style-name="ce1028" table:formula="of:=VLOOKUP([.A13];INPUT_DATE_E_RISULTATI_GIRONI;8;0)" office:value-type="date" office:date-value="2021-06-08" calcext:value-type="date">
            <text:p>mar 8 giu</text:p>
          </table:table-cell>
          <table:table-cell table:style-name="ce1032" table:formula="of:=VLOOKUP([.A13];INPUT_DATE_E_RISULTATI_GIRONI;9;0)" office:value-type="time" office:time-value="PT09H00M00S" calcext:value-type="time">
            <text:p>09:00</text:p>
          </table:table-cell>
          <table:table-cell table:style-name="ce1034" table:formula="of:=VLOOKUP([.A13];INPUT_DATE_E_RISULTATI_GIRONI;4;0)" office:value-type="string" office:string-value="Leoni" calcext:value-type="string">
            <text:p>Leoni</text:p>
          </table:table-cell>
          <table:table-cell table:style-name="ce1036" table:formula="of:=VLOOKUP([.A13];INPUT_DATE_E_RISULTATI_GIRONI;6;0)" office:value-type="float" office:value="90" calcext:value-type="float">
            <text:p>90</text:p>
          </table:table-cell>
          <table:table-cell table:style-name="ce1036" table:formula="of:=VLOOKUP([.A13];INPUT_DATE_E_RISULTATI_GIRONI;7;0)" office:value-type="float" office:value="22" calcext:value-type="float">
            <text:p>22</text:p>
          </table:table-cell>
          <table:table-cell table:style-name="ce1038" table:formula="of:=VLOOKUP([.A13];INPUT_DATE_E_RISULTATI_GIRONI;5;0)" office:value-type="string" office:string-value="Tigri" calcext:value-type="string">
            <text:p>Tigri</text:p>
          </table:table-cell>
          <table:table-cell table:style-name="ce1040" table:formula="of:=VLOOKUP([.A13];INPUT_DATE_E_RISULTATI_GIRONI;3;0)" office:value-type="string" office:string-value="A" calcext:value-type="string">
            <text:p>A</text:p>
          </table:table-cell>
          <table:table-cell table:style-name="ce1040" table:formula="of:=VLOOKUP([.A13];INPUT_DATE_E_RISULTATI_GIRONI;11;0)" office:value-type="string" office:string-value="Cristo Re 1" calcext:value-type="string">
            <text:p>Cristo Re 1</text:p>
          </table:table-cell>
          <table:table-cell table:style-name="ce1051" office:value-type="string" calcext:value-type="string">
            <text:p>Girone C</text:p>
          </table:table-cell>
          <table:table-cell table:style-name="ce1085" office:value-type="string" calcext:value-type="string">
            <text:p>G</text:p>
          </table:table-cell>
          <table:table-cell table:style-name="ce1085" office:value-type="string" calcext:value-type="string">
            <text:p>V</text:p>
          </table:table-cell>
          <table:table-cell table:style-name="ce1085" office:value-type="string" calcext:value-type="string">
            <text:p>P</text:p>
          </table:table-cell>
          <table:table-cell table:style-name="ce1085" office:value-type="string" calcext:value-type="string">
            <text:p>F</text:p>
          </table:table-cell>
          <table:table-cell table:style-name="ce1085" office:value-type="string" calcext:value-type="string">
            <text:p>PC</text:p>
          </table:table-cell>
          <table:table-cell table:style-name="ce1085" office:value-type="string" calcext:value-type="string">
            <text:p>PGF</text:p>
          </table:table-cell>
          <table:table-cell table:style-name="ce1160" office:value-type="string" calcext:value-type="string">
            <text:p>PGS</text:p>
          </table:table-cell>
        </table:table-row>
        <table:table-row table:style-name="ro6">
          <table:table-cell table:style-name="ce1022" office:value-type="float" office:value="10" calcext:value-type="float">
            <text:p>10</text:p>
          </table:table-cell>
          <table:table-cell table:style-name="ce1028" table:formula="of:=VLOOKUP([.A14];INPUT_DATE_E_RISULTATI_GIRONI;8;0)" office:value-type="date" office:date-value="2021-06-08" calcext:value-type="date">
            <text:p>mar 8 giu</text:p>
          </table:table-cell>
          <table:table-cell table:style-name="ce1032" table:formula="of:=VLOOKUP([.A14];INPUT_DATE_E_RISULTATI_GIRONI;9;0)" office:value-type="time" office:time-value="PT09H00M00S" calcext:value-type="time">
            <text:p>09:00</text:p>
          </table:table-cell>
          <table:table-cell table:style-name="ce1034" table:formula="of:=VLOOKUP([.A14];INPUT_DATE_E_RISULTATI_GIRONI;4;0)" office:value-type="string" office:string-value="Giaguari" calcext:value-type="string">
            <text:p>Giaguari</text:p>
          </table:table-cell>
          <table:table-cell table:style-name="ce1036" table:formula="of:=VLOOKUP([.A14];INPUT_DATE_E_RISULTATI_GIRONI;6;0)" office:value-type="float" office:value="56" calcext:value-type="float">
            <text:p>56</text:p>
          </table:table-cell>
          <table:table-cell table:style-name="ce1036" table:formula="of:=VLOOKUP([.A14];INPUT_DATE_E_RISULTATI_GIRONI;7;0)" office:value-type="float" office:value="47" calcext:value-type="float">
            <text:p>47</text:p>
          </table:table-cell>
          <table:table-cell table:style-name="ce1038" table:formula="of:=VLOOKUP([.A14];INPUT_DATE_E_RISULTATI_GIRONI;5;0)" office:value-type="string" office:string-value="Linci" calcext:value-type="string">
            <text:p>Linci</text:p>
          </table:table-cell>
          <table:table-cell table:style-name="ce1040" table:formula="of:=VLOOKUP([.A14];INPUT_DATE_E_RISULTATI_GIRONI;3;0)" office:value-type="string" office:string-value="B" calcext:value-type="string">
            <text:p>B</text:p>
          </table:table-cell>
          <table:table-cell table:style-name="ce1040" table:formula="of:=VLOOKUP([.A14];INPUT_DATE_E_RISULTATI_GIRONI;11;0)" office:value-type="string" office:string-value="Cristo Re 2" calcext:value-type="string">
            <text:p>Cristo Re 2</text:p>
          </table:table-cell>
          <table:table-cell table:style-name="ce1052" table:formula="of:=VLOOKUP(ROW()-13&amp;RIGHT([.J$13];1);B_CLASSIFICA_GIRONE_C;4;0)" office:value-type="string" office:string-value="Giraffe" calcext:value-type="string">
            <text:p>Giraffe</text:p>
          </table:table-cell>
          <table:table-cell table:style-name="ce1086" table:formula="of:=VLOOKUP(ROW()-13&amp;RIGHT([.J$13];1);B_CLASSIFICA_GIRONE_C;5;0)" office:value-type="float" office:value="3" calcext:value-type="float">
            <text:p>3</text:p>
          </table:table-cell>
          <table:table-cell table:style-name="ce1086" table:formula="of:=VLOOKUP(ROW()-13&amp;RIGHT([.J$13];1);B_CLASSIFICA_GIRONE_C;6;0)" office:value-type="float" office:value="2" calcext:value-type="float">
            <text:p>2</text:p>
          </table:table-cell>
          <table:table-cell table:style-name="ce1086" table:formula="of:=VLOOKUP(ROW()-13&amp;RIGHT([.J$13];1);B_CLASSIFICA_GIRONE_C;7;0)" office:value-type="float" office:value="1" calcext:value-type="float">
            <text:p>1</text:p>
          </table:table-cell>
          <table:table-cell table:style-name="ce1086" table:formula="of:=VLOOKUP(ROW()-13&amp;RIGHT([.J$13];1);B_CLASSIFICA_GIRONE_C;8;0)" office:value-type="float" office:value="0" calcext:value-type="float">
            <text:p>0</text:p>
          </table:table-cell>
          <table:table-cell table:style-name="ce1086" table:formula="of:=VLOOKUP(ROW()-13&amp;RIGHT([.J$13];1);B_CLASSIFICA_GIRONE_C;9;0)" office:value-type="float" office:value="5" calcext:value-type="float">
            <text:p>5</text:p>
          </table:table-cell>
          <table:table-cell table:style-name="ce1086" table:formula="of:=VLOOKUP(ROW()-13&amp;RIGHT([.J$13];1);B_CLASSIFICA_GIRONE_C;10;0)" office:value-type="float" office:value="206" calcext:value-type="float">
            <text:p>206</text:p>
          </table:table-cell>
          <table:table-cell table:style-name="ce1161" table:formula="of:=VLOOKUP(ROW()-13&amp;RIGHT([.J$13];1);B_CLASSIFICA_GIRONE_C;11;0)" office:value-type="float" office:value="162" calcext:value-type="float">
            <text:p>162</text:p>
          </table:table-cell>
        </table:table-row>
        <table:table-row table:style-name="ro6">
          <table:table-cell table:style-name="ce1022" office:value-type="float" office:value="11" calcext:value-type="float">
            <text:p>11</text:p>
          </table:table-cell>
          <table:table-cell table:style-name="ce1028" table:formula="of:=VLOOKUP([.A15];INPUT_DATE_E_RISULTATI_GIRONI;8;0)" office:value-type="date" office:date-value="2021-06-08" calcext:value-type="date">
            <text:p>mar 8 giu</text:p>
          </table:table-cell>
          <table:table-cell table:style-name="ce1032" table:formula="of:=VLOOKUP([.A15];INPUT_DATE_E_RISULTATI_GIRONI;9;0)" office:value-type="time" office:time-value="PT09H00M00S" calcext:value-type="time">
            <text:p>09:00</text:p>
          </table:table-cell>
          <table:table-cell table:style-name="ce1034" table:formula="of:=VLOOKUP([.A15];INPUT_DATE_E_RISULTATI_GIRONI;4;0)" office:value-type="string" office:string-value="Elefanti" calcext:value-type="string">
            <text:p>Elefanti</text:p>
          </table:table-cell>
          <table:table-cell table:style-name="ce1036" table:formula="of:=VLOOKUP([.A15];INPUT_DATE_E_RISULTATI_GIRONI;6;0)" office:value-type="float" office:value="66" calcext:value-type="float">
            <text:p>66</text:p>
          </table:table-cell>
          <table:table-cell table:style-name="ce1036" table:formula="of:=VLOOKUP([.A15];INPUT_DATE_E_RISULTATI_GIRONI;7;0)" office:value-type="float" office:value="95" calcext:value-type="float">
            <text:p>95</text:p>
          </table:table-cell>
          <table:table-cell table:style-name="ce1038" table:formula="of:=VLOOKUP([.A15];INPUT_DATE_E_RISULTATI_GIRONI;5;0)" office:value-type="string" office:string-value="Ippopotami" calcext:value-type="string">
            <text:p>Ippopotami</text:p>
          </table:table-cell>
          <table:table-cell table:style-name="ce1040" table:formula="of:=VLOOKUP([.A15];INPUT_DATE_E_RISULTATI_GIRONI;3;0)" office:value-type="string" office:string-value="C" calcext:value-type="string">
            <text:p>C</text:p>
          </table:table-cell>
          <table:table-cell table:style-name="ce1040" table:formula="of:=VLOOKUP([.A15];INPUT_DATE_E_RISULTATI_GIRONI;11;0)" office:value-type="string" office:string-value="Basket Giovane" calcext:value-type="string">
            <text:p>Basket Giovane</text:p>
          </table:table-cell>
          <table:table-cell table:style-name="ce1053" table:formula="of:=VLOOKUP(ROW()-13&amp;RIGHT([.J$13];1);B_CLASSIFICA_GIRONE_C;4;0)" office:value-type="string" office:string-value="Elefanti" calcext:value-type="string">
            <text:p>Elefanti</text:p>
          </table:table-cell>
          <table:table-cell table:style-name="ce1087" table:formula="of:=VLOOKUP(ROW()-13&amp;RIGHT([.J$13];1);B_CLASSIFICA_GIRONE_C;5;0)" office:value-type="float" office:value="3" calcext:value-type="float">
            <text:p>3</text:p>
          </table:table-cell>
          <table:table-cell table:style-name="ce1115" table:formula="of:=VLOOKUP(ROW()-13&amp;RIGHT([.J$13];1);B_CLASSIFICA_GIRONE_C;6;0)" office:value-type="float" office:value="2" calcext:value-type="float">
            <text:p>2</text:p>
          </table:table-cell>
          <table:table-cell table:style-name="ce1115" table:formula="of:=VLOOKUP(ROW()-13&amp;RIGHT([.J$13];1);B_CLASSIFICA_GIRONE_C;7;0)" office:value-type="float" office:value="1" calcext:value-type="float">
            <text:p>1</text:p>
          </table:table-cell>
          <table:table-cell table:style-name="ce1115" table:formula="of:=VLOOKUP(ROW()-13&amp;RIGHT([.J$13];1);B_CLASSIFICA_GIRONE_C;8;0)" office:value-type="float" office:value="0" calcext:value-type="float">
            <text:p>0</text:p>
          </table:table-cell>
          <table:table-cell table:style-name="ce1115" table:formula="of:=VLOOKUP(ROW()-13&amp;RIGHT([.J$13];1);B_CLASSIFICA_GIRONE_C;9;0)" office:value-type="float" office:value="5" calcext:value-type="float">
            <text:p>5</text:p>
          </table:table-cell>
          <table:table-cell table:style-name="ce1115" table:formula="of:=VLOOKUP(ROW()-13&amp;RIGHT([.J$13];1);B_CLASSIFICA_GIRONE_C;10;0)" office:value-type="float" office:value="202" calcext:value-type="float">
            <text:p>202</text:p>
          </table:table-cell>
          <table:table-cell table:style-name="ce1162" table:formula="of:=VLOOKUP(ROW()-13&amp;RIGHT([.J$13];1);B_CLASSIFICA_GIRONE_C;11;0)" office:value-type="float" office:value="185" calcext:value-type="float">
            <text:p>185</text:p>
          </table:table-cell>
        </table:table-row>
        <table:table-row table:style-name="ro6">
          <table:table-cell table:style-name="ce1022" office:value-type="float" office:value="12" calcext:value-type="float">
            <text:p>12</text:p>
          </table:table-cell>
          <table:table-cell table:style-name="ce1028" table:formula="of:=VLOOKUP([.A16];INPUT_DATE_E_RISULTATI_GIRONI;8;0)" office:value-type="date" office:date-value="2021-06-08" calcext:value-type="date">
            <text:p>mar 8 giu</text:p>
          </table:table-cell>
          <table:table-cell table:style-name="ce1032" table:formula="of:=VLOOKUP([.A16];INPUT_DATE_E_RISULTATI_GIRONI;9;0)" office:value-type="time" office:time-value="PT09H00M00S" calcext:value-type="time">
            <text:p>09:00</text:p>
          </table:table-cell>
          <table:table-cell table:style-name="ce1034" table:formula="of:=VLOOKUP([.A16];INPUT_DATE_E_RISULTATI_GIRONI;4;0)" office:value-type="string" office:string-value="Coccodrilli" calcext:value-type="string">
            <text:p>Coccodrilli</text:p>
          </table:table-cell>
          <table:table-cell table:style-name="ce1036" table:formula="of:=VLOOKUP([.A16];INPUT_DATE_E_RISULTATI_GIRONI;6;0)" office:value-type="float" office:value="29" calcext:value-type="float">
            <text:p>29</text:p>
          </table:table-cell>
          <table:table-cell table:style-name="ce1036" table:formula="of:=VLOOKUP([.A16];INPUT_DATE_E_RISULTATI_GIRONI;7;0)" office:value-type="float" office:value="39" calcext:value-type="float">
            <text:p>39</text:p>
          </table:table-cell>
          <table:table-cell table:style-name="ce1038" table:formula="of:=VLOOKUP([.A16];INPUT_DATE_E_RISULTATI_GIRONI;5;0)" office:value-type="string" office:string-value="Aquile" calcext:value-type="string">
            <text:p>Aquile</text:p>
          </table:table-cell>
          <table:table-cell table:style-name="ce1040" table:formula="of:=VLOOKUP([.A16];INPUT_DATE_E_RISULTATI_GIRONI;3;0)" office:value-type="string" office:string-value="D" calcext:value-type="string">
            <text:p>D</text:p>
          </table:table-cell>
          <table:table-cell table:style-name="ce1040" table:formula="of:=VLOOKUP([.A16];INPUT_DATE_E_RISULTATI_GIRONI;11;0)" office:value-type="string" office:string-value="Nuova Scuola" calcext:value-type="string">
            <text:p>Nuova Scuola</text:p>
          </table:table-cell>
          <table:table-cell table:style-name="ce1054" table:formula="of:=VLOOKUP(ROW()-13&amp;RIGHT([.J$13];1);B_CLASSIFICA_GIRONE_C;4;0)" office:value-type="string" office:string-value="Ippopotami" calcext:value-type="string">
            <text:p>Ippopotami</text:p>
          </table:table-cell>
          <table:table-cell table:style-name="ce1088" table:formula="of:=VLOOKUP(ROW()-13&amp;RIGHT([.J$13];1);B_CLASSIFICA_GIRONE_C;5;0)" office:value-type="float" office:value="3" calcext:value-type="float">
            <text:p>3</text:p>
          </table:table-cell>
          <table:table-cell table:style-name="ce1116" table:formula="of:=VLOOKUP(ROW()-13&amp;RIGHT([.J$13];1);B_CLASSIFICA_GIRONE_C;6;0)" office:value-type="float" office:value="2" calcext:value-type="float">
            <text:p>2</text:p>
          </table:table-cell>
          <table:table-cell table:style-name="ce1134" table:formula="of:=VLOOKUP(ROW()-13&amp;RIGHT([.J$13];1);B_CLASSIFICA_GIRONE_C;7;0)" office:value-type="float" office:value="1" calcext:value-type="float">
            <text:p>1</text:p>
          </table:table-cell>
          <table:table-cell table:style-name="ce1144" table:formula="of:=VLOOKUP(ROW()-13&amp;RIGHT([.J$13];1);B_CLASSIFICA_GIRONE_C;8;0)" office:value-type="float" office:value="0" calcext:value-type="float">
            <text:p>0</text:p>
          </table:table-cell>
          <table:table-cell table:style-name="ce1144" table:formula="of:=VLOOKUP(ROW()-13&amp;RIGHT([.J$13];1);B_CLASSIFICA_GIRONE_C;9;0)" office:value-type="float" office:value="5" calcext:value-type="float">
            <text:p>5</text:p>
          </table:table-cell>
          <table:table-cell table:style-name="ce1144" table:formula="of:=VLOOKUP(ROW()-13&amp;RIGHT([.J$13];1);B_CLASSIFICA_GIRONE_C;10;0)" office:value-type="float" office:value="206" calcext:value-type="float">
            <text:p>206</text:p>
          </table:table-cell>
          <table:table-cell table:style-name="ce1163" table:formula="of:=VLOOKUP(ROW()-13&amp;RIGHT([.J$13];1);B_CLASSIFICA_GIRONE_C;11;0)" office:value-type="float" office:value="208" calcext:value-type="float">
            <text:p>208</text:p>
          </table:table-cell>
        </table:table-row>
        <table:table-row table:style-name="ro6">
          <table:table-cell table:style-name="ce1022" office:value-type="float" office:value="13" calcext:value-type="float">
            <text:p>13</text:p>
          </table:table-cell>
          <table:table-cell table:style-name="ce1028" table:formula="of:=VLOOKUP([.A17];INPUT_DATE_E_RISULTATI_GIRONI;8;0)" office:value-type="date" office:date-value="2021-06-08" calcext:value-type="date">
            <text:p>mar 8 giu</text:p>
          </table:table-cell>
          <table:table-cell table:style-name="ce1032" table:formula="of:=VLOOKUP([.A17];INPUT_DATE_E_RISULTATI_GIRONI;9;0)" office:value-type="time" office:time-value="PT11H00M00S" calcext:value-type="time">
            <text:p>11:00</text:p>
          </table:table-cell>
          <table:table-cell table:style-name="ce1034" table:formula="of:=VLOOKUP([.A17];INPUT_DATE_E_RISULTATI_GIRONI;4;0)" office:value-type="string" office:string-value="Pantere" calcext:value-type="string">
            <text:p>Pantere</text:p>
          </table:table-cell>
          <table:table-cell table:style-name="ce1036" table:formula="of:=VLOOKUP([.A17];INPUT_DATE_E_RISULTATI_GIRONI;6;0)" office:value-type="float" office:value="57" calcext:value-type="float">
            <text:p>57</text:p>
          </table:table-cell>
          <table:table-cell table:style-name="ce1036" table:formula="of:=VLOOKUP([.A17];INPUT_DATE_E_RISULTATI_GIRONI;7;0)" office:value-type="float" office:value="21" calcext:value-type="float">
            <text:p>21</text:p>
          </table:table-cell>
          <table:table-cell table:style-name="ce1038" table:formula="of:=VLOOKUP([.A17];INPUT_DATE_E_RISULTATI_GIRONI;5;0)" office:value-type="string" office:string-value="Ghepardi" calcext:value-type="string">
            <text:p>Ghepardi</text:p>
          </table:table-cell>
          <table:table-cell table:style-name="ce1040" table:formula="of:=VLOOKUP([.A17];INPUT_DATE_E_RISULTATI_GIRONI;3;0)" office:value-type="string" office:string-value="A" calcext:value-type="string">
            <text:p>A</text:p>
          </table:table-cell>
          <table:table-cell table:style-name="ce1040" table:formula="of:=VLOOKUP([.A17];INPUT_DATE_E_RISULTATI_GIRONI;11;0)" office:value-type="string" office:string-value="Cristo Re 1" calcext:value-type="string">
            <text:p>Cristo Re 1</text:p>
          </table:table-cell>
          <table:table-cell table:style-name="ce1055" table:formula="of:=VLOOKUP(ROW()-13&amp;RIGHT([.J$13];1);B_CLASSIFICA_GIRONE_C;4;0)" office:value-type="string" office:string-value="Iguane" calcext:value-type="string">
            <text:p>Iguane</text:p>
          </table:table-cell>
          <table:table-cell table:style-name="ce1089" table:formula="of:=VLOOKUP(ROW()-13&amp;RIGHT([.J$13];1);B_CLASSIFICA_GIRONE_C;5;0)" office:value-type="float" office:value="3" calcext:value-type="float">
            <text:p>3</text:p>
          </table:table-cell>
          <table:table-cell table:style-name="ce1117" table:formula="of:=VLOOKUP(ROW()-13&amp;RIGHT([.J$13];1);B_CLASSIFICA_GIRONE_C;6;0)" office:value-type="float" office:value="0" calcext:value-type="float">
            <text:p>0</text:p>
          </table:table-cell>
          <table:table-cell table:style-name="ce1135" table:formula="of:=VLOOKUP(ROW()-13&amp;RIGHT([.J$13];1);B_CLASSIFICA_GIRONE_C;7;0)" office:value-type="float" office:value="3" calcext:value-type="float">
            <text:p>3</text:p>
          </table:table-cell>
          <table:table-cell table:style-name="ce1145" table:formula="of:=VLOOKUP(ROW()-13&amp;RIGHT([.J$13];1);B_CLASSIFICA_GIRONE_C;8;0)" office:value-type="float" office:value="0" calcext:value-type="float">
            <text:p>0</text:p>
          </table:table-cell>
          <table:table-cell table:style-name="ce1145" table:formula="of:=VLOOKUP(ROW()-13&amp;RIGHT([.J$13];1);B_CLASSIFICA_GIRONE_C;9;0)" office:value-type="float" office:value="3" calcext:value-type="float">
            <text:p>3</text:p>
          </table:table-cell>
          <table:table-cell table:style-name="ce1145" table:formula="of:=VLOOKUP(ROW()-13&amp;RIGHT([.J$13];1);B_CLASSIFICA_GIRONE_C;10;0)" office:value-type="float" office:value="120" calcext:value-type="float">
            <text:p>120</text:p>
          </table:table-cell>
          <table:table-cell table:style-name="ce1164" table:formula="of:=VLOOKUP(ROW()-13&amp;RIGHT([.J$13];1);B_CLASSIFICA_GIRONE_C;11;0)" office:value-type="float" office:value="179" calcext:value-type="float">
            <text:p>179</text:p>
          </table:table-cell>
        </table:table-row>
        <table:table-row table:style-name="ro6">
          <table:table-cell table:style-name="ce1022" office:value-type="float" office:value="14" calcext:value-type="float">
            <text:p>14</text:p>
          </table:table-cell>
          <table:table-cell table:style-name="ce1028" table:formula="of:=VLOOKUP([.A18];INPUT_DATE_E_RISULTATI_GIRONI;8;0)" office:value-type="date" office:date-value="2021-06-08" calcext:value-type="date">
            <text:p>mar 8 giu</text:p>
          </table:table-cell>
          <table:table-cell table:style-name="ce1032" table:formula="of:=VLOOKUP([.A18];INPUT_DATE_E_RISULTATI_GIRONI;9;0)" office:value-type="time" office:time-value="PT11H00M00S" calcext:value-type="time">
            <text:p>11:00</text:p>
          </table:table-cell>
          <table:table-cell table:style-name="ce1034" table:formula="of:=VLOOKUP([.A18];INPUT_DATE_E_RISULTATI_GIRONI;4;0)" office:value-type="string" office:string-value="Puma" calcext:value-type="string">
            <text:p>Puma</text:p>
          </table:table-cell>
          <table:table-cell table:style-name="ce1036" table:formula="of:=VLOOKUP([.A18];INPUT_DATE_E_RISULTATI_GIRONI;6;0)" office:value-type="float" office:value="68" calcext:value-type="float">
            <text:p>68</text:p>
          </table:table-cell>
          <table:table-cell table:style-name="ce1036" table:formula="of:=VLOOKUP([.A18];INPUT_DATE_E_RISULTATI_GIRONI;7;0)" office:value-type="float" office:value="45" calcext:value-type="float">
            <text:p>45</text:p>
          </table:table-cell>
          <table:table-cell table:style-name="ce1038" table:formula="of:=VLOOKUP([.A18];INPUT_DATE_E_RISULTATI_GIRONI;5;0)" office:value-type="string" office:string-value="Serval" calcext:value-type="string">
            <text:p>Serval</text:p>
          </table:table-cell>
          <table:table-cell table:style-name="ce1040" table:formula="of:=VLOOKUP([.A18];INPUT_DATE_E_RISULTATI_GIRONI;3;0)" office:value-type="string" office:string-value="B" calcext:value-type="string">
            <text:p>B</text:p>
          </table:table-cell>
          <table:table-cell table:style-name="ce1040" table:formula="of:=VLOOKUP([.A18];INPUT_DATE_E_RISULTATI_GIRONI;11;0)" office:value-type="string" office:string-value="Cristo Re 2" calcext:value-type="string">
            <text:p>Cristo Re 2</text:p>
          </table:table-cell>
          <table:table-cell table:style-name="ce1056" office:value-type="string" calcext:value-type="string">
            <text:p>Girone D</text:p>
          </table:table-cell>
          <table:table-cell table:style-name="ce1090" office:value-type="string" calcext:value-type="string">
            <text:p>G</text:p>
          </table:table-cell>
          <table:table-cell table:style-name="ce1090" office:value-type="string" calcext:value-type="string">
            <text:p>V</text:p>
          </table:table-cell>
          <table:table-cell table:style-name="ce1090" office:value-type="string" calcext:value-type="string">
            <text:p>P</text:p>
          </table:table-cell>
          <table:table-cell table:style-name="ce1090" office:value-type="string" calcext:value-type="string">
            <text:p>F</text:p>
          </table:table-cell>
          <table:table-cell table:style-name="ce1090" office:value-type="string" calcext:value-type="string">
            <text:p>PC</text:p>
          </table:table-cell>
          <table:table-cell table:style-name="ce1090" office:value-type="string" calcext:value-type="string">
            <text:p>PGF</text:p>
          </table:table-cell>
          <table:table-cell table:style-name="ce1165" office:value-type="string" calcext:value-type="string">
            <text:p>PGS</text:p>
          </table:table-cell>
        </table:table-row>
        <table:table-row table:style-name="ro6">
          <table:table-cell table:style-name="ce1022" office:value-type="float" office:value="15" calcext:value-type="float">
            <text:p>15</text:p>
          </table:table-cell>
          <table:table-cell table:style-name="ce1028" table:formula="of:=VLOOKUP([.A19];INPUT_DATE_E_RISULTATI_GIRONI;8;0)" office:value-type="date" office:date-value="2021-06-08" calcext:value-type="date">
            <text:p>mar 8 giu</text:p>
          </table:table-cell>
          <table:table-cell table:style-name="ce1032" table:formula="of:=VLOOKUP([.A19];INPUT_DATE_E_RISULTATI_GIRONI;9;0)" office:value-type="time" office:time-value="PT11H00M00S" calcext:value-type="time">
            <text:p>11:00</text:p>
          </table:table-cell>
          <table:table-cell table:style-name="ce1034" table:formula="of:=VLOOKUP([.A19];INPUT_DATE_E_RISULTATI_GIRONI;4;0)" office:value-type="string" office:string-value="Giraffe" calcext:value-type="string">
            <text:p>Giraffe</text:p>
          </table:table-cell>
          <table:table-cell table:style-name="ce1036" table:formula="of:=VLOOKUP([.A19];INPUT_DATE_E_RISULTATI_GIRONI;6;0)" office:value-type="float" office:value="60" calcext:value-type="float">
            <text:p>60</text:p>
          </table:table-cell>
          <table:table-cell table:style-name="ce1036" table:formula="of:=VLOOKUP([.A19];INPUT_DATE_E_RISULTATI_GIRONI;7;0)" office:value-type="float" office:value="34" calcext:value-type="float">
            <text:p>34</text:p>
          </table:table-cell>
          <table:table-cell table:style-name="ce1038" table:formula="of:=VLOOKUP([.A19];INPUT_DATE_E_RISULTATI_GIRONI;5;0)" office:value-type="string" office:string-value="Iguane" calcext:value-type="string">
            <text:p>Iguane</text:p>
          </table:table-cell>
          <table:table-cell table:style-name="ce1040" table:formula="of:=VLOOKUP([.A19];INPUT_DATE_E_RISULTATI_GIRONI;3;0)" office:value-type="string" office:string-value="C" calcext:value-type="string">
            <text:p>C</text:p>
          </table:table-cell>
          <table:table-cell table:style-name="ce1040" table:formula="of:=VLOOKUP([.A19];INPUT_DATE_E_RISULTATI_GIRONI;11;0)" office:value-type="string" office:string-value="Basket Giovane" calcext:value-type="string">
            <text:p>Basket Giovane</text:p>
          </table:table-cell>
          <table:table-cell table:style-name="ce1057" table:formula="of:=VLOOKUP(ROW()-18&amp;RIGHT([.J$18];1);B_CLASSIFICA_GIRONE_D;4;0)" office:value-type="string" office:string-value="Coccodrilli" calcext:value-type="string">
            <text:p>Coccodrilli</text:p>
          </table:table-cell>
          <table:table-cell table:style-name="ce1091" table:formula="of:=VLOOKUP(ROW()-18&amp;RIGHT([.J$18];1);B_CLASSIFICA_GIRONE_D;5;0)" office:value-type="float" office:value="3" calcext:value-type="float">
            <text:p>3</text:p>
          </table:table-cell>
          <table:table-cell table:style-name="ce1091" table:formula="of:=VLOOKUP(ROW()-18&amp;RIGHT([.J$18];1);B_CLASSIFICA_GIRONE_D;6;0)" office:value-type="float" office:value="2" calcext:value-type="float">
            <text:p>2</text:p>
          </table:table-cell>
          <table:table-cell table:style-name="ce1091" table:formula="of:=VLOOKUP(ROW()-18&amp;RIGHT([.J$18];1);B_CLASSIFICA_GIRONE_D;7;0)" office:value-type="float" office:value="1" calcext:value-type="float">
            <text:p>1</text:p>
          </table:table-cell>
          <table:table-cell table:style-name="ce1091" table:formula="of:=VLOOKUP(ROW()-18&amp;RIGHT([.J$18];1);B_CLASSIFICA_GIRONE_D;8;0)" office:value-type="float" office:value="0" calcext:value-type="float">
            <text:p>0</text:p>
          </table:table-cell>
          <table:table-cell table:style-name="ce1091" table:formula="of:=VLOOKUP(ROW()-18&amp;RIGHT([.J$18];1);B_CLASSIFICA_GIRONE_D;9;0)" office:value-type="float" office:value="5" calcext:value-type="float">
            <text:p>5</text:p>
          </table:table-cell>
          <table:table-cell table:style-name="ce1091" table:formula="of:=VLOOKUP(ROW()-18&amp;RIGHT([.J$18];1);B_CLASSIFICA_GIRONE_D;10;0)" office:value-type="float" office:value="179" calcext:value-type="float">
            <text:p>179</text:p>
          </table:table-cell>
          <table:table-cell table:style-name="ce1166" table:formula="of:=VLOOKUP(ROW()-18&amp;RIGHT([.J$18];1);B_CLASSIFICA_GIRONE_D;11;0)" office:value-type="float" office:value="108" calcext:value-type="float">
            <text:p>108</text:p>
          </table:table-cell>
        </table:table-row>
        <table:table-row table:style-name="ro6">
          <table:table-cell table:style-name="ce1022" office:value-type="float" office:value="16" calcext:value-type="float">
            <text:p>16</text:p>
          </table:table-cell>
          <table:table-cell table:style-name="ce1028" table:formula="of:=VLOOKUP([.A20];INPUT_DATE_E_RISULTATI_GIRONI;8;0)" office:value-type="date" office:date-value="2021-06-08" calcext:value-type="date">
            <text:p>mar 8 giu</text:p>
          </table:table-cell>
          <table:table-cell table:style-name="ce1032" table:formula="of:=VLOOKUP([.A20];INPUT_DATE_E_RISULTATI_GIRONI;9;0)" office:value-type="time" office:time-value="PT11H00M00S" calcext:value-type="time">
            <text:p>11:00</text:p>
          </table:table-cell>
          <table:table-cell table:style-name="ce1034" table:formula="of:=VLOOKUP([.A20];INPUT_DATE_E_RISULTATI_GIRONI;4;0)" office:value-type="string" office:string-value="Pitoni" calcext:value-type="string">
            <text:p>Pitoni</text:p>
          </table:table-cell>
          <table:table-cell table:style-name="ce1036" table:formula="of:=VLOOKUP([.A20];INPUT_DATE_E_RISULTATI_GIRONI;6;0)" office:value-type="float" office:value="83" calcext:value-type="float">
            <text:p>83</text:p>
          </table:table-cell>
          <table:table-cell table:style-name="ce1036" table:formula="of:=VLOOKUP([.A20];INPUT_DATE_E_RISULTATI_GIRONI;7;0)" office:value-type="float" office:value="57" calcext:value-type="float">
            <text:p>57</text:p>
          </table:table-cell>
          <table:table-cell table:style-name="ce1038" table:formula="of:=VLOOKUP([.A20];INPUT_DATE_E_RISULTATI_GIRONI;5;0)" office:value-type="string" office:string-value="Falchi" calcext:value-type="string">
            <text:p>Falchi</text:p>
          </table:table-cell>
          <table:table-cell table:style-name="ce1040" table:formula="of:=VLOOKUP([.A20];INPUT_DATE_E_RISULTATI_GIRONI;3;0)" office:value-type="string" office:string-value="D" calcext:value-type="string">
            <text:p>D</text:p>
          </table:table-cell>
          <table:table-cell table:style-name="ce1040" table:formula="of:=VLOOKUP([.A20];INPUT_DATE_E_RISULTATI_GIRONI;11;0)" office:value-type="string" office:string-value="Nuova Scuola" calcext:value-type="string">
            <text:p>Nuova Scuola</text:p>
          </table:table-cell>
          <table:table-cell table:style-name="ce1058" table:formula="of:=VLOOKUP(ROW()-18&amp;RIGHT([.J$18];1);B_CLASSIFICA_GIRONE_D;4;0)" office:value-type="string" office:string-value="Aquile" calcext:value-type="string">
            <text:p>Aquile</text:p>
          </table:table-cell>
          <table:table-cell table:style-name="ce1092" table:formula="of:=VLOOKUP(ROW()-18&amp;RIGHT([.J$18];1);B_CLASSIFICA_GIRONE_D;5;0)" office:value-type="float" office:value="3" calcext:value-type="float">
            <text:p>3</text:p>
          </table:table-cell>
          <table:table-cell table:style-name="ce1118" table:formula="of:=VLOOKUP(ROW()-18&amp;RIGHT([.J$18];1);B_CLASSIFICA_GIRONE_D;6;0)" office:value-type="float" office:value="2" calcext:value-type="float">
            <text:p>2</text:p>
          </table:table-cell>
          <table:table-cell table:style-name="ce1118" table:formula="of:=VLOOKUP(ROW()-18&amp;RIGHT([.J$18];1);B_CLASSIFICA_GIRONE_D;7;0)" office:value-type="float" office:value="1" calcext:value-type="float">
            <text:p>1</text:p>
          </table:table-cell>
          <table:table-cell table:style-name="ce1118" table:formula="of:=VLOOKUP(ROW()-18&amp;RIGHT([.J$18];1);B_CLASSIFICA_GIRONE_D;8;0)" office:value-type="float" office:value="0" calcext:value-type="float">
            <text:p>0</text:p>
          </table:table-cell>
          <table:table-cell table:style-name="ce1118" table:formula="of:=VLOOKUP(ROW()-18&amp;RIGHT([.J$18];1);B_CLASSIFICA_GIRONE_D;9;0)" office:value-type="float" office:value="5" calcext:value-type="float">
            <text:p>5</text:p>
          </table:table-cell>
          <table:table-cell table:style-name="ce1118" table:formula="of:=VLOOKUP(ROW()-18&amp;RIGHT([.J$18];1);B_CLASSIFICA_GIRONE_D;10;0)" office:value-type="float" office:value="126" calcext:value-type="float">
            <text:p>126</text:p>
          </table:table-cell>
          <table:table-cell table:style-name="ce1167" table:formula="of:=VLOOKUP(ROW()-18&amp;RIGHT([.J$18];1);B_CLASSIFICA_GIRONE_D;11;0)" office:value-type="float" office:value="106" calcext:value-type="float">
            <text:p>106</text:p>
          </table:table-cell>
        </table:table-row>
        <table:table-row table:style-name="ro6">
          <table:table-cell table:style-name="ce1022" office:value-type="float" office:value="17" calcext:value-type="float">
            <text:p>17</text:p>
          </table:table-cell>
          <table:table-cell table:style-name="ce1028" table:formula="of:=VLOOKUP([.A21];INPUT_DATE_E_RISULTATI_GIRONI;8;0)" office:value-type="date" office:date-value="2021-06-08" calcext:value-type="date">
            <text:p>mar 8 giu</text:p>
          </table:table-cell>
          <table:table-cell table:style-name="ce1032" table:formula="of:=VLOOKUP([.A21];INPUT_DATE_E_RISULTATI_GIRONI;9;0)" office:value-type="time" office:time-value="PT15H30M00S" calcext:value-type="time">
            <text:p>15:30</text:p>
          </table:table-cell>
          <table:table-cell table:style-name="ce1034" table:formula="of:=VLOOKUP([.A21];INPUT_DATE_E_RISULTATI_GIRONI;4;0)" office:value-type="string" office:string-value="Bisonti" calcext:value-type="string">
            <text:p>Bisonti</text:p>
          </table:table-cell>
          <table:table-cell table:style-name="ce1036" table:formula="of:=VLOOKUP([.A21];INPUT_DATE_E_RISULTATI_GIRONI;6;0)" office:value-type="float" office:value="34" calcext:value-type="float">
            <text:p>34</text:p>
          </table:table-cell>
          <table:table-cell table:style-name="ce1036" table:formula="of:=VLOOKUP([.A21];INPUT_DATE_E_RISULTATI_GIRONI;7;0)" office:value-type="float" office:value="33" calcext:value-type="float">
            <text:p>33</text:p>
          </table:table-cell>
          <table:table-cell table:style-name="ce1038" table:formula="of:=VLOOKUP([.A21];INPUT_DATE_E_RISULTATI_GIRONI;5;0)" office:value-type="string" office:string-value="Bufali" calcext:value-type="string">
            <text:p>Bufali</text:p>
          </table:table-cell>
          <table:table-cell table:style-name="ce1040" table:formula="of:=VLOOKUP([.A21];INPUT_DATE_E_RISULTATI_GIRONI;3;0)" office:value-type="string" office:string-value="E" calcext:value-type="string">
            <text:p>E</text:p>
          </table:table-cell>
          <table:table-cell table:style-name="ce1040" table:formula="of:=VLOOKUP([.A21];INPUT_DATE_E_RISULTATI_GIRONI;11;0)" office:value-type="string" office:string-value="Cristo Re 1" calcext:value-type="string">
            <text:p>Cristo Re 1</text:p>
          </table:table-cell>
          <table:table-cell table:style-name="ce1059" table:formula="of:=VLOOKUP(ROW()-18&amp;RIGHT([.J$18];1);B_CLASSIFICA_GIRONE_D;4;0)" office:value-type="string" office:string-value="Pitoni" calcext:value-type="string">
            <text:p>Pitoni</text:p>
          </table:table-cell>
          <table:table-cell table:style-name="ce1093" table:formula="of:=VLOOKUP(ROW()-18&amp;RIGHT([.J$18];1);B_CLASSIFICA_GIRONE_D;5;0)" office:value-type="float" office:value="3" calcext:value-type="float">
            <text:p>3</text:p>
          </table:table-cell>
          <table:table-cell table:style-name="ce1119" table:formula="of:=VLOOKUP(ROW()-18&amp;RIGHT([.J$18];1);B_CLASSIFICA_GIRONE_D;6;0)" office:value-type="float" office:value="2" calcext:value-type="float">
            <text:p>2</text:p>
          </table:table-cell>
          <table:table-cell table:style-name="ce1136" table:formula="of:=VLOOKUP(ROW()-18&amp;RIGHT([.J$18];1);B_CLASSIFICA_GIRONE_D;7;0)" office:value-type="float" office:value="1" calcext:value-type="float">
            <text:p>1</text:p>
          </table:table-cell>
          <table:table-cell table:style-name="ce1146" table:formula="of:=VLOOKUP(ROW()-18&amp;RIGHT([.J$18];1);B_CLASSIFICA_GIRONE_D;8;0)" office:value-type="float" office:value="0" calcext:value-type="float">
            <text:p>0</text:p>
          </table:table-cell>
          <table:table-cell table:style-name="ce1146" table:formula="of:=VLOOKUP(ROW()-18&amp;RIGHT([.J$18];1);B_CLASSIFICA_GIRONE_D;9;0)" office:value-type="float" office:value="5" calcext:value-type="float">
            <text:p>5</text:p>
          </table:table-cell>
          <table:table-cell table:style-name="ce1146" table:formula="of:=VLOOKUP(ROW()-18&amp;RIGHT([.J$18];1);B_CLASSIFICA_GIRONE_D;10;0)" office:value-type="float" office:value="133" calcext:value-type="float">
            <text:p>133</text:p>
          </table:table-cell>
          <table:table-cell table:style-name="ce1168" table:formula="of:=VLOOKUP(ROW()-18&amp;RIGHT([.J$18];1);B_CLASSIFICA_GIRONE_D;11;0)" office:value-type="float" office:value="168" calcext:value-type="float">
            <text:p>168</text:p>
          </table:table-cell>
        </table:table-row>
        <table:table-row table:style-name="ro6">
          <table:table-cell table:style-name="ce1022" office:value-type="float" office:value="18" calcext:value-type="float">
            <text:p>18</text:p>
          </table:table-cell>
          <table:table-cell table:style-name="ce1028" table:formula="of:=VLOOKUP([.A22];INPUT_DATE_E_RISULTATI_GIRONI;8;0)" office:value-type="date" office:date-value="2021-06-08" calcext:value-type="date">
            <text:p>mar 8 giu</text:p>
          </table:table-cell>
          <table:table-cell table:style-name="ce1032" table:formula="of:=VLOOKUP([.A22];INPUT_DATE_E_RISULTATI_GIRONI;9;0)" office:value-type="time" office:time-value="PT15H30M00S" calcext:value-type="time">
            <text:p>15:30</text:p>
          </table:table-cell>
          <table:table-cell table:style-name="ce1034" table:formula="of:=VLOOKUP([.A22];INPUT_DATE_E_RISULTATI_GIRONI;4;0)" office:value-type="string" office:string-value="Balene" calcext:value-type="string">
            <text:p>Balene</text:p>
          </table:table-cell>
          <table:table-cell table:style-name="ce1036" table:formula="of:=VLOOKUP([.A22];INPUT_DATE_E_RISULTATI_GIRONI;6;0)" office:value-type="float" office:value="34" calcext:value-type="float">
            <text:p>34</text:p>
          </table:table-cell>
          <table:table-cell table:style-name="ce1036" table:formula="of:=VLOOKUP([.A22];INPUT_DATE_E_RISULTATI_GIRONI;7;0)" office:value-type="float" office:value="33" calcext:value-type="float">
            <text:p>33</text:p>
          </table:table-cell>
          <table:table-cell table:style-name="ce1038" table:formula="of:=VLOOKUP([.A22];INPUT_DATE_E_RISULTATI_GIRONI;5;0)" office:value-type="string" office:string-value="Gabbiani" calcext:value-type="string">
            <text:p>Gabbiani</text:p>
          </table:table-cell>
          <table:table-cell table:style-name="ce1040" table:formula="of:=VLOOKUP([.A22];INPUT_DATE_E_RISULTATI_GIRONI;3;0)" office:value-type="string" office:string-value="F" calcext:value-type="string">
            <text:p>F</text:p>
          </table:table-cell>
          <table:table-cell table:style-name="ce1040" table:formula="of:=VLOOKUP([.A22];INPUT_DATE_E_RISULTATI_GIRONI;11;0)" office:value-type="string" office:string-value="Cristo Re 2" calcext:value-type="string">
            <text:p>Cristo Re 2</text:p>
          </table:table-cell>
          <table:table-cell table:style-name="ce1060" table:formula="of:=VLOOKUP(ROW()-18&amp;RIGHT([.J$18];1);B_CLASSIFICA_GIRONE_D;4;0)" office:value-type="string" office:string-value="Falchi" calcext:value-type="string">
            <text:p>Falchi</text:p>
          </table:table-cell>
          <table:table-cell table:style-name="ce1094" table:formula="of:=VLOOKUP(ROW()-18&amp;RIGHT([.J$18];1);B_CLASSIFICA_GIRONE_D;5;0)" office:value-type="float" office:value="3" calcext:value-type="float">
            <text:p>3</text:p>
          </table:table-cell>
          <table:table-cell table:style-name="ce1120" table:formula="of:=VLOOKUP(ROW()-18&amp;RIGHT([.J$18];1);B_CLASSIFICA_GIRONE_D;6;0)" office:value-type="float" office:value="0" calcext:value-type="float">
            <text:p>0</text:p>
          </table:table-cell>
          <table:table-cell table:style-name="ce1137" table:formula="of:=VLOOKUP(ROW()-18&amp;RIGHT([.J$18];1);B_CLASSIFICA_GIRONE_D;7;0)" office:value-type="float" office:value="3" calcext:value-type="float">
            <text:p>3</text:p>
          </table:table-cell>
          <table:table-cell table:style-name="ce1147" table:formula="of:=VLOOKUP(ROW()-18&amp;RIGHT([.J$18];1);B_CLASSIFICA_GIRONE_D;8;0)" office:value-type="float" office:value="0" calcext:value-type="float">
            <text:p>0</text:p>
          </table:table-cell>
          <table:table-cell table:style-name="ce1147" table:formula="of:=VLOOKUP(ROW()-18&amp;RIGHT([.J$18];1);B_CLASSIFICA_GIRONE_D;9;0)" office:value-type="float" office:value="3" calcext:value-type="float">
            <text:p>3</text:p>
          </table:table-cell>
          <table:table-cell table:style-name="ce1147" table:formula="of:=VLOOKUP(ROW()-18&amp;RIGHT([.J$18];1);B_CLASSIFICA_GIRONE_D;10;0)" office:value-type="float" office:value="153" calcext:value-type="float">
            <text:p>153</text:p>
          </table:table-cell>
          <table:table-cell table:style-name="ce1169" table:formula="of:=VLOOKUP(ROW()-18&amp;RIGHT([.J$18];1);B_CLASSIFICA_GIRONE_D;11;0)" office:value-type="float" office:value="209" calcext:value-type="float">
            <text:p>209</text:p>
          </table:table-cell>
        </table:table-row>
        <table:table-row table:style-name="ro6">
          <table:table-cell table:style-name="ce1022" office:value-type="float" office:value="19" calcext:value-type="float">
            <text:p>19</text:p>
          </table:table-cell>
          <table:table-cell table:style-name="ce1028" table:formula="of:=VLOOKUP([.A23];INPUT_DATE_E_RISULTATI_GIRONI;8;0)" office:value-type="date" office:date-value="2021-06-08" calcext:value-type="date">
            <text:p>mar 8 giu</text:p>
          </table:table-cell>
          <table:table-cell table:style-name="ce1032" table:formula="of:=VLOOKUP([.A23];INPUT_DATE_E_RISULTATI_GIRONI;9;0)" office:value-type="time" office:time-value="PT15H30M00S" calcext:value-type="time">
            <text:p>15:30</text:p>
          </table:table-cell>
          <table:table-cell table:style-name="ce1034" table:formula="of:=VLOOKUP([.A23];INPUT_DATE_E_RISULTATI_GIRONI;4;0)" office:value-type="string" office:string-value="Istrici" calcext:value-type="string">
            <text:p>Istrici</text:p>
          </table:table-cell>
          <table:table-cell table:style-name="ce1036" table:formula="of:=VLOOKUP([.A23];INPUT_DATE_E_RISULTATI_GIRONI;6;0)" office:value-type="float" office:value="20" calcext:value-type="float">
            <text:p>20</text:p>
          </table:table-cell>
          <table:table-cell table:style-name="ce1036" table:formula="of:=VLOOKUP([.A23];INPUT_DATE_E_RISULTATI_GIRONI;7;0)" office:value-type="float" office:value="0" calcext:value-type="float">
            <text:p>0</text:p>
          </table:table-cell>
          <table:table-cell table:style-name="ce1038" table:formula="of:=VLOOKUP([.A23];INPUT_DATE_E_RISULTATI_GIRONI;5;0)" office:value-type="string" office:string-value="Gorilla" calcext:value-type="string">
            <text:p>Gorilla</text:p>
          </table:table-cell>
          <table:table-cell table:style-name="ce1040" table:formula="of:=VLOOKUP([.A23];INPUT_DATE_E_RISULTATI_GIRONI;3;0)" office:value-type="string" office:string-value="G" calcext:value-type="string">
            <text:p>G</text:p>
          </table:table-cell>
          <table:table-cell table:style-name="ce1040" table:formula="of:=VLOOKUP([.A23];INPUT_DATE_E_RISULTATI_GIRONI;11;0)" office:value-type="string" office:string-value="Basket Giovane" calcext:value-type="string">
            <text:p>Basket Giovane</text:p>
          </table:table-cell>
          <table:table-cell table:style-name="ce1061" office:value-type="string" calcext:value-type="string">
            <text:p>Girone E</text:p>
          </table:table-cell>
          <table:table-cell table:style-name="ce1095" office:value-type="string" calcext:value-type="string">
            <text:p>G</text:p>
          </table:table-cell>
          <table:table-cell table:style-name="ce1121" office:value-type="string" calcext:value-type="string">
            <text:p>V</text:p>
          </table:table-cell>
          <table:table-cell table:style-name="ce1121" office:value-type="string" calcext:value-type="string">
            <text:p>P</text:p>
          </table:table-cell>
          <table:table-cell table:style-name="ce1121" office:value-type="string" calcext:value-type="string">
            <text:p>F</text:p>
          </table:table-cell>
          <table:table-cell table:style-name="ce1121" office:value-type="string" calcext:value-type="string">
            <text:p>PC</text:p>
          </table:table-cell>
          <table:table-cell table:style-name="ce1121" office:value-type="string" calcext:value-type="string">
            <text:p>PGF</text:p>
          </table:table-cell>
          <table:table-cell table:style-name="ce1170" office:value-type="string" calcext:value-type="string">
            <text:p>PGS</text:p>
          </table:table-cell>
        </table:table-row>
        <table:table-row table:style-name="ro6">
          <table:table-cell table:style-name="ce1022" office:value-type="float" office:value="20" calcext:value-type="float">
            <text:p>20</text:p>
          </table:table-cell>
          <table:table-cell table:style-name="ce1028" table:formula="of:=VLOOKUP([.A24];INPUT_DATE_E_RISULTATI_GIRONI;8;0)" office:value-type="date" office:date-value="2021-06-08" calcext:value-type="date">
            <text:p>mar 8 giu</text:p>
          </table:table-cell>
          <table:table-cell table:style-name="ce1032" table:formula="of:=VLOOKUP([.A24];INPUT_DATE_E_RISULTATI_GIRONI;9;0)" office:value-type="time" office:time-value="PT15H30M00S" calcext:value-type="time">
            <text:p>15:30</text:p>
          </table:table-cell>
          <table:table-cell table:style-name="ce1034" table:formula="of:=VLOOKUP([.A24];INPUT_DATE_E_RISULTATI_GIRONI;4;0)" office:value-type="string" office:string-value="Piranha" calcext:value-type="string">
            <text:p>Piranha</text:p>
          </table:table-cell>
          <table:table-cell table:style-name="ce1036" table:formula="of:=VLOOKUP([.A24];INPUT_DATE_E_RISULTATI_GIRONI;6;0)" office:value-type="float" office:value="100" calcext:value-type="float">
            <text:p>100</text:p>
          </table:table-cell>
          <table:table-cell table:style-name="ce1036" table:formula="of:=VLOOKUP([.A24];INPUT_DATE_E_RISULTATI_GIRONI;7;0)" office:value-type="float" office:value="83" calcext:value-type="float">
            <text:p>83</text:p>
          </table:table-cell>
          <table:table-cell table:style-name="ce1038" table:formula="of:=VLOOKUP([.A24];INPUT_DATE_E_RISULTATI_GIRONI;5;0)" office:value-type="string" office:string-value="Scorpioni" calcext:value-type="string">
            <text:p>Scorpioni</text:p>
          </table:table-cell>
          <table:table-cell table:style-name="ce1040" table:formula="of:=VLOOKUP([.A24];INPUT_DATE_E_RISULTATI_GIRONI;3;0)" office:value-type="string" office:string-value="H" calcext:value-type="string">
            <text:p>H</text:p>
          </table:table-cell>
          <table:table-cell table:style-name="ce1040" table:formula="of:=VLOOKUP([.A24];INPUT_DATE_E_RISULTATI_GIRONI;11;0)" office:value-type="string" office:string-value="Nuova Scuola" calcext:value-type="string">
            <text:p>Nuova Scuola</text:p>
          </table:table-cell>
          <table:table-cell table:style-name="ce1062" table:formula="of:=VLOOKUP(ROW()-23&amp;RIGHT([.J$23];1);B_CLASSIFICA_GIRONE_E;4;0)" office:value-type="string" office:string-value="Bisonti" calcext:value-type="string">
            <text:p>Bisonti</text:p>
          </table:table-cell>
          <table:table-cell table:style-name="ce1096" table:formula="of:=VLOOKUP(ROW()-23&amp;RIGHT([.J$23];1);B_CLASSIFICA_GIRONE_E;5;0)" office:value-type="float" office:value="3" calcext:value-type="float">
            <text:p>3</text:p>
          </table:table-cell>
          <table:table-cell table:style-name="ce1096" table:formula="of:=VLOOKUP(ROW()-23&amp;RIGHT([.J$23];1);B_CLASSIFICA_GIRONE_E;6;0)" office:value-type="float" office:value="2" calcext:value-type="float">
            <text:p>2</text:p>
          </table:table-cell>
          <table:table-cell table:style-name="ce1096" table:formula="of:=VLOOKUP(ROW()-23&amp;RIGHT([.J$23];1);B_CLASSIFICA_GIRONE_E;7;0)" office:value-type="float" office:value="1" calcext:value-type="float">
            <text:p>1</text:p>
          </table:table-cell>
          <table:table-cell table:style-name="ce1096" table:formula="of:=VLOOKUP(ROW()-23&amp;RIGHT([.J$23];1);B_CLASSIFICA_GIRONE_E;8;0)" office:value-type="float" office:value="0" calcext:value-type="float">
            <text:p>0</text:p>
          </table:table-cell>
          <table:table-cell table:style-name="ce1096" table:formula="of:=VLOOKUP(ROW()-23&amp;RIGHT([.J$23];1);B_CLASSIFICA_GIRONE_E;9;0)" office:value-type="float" office:value="5" calcext:value-type="float">
            <text:p>5</text:p>
          </table:table-cell>
          <table:table-cell table:style-name="ce1096" table:formula="of:=VLOOKUP(ROW()-23&amp;RIGHT([.J$23];1);B_CLASSIFICA_GIRONE_E;10;0)" office:value-type="float" office:value="103" calcext:value-type="float">
            <text:p>103</text:p>
          </table:table-cell>
          <table:table-cell table:style-name="ce1171" table:formula="of:=VLOOKUP(ROW()-23&amp;RIGHT([.J$23];1);B_CLASSIFICA_GIRONE_E;11;0)" office:value-type="float" office:value="100" calcext:value-type="float">
            <text:p>100</text:p>
          </table:table-cell>
        </table:table-row>
        <table:table-row table:style-name="ro6">
          <table:table-cell table:style-name="ce1022" office:value-type="float" office:value="21" calcext:value-type="float">
            <text:p>21</text:p>
          </table:table-cell>
          <table:table-cell table:style-name="ce1028" table:formula="of:=VLOOKUP([.A25];INPUT_DATE_E_RISULTATI_GIRONI;8;0)" office:value-type="date" office:date-value="2021-06-08" calcext:value-type="date">
            <text:p>mar 8 giu</text:p>
          </table:table-cell>
          <table:table-cell table:style-name="ce1032" table:formula="of:=VLOOKUP([.A25];INPUT_DATE_E_RISULTATI_GIRONI;9;0)" office:value-type="time" office:time-value="PT17H00M00S" calcext:value-type="time">
            <text:p>17:00</text:p>
          </table:table-cell>
          <table:table-cell table:style-name="ce1034" table:formula="of:=VLOOKUP([.A25];INPUT_DATE_E_RISULTATI_GIRONI;4;0)" office:value-type="string" office:string-value="Cervi" calcext:value-type="string">
            <text:p>Cervi</text:p>
          </table:table-cell>
          <table:table-cell table:style-name="ce1036" table:formula="of:=VLOOKUP([.A25];INPUT_DATE_E_RISULTATI_GIRONI;6;0)" office:value-type="float" office:value="34" calcext:value-type="float">
            <text:p>34</text:p>
          </table:table-cell>
          <table:table-cell table:style-name="ce1036" table:formula="of:=VLOOKUP([.A25];INPUT_DATE_E_RISULTATI_GIRONI;7;0)" office:value-type="float" office:value="33" calcext:value-type="float">
            <text:p>33</text:p>
          </table:table-cell>
          <table:table-cell table:style-name="ce1038" table:formula="of:=VLOOKUP([.A25];INPUT_DATE_E_RISULTATI_GIRONI;5;0)" office:value-type="string" office:string-value="Cinghiali" calcext:value-type="string">
            <text:p>Cinghiali</text:p>
          </table:table-cell>
          <table:table-cell table:style-name="ce1040" table:formula="of:=VLOOKUP([.A25];INPUT_DATE_E_RISULTATI_GIRONI;3;0)" office:value-type="string" office:string-value="E" calcext:value-type="string">
            <text:p>E</text:p>
          </table:table-cell>
          <table:table-cell table:style-name="ce1040" table:formula="of:=VLOOKUP([.A25];INPUT_DATE_E_RISULTATI_GIRONI;11;0)" office:value-type="string" office:string-value="Cristo Re 1" calcext:value-type="string">
            <text:p>Cristo Re 1</text:p>
          </table:table-cell>
          <table:table-cell table:style-name="ce1063" table:formula="of:=VLOOKUP(ROW()-23&amp;RIGHT([.J$23];1);B_CLASSIFICA_GIRONE_E;4;0)" office:value-type="string" office:string-value="Bufali" calcext:value-type="string">
            <text:p>Bufali</text:p>
          </table:table-cell>
          <table:table-cell table:style-name="ce1097" table:formula="of:=VLOOKUP(ROW()-23&amp;RIGHT([.J$23];1);B_CLASSIFICA_GIRONE_E;5;0)" office:value-type="float" office:value="3" calcext:value-type="float">
            <text:p>3</text:p>
          </table:table-cell>
          <table:table-cell table:style-name="ce1122" table:formula="of:=VLOOKUP(ROW()-23&amp;RIGHT([.J$23];1);B_CLASSIFICA_GIRONE_E;6;0)" office:value-type="float" office:value="2" calcext:value-type="float">
            <text:p>2</text:p>
          </table:table-cell>
          <table:table-cell table:style-name="ce1122" table:formula="of:=VLOOKUP(ROW()-23&amp;RIGHT([.J$23];1);B_CLASSIFICA_GIRONE_E;7;0)" office:value-type="float" office:value="1" calcext:value-type="float">
            <text:p>1</text:p>
          </table:table-cell>
          <table:table-cell table:style-name="ce1122" table:formula="of:=VLOOKUP(ROW()-23&amp;RIGHT([.J$23];1);B_CLASSIFICA_GIRONE_E;8;0)" office:value-type="float" office:value="0" calcext:value-type="float">
            <text:p>0</text:p>
          </table:table-cell>
          <table:table-cell table:style-name="ce1122" table:formula="of:=VLOOKUP(ROW()-23&amp;RIGHT([.J$23];1);B_CLASSIFICA_GIRONE_E;9;0)" office:value-type="float" office:value="5" calcext:value-type="float">
            <text:p>5</text:p>
          </table:table-cell>
          <table:table-cell table:style-name="ce1122" table:formula="of:=VLOOKUP(ROW()-23&amp;RIGHT([.J$23];1);B_CLASSIFICA_GIRONE_E;10;0)" office:value-type="float" office:value="102" calcext:value-type="float">
            <text:p>102</text:p>
          </table:table-cell>
          <table:table-cell table:style-name="ce1172" table:formula="of:=VLOOKUP(ROW()-23&amp;RIGHT([.J$23];1);B_CLASSIFICA_GIRONE_E;11;0)" office:value-type="float" office:value="100" calcext:value-type="float">
            <text:p>100</text:p>
          </table:table-cell>
        </table:table-row>
        <table:table-row table:style-name="ro6">
          <table:table-cell table:style-name="ce1022" office:value-type="float" office:value="22" calcext:value-type="float">
            <text:p>22</text:p>
          </table:table-cell>
          <table:table-cell table:style-name="ce1028" table:formula="of:=VLOOKUP([.A26];INPUT_DATE_E_RISULTATI_GIRONI;8;0)" office:value-type="date" office:date-value="2021-06-08" calcext:value-type="date">
            <text:p>mar 8 giu</text:p>
          </table:table-cell>
          <table:table-cell table:style-name="ce1032" table:formula="of:=VLOOKUP([.A26];INPUT_DATE_E_RISULTATI_GIRONI;9;0)" office:value-type="time" office:time-value="PT17H00M00S" calcext:value-type="time">
            <text:p>17:00</text:p>
          </table:table-cell>
          <table:table-cell table:style-name="ce1034" table:formula="of:=VLOOKUP([.A26];INPUT_DATE_E_RISULTATI_GIRONI;4;0)" office:value-type="string" office:string-value="Delfini" calcext:value-type="string">
            <text:p>Delfini</text:p>
          </table:table-cell>
          <table:table-cell table:style-name="ce1036" table:formula="of:=VLOOKUP([.A26];INPUT_DATE_E_RISULTATI_GIRONI;6;0)" office:value-type="float" office:value="34" calcext:value-type="float">
            <text:p>34</text:p>
          </table:table-cell>
          <table:table-cell table:style-name="ce1036" table:formula="of:=VLOOKUP([.A26];INPUT_DATE_E_RISULTATI_GIRONI;7;0)" office:value-type="float" office:value="33" calcext:value-type="float">
            <text:p>33</text:p>
          </table:table-cell>
          <table:table-cell table:style-name="ce1038" table:formula="of:=VLOOKUP([.A26];INPUT_DATE_E_RISULTATI_GIRONI;5;0)" office:value-type="string" office:string-value="Fenicotteri" calcext:value-type="string">
            <text:p>Fenicotteri</text:p>
          </table:table-cell>
          <table:table-cell table:style-name="ce1040" table:formula="of:=VLOOKUP([.A26];INPUT_DATE_E_RISULTATI_GIRONI;3;0)" office:value-type="string" office:string-value="F" calcext:value-type="string">
            <text:p>F</text:p>
          </table:table-cell>
          <table:table-cell table:style-name="ce1040" table:formula="of:=VLOOKUP([.A26];INPUT_DATE_E_RISULTATI_GIRONI;11;0)" office:value-type="string" office:string-value="Cristo Re 2" calcext:value-type="string">
            <text:p>Cristo Re 2</text:p>
          </table:table-cell>
          <table:table-cell table:style-name="ce1064" table:formula="of:=VLOOKUP(ROW()-23&amp;RIGHT([.J$23];1);B_CLASSIFICA_GIRONE_E;4;0)" office:value-type="string" office:string-value="Cervi" calcext:value-type="string">
            <text:p>Cervi</text:p>
          </table:table-cell>
          <table:table-cell table:style-name="ce1098" table:formula="of:=VLOOKUP(ROW()-23&amp;RIGHT([.J$23];1);B_CLASSIFICA_GIRONE_E;5;0)" office:value-type="float" office:value="3" calcext:value-type="float">
            <text:p>3</text:p>
          </table:table-cell>
          <table:table-cell table:style-name="ce1123" table:formula="of:=VLOOKUP(ROW()-23&amp;RIGHT([.J$23];1);B_CLASSIFICA_GIRONE_E;6;0)" office:value-type="float" office:value="2" calcext:value-type="float">
            <text:p>2</text:p>
          </table:table-cell>
          <table:table-cell table:style-name="ce1138" table:formula="of:=VLOOKUP(ROW()-23&amp;RIGHT([.J$23];1);B_CLASSIFICA_GIRONE_E;7;0)" office:value-type="float" office:value="1" calcext:value-type="float">
            <text:p>1</text:p>
          </table:table-cell>
          <table:table-cell table:style-name="ce1148" table:formula="of:=VLOOKUP(ROW()-23&amp;RIGHT([.J$23];1);B_CLASSIFICA_GIRONE_E;8;0)" office:value-type="float" office:value="0" calcext:value-type="float">
            <text:p>0</text:p>
          </table:table-cell>
          <table:table-cell table:style-name="ce1148" table:formula="of:=VLOOKUP(ROW()-23&amp;RIGHT([.J$23];1);B_CLASSIFICA_GIRONE_E;9;0)" office:value-type="float" office:value="5" calcext:value-type="float">
            <text:p>5</text:p>
          </table:table-cell>
          <table:table-cell table:style-name="ce1148" table:formula="of:=VLOOKUP(ROW()-23&amp;RIGHT([.J$23];1);B_CLASSIFICA_GIRONE_E;10;0)" office:value-type="float" office:value="101" calcext:value-type="float">
            <text:p>101</text:p>
          </table:table-cell>
          <table:table-cell table:style-name="ce1173" table:formula="of:=VLOOKUP(ROW()-23&amp;RIGHT([.J$23];1);B_CLASSIFICA_GIRONE_E;11;0)" office:value-type="float" office:value="100" calcext:value-type="float">
            <text:p>100</text:p>
          </table:table-cell>
        </table:table-row>
        <table:table-row table:style-name="ro6">
          <table:table-cell table:style-name="ce1022" office:value-type="float" office:value="23" calcext:value-type="float">
            <text:p>23</text:p>
          </table:table-cell>
          <table:table-cell table:style-name="ce1028" table:formula="of:=VLOOKUP([.A27];INPUT_DATE_E_RISULTATI_GIRONI;8;0)" office:value-type="date" office:date-value="2021-06-08" calcext:value-type="date">
            <text:p>mar 8 giu</text:p>
          </table:table-cell>
          <table:table-cell table:style-name="ce1032" table:formula="of:=VLOOKUP([.A27];INPUT_DATE_E_RISULTATI_GIRONI;9;0)" office:value-type="time" office:time-value="PT17H00M00S" calcext:value-type="time">
            <text:p>17:00</text:p>
          </table:table-cell>
          <table:table-cell table:style-name="ce1034" table:formula="of:=VLOOKUP([.A27];INPUT_DATE_E_RISULTATI_GIRONI;4;0)" office:value-type="string" office:string-value="Muli" calcext:value-type="string">
            <text:p>Muli</text:p>
          </table:table-cell>
          <table:table-cell table:style-name="ce1036" table:formula="of:=VLOOKUP([.A27];INPUT_DATE_E_RISULTATI_GIRONI;6;0)" office:value-type="float" office:value="0" calcext:value-type="float">
            <text:p>0</text:p>
          </table:table-cell>
          <table:table-cell table:style-name="ce1036" table:formula="of:=VLOOKUP([.A27];INPUT_DATE_E_RISULTATI_GIRONI;7;0)" office:value-type="float" office:value="20" calcext:value-type="float">
            <text:p>20</text:p>
          </table:table-cell>
          <table:table-cell table:style-name="ce1038" table:formula="of:=VLOOKUP([.A27];INPUT_DATE_E_RISULTATI_GIRONI;5;0)" office:value-type="string" office:string-value="Orche" calcext:value-type="string">
            <text:p>Orche</text:p>
          </table:table-cell>
          <table:table-cell table:style-name="ce1040" table:formula="of:=VLOOKUP([.A27];INPUT_DATE_E_RISULTATI_GIRONI;3;0)" office:value-type="string" office:string-value="G" calcext:value-type="string">
            <text:p>G</text:p>
          </table:table-cell>
          <table:table-cell table:style-name="ce1040" table:formula="of:=VLOOKUP([.A27];INPUT_DATE_E_RISULTATI_GIRONI;11;0)" office:value-type="string" office:string-value="Basket Giovane" calcext:value-type="string">
            <text:p>Basket Giovane</text:p>
          </table:table-cell>
          <table:table-cell table:style-name="ce1065" table:formula="of:=VLOOKUP(ROW()-23&amp;RIGHT([.J$23];1);B_CLASSIFICA_GIRONE_E;4;0)" office:value-type="string" office:string-value="Cinghiali" calcext:value-type="string">
            <text:p>Cinghiali</text:p>
          </table:table-cell>
          <table:table-cell table:style-name="ce1099" table:formula="of:=VLOOKUP(ROW()-23&amp;RIGHT([.J$23];1);B_CLASSIFICA_GIRONE_E;5;0)" office:value-type="float" office:value="3" calcext:value-type="float">
            <text:p>3</text:p>
          </table:table-cell>
          <table:table-cell table:style-name="ce1124" table:formula="of:=VLOOKUP(ROW()-23&amp;RIGHT([.J$23];1);B_CLASSIFICA_GIRONE_E;6;0)" office:value-type="float" office:value="0" calcext:value-type="float">
            <text:p>0</text:p>
          </table:table-cell>
          <table:table-cell table:style-name="ce1139" table:formula="of:=VLOOKUP(ROW()-23&amp;RIGHT([.J$23];1);B_CLASSIFICA_GIRONE_E;7;0)" office:value-type="float" office:value="3" calcext:value-type="float">
            <text:p>3</text:p>
          </table:table-cell>
          <table:table-cell table:style-name="ce1149" table:formula="of:=VLOOKUP(ROW()-23&amp;RIGHT([.J$23];1);B_CLASSIFICA_GIRONE_E;8;0)" office:value-type="float" office:value="0" calcext:value-type="float">
            <text:p>0</text:p>
          </table:table-cell>
          <table:table-cell table:style-name="ce1149" table:formula="of:=VLOOKUP(ROW()-23&amp;RIGHT([.J$23];1);B_CLASSIFICA_GIRONE_E;9;0)" office:value-type="float" office:value="3" calcext:value-type="float">
            <text:p>3</text:p>
          </table:table-cell>
          <table:table-cell table:style-name="ce1149" table:formula="of:=VLOOKUP(ROW()-23&amp;RIGHT([.J$23];1);B_CLASSIFICA_GIRONE_E;10;0)" office:value-type="float" office:value="99" calcext:value-type="float">
            <text:p>99</text:p>
          </table:table-cell>
          <table:table-cell table:style-name="ce1174" table:formula="of:=VLOOKUP(ROW()-23&amp;RIGHT([.J$23];1);B_CLASSIFICA_GIRONE_E;11;0)" office:value-type="float" office:value="105" calcext:value-type="float">
            <text:p>105</text:p>
          </table:table-cell>
        </table:table-row>
        <table:table-row table:style-name="ro6">
          <table:table-cell table:style-name="ce1022" office:value-type="float" office:value="24" calcext:value-type="float">
            <text:p>24</text:p>
          </table:table-cell>
          <table:table-cell table:style-name="ce1028" table:formula="of:=VLOOKUP([.A28];INPUT_DATE_E_RISULTATI_GIRONI;8;0)" office:value-type="date" office:date-value="2021-06-08" calcext:value-type="date">
            <text:p>mar 8 giu</text:p>
          </table:table-cell>
          <table:table-cell table:style-name="ce1032" table:formula="of:=VLOOKUP([.A28];INPUT_DATE_E_RISULTATI_GIRONI;9;0)" office:value-type="time" office:time-value="PT17H00M00S" calcext:value-type="time">
            <text:p>17:00</text:p>
          </table:table-cell>
          <table:table-cell table:style-name="ce1034" table:formula="of:=VLOOKUP([.A28];INPUT_DATE_E_RISULTATI_GIRONI;4;0)" office:value-type="string" office:string-value="Tonni" calcext:value-type="string">
            <text:p>Tonni</text:p>
          </table:table-cell>
          <table:table-cell table:style-name="ce1036" table:formula="of:=VLOOKUP([.A28];INPUT_DATE_E_RISULTATI_GIRONI;6;0)" office:value-type="float" office:value="20" calcext:value-type="float">
            <text:p>20</text:p>
          </table:table-cell>
          <table:table-cell table:style-name="ce1036" table:formula="of:=VLOOKUP([.A28];INPUT_DATE_E_RISULTATI_GIRONI;7;0)" office:value-type="float" office:value="0" calcext:value-type="float">
            <text:p>0</text:p>
          </table:table-cell>
          <table:table-cell table:style-name="ce1038" table:formula="of:=VLOOKUP([.A28];INPUT_DATE_E_RISULTATI_GIRONI;5;0)" office:value-type="string" office:string-value="Zebre" calcext:value-type="string">
            <text:p>Zebre</text:p>
          </table:table-cell>
          <table:table-cell table:style-name="ce1040" table:formula="of:=VLOOKUP([.A28];INPUT_DATE_E_RISULTATI_GIRONI;3;0)" office:value-type="string" office:string-value="H" calcext:value-type="string">
            <text:p>H</text:p>
          </table:table-cell>
          <table:table-cell table:style-name="ce1040" table:formula="of:=VLOOKUP([.A28];INPUT_DATE_E_RISULTATI_GIRONI;11;0)" office:value-type="string" office:string-value="Nuova Scuola" calcext:value-type="string">
            <text:p>Nuova Scuola</text:p>
          </table:table-cell>
          <table:table-cell table:style-name="ce1066" office:value-type="string" calcext:value-type="string">
            <text:p>Girone F</text:p>
          </table:table-cell>
          <table:table-cell table:style-name="ce1100" office:value-type="string" calcext:value-type="string">
            <text:p>G</text:p>
          </table:table-cell>
          <table:table-cell table:style-name="ce1100" office:value-type="string" calcext:value-type="string">
            <text:p>V</text:p>
          </table:table-cell>
          <table:table-cell table:style-name="ce1100" office:value-type="string" calcext:value-type="string">
            <text:p>P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PC</text:p>
          </table:table-cell>
          <table:table-cell table:style-name="ce1100" office:value-type="string" calcext:value-type="string">
            <text:p>PGF</text:p>
          </table:table-cell>
          <table:table-cell table:style-name="ce1175" office:value-type="string" calcext:value-type="string">
            <text:p>PGS</text:p>
          </table:table-cell>
        </table:table-row>
        <table:table-row table:style-name="ro6">
          <table:table-cell table:style-name="ce1022" office:value-type="float" office:value="25" calcext:value-type="float">
            <text:p>25</text:p>
          </table:table-cell>
          <table:table-cell table:style-name="ce1028" table:formula="of:=VLOOKUP([.A29];INPUT_DATE_E_RISULTATI_GIRONI;8;0)" office:value-type="date" office:date-value="2021-06-08" calcext:value-type="date">
            <text:p>mar 8 giu</text:p>
          </table:table-cell>
          <table:table-cell table:style-name="ce1032" table:formula="of:=VLOOKUP([.A29];INPUT_DATE_E_RISULTATI_GIRONI;9;0)" office:value-type="time" office:time-value="PT18H30M00S" calcext:value-type="time">
            <text:p>18:30</text:p>
          </table:table-cell>
          <table:table-cell table:style-name="ce1034" table:formula="of:=VLOOKUP([.A29];INPUT_DATE_E_RISULTATI_GIRONI;4;0)" office:value-type="string" office:string-value="Leoni" calcext:value-type="string">
            <text:p>Leoni</text:p>
          </table:table-cell>
          <table:table-cell table:style-name="ce1036" table:formula="of:=VLOOKUP([.A29];INPUT_DATE_E_RISULTATI_GIRONI;6;0)" office:value-type="float" office:value="82" calcext:value-type="float">
            <text:p>82</text:p>
          </table:table-cell>
          <table:table-cell table:style-name="ce1036" table:formula="of:=VLOOKUP([.A29];INPUT_DATE_E_RISULTATI_GIRONI;7;0)" office:value-type="float" office:value="25" calcext:value-type="float">
            <text:p>25</text:p>
          </table:table-cell>
          <table:table-cell table:style-name="ce1038" table:formula="of:=VLOOKUP([.A29];INPUT_DATE_E_RISULTATI_GIRONI;5;0)" office:value-type="string" office:string-value="Ghepardi" calcext:value-type="string">
            <text:p>Ghepardi</text:p>
          </table:table-cell>
          <table:table-cell table:style-name="ce1040" table:formula="of:=VLOOKUP([.A29];INPUT_DATE_E_RISULTATI_GIRONI;3;0)" office:value-type="string" office:string-value="A" calcext:value-type="string">
            <text:p>A</text:p>
          </table:table-cell>
          <table:table-cell table:style-name="ce1040" table:formula="of:=VLOOKUP([.A29];INPUT_DATE_E_RISULTATI_GIRONI;11;0)" office:value-type="string" office:string-value="Cristo Re 1" calcext:value-type="string">
            <text:p>Cristo Re 1</text:p>
          </table:table-cell>
          <table:table-cell table:style-name="ce1067" table:formula="of:=VLOOKUP(ROW()-28&amp;RIGHT([.J$28];1);B_CLASSIFICA_GIRONE_F;4;0)" office:value-type="string" office:string-value="Balene" calcext:value-type="string">
            <text:p>Balene</text:p>
          </table:table-cell>
          <table:table-cell table:style-name="ce1101" table:formula="of:=VLOOKUP(ROW()-28&amp;RIGHT([.J$28];1);B_CLASSIFICA_GIRONE_F;5;0)" office:value-type="float" office:value="3" calcext:value-type="float">
            <text:p>3</text:p>
          </table:table-cell>
          <table:table-cell table:style-name="ce1101" table:formula="of:=VLOOKUP(ROW()-28&amp;RIGHT([.J$28];1);B_CLASSIFICA_GIRONE_F;6;0)" office:value-type="float" office:value="2" calcext:value-type="float">
            <text:p>2</text:p>
          </table:table-cell>
          <table:table-cell table:style-name="ce1101" table:formula="of:=VLOOKUP(ROW()-28&amp;RIGHT([.J$28];1);B_CLASSIFICA_GIRONE_F;7;0)" office:value-type="float" office:value="1" calcext:value-type="float">
            <text:p>1</text:p>
          </table:table-cell>
          <table:table-cell table:style-name="ce1101" table:formula="of:=VLOOKUP(ROW()-28&amp;RIGHT([.J$28];1);B_CLASSIFICA_GIRONE_F;8;0)" office:value-type="float" office:value="0" calcext:value-type="float">
            <text:p>0</text:p>
          </table:table-cell>
          <table:table-cell table:style-name="ce1101" table:formula="of:=VLOOKUP(ROW()-28&amp;RIGHT([.J$28];1);B_CLASSIFICA_GIRONE_F;9;0)" office:value-type="float" office:value="5" calcext:value-type="float">
            <text:p>5</text:p>
          </table:table-cell>
          <table:table-cell table:style-name="ce1101" table:formula="of:=VLOOKUP(ROW()-28&amp;RIGHT([.J$28];1);B_CLASSIFICA_GIRONE_F;10;0)" office:value-type="float" office:value="103" calcext:value-type="float">
            <text:p>103</text:p>
          </table:table-cell>
          <table:table-cell table:style-name="ce1176" table:formula="of:=VLOOKUP(ROW()-28&amp;RIGHT([.J$28];1);B_CLASSIFICA_GIRONE_F;11;0)" office:value-type="float" office:value="102" calcext:value-type="float">
            <text:p>102</text:p>
          </table:table-cell>
        </table:table-row>
        <table:table-row table:style-name="ro6">
          <table:table-cell table:style-name="ce1022" office:value-type="float" office:value="26" calcext:value-type="float">
            <text:p>26</text:p>
          </table:table-cell>
          <table:table-cell table:style-name="ce1028" table:formula="of:=VLOOKUP([.A30];INPUT_DATE_E_RISULTATI_GIRONI;8;0)" office:value-type="date" office:date-value="2021-06-08" calcext:value-type="date">
            <text:p>mar 8 giu</text:p>
          </table:table-cell>
          <table:table-cell table:style-name="ce1032" table:formula="of:=VLOOKUP([.A30];INPUT_DATE_E_RISULTATI_GIRONI;9;0)" office:value-type="time" office:time-value="PT18H30M00S" calcext:value-type="time">
            <text:p>18:30</text:p>
          </table:table-cell>
          <table:table-cell table:style-name="ce1034" table:formula="of:=VLOOKUP([.A30];INPUT_DATE_E_RISULTATI_GIRONI;4;0)" office:value-type="string" office:string-value="Giaguari" calcext:value-type="string">
            <text:p>Giaguari</text:p>
          </table:table-cell>
          <table:table-cell table:style-name="ce1036" table:formula="of:=VLOOKUP([.A30];INPUT_DATE_E_RISULTATI_GIRONI;6;0)" office:value-type="float" office:value="76" calcext:value-type="float">
            <text:p>76</text:p>
          </table:table-cell>
          <table:table-cell table:style-name="ce1036" table:formula="of:=VLOOKUP([.A30];INPUT_DATE_E_RISULTATI_GIRONI;7;0)" office:value-type="float" office:value="94" calcext:value-type="float">
            <text:p>94</text:p>
          </table:table-cell>
          <table:table-cell table:style-name="ce1038" table:formula="of:=VLOOKUP([.A30];INPUT_DATE_E_RISULTATI_GIRONI;5;0)" office:value-type="string" office:string-value="Serval" calcext:value-type="string">
            <text:p>Serval</text:p>
          </table:table-cell>
          <table:table-cell table:style-name="ce1040" table:formula="of:=VLOOKUP([.A30];INPUT_DATE_E_RISULTATI_GIRONI;3;0)" office:value-type="string" office:string-value="B" calcext:value-type="string">
            <text:p>B</text:p>
          </table:table-cell>
          <table:table-cell table:style-name="ce1040" table:formula="of:=VLOOKUP([.A30];INPUT_DATE_E_RISULTATI_GIRONI;11;0)" office:value-type="string" office:string-value="Cristo Re 2" calcext:value-type="string">
            <text:p>Cristo Re 2</text:p>
          </table:table-cell>
          <table:table-cell table:style-name="ce1068" table:formula="of:=VLOOKUP(ROW()-28&amp;RIGHT([.J$28];1);B_CLASSIFICA_GIRONE_F;4;0)" office:value-type="string" office:string-value="Gabbiani" calcext:value-type="string">
            <text:p>Gabbiani</text:p>
          </table:table-cell>
          <table:table-cell table:style-name="ce1102" table:formula="of:=VLOOKUP(ROW()-28&amp;RIGHT([.J$28];1);B_CLASSIFICA_GIRONE_F;5;0)" office:value-type="float" office:value="3" calcext:value-type="float">
            <text:p>3</text:p>
          </table:table-cell>
          <table:table-cell table:style-name="ce1102" table:formula="of:=VLOOKUP(ROW()-28&amp;RIGHT([.J$28];1);B_CLASSIFICA_GIRONE_F;6;0)" office:value-type="float" office:value="2" calcext:value-type="float">
            <text:p>2</text:p>
          </table:table-cell>
          <table:table-cell table:style-name="ce1102" table:formula="of:=VLOOKUP(ROW()-28&amp;RIGHT([.J$28];1);B_CLASSIFICA_GIRONE_F;7;0)" office:value-type="float" office:value="1" calcext:value-type="float">
            <text:p>1</text:p>
          </table:table-cell>
          <table:table-cell table:style-name="ce1102" table:formula="of:=VLOOKUP(ROW()-28&amp;RIGHT([.J$28];1);B_CLASSIFICA_GIRONE_F;8;0)" office:value-type="float" office:value="0" calcext:value-type="float">
            <text:p>0</text:p>
          </table:table-cell>
          <table:table-cell table:style-name="ce1102" table:formula="of:=VLOOKUP(ROW()-28&amp;RIGHT([.J$28];1);B_CLASSIFICA_GIRONE_F;9;0)" office:value-type="float" office:value="5" calcext:value-type="float">
            <text:p>5</text:p>
          </table:table-cell>
          <table:table-cell table:style-name="ce1102" table:formula="of:=VLOOKUP(ROW()-28&amp;RIGHT([.J$28];1);B_CLASSIFICA_GIRONE_F;10;0)" office:value-type="float" office:value="102" calcext:value-type="float">
            <text:p>102</text:p>
          </table:table-cell>
          <table:table-cell table:style-name="ce1177" table:formula="of:=VLOOKUP(ROW()-28&amp;RIGHT([.J$28];1);B_CLASSIFICA_GIRONE_F;11;0)" office:value-type="float" office:value="101" calcext:value-type="float">
            <text:p>101</text:p>
          </table:table-cell>
        </table:table-row>
        <table:table-row table:style-name="ro6">
          <table:table-cell table:style-name="ce1022" office:value-type="float" office:value="27" calcext:value-type="float">
            <text:p>27</text:p>
          </table:table-cell>
          <table:table-cell table:style-name="ce1028" table:formula="of:=VLOOKUP([.A31];INPUT_DATE_E_RISULTATI_GIRONI;8;0)" office:value-type="date" office:date-value="2021-06-08" calcext:value-type="date">
            <text:p>mar 8 giu</text:p>
          </table:table-cell>
          <table:table-cell table:style-name="ce1032" table:formula="of:=VLOOKUP([.A31];INPUT_DATE_E_RISULTATI_GIRONI;9;0)" office:value-type="time" office:time-value="PT18H30M00S" calcext:value-type="time">
            <text:p>18:30</text:p>
          </table:table-cell>
          <table:table-cell table:style-name="ce1034" table:formula="of:=VLOOKUP([.A31];INPUT_DATE_E_RISULTATI_GIRONI;4;0)" office:value-type="string" office:string-value="Elefanti" calcext:value-type="string">
            <text:p>Elefanti</text:p>
          </table:table-cell>
          <table:table-cell table:style-name="ce1036" table:formula="of:=VLOOKUP([.A31];INPUT_DATE_E_RISULTATI_GIRONI;6;0)" office:value-type="float" office:value="57" calcext:value-type="float">
            <text:p>57</text:p>
          </table:table-cell>
          <table:table-cell table:style-name="ce1036" table:formula="of:=VLOOKUP([.A31];INPUT_DATE_E_RISULTATI_GIRONI;7;0)" office:value-type="float" office:value="42" calcext:value-type="float">
            <text:p>42</text:p>
          </table:table-cell>
          <table:table-cell table:style-name="ce1038" table:formula="of:=VLOOKUP([.A31];INPUT_DATE_E_RISULTATI_GIRONI;5;0)" office:value-type="string" office:string-value="Iguane" calcext:value-type="string">
            <text:p>Iguane</text:p>
          </table:table-cell>
          <table:table-cell table:style-name="ce1040" table:formula="of:=VLOOKUP([.A31];INPUT_DATE_E_RISULTATI_GIRONI;3;0)" office:value-type="string" office:string-value="C" calcext:value-type="string">
            <text:p>C</text:p>
          </table:table-cell>
          <table:table-cell table:style-name="ce1040" table:formula="of:=VLOOKUP([.A31];INPUT_DATE_E_RISULTATI_GIRONI;11;0)" office:value-type="string" office:string-value="Basket Giovane" calcext:value-type="string">
            <text:p>Basket Giovane</text:p>
          </table:table-cell>
          <table:table-cell table:style-name="ce1069" table:formula="of:=VLOOKUP(ROW()-28&amp;RIGHT([.J$28];1);B_CLASSIFICA_GIRONE_F;4;0)" office:value-type="string" office:string-value="Delfini" calcext:value-type="string">
            <text:p>Delfini</text:p>
          </table:table-cell>
          <table:table-cell table:style-name="ce1103" table:formula="of:=VLOOKUP(ROW()-28&amp;RIGHT([.J$28];1);B_CLASSIFICA_GIRONE_F;5;0)" office:value-type="float" office:value="3" calcext:value-type="float">
            <text:p>3</text:p>
          </table:table-cell>
          <table:table-cell table:style-name="ce1125" table:formula="of:=VLOOKUP(ROW()-28&amp;RIGHT([.J$28];1);B_CLASSIFICA_GIRONE_F;6;0)" office:value-type="float" office:value="2" calcext:value-type="float">
            <text:p>2</text:p>
          </table:table-cell>
          <table:table-cell table:style-name="ce1125" table:formula="of:=VLOOKUP(ROW()-28&amp;RIGHT([.J$28];1);B_CLASSIFICA_GIRONE_F;7;0)" office:value-type="float" office:value="1" calcext:value-type="float">
            <text:p>1</text:p>
          </table:table-cell>
          <table:table-cell table:style-name="ce1125" table:formula="of:=VLOOKUP(ROW()-28&amp;RIGHT([.J$28];1);B_CLASSIFICA_GIRONE_F;8;0)" office:value-type="float" office:value="0" calcext:value-type="float">
            <text:p>0</text:p>
          </table:table-cell>
          <table:table-cell table:style-name="ce1125" table:formula="of:=VLOOKUP(ROW()-28&amp;RIGHT([.J$28];1);B_CLASSIFICA_GIRONE_F;9;0)" office:value-type="float" office:value="5" calcext:value-type="float">
            <text:p>5</text:p>
          </table:table-cell>
          <table:table-cell table:style-name="ce1125" table:formula="of:=VLOOKUP(ROW()-28&amp;RIGHT([.J$28];1);B_CLASSIFICA_GIRONE_F;10;0)" office:value-type="float" office:value="101" calcext:value-type="float">
            <text:p>101</text:p>
          </table:table-cell>
          <table:table-cell table:style-name="ce1178" table:formula="of:=VLOOKUP(ROW()-28&amp;RIGHT([.J$28];1);B_CLASSIFICA_GIRONE_F;11;0)" office:value-type="float" office:value="100" calcext:value-type="float">
            <text:p>100</text:p>
          </table:table-cell>
        </table:table-row>
        <table:table-row table:style-name="ro6">
          <table:table-cell table:style-name="ce1022" office:value-type="float" office:value="28" calcext:value-type="float">
            <text:p>28</text:p>
          </table:table-cell>
          <table:table-cell table:style-name="ce1028" table:formula="of:=VLOOKUP([.A32];INPUT_DATE_E_RISULTATI_GIRONI;8;0)" office:value-type="date" office:date-value="2021-06-08" calcext:value-type="date">
            <text:p>mar 8 giu</text:p>
          </table:table-cell>
          <table:table-cell table:style-name="ce1032" table:formula="of:=VLOOKUP([.A32];INPUT_DATE_E_RISULTATI_GIRONI;9;0)" office:value-type="time" office:time-value="PT18H30M00S" calcext:value-type="time">
            <text:p>18:30</text:p>
          </table:table-cell>
          <table:table-cell table:style-name="ce1034" table:formula="of:=VLOOKUP([.A32];INPUT_DATE_E_RISULTATI_GIRONI;4;0)" office:value-type="string" office:string-value="Coccodrilli" calcext:value-type="string">
            <text:p>Coccodrilli</text:p>
          </table:table-cell>
          <table:table-cell table:style-name="ce1036" table:formula="of:=VLOOKUP([.A32];INPUT_DATE_E_RISULTATI_GIRONI;6;0)" office:value-type="float" office:value="54" calcext:value-type="float">
            <text:p>54</text:p>
          </table:table-cell>
          <table:table-cell table:style-name="ce1036" table:formula="of:=VLOOKUP([.A32];INPUT_DATE_E_RISULTATI_GIRONI;7;0)" office:value-type="float" office:value="44" calcext:value-type="float">
            <text:p>44</text:p>
          </table:table-cell>
          <table:table-cell table:style-name="ce1038" table:formula="of:=VLOOKUP([.A32];INPUT_DATE_E_RISULTATI_GIRONI;5;0)" office:value-type="string" office:string-value="Falchi" calcext:value-type="string">
            <text:p>Falchi</text:p>
          </table:table-cell>
          <table:table-cell table:style-name="ce1040" table:formula="of:=VLOOKUP([.A32];INPUT_DATE_E_RISULTATI_GIRONI;3;0)" office:value-type="string" office:string-value="D" calcext:value-type="string">
            <text:p>D</text:p>
          </table:table-cell>
          <table:table-cell table:style-name="ce1040" table:formula="of:=VLOOKUP([.A32];INPUT_DATE_E_RISULTATI_GIRONI;11;0)" office:value-type="string" office:string-value="Nuova Scuola" calcext:value-type="string">
            <text:p>Nuova Scuola</text:p>
          </table:table-cell>
          <table:table-cell table:style-name="ce1070" table:formula="of:=VLOOKUP(ROW()-28&amp;RIGHT([.J$28];1);B_CLASSIFICA_GIRONE_F;4;0)" office:value-type="string" office:string-value="Fenicotteri" calcext:value-type="string">
            <text:p>Fenicotteri</text:p>
          </table:table-cell>
          <table:table-cell table:style-name="ce1104" table:formula="of:=VLOOKUP(ROW()-28&amp;RIGHT([.J$28];1);B_CLASSIFICA_GIRONE_F;5;0)" office:value-type="float" office:value="3" calcext:value-type="float">
            <text:p>3</text:p>
          </table:table-cell>
          <table:table-cell table:style-name="ce1126" table:formula="of:=VLOOKUP(ROW()-28&amp;RIGHT([.J$28];1);B_CLASSIFICA_GIRONE_F;6;0)" office:value-type="float" office:value="0" calcext:value-type="float">
            <text:p>0</text:p>
          </table:table-cell>
          <table:table-cell table:style-name="ce1126" table:formula="of:=VLOOKUP(ROW()-28&amp;RIGHT([.J$28];1);B_CLASSIFICA_GIRONE_F;7;0)" office:value-type="float" office:value="3" calcext:value-type="float">
            <text:p>3</text:p>
          </table:table-cell>
          <table:table-cell table:style-name="ce1126" table:formula="of:=VLOOKUP(ROW()-28&amp;RIGHT([.J$28];1);B_CLASSIFICA_GIRONE_F;8;0)" office:value-type="float" office:value="0" calcext:value-type="float">
            <text:p>0</text:p>
          </table:table-cell>
          <table:table-cell table:style-name="ce1126" table:formula="of:=VLOOKUP(ROW()-28&amp;RIGHT([.J$28];1);B_CLASSIFICA_GIRONE_F;9;0)" office:value-type="float" office:value="3" calcext:value-type="float">
            <text:p>3</text:p>
          </table:table-cell>
          <table:table-cell table:style-name="ce1126" table:formula="of:=VLOOKUP(ROW()-28&amp;RIGHT([.J$28];1);B_CLASSIFICA_GIRONE_F;10;0)" office:value-type="float" office:value="102" calcext:value-type="float">
            <text:p>102</text:p>
          </table:table-cell>
          <table:table-cell table:style-name="ce1179" table:formula="of:=VLOOKUP(ROW()-28&amp;RIGHT([.J$28];1);B_CLASSIFICA_GIRONE_F;11;0)" office:value-type="float" office:value="105" calcext:value-type="float">
            <text:p>105</text:p>
          </table:table-cell>
        </table:table-row>
        <table:table-row table:style-name="ro6">
          <table:table-cell table:style-name="ce1022" office:value-type="float" office:value="29" calcext:value-type="float">
            <text:p>29</text:p>
          </table:table-cell>
          <table:table-cell table:style-name="ce1028" table:formula="of:=VLOOKUP([.A33];INPUT_DATE_E_RISULTATI_GIRONI;8;0)" office:value-type="date" office:date-value="2021-06-09" calcext:value-type="date">
            <text:p>mer 9 giu</text:p>
          </table:table-cell>
          <table:table-cell table:style-name="ce1032" table:formula="of:=VLOOKUP([.A33];INPUT_DATE_E_RISULTATI_GIRONI;9;0)" office:value-type="time" office:time-value="PT09H00M00S" calcext:value-type="time">
            <text:p>09:00</text:p>
          </table:table-cell>
          <table:table-cell table:style-name="ce1034" table:formula="of:=VLOOKUP([.A33];INPUT_DATE_E_RISULTATI_GIRONI;4;0)" office:value-type="string" office:string-value="Bisonti" calcext:value-type="string">
            <text:p>Bisonti</text:p>
          </table:table-cell>
          <table:table-cell table:style-name="ce1036" table:formula="of:=VLOOKUP([.A33];INPUT_DATE_E_RISULTATI_GIRONI;6;0)" office:value-type="float" office:value="33" calcext:value-type="float">
            <text:p>33</text:p>
          </table:table-cell>
          <table:table-cell table:style-name="ce1036" table:formula="of:=VLOOKUP([.A33];INPUT_DATE_E_RISULTATI_GIRONI;7;0)" office:value-type="float" office:value="34" calcext:value-type="float">
            <text:p>34</text:p>
          </table:table-cell>
          <table:table-cell table:style-name="ce1038" table:formula="of:=VLOOKUP([.A33];INPUT_DATE_E_RISULTATI_GIRONI;5;0)" office:value-type="string" office:string-value="Cervi" calcext:value-type="string">
            <text:p>Cervi</text:p>
          </table:table-cell>
          <table:table-cell table:style-name="ce1040" table:formula="of:=VLOOKUP([.A33];INPUT_DATE_E_RISULTATI_GIRONI;3;0)" office:value-type="string" office:string-value="E" calcext:value-type="string">
            <text:p>E</text:p>
          </table:table-cell>
          <table:table-cell table:style-name="ce1040" table:formula="of:=VLOOKUP([.A33];INPUT_DATE_E_RISULTATI_GIRONI;11;0)" office:value-type="string" office:string-value="Cristo Re 1" calcext:value-type="string">
            <text:p>Cristo Re 1</text:p>
          </table:table-cell>
          <table:table-cell table:style-name="ce1071" office:value-type="string" calcext:value-type="string">
            <text:p>Girone G</text:p>
          </table:table-cell>
          <table:table-cell table:style-name="ce1105" office:value-type="string" calcext:value-type="string">
            <text:p>G</text:p>
          </table:table-cell>
          <table:table-cell table:style-name="ce1127" office:value-type="string" calcext:value-type="string">
            <text:p>V</text:p>
          </table:table-cell>
          <table:table-cell table:style-name="ce1127" office:value-type="string" calcext:value-type="string">
            <text:p>P</text:p>
          </table:table-cell>
          <table:table-cell table:style-name="ce1127" office:value-type="string" calcext:value-type="string">
            <text:p>F</text:p>
          </table:table-cell>
          <table:table-cell table:style-name="ce1127" office:value-type="string" calcext:value-type="string">
            <text:p>PC</text:p>
          </table:table-cell>
          <table:table-cell table:style-name="ce1127" office:value-type="string" calcext:value-type="string">
            <text:p>PGF</text:p>
          </table:table-cell>
          <table:table-cell table:style-name="ce1180" office:value-type="string" calcext:value-type="string">
            <text:p>PGS</text:p>
          </table:table-cell>
        </table:table-row>
        <table:table-row table:style-name="ro6">
          <table:table-cell table:style-name="ce1022" office:value-type="float" office:value="30" calcext:value-type="float">
            <text:p>30</text:p>
          </table:table-cell>
          <table:table-cell table:style-name="ce1028" table:formula="of:=VLOOKUP([.A34];INPUT_DATE_E_RISULTATI_GIRONI;8;0)" office:value-type="date" office:date-value="2021-06-09" calcext:value-type="date">
            <text:p>mer 9 giu</text:p>
          </table:table-cell>
          <table:table-cell table:style-name="ce1032" table:formula="of:=VLOOKUP([.A34];INPUT_DATE_E_RISULTATI_GIRONI;9;0)" office:value-type="time" office:time-value="PT09H00M00S" calcext:value-type="time">
            <text:p>09:00</text:p>
          </table:table-cell>
          <table:table-cell table:style-name="ce1034" table:formula="of:=VLOOKUP([.A34];INPUT_DATE_E_RISULTATI_GIRONI;4;0)" office:value-type="string" office:string-value="Balene" calcext:value-type="string">
            <text:p>Balene</text:p>
          </table:table-cell>
          <table:table-cell table:style-name="ce1036" table:formula="of:=VLOOKUP([.A34];INPUT_DATE_E_RISULTATI_GIRONI;6;0)" office:value-type="float" office:value="33" calcext:value-type="float">
            <text:p>33</text:p>
          </table:table-cell>
          <table:table-cell table:style-name="ce1036" table:formula="of:=VLOOKUP([.A34];INPUT_DATE_E_RISULTATI_GIRONI;7;0)" office:value-type="float" office:value="34" calcext:value-type="float">
            <text:p>34</text:p>
          </table:table-cell>
          <table:table-cell table:style-name="ce1038" table:formula="of:=VLOOKUP([.A34];INPUT_DATE_E_RISULTATI_GIRONI;5;0)" office:value-type="string" office:string-value="Delfini" calcext:value-type="string">
            <text:p>Delfini</text:p>
          </table:table-cell>
          <table:table-cell table:style-name="ce1040" table:formula="of:=VLOOKUP([.A34];INPUT_DATE_E_RISULTATI_GIRONI;3;0)" office:value-type="string" office:string-value="F" calcext:value-type="string">
            <text:p>F</text:p>
          </table:table-cell>
          <table:table-cell table:style-name="ce1040" table:formula="of:=VLOOKUP([.A34];INPUT_DATE_E_RISULTATI_GIRONI;11;0)" office:value-type="string" office:string-value="Cristo Re 2" calcext:value-type="string">
            <text:p>Cristo Re 2</text:p>
          </table:table-cell>
          <table:table-cell table:style-name="ce1067" table:formula="of:=VLOOKUP(ROW()-33&amp;RIGHT([.J$33];1);B_CLASSIFICA_GIRONE_G;4;0)" office:value-type="string" office:string-value="Istrici" calcext:value-type="string">
            <text:p>Istrici</text:p>
          </table:table-cell>
          <table:table-cell table:style-name="ce1101" table:formula="of:=VLOOKUP(ROW()-33&amp;RIGHT([.J$33];1);B_CLASSIFICA_GIRONE_G;5;0)" office:value-type="float" office:value="3" calcext:value-type="float">
            <text:p>3</text:p>
          </table:table-cell>
          <table:table-cell table:style-name="ce1101" table:formula="of:=VLOOKUP(ROW()-33&amp;RIGHT([.J$33];1);B_CLASSIFICA_GIRONE_G;6;0)" office:value-type="float" office:value="3" calcext:value-type="float">
            <text:p>3</text:p>
          </table:table-cell>
          <table:table-cell table:style-name="ce1101" table:formula="of:=VLOOKUP(ROW()-33&amp;RIGHT([.J$33];1);B_CLASSIFICA_GIRONE_G;7;0)" office:value-type="float" office:value="0" calcext:value-type="float">
            <text:p>0</text:p>
          </table:table-cell>
          <table:table-cell table:style-name="ce1101" table:formula="of:=VLOOKUP(ROW()-33&amp;RIGHT([.J$33];1);B_CLASSIFICA_GIRONE_G;8;0)" office:value-type="float" office:value="0" calcext:value-type="float">
            <text:p>0</text:p>
          </table:table-cell>
          <table:table-cell table:style-name="ce1101" table:formula="of:=VLOOKUP(ROW()-33&amp;RIGHT([.J$33];1);B_CLASSIFICA_GIRONE_G;9;0)" office:value-type="float" office:value="6" calcext:value-type="float">
            <text:p>6</text:p>
          </table:table-cell>
          <table:table-cell table:style-name="ce1101" table:formula="of:=VLOOKUP(ROW()-33&amp;RIGHT([.J$33];1);B_CLASSIFICA_GIRONE_G;10;0)" office:value-type="float" office:value="60" calcext:value-type="float">
            <text:p>60</text:p>
          </table:table-cell>
          <table:table-cell table:style-name="ce1176" table:formula="of:=VLOOKUP(ROW()-33&amp;RIGHT([.J$33];1);B_CLASSIFICA_GIRONE_G;11;0)" office:value-type="float" office:value="0" calcext:value-type="float">
            <text:p>0</text:p>
          </table:table-cell>
        </table:table-row>
        <table:table-row table:style-name="ro6">
          <table:table-cell table:style-name="ce1022" office:value-type="float" office:value="31" calcext:value-type="float">
            <text:p>31</text:p>
          </table:table-cell>
          <table:table-cell table:style-name="ce1028" table:formula="of:=VLOOKUP([.A35];INPUT_DATE_E_RISULTATI_GIRONI;8;0)" office:value-type="date" office:date-value="2021-06-09" calcext:value-type="date">
            <text:p>mer 9 giu</text:p>
          </table:table-cell>
          <table:table-cell table:style-name="ce1032" table:formula="of:=VLOOKUP([.A35];INPUT_DATE_E_RISULTATI_GIRONI;9;0)" office:value-type="time" office:time-value="PT09H00M00S" calcext:value-type="time">
            <text:p>09:00</text:p>
          </table:table-cell>
          <table:table-cell table:style-name="ce1034" table:formula="of:=VLOOKUP([.A35];INPUT_DATE_E_RISULTATI_GIRONI;4;0)" office:value-type="string" office:string-value="Istrici" calcext:value-type="string">
            <text:p>Istrici</text:p>
          </table:table-cell>
          <table:table-cell table:style-name="ce1036" table:formula="of:=VLOOKUP([.A35];INPUT_DATE_E_RISULTATI_GIRONI;6;0)" office:value-type="float" office:value="20" calcext:value-type="float">
            <text:p>20</text:p>
          </table:table-cell>
          <table:table-cell table:style-name="ce1036" table:formula="of:=VLOOKUP([.A35];INPUT_DATE_E_RISULTATI_GIRONI;7;0)" office:value-type="float" office:value="0" calcext:value-type="float">
            <text:p>0</text:p>
          </table:table-cell>
          <table:table-cell table:style-name="ce1038" table:formula="of:=VLOOKUP([.A35];INPUT_DATE_E_RISULTATI_GIRONI;5;0)" office:value-type="string" office:string-value="Muli" calcext:value-type="string">
            <text:p>Muli</text:p>
          </table:table-cell>
          <table:table-cell table:style-name="ce1040" table:formula="of:=VLOOKUP([.A35];INPUT_DATE_E_RISULTATI_GIRONI;3;0)" office:value-type="string" office:string-value="G" calcext:value-type="string">
            <text:p>G</text:p>
          </table:table-cell>
          <table:table-cell table:style-name="ce1040" table:formula="of:=VLOOKUP([.A35];INPUT_DATE_E_RISULTATI_GIRONI;11;0)" office:value-type="string" office:string-value="Basket Giovane" calcext:value-type="string">
            <text:p>Basket Giovane</text:p>
          </table:table-cell>
          <table:table-cell table:style-name="ce1068" table:formula="of:=VLOOKUP(ROW()-33&amp;RIGHT([.J$33];1);B_CLASSIFICA_GIRONE_G;4;0)" office:value-type="string" office:string-value="Gorilla" calcext:value-type="string">
            <text:p>Gorilla</text:p>
          </table:table-cell>
          <table:table-cell table:style-name="ce1102" table:formula="of:=VLOOKUP(ROW()-33&amp;RIGHT([.J$33];1);B_CLASSIFICA_GIRONE_G;5;0)" office:value-type="float" office:value="3" calcext:value-type="float">
            <text:p>3</text:p>
          </table:table-cell>
          <table:table-cell table:style-name="ce1102" table:formula="of:=VLOOKUP(ROW()-33&amp;RIGHT([.J$33];1);B_CLASSIFICA_GIRONE_G;6;0)" office:value-type="float" office:value="2" calcext:value-type="float">
            <text:p>2</text:p>
          </table:table-cell>
          <table:table-cell table:style-name="ce1102" table:formula="of:=VLOOKUP(ROW()-33&amp;RIGHT([.J$33];1);B_CLASSIFICA_GIRONE_G;7;0)" office:value-type="float" office:value="0" calcext:value-type="float">
            <text:p>0</text:p>
          </table:table-cell>
          <table:table-cell table:style-name="ce1102" table:formula="of:=VLOOKUP(ROW()-33&amp;RIGHT([.J$33];1);B_CLASSIFICA_GIRONE_G;8;0)" office:value-type="float" office:value="1" calcext:value-type="float">
            <text:p>1</text:p>
          </table:table-cell>
          <table:table-cell table:style-name="ce1102" table:formula="of:=VLOOKUP(ROW()-33&amp;RIGHT([.J$33];1);B_CLASSIFICA_GIRONE_G;9;0)" office:value-type="float" office:value="4" calcext:value-type="float">
            <text:p>4</text:p>
          </table:table-cell>
          <table:table-cell table:style-name="ce1102" table:formula="of:=VLOOKUP(ROW()-33&amp;RIGHT([.J$33];1);B_CLASSIFICA_GIRONE_G;10;0)" office:value-type="float" office:value="40" calcext:value-type="float">
            <text:p>40</text:p>
          </table:table-cell>
          <table:table-cell table:style-name="ce1177" table:formula="of:=VLOOKUP(ROW()-33&amp;RIGHT([.J$33];1);B_CLASSIFICA_GIRONE_G;11;0)" office:value-type="float" office:value="20" calcext:value-type="float">
            <text:p>20</text:p>
          </table:table-cell>
        </table:table-row>
        <table:table-row table:style-name="ro6">
          <table:table-cell table:style-name="ce1022" office:value-type="float" office:value="32" calcext:value-type="float">
            <text:p>32</text:p>
          </table:table-cell>
          <table:table-cell table:style-name="ce1028" table:formula="of:=VLOOKUP([.A36];INPUT_DATE_E_RISULTATI_GIRONI;8;0)" office:value-type="date" office:date-value="2021-06-09" calcext:value-type="date">
            <text:p>mer 9 giu</text:p>
          </table:table-cell>
          <table:table-cell table:style-name="ce1032" table:formula="of:=VLOOKUP([.A36];INPUT_DATE_E_RISULTATI_GIRONI;9;0)" office:value-type="time" office:time-value="PT09H00M00S" calcext:value-type="time">
            <text:p>09:00</text:p>
          </table:table-cell>
          <table:table-cell table:style-name="ce1034" table:formula="of:=VLOOKUP([.A36];INPUT_DATE_E_RISULTATI_GIRONI;4;0)" office:value-type="string" office:string-value="Piranha" calcext:value-type="string">
            <text:p>Piranha</text:p>
          </table:table-cell>
          <table:table-cell table:style-name="ce1036" table:formula="of:=VLOOKUP([.A36];INPUT_DATE_E_RISULTATI_GIRONI;6;0)" office:value-type="float" office:value="97" calcext:value-type="float">
            <text:p>97</text:p>
          </table:table-cell>
          <table:table-cell table:style-name="ce1036" table:formula="of:=VLOOKUP([.A36];INPUT_DATE_E_RISULTATI_GIRONI;7;0)" office:value-type="float" office:value="78" calcext:value-type="float">
            <text:p>78</text:p>
          </table:table-cell>
          <table:table-cell table:style-name="ce1038" table:formula="of:=VLOOKUP([.A36];INPUT_DATE_E_RISULTATI_GIRONI;5;0)" office:value-type="string" office:string-value="Tonni" calcext:value-type="string">
            <text:p>Tonni</text:p>
          </table:table-cell>
          <table:table-cell table:style-name="ce1040" table:formula="of:=VLOOKUP([.A36];INPUT_DATE_E_RISULTATI_GIRONI;3;0)" office:value-type="string" office:string-value="H" calcext:value-type="string">
            <text:p>H</text:p>
          </table:table-cell>
          <table:table-cell table:style-name="ce1040" table:formula="of:=VLOOKUP([.A36];INPUT_DATE_E_RISULTATI_GIRONI;11;0)" office:value-type="string" office:string-value="Nuova Scuola" calcext:value-type="string">
            <text:p>Nuova Scuola</text:p>
          </table:table-cell>
          <table:table-cell table:style-name="ce1069" table:formula="of:=VLOOKUP(ROW()-33&amp;RIGHT([.J$33];1);B_CLASSIFICA_GIRONE_G;4;0)" office:value-type="string" office:string-value="Orche" calcext:value-type="string">
            <text:p>Orche</text:p>
          </table:table-cell>
          <table:table-cell table:style-name="ce1103" table:formula="of:=VLOOKUP(ROW()-33&amp;RIGHT([.J$33];1);B_CLASSIFICA_GIRONE_G;5;0)" office:value-type="float" office:value="3" calcext:value-type="float">
            <text:p>3</text:p>
          </table:table-cell>
          <table:table-cell table:style-name="ce1125" table:formula="of:=VLOOKUP(ROW()-33&amp;RIGHT([.J$33];1);B_CLASSIFICA_GIRONE_G;6;0)" office:value-type="float" office:value="1" calcext:value-type="float">
            <text:p>1</text:p>
          </table:table-cell>
          <table:table-cell table:style-name="ce1125" table:formula="of:=VLOOKUP(ROW()-33&amp;RIGHT([.J$33];1);B_CLASSIFICA_GIRONE_G;7;0)" office:value-type="float" office:value="0" calcext:value-type="float">
            <text:p>0</text:p>
          </table:table-cell>
          <table:table-cell table:style-name="ce1125" table:formula="of:=VLOOKUP(ROW()-33&amp;RIGHT([.J$33];1);B_CLASSIFICA_GIRONE_G;8;0)" office:value-type="float" office:value="2" calcext:value-type="float">
            <text:p>2</text:p>
          </table:table-cell>
          <table:table-cell table:style-name="ce1125" table:formula="of:=VLOOKUP(ROW()-33&amp;RIGHT([.J$33];1);B_CLASSIFICA_GIRONE_G;9;0)" office:value-type="float" office:value="2" calcext:value-type="float">
            <text:p>2</text:p>
          </table:table-cell>
          <table:table-cell table:style-name="ce1125" table:formula="of:=VLOOKUP(ROW()-33&amp;RIGHT([.J$33];1);B_CLASSIFICA_GIRONE_G;10;0)" office:value-type="float" office:value="20" calcext:value-type="float">
            <text:p>20</text:p>
          </table:table-cell>
          <table:table-cell table:style-name="ce1178" table:formula="of:=VLOOKUP(ROW()-33&amp;RIGHT([.J$33];1);B_CLASSIFICA_GIRONE_G;11;0)" office:value-type="float" office:value="40" calcext:value-type="float">
            <text:p>40</text:p>
          </table:table-cell>
        </table:table-row>
        <table:table-row table:style-name="ro6">
          <table:table-cell table:style-name="ce1022" office:value-type="float" office:value="33" calcext:value-type="float">
            <text:p>33</text:p>
          </table:table-cell>
          <table:table-cell table:style-name="ce1028" table:formula="of:=VLOOKUP([.A37];INPUT_DATE_E_RISULTATI_GIRONI;8;0)" office:value-type="date" office:date-value="2021-06-09" calcext:value-type="date">
            <text:p>mer 9 giu</text:p>
          </table:table-cell>
          <table:table-cell table:style-name="ce1032" table:formula="of:=VLOOKUP([.A37];INPUT_DATE_E_RISULTATI_GIRONI;9;0)" office:value-type="time" office:time-value="PT11H00M00S" calcext:value-type="time">
            <text:p>11:00</text:p>
          </table:table-cell>
          <table:table-cell table:style-name="ce1034" table:formula="of:=VLOOKUP([.A37];INPUT_DATE_E_RISULTATI_GIRONI;4;0)" office:value-type="string" office:string-value="Bufali" calcext:value-type="string">
            <text:p>Bufali</text:p>
          </table:table-cell>
          <table:table-cell table:style-name="ce1036" table:formula="of:=VLOOKUP([.A37];INPUT_DATE_E_RISULTATI_GIRONI;6;0)" office:value-type="float" office:value="35" calcext:value-type="float">
            <text:p>35</text:p>
          </table:table-cell>
          <table:table-cell table:style-name="ce1036" table:formula="of:=VLOOKUP([.A37];INPUT_DATE_E_RISULTATI_GIRONI;7;0)" office:value-type="float" office:value="33" calcext:value-type="float">
            <text:p>33</text:p>
          </table:table-cell>
          <table:table-cell table:style-name="ce1038" table:formula="of:=VLOOKUP([.A37];INPUT_DATE_E_RISULTATI_GIRONI;5;0)" office:value-type="string" office:string-value="Cinghiali" calcext:value-type="string">
            <text:p>Cinghiali</text:p>
          </table:table-cell>
          <table:table-cell table:style-name="ce1040" table:formula="of:=VLOOKUP([.A37];INPUT_DATE_E_RISULTATI_GIRONI;3;0)" office:value-type="string" office:string-value="E" calcext:value-type="string">
            <text:p>E</text:p>
          </table:table-cell>
          <table:table-cell table:style-name="ce1040" table:formula="of:=VLOOKUP([.A37];INPUT_DATE_E_RISULTATI_GIRONI;11;0)" office:value-type="string" office:string-value="Cristo Re 1" calcext:value-type="string">
            <text:p>Cristo Re 1</text:p>
          </table:table-cell>
          <table:table-cell table:style-name="ce1070" table:formula="of:=VLOOKUP(ROW()-33&amp;RIGHT([.J$33];1);B_CLASSIFICA_GIRONE_G;4;0)" office:value-type="string" office:string-value="Muli" calcext:value-type="string">
            <text:p>Muli</text:p>
          </table:table-cell>
          <table:table-cell table:style-name="ce1104" table:formula="of:=VLOOKUP(ROW()-33&amp;RIGHT([.J$33];1);B_CLASSIFICA_GIRONE_G;5;0)" office:value-type="float" office:value="3" calcext:value-type="float">
            <text:p>3</text:p>
          </table:table-cell>
          <table:table-cell table:style-name="ce1126" table:formula="of:=VLOOKUP(ROW()-33&amp;RIGHT([.J$33];1);B_CLASSIFICA_GIRONE_G;6;0)" office:value-type="float" office:value="0" calcext:value-type="float">
            <text:p>0</text:p>
          </table:table-cell>
          <table:table-cell table:style-name="ce1126" table:formula="of:=VLOOKUP(ROW()-33&amp;RIGHT([.J$33];1);B_CLASSIFICA_GIRONE_G;7;0)" office:value-type="float" office:value="0" calcext:value-type="float">
            <text:p>0</text:p>
          </table:table-cell>
          <table:table-cell table:style-name="ce1126" table:formula="of:=VLOOKUP(ROW()-33&amp;RIGHT([.J$33];1);B_CLASSIFICA_GIRONE_G;8;0)" office:value-type="float" office:value="3" calcext:value-type="float">
            <text:p>3</text:p>
          </table:table-cell>
          <table:table-cell table:style-name="ce1126" table:formula="of:=VLOOKUP(ROW()-33&amp;RIGHT([.J$33];1);B_CLASSIFICA_GIRONE_G;9;0)" office:value-type="float" office:value="0" calcext:value-type="float">
            <text:p>0</text:p>
          </table:table-cell>
          <table:table-cell table:style-name="ce1126" table:formula="of:=VLOOKUP(ROW()-33&amp;RIGHT([.J$33];1);B_CLASSIFICA_GIRONE_G;10;0)" office:value-type="float" office:value="0" calcext:value-type="float">
            <text:p>0</text:p>
          </table:table-cell>
          <table:table-cell table:style-name="ce1179" table:formula="of:=VLOOKUP(ROW()-33&amp;RIGHT([.J$33];1);B_CLASSIFICA_GIRONE_G;11;0)" office:value-type="float" office:value="60" calcext:value-type="float">
            <text:p>60</text:p>
          </table:table-cell>
        </table:table-row>
        <table:table-row table:style-name="ro6">
          <table:table-cell table:style-name="ce1022" office:value-type="float" office:value="34" calcext:value-type="float">
            <text:p>34</text:p>
          </table:table-cell>
          <table:table-cell table:style-name="ce1028" table:formula="of:=VLOOKUP([.A38];INPUT_DATE_E_RISULTATI_GIRONI;8;0)" office:value-type="date" office:date-value="2021-06-09" calcext:value-type="date">
            <text:p>mer 9 giu</text:p>
          </table:table-cell>
          <table:table-cell table:style-name="ce1032" table:formula="of:=VLOOKUP([.A38];INPUT_DATE_E_RISULTATI_GIRONI;9;0)" office:value-type="time" office:time-value="PT11H00M00S" calcext:value-type="time">
            <text:p>11:00</text:p>
          </table:table-cell>
          <table:table-cell table:style-name="ce1034" table:formula="of:=VLOOKUP([.A38];INPUT_DATE_E_RISULTATI_GIRONI;4;0)" office:value-type="string" office:string-value="Gabbiani" calcext:value-type="string">
            <text:p>Gabbiani</text:p>
          </table:table-cell>
          <table:table-cell table:style-name="ce1036" table:formula="of:=VLOOKUP([.A38];INPUT_DATE_E_RISULTATI_GIRONI;6;0)" office:value-type="float" office:value="35" calcext:value-type="float">
            <text:p>35</text:p>
          </table:table-cell>
          <table:table-cell table:style-name="ce1036" table:formula="of:=VLOOKUP([.A38];INPUT_DATE_E_RISULTATI_GIRONI;7;0)" office:value-type="float" office:value="34" calcext:value-type="float">
            <text:p>34</text:p>
          </table:table-cell>
          <table:table-cell table:style-name="ce1038" table:formula="of:=VLOOKUP([.A38];INPUT_DATE_E_RISULTATI_GIRONI;5;0)" office:value-type="string" office:string-value="Fenicotteri" calcext:value-type="string">
            <text:p>Fenicotteri</text:p>
          </table:table-cell>
          <table:table-cell table:style-name="ce1040" table:formula="of:=VLOOKUP([.A38];INPUT_DATE_E_RISULTATI_GIRONI;3;0)" office:value-type="string" office:string-value="F" calcext:value-type="string">
            <text:p>F</text:p>
          </table:table-cell>
          <table:table-cell table:style-name="ce1040" table:formula="of:=VLOOKUP([.A38];INPUT_DATE_E_RISULTATI_GIRONI;11;0)" office:value-type="string" office:string-value="Cristo Re 2" calcext:value-type="string">
            <text:p>Cristo Re 2</text:p>
          </table:table-cell>
          <table:table-cell table:style-name="ce1072" office:value-type="string" calcext:value-type="string">
            <text:p>Girone H</text:p>
          </table:table-cell>
          <table:table-cell table:style-name="ce1106" office:value-type="string" calcext:value-type="string">
            <text:p>G</text:p>
          </table:table-cell>
          <table:table-cell table:style-name="ce1106" office:value-type="string" calcext:value-type="string">
            <text:p>V</text:p>
          </table:table-cell>
          <table:table-cell table:style-name="ce1106" office:value-type="string" calcext:value-type="string">
            <text:p>P</text:p>
          </table:table-cell>
          <table:table-cell table:style-name="ce1106" office:value-type="string" calcext:value-type="string">
            <text:p>F</text:p>
          </table:table-cell>
          <table:table-cell table:style-name="ce1106" office:value-type="string" calcext:value-type="string">
            <text:p>PC</text:p>
          </table:table-cell>
          <table:table-cell table:style-name="ce1106" office:value-type="string" calcext:value-type="string">
            <text:p>PGF</text:p>
          </table:table-cell>
          <table:table-cell table:style-name="ce1181" office:value-type="string" calcext:value-type="string">
            <text:p>PGS</text:p>
          </table:table-cell>
        </table:table-row>
        <table:table-row table:style-name="ro6">
          <table:table-cell table:style-name="ce1022" office:value-type="float" office:value="35" calcext:value-type="float">
            <text:p>35</text:p>
          </table:table-cell>
          <table:table-cell table:style-name="ce1028" table:formula="of:=VLOOKUP([.A39];INPUT_DATE_E_RISULTATI_GIRONI;8;0)" office:value-type="date" office:date-value="2021-06-09" calcext:value-type="date">
            <text:p>mer 9 giu</text:p>
          </table:table-cell>
          <table:table-cell table:style-name="ce1032" table:formula="of:=VLOOKUP([.A39];INPUT_DATE_E_RISULTATI_GIRONI;9;0)" office:value-type="time" office:time-value="PT11H00M00S" calcext:value-type="time">
            <text:p>11:00</text:p>
          </table:table-cell>
          <table:table-cell table:style-name="ce1034" table:formula="of:=VLOOKUP([.A39];INPUT_DATE_E_RISULTATI_GIRONI;4;0)" office:value-type="string" office:string-value="Gorilla" calcext:value-type="string">
            <text:p>Gorilla</text:p>
          </table:table-cell>
          <table:table-cell table:style-name="ce1036" table:formula="of:=VLOOKUP([.A39];INPUT_DATE_E_RISULTATI_GIRONI;6;0)" office:value-type="float" office:value="20" calcext:value-type="float">
            <text:p>20</text:p>
          </table:table-cell>
          <table:table-cell table:style-name="ce1036" table:formula="of:=VLOOKUP([.A39];INPUT_DATE_E_RISULTATI_GIRONI;7;0)" office:value-type="float" office:value="0" calcext:value-type="float">
            <text:p>0</text:p>
          </table:table-cell>
          <table:table-cell table:style-name="ce1038" table:formula="of:=VLOOKUP([.A39];INPUT_DATE_E_RISULTATI_GIRONI;5;0)" office:value-type="string" office:string-value="Orche" calcext:value-type="string">
            <text:p>Orche</text:p>
          </table:table-cell>
          <table:table-cell table:style-name="ce1040" table:formula="of:=VLOOKUP([.A39];INPUT_DATE_E_RISULTATI_GIRONI;3;0)" office:value-type="string" office:string-value="G" calcext:value-type="string">
            <text:p>G</text:p>
          </table:table-cell>
          <table:table-cell table:style-name="ce1040" table:formula="of:=VLOOKUP([.A39];INPUT_DATE_E_RISULTATI_GIRONI;11;0)" office:value-type="string" office:string-value="Basket Giovane" calcext:value-type="string">
            <text:p>Basket Giovane</text:p>
          </table:table-cell>
          <table:table-cell table:style-name="ce1067" table:formula="of:=VLOOKUP(ROW()-38&amp;RIGHT([.J$38];1);B_CLASSIFICA_GIRONE_H;4;0)" office:value-type="string" office:string-value="Piranha" calcext:value-type="string">
            <text:p>Piranha</text:p>
          </table:table-cell>
          <table:table-cell table:style-name="ce1101" table:formula="of:=VLOOKUP(ROW()-38&amp;RIGHT([.J$38];1);B_CLASSIFICA_GIRONE_H;5;0)" office:value-type="float" office:value="3" calcext:value-type="float">
            <text:p>3</text:p>
          </table:table-cell>
          <table:table-cell table:style-name="ce1101" table:formula="of:=VLOOKUP(ROW()-38&amp;RIGHT([.J$38];1);B_CLASSIFICA_GIRONE_H;6;0)" office:value-type="float" office:value="2" calcext:value-type="float">
            <text:p>2</text:p>
          </table:table-cell>
          <table:table-cell table:style-name="ce1101" table:formula="of:=VLOOKUP(ROW()-38&amp;RIGHT([.J$38];1);B_CLASSIFICA_GIRONE_H;7;0)" office:value-type="float" office:value="1" calcext:value-type="float">
            <text:p>1</text:p>
          </table:table-cell>
          <table:table-cell table:style-name="ce1101" table:formula="of:=VLOOKUP(ROW()-38&amp;RIGHT([.J$38];1);B_CLASSIFICA_GIRONE_H;8;0)" office:value-type="float" office:value="0" calcext:value-type="float">
            <text:p>0</text:p>
          </table:table-cell>
          <table:table-cell table:style-name="ce1101" table:formula="of:=VLOOKUP(ROW()-38&amp;RIGHT([.J$38];1);B_CLASSIFICA_GIRONE_H;9;0)" office:value-type="float" office:value="5" calcext:value-type="float">
            <text:p>5</text:p>
          </table:table-cell>
          <table:table-cell table:style-name="ce1101" table:formula="of:=VLOOKUP(ROW()-38&amp;RIGHT([.J$38];1);B_CLASSIFICA_GIRONE_H;10;0)" office:value-type="float" office:value="245" calcext:value-type="float">
            <text:p>245</text:p>
          </table:table-cell>
          <table:table-cell table:style-name="ce1176" table:formula="of:=VLOOKUP(ROW()-38&amp;RIGHT([.J$38];1);B_CLASSIFICA_GIRONE_H;11;0)" office:value-type="float" office:value="215" calcext:value-type="float">
            <text:p>215</text:p>
          </table:table-cell>
        </table:table-row>
        <table:table-row table:style-name="ro6">
          <table:table-cell table:style-name="ce1022" office:value-type="float" office:value="36" calcext:value-type="float">
            <text:p>36</text:p>
          </table:table-cell>
          <table:table-cell table:style-name="ce1028" table:formula="of:=VLOOKUP([.A40];INPUT_DATE_E_RISULTATI_GIRONI;8;0)" office:value-type="date" office:date-value="2021-06-09" calcext:value-type="date">
            <text:p>mer 9 giu</text:p>
          </table:table-cell>
          <table:table-cell table:style-name="ce1032" table:formula="of:=VLOOKUP([.A40];INPUT_DATE_E_RISULTATI_GIRONI;9;0)" office:value-type="time" office:time-value="PT11H00M00S" calcext:value-type="time">
            <text:p>11:00</text:p>
          </table:table-cell>
          <table:table-cell table:style-name="ce1034" table:formula="of:=VLOOKUP([.A40];INPUT_DATE_E_RISULTATI_GIRONI;4;0)" office:value-type="string" office:string-value="Scorpioni" calcext:value-type="string">
            <text:p>Scorpioni</text:p>
          </table:table-cell>
          <table:table-cell table:style-name="ce1036" table:formula="of:=VLOOKUP([.A40];INPUT_DATE_E_RISULTATI_GIRONI;6;0)" office:value-type="float" office:value="74" calcext:value-type="float">
            <text:p>74</text:p>
          </table:table-cell>
          <table:table-cell table:style-name="ce1036" table:formula="of:=VLOOKUP([.A40];INPUT_DATE_E_RISULTATI_GIRONI;7;0)" office:value-type="float" office:value="79" calcext:value-type="float">
            <text:p>79</text:p>
          </table:table-cell>
          <table:table-cell table:style-name="ce1038" table:formula="of:=VLOOKUP([.A40];INPUT_DATE_E_RISULTATI_GIRONI;5;0)" office:value-type="string" office:string-value="Zebre" calcext:value-type="string">
            <text:p>Zebre</text:p>
          </table:table-cell>
          <table:table-cell table:style-name="ce1040" table:formula="of:=VLOOKUP([.A40];INPUT_DATE_E_RISULTATI_GIRONI;3;0)" office:value-type="string" office:string-value="H" calcext:value-type="string">
            <text:p>H</text:p>
          </table:table-cell>
          <table:table-cell table:style-name="ce1040" table:formula="of:=VLOOKUP([.A40];INPUT_DATE_E_RISULTATI_GIRONI;11;0)" office:value-type="string" office:string-value="Nuova Scuola" calcext:value-type="string">
            <text:p>Nuova Scuola</text:p>
          </table:table-cell>
          <table:table-cell table:style-name="ce1068" table:formula="of:=VLOOKUP(ROW()-38&amp;RIGHT([.J$38];1);B_CLASSIFICA_GIRONE_H;4;0)" office:value-type="string" office:string-value="Tonni" calcext:value-type="string">
            <text:p>Tonni</text:p>
          </table:table-cell>
          <table:table-cell table:style-name="ce1102" table:formula="of:=VLOOKUP(ROW()-38&amp;RIGHT([.J$38];1);B_CLASSIFICA_GIRONE_H;5;0)" office:value-type="float" office:value="3" calcext:value-type="float">
            <text:p>3</text:p>
          </table:table-cell>
          <table:table-cell table:style-name="ce1102" table:formula="of:=VLOOKUP(ROW()-38&amp;RIGHT([.J$38];1);B_CLASSIFICA_GIRONE_H;6;0)" office:value-type="float" office:value="2" calcext:value-type="float">
            <text:p>2</text:p>
          </table:table-cell>
          <table:table-cell table:style-name="ce1102" table:formula="of:=VLOOKUP(ROW()-38&amp;RIGHT([.J$38];1);B_CLASSIFICA_GIRONE_H;7;0)" office:value-type="float" office:value="1" calcext:value-type="float">
            <text:p>1</text:p>
          </table:table-cell>
          <table:table-cell table:style-name="ce1102" table:formula="of:=VLOOKUP(ROW()-38&amp;RIGHT([.J$38];1);B_CLASSIFICA_GIRONE_H;8;0)" office:value-type="float" office:value="0" calcext:value-type="float">
            <text:p>0</text:p>
          </table:table-cell>
          <table:table-cell table:style-name="ce1102" table:formula="of:=VLOOKUP(ROW()-38&amp;RIGHT([.J$38];1);B_CLASSIFICA_GIRONE_H;9;0)" office:value-type="float" office:value="5" calcext:value-type="float">
            <text:p>5</text:p>
          </table:table-cell>
          <table:table-cell table:style-name="ce1102" table:formula="of:=VLOOKUP(ROW()-38&amp;RIGHT([.J$38];1);B_CLASSIFICA_GIRONE_H;10;0)" office:value-type="float" office:value="163" calcext:value-type="float">
            <text:p>163</text:p>
          </table:table-cell>
          <table:table-cell table:style-name="ce1177" table:formula="of:=VLOOKUP(ROW()-38&amp;RIGHT([.J$38];1);B_CLASSIFICA_GIRONE_H;11;0)" office:value-type="float" office:value="110" calcext:value-type="float">
            <text:p>110</text:p>
          </table:table-cell>
        </table:table-row>
        <table:table-row table:style-name="ro6">
          <table:table-cell table:style-name="ce1022" office:value-type="float" office:value="37" calcext:value-type="float">
            <text:p>37</text:p>
          </table:table-cell>
          <table:table-cell table:style-name="ce1028" table:formula="of:=VLOOKUP([.A41];INPUT_DATE_E_RISULTATI_GIRONI;8;0)" office:value-type="date" office:date-value="2021-06-09" calcext:value-type="date">
            <text:p>mer 9 giu</text:p>
          </table:table-cell>
          <table:table-cell table:style-name="ce1032" table:formula="of:=VLOOKUP([.A41];INPUT_DATE_E_RISULTATI_GIRONI;9;0)" office:value-type="time" office:time-value="PT15H30M00S" calcext:value-type="time">
            <text:p>15:30</text:p>
          </table:table-cell>
          <table:table-cell table:style-name="ce1034" table:formula="of:=VLOOKUP([.A41];INPUT_DATE_E_RISULTATI_GIRONI;4;0)" office:value-type="string" office:string-value="Pantere" calcext:value-type="string">
            <text:p>Pantere</text:p>
          </table:table-cell>
          <table:table-cell table:style-name="ce1036" table:formula="of:=VLOOKUP([.A41];INPUT_DATE_E_RISULTATI_GIRONI;6;0)" office:value-type="float" office:value="93" calcext:value-type="float">
            <text:p>93</text:p>
          </table:table-cell>
          <table:table-cell table:style-name="ce1036" table:formula="of:=VLOOKUP([.A41];INPUT_DATE_E_RISULTATI_GIRONI;7;0)" office:value-type="float" office:value="30" calcext:value-type="float">
            <text:p>30</text:p>
          </table:table-cell>
          <table:table-cell table:style-name="ce1038" table:formula="of:=VLOOKUP([.A41];INPUT_DATE_E_RISULTATI_GIRONI;5;0)" office:value-type="string" office:string-value="Tigri" calcext:value-type="string">
            <text:p>Tigri</text:p>
          </table:table-cell>
          <table:table-cell table:style-name="ce1040" table:formula="of:=VLOOKUP([.A41];INPUT_DATE_E_RISULTATI_GIRONI;3;0)" office:value-type="string" office:string-value="A" calcext:value-type="string">
            <text:p>A</text:p>
          </table:table-cell>
          <table:table-cell table:style-name="ce1040" table:formula="of:=VLOOKUP([.A41];INPUT_DATE_E_RISULTATI_GIRONI;11;0)" office:value-type="string" office:string-value="Cristo Re 1" calcext:value-type="string">
            <text:p>Cristo Re 1</text:p>
          </table:table-cell>
          <table:table-cell table:style-name="ce1073" table:formula="of:=VLOOKUP(ROW()-38&amp;RIGHT([.J$38];1);B_CLASSIFICA_GIRONE_H;4;0)" office:value-type="string" office:string-value="Zebre" calcext:value-type="string">
            <text:p>Zebre</text:p>
          </table:table-cell>
          <table:table-cell table:style-name="ce1107" table:formula="of:=VLOOKUP(ROW()-38&amp;RIGHT([.J$38];1);B_CLASSIFICA_GIRONE_H;5;0)" office:value-type="float" office:value="3" calcext:value-type="float">
            <text:p>3</text:p>
          </table:table-cell>
          <table:table-cell table:style-name="ce1128" table:formula="of:=VLOOKUP(ROW()-38&amp;RIGHT([.J$38];1);B_CLASSIFICA_GIRONE_H;6;0)" office:value-type="float" office:value="2" calcext:value-type="float">
            <text:p>2</text:p>
          </table:table-cell>
          <table:table-cell table:style-name="ce1128" table:formula="of:=VLOOKUP(ROW()-38&amp;RIGHT([.J$38];1);B_CLASSIFICA_GIRONE_H;7;0)" office:value-type="float" office:value="0" calcext:value-type="float">
            <text:p>0</text:p>
          </table:table-cell>
          <table:table-cell table:style-name="ce1128" table:formula="of:=VLOOKUP(ROW()-38&amp;RIGHT([.J$38];1);B_CLASSIFICA_GIRONE_H;8;0)" office:value-type="float" office:value="1" calcext:value-type="float">
            <text:p>1</text:p>
          </table:table-cell>
          <table:table-cell table:style-name="ce1128" table:formula="of:=VLOOKUP(ROW()-38&amp;RIGHT([.J$38];1);B_CLASSIFICA_GIRONE_H;9;0)" office:value-type="float" office:value="4" calcext:value-type="float">
            <text:p>4</text:p>
          </table:table-cell>
          <table:table-cell table:style-name="ce1128" table:formula="of:=VLOOKUP(ROW()-38&amp;RIGHT([.J$38];1);B_CLASSIFICA_GIRONE_H;10;0)" office:value-type="float" office:value="133" calcext:value-type="float">
            <text:p>133</text:p>
          </table:table-cell>
          <table:table-cell table:style-name="ce1182" table:formula="of:=VLOOKUP(ROW()-38&amp;RIGHT([.J$38];1);B_CLASSIFICA_GIRONE_H;11;0)" office:value-type="float" office:value="142" calcext:value-type="float">
            <text:p>142</text:p>
          </table:table-cell>
        </table:table-row>
        <table:table-row table:style-name="ro6">
          <table:table-cell table:style-name="ce1022" office:value-type="float" office:value="38" calcext:value-type="float">
            <text:p>38</text:p>
          </table:table-cell>
          <table:table-cell table:style-name="ce1028" table:formula="of:=VLOOKUP([.A42];INPUT_DATE_E_RISULTATI_GIRONI;8;0)" office:value-type="date" office:date-value="2021-06-09" calcext:value-type="date">
            <text:p>mer 9 giu</text:p>
          </table:table-cell>
          <table:table-cell table:style-name="ce1032" table:formula="of:=VLOOKUP([.A42];INPUT_DATE_E_RISULTATI_GIRONI;9;0)" office:value-type="time" office:time-value="PT15H30M00S" calcext:value-type="time">
            <text:p>15:30</text:p>
          </table:table-cell>
          <table:table-cell table:style-name="ce1034" table:formula="of:=VLOOKUP([.A42];INPUT_DATE_E_RISULTATI_GIRONI;4;0)" office:value-type="string" office:string-value="Puma" calcext:value-type="string">
            <text:p>Puma</text:p>
          </table:table-cell>
          <table:table-cell table:style-name="ce1036" table:formula="of:=VLOOKUP([.A42];INPUT_DATE_E_RISULTATI_GIRONI;6;0)" office:value-type="float" office:value="97" calcext:value-type="float">
            <text:p>97</text:p>
          </table:table-cell>
          <table:table-cell table:style-name="ce1036" table:formula="of:=VLOOKUP([.A42];INPUT_DATE_E_RISULTATI_GIRONI;7;0)" office:value-type="float" office:value="72" calcext:value-type="float">
            <text:p>72</text:p>
          </table:table-cell>
          <table:table-cell table:style-name="ce1038" table:formula="of:=VLOOKUP([.A42];INPUT_DATE_E_RISULTATI_GIRONI;5;0)" office:value-type="string" office:string-value="Linci" calcext:value-type="string">
            <text:p>Linci</text:p>
          </table:table-cell>
          <table:table-cell table:style-name="ce1040" table:formula="of:=VLOOKUP([.A42];INPUT_DATE_E_RISULTATI_GIRONI;3;0)" office:value-type="string" office:string-value="B" calcext:value-type="string">
            <text:p>B</text:p>
          </table:table-cell>
          <table:table-cell table:style-name="ce1040" table:formula="of:=VLOOKUP([.A42];INPUT_DATE_E_RISULTATI_GIRONI;11;0)" office:value-type="string" office:string-value="Cristo Re 2" calcext:value-type="string">
            <text:p>Cristo Re 2</text:p>
          </table:table-cell>
          <table:table-cell table:style-name="ce1074" table:formula="of:=VLOOKUP(ROW()-38&amp;RIGHT([.J$38];1);B_CLASSIFICA_GIRONE_H;4;0)" office:value-type="string" office:string-value="Scorpioni" calcext:value-type="string">
            <text:p>Scorpioni</text:p>
          </table:table-cell>
          <table:table-cell table:style-name="ce1108" table:formula="of:=VLOOKUP(ROW()-38&amp;RIGHT([.J$38];1);B_CLASSIFICA_GIRONE_H;5;0)" office:value-type="float" office:value="3" calcext:value-type="float">
            <text:p>3</text:p>
          </table:table-cell>
          <table:table-cell table:style-name="ce1129" table:formula="of:=VLOOKUP(ROW()-38&amp;RIGHT([.J$38];1);B_CLASSIFICA_GIRONE_H;6;0)" office:value-type="float" office:value="0" calcext:value-type="float">
            <text:p>0</text:p>
          </table:table-cell>
          <table:table-cell table:style-name="ce1129" table:formula="of:=VLOOKUP(ROW()-38&amp;RIGHT([.J$38];1);B_CLASSIFICA_GIRONE_H;7;0)" office:value-type="float" office:value="3" calcext:value-type="float">
            <text:p>3</text:p>
          </table:table-cell>
          <table:table-cell table:style-name="ce1129" table:formula="of:=VLOOKUP(ROW()-38&amp;RIGHT([.J$38];1);B_CLASSIFICA_GIRONE_H;8;0)" office:value-type="float" office:value="0" calcext:value-type="float">
            <text:p>0</text:p>
          </table:table-cell>
          <table:table-cell table:style-name="ce1129" table:formula="of:=VLOOKUP(ROW()-38&amp;RIGHT([.J$38];1);B_CLASSIFICA_GIRONE_H;9;0)" office:value-type="float" office:value="3" calcext:value-type="float">
            <text:p>3</text:p>
          </table:table-cell>
          <table:table-cell table:style-name="ce1129" table:formula="of:=VLOOKUP(ROW()-38&amp;RIGHT([.J$38];1);B_CLASSIFICA_GIRONE_H;10;0)" office:value-type="float" office:value="170" calcext:value-type="float">
            <text:p>170</text:p>
          </table:table-cell>
          <table:table-cell table:style-name="ce1183" table:formula="of:=VLOOKUP(ROW()-38&amp;RIGHT([.J$38];1);B_CLASSIFICA_GIRONE_H;11;0)" office:value-type="float" office:value="244" calcext:value-type="float">
            <text:p>244</text:p>
          </table:table-cell>
        </table:table-row>
        <table:table-row table:style-name="ro6">
          <table:table-cell table:style-name="ce1022" office:value-type="float" office:value="39" calcext:value-type="float">
            <text:p>39</text:p>
          </table:table-cell>
          <table:table-cell table:style-name="ce1028" table:formula="of:=VLOOKUP([.A43];INPUT_DATE_E_RISULTATI_GIRONI;8;0)" office:value-type="date" office:date-value="2021-06-09" calcext:value-type="date">
            <text:p>mer 9 giu</text:p>
          </table:table-cell>
          <table:table-cell table:style-name="ce1032" table:formula="of:=VLOOKUP([.A43];INPUT_DATE_E_RISULTATI_GIRONI;9;0)" office:value-type="time" office:time-value="PT15H30M00S" calcext:value-type="time">
            <text:p>15:30</text:p>
          </table:table-cell>
          <table:table-cell table:style-name="ce1034" table:formula="of:=VLOOKUP([.A43];INPUT_DATE_E_RISULTATI_GIRONI;4;0)" office:value-type="string" office:string-value="Giraffe" calcext:value-type="string">
            <text:p>Giraffe</text:p>
          </table:table-cell>
          <table:table-cell table:style-name="ce1036" table:formula="of:=VLOOKUP([.A43];INPUT_DATE_E_RISULTATI_GIRONI;6;0)" office:value-type="float" office:value="98" calcext:value-type="float">
            <text:p>98</text:p>
          </table:table-cell>
          <table:table-cell table:style-name="ce1036" table:formula="of:=VLOOKUP([.A43];INPUT_DATE_E_RISULTATI_GIRONI;7;0)" office:value-type="float" office:value="49" calcext:value-type="float">
            <text:p>49</text:p>
          </table:table-cell>
          <table:table-cell table:style-name="ce1038" table:formula="of:=VLOOKUP([.A43];INPUT_DATE_E_RISULTATI_GIRONI;5;0)" office:value-type="string" office:string-value="Ippopotami" calcext:value-type="string">
            <text:p>Ippopotami</text:p>
          </table:table-cell>
          <table:table-cell table:style-name="ce1040" table:formula="of:=VLOOKUP([.A43];INPUT_DATE_E_RISULTATI_GIRONI;3;0)" office:value-type="string" office:string-value="C" calcext:value-type="string">
            <text:p>C</text:p>
          </table:table-cell>
          <table:table-cell table:style-name="ce1040" table:formula="of:=VLOOKUP([.A43];INPUT_DATE_E_RISULTATI_GIRONI;11;0)" office:value-type="string" office:string-value="Basket Giovane" calcext:value-type="string">
            <text:p>Basket Giovane</text:p>
          </table:table-cell>
          <table:table-cell table:number-columns-repeated="8"/>
        </table:table-row>
        <table:table-row table:style-name="ro6">
          <table:table-cell table:style-name="ce1022" office:value-type="float" office:value="40" calcext:value-type="float">
            <text:p>40</text:p>
          </table:table-cell>
          <table:table-cell table:style-name="ce1028" table:formula="of:=VLOOKUP([.A44];INPUT_DATE_E_RISULTATI_GIRONI;8;0)" office:value-type="date" office:date-value="2021-06-09" calcext:value-type="date">
            <text:p>mer 9 giu</text:p>
          </table:table-cell>
          <table:table-cell table:style-name="ce1032" table:formula="of:=VLOOKUP([.A44];INPUT_DATE_E_RISULTATI_GIRONI;9;0)" office:value-type="time" office:time-value="PT15H30M00S" calcext:value-type="time">
            <text:p>15:30</text:p>
          </table:table-cell>
          <table:table-cell table:style-name="ce1034" table:formula="of:=VLOOKUP([.A44];INPUT_DATE_E_RISULTATI_GIRONI;4;0)" office:value-type="string" office:string-value="Pitoni" calcext:value-type="string">
            <text:p>Pitoni</text:p>
          </table:table-cell>
          <table:table-cell table:style-name="ce1036" table:formula="of:=VLOOKUP([.A44];INPUT_DATE_E_RISULTATI_GIRONI;6;0)" office:value-type="float" office:value="25" calcext:value-type="float">
            <text:p>25</text:p>
          </table:table-cell>
          <table:table-cell table:style-name="ce1036" table:formula="of:=VLOOKUP([.A44];INPUT_DATE_E_RISULTATI_GIRONI;7;0)" office:value-type="float" office:value="15" calcext:value-type="float">
            <text:p>15</text:p>
          </table:table-cell>
          <table:table-cell table:style-name="ce1038" table:formula="of:=VLOOKUP([.A44];INPUT_DATE_E_RISULTATI_GIRONI;5;0)" office:value-type="string" office:string-value="Aquile" calcext:value-type="string">
            <text:p>Aquile</text:p>
          </table:table-cell>
          <table:table-cell table:style-name="ce1040" table:formula="of:=VLOOKUP([.A44];INPUT_DATE_E_RISULTATI_GIRONI;3;0)" office:value-type="string" office:string-value="D" calcext:value-type="string">
            <text:p>D</text:p>
          </table:table-cell>
          <table:table-cell table:style-name="ce1040" table:formula="of:=VLOOKUP([.A44];INPUT_DATE_E_RISULTATI_GIRONI;11;0)" office:value-type="string" office:string-value="Nuova Scuola" calcext:value-type="string">
            <text:p>Nuova Scuola</text:p>
          </table:table-cell>
          <table:table-cell table:number-columns-repeated="8"/>
        </table:table-row>
        <table:table-row table:style-name="ro6">
          <table:table-cell table:style-name="ce1022" office:value-type="float" office:value="41" calcext:value-type="float">
            <text:p>41</text:p>
          </table:table-cell>
          <table:table-cell table:style-name="ce1028" table:formula="of:=VLOOKUP([.A45];INPUT_DATE_E_RISULTATI_GIRONI;8;0)" office:value-type="date" office:date-value="2021-06-09" calcext:value-type="date">
            <text:p>mer 9 giu</text:p>
          </table:table-cell>
          <table:table-cell table:style-name="ce1032" table:formula="of:=VLOOKUP([.A45];INPUT_DATE_E_RISULTATI_GIRONI;9;0)" office:value-type="time" office:time-value="PT17H00M00S" calcext:value-type="time">
            <text:p>17:00</text:p>
          </table:table-cell>
          <table:table-cell table:style-name="ce1034" table:formula="of:=VLOOKUP([.A45];INPUT_DATE_E_RISULTATI_GIRONI;4;0)" office:value-type="string" office:string-value="Bisonti" calcext:value-type="string">
            <text:p>Bisonti</text:p>
          </table:table-cell>
          <table:table-cell table:style-name="ce1036" table:formula="of:=VLOOKUP([.A45];INPUT_DATE_E_RISULTATI_GIRONI;6;0)" office:value-type="float" office:value="36" calcext:value-type="float">
            <text:p>36</text:p>
          </table:table-cell>
          <table:table-cell table:style-name="ce1036" table:formula="of:=VLOOKUP([.A45];INPUT_DATE_E_RISULTATI_GIRONI;7;0)" office:value-type="float" office:value="33" calcext:value-type="float">
            <text:p>33</text:p>
          </table:table-cell>
          <table:table-cell table:style-name="ce1038" table:formula="of:=VLOOKUP([.A45];INPUT_DATE_E_RISULTATI_GIRONI;5;0)" office:value-type="string" office:string-value="Cinghiali" calcext:value-type="string">
            <text:p>Cinghiali</text:p>
          </table:table-cell>
          <table:table-cell table:style-name="ce1040" table:formula="of:=VLOOKUP([.A45];INPUT_DATE_E_RISULTATI_GIRONI;3;0)" office:value-type="string" office:string-value="E" calcext:value-type="string">
            <text:p>E</text:p>
          </table:table-cell>
          <table:table-cell table:style-name="ce1040" table:formula="of:=VLOOKUP([.A45];INPUT_DATE_E_RISULTATI_GIRONI;11;0)" office:value-type="string" office:string-value="Cristo Re 1" calcext:value-type="string">
            <text:p>Cristo Re 1</text:p>
          </table:table-cell>
          <table:table-cell table:number-columns-repeated="8"/>
        </table:table-row>
        <table:table-row table:style-name="ro6">
          <table:table-cell table:style-name="ce1022" office:value-type="float" office:value="42" calcext:value-type="float">
            <text:p>42</text:p>
          </table:table-cell>
          <table:table-cell table:style-name="ce1028" table:formula="of:=VLOOKUP([.A46];INPUT_DATE_E_RISULTATI_GIRONI;8;0)" office:value-type="date" office:date-value="2021-06-09" calcext:value-type="date">
            <text:p>mer 9 giu</text:p>
          </table:table-cell>
          <table:table-cell table:style-name="ce1032" table:formula="of:=VLOOKUP([.A46];INPUT_DATE_E_RISULTATI_GIRONI;9;0)" office:value-type="time" office:time-value="PT17H00M00S" calcext:value-type="time">
            <text:p>17:00</text:p>
          </table:table-cell>
          <table:table-cell table:style-name="ce1034" table:formula="of:=VLOOKUP([.A46];INPUT_DATE_E_RISULTATI_GIRONI;4;0)" office:value-type="string" office:string-value="Balene" calcext:value-type="string">
            <text:p>Balene</text:p>
          </table:table-cell>
          <table:table-cell table:style-name="ce1036" table:formula="of:=VLOOKUP([.A46];INPUT_DATE_E_RISULTATI_GIRONI;6;0)" office:value-type="float" office:value="36" calcext:value-type="float">
            <text:p>36</text:p>
          </table:table-cell>
          <table:table-cell table:style-name="ce1036" table:formula="of:=VLOOKUP([.A46];INPUT_DATE_E_RISULTATI_GIRONI;7;0)" office:value-type="float" office:value="35" calcext:value-type="float">
            <text:p>35</text:p>
          </table:table-cell>
          <table:table-cell table:style-name="ce1038" table:formula="of:=VLOOKUP([.A46];INPUT_DATE_E_RISULTATI_GIRONI;5;0)" office:value-type="string" office:string-value="Fenicotteri" calcext:value-type="string">
            <text:p>Fenicotteri</text:p>
          </table:table-cell>
          <table:table-cell table:style-name="ce1040" table:formula="of:=VLOOKUP([.A46];INPUT_DATE_E_RISULTATI_GIRONI;3;0)" office:value-type="string" office:string-value="F" calcext:value-type="string">
            <text:p>F</text:p>
          </table:table-cell>
          <table:table-cell table:style-name="ce1040" table:formula="of:=VLOOKUP([.A46];INPUT_DATE_E_RISULTATI_GIRONI;11;0)" office:value-type="string" office:string-value="Cristo Re 2" calcext:value-type="string">
            <text:p>Cristo Re 2</text:p>
          </table:table-cell>
          <table:table-cell table:number-columns-repeated="8"/>
        </table:table-row>
        <table:table-row table:style-name="ro6">
          <table:table-cell table:style-name="ce1022" office:value-type="float" office:value="43" calcext:value-type="float">
            <text:p>43</text:p>
          </table:table-cell>
          <table:table-cell table:style-name="ce1028" table:formula="of:=VLOOKUP([.A47];INPUT_DATE_E_RISULTATI_GIRONI;8;0)" office:value-type="date" office:date-value="2021-06-09" calcext:value-type="date">
            <text:p>mer 9 giu</text:p>
          </table:table-cell>
          <table:table-cell table:style-name="ce1032" table:formula="of:=VLOOKUP([.A47];INPUT_DATE_E_RISULTATI_GIRONI;9;0)" office:value-type="time" office:time-value="PT17H00M00S" calcext:value-type="time">
            <text:p>17:00</text:p>
          </table:table-cell>
          <table:table-cell table:style-name="ce1034" table:formula="of:=VLOOKUP([.A47];INPUT_DATE_E_RISULTATI_GIRONI;4;0)" office:value-type="string" office:string-value="Istrici" calcext:value-type="string">
            <text:p>Istrici</text:p>
          </table:table-cell>
          <table:table-cell table:style-name="ce1036" table:formula="of:=VLOOKUP([.A47];INPUT_DATE_E_RISULTATI_GIRONI;6;0)" office:value-type="float" office:value="20" calcext:value-type="float">
            <text:p>20</text:p>
          </table:table-cell>
          <table:table-cell table:style-name="ce1036" table:formula="of:=VLOOKUP([.A47];INPUT_DATE_E_RISULTATI_GIRONI;7;0)" office:value-type="float" office:value="0" calcext:value-type="float">
            <text:p>0</text:p>
          </table:table-cell>
          <table:table-cell table:style-name="ce1038" table:formula="of:=VLOOKUP([.A47];INPUT_DATE_E_RISULTATI_GIRONI;5;0)" office:value-type="string" office:string-value="Orche" calcext:value-type="string">
            <text:p>Orche</text:p>
          </table:table-cell>
          <table:table-cell table:style-name="ce1040" table:formula="of:=VLOOKUP([.A47];INPUT_DATE_E_RISULTATI_GIRONI;3;0)" office:value-type="string" office:string-value="G" calcext:value-type="string">
            <text:p>G</text:p>
          </table:table-cell>
          <table:table-cell table:style-name="ce1040" table:formula="of:=VLOOKUP([.A47];INPUT_DATE_E_RISULTATI_GIRONI;11;0)" office:value-type="string" office:string-value="Basket Giovane" calcext:value-type="string">
            <text:p>Basket Giovane</text:p>
          </table:table-cell>
          <table:table-cell table:number-columns-repeated="8"/>
        </table:table-row>
        <table:table-row table:style-name="ro6">
          <table:table-cell table:style-name="ce1022" office:value-type="float" office:value="44" calcext:value-type="float">
            <text:p>44</text:p>
          </table:table-cell>
          <table:table-cell table:style-name="ce1028" table:formula="of:=VLOOKUP([.A48];INPUT_DATE_E_RISULTATI_GIRONI;8;0)" office:value-type="date" office:date-value="2021-06-09" calcext:value-type="date">
            <text:p>mer 9 giu</text:p>
          </table:table-cell>
          <table:table-cell table:style-name="ce1032" table:formula="of:=VLOOKUP([.A48];INPUT_DATE_E_RISULTATI_GIRONI;9;0)" office:value-type="time" office:time-value="PT17H00M00S" calcext:value-type="time">
            <text:p>17:00</text:p>
          </table:table-cell>
          <table:table-cell table:style-name="ce1034" table:formula="of:=VLOOKUP([.A48];INPUT_DATE_E_RISULTATI_GIRONI;4;0)" office:value-type="string" office:string-value="Tonni" calcext:value-type="string">
            <text:p>Tonni</text:p>
          </table:table-cell>
          <table:table-cell table:style-name="ce1036" table:formula="of:=VLOOKUP([.A48];INPUT_DATE_E_RISULTATI_GIRONI;6;0)" office:value-type="float" office:value="65" calcext:value-type="float">
            <text:p>65</text:p>
          </table:table-cell>
          <table:table-cell table:style-name="ce1036" table:formula="of:=VLOOKUP([.A48];INPUT_DATE_E_RISULTATI_GIRONI;7;0)" office:value-type="float" office:value="13" calcext:value-type="float">
            <text:p>13</text:p>
          </table:table-cell>
          <table:table-cell table:style-name="ce1038" table:formula="of:=VLOOKUP([.A48];INPUT_DATE_E_RISULTATI_GIRONI;5;0)" office:value-type="string" office:string-value="Scorpioni" calcext:value-type="string">
            <text:p>Scorpioni</text:p>
          </table:table-cell>
          <table:table-cell table:style-name="ce1040" table:formula="of:=VLOOKUP([.A48];INPUT_DATE_E_RISULTATI_GIRONI;3;0)" office:value-type="string" office:string-value="H" calcext:value-type="string">
            <text:p>H</text:p>
          </table:table-cell>
          <table:table-cell table:style-name="ce1040" table:formula="of:=VLOOKUP([.A48];INPUT_DATE_E_RISULTATI_GIRONI;11;0)" office:value-type="string" office:string-value="Nuova Scuola" calcext:value-type="string">
            <text:p>Nuova Scuola</text:p>
          </table:table-cell>
          <table:table-cell table:number-columns-repeated="8"/>
        </table:table-row>
        <table:table-row table:style-name="ro6">
          <table:table-cell table:style-name="ce1022" office:value-type="float" office:value="45" calcext:value-type="float">
            <text:p>45</text:p>
          </table:table-cell>
          <table:table-cell table:style-name="ce1028" table:formula="of:=VLOOKUP([.A49];INPUT_DATE_E_RISULTATI_GIRONI;8;0)" office:value-type="date" office:date-value="2021-06-09" calcext:value-type="date">
            <text:p>mer 9 giu</text:p>
          </table:table-cell>
          <table:table-cell table:style-name="ce1032" table:formula="of:=VLOOKUP([.A49];INPUT_DATE_E_RISULTATI_GIRONI;9;0)" office:value-type="time" office:time-value="PT18H30M00S" calcext:value-type="time">
            <text:p>18:30</text:p>
          </table:table-cell>
          <table:table-cell table:style-name="ce1034" table:formula="of:=VLOOKUP([.A49];INPUT_DATE_E_RISULTATI_GIRONI;4;0)" office:value-type="string" office:string-value="Bufali" calcext:value-type="string">
            <text:p>Bufali</text:p>
          </table:table-cell>
          <table:table-cell table:style-name="ce1036" table:formula="of:=VLOOKUP([.A49];INPUT_DATE_E_RISULTATI_GIRONI;6;0)" office:value-type="float" office:value="34" calcext:value-type="float">
            <text:p>34</text:p>
          </table:table-cell>
          <table:table-cell table:style-name="ce1036" table:formula="of:=VLOOKUP([.A49];INPUT_DATE_E_RISULTATI_GIRONI;7;0)" office:value-type="float" office:value="33" calcext:value-type="float">
            <text:p>33</text:p>
          </table:table-cell>
          <table:table-cell table:style-name="ce1038" table:formula="of:=VLOOKUP([.A49];INPUT_DATE_E_RISULTATI_GIRONI;5;0)" office:value-type="string" office:string-value="Cervi" calcext:value-type="string">
            <text:p>Cervi</text:p>
          </table:table-cell>
          <table:table-cell table:style-name="ce1040" table:formula="of:=VLOOKUP([.A49];INPUT_DATE_E_RISULTATI_GIRONI;3;0)" office:value-type="string" office:string-value="E" calcext:value-type="string">
            <text:p>E</text:p>
          </table:table-cell>
          <table:table-cell table:style-name="ce1040" table:formula="of:=VLOOKUP([.A49];INPUT_DATE_E_RISULTATI_GIRONI;11;0)" office:value-type="string" office:string-value="Cristo Re 1" calcext:value-type="string">
            <text:p>Cristo Re 1</text:p>
          </table:table-cell>
          <table:table-cell table:number-columns-repeated="8"/>
        </table:table-row>
        <table:table-row table:style-name="ro6">
          <table:table-cell table:style-name="ce1022" office:value-type="float" office:value="46" calcext:value-type="float">
            <text:p>46</text:p>
          </table:table-cell>
          <table:table-cell table:style-name="ce1028" table:formula="of:=VLOOKUP([.A50];INPUT_DATE_E_RISULTATI_GIRONI;8;0)" office:value-type="date" office:date-value="2021-06-09" calcext:value-type="date">
            <text:p>mer 9 giu</text:p>
          </table:table-cell>
          <table:table-cell table:style-name="ce1032" table:formula="of:=VLOOKUP([.A50];INPUT_DATE_E_RISULTATI_GIRONI;9;0)" office:value-type="time" office:time-value="PT18H30M00S" calcext:value-type="time">
            <text:p>18:30</text:p>
          </table:table-cell>
          <table:table-cell table:style-name="ce1034" table:formula="of:=VLOOKUP([.A50];INPUT_DATE_E_RISULTATI_GIRONI;4;0)" office:value-type="string" office:string-value="Gabbiani" calcext:value-type="string">
            <text:p>Gabbiani</text:p>
          </table:table-cell>
          <table:table-cell table:style-name="ce1036" table:formula="of:=VLOOKUP([.A50];INPUT_DATE_E_RISULTATI_GIRONI;6;0)" office:value-type="float" office:value="34" calcext:value-type="float">
            <text:p>34</text:p>
          </table:table-cell>
          <table:table-cell table:style-name="ce1036" table:formula="of:=VLOOKUP([.A50];INPUT_DATE_E_RISULTATI_GIRONI;7;0)" office:value-type="float" office:value="33" calcext:value-type="float">
            <text:p>33</text:p>
          </table:table-cell>
          <table:table-cell table:style-name="ce1038" table:formula="of:=VLOOKUP([.A50];INPUT_DATE_E_RISULTATI_GIRONI;5;0)" office:value-type="string" office:string-value="Delfini" calcext:value-type="string">
            <text:p>Delfini</text:p>
          </table:table-cell>
          <table:table-cell table:style-name="ce1040" table:formula="of:=VLOOKUP([.A50];INPUT_DATE_E_RISULTATI_GIRONI;3;0)" office:value-type="string" office:string-value="F" calcext:value-type="string">
            <text:p>F</text:p>
          </table:table-cell>
          <table:table-cell table:style-name="ce1040" table:formula="of:=VLOOKUP([.A50];INPUT_DATE_E_RISULTATI_GIRONI;11;0)" office:value-type="string" office:string-value="Cristo Re 2" calcext:value-type="string">
            <text:p>Cristo Re 2</text:p>
          </table:table-cell>
          <table:table-cell table:number-columns-repeated="8"/>
        </table:table-row>
        <table:table-row table:style-name="ro6">
          <table:table-cell table:style-name="ce1022" office:value-type="float" office:value="47" calcext:value-type="float">
            <text:p>47</text:p>
          </table:table-cell>
          <table:table-cell table:style-name="ce1028" table:formula="of:=VLOOKUP([.A51];INPUT_DATE_E_RISULTATI_GIRONI;8;0)" office:value-type="date" office:date-value="2021-06-09" calcext:value-type="date">
            <text:p>mer 9 giu</text:p>
          </table:table-cell>
          <table:table-cell table:style-name="ce1032" table:formula="of:=VLOOKUP([.A51];INPUT_DATE_E_RISULTATI_GIRONI;9;0)" office:value-type="time" office:time-value="PT18H30M00S" calcext:value-type="time">
            <text:p>18:30</text:p>
          </table:table-cell>
          <table:table-cell table:style-name="ce1034" table:formula="of:=VLOOKUP([.A51];INPUT_DATE_E_RISULTATI_GIRONI;4;0)" office:value-type="string" office:string-value="Gorilla" calcext:value-type="string">
            <text:p>Gorilla</text:p>
          </table:table-cell>
          <table:table-cell table:style-name="ce1036" table:formula="of:=VLOOKUP([.A51];INPUT_DATE_E_RISULTATI_GIRONI;6;0)" office:value-type="float" office:value="20" calcext:value-type="float">
            <text:p>20</text:p>
          </table:table-cell>
          <table:table-cell table:style-name="ce1036" table:formula="of:=VLOOKUP([.A51];INPUT_DATE_E_RISULTATI_GIRONI;7;0)" office:value-type="float" office:value="0" calcext:value-type="float">
            <text:p>0</text:p>
          </table:table-cell>
          <table:table-cell table:style-name="ce1038" table:formula="of:=VLOOKUP([.A51];INPUT_DATE_E_RISULTATI_GIRONI;5;0)" office:value-type="string" office:string-value="Muli" calcext:value-type="string">
            <text:p>Muli</text:p>
          </table:table-cell>
          <table:table-cell table:style-name="ce1040" table:formula="of:=VLOOKUP([.A51];INPUT_DATE_E_RISULTATI_GIRONI;3;0)" office:value-type="string" office:string-value="G" calcext:value-type="string">
            <text:p>G</text:p>
          </table:table-cell>
          <table:table-cell table:style-name="ce1040" table:formula="of:=VLOOKUP([.A51];INPUT_DATE_E_RISULTATI_GIRONI;11;0)" office:value-type="string" office:string-value="Basket Giovane" calcext:value-type="string">
            <text:p>Basket Giovane</text:p>
          </table:table-cell>
          <table:table-cell table:number-columns-repeated="8"/>
        </table:table-row>
        <table:table-row table:style-name="ro6">
          <table:table-cell table:style-name="ce1022" office:value-type="float" office:value="48" calcext:value-type="float">
            <text:p>48</text:p>
          </table:table-cell>
          <table:table-cell table:style-name="ce1028" table:formula="of:=VLOOKUP([.A52];INPUT_DATE_E_RISULTATI_GIRONI;8;0)" office:value-type="date" office:date-value="2021-06-09" calcext:value-type="date">
            <text:p>mer 9 giu</text:p>
          </table:table-cell>
          <table:table-cell table:style-name="ce1032" table:formula="of:=VLOOKUP([.A52];INPUT_DATE_E_RISULTATI_GIRONI;9;0)" office:value-type="time" office:time-value="PT18H30M00S" calcext:value-type="time">
            <text:p>18:30</text:p>
          </table:table-cell>
          <table:table-cell table:style-name="ce1034" table:formula="of:=VLOOKUP([.A52];INPUT_DATE_E_RISULTATI_GIRONI;4;0)" office:value-type="string" office:string-value="Zebre" calcext:value-type="string">
            <text:p>Zebre</text:p>
          </table:table-cell>
          <table:table-cell table:style-name="ce1036" table:formula="of:=VLOOKUP([.A52];INPUT_DATE_E_RISULTATI_GIRONI;6;0)" office:value-type="float" office:value="54" calcext:value-type="float">
            <text:p>54</text:p>
          </table:table-cell>
          <table:table-cell table:style-name="ce1036" table:formula="of:=VLOOKUP([.A52];INPUT_DATE_E_RISULTATI_GIRONI;7;0)" office:value-type="float" office:value="48" calcext:value-type="float">
            <text:p>48</text:p>
          </table:table-cell>
          <table:table-cell table:style-name="ce1038" table:formula="of:=VLOOKUP([.A52];INPUT_DATE_E_RISULTATI_GIRONI;5;0)" office:value-type="string" office:string-value="Piranha" calcext:value-type="string">
            <text:p>Piranha</text:p>
          </table:table-cell>
          <table:table-cell table:style-name="ce1040" table:formula="of:=VLOOKUP([.A52];INPUT_DATE_E_RISULTATI_GIRONI;3;0)" office:value-type="string" office:string-value="H" calcext:value-type="string">
            <text:p>H</text:p>
          </table:table-cell>
          <table:table-cell table:style-name="ce1040" table:formula="of:=VLOOKUP([.A52];INPUT_DATE_E_RISULTATI_GIRONI;11;0)" office:value-type="string" office:string-value="Nuova Scuola" calcext:value-type="string">
            <text:p>Nuova Scuola</text:p>
          </table:table-cell>
          <table:table-cell table:number-columns-repeated="8"/>
        </table:table-row>
        <table:table-row table:style-name="ro1" table:number-rows-repeated="1048523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'Calendario e Classifiche Gironi'.B5:'Calendario e Classifiche Gironi'.D52">
            <calcext:condition calcext:apply-style-name="ConditionalStyle_227" calcext:value="formula-is(IF(#REF!=CONCATENATE([.$D4];&quot;_win&quot;);1;0))" calcext:base-cell-address="'Calendario e Classifiche Gironi'.B5"/>
          </calcext:conditional-format>
          <calcext:conditional-format calcext:target-range-address="'Calendario e Classifiche Gironi'.G4:'Calendario e Classifiche Gironi'.G52 'Calendario e Classifiche Gironi'.H4:'Calendario e Classifiche Gironi'.H4 'Calendario e Classifiche Gironi'.B4:'Calendario e Classifiche Gironi'.D52">
            <calcext:condition calcext:apply-style-name="ConditionalStyle_226" calcext:value="formula-is(IF(#REF!=CONCATENATE([.$G4];&quot;_win&quot;);1;0))" calcext:base-cell-address="'Calendario e Classifiche Gironi'.B4"/>
          </calcext:conditional-format>
          <calcext:conditional-format calcext:target-range-address="'Calendario e Classifiche Gironi'.J23:'Calendario e Classifiche Gironi'.J23 'Calendario e Classifiche Gironi'.L23:'Calendario e Classifiche Gironi'.Q23">
            <calcext:condition calcext:apply-style-name="ConditionalStyle_223" calcext:value="formula-is(IF(#REF!=#REF!;1;IF(#REF!=#REF!;1;0)))" calcext:base-cell-address="'Calendario e Classifiche Gironi'.J23"/>
          </calcext:conditional-format>
          <calcext:conditional-format calcext:target-range-address="'Calendario e Classifiche Gironi'.G3:'Calendario e Classifiche Gironi'.I3 'Calendario e Classifiche Gironi'.B3:'Calendario e Classifiche Gironi'.E3">
            <calcext:condition calcext:apply-style-name="ConditionalStyle_209" calcext:value="formula-is([.$O$4]=&quot;Black and White&quot;)" calcext:base-cell-address="'Calendario e Classifiche Gironi'.B3"/>
          </calcext:conditional-format>
          <calcext:conditional-format calcext:target-range-address="'Calendario e Classifiche Gironi'.J8:'Calendario e Classifiche Gironi'.Q8 'Calendario e Classifiche Gironi'.J18:'Calendario e Classifiche Gironi'.Q18 'Calendario e Classifiche Gironi'.J13:'Calendario e Classifiche Gironi'.Q13">
            <calcext:condition calcext:apply-style-name="ConditionalStyle_208" calcext:value="formula-is([.$O$4]=&quot;Black and White&quot;)" calcext:base-cell-address="'Calendario e Classifiche Gironi'.J8"/>
          </calcext:conditional-format>
          <calcext:conditional-format calcext:target-range-address="'Calendario e Classifiche Gironi'.J3:'Calendario e Classifiche Gironi'.Q3">
            <calcext:condition calcext:apply-style-name="ConditionalStyle_206" calcext:value="formula-is([.$O$4]=&quot;Black and White&quot;)" calcext:base-cell-address="'Calendario e Classifiche Gironi'.J3"/>
          </calcext:conditional-format>
          <calcext:conditional-format calcext:target-range-address="'Calendario e Classifiche Gironi'.J24:'Calendario e Classifiche Gironi'.Q24">
            <calcext:condition calcext:apply-style-name="ConditionalStyle_192" calcext:value="formula-is([.$O$4]=&quot;Black and White&quot;)" calcext:base-cell-address="'Calendario e Classifiche Gironi'.J24"/>
          </calcext:conditional-format>
          <calcext:conditional-format calcext:target-range-address="'Calendario e Classifiche Gironi'.J33:'Calendario e Classifiche Gironi'.J33">
            <calcext:condition calcext:apply-style-name="ConditionalStyle_191" calcext:value="formula-is([.$O$4]=&quot;Black and White&quot;)" calcext:base-cell-address="'Calendario e Classifiche Gironi'.J33"/>
          </calcext:conditional-format>
          <calcext:conditional-format calcext:target-range-address="'Calendario e Classifiche Gironi'.K33:'Calendario e Classifiche Gironi'.K33">
            <calcext:condition calcext:apply-style-name="ConditionalStyle_190" calcext:value="formula-is([.$O$4]=&quot;Black and White&quot;)" calcext:base-cell-address="'Calendario e Classifiche Gironi'.K33"/>
          </calcext:conditional-format>
          <calcext:conditional-format calcext:target-range-address="'Calendario e Classifiche Gironi'.L33:'Calendario e Classifiche Gironi'.Q33">
            <calcext:condition calcext:apply-style-name="ConditionalStyle_189" calcext:value="formula-is([.$O$4]=&quot;Black and White&quot;)" calcext:base-cell-address="'Calendario e Classifiche Gironi'.L33"/>
          </calcext:conditional-format>
          <calcext:conditional-format calcext:target-range-address="'Calendario e Classifiche Gironi'.J26:'Calendario e Classifiche Gironi'.J27">
            <calcext:condition calcext:apply-style-name="ConditionalStyle_135" calcext:value="formula-is([.$O$4]=&quot;Black and White&quot;)" calcext:base-cell-address="'Calendario e Classifiche Gironi'.J26"/>
          </calcext:conditional-format>
          <calcext:conditional-format calcext:target-range-address="'Calendario e Classifiche Gironi'.J25:'Calendario e Classifiche Gironi'.J25">
            <calcext:condition calcext:apply-style-name="ConditionalStyle_134" calcext:value="formula-is([.$O$4]=&quot;Black and White&quot;)" calcext:base-cell-address="'Calendario e Classifiche Gironi'.J25"/>
          </calcext:conditional-format>
          <calcext:conditional-format calcext:target-range-address="'Calendario e Classifiche Gironi'.L26:'Calendario e Classifiche Gironi'.L26">
            <calcext:condition calcext:apply-style-name="ConditionalStyle_133" calcext:value="formula-is([.$O$4]=&quot;Black and White&quot;)" calcext:base-cell-address="'Calendario e Classifiche Gironi'.L26"/>
          </calcext:conditional-format>
          <calcext:conditional-format calcext:target-range-address="'Calendario e Classifiche Gironi'.L27:'Calendario e Classifiche Gironi'.L27">
            <calcext:condition calcext:apply-style-name="ConditionalStyle_132" calcext:value="formula-is([.$O$4]=&quot;Black and White&quot;)" calcext:base-cell-address="'Calendario e Classifiche Gironi'.L27"/>
          </calcext:conditional-format>
          <calcext:conditional-format calcext:target-range-address="'Calendario e Classifiche Gironi'.M26:'Calendario e Classifiche Gironi'.M27">
            <calcext:condition calcext:apply-style-name="ConditionalStyle_131" calcext:value="formula-is([.$O$4]=&quot;Black and White&quot;)" calcext:base-cell-address="'Calendario e Classifiche Gironi'.M26"/>
          </calcext:conditional-format>
          <calcext:conditional-format calcext:target-range-address="'Calendario e Classifiche Gironi'.N26:'Calendario e Classifiche Gironi'.Q27">
            <calcext:condition calcext:apply-style-name="ConditionalStyle_130" calcext:value="formula-is([.$O$4]=&quot;Black and White&quot;)" calcext:base-cell-address="'Calendario e Classifiche Gironi'.N26"/>
          </calcext:conditional-format>
          <calcext:conditional-format calcext:target-range-address="'Calendario e Classifiche Gironi'.L25:'Calendario e Classifiche Gironi'.Q25">
            <calcext:condition calcext:apply-style-name="ConditionalStyle_129" calcext:value="formula-is([.$O$4]=&quot;Black and White&quot;)" calcext:base-cell-address="'Calendario e Classifiche Gironi'.L25"/>
          </calcext:conditional-format>
          <calcext:conditional-format calcext:target-range-address="'Calendario e Classifiche Gironi'.K27:'Calendario e Classifiche Gironi'.K27">
            <calcext:condition calcext:apply-style-name="ConditionalStyle_85" calcext:value="formula-is([.$O$4]=&quot;Black and White&quot;)" calcext:base-cell-address="'Calendario e Classifiche Gironi'.K27"/>
          </calcext:conditional-format>
          <calcext:conditional-format calcext:target-range-address="'Calendario e Classifiche Gironi'.K26:'Calendario e Classifiche Gironi'.K26">
            <calcext:condition calcext:apply-style-name="ConditionalStyle_84" calcext:value="formula-is([.$O$4]=&quot;Black and White&quot;)" calcext:base-cell-address="'Calendario e Classifiche Gironi'.K26"/>
          </calcext:conditional-format>
          <calcext:conditional-format calcext:target-range-address="'Calendario e Classifiche Gironi'.K29:'Calendario e Classifiche Gironi'.Q29 'Calendario e Classifiche Gironi'.K34:'Calendario e Classifiche Gironi'.Q34 'Calendario e Classifiche Gironi'.K39:'Calendario e Classifiche Gironi'.Q39">
            <calcext:condition calcext:apply-style-name="ConditionalStyle_83" calcext:value="formula-is([.$O$4]=&quot;Black and White&quot;)" calcext:base-cell-address="'Calendario e Classifiche Gironi'.K29"/>
          </calcext:conditional-format>
          <calcext:conditional-format calcext:target-range-address="'Calendario e Classifiche Gironi'.K32:'Calendario e Classifiche Gironi'.K32 'Calendario e Classifiche Gironi'.K37:'Calendario e Classifiche Gironi'.K37">
            <calcext:condition calcext:apply-style-name="ConditionalStyle_82" calcext:value="formula-is([.$O$4]=&quot;Black and White&quot;)" calcext:base-cell-address="'Calendario e Classifiche Gironi'.K32"/>
          </calcext:conditional-format>
          <calcext:conditional-format calcext:target-range-address="'Calendario e Classifiche Gironi'.K31:'Calendario e Classifiche Gironi'.K31 'Calendario e Classifiche Gironi'.K36:'Calendario e Classifiche Gironi'.K36">
            <calcext:condition calcext:apply-style-name="ConditionalStyle_81" calcext:value="formula-is([.$O$4]=&quot;Black and White&quot;)" calcext:base-cell-address="'Calendario e Classifiche Gironi'.K31"/>
          </calcext:conditional-format>
          <calcext:conditional-format calcext:target-range-address="'Calendario e Classifiche Gironi'.J34:'Calendario e Classifiche Gironi'.J34 'Calendario e Classifiche Gironi'.J29:'Calendario e Classifiche Gironi'.J29 'Calendario e Classifiche Gironi'.J39:'Calendario e Classifiche Gironi'.J39">
            <calcext:condition calcext:apply-style-name="ConditionalStyle_80" calcext:value="formula-is([.$O$4]=&quot;Black and White&quot;)" calcext:base-cell-address="'Calendario e Classifiche Gironi'.J29"/>
          </calcext:conditional-format>
          <calcext:conditional-format calcext:target-range-address="'Calendario e Classifiche Gironi'.J30:'Calendario e Classifiche Gironi'.J30 'Calendario e Classifiche Gironi'.J35:'Calendario e Classifiche Gironi'.J35 'Calendario e Classifiche Gironi'.J40:'Calendario e Classifiche Gironi'.J40">
            <calcext:condition calcext:apply-style-name="ConditionalStyle_79" calcext:value="formula-is([.$O$4]=&quot;Black and White&quot;)" calcext:base-cell-address="'Calendario e Classifiche Gironi'.J30"/>
          </calcext:conditional-format>
          <calcext:conditional-format calcext:target-range-address="'Calendario e Classifiche Gironi'.J31:'Calendario e Classifiche Gironi'.J32 'Calendario e Classifiche Gironi'.J36:'Calendario e Classifiche Gironi'.J37">
            <calcext:condition calcext:apply-style-name="ConditionalStyle_78" calcext:value="formula-is([.$O$4]=&quot;Black and White&quot;)" calcext:base-cell-address="'Calendario e Classifiche Gironi'.J31"/>
          </calcext:conditional-format>
          <calcext:conditional-format calcext:target-range-address="'Calendario e Classifiche Gironi'.J19:'Calendario e Classifiche Gironi'.J19">
            <calcext:condition calcext:apply-style-name="ConditionalStyle_77" calcext:value="formula-is([.$O$4]=&quot;Black and White&quot;)" calcext:base-cell-address="'Calendario e Classifiche Gironi'.J19"/>
          </calcext:conditional-format>
          <calcext:conditional-format calcext:target-range-address="'Calendario e Classifiche Gironi'.J21:'Calendario e Classifiche Gironi'.J22">
            <calcext:condition calcext:apply-style-name="ConditionalStyle_76" calcext:value="formula-is([.$O$4]=&quot;Black and White&quot;)" calcext:base-cell-address="'Calendario e Classifiche Gironi'.J21"/>
          </calcext:conditional-format>
          <calcext:conditional-format calcext:target-range-address="'Calendario e Classifiche Gironi'.J20:'Calendario e Classifiche Gironi'.J20">
            <calcext:condition calcext:apply-style-name="ConditionalStyle_75" calcext:value="formula-is([.$O$4]=&quot;Black and White&quot;)" calcext:base-cell-address="'Calendario e Classifiche Gironi'.J20"/>
          </calcext:conditional-format>
          <calcext:conditional-format calcext:target-range-address="'Calendario e Classifiche Gironi'.J14:'Calendario e Classifiche Gironi'.J14">
            <calcext:condition calcext:apply-style-name="ConditionalStyle_74" calcext:value="formula-is([.$O$4]=&quot;Black and White&quot;)" calcext:base-cell-address="'Calendario e Classifiche Gironi'.J14"/>
          </calcext:conditional-format>
          <calcext:conditional-format calcext:target-range-address="'Calendario e Classifiche Gironi'.J16:'Calendario e Classifiche Gironi'.J17">
            <calcext:condition calcext:apply-style-name="ConditionalStyle_73" calcext:value="formula-is([.$O$4]=&quot;Black and White&quot;)" calcext:base-cell-address="'Calendario e Classifiche Gironi'.J16"/>
          </calcext:conditional-format>
          <calcext:conditional-format calcext:target-range-address="'Calendario e Classifiche Gironi'.J15:'Calendario e Classifiche Gironi'.J15">
            <calcext:condition calcext:apply-style-name="ConditionalStyle_72" calcext:value="formula-is([.$O$4]=&quot;Black and White&quot;)" calcext:base-cell-address="'Calendario e Classifiche Gironi'.J15"/>
          </calcext:conditional-format>
          <calcext:conditional-format calcext:target-range-address="'Calendario e Classifiche Gironi'.J9:'Calendario e Classifiche Gironi'.J9">
            <calcext:condition calcext:apply-style-name="ConditionalStyle_71" calcext:value="formula-is([.$O$4]=&quot;Black and White&quot;)" calcext:base-cell-address="'Calendario e Classifiche Gironi'.J9"/>
          </calcext:conditional-format>
          <calcext:conditional-format calcext:target-range-address="'Calendario e Classifiche Gironi'.J11:'Calendario e Classifiche Gironi'.J12">
            <calcext:condition calcext:apply-style-name="ConditionalStyle_70" calcext:value="formula-is([.$O$4]=&quot;Black and White&quot;)" calcext:base-cell-address="'Calendario e Classifiche Gironi'.J11"/>
          </calcext:conditional-format>
          <calcext:conditional-format calcext:target-range-address="'Calendario e Classifiche Gironi'.J10:'Calendario e Classifiche Gironi'.J10">
            <calcext:condition calcext:apply-style-name="ConditionalStyle_69" calcext:value="formula-is([.$O$4]=&quot;Black and White&quot;)" calcext:base-cell-address="'Calendario e Classifiche Gironi'.J10"/>
          </calcext:conditional-format>
          <calcext:conditional-format calcext:target-range-address="'Calendario e Classifiche Gironi'.J4:'Calendario e Classifiche Gironi'.J4">
            <calcext:condition calcext:apply-style-name="ConditionalStyle_68" calcext:value="formula-is([.$O$4]=&quot;Black and White&quot;)" calcext:base-cell-address="'Calendario e Classifiche Gironi'.J4"/>
          </calcext:conditional-format>
          <calcext:conditional-format calcext:target-range-address="'Calendario e Classifiche Gironi'.J6:'Calendario e Classifiche Gironi'.J7">
            <calcext:condition calcext:apply-style-name="ConditionalStyle_67" calcext:value="formula-is([.$O$4]=&quot;Black and White&quot;)" calcext:base-cell-address="'Calendario e Classifiche Gironi'.J6"/>
          </calcext:conditional-format>
          <calcext:conditional-format calcext:target-range-address="'Calendario e Classifiche Gironi'.J5:'Calendario e Classifiche Gironi'.J5">
            <calcext:condition calcext:apply-style-name="ConditionalStyle_66" calcext:value="formula-is([.$O$4]=&quot;Black and White&quot;)" calcext:base-cell-address="'Calendario e Classifiche Gironi'.J5"/>
          </calcext:conditional-format>
          <calcext:conditional-format calcext:target-range-address="'Calendario e Classifiche Gironi'.K25:'Calendario e Classifiche Gironi'.K25">
            <calcext:condition calcext:apply-style-name="ConditionalStyle_65" calcext:value="formula-is([.$O$4]=&quot;Black and White&quot;)" calcext:base-cell-address="'Calendario e Classifiche Gironi'.K25"/>
          </calcext:conditional-format>
          <calcext:conditional-format calcext:target-range-address="'Calendario e Classifiche Gironi'.K30:'Calendario e Classifiche Gironi'.Q30 'Calendario e Classifiche Gironi'.K35:'Calendario e Classifiche Gironi'.Q35 'Calendario e Classifiche Gironi'.K40:'Calendario e Classifiche Gironi'.Q40">
            <calcext:condition calcext:apply-style-name="ConditionalStyle_64" calcext:value="formula-is([.$O$4]=&quot;Black and White&quot;)" calcext:base-cell-address="'Calendario e Classifiche Gironi'.K30"/>
          </calcext:conditional-format>
          <calcext:conditional-format calcext:target-range-address="'Calendario e Classifiche Gironi'.L31:'Calendario e Classifiche Gironi'.Q32 'Calendario e Classifiche Gironi'.L36:'Calendario e Classifiche Gironi'.Q37">
            <calcext:condition calcext:apply-style-name="ConditionalStyle_63" calcext:value="formula-is([.$O$4]=&quot;Black and White&quot;)" calcext:base-cell-address="'Calendario e Classifiche Gironi'.L31"/>
          </calcext:conditional-format>
          <calcext:conditional-format calcext:target-range-address="'Calendario e Classifiche Gironi'.K19:'Calendario e Classifiche Gironi'.Q19">
            <calcext:condition calcext:apply-style-name="ConditionalStyle_62" calcext:value="formula-is([.$O$4]=&quot;Black and White&quot;)" calcext:base-cell-address="'Calendario e Classifiche Gironi'.K19"/>
          </calcext:conditional-format>
          <calcext:conditional-format calcext:target-range-address="'Calendario e Classifiche Gironi'.L21:'Calendario e Classifiche Gironi'.L21">
            <calcext:condition calcext:apply-style-name="ConditionalStyle_61" calcext:value="formula-is([.$O$4]=&quot;Black and White&quot;)" calcext:base-cell-address="'Calendario e Classifiche Gironi'.L21"/>
          </calcext:conditional-format>
          <calcext:conditional-format calcext:target-range-address="'Calendario e Classifiche Gironi'.L22:'Calendario e Classifiche Gironi'.L22">
            <calcext:condition calcext:apply-style-name="ConditionalStyle_60" calcext:value="formula-is([.$O$4]=&quot;Black and White&quot;)" calcext:base-cell-address="'Calendario e Classifiche Gironi'.L22"/>
          </calcext:conditional-format>
          <calcext:conditional-format calcext:target-range-address="'Calendario e Classifiche Gironi'.M21:'Calendario e Classifiche Gironi'.M22">
            <calcext:condition calcext:apply-style-name="ConditionalStyle_59" calcext:value="formula-is([.$O$4]=&quot;Black and White&quot;)" calcext:base-cell-address="'Calendario e Classifiche Gironi'.M21"/>
          </calcext:conditional-format>
          <calcext:conditional-format calcext:target-range-address="'Calendario e Classifiche Gironi'.N21:'Calendario e Classifiche Gironi'.Q22">
            <calcext:condition calcext:apply-style-name="ConditionalStyle_58" calcext:value="formula-is([.$O$4]=&quot;Black and White&quot;)" calcext:base-cell-address="'Calendario e Classifiche Gironi'.N21"/>
          </calcext:conditional-format>
          <calcext:conditional-format calcext:target-range-address="'Calendario e Classifiche Gironi'.L20:'Calendario e Classifiche Gironi'.Q20">
            <calcext:condition calcext:apply-style-name="ConditionalStyle_57" calcext:value="formula-is([.$O$4]=&quot;Black and White&quot;)" calcext:base-cell-address="'Calendario e Classifiche Gironi'.L20"/>
          </calcext:conditional-format>
          <calcext:conditional-format calcext:target-range-address="'Calendario e Classifiche Gironi'.K22:'Calendario e Classifiche Gironi'.K22">
            <calcext:condition calcext:apply-style-name="ConditionalStyle_56" calcext:value="formula-is([.$O$4]=&quot;Black and White&quot;)" calcext:base-cell-address="'Calendario e Classifiche Gironi'.K22"/>
          </calcext:conditional-format>
          <calcext:conditional-format calcext:target-range-address="'Calendario e Classifiche Gironi'.K21:'Calendario e Classifiche Gironi'.K21">
            <calcext:condition calcext:apply-style-name="ConditionalStyle_55" calcext:value="formula-is([.$O$4]=&quot;Black and White&quot;)" calcext:base-cell-address="'Calendario e Classifiche Gironi'.K21"/>
          </calcext:conditional-format>
          <calcext:conditional-format calcext:target-range-address="'Calendario e Classifiche Gironi'.K20:'Calendario e Classifiche Gironi'.K20">
            <calcext:condition calcext:apply-style-name="ConditionalStyle_54" calcext:value="formula-is([.$O$4]=&quot;Black and White&quot;)" calcext:base-cell-address="'Calendario e Classifiche Gironi'.K20"/>
          </calcext:conditional-format>
          <calcext:conditional-format calcext:target-range-address="'Calendario e Classifiche Gironi'.K14:'Calendario e Classifiche Gironi'.Q14">
            <calcext:condition calcext:apply-style-name="ConditionalStyle_53" calcext:value="formula-is([.$O$4]=&quot;Black and White&quot;)" calcext:base-cell-address="'Calendario e Classifiche Gironi'.K14"/>
          </calcext:conditional-format>
          <calcext:conditional-format calcext:target-range-address="'Calendario e Classifiche Gironi'.L16:'Calendario e Classifiche Gironi'.L16">
            <calcext:condition calcext:apply-style-name="ConditionalStyle_52" calcext:value="formula-is([.$O$4]=&quot;Black and White&quot;)" calcext:base-cell-address="'Calendario e Classifiche Gironi'.L16"/>
          </calcext:conditional-format>
          <calcext:conditional-format calcext:target-range-address="'Calendario e Classifiche Gironi'.L17:'Calendario e Classifiche Gironi'.L17">
            <calcext:condition calcext:apply-style-name="ConditionalStyle_51" calcext:value="formula-is([.$O$4]=&quot;Black and White&quot;)" calcext:base-cell-address="'Calendario e Classifiche Gironi'.L17"/>
          </calcext:conditional-format>
          <calcext:conditional-format calcext:target-range-address="'Calendario e Classifiche Gironi'.M16:'Calendario e Classifiche Gironi'.M17">
            <calcext:condition calcext:apply-style-name="ConditionalStyle_50" calcext:value="formula-is([.$O$4]=&quot;Black and White&quot;)" calcext:base-cell-address="'Calendario e Classifiche Gironi'.M16"/>
          </calcext:conditional-format>
          <calcext:conditional-format calcext:target-range-address="'Calendario e Classifiche Gironi'.N16:'Calendario e Classifiche Gironi'.Q17">
            <calcext:condition calcext:apply-style-name="ConditionalStyle_49" calcext:value="formula-is([.$O$4]=&quot;Black and White&quot;)" calcext:base-cell-address="'Calendario e Classifiche Gironi'.N16"/>
          </calcext:conditional-format>
          <calcext:conditional-format calcext:target-range-address="'Calendario e Classifiche Gironi'.L15:'Calendario e Classifiche Gironi'.Q15">
            <calcext:condition calcext:apply-style-name="ConditionalStyle_48" calcext:value="formula-is([.$O$4]=&quot;Black and White&quot;)" calcext:base-cell-address="'Calendario e Classifiche Gironi'.L15"/>
          </calcext:conditional-format>
          <calcext:conditional-format calcext:target-range-address="'Calendario e Classifiche Gironi'.K17:'Calendario e Classifiche Gironi'.K17">
            <calcext:condition calcext:apply-style-name="ConditionalStyle_47" calcext:value="formula-is([.$O$4]=&quot;Black and White&quot;)" calcext:base-cell-address="'Calendario e Classifiche Gironi'.K17"/>
          </calcext:conditional-format>
          <calcext:conditional-format calcext:target-range-address="'Calendario e Classifiche Gironi'.K16:'Calendario e Classifiche Gironi'.K16">
            <calcext:condition calcext:apply-style-name="ConditionalStyle_46" calcext:value="formula-is([.$O$4]=&quot;Black and White&quot;)" calcext:base-cell-address="'Calendario e Classifiche Gironi'.K16"/>
          </calcext:conditional-format>
          <calcext:conditional-format calcext:target-range-address="'Calendario e Classifiche Gironi'.K15:'Calendario e Classifiche Gironi'.K15">
            <calcext:condition calcext:apply-style-name="ConditionalStyle_45" calcext:value="formula-is([.$O$4]=&quot;Black and White&quot;)" calcext:base-cell-address="'Calendario e Classifiche Gironi'.K15"/>
          </calcext:conditional-format>
          <calcext:conditional-format calcext:target-range-address="'Calendario e Classifiche Gironi'.K9:'Calendario e Classifiche Gironi'.Q9">
            <calcext:condition calcext:apply-style-name="ConditionalStyle_44" calcext:value="formula-is([.$O$4]=&quot;Black and White&quot;)" calcext:base-cell-address="'Calendario e Classifiche Gironi'.K9"/>
          </calcext:conditional-format>
          <calcext:conditional-format calcext:target-range-address="'Calendario e Classifiche Gironi'.L11:'Calendario e Classifiche Gironi'.L11">
            <calcext:condition calcext:apply-style-name="ConditionalStyle_43" calcext:value="formula-is([.$O$4]=&quot;Black and White&quot;)" calcext:base-cell-address="'Calendario e Classifiche Gironi'.L11"/>
          </calcext:conditional-format>
          <calcext:conditional-format calcext:target-range-address="'Calendario e Classifiche Gironi'.L12:'Calendario e Classifiche Gironi'.L12">
            <calcext:condition calcext:apply-style-name="ConditionalStyle_42" calcext:value="formula-is([.$O$4]=&quot;Black and White&quot;)" calcext:base-cell-address="'Calendario e Classifiche Gironi'.L12"/>
          </calcext:conditional-format>
          <calcext:conditional-format calcext:target-range-address="'Calendario e Classifiche Gironi'.M11:'Calendario e Classifiche Gironi'.M12">
            <calcext:condition calcext:apply-style-name="ConditionalStyle_41" calcext:value="formula-is([.$O$4]=&quot;Black and White&quot;)" calcext:base-cell-address="'Calendario e Classifiche Gironi'.M11"/>
          </calcext:conditional-format>
          <calcext:conditional-format calcext:target-range-address="'Calendario e Classifiche Gironi'.N11:'Calendario e Classifiche Gironi'.Q12">
            <calcext:condition calcext:apply-style-name="ConditionalStyle_40" calcext:value="formula-is([.$O$4]=&quot;Black and White&quot;)" calcext:base-cell-address="'Calendario e Classifiche Gironi'.N11"/>
          </calcext:conditional-format>
          <calcext:conditional-format calcext:target-range-address="'Calendario e Classifiche Gironi'.L10:'Calendario e Classifiche Gironi'.Q10">
            <calcext:condition calcext:apply-style-name="ConditionalStyle_39" calcext:value="formula-is([.$O$4]=&quot;Black and White&quot;)" calcext:base-cell-address="'Calendario e Classifiche Gironi'.L10"/>
          </calcext:conditional-format>
          <calcext:conditional-format calcext:target-range-address="'Calendario e Classifiche Gironi'.K12:'Calendario e Classifiche Gironi'.K12">
            <calcext:condition calcext:apply-style-name="ConditionalStyle_38" calcext:value="formula-is([.$O$4]=&quot;Black and White&quot;)" calcext:base-cell-address="'Calendario e Classifiche Gironi'.K12"/>
          </calcext:conditional-format>
          <calcext:conditional-format calcext:target-range-address="'Calendario e Classifiche Gironi'.K11:'Calendario e Classifiche Gironi'.K11">
            <calcext:condition calcext:apply-style-name="ConditionalStyle_37" calcext:value="formula-is([.$O$4]=&quot;Black and White&quot;)" calcext:base-cell-address="'Calendario e Classifiche Gironi'.K11"/>
          </calcext:conditional-format>
          <calcext:conditional-format calcext:target-range-address="'Calendario e Classifiche Gironi'.K10:'Calendario e Classifiche Gironi'.K10">
            <calcext:condition calcext:apply-style-name="ConditionalStyle_36" calcext:value="formula-is([.$O$4]=&quot;Black and White&quot;)" calcext:base-cell-address="'Calendario e Classifiche Gironi'.K10"/>
          </calcext:conditional-format>
          <calcext:conditional-format calcext:target-range-address="'Calendario e Classifiche Gironi'.K4:'Calendario e Classifiche Gironi'.Q4">
            <calcext:condition calcext:apply-style-name="ConditionalStyle_35" calcext:value="formula-is([.$O$4]=&quot;Black and White&quot;)" calcext:base-cell-address="'Calendario e Classifiche Gironi'.K4"/>
          </calcext:conditional-format>
          <calcext:conditional-format calcext:target-range-address="'Calendario e Classifiche Gironi'.L6:'Calendario e Classifiche Gironi'.L6">
            <calcext:condition calcext:apply-style-name="ConditionalStyle_34" calcext:value="formula-is([.$O$4]=&quot;Black and White&quot;)" calcext:base-cell-address="'Calendario e Classifiche Gironi'.L6"/>
          </calcext:conditional-format>
          <calcext:conditional-format calcext:target-range-address="'Calendario e Classifiche Gironi'.L7:'Calendario e Classifiche Gironi'.L7">
            <calcext:condition calcext:apply-style-name="ConditionalStyle_33" calcext:value="formula-is([.$O$4]=&quot;Black and White&quot;)" calcext:base-cell-address="'Calendario e Classifiche Gironi'.L7"/>
          </calcext:conditional-format>
          <calcext:conditional-format calcext:target-range-address="'Calendario e Classifiche Gironi'.M6:'Calendario e Classifiche Gironi'.M7">
            <calcext:condition calcext:apply-style-name="ConditionalStyle_32" calcext:value="formula-is([.$O$4]=&quot;Black and White&quot;)" calcext:base-cell-address="'Calendario e Classifiche Gironi'.M6"/>
          </calcext:conditional-format>
          <calcext:conditional-format calcext:target-range-address="'Calendario e Classifiche Gironi'.N6:'Calendario e Classifiche Gironi'.Q7">
            <calcext:condition calcext:apply-style-name="ConditionalStyle_31" calcext:value="formula-is([.$O$4]=&quot;Black and White&quot;)" calcext:base-cell-address="'Calendario e Classifiche Gironi'.N6"/>
          </calcext:conditional-format>
          <calcext:conditional-format calcext:target-range-address="'Calendario e Classifiche Gironi'.L5:'Calendario e Classifiche Gironi'.Q5">
            <calcext:condition calcext:apply-style-name="ConditionalStyle_30" calcext:value="formula-is([.$O$4]=&quot;Black and White&quot;)" calcext:base-cell-address="'Calendario e Classifiche Gironi'.L5"/>
          </calcext:conditional-format>
          <calcext:conditional-format calcext:target-range-address="'Calendario e Classifiche Gironi'.K7:'Calendario e Classifiche Gironi'.K7">
            <calcext:condition calcext:apply-style-name="ConditionalStyle_29" calcext:value="formula-is([.$O$4]=&quot;Black and White&quot;)" calcext:base-cell-address="'Calendario e Classifiche Gironi'.K7"/>
          </calcext:conditional-format>
          <calcext:conditional-format calcext:target-range-address="'Calendario e Classifiche Gironi'.K6:'Calendario e Classifiche Gironi'.K6">
            <calcext:condition calcext:apply-style-name="ConditionalStyle_28" calcext:value="formula-is([.$O$4]=&quot;Black and White&quot;)" calcext:base-cell-address="'Calendario e Classifiche Gironi'.K6"/>
          </calcext:conditional-format>
          <calcext:conditional-format calcext:target-range-address="'Calendario e Classifiche Gironi'.K5:'Calendario e Classifiche Gironi'.K5">
            <calcext:condition calcext:apply-style-name="ConditionalStyle_27" calcext:value="formula-is([.$O$4]=&quot;Black and White&quot;)" calcext:base-cell-address="'Calendario e Classifiche Gironi'.K5"/>
          </calcext:conditional-format>
          <calcext:conditional-format calcext:target-range-address="'Calendario e Classifiche Gironi'.J41:'Calendario e Classifiche Gironi'.J41">
            <calcext:condition calcext:apply-style-name="ConditionalStyle_14" calcext:value="formula-is([.$O$4]=&quot;Black and White&quot;)" calcext:base-cell-address="'Calendario e Classifiche Gironi'.J41"/>
          </calcext:conditional-format>
          <calcext:conditional-format calcext:target-range-address="'Calendario e Classifiche Gironi'.J42:'Calendario e Classifiche Gironi'.J42">
            <calcext:condition calcext:apply-style-name="ConditionalStyle_13" calcext:value="formula-is([.$O$4]=&quot;Black and White&quot;)" calcext:base-cell-address="'Calendario e Classifiche Gironi'.J42"/>
          </calcext:conditional-format>
          <calcext:conditional-format calcext:target-range-address="'Calendario e Classifiche Gironi'.K41:'Calendario e Classifiche Gironi'.K41">
            <calcext:condition calcext:apply-style-name="ConditionalStyle_4" calcext:value="formula-is([.$O$4]=&quot;Black and White&quot;)" calcext:base-cell-address="'Calendario e Classifiche Gironi'.K41"/>
          </calcext:conditional-format>
          <calcext:conditional-format calcext:target-range-address="'Calendario e Classifiche Gironi'.K42:'Calendario e Classifiche Gironi'.K42">
            <calcext:condition calcext:apply-style-name="ConditionalStyle_3" calcext:value="formula-is([.$O$4]=&quot;Black and White&quot;)" calcext:base-cell-address="'Calendario e Classifiche Gironi'.K42"/>
          </calcext:conditional-format>
          <calcext:conditional-format calcext:target-range-address="'Calendario e Classifiche Gironi'.L42:'Calendario e Classifiche Gironi'.Q42">
            <calcext:condition calcext:apply-style-name="ConditionalStyle_2" calcext:value="formula-is([.$O$4]=&quot;Black and White&quot;)" calcext:base-cell-address="'Calendario e Classifiche Gironi'.L42"/>
          </calcext:conditional-format>
          <calcext:conditional-format calcext:target-range-address="'Calendario e Classifiche Gironi'.L41:'Calendario e Classifiche Gironi'.Q41">
            <calcext:condition calcext:apply-style-name="ConditionalStyle_1" calcext:value="formula-is([.$O$4]=&quot;Black and White&quot;)" calcext:base-cell-address="'Calendario e Classifiche Gironi'.L41"/>
          </calcext:conditional-format>
        </calcext:conditional-formats>
      </table:table>
      <table:table table:name="Calendario Seconda Fase" table:style-name="ta1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41" table:visibility="collapse" table:default-cell-style-name="ce1023"/>
        <table:table-column table:style-name="co2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52" table:number-columns-repeated="2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0" table:default-cell-style-name="Default"/>
        <table:table-row table:style-name="ro4">
          <table:table-cell table:style-name="ce1021"/>
          <table:table-cell table:style-name="ce1024" table:formula="of:=VLOOKUP(&quot;NOME_TORNEO&quot;;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029"/>
        </table:table-row>
        <table:table-row table:style-name="ro5">
          <table:table-cell table:style-name="ce1021"/>
          <table:table-cell table:style-name="ce1025" office:value-type="string" calcext:value-type="string" table:number-columns-spanned="8" table:number-rows-spanned="1">
            <text:p>Caledario Seconda Fase</text:p>
          </table:table-cell>
          <table:covered-table-cell table:number-columns-repeated="7" table:style-name="ce1030"/>
        </table:table-row>
        <table:table-row table:style-name="ro6">
          <table:table-cell table:style-name="ce1021"/>
          <table:table-cell table:style-name="ce1184" office:value-type="string" calcext:value-type="string">
            <text:p>Data</text:p>
          </table:table-cell>
          <table:table-cell table:style-name="ce1184" office:value-type="string" calcext:value-type="string">
            <text:p>Ora</text:p>
          </table:table-cell>
          <table:table-cell table:style-name="ce1184" office:value-type="string" calcext:value-type="string">
            <text:p>Squadra A</text:p>
          </table:table-cell>
          <table:table-cell table:style-name="ce1192" office:value-type="string" calcext:value-type="string" table:number-columns-spanned="2" table:number-rows-spanned="1">
            <text:p>Risultato</text:p>
          </table:table-cell>
          <table:covered-table-cell table:style-name="ce1037"/>
          <table:table-cell table:style-name="ce1184" office:value-type="string" calcext:value-type="string">
            <text:p>Squadra B</text:p>
          </table:table-cell>
          <table:table-cell table:style-name="ce1184" office:value-type="string" calcext:value-type="string">
            <text:p>Turno</text:p>
          </table:table-cell>
          <table:table-cell table:style-name="ce1184" office:value-type="string" calcext:value-type="string">
            <text:p>Campo</text:p>
          </table:table-cell>
        </table:table-row>
        <table:table-row table:style-name="ro6">
          <table:table-cell table:style-name="ce1022" office:value-type="float" office:value="49" calcext:value-type="float">
            <text:p>49</text:p>
          </table:table-cell>
          <table:table-cell table:style-name="ce1185" table:formula="of:=VLOOKUP([.A4];INPUT_DATE_E_RISULTATI_2A_FASE;8;0)" office:value-type="date" office:date-value="2021-06-10" calcext:value-type="date">
            <text:p>gio 10 giu</text:p>
          </table:table-cell>
          <table:table-cell table:style-name="ce1187" table:formula="of:=VLOOKUP([.A4];INPUT_DATE_E_RISULTATI_2A_FASE;9;0)" office:value-type="time" office:time-value="PT09H00M00S" calcext:value-type="time">
            <text:p>09:00</text:p>
          </table:table-cell>
          <table:table-cell table:style-name="ce1189" table:formula="of:=VLOOKUP([.A4];INPUT_DATE_E_RISULTATI_2A_FASE;4;0)" office:value-type="string" office:string-value="Leoni" calcext:value-type="string">
            <text:p>Leoni</text:p>
          </table:table-cell>
          <table:table-cell table:style-name="ce1036" table:formula="of:=VLOOKUP([.A4];INPUT_DATE_E_RISULTATI_2A_FASE;6;0)" office:value-type="float" office:value="67" calcext:value-type="float">
            <text:p>67</text:p>
          </table:table-cell>
          <table:table-cell table:style-name="ce1036" table:formula="of:=VLOOKUP([.A4];INPUT_DATE_E_RISULTATI_2A_FASE;7;0)" office:value-type="float" office:value="46" calcext:value-type="float">
            <text:p>46</text:p>
          </table:table-cell>
          <table:table-cell table:style-name="ce1193" table:formula="of:=VLOOKUP([.A4];INPUT_DATE_E_RISULTATI_2A_FASE;5;0)" office:value-type="string" office:string-value="Elefanti" calcext:value-type="string">
            <text:p>Elefanti</text:p>
          </table:table-cell>
          <table:table-cell table:style-name="ce1195" table:formula="of:=VLOOKUP([.A4];INPUT_DATE_E_RISULTATI_2A_FASE;3;0)" office:value-type="string" office:string-value="1-16" calcext:value-type="string">
            <text:p>1-16</text:p>
          </table:table-cell>
          <table:table-cell table:style-name="ce1196" table:formula="of:=VLOOKUP([.A4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50" calcext:value-type="float">
            <text:p>50</text:p>
          </table:table-cell>
          <table:table-cell table:style-name="ce1186" table:formula="of:=VLOOKUP([.A5];INPUT_DATE_E_RISULTATI_2A_FASE;8;0)" office:value-type="date" office:date-value="2021-06-10" calcext:value-type="date">
            <text:p>gio 10 giu</text:p>
          </table:table-cell>
          <table:table-cell table:style-name="ce1188" table:formula="of:=VLOOKUP([.A5];INPUT_DATE_E_RISULTATI_2A_FASE;9;0)" office:value-type="time" office:time-value="PT09H00M00S" calcext:value-type="time">
            <text:p>09:00</text:p>
          </table:table-cell>
          <table:table-cell table:style-name="ce1190" table:formula="of:=VLOOKUP([.A5];INPUT_DATE_E_RISULTATI_2A_FASE;4;0)" office:value-type="string" office:string-value="Pantere" calcext:value-type="string">
            <text:p>Pantere</text:p>
          </table:table-cell>
          <table:table-cell table:style-name="ce1036" table:formula="of:=VLOOKUP([.A5];INPUT_DATE_E_RISULTATI_2A_FASE;6;0)" office:value-type="float" office:value="55" calcext:value-type="float">
            <text:p>55</text:p>
          </table:table-cell>
          <table:table-cell table:style-name="ce1036" table:formula="of:=VLOOKUP([.A5];INPUT_DATE_E_RISULTATI_2A_FASE;7;0)" office:value-type="float" office:value="36" calcext:value-type="float">
            <text:p>36</text:p>
          </table:table-cell>
          <table:table-cell table:style-name="ce1193" table:formula="of:=VLOOKUP([.A5];INPUT_DATE_E_RISULTATI_2A_FASE;5;0)" office:value-type="string" office:string-value="Giraffe" calcext:value-type="string">
            <text:p>Giraffe</text:p>
          </table:table-cell>
          <table:table-cell table:style-name="ce1196" table:formula="of:=VLOOKUP([.A5];INPUT_DATE_E_RISULTATI_2A_FASE;3;0)" office:value-type="string" office:string-value="1-16" calcext:value-type="string">
            <text:p>1-16</text:p>
          </table:table-cell>
          <table:table-cell table:style-name="ce1196" table:formula="of:=VLOOKUP([.A5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51" calcext:value-type="float">
            <text:p>51</text:p>
          </table:table-cell>
          <table:table-cell table:style-name="ce1186" table:formula="of:=VLOOKUP([.A6];INPUT_DATE_E_RISULTATI_2A_FASE;8;0)" office:value-type="date" office:date-value="2021-06-10" calcext:value-type="date">
            <text:p>gio 10 giu</text:p>
          </table:table-cell>
          <table:table-cell table:style-name="ce1188" table:formula="of:=VLOOKUP([.A6];INPUT_DATE_E_RISULTATI_2A_FASE;9;0)" office:value-type="time" office:time-value="PT09H00M00S" calcext:value-type="time">
            <text:p>09:00</text:p>
          </table:table-cell>
          <table:table-cell table:style-name="ce1190" table:formula="of:=VLOOKUP([.A6];INPUT_DATE_E_RISULTATI_2A_FASE;4;0)" office:value-type="string" office:string-value="Tigri" calcext:value-type="string">
            <text:p>Tigri</text:p>
          </table:table-cell>
          <table:table-cell table:style-name="ce1036" table:formula="of:=VLOOKUP([.A6];INPUT_DATE_E_RISULTATI_2A_FASE;6;0)" office:value-type="float" office:value="56" calcext:value-type="float">
            <text:p>56</text:p>
          </table:table-cell>
          <table:table-cell table:style-name="ce1036" table:formula="of:=VLOOKUP([.A6];INPUT_DATE_E_RISULTATI_2A_FASE;7;0)" office:value-type="float" office:value="38" calcext:value-type="float">
            <text:p>38</text:p>
          </table:table-cell>
          <table:table-cell table:style-name="ce1193" table:formula="of:=VLOOKUP([.A6];INPUT_DATE_E_RISULTATI_2A_FASE;5;0)" office:value-type="string" office:string-value="Iguane" calcext:value-type="string">
            <text:p>Iguane</text:p>
          </table:table-cell>
          <table:table-cell table:style-name="ce1196" table:formula="of:=VLOOKUP([.A6];INPUT_DATE_E_RISULTATI_2A_FASE;3;0)" office:value-type="string" office:string-value="17-32" calcext:value-type="string">
            <text:p>17-32</text:p>
          </table:table-cell>
          <table:table-cell table:style-name="ce1196" table:formula="of:=VLOOKUP([.A6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52" calcext:value-type="float">
            <text:p>52</text:p>
          </table:table-cell>
          <table:table-cell table:style-name="ce1186" table:formula="of:=VLOOKUP([.A7];INPUT_DATE_E_RISULTATI_2A_FASE;8;0)" office:value-type="date" office:date-value="2021-06-10" calcext:value-type="date">
            <text:p>gio 10 giu</text:p>
          </table:table-cell>
          <table:table-cell table:style-name="ce1188" table:formula="of:=VLOOKUP([.A7];INPUT_DATE_E_RISULTATI_2A_FASE;9;0)" office:value-type="time" office:time-value="PT09H00M00S" calcext:value-type="time">
            <text:p>09:00</text:p>
          </table:table-cell>
          <table:table-cell table:style-name="ce1190" table:formula="of:=VLOOKUP([.A7];INPUT_DATE_E_RISULTATI_2A_FASE;4;0)" office:value-type="string" office:string-value="Ippopotami" calcext:value-type="string">
            <text:p>Ippopotami</text:p>
          </table:table-cell>
          <table:table-cell table:style-name="ce1036" table:formula="of:=VLOOKUP([.A7];INPUT_DATE_E_RISULTATI_2A_FASE;6;0)" office:value-type="float" office:value="56" calcext:value-type="float">
            <text:p>56</text:p>
          </table:table-cell>
          <table:table-cell table:style-name="ce1036" table:formula="of:=VLOOKUP([.A7];INPUT_DATE_E_RISULTATI_2A_FASE;7;0)" office:value-type="float" office:value="43" calcext:value-type="float">
            <text:p>43</text:p>
          </table:table-cell>
          <table:table-cell table:style-name="ce1193" table:formula="of:=VLOOKUP([.A7];INPUT_DATE_E_RISULTATI_2A_FASE;5;0)" office:value-type="string" office:string-value="Ghepardi" calcext:value-type="string">
            <text:p>Ghepardi</text:p>
          </table:table-cell>
          <table:table-cell table:style-name="ce1196" table:formula="of:=VLOOKUP([.A7];INPUT_DATE_E_RISULTATI_2A_FASE;3;0)" office:value-type="string" office:string-value="17-32" calcext:value-type="string">
            <text:p>17-32</text:p>
          </table:table-cell>
          <table:table-cell table:style-name="ce1196" table:formula="of:=VLOOKUP([.A7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53" calcext:value-type="float">
            <text:p>53</text:p>
          </table:table-cell>
          <table:table-cell table:style-name="ce1186" table:formula="of:=VLOOKUP([.A8];INPUT_DATE_E_RISULTATI_2A_FASE;8;0)" office:value-type="date" office:date-value="2021-06-10" calcext:value-type="date">
            <text:p>gio 10 giu</text:p>
          </table:table-cell>
          <table:table-cell table:style-name="ce1188" table:formula="of:=VLOOKUP([.A8];INPUT_DATE_E_RISULTATI_2A_FASE;9;0)" office:value-type="time" office:time-value="PT11H00M00S" calcext:value-type="time">
            <text:p>11:00</text:p>
          </table:table-cell>
          <table:table-cell table:style-name="ce1190" table:formula="of:=VLOOKUP([.A8];INPUT_DATE_E_RISULTATI_2A_FASE;4;0)" office:value-type="string" office:string-value="Giaguari" calcext:value-type="string">
            <text:p>Giaguari</text:p>
          </table:table-cell>
          <table:table-cell table:style-name="ce1036" table:formula="of:=VLOOKUP([.A8];INPUT_DATE_E_RISULTATI_2A_FASE;6;0)" office:value-type="float" office:value="52" calcext:value-type="float">
            <text:p>52</text:p>
          </table:table-cell>
          <table:table-cell table:style-name="ce1036" table:formula="of:=VLOOKUP([.A8];INPUT_DATE_E_RISULTATI_2A_FASE;7;0)" office:value-type="float" office:value="43" calcext:value-type="float">
            <text:p>43</text:p>
          </table:table-cell>
          <table:table-cell table:style-name="ce1193" table:formula="of:=VLOOKUP([.A8];INPUT_DATE_E_RISULTATI_2A_FASE;5;0)" office:value-type="string" office:string-value="Aquile" calcext:value-type="string">
            <text:p>Aquile</text:p>
          </table:table-cell>
          <table:table-cell table:style-name="ce1196" table:formula="of:=VLOOKUP([.A8];INPUT_DATE_E_RISULTATI_2A_FASE;3;0)" office:value-type="string" office:string-value="1-16" calcext:value-type="string">
            <text:p>1-16</text:p>
          </table:table-cell>
          <table:table-cell table:style-name="ce1196" table:formula="of:=VLOOKUP([.A8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54" calcext:value-type="float">
            <text:p>54</text:p>
          </table:table-cell>
          <table:table-cell table:style-name="ce1186" table:formula="of:=VLOOKUP([.A9];INPUT_DATE_E_RISULTATI_2A_FASE;8;0)" office:value-type="date" office:date-value="2021-06-10" calcext:value-type="date">
            <text:p>gio 10 giu</text:p>
          </table:table-cell>
          <table:table-cell table:style-name="ce1188" table:formula="of:=VLOOKUP([.A9];INPUT_DATE_E_RISULTATI_2A_FASE;9;0)" office:value-type="time" office:time-value="PT11H00M00S" calcext:value-type="time">
            <text:p>11:00</text:p>
          </table:table-cell>
          <table:table-cell table:style-name="ce1190" table:formula="of:=VLOOKUP([.A9];INPUT_DATE_E_RISULTATI_2A_FASE;4;0)" office:value-type="string" office:string-value="Coccodrilli" calcext:value-type="string">
            <text:p>Coccodrilli</text:p>
          </table:table-cell>
          <table:table-cell table:style-name="ce1036" table:formula="of:=VLOOKUP([.A9];INPUT_DATE_E_RISULTATI_2A_FASE;6;0)" office:value-type="float" office:value="67" calcext:value-type="float">
            <text:p>67</text:p>
          </table:table-cell>
          <table:table-cell table:style-name="ce1036" table:formula="of:=VLOOKUP([.A9];INPUT_DATE_E_RISULTATI_2A_FASE;7;0)" office:value-type="float" office:value="34" calcext:value-type="float">
            <text:p>34</text:p>
          </table:table-cell>
          <table:table-cell table:style-name="ce1193" table:formula="of:=VLOOKUP([.A9];INPUT_DATE_E_RISULTATI_2A_FASE;5;0)" office:value-type="string" office:string-value="Puma" calcext:value-type="string">
            <text:p>Puma</text:p>
          </table:table-cell>
          <table:table-cell table:style-name="ce1196" table:formula="of:=VLOOKUP([.A9];INPUT_DATE_E_RISULTATI_2A_FASE;3;0)" office:value-type="string" office:string-value="1-16" calcext:value-type="string">
            <text:p>1-16</text:p>
          </table:table-cell>
          <table:table-cell table:style-name="ce1196" table:formula="of:=VLOOKUP([.A9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55" calcext:value-type="float">
            <text:p>55</text:p>
          </table:table-cell>
          <table:table-cell table:style-name="ce1186" table:formula="of:=VLOOKUP([.A10];INPUT_DATE_E_RISULTATI_2A_FASE;8;0)" office:value-type="date" office:date-value="2021-06-10" calcext:value-type="date">
            <text:p>gio 10 giu</text:p>
          </table:table-cell>
          <table:table-cell table:style-name="ce1188" table:formula="of:=VLOOKUP([.A10];INPUT_DATE_E_RISULTATI_2A_FASE;9;0)" office:value-type="time" office:time-value="PT11H00M00S" calcext:value-type="time">
            <text:p>11:00</text:p>
          </table:table-cell>
          <table:table-cell table:style-name="ce1190" table:formula="of:=VLOOKUP([.A10];INPUT_DATE_E_RISULTATI_2A_FASE;4;0)" office:value-type="string" office:string-value="Linci" calcext:value-type="string">
            <text:p>Linci</text:p>
          </table:table-cell>
          <table:table-cell table:style-name="ce1036" table:formula="of:=VLOOKUP([.A10];INPUT_DATE_E_RISULTATI_2A_FASE;6;0)" office:value-type="float" office:value="59" calcext:value-type="float">
            <text:p>59</text:p>
          </table:table-cell>
          <table:table-cell table:style-name="ce1036" table:formula="of:=VLOOKUP([.A10];INPUT_DATE_E_RISULTATI_2A_FASE;7;0)" office:value-type="float" office:value="41" calcext:value-type="float">
            <text:p>41</text:p>
          </table:table-cell>
          <table:table-cell table:style-name="ce1193" table:formula="of:=VLOOKUP([.A10];INPUT_DATE_E_RISULTATI_2A_FASE;5;0)" office:value-type="string" office:string-value="Falchi" calcext:value-type="string">
            <text:p>Falchi</text:p>
          </table:table-cell>
          <table:table-cell table:style-name="ce1196" table:formula="of:=VLOOKUP([.A10];INPUT_DATE_E_RISULTATI_2A_FASE;3;0)" office:value-type="string" office:string-value="17-32" calcext:value-type="string">
            <text:p>17-32</text:p>
          </table:table-cell>
          <table:table-cell table:style-name="ce1196" table:formula="of:=VLOOKUP([.A10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56" calcext:value-type="float">
            <text:p>56</text:p>
          </table:table-cell>
          <table:table-cell table:style-name="ce1186" table:formula="of:=VLOOKUP([.A11];INPUT_DATE_E_RISULTATI_2A_FASE;8;0)" office:value-type="date" office:date-value="2021-06-10" calcext:value-type="date">
            <text:p>gio 10 giu</text:p>
          </table:table-cell>
          <table:table-cell table:style-name="ce1188" table:formula="of:=VLOOKUP([.A11];INPUT_DATE_E_RISULTATI_2A_FASE;9;0)" office:value-type="time" office:time-value="PT11H00M00S" calcext:value-type="time">
            <text:p>11:00</text:p>
          </table:table-cell>
          <table:table-cell table:style-name="ce1190" table:formula="of:=VLOOKUP([.A11];INPUT_DATE_E_RISULTATI_2A_FASE;4;0)" office:value-type="string" office:string-value="Pitoni" calcext:value-type="string">
            <text:p>Pitoni</text:p>
          </table:table-cell>
          <table:table-cell table:style-name="ce1036" table:formula="of:=VLOOKUP([.A11];INPUT_DATE_E_RISULTATI_2A_FASE;6;0)" office:value-type="float" office:value="52" calcext:value-type="float">
            <text:p>52</text:p>
          </table:table-cell>
          <table:table-cell table:style-name="ce1036" table:formula="of:=VLOOKUP([.A11];INPUT_DATE_E_RISULTATI_2A_FASE;7;0)" office:value-type="float" office:value="30" calcext:value-type="float">
            <text:p>30</text:p>
          </table:table-cell>
          <table:table-cell table:style-name="ce1193" table:formula="of:=VLOOKUP([.A11];INPUT_DATE_E_RISULTATI_2A_FASE;5;0)" office:value-type="string" office:string-value="Serval" calcext:value-type="string">
            <text:p>Serval</text:p>
          </table:table-cell>
          <table:table-cell table:style-name="ce1196" table:formula="of:=VLOOKUP([.A11];INPUT_DATE_E_RISULTATI_2A_FASE;3;0)" office:value-type="string" office:string-value="17-32" calcext:value-type="string">
            <text:p>17-32</text:p>
          </table:table-cell>
          <table:table-cell table:style-name="ce1196" table:formula="of:=VLOOKUP([.A11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57" calcext:value-type="float">
            <text:p>57</text:p>
          </table:table-cell>
          <table:table-cell table:style-name="ce1186" table:formula="of:=VLOOKUP([.A12];INPUT_DATE_E_RISULTATI_2A_FASE;8;0)" office:value-type="date" office:date-value="2021-06-10" calcext:value-type="date">
            <text:p>gio 10 giu</text:p>
          </table:table-cell>
          <table:table-cell table:style-name="ce1188" table:formula="of:=VLOOKUP([.A12];INPUT_DATE_E_RISULTATI_2A_FASE;9;0)" office:value-type="time" office:time-value="PT15H30M00S" calcext:value-type="time">
            <text:p>15:30</text:p>
          </table:table-cell>
          <table:table-cell table:style-name="ce1191" table:formula="of:=VLOOKUP([.A12];INPUT_DATE_E_RISULTATI_2A_FASE;4;0)" office:value-type="string" office:string-value="Bisonti" calcext:value-type="string">
            <text:p>Bisonti</text:p>
          </table:table-cell>
          <table:table-cell table:style-name="ce1036" table:formula="of:=VLOOKUP([.A12];INPUT_DATE_E_RISULTATI_2A_FASE;6;0)" office:value-type="float" office:value="58" calcext:value-type="float">
            <text:p>58</text:p>
          </table:table-cell>
          <table:table-cell table:style-name="ce1036" table:formula="of:=VLOOKUP([.A12];INPUT_DATE_E_RISULTATI_2A_FASE;7;0)" office:value-type="float" office:value="39" calcext:value-type="float">
            <text:p>39</text:p>
          </table:table-cell>
          <table:table-cell table:style-name="ce1194" table:formula="of:=VLOOKUP([.A12];INPUT_DATE_E_RISULTATI_2A_FASE;5;0)" office:value-type="string" office:string-value="Gorilla" calcext:value-type="string">
            <text:p>Gorilla</text:p>
          </table:table-cell>
          <table:table-cell table:style-name="ce1040" table:formula="of:=VLOOKUP([.A12];INPUT_DATE_E_RISULTATI_2A_FASE;3;0)" office:value-type="string" office:string-value="1-16" calcext:value-type="string">
            <text:p>1-16</text:p>
          </table:table-cell>
          <table:table-cell table:style-name="ce1040" table:formula="of:=VLOOKUP([.A12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58" calcext:value-type="float">
            <text:p>58</text:p>
          </table:table-cell>
          <table:table-cell table:style-name="ce1186" table:formula="of:=VLOOKUP([.A13];INPUT_DATE_E_RISULTATI_2A_FASE;8;0)" office:value-type="date" office:date-value="2021-06-10" calcext:value-type="date">
            <text:p>gio 10 giu</text:p>
          </table:table-cell>
          <table:table-cell table:style-name="ce1188" table:formula="of:=VLOOKUP([.A13];INPUT_DATE_E_RISULTATI_2A_FASE;9;0)" office:value-type="time" office:time-value="PT15H30M00S" calcext:value-type="time">
            <text:p>15:30</text:p>
          </table:table-cell>
          <table:table-cell table:style-name="ce1190" table:formula="of:=VLOOKUP([.A13];INPUT_DATE_E_RISULTATI_2A_FASE;4;0)" office:value-type="string" office:string-value="Istrici" calcext:value-type="string">
            <text:p>Istrici</text:p>
          </table:table-cell>
          <table:table-cell table:style-name="ce1036" table:formula="of:=VLOOKUP([.A13];INPUT_DATE_E_RISULTATI_2A_FASE;6;0)" office:value-type="float" office:value="64" calcext:value-type="float">
            <text:p>64</text:p>
          </table:table-cell>
          <table:table-cell table:style-name="ce1036" table:formula="of:=VLOOKUP([.A13];INPUT_DATE_E_RISULTATI_2A_FASE;7;0)" office:value-type="float" office:value="43" calcext:value-type="float">
            <text:p>43</text:p>
          </table:table-cell>
          <table:table-cell table:style-name="ce1193" table:formula="of:=VLOOKUP([.A13];INPUT_DATE_E_RISULTATI_2A_FASE;5;0)" office:value-type="string" office:string-value="Bufali" calcext:value-type="string">
            <text:p>Bufali</text:p>
          </table:table-cell>
          <table:table-cell table:style-name="ce1196" table:formula="of:=VLOOKUP([.A13];INPUT_DATE_E_RISULTATI_2A_FASE;3;0)" office:value-type="string" office:string-value="1-16" calcext:value-type="string">
            <text:p>1-16</text:p>
          </table:table-cell>
          <table:table-cell table:style-name="ce1196" table:formula="of:=VLOOKUP([.A13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59" calcext:value-type="float">
            <text:p>59</text:p>
          </table:table-cell>
          <table:table-cell table:style-name="ce1186" table:formula="of:=VLOOKUP([.A14];INPUT_DATE_E_RISULTATI_2A_FASE;8;0)" office:value-type="date" office:date-value="2021-06-10" calcext:value-type="date">
            <text:p>gio 10 giu</text:p>
          </table:table-cell>
          <table:table-cell table:style-name="ce1188" table:formula="of:=VLOOKUP([.A14];INPUT_DATE_E_RISULTATI_2A_FASE;9;0)" office:value-type="time" office:time-value="PT15H30M00S" calcext:value-type="time">
            <text:p>15:30</text:p>
          </table:table-cell>
          <table:table-cell table:style-name="ce1190" table:formula="of:=VLOOKUP([.A14];INPUT_DATE_E_RISULTATI_2A_FASE;4;0)" office:value-type="string" office:string-value="Cervi" calcext:value-type="string">
            <text:p>Cervi</text:p>
          </table:table-cell>
          <table:table-cell table:style-name="ce1036" table:formula="of:=VLOOKUP([.A14];INPUT_DATE_E_RISULTATI_2A_FASE;6;0)" office:value-type="float" office:value="50" calcext:value-type="float">
            <text:p>50</text:p>
          </table:table-cell>
          <table:table-cell table:style-name="ce1036" table:formula="of:=VLOOKUP([.A14];INPUT_DATE_E_RISULTATI_2A_FASE;7;0)" office:value-type="float" office:value="43" calcext:value-type="float">
            <text:p>43</text:p>
          </table:table-cell>
          <table:table-cell table:style-name="ce1193" table:formula="of:=VLOOKUP([.A14];INPUT_DATE_E_RISULTATI_2A_FASE;5;0)" office:value-type="string" office:string-value="Muli" calcext:value-type="string">
            <text:p>Muli</text:p>
          </table:table-cell>
          <table:table-cell table:style-name="ce1196" table:formula="of:=VLOOKUP([.A14];INPUT_DATE_E_RISULTATI_2A_FASE;3;0)" office:value-type="string" office:string-value="17-32" calcext:value-type="string">
            <text:p>17-32</text:p>
          </table:table-cell>
          <table:table-cell table:style-name="ce1196" table:formula="of:=VLOOKUP([.A14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60" calcext:value-type="float">
            <text:p>60</text:p>
          </table:table-cell>
          <table:table-cell table:style-name="ce1186" table:formula="of:=VLOOKUP([.A15];INPUT_DATE_E_RISULTATI_2A_FASE;8;0)" office:value-type="date" office:date-value="2021-06-10" calcext:value-type="date">
            <text:p>gio 10 giu</text:p>
          </table:table-cell>
          <table:table-cell table:style-name="ce1188" table:formula="of:=VLOOKUP([.A15];INPUT_DATE_E_RISULTATI_2A_FASE;9;0)" office:value-type="time" office:time-value="PT15H30M00S" calcext:value-type="time">
            <text:p>15:30</text:p>
          </table:table-cell>
          <table:table-cell table:style-name="ce1190" table:formula="of:=VLOOKUP([.A15];INPUT_DATE_E_RISULTATI_2A_FASE;4;0)" office:value-type="string" office:string-value="Orche" calcext:value-type="string">
            <text:p>Orche</text:p>
          </table:table-cell>
          <table:table-cell table:style-name="ce1036" table:formula="of:=VLOOKUP([.A15];INPUT_DATE_E_RISULTATI_2A_FASE;6;0)" office:value-type="float" office:value="52" calcext:value-type="float">
            <text:p>52</text:p>
          </table:table-cell>
          <table:table-cell table:style-name="ce1036" table:formula="of:=VLOOKUP([.A15];INPUT_DATE_E_RISULTATI_2A_FASE;7;0)" office:value-type="float" office:value="42" calcext:value-type="float">
            <text:p>42</text:p>
          </table:table-cell>
          <table:table-cell table:style-name="ce1193" table:formula="of:=VLOOKUP([.A15];INPUT_DATE_E_RISULTATI_2A_FASE;5;0)" office:value-type="string" office:string-value="Cinghiali" calcext:value-type="string">
            <text:p>Cinghiali</text:p>
          </table:table-cell>
          <table:table-cell table:style-name="ce1196" table:formula="of:=VLOOKUP([.A15];INPUT_DATE_E_RISULTATI_2A_FASE;3;0)" office:value-type="string" office:string-value="17-32" calcext:value-type="string">
            <text:p>17-32</text:p>
          </table:table-cell>
          <table:table-cell table:style-name="ce1196" table:formula="of:=VLOOKUP([.A15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61" calcext:value-type="float">
            <text:p>61</text:p>
          </table:table-cell>
          <table:table-cell table:style-name="ce1186" table:formula="of:=VLOOKUP([.A16];INPUT_DATE_E_RISULTATI_2A_FASE;8;0)" office:value-type="date" office:date-value="2021-06-10" calcext:value-type="date">
            <text:p>gio 10 giu</text:p>
          </table:table-cell>
          <table:table-cell table:style-name="ce1188" table:formula="of:=VLOOKUP([.A16];INPUT_DATE_E_RISULTATI_2A_FASE;9;0)" office:value-type="time" office:time-value="PT17H00M00S" calcext:value-type="time">
            <text:p>17:00</text:p>
          </table:table-cell>
          <table:table-cell table:style-name="ce1190" table:formula="of:=VLOOKUP([.A16];INPUT_DATE_E_RISULTATI_2A_FASE;4;0)" office:value-type="string" office:string-value="Balene" calcext:value-type="string">
            <text:p>Balene</text:p>
          </table:table-cell>
          <table:table-cell table:style-name="ce1036" table:formula="of:=VLOOKUP([.A16];INPUT_DATE_E_RISULTATI_2A_FASE;6;0)" office:value-type="float" office:value="51" calcext:value-type="float">
            <text:p>51</text:p>
          </table:table-cell>
          <table:table-cell table:style-name="ce1036" table:formula="of:=VLOOKUP([.A16];INPUT_DATE_E_RISULTATI_2A_FASE;7;0)" office:value-type="float" office:value="47" calcext:value-type="float">
            <text:p>47</text:p>
          </table:table-cell>
          <table:table-cell table:style-name="ce1193" table:formula="of:=VLOOKUP([.A16];INPUT_DATE_E_RISULTATI_2A_FASE;5;0)" office:value-type="string" office:string-value="Tonni" calcext:value-type="string">
            <text:p>Tonni</text:p>
          </table:table-cell>
          <table:table-cell table:style-name="ce1196" table:formula="of:=VLOOKUP([.A16];INPUT_DATE_E_RISULTATI_2A_FASE;3;0)" office:value-type="string" office:string-value="1-16" calcext:value-type="string">
            <text:p>1-16</text:p>
          </table:table-cell>
          <table:table-cell table:style-name="ce1196" table:formula="of:=VLOOKUP([.A16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62" calcext:value-type="float">
            <text:p>62</text:p>
          </table:table-cell>
          <table:table-cell table:style-name="ce1186" table:formula="of:=VLOOKUP([.A17];INPUT_DATE_E_RISULTATI_2A_FASE;8;0)" office:value-type="date" office:date-value="2021-06-10" calcext:value-type="date">
            <text:p>gio 10 giu</text:p>
          </table:table-cell>
          <table:table-cell table:style-name="ce1188" table:formula="of:=VLOOKUP([.A17];INPUT_DATE_E_RISULTATI_2A_FASE;9;0)" office:value-type="time" office:time-value="PT17H00M00S" calcext:value-type="time">
            <text:p>17:00</text:p>
          </table:table-cell>
          <table:table-cell table:style-name="ce1190" table:formula="of:=VLOOKUP([.A17];INPUT_DATE_E_RISULTATI_2A_FASE;4;0)" office:value-type="string" office:string-value="Piranha" calcext:value-type="string">
            <text:p>Piranha</text:p>
          </table:table-cell>
          <table:table-cell table:style-name="ce1036" table:formula="of:=VLOOKUP([.A17];INPUT_DATE_E_RISULTATI_2A_FASE;6;0)" office:value-type="float" office:value="60" calcext:value-type="float">
            <text:p>60</text:p>
          </table:table-cell>
          <table:table-cell table:style-name="ce1036" table:formula="of:=VLOOKUP([.A17];INPUT_DATE_E_RISULTATI_2A_FASE;7;0)" office:value-type="float" office:value="30" calcext:value-type="float">
            <text:p>30</text:p>
          </table:table-cell>
          <table:table-cell table:style-name="ce1193" table:formula="of:=VLOOKUP([.A17];INPUT_DATE_E_RISULTATI_2A_FASE;5;0)" office:value-type="string" office:string-value="Gabbiani" calcext:value-type="string">
            <text:p>Gabbiani</text:p>
          </table:table-cell>
          <table:table-cell table:style-name="ce1196" table:formula="of:=VLOOKUP([.A17];INPUT_DATE_E_RISULTATI_2A_FASE;3;0)" office:value-type="string" office:string-value="1-16" calcext:value-type="string">
            <text:p>1-16</text:p>
          </table:table-cell>
          <table:table-cell table:style-name="ce1196" table:formula="of:=VLOOKUP([.A17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63" calcext:value-type="float">
            <text:p>63</text:p>
          </table:table-cell>
          <table:table-cell table:style-name="ce1186" table:formula="of:=VLOOKUP([.A18];INPUT_DATE_E_RISULTATI_2A_FASE;8;0)" office:value-type="date" office:date-value="2021-06-10" calcext:value-type="date">
            <text:p>gio 10 giu</text:p>
          </table:table-cell>
          <table:table-cell table:style-name="ce1188" table:formula="of:=VLOOKUP([.A18];INPUT_DATE_E_RISULTATI_2A_FASE;9;0)" office:value-type="time" office:time-value="PT17H00M00S" calcext:value-type="time">
            <text:p>17:00</text:p>
          </table:table-cell>
          <table:table-cell table:style-name="ce1190" table:formula="of:=VLOOKUP([.A18];INPUT_DATE_E_RISULTATI_2A_FASE;4;0)" office:value-type="string" office:string-value="Delfini" calcext:value-type="string">
            <text:p>Delfini</text:p>
          </table:table-cell>
          <table:table-cell table:style-name="ce1036" table:formula="of:=VLOOKUP([.A18];INPUT_DATE_E_RISULTATI_2A_FASE;6;0)" office:value-type="float" office:value="66" calcext:value-type="float">
            <text:p>66</text:p>
          </table:table-cell>
          <table:table-cell table:style-name="ce1036" table:formula="of:=VLOOKUP([.A18];INPUT_DATE_E_RISULTATI_2A_FASE;7;0)" office:value-type="float" office:value="39" calcext:value-type="float">
            <text:p>39</text:p>
          </table:table-cell>
          <table:table-cell table:style-name="ce1193" table:formula="of:=VLOOKUP([.A18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18];INPUT_DATE_E_RISULTATI_2A_FASE;3;0)" office:value-type="string" office:string-value="17-32" calcext:value-type="string">
            <text:p>17-32</text:p>
          </table:table-cell>
          <table:table-cell table:style-name="ce1196" table:formula="of:=VLOOKUP([.A18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64" calcext:value-type="float">
            <text:p>64</text:p>
          </table:table-cell>
          <table:table-cell table:style-name="ce1186" table:formula="of:=VLOOKUP([.A19];INPUT_DATE_E_RISULTATI_2A_FASE;8;0)" office:value-type="date" office:date-value="2021-06-10" calcext:value-type="date">
            <text:p>gio 10 giu</text:p>
          </table:table-cell>
          <table:table-cell table:style-name="ce1188" table:formula="of:=VLOOKUP([.A19];INPUT_DATE_E_RISULTATI_2A_FASE;9;0)" office:value-type="time" office:time-value="PT17H00M00S" calcext:value-type="time">
            <text:p>17:00</text:p>
          </table:table-cell>
          <table:table-cell table:style-name="ce1190" table:formula="of:=VLOOKUP([.A19];INPUT_DATE_E_RISULTATI_2A_FASE;4;0)" office:value-type="string" office:string-value="Zebre" calcext:value-type="string">
            <text:p>Zebre</text:p>
          </table:table-cell>
          <table:table-cell table:style-name="ce1036" table:formula="of:=VLOOKUP([.A19];INPUT_DATE_E_RISULTATI_2A_FASE;6;0)" office:value-type="float" office:value="62" calcext:value-type="float">
            <text:p>62</text:p>
          </table:table-cell>
          <table:table-cell table:style-name="ce1036" table:formula="of:=VLOOKUP([.A19];INPUT_DATE_E_RISULTATI_2A_FASE;7;0)" office:value-type="float" office:value="31" calcext:value-type="float">
            <text:p>31</text:p>
          </table:table-cell>
          <table:table-cell table:style-name="ce1193" table:formula="of:=VLOOKUP([.A19];INPUT_DATE_E_RISULTATI_2A_FASE;5;0)" office:value-type="string" office:string-value="Fenicotteri" calcext:value-type="string">
            <text:p>Fenicotteri</text:p>
          </table:table-cell>
          <table:table-cell table:style-name="ce1196" table:formula="of:=VLOOKUP([.A19];INPUT_DATE_E_RISULTATI_2A_FASE;3;0)" office:value-type="string" office:string-value="17-32" calcext:value-type="string">
            <text:p>17-32</text:p>
          </table:table-cell>
          <table:table-cell table:style-name="ce1196" table:formula="of:=VLOOKUP([.A19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65" calcext:value-type="float">
            <text:p>65</text:p>
          </table:table-cell>
          <table:table-cell table:style-name="ce1186" table:formula="of:=VLOOKUP([.A20];INPUT_DATE_E_RISULTATI_2A_FASE;8;0)" office:value-type="date" office:date-value="2021-06-10" calcext:value-type="date">
            <text:p>gio 10 giu</text:p>
          </table:table-cell>
          <table:table-cell table:style-name="ce1188" table:formula="of:=VLOOKUP([.A20];INPUT_DATE_E_RISULTATI_2A_FASE;9;0)" office:value-type="time" office:time-value="PT18H30M00S" calcext:value-type="time">
            <text:p>18:30</text:p>
          </table:table-cell>
          <table:table-cell table:style-name="ce1190" table:formula="of:=VLOOKUP([.A20];INPUT_DATE_E_RISULTATI_2A_FASE;4;0)" office:value-type="string" office:string-value="Iguane" calcext:value-type="string">
            <text:p>Iguane</text:p>
          </table:table-cell>
          <table:table-cell table:style-name="ce1036" table:formula="of:=VLOOKUP([.A20];INPUT_DATE_E_RISULTATI_2A_FASE;6;0)" office:value-type="float" office:value="63" calcext:value-type="float">
            <text:p>63</text:p>
          </table:table-cell>
          <table:table-cell table:style-name="ce1036" table:formula="of:=VLOOKUP([.A20];INPUT_DATE_E_RISULTATI_2A_FASE;7;0)" office:value-type="float" office:value="35" calcext:value-type="float">
            <text:p>35</text:p>
          </table:table-cell>
          <table:table-cell table:style-name="ce1193" table:formula="of:=VLOOKUP([.A20];INPUT_DATE_E_RISULTATI_2A_FASE;5;0)" office:value-type="string" office:string-value="Falchi" calcext:value-type="string">
            <text:p>Falchi</text:p>
          </table:table-cell>
          <table:table-cell table:style-name="ce1196" table:formula="of:=VLOOKUP([.A20];INPUT_DATE_E_RISULTATI_2A_FASE;3;0)" office:value-type="string" office:string-value="25-32" calcext:value-type="string">
            <text:p>25-32</text:p>
          </table:table-cell>
          <table:table-cell table:style-name="ce1196" table:formula="of:=VLOOKUP([.A20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66" calcext:value-type="float">
            <text:p>66</text:p>
          </table:table-cell>
          <table:table-cell table:style-name="ce1186" table:formula="of:=VLOOKUP([.A21];INPUT_DATE_E_RISULTATI_2A_FASE;8;0)" office:value-type="date" office:date-value="2021-06-10" calcext:value-type="date">
            <text:p>gio 10 giu</text:p>
          </table:table-cell>
          <table:table-cell table:style-name="ce1188" table:formula="of:=VLOOKUP([.A21];INPUT_DATE_E_RISULTATI_2A_FASE;9;0)" office:value-type="time" office:time-value="PT18H30M00S" calcext:value-type="time">
            <text:p>18:30</text:p>
          </table:table-cell>
          <table:table-cell table:style-name="ce1190" table:formula="of:=VLOOKUP([.A21];INPUT_DATE_E_RISULTATI_2A_FASE;4;0)" office:value-type="string" office:string-value="Ghepardi" calcext:value-type="string">
            <text:p>Ghepardi</text:p>
          </table:table-cell>
          <table:table-cell table:style-name="ce1036" table:formula="of:=VLOOKUP([.A21];INPUT_DATE_E_RISULTATI_2A_FASE;6;0)" office:value-type="float" office:value="60" calcext:value-type="float">
            <text:p>60</text:p>
          </table:table-cell>
          <table:table-cell table:style-name="ce1036" table:formula="of:=VLOOKUP([.A21];INPUT_DATE_E_RISULTATI_2A_FASE;7;0)" office:value-type="float" office:value="45" calcext:value-type="float">
            <text:p>45</text:p>
          </table:table-cell>
          <table:table-cell table:style-name="ce1193" table:formula="of:=VLOOKUP([.A21];INPUT_DATE_E_RISULTATI_2A_FASE;5;0)" office:value-type="string" office:string-value="Serval" calcext:value-type="string">
            <text:p>Serval</text:p>
          </table:table-cell>
          <table:table-cell table:style-name="ce1196" table:formula="of:=VLOOKUP([.A21];INPUT_DATE_E_RISULTATI_2A_FASE;3;0)" office:value-type="string" office:string-value="25-32" calcext:value-type="string">
            <text:p>25-32</text:p>
          </table:table-cell>
          <table:table-cell table:style-name="ce1196" table:formula="of:=VLOOKUP([.A21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67" calcext:value-type="float">
            <text:p>67</text:p>
          </table:table-cell>
          <table:table-cell table:style-name="ce1186" table:formula="of:=VLOOKUP([.A22];INPUT_DATE_E_RISULTATI_2A_FASE;8;0)" office:value-type="date" office:date-value="2021-06-10" calcext:value-type="date">
            <text:p>gio 10 giu</text:p>
          </table:table-cell>
          <table:table-cell table:style-name="ce1188" table:formula="of:=VLOOKUP([.A22];INPUT_DATE_E_RISULTATI_2A_FASE;9;0)" office:value-type="time" office:time-value="PT18H30M00S" calcext:value-type="time">
            <text:p>18:30</text:p>
          </table:table-cell>
          <table:table-cell table:style-name="ce1190" table:formula="of:=VLOOKUP([.A22];INPUT_DATE_E_RISULTATI_2A_FASE;4;0)" office:value-type="string" office:string-value="Muli" calcext:value-type="string">
            <text:p>Muli</text:p>
          </table:table-cell>
          <table:table-cell table:style-name="ce1036" table:formula="of:=VLOOKUP([.A22];INPUT_DATE_E_RISULTATI_2A_FASE;6;0)" office:value-type="float" office:value="54" calcext:value-type="float">
            <text:p>54</text:p>
          </table:table-cell>
          <table:table-cell table:style-name="ce1036" table:formula="of:=VLOOKUP([.A22];INPUT_DATE_E_RISULTATI_2A_FASE;7;0)" office:value-type="float" office:value="43" calcext:value-type="float">
            <text:p>43</text:p>
          </table:table-cell>
          <table:table-cell table:style-name="ce1193" table:formula="of:=VLOOKUP([.A22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22];INPUT_DATE_E_RISULTATI_2A_FASE;3;0)" office:value-type="string" office:string-value="25-32" calcext:value-type="string">
            <text:p>25-32</text:p>
          </table:table-cell>
          <table:table-cell table:style-name="ce1196" table:formula="of:=VLOOKUP([.A22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68" calcext:value-type="float">
            <text:p>68</text:p>
          </table:table-cell>
          <table:table-cell table:style-name="ce1186" table:formula="of:=VLOOKUP([.A23];INPUT_DATE_E_RISULTATI_2A_FASE;8;0)" office:value-type="date" office:date-value="2021-06-10" calcext:value-type="date">
            <text:p>gio 10 giu</text:p>
          </table:table-cell>
          <table:table-cell table:style-name="ce1188" table:formula="of:=VLOOKUP([.A23];INPUT_DATE_E_RISULTATI_2A_FASE;9;0)" office:value-type="time" office:time-value="PT18H30M00S" calcext:value-type="time">
            <text:p>18:30</text:p>
          </table:table-cell>
          <table:table-cell table:style-name="ce1190" table:formula="of:=VLOOKUP([.A23];INPUT_DATE_E_RISULTATI_2A_FASE;4;0)" office:value-type="string" office:string-value="Cinghiali" calcext:value-type="string">
            <text:p>Cinghiali</text:p>
          </table:table-cell>
          <table:table-cell table:style-name="ce1036" table:formula="of:=VLOOKUP([.A23];INPUT_DATE_E_RISULTATI_2A_FASE;6;0)" office:value-type="float" office:value="52" calcext:value-type="float">
            <text:p>52</text:p>
          </table:table-cell>
          <table:table-cell table:style-name="ce1036" table:formula="of:=VLOOKUP([.A23];INPUT_DATE_E_RISULTATI_2A_FASE;7;0)" office:value-type="float" office:value="49" calcext:value-type="float">
            <text:p>49</text:p>
          </table:table-cell>
          <table:table-cell table:style-name="ce1193" table:formula="of:=VLOOKUP([.A23];INPUT_DATE_E_RISULTATI_2A_FASE;5;0)" office:value-type="string" office:string-value="Fenicotteri" calcext:value-type="string">
            <text:p>Fenicotteri</text:p>
          </table:table-cell>
          <table:table-cell table:style-name="ce1196" table:formula="of:=VLOOKUP([.A23];INPUT_DATE_E_RISULTATI_2A_FASE;3;0)" office:value-type="string" office:string-value="25-32" calcext:value-type="string">
            <text:p>25-32</text:p>
          </table:table-cell>
          <table:table-cell table:style-name="ce1196" table:formula="of:=VLOOKUP([.A23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69" calcext:value-type="float">
            <text:p>69</text:p>
          </table:table-cell>
          <table:table-cell table:style-name="ce1186" table:formula="of:=VLOOKUP([.A24];INPUT_DATE_E_RISULTATI_2A_FASE;8;0)" office:value-type="date" office:date-value="2021-06-11" calcext:value-type="date">
            <text:p>ven 11 giu</text:p>
          </table:table-cell>
          <table:table-cell table:style-name="ce1188" table:formula="of:=VLOOKUP([.A24];INPUT_DATE_E_RISULTATI_2A_FASE;9;0)" office:value-type="time" office:time-value="PT09H00M00S" calcext:value-type="time">
            <text:p>09:00</text:p>
          </table:table-cell>
          <table:table-cell table:style-name="ce1190" table:formula="of:=VLOOKUP([.A24];INPUT_DATE_E_RISULTATI_2A_FASE;4;0)" office:value-type="string" office:string-value="Leoni" calcext:value-type="string">
            <text:p>Leoni</text:p>
          </table:table-cell>
          <table:table-cell table:style-name="ce1036" table:formula="of:=VLOOKUP([.A24];INPUT_DATE_E_RISULTATI_2A_FASE;6;0)" office:value-type="float" office:value="58" calcext:value-type="float">
            <text:p>58</text:p>
          </table:table-cell>
          <table:table-cell table:style-name="ce1036" table:formula="of:=VLOOKUP([.A24];INPUT_DATE_E_RISULTATI_2A_FASE;7;0)" office:value-type="float" office:value="46" calcext:value-type="float">
            <text:p>46</text:p>
          </table:table-cell>
          <table:table-cell table:style-name="ce1193" table:formula="of:=VLOOKUP([.A24];INPUT_DATE_E_RISULTATI_2A_FASE;5;0)" office:value-type="string" office:string-value="Giaguari" calcext:value-type="string">
            <text:p>Giaguari</text:p>
          </table:table-cell>
          <table:table-cell table:style-name="ce1196" table:formula="of:=VLOOKUP([.A24];INPUT_DATE_E_RISULTATI_2A_FASE;3;0)" office:value-type="string" office:string-value="1-8" calcext:value-type="string">
            <text:p>1-8</text:p>
          </table:table-cell>
          <table:table-cell table:style-name="ce1196" table:formula="of:=VLOOKUP([.A24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70" calcext:value-type="float">
            <text:p>70</text:p>
          </table:table-cell>
          <table:table-cell table:style-name="ce1186" table:formula="of:=VLOOKUP([.A25];INPUT_DATE_E_RISULTATI_2A_FASE;8;0)" office:value-type="date" office:date-value="2021-06-11" calcext:value-type="date">
            <text:p>ven 11 giu</text:p>
          </table:table-cell>
          <table:table-cell table:style-name="ce1188" table:formula="of:=VLOOKUP([.A25];INPUT_DATE_E_RISULTATI_2A_FASE;9;0)" office:value-type="time" office:time-value="PT09H00M00S" calcext:value-type="time">
            <text:p>09:00</text:p>
          </table:table-cell>
          <table:table-cell table:style-name="ce1190" table:formula="of:=VLOOKUP([.A25];INPUT_DATE_E_RISULTATI_2A_FASE;4;0)" office:value-type="string" office:string-value="Bisonti" calcext:value-type="string">
            <text:p>Bisonti</text:p>
          </table:table-cell>
          <table:table-cell table:style-name="ce1036" table:formula="of:=VLOOKUP([.A25];INPUT_DATE_E_RISULTATI_2A_FASE;6;0)" office:value-type="float" office:value="60" calcext:value-type="float">
            <text:p>60</text:p>
          </table:table-cell>
          <table:table-cell table:style-name="ce1036" table:formula="of:=VLOOKUP([.A25];INPUT_DATE_E_RISULTATI_2A_FASE;7;0)" office:value-type="float" office:value="31" calcext:value-type="float">
            <text:p>31</text:p>
          </table:table-cell>
          <table:table-cell table:style-name="ce1193" table:formula="of:=VLOOKUP([.A25];INPUT_DATE_E_RISULTATI_2A_FASE;5;0)" office:value-type="string" office:string-value="Balene" calcext:value-type="string">
            <text:p>Balene</text:p>
          </table:table-cell>
          <table:table-cell table:style-name="ce1196" table:formula="of:=VLOOKUP([.A25];INPUT_DATE_E_RISULTATI_2A_FASE;3;0)" office:value-type="string" office:string-value="1-8" calcext:value-type="string">
            <text:p>1-8</text:p>
          </table:table-cell>
          <table:table-cell table:style-name="ce1196" table:formula="of:=VLOOKUP([.A25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71" calcext:value-type="float">
            <text:p>71</text:p>
          </table:table-cell>
          <table:table-cell table:style-name="ce1186" table:formula="of:=VLOOKUP([.A26];INPUT_DATE_E_RISULTATI_2A_FASE;8;0)" office:value-type="date" office:date-value="2021-06-11" calcext:value-type="date">
            <text:p>ven 11 giu</text:p>
          </table:table-cell>
          <table:table-cell table:style-name="ce1188" table:formula="of:=VLOOKUP([.A26];INPUT_DATE_E_RISULTATI_2A_FASE;9;0)" office:value-type="time" office:time-value="PT09H00M00S" calcext:value-type="time">
            <text:p>09:00</text:p>
          </table:table-cell>
          <table:table-cell table:style-name="ce1190" table:formula="of:=VLOOKUP([.A26];INPUT_DATE_E_RISULTATI_2A_FASE;4;0)" office:value-type="string" office:string-value="Tigri" calcext:value-type="string">
            <text:p>Tigri</text:p>
          </table:table-cell>
          <table:table-cell table:style-name="ce1036" table:formula="of:=VLOOKUP([.A26];INPUT_DATE_E_RISULTATI_2A_FASE;6;0)" office:value-type="float" office:value="63" calcext:value-type="float">
            <text:p>63</text:p>
          </table:table-cell>
          <table:table-cell table:style-name="ce1036" table:formula="of:=VLOOKUP([.A26];INPUT_DATE_E_RISULTATI_2A_FASE;7;0)" office:value-type="float" office:value="42" calcext:value-type="float">
            <text:p>42</text:p>
          </table:table-cell>
          <table:table-cell table:style-name="ce1193" table:formula="of:=VLOOKUP([.A26];INPUT_DATE_E_RISULTATI_2A_FASE;5;0)" office:value-type="string" office:string-value="Linci" calcext:value-type="string">
            <text:p>Linci</text:p>
          </table:table-cell>
          <table:table-cell table:style-name="ce1196" table:formula="of:=VLOOKUP([.A26];INPUT_DATE_E_RISULTATI_2A_FASE;3;0)" office:value-type="string" office:string-value="17-24" calcext:value-type="string">
            <text:p>17-24</text:p>
          </table:table-cell>
          <table:table-cell table:style-name="ce1196" table:formula="of:=VLOOKUP([.A26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72" calcext:value-type="float">
            <text:p>72</text:p>
          </table:table-cell>
          <table:table-cell table:style-name="ce1186" table:formula="of:=VLOOKUP([.A27];INPUT_DATE_E_RISULTATI_2A_FASE;8;0)" office:value-type="date" office:date-value="2021-06-11" calcext:value-type="date">
            <text:p>ven 11 giu</text:p>
          </table:table-cell>
          <table:table-cell table:style-name="ce1188" table:formula="of:=VLOOKUP([.A27];INPUT_DATE_E_RISULTATI_2A_FASE;9;0)" office:value-type="time" office:time-value="PT09H00M00S" calcext:value-type="time">
            <text:p>09:00</text:p>
          </table:table-cell>
          <table:table-cell table:style-name="ce1190" table:formula="of:=VLOOKUP([.A27];INPUT_DATE_E_RISULTATI_2A_FASE;4;0)" office:value-type="string" office:string-value="Cervi" calcext:value-type="string">
            <text:p>Cervi</text:p>
          </table:table-cell>
          <table:table-cell table:style-name="ce1036" table:formula="of:=VLOOKUP([.A27];INPUT_DATE_E_RISULTATI_2A_FASE;6;0)" office:value-type="float" office:value="68" calcext:value-type="float">
            <text:p>68</text:p>
          </table:table-cell>
          <table:table-cell table:style-name="ce1036" table:formula="of:=VLOOKUP([.A27];INPUT_DATE_E_RISULTATI_2A_FASE;7;0)" office:value-type="float" office:value="46" calcext:value-type="float">
            <text:p>46</text:p>
          </table:table-cell>
          <table:table-cell table:style-name="ce1193" table:formula="of:=VLOOKUP([.A27];INPUT_DATE_E_RISULTATI_2A_FASE;5;0)" office:value-type="string" office:string-value="Delfini" calcext:value-type="string">
            <text:p>Delfini</text:p>
          </table:table-cell>
          <table:table-cell table:style-name="ce1196" table:formula="of:=VLOOKUP([.A27];INPUT_DATE_E_RISULTATI_2A_FASE;3;0)" office:value-type="string" office:string-value="17-24" calcext:value-type="string">
            <text:p>17-24</text:p>
          </table:table-cell>
          <table:table-cell table:style-name="ce1196" table:formula="of:=VLOOKUP([.A27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73" calcext:value-type="float">
            <text:p>73</text:p>
          </table:table-cell>
          <table:table-cell table:style-name="ce1186" table:formula="of:=VLOOKUP([.A28];INPUT_DATE_E_RISULTATI_2A_FASE;8;0)" office:value-type="date" office:date-value="2021-06-11" calcext:value-type="date">
            <text:p>ven 11 giu</text:p>
          </table:table-cell>
          <table:table-cell table:style-name="ce1188" table:formula="of:=VLOOKUP([.A28];INPUT_DATE_E_RISULTATI_2A_FASE;9;0)" office:value-type="time" office:time-value="PT11H00M00S" calcext:value-type="time">
            <text:p>11:00</text:p>
          </table:table-cell>
          <table:table-cell table:style-name="ce1190" table:formula="of:=VLOOKUP([.A28];INPUT_DATE_E_RISULTATI_2A_FASE;4;0)" office:value-type="string" office:string-value="Pantere" calcext:value-type="string">
            <text:p>Pantere</text:p>
          </table:table-cell>
          <table:table-cell table:style-name="ce1036" table:formula="of:=VLOOKUP([.A28];INPUT_DATE_E_RISULTATI_2A_FASE;6;0)" office:value-type="float" office:value="56" calcext:value-type="float">
            <text:p>56</text:p>
          </table:table-cell>
          <table:table-cell table:style-name="ce1036" table:formula="of:=VLOOKUP([.A28];INPUT_DATE_E_RISULTATI_2A_FASE;7;0)" office:value-type="float" office:value="34" calcext:value-type="float">
            <text:p>34</text:p>
          </table:table-cell>
          <table:table-cell table:style-name="ce1193" table:formula="of:=VLOOKUP([.A28];INPUT_DATE_E_RISULTATI_2A_FASE;5;0)" office:value-type="string" office:string-value="Coccodrilli" calcext:value-type="string">
            <text:p>Coccodrilli</text:p>
          </table:table-cell>
          <table:table-cell table:style-name="ce1196" table:formula="of:=VLOOKUP([.A28];INPUT_DATE_E_RISULTATI_2A_FASE;3;0)" office:value-type="string" office:string-value="1-8" calcext:value-type="string">
            <text:p>1-8</text:p>
          </table:table-cell>
          <table:table-cell table:style-name="ce1196" table:formula="of:=VLOOKUP([.A28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74" calcext:value-type="float">
            <text:p>74</text:p>
          </table:table-cell>
          <table:table-cell table:style-name="ce1186" table:formula="of:=VLOOKUP([.A29];INPUT_DATE_E_RISULTATI_2A_FASE;8;0)" office:value-type="date" office:date-value="2021-06-11" calcext:value-type="date">
            <text:p>ven 11 giu</text:p>
          </table:table-cell>
          <table:table-cell table:style-name="ce1188" table:formula="of:=VLOOKUP([.A29];INPUT_DATE_E_RISULTATI_2A_FASE;9;0)" office:value-type="time" office:time-value="PT11H00M00S" calcext:value-type="time">
            <text:p>11:00</text:p>
          </table:table-cell>
          <table:table-cell table:style-name="ce1190" table:formula="of:=VLOOKUP([.A29];INPUT_DATE_E_RISULTATI_2A_FASE;4;0)" office:value-type="string" office:string-value="Istrici" calcext:value-type="string">
            <text:p>Istrici</text:p>
          </table:table-cell>
          <table:table-cell table:style-name="ce1036" table:formula="of:=VLOOKUP([.A29];INPUT_DATE_E_RISULTATI_2A_FASE;6;0)" office:value-type="float" office:value="52" calcext:value-type="float">
            <text:p>52</text:p>
          </table:table-cell>
          <table:table-cell table:style-name="ce1036" table:formula="of:=VLOOKUP([.A29];INPUT_DATE_E_RISULTATI_2A_FASE;7;0)" office:value-type="float" office:value="36" calcext:value-type="float">
            <text:p>36</text:p>
          </table:table-cell>
          <table:table-cell table:style-name="ce1193" table:formula="of:=VLOOKUP([.A29];INPUT_DATE_E_RISULTATI_2A_FASE;5;0)" office:value-type="string" office:string-value="Piranha" calcext:value-type="string">
            <text:p>Piranha</text:p>
          </table:table-cell>
          <table:table-cell table:style-name="ce1196" table:formula="of:=VLOOKUP([.A29];INPUT_DATE_E_RISULTATI_2A_FASE;3;0)" office:value-type="string" office:string-value="1-8" calcext:value-type="string">
            <text:p>1-8</text:p>
          </table:table-cell>
          <table:table-cell table:style-name="ce1196" table:formula="of:=VLOOKUP([.A29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75" calcext:value-type="float">
            <text:p>75</text:p>
          </table:table-cell>
          <table:table-cell table:style-name="ce1186" table:formula="of:=VLOOKUP([.A30];INPUT_DATE_E_RISULTATI_2A_FASE;8;0)" office:value-type="date" office:date-value="2021-06-11" calcext:value-type="date">
            <text:p>ven 11 giu</text:p>
          </table:table-cell>
          <table:table-cell table:style-name="ce1188" table:formula="of:=VLOOKUP([.A30];INPUT_DATE_E_RISULTATI_2A_FASE;9;0)" office:value-type="time" office:time-value="PT11H00M00S" calcext:value-type="time">
            <text:p>11:00</text:p>
          </table:table-cell>
          <table:table-cell table:style-name="ce1190" table:formula="of:=VLOOKUP([.A30];INPUT_DATE_E_RISULTATI_2A_FASE;4;0)" office:value-type="string" office:string-value="Ippopotami" calcext:value-type="string">
            <text:p>Ippopotami</text:p>
          </table:table-cell>
          <table:table-cell table:style-name="ce1036" table:formula="of:=VLOOKUP([.A30];INPUT_DATE_E_RISULTATI_2A_FASE;6;0)" office:value-type="float" office:value="68" calcext:value-type="float">
            <text:p>68</text:p>
          </table:table-cell>
          <table:table-cell table:style-name="ce1036" table:formula="of:=VLOOKUP([.A30];INPUT_DATE_E_RISULTATI_2A_FASE;7;0)" office:value-type="float" office:value="45" calcext:value-type="float">
            <text:p>45</text:p>
          </table:table-cell>
          <table:table-cell table:style-name="ce1193" table:formula="of:=VLOOKUP([.A30];INPUT_DATE_E_RISULTATI_2A_FASE;5;0)" office:value-type="string" office:string-value="Pitoni" calcext:value-type="string">
            <text:p>Pitoni</text:p>
          </table:table-cell>
          <table:table-cell table:style-name="ce1196" table:formula="of:=VLOOKUP([.A30];INPUT_DATE_E_RISULTATI_2A_FASE;3;0)" office:value-type="string" office:string-value="17-24" calcext:value-type="string">
            <text:p>17-24</text:p>
          </table:table-cell>
          <table:table-cell table:style-name="ce1196" table:formula="of:=VLOOKUP([.A30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76" calcext:value-type="float">
            <text:p>76</text:p>
          </table:table-cell>
          <table:table-cell table:style-name="ce1186" table:formula="of:=VLOOKUP([.A31];INPUT_DATE_E_RISULTATI_2A_FASE;8;0)" office:value-type="date" office:date-value="2021-06-11" calcext:value-type="date">
            <text:p>ven 11 giu</text:p>
          </table:table-cell>
          <table:table-cell table:style-name="ce1188" table:formula="of:=VLOOKUP([.A31];INPUT_DATE_E_RISULTATI_2A_FASE;9;0)" office:value-type="time" office:time-value="PT11H00M00S" calcext:value-type="time">
            <text:p>11:00</text:p>
          </table:table-cell>
          <table:table-cell table:style-name="ce1190" table:formula="of:=VLOOKUP([.A31];INPUT_DATE_E_RISULTATI_2A_FASE;4;0)" office:value-type="string" office:string-value="Orche" calcext:value-type="string">
            <text:p>Orche</text:p>
          </table:table-cell>
          <table:table-cell table:style-name="ce1036" table:formula="of:=VLOOKUP([.A31];INPUT_DATE_E_RISULTATI_2A_FASE;6;0)" office:value-type="float" office:value="64" calcext:value-type="float">
            <text:p>64</text:p>
          </table:table-cell>
          <table:table-cell table:style-name="ce1036" table:formula="of:=VLOOKUP([.A31];INPUT_DATE_E_RISULTATI_2A_FASE;7;0)" office:value-type="float" office:value="32" calcext:value-type="float">
            <text:p>32</text:p>
          </table:table-cell>
          <table:table-cell table:style-name="ce1193" table:formula="of:=VLOOKUP([.A31];INPUT_DATE_E_RISULTATI_2A_FASE;5;0)" office:value-type="string" office:string-value="Zebre" calcext:value-type="string">
            <text:p>Zebre</text:p>
          </table:table-cell>
          <table:table-cell table:style-name="ce1196" table:formula="of:=VLOOKUP([.A31];INPUT_DATE_E_RISULTATI_2A_FASE;3;0)" office:value-type="string" office:string-value="17-24" calcext:value-type="string">
            <text:p>17-24</text:p>
          </table:table-cell>
          <table:table-cell table:style-name="ce1196" table:formula="of:=VLOOKUP([.A31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77" calcext:value-type="float">
            <text:p>77</text:p>
          </table:table-cell>
          <table:table-cell table:style-name="ce1186" table:formula="of:=VLOOKUP([.A32];INPUT_DATE_E_RISULTATI_2A_FASE;8;0)" office:value-type="date" office:date-value="2021-06-11" calcext:value-type="date">
            <text:p>ven 11 giu</text:p>
          </table:table-cell>
          <table:table-cell table:style-name="ce1188" table:formula="of:=VLOOKUP([.A32];INPUT_DATE_E_RISULTATI_2A_FASE;9;0)" office:value-type="time" office:time-value="PT15H30M00S" calcext:value-type="time">
            <text:p>15:30</text:p>
          </table:table-cell>
          <table:table-cell table:style-name="ce1190" table:formula="of:=VLOOKUP([.A32];INPUT_DATE_E_RISULTATI_2A_FASE;4;0)" office:value-type="string" office:string-value="Elefanti" calcext:value-type="string">
            <text:p>Elefanti</text:p>
          </table:table-cell>
          <table:table-cell table:style-name="ce1036" table:formula="of:=VLOOKUP([.A32];INPUT_DATE_E_RISULTATI_2A_FASE;6;0)" office:value-type="float" office:value="56" calcext:value-type="float">
            <text:p>56</text:p>
          </table:table-cell>
          <table:table-cell table:style-name="ce1036" table:formula="of:=VLOOKUP([.A32];INPUT_DATE_E_RISULTATI_2A_FASE;7;0)" office:value-type="float" office:value="36" calcext:value-type="float">
            <text:p>36</text:p>
          </table:table-cell>
          <table:table-cell table:style-name="ce1193" table:formula="of:=VLOOKUP([.A32];INPUT_DATE_E_RISULTATI_2A_FASE;5;0)" office:value-type="string" office:string-value="Aquile" calcext:value-type="string">
            <text:p>Aquile</text:p>
          </table:table-cell>
          <table:table-cell table:style-name="ce1196" table:formula="of:=VLOOKUP([.A32];INPUT_DATE_E_RISULTATI_2A_FASE;3;0)" office:value-type="string" office:string-value="9-16" calcext:value-type="string">
            <text:p>9-16</text:p>
          </table:table-cell>
          <table:table-cell table:style-name="ce1196" table:formula="of:=VLOOKUP([.A32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78" calcext:value-type="float">
            <text:p>78</text:p>
          </table:table-cell>
          <table:table-cell table:style-name="ce1186" table:formula="of:=VLOOKUP([.A33];INPUT_DATE_E_RISULTATI_2A_FASE;8;0)" office:value-type="date" office:date-value="2021-06-11" calcext:value-type="date">
            <text:p>ven 11 giu</text:p>
          </table:table-cell>
          <table:table-cell table:style-name="ce1188" table:formula="of:=VLOOKUP([.A33];INPUT_DATE_E_RISULTATI_2A_FASE;9;0)" office:value-type="time" office:time-value="PT15H30M00S" calcext:value-type="time">
            <text:p>15:30</text:p>
          </table:table-cell>
          <table:table-cell table:style-name="ce1190" table:formula="of:=VLOOKUP([.A33];INPUT_DATE_E_RISULTATI_2A_FASE;4;0)" office:value-type="string" office:string-value="Gorilla" calcext:value-type="string">
            <text:p>Gorilla</text:p>
          </table:table-cell>
          <table:table-cell table:style-name="ce1036" table:formula="of:=VLOOKUP([.A33];INPUT_DATE_E_RISULTATI_2A_FASE;6;0)" office:value-type="float" office:value="64" calcext:value-type="float">
            <text:p>64</text:p>
          </table:table-cell>
          <table:table-cell table:style-name="ce1036" table:formula="of:=VLOOKUP([.A33];INPUT_DATE_E_RISULTATI_2A_FASE;7;0)" office:value-type="float" office:value="40" calcext:value-type="float">
            <text:p>40</text:p>
          </table:table-cell>
          <table:table-cell table:style-name="ce1193" table:formula="of:=VLOOKUP([.A33];INPUT_DATE_E_RISULTATI_2A_FASE;5;0)" office:value-type="string" office:string-value="Tonni" calcext:value-type="string">
            <text:p>Tonni</text:p>
          </table:table-cell>
          <table:table-cell table:style-name="ce1196" table:formula="of:=VLOOKUP([.A33];INPUT_DATE_E_RISULTATI_2A_FASE;3;0)" office:value-type="string" office:string-value="9-16" calcext:value-type="string">
            <text:p>9-16</text:p>
          </table:table-cell>
          <table:table-cell table:style-name="ce1196" table:formula="of:=VLOOKUP([.A33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79" calcext:value-type="float">
            <text:p>79</text:p>
          </table:table-cell>
          <table:table-cell table:style-name="ce1186" table:formula="of:=VLOOKUP([.A34];INPUT_DATE_E_RISULTATI_2A_FASE;8;0)" office:value-type="date" office:date-value="2021-06-11" calcext:value-type="date">
            <text:p>ven 11 giu</text:p>
          </table:table-cell>
          <table:table-cell table:style-name="ce1188" table:formula="of:=VLOOKUP([.A34];INPUT_DATE_E_RISULTATI_2A_FASE;9;0)" office:value-type="time" office:time-value="PT15H30M00S" calcext:value-type="time">
            <text:p>15:30</text:p>
          </table:table-cell>
          <table:table-cell table:style-name="ce1190" table:formula="of:=VLOOKUP([.A34];INPUT_DATE_E_RISULTATI_2A_FASE;4;0)" office:value-type="string" office:string-value="Giraffe" calcext:value-type="string">
            <text:p>Giraffe</text:p>
          </table:table-cell>
          <table:table-cell table:style-name="ce1036" table:formula="of:=VLOOKUP([.A34];INPUT_DATE_E_RISULTATI_2A_FASE;6;0)" office:value-type="float" office:value="63" calcext:value-type="float">
            <text:p>63</text:p>
          </table:table-cell>
          <table:table-cell table:style-name="ce1036" table:formula="of:=VLOOKUP([.A34];INPUT_DATE_E_RISULTATI_2A_FASE;7;0)" office:value-type="float" office:value="42" calcext:value-type="float">
            <text:p>42</text:p>
          </table:table-cell>
          <table:table-cell table:style-name="ce1193" table:formula="of:=VLOOKUP([.A34];INPUT_DATE_E_RISULTATI_2A_FASE;5;0)" office:value-type="string" office:string-value="Puma" calcext:value-type="string">
            <text:p>Puma</text:p>
          </table:table-cell>
          <table:table-cell table:style-name="ce1196" table:formula="of:=VLOOKUP([.A34];INPUT_DATE_E_RISULTATI_2A_FASE;3;0)" office:value-type="string" office:string-value="9-16" calcext:value-type="string">
            <text:p>9-16</text:p>
          </table:table-cell>
          <table:table-cell table:style-name="ce1196" table:formula="of:=VLOOKUP([.A34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80" calcext:value-type="float">
            <text:p>80</text:p>
          </table:table-cell>
          <table:table-cell table:style-name="ce1186" table:formula="of:=VLOOKUP([.A35];INPUT_DATE_E_RISULTATI_2A_FASE;8;0)" office:value-type="date" office:date-value="2021-06-11" calcext:value-type="date">
            <text:p>ven 11 giu</text:p>
          </table:table-cell>
          <table:table-cell table:style-name="ce1188" table:formula="of:=VLOOKUP([.A35];INPUT_DATE_E_RISULTATI_2A_FASE;9;0)" office:value-type="time" office:time-value="PT15H30M00S" calcext:value-type="time">
            <text:p>15:30</text:p>
          </table:table-cell>
          <table:table-cell table:style-name="ce1190" table:formula="of:=VLOOKUP([.A35];INPUT_DATE_E_RISULTATI_2A_FASE;4;0)" office:value-type="string" office:string-value="Bufali" calcext:value-type="string">
            <text:p>Bufali</text:p>
          </table:table-cell>
          <table:table-cell table:style-name="ce1036" table:formula="of:=VLOOKUP([.A35];INPUT_DATE_E_RISULTATI_2A_FASE;6;0)" office:value-type="float" office:value="65" calcext:value-type="float">
            <text:p>65</text:p>
          </table:table-cell>
          <table:table-cell table:style-name="ce1036" table:formula="of:=VLOOKUP([.A35];INPUT_DATE_E_RISULTATI_2A_FASE;7;0)" office:value-type="float" office:value="49" calcext:value-type="float">
            <text:p>49</text:p>
          </table:table-cell>
          <table:table-cell table:style-name="ce1193" table:formula="of:=VLOOKUP([.A35];INPUT_DATE_E_RISULTATI_2A_FASE;5;0)" office:value-type="string" office:string-value="Gabbiani" calcext:value-type="string">
            <text:p>Gabbiani</text:p>
          </table:table-cell>
          <table:table-cell table:style-name="ce1196" table:formula="of:=VLOOKUP([.A35];INPUT_DATE_E_RISULTATI_2A_FASE;3;0)" office:value-type="string" office:string-value="9-16" calcext:value-type="string">
            <text:p>9-16</text:p>
          </table:table-cell>
          <table:table-cell table:style-name="ce1196" table:formula="of:=VLOOKUP([.A35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81" calcext:value-type="float">
            <text:p>81</text:p>
          </table:table-cell>
          <table:table-cell table:style-name="ce1186" table:formula="of:=VLOOKUP([.A36];INPUT_DATE_E_RISULTATI_2A_FASE;8;0)" office:value-type="date" office:date-value="2021-06-11" calcext:value-type="date">
            <text:p>ven 11 giu</text:p>
          </table:table-cell>
          <table:table-cell table:style-name="ce1188" table:formula="of:=VLOOKUP([.A36];INPUT_DATE_E_RISULTATI_2A_FASE;9;0)" office:value-type="time" office:time-value="PT17H00M00S" calcext:value-type="time">
            <text:p>17:00</text:p>
          </table:table-cell>
          <table:table-cell table:style-name="ce1190" table:formula="of:=VLOOKUP([.A36];INPUT_DATE_E_RISULTATI_2A_FASE;4;0)" office:value-type="string" office:string-value="Iguane" calcext:value-type="string">
            <text:p>Iguane</text:p>
          </table:table-cell>
          <table:table-cell table:style-name="ce1036" table:formula="of:=VLOOKUP([.A36];INPUT_DATE_E_RISULTATI_2A_FASE;6;0)" office:value-type="float" office:value="55" calcext:value-type="float">
            <text:p>55</text:p>
          </table:table-cell>
          <table:table-cell table:style-name="ce1036" table:formula="of:=VLOOKUP([.A36];INPUT_DATE_E_RISULTATI_2A_FASE;7;0)" office:value-type="float" office:value="41" calcext:value-type="float">
            <text:p>41</text:p>
          </table:table-cell>
          <table:table-cell table:style-name="ce1193" table:formula="of:=VLOOKUP([.A36];INPUT_DATE_E_RISULTATI_2A_FASE;5;0)" office:value-type="string" office:string-value="Muli" calcext:value-type="string">
            <text:p>Muli</text:p>
          </table:table-cell>
          <table:table-cell table:style-name="ce1196" table:formula="of:=VLOOKUP([.A36];INPUT_DATE_E_RISULTATI_2A_FASE;3;0)" office:value-type="string" office:string-value="25-28" calcext:value-type="string">
            <text:p>25-28</text:p>
          </table:table-cell>
          <table:table-cell table:style-name="ce1196" table:formula="of:=VLOOKUP([.A36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82" calcext:value-type="float">
            <text:p>82</text:p>
          </table:table-cell>
          <table:table-cell table:style-name="ce1186" table:formula="of:=VLOOKUP([.A37];INPUT_DATE_E_RISULTATI_2A_FASE;8;0)" office:value-type="date" office:date-value="2021-06-11" calcext:value-type="date">
            <text:p>ven 11 giu</text:p>
          </table:table-cell>
          <table:table-cell table:style-name="ce1188" table:formula="of:=VLOOKUP([.A37];INPUT_DATE_E_RISULTATI_2A_FASE;9;0)" office:value-type="time" office:time-value="PT17H00M00S" calcext:value-type="time">
            <text:p>17:00</text:p>
          </table:table-cell>
          <table:table-cell table:style-name="ce1190" table:formula="of:=VLOOKUP([.A37];INPUT_DATE_E_RISULTATI_2A_FASE;4;0)" office:value-type="string" office:string-value="Delfini" calcext:value-type="string">
            <text:p>Delfini</text:p>
          </table:table-cell>
          <table:table-cell table:style-name="ce1036" table:formula="of:=VLOOKUP([.A37];INPUT_DATE_E_RISULTATI_2A_FASE;6;0)" office:value-type="float" office:value="63" calcext:value-type="float">
            <text:p>63</text:p>
          </table:table-cell>
          <table:table-cell table:style-name="ce1036" table:formula="of:=VLOOKUP([.A37];INPUT_DATE_E_RISULTATI_2A_FASE;7;0)" office:value-type="float" office:value="37" calcext:value-type="float">
            <text:p>37</text:p>
          </table:table-cell>
          <table:table-cell table:style-name="ce1193" table:formula="of:=VLOOKUP([.A37];INPUT_DATE_E_RISULTATI_2A_FASE;5;0)" office:value-type="string" office:string-value="Ghepardi" calcext:value-type="string">
            <text:p>Ghepardi</text:p>
          </table:table-cell>
          <table:table-cell table:style-name="ce1196" table:formula="of:=VLOOKUP([.A37];INPUT_DATE_E_RISULTATI_2A_FASE;3;0)" office:value-type="string" office:string-value="25-28" calcext:value-type="string">
            <text:p>25-28</text:p>
          </table:table-cell>
          <table:table-cell table:style-name="ce1196" table:formula="of:=VLOOKUP([.A37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83" calcext:value-type="float">
            <text:p>83</text:p>
          </table:table-cell>
          <table:table-cell table:style-name="ce1186" table:formula="of:=VLOOKUP([.A38];INPUT_DATE_E_RISULTATI_2A_FASE;8;0)" office:value-type="date" office:date-value="2021-06-11" calcext:value-type="date">
            <text:p>ven 11 giu</text:p>
          </table:table-cell>
          <table:table-cell table:style-name="ce1188" table:formula="of:=VLOOKUP([.A38];INPUT_DATE_E_RISULTATI_2A_FASE;9;0)" office:value-type="time" office:time-value="PT17H00M00S" calcext:value-type="time">
            <text:p>17:00</text:p>
          </table:table-cell>
          <table:table-cell table:style-name="ce1190" table:formula="of:=VLOOKUP([.A38];INPUT_DATE_E_RISULTATI_2A_FASE;4;0)" office:value-type="string" office:string-value="Falchi" calcext:value-type="string">
            <text:p>Falchi</text:p>
          </table:table-cell>
          <table:table-cell table:style-name="ce1036" table:formula="of:=VLOOKUP([.A38];INPUT_DATE_E_RISULTATI_2A_FASE;6;0)" office:value-type="float" office:value="52" calcext:value-type="float">
            <text:p>52</text:p>
          </table:table-cell>
          <table:table-cell table:style-name="ce1036" table:formula="of:=VLOOKUP([.A38];INPUT_DATE_E_RISULTATI_2A_FASE;7;0)" office:value-type="float" office:value="40" calcext:value-type="float">
            <text:p>40</text:p>
          </table:table-cell>
          <table:table-cell table:style-name="ce1193" table:formula="of:=VLOOKUP([.A38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38];INPUT_DATE_E_RISULTATI_2A_FASE;3;0)" office:value-type="string" office:string-value="29-32" calcext:value-type="string">
            <text:p>29-32</text:p>
          </table:table-cell>
          <table:table-cell table:style-name="ce1196" table:formula="of:=VLOOKUP([.A38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84" calcext:value-type="float">
            <text:p>84</text:p>
          </table:table-cell>
          <table:table-cell table:style-name="ce1186" table:formula="of:=VLOOKUP([.A39];INPUT_DATE_E_RISULTATI_2A_FASE;8;0)" office:value-type="date" office:date-value="2021-06-11" calcext:value-type="date">
            <text:p>ven 11 giu</text:p>
          </table:table-cell>
          <table:table-cell table:style-name="ce1188" table:formula="of:=VLOOKUP([.A39];INPUT_DATE_E_RISULTATI_2A_FASE;9;0)" office:value-type="time" office:time-value="PT17H00M00S" calcext:value-type="time">
            <text:p>17:00</text:p>
          </table:table-cell>
          <table:table-cell table:style-name="ce1190" table:formula="of:=VLOOKUP([.A39];INPUT_DATE_E_RISULTATI_2A_FASE;4;0)" office:value-type="string" office:string-value="Scorpioni" calcext:value-type="string">
            <text:p>Scorpioni</text:p>
          </table:table-cell>
          <table:table-cell table:style-name="ce1036" table:formula="of:=VLOOKUP([.A39];INPUT_DATE_E_RISULTATI_2A_FASE;6;0)" office:value-type="float" office:value="52" calcext:value-type="float">
            <text:p>52</text:p>
          </table:table-cell>
          <table:table-cell table:style-name="ce1036" table:formula="of:=VLOOKUP([.A39];INPUT_DATE_E_RISULTATI_2A_FASE;7;0)" office:value-type="float" office:value="36" calcext:value-type="float">
            <text:p>36</text:p>
          </table:table-cell>
          <table:table-cell table:style-name="ce1193" table:formula="of:=VLOOKUP([.A39];INPUT_DATE_E_RISULTATI_2A_FASE;5;0)" office:value-type="string" office:string-value="Serval" calcext:value-type="string">
            <text:p>Serval</text:p>
          </table:table-cell>
          <table:table-cell table:style-name="ce1196" table:formula="of:=VLOOKUP([.A39];INPUT_DATE_E_RISULTATI_2A_FASE;3;0)" office:value-type="string" office:string-value="29-32" calcext:value-type="string">
            <text:p>29-32</text:p>
          </table:table-cell>
          <table:table-cell table:style-name="ce1196" table:formula="of:=VLOOKUP([.A39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85" calcext:value-type="float">
            <text:p>85</text:p>
          </table:table-cell>
          <table:table-cell table:style-name="ce1186" table:formula="of:=VLOOKUP([.A40];INPUT_DATE_E_RISULTATI_2A_FASE;8;0)" office:value-type="date" office:date-value="2021-06-11" calcext:value-type="date">
            <text:p>ven 11 giu</text:p>
          </table:table-cell>
          <table:table-cell table:style-name="ce1188" table:formula="of:=VLOOKUP([.A40];INPUT_DATE_E_RISULTATI_2A_FASE;9;0)" office:value-type="time" office:time-value="PT18H30M00S" calcext:value-type="time">
            <text:p>18:30</text:p>
          </table:table-cell>
          <table:table-cell table:style-name="ce1190" table:formula="of:=VLOOKUP([.A40];INPUT_DATE_E_RISULTATI_2A_FASE;4;0)" office:value-type="string" office:string-value="Giaguari" calcext:value-type="string">
            <text:p>Giaguari</text:p>
          </table:table-cell>
          <table:table-cell table:style-name="ce1036" table:formula="of:=VLOOKUP([.A40];INPUT_DATE_E_RISULTATI_2A_FASE;6;0)" office:value-type="float" office:value="70" calcext:value-type="float">
            <text:p>70</text:p>
          </table:table-cell>
          <table:table-cell table:style-name="ce1036" table:formula="of:=VLOOKUP([.A40];INPUT_DATE_E_RISULTATI_2A_FASE;7;0)" office:value-type="float" office:value="42" calcext:value-type="float">
            <text:p>42</text:p>
          </table:table-cell>
          <table:table-cell table:style-name="ce1193" table:formula="of:=VLOOKUP([.A40];INPUT_DATE_E_RISULTATI_2A_FASE;5;0)" office:value-type="string" office:string-value="Balene" calcext:value-type="string">
            <text:p>Balene</text:p>
          </table:table-cell>
          <table:table-cell table:style-name="ce1196" table:formula="of:=VLOOKUP([.A40];INPUT_DATE_E_RISULTATI_2A_FASE;3;0)" office:value-type="string" office:string-value="5-8" calcext:value-type="string">
            <text:p>5-8</text:p>
          </table:table-cell>
          <table:table-cell table:style-name="ce1196" table:formula="of:=VLOOKUP([.A40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86" calcext:value-type="float">
            <text:p>86</text:p>
          </table:table-cell>
          <table:table-cell table:style-name="ce1186" table:formula="of:=VLOOKUP([.A41];INPUT_DATE_E_RISULTATI_2A_FASE;8;0)" office:value-type="date" office:date-value="2021-06-11" calcext:value-type="date">
            <text:p>ven 11 giu</text:p>
          </table:table-cell>
          <table:table-cell table:style-name="ce1188" table:formula="of:=VLOOKUP([.A41];INPUT_DATE_E_RISULTATI_2A_FASE;9;0)" office:value-type="time" office:time-value="PT18H30M00S" calcext:value-type="time">
            <text:p>18:30</text:p>
          </table:table-cell>
          <table:table-cell table:style-name="ce1190" table:formula="of:=VLOOKUP([.A41];INPUT_DATE_E_RISULTATI_2A_FASE;4;0)" office:value-type="string" office:string-value="Coccodrilli" calcext:value-type="string">
            <text:p>Coccodrilli</text:p>
          </table:table-cell>
          <table:table-cell table:style-name="ce1036" table:formula="of:=VLOOKUP([.A41];INPUT_DATE_E_RISULTATI_2A_FASE;6;0)" office:value-type="float" office:value="55" calcext:value-type="float">
            <text:p>55</text:p>
          </table:table-cell>
          <table:table-cell table:style-name="ce1036" table:formula="of:=VLOOKUP([.A41];INPUT_DATE_E_RISULTATI_2A_FASE;7;0)" office:value-type="float" office:value="35" calcext:value-type="float">
            <text:p>35</text:p>
          </table:table-cell>
          <table:table-cell table:style-name="ce1193" table:formula="of:=VLOOKUP([.A41];INPUT_DATE_E_RISULTATI_2A_FASE;5;0)" office:value-type="string" office:string-value="Piranha" calcext:value-type="string">
            <text:p>Piranha</text:p>
          </table:table-cell>
          <table:table-cell table:style-name="ce1196" table:formula="of:=VLOOKUP([.A41];INPUT_DATE_E_RISULTATI_2A_FASE;3;0)" office:value-type="string" office:string-value="5-8" calcext:value-type="string">
            <text:p>5-8</text:p>
          </table:table-cell>
          <table:table-cell table:style-name="ce1196" table:formula="of:=VLOOKUP([.A41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87" calcext:value-type="float">
            <text:p>87</text:p>
          </table:table-cell>
          <table:table-cell table:style-name="ce1186" table:formula="of:=VLOOKUP([.A42];INPUT_DATE_E_RISULTATI_2A_FASE;8;0)" office:value-type="date" office:date-value="2021-06-11" calcext:value-type="date">
            <text:p>ven 11 giu</text:p>
          </table:table-cell>
          <table:table-cell table:style-name="ce1188" table:formula="of:=VLOOKUP([.A42];INPUT_DATE_E_RISULTATI_2A_FASE;9;0)" office:value-type="time" office:time-value="PT20H30M00S" calcext:value-type="time">
            <text:p>20:30</text:p>
          </table:table-cell>
          <table:table-cell table:style-name="ce1190" table:formula="of:=VLOOKUP([.A42];INPUT_DATE_E_RISULTATI_2A_FASE;4;0)" office:value-type="string" office:string-value="Leoni" calcext:value-type="string">
            <text:p>Leoni</text:p>
          </table:table-cell>
          <table:table-cell table:style-name="ce1036" table:formula="of:=VLOOKUP([.A42];INPUT_DATE_E_RISULTATI_2A_FASE;6;0)" office:value-type="float" office:value="66" calcext:value-type="float">
            <text:p>66</text:p>
          </table:table-cell>
          <table:table-cell table:style-name="ce1036" table:formula="of:=VLOOKUP([.A42];INPUT_DATE_E_RISULTATI_2A_FASE;7;0)" office:value-type="float" office:value="31" calcext:value-type="float">
            <text:p>31</text:p>
          </table:table-cell>
          <table:table-cell table:style-name="ce1193" table:formula="of:=VLOOKUP([.A42];INPUT_DATE_E_RISULTATI_2A_FASE;5;0)" office:value-type="string" office:string-value="Bisonti" calcext:value-type="string">
            <text:p>Bisonti</text:p>
          </table:table-cell>
          <table:table-cell table:style-name="ce1196" table:formula="of:=VLOOKUP([.A42];INPUT_DATE_E_RISULTATI_2A_FASE;3;0)" office:value-type="string" office:string-value="1-4" calcext:value-type="string">
            <text:p>1-4</text:p>
          </table:table-cell>
          <table:table-cell table:style-name="ce1196" table:formula="of:=VLOOKUP([.A42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88" calcext:value-type="float">
            <text:p>88</text:p>
          </table:table-cell>
          <table:table-cell table:style-name="ce1186" table:formula="of:=VLOOKUP([.A43];INPUT_DATE_E_RISULTATI_2A_FASE;8;0)" office:value-type="date" office:date-value="2021-06-11" calcext:value-type="date">
            <text:p>ven 11 giu</text:p>
          </table:table-cell>
          <table:table-cell table:style-name="ce1188" table:formula="of:=VLOOKUP([.A43];INPUT_DATE_E_RISULTATI_2A_FASE;9;0)" office:value-type="time" office:time-value="PT22H00M00S" calcext:value-type="time">
            <text:p>22:00</text:p>
          </table:table-cell>
          <table:table-cell table:style-name="ce1190" table:formula="of:=VLOOKUP([.A43];INPUT_DATE_E_RISULTATI_2A_FASE;4;0)" office:value-type="string" office:string-value="Pantere" calcext:value-type="string">
            <text:p>Pantere</text:p>
          </table:table-cell>
          <table:table-cell table:style-name="ce1036" table:formula="of:=VLOOKUP([.A43];INPUT_DATE_E_RISULTATI_2A_FASE;6;0)" office:value-type="float" office:value="68" calcext:value-type="float">
            <text:p>68</text:p>
          </table:table-cell>
          <table:table-cell table:style-name="ce1036" table:formula="of:=VLOOKUP([.A43];INPUT_DATE_E_RISULTATI_2A_FASE;7;0)" office:value-type="float" office:value="47" calcext:value-type="float">
            <text:p>47</text:p>
          </table:table-cell>
          <table:table-cell table:style-name="ce1193" table:formula="of:=VLOOKUP([.A43];INPUT_DATE_E_RISULTATI_2A_FASE;5;0)" office:value-type="string" office:string-value="Istrici" calcext:value-type="string">
            <text:p>Istrici</text:p>
          </table:table-cell>
          <table:table-cell table:style-name="ce1196" table:formula="of:=VLOOKUP([.A43];INPUT_DATE_E_RISULTATI_2A_FASE;3;0)" office:value-type="string" office:string-value="1-4" calcext:value-type="string">
            <text:p>1-4</text:p>
          </table:table-cell>
          <table:table-cell table:style-name="ce1196" table:formula="of:=VLOOKUP([.A43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89" calcext:value-type="float">
            <text:p>89</text:p>
          </table:table-cell>
          <table:table-cell table:style-name="ce1186" table:formula="of:=VLOOKUP([.A44];INPUT_DATE_E_RISULTATI_2A_FASE;8;0)" office:value-type="date" office:date-value="2021-06-12" calcext:value-type="date">
            <text:p>sab 12 giu</text:p>
          </table:table-cell>
          <table:table-cell table:style-name="ce1188" table:formula="of:=VLOOKUP([.A44];INPUT_DATE_E_RISULTATI_2A_FASE;9;0)" office:value-type="time" office:time-value="PT09H00M00S" calcext:value-type="time">
            <text:p>09:00</text:p>
          </table:table-cell>
          <table:table-cell table:style-name="ce1190" table:formula="of:=VLOOKUP([.A44];INPUT_DATE_E_RISULTATI_2A_FASE;4;0)" office:value-type="string" office:string-value="Elefanti" calcext:value-type="string">
            <text:p>Elefanti</text:p>
          </table:table-cell>
          <table:table-cell table:style-name="ce1036" table:formula="of:=VLOOKUP([.A44];INPUT_DATE_E_RISULTATI_2A_FASE;6;0)" office:value-type="float" office:value="66" calcext:value-type="float">
            <text:p>66</text:p>
          </table:table-cell>
          <table:table-cell table:style-name="ce1036" table:formula="of:=VLOOKUP([.A44];INPUT_DATE_E_RISULTATI_2A_FASE;7;0)" office:value-type="float" office:value="32" calcext:value-type="float">
            <text:p>32</text:p>
          </table:table-cell>
          <table:table-cell table:style-name="ce1193" table:formula="of:=VLOOKUP([.A44];INPUT_DATE_E_RISULTATI_2A_FASE;5;0)" office:value-type="string" office:string-value="Gorilla" calcext:value-type="string">
            <text:p>Gorilla</text:p>
          </table:table-cell>
          <table:table-cell table:style-name="ce1196" table:formula="of:=VLOOKUP([.A44];INPUT_DATE_E_RISULTATI_2A_FASE;3;0)" office:value-type="string" office:string-value="9-12" calcext:value-type="string">
            <text:p>9-12</text:p>
          </table:table-cell>
          <table:table-cell table:style-name="ce1196" table:formula="of:=VLOOKUP([.A44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90" calcext:value-type="float">
            <text:p>90</text:p>
          </table:table-cell>
          <table:table-cell table:style-name="ce1186" table:formula="of:=VLOOKUP([.A45];INPUT_DATE_E_RISULTATI_2A_FASE;8;0)" office:value-type="date" office:date-value="2021-06-12" calcext:value-type="date">
            <text:p>sab 12 giu</text:p>
          </table:table-cell>
          <table:table-cell table:style-name="ce1188" table:formula="of:=VLOOKUP([.A45];INPUT_DATE_E_RISULTATI_2A_FASE;9;0)" office:value-type="time" office:time-value="PT09H00M00S" calcext:value-type="time">
            <text:p>09:00</text:p>
          </table:table-cell>
          <table:table-cell table:style-name="ce1190" table:formula="of:=VLOOKUP([.A45];INPUT_DATE_E_RISULTATI_2A_FASE;4;0)" office:value-type="string" office:string-value="Giraffe" calcext:value-type="string">
            <text:p>Giraffe</text:p>
          </table:table-cell>
          <table:table-cell table:style-name="ce1036" table:formula="of:=VLOOKUP([.A45];INPUT_DATE_E_RISULTATI_2A_FASE;6;0)" office:value-type="float" office:value="52" calcext:value-type="float">
            <text:p>52</text:p>
          </table:table-cell>
          <table:table-cell table:style-name="ce1036" table:formula="of:=VLOOKUP([.A45];INPUT_DATE_E_RISULTATI_2A_FASE;7;0)" office:value-type="float" office:value="30" calcext:value-type="float">
            <text:p>30</text:p>
          </table:table-cell>
          <table:table-cell table:style-name="ce1193" table:formula="of:=VLOOKUP([.A45];INPUT_DATE_E_RISULTATI_2A_FASE;5;0)" office:value-type="string" office:string-value="Bufali" calcext:value-type="string">
            <text:p>Bufali</text:p>
          </table:table-cell>
          <table:table-cell table:style-name="ce1196" table:formula="of:=VLOOKUP([.A45];INPUT_DATE_E_RISULTATI_2A_FASE;3;0)" office:value-type="string" office:string-value="9-12" calcext:value-type="string">
            <text:p>9-12</text:p>
          </table:table-cell>
          <table:table-cell table:style-name="ce1196" table:formula="of:=VLOOKUP([.A45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91" calcext:value-type="float">
            <text:p>91</text:p>
          </table:table-cell>
          <table:table-cell table:style-name="ce1186" table:formula="of:=VLOOKUP([.A46];INPUT_DATE_E_RISULTATI_2A_FASE;8;0)" office:value-type="date" office:date-value="2021-06-12" calcext:value-type="date">
            <text:p>sab 12 giu</text:p>
          </table:table-cell>
          <table:table-cell table:style-name="ce1188" table:formula="of:=VLOOKUP([.A46];INPUT_DATE_E_RISULTATI_2A_FASE;9;0)" office:value-type="time" office:time-value="PT09H00M00S" calcext:value-type="time">
            <text:p>09:00</text:p>
          </table:table-cell>
          <table:table-cell table:style-name="ce1190" table:formula="of:=VLOOKUP([.A46];INPUT_DATE_E_RISULTATI_2A_FASE;4;0)" office:value-type="string" office:string-value="Aquile" calcext:value-type="string">
            <text:p>Aquile</text:p>
          </table:table-cell>
          <table:table-cell table:style-name="ce1036" table:formula="of:=VLOOKUP([.A46];INPUT_DATE_E_RISULTATI_2A_FASE;6;0)" office:value-type="float" office:value="54" calcext:value-type="float">
            <text:p>54</text:p>
          </table:table-cell>
          <table:table-cell table:style-name="ce1036" table:formula="of:=VLOOKUP([.A46];INPUT_DATE_E_RISULTATI_2A_FASE;7;0)" office:value-type="float" office:value="36" calcext:value-type="float">
            <text:p>36</text:p>
          </table:table-cell>
          <table:table-cell table:style-name="ce1193" table:formula="of:=VLOOKUP([.A46];INPUT_DATE_E_RISULTATI_2A_FASE;5;0)" office:value-type="string" office:string-value="Tonni" calcext:value-type="string">
            <text:p>Tonni</text:p>
          </table:table-cell>
          <table:table-cell table:style-name="ce1196" table:formula="of:=VLOOKUP([.A46];INPUT_DATE_E_RISULTATI_2A_FASE;3;0)" office:value-type="string" office:string-value="13-16" calcext:value-type="string">
            <text:p>13-16</text:p>
          </table:table-cell>
          <table:table-cell table:style-name="ce1196" table:formula="of:=VLOOKUP([.A46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92" calcext:value-type="float">
            <text:p>92</text:p>
          </table:table-cell>
          <table:table-cell table:style-name="ce1186" table:formula="of:=VLOOKUP([.A47];INPUT_DATE_E_RISULTATI_2A_FASE;8;0)" office:value-type="date" office:date-value="2021-06-12" calcext:value-type="date">
            <text:p>sab 12 giu</text:p>
          </table:table-cell>
          <table:table-cell table:style-name="ce1188" table:formula="of:=VLOOKUP([.A47];INPUT_DATE_E_RISULTATI_2A_FASE;9;0)" office:value-type="time" office:time-value="PT09H00M00S" calcext:value-type="time">
            <text:p>09:00</text:p>
          </table:table-cell>
          <table:table-cell table:style-name="ce1190" table:formula="of:=VLOOKUP([.A47];INPUT_DATE_E_RISULTATI_2A_FASE;4;0)" office:value-type="string" office:string-value="Puma" calcext:value-type="string">
            <text:p>Puma</text:p>
          </table:table-cell>
          <table:table-cell table:style-name="ce1036" table:formula="of:=VLOOKUP([.A47];INPUT_DATE_E_RISULTATI_2A_FASE;6;0)" office:value-type="float" office:value="64" calcext:value-type="float">
            <text:p>64</text:p>
          </table:table-cell>
          <table:table-cell table:style-name="ce1036" table:formula="of:=VLOOKUP([.A47];INPUT_DATE_E_RISULTATI_2A_FASE;7;0)" office:value-type="float" office:value="33" calcext:value-type="float">
            <text:p>33</text:p>
          </table:table-cell>
          <table:table-cell table:style-name="ce1193" table:formula="of:=VLOOKUP([.A47];INPUT_DATE_E_RISULTATI_2A_FASE;5;0)" office:value-type="string" office:string-value="Gabbiani" calcext:value-type="string">
            <text:p>Gabbiani</text:p>
          </table:table-cell>
          <table:table-cell table:style-name="ce1196" table:formula="of:=VLOOKUP([.A47];INPUT_DATE_E_RISULTATI_2A_FASE;3;0)" office:value-type="string" office:string-value="13-16" calcext:value-type="string">
            <text:p>13-16</text:p>
          </table:table-cell>
          <table:table-cell table:style-name="ce1196" table:formula="of:=VLOOKUP([.A47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93" calcext:value-type="float">
            <text:p>93</text:p>
          </table:table-cell>
          <table:table-cell table:style-name="ce1186" table:formula="of:=VLOOKUP([.A48];INPUT_DATE_E_RISULTATI_2A_FASE;8;0)" office:value-type="date" office:date-value="2021-06-12" calcext:value-type="date">
            <text:p>sab 12 giu</text:p>
          </table:table-cell>
          <table:table-cell table:style-name="ce1188" table:formula="of:=VLOOKUP([.A48];INPUT_DATE_E_RISULTATI_2A_FASE;9;0)" office:value-type="time" office:time-value="PT11H00M00S" calcext:value-type="time">
            <text:p>11:00</text:p>
          </table:table-cell>
          <table:table-cell table:style-name="ce1190" table:formula="of:=VLOOKUP([.A48];INPUT_DATE_E_RISULTATI_2A_FASE;4;0)" office:value-type="string" office:string-value="Tigri" calcext:value-type="string">
            <text:p>Tigri</text:p>
          </table:table-cell>
          <table:table-cell table:style-name="ce1036" table:formula="of:=VLOOKUP([.A48];INPUT_DATE_E_RISULTATI_2A_FASE;6;0)" office:value-type="float" office:value="57" calcext:value-type="float">
            <text:p>57</text:p>
          </table:table-cell>
          <table:table-cell table:style-name="ce1036" table:formula="of:=VLOOKUP([.A48];INPUT_DATE_E_RISULTATI_2A_FASE;7;0)" office:value-type="float" office:value="49" calcext:value-type="float">
            <text:p>49</text:p>
          </table:table-cell>
          <table:table-cell table:style-name="ce1193" table:formula="of:=VLOOKUP([.A48];INPUT_DATE_E_RISULTATI_2A_FASE;5;0)" office:value-type="string" office:string-value="Cervi" calcext:value-type="string">
            <text:p>Cervi</text:p>
          </table:table-cell>
          <table:table-cell table:style-name="ce1196" table:formula="of:=VLOOKUP([.A48];INPUT_DATE_E_RISULTATI_2A_FASE;3;0)" office:value-type="string" office:string-value="17-20" calcext:value-type="string">
            <text:p>17-20</text:p>
          </table:table-cell>
          <table:table-cell table:style-name="ce1196" table:formula="of:=VLOOKUP([.A48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94" calcext:value-type="float">
            <text:p>94</text:p>
          </table:table-cell>
          <table:table-cell table:style-name="ce1186" table:formula="of:=VLOOKUP([.A49];INPUT_DATE_E_RISULTATI_2A_FASE;8;0)" office:value-type="date" office:date-value="2021-06-12" calcext:value-type="date">
            <text:p>sab 12 giu</text:p>
          </table:table-cell>
          <table:table-cell table:style-name="ce1188" table:formula="of:=VLOOKUP([.A49];INPUT_DATE_E_RISULTATI_2A_FASE;9;0)" office:value-type="time" office:time-value="PT11H00M00S" calcext:value-type="time">
            <text:p>11:00</text:p>
          </table:table-cell>
          <table:table-cell table:style-name="ce1190" table:formula="of:=VLOOKUP([.A49];INPUT_DATE_E_RISULTATI_2A_FASE;4;0)" office:value-type="string" office:string-value="Ippopotami" calcext:value-type="string">
            <text:p>Ippopotami</text:p>
          </table:table-cell>
          <table:table-cell table:style-name="ce1036" table:formula="of:=VLOOKUP([.A49];INPUT_DATE_E_RISULTATI_2A_FASE;6;0)" office:value-type="float" office:value="56" calcext:value-type="float">
            <text:p>56</text:p>
          </table:table-cell>
          <table:table-cell table:style-name="ce1036" table:formula="of:=VLOOKUP([.A49];INPUT_DATE_E_RISULTATI_2A_FASE;7;0)" office:value-type="float" office:value="42" calcext:value-type="float">
            <text:p>42</text:p>
          </table:table-cell>
          <table:table-cell table:style-name="ce1193" table:formula="of:=VLOOKUP([.A49];INPUT_DATE_E_RISULTATI_2A_FASE;5;0)" office:value-type="string" office:string-value="Orche" calcext:value-type="string">
            <text:p>Orche</text:p>
          </table:table-cell>
          <table:table-cell table:style-name="ce1196" table:formula="of:=VLOOKUP([.A49];INPUT_DATE_E_RISULTATI_2A_FASE;3;0)" office:value-type="string" office:string-value="17-20" calcext:value-type="string">
            <text:p>17-20</text:p>
          </table:table-cell>
          <table:table-cell table:style-name="ce1196" table:formula="of:=VLOOKUP([.A49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95" calcext:value-type="float">
            <text:p>95</text:p>
          </table:table-cell>
          <table:table-cell table:style-name="ce1186" table:formula="of:=VLOOKUP([.A50];INPUT_DATE_E_RISULTATI_2A_FASE;8;0)" office:value-type="date" office:date-value="2021-06-12" calcext:value-type="date">
            <text:p>sab 12 giu</text:p>
          </table:table-cell>
          <table:table-cell table:style-name="ce1188" table:formula="of:=VLOOKUP([.A50];INPUT_DATE_E_RISULTATI_2A_FASE;9;0)" office:value-type="time" office:time-value="PT11H00M00S" calcext:value-type="time">
            <text:p>11:00</text:p>
          </table:table-cell>
          <table:table-cell table:style-name="ce1190" table:formula="of:=VLOOKUP([.A50];INPUT_DATE_E_RISULTATI_2A_FASE;4;0)" office:value-type="string" office:string-value="Linci" calcext:value-type="string">
            <text:p>Linci</text:p>
          </table:table-cell>
          <table:table-cell table:style-name="ce1036" table:formula="of:=VLOOKUP([.A50];INPUT_DATE_E_RISULTATI_2A_FASE;6;0)" office:value-type="float" office:value="53" calcext:value-type="float">
            <text:p>53</text:p>
          </table:table-cell>
          <table:table-cell table:style-name="ce1036" table:formula="of:=VLOOKUP([.A50];INPUT_DATE_E_RISULTATI_2A_FASE;7;0)" office:value-type="float" office:value="49" calcext:value-type="float">
            <text:p>49</text:p>
          </table:table-cell>
          <table:table-cell table:style-name="ce1193" table:formula="of:=VLOOKUP([.A50];INPUT_DATE_E_RISULTATI_2A_FASE;5;0)" office:value-type="string" office:string-value="Delfini" calcext:value-type="string">
            <text:p>Delfini</text:p>
          </table:table-cell>
          <table:table-cell table:style-name="ce1196" table:formula="of:=VLOOKUP([.A50];INPUT_DATE_E_RISULTATI_2A_FASE;3;0)" office:value-type="string" office:string-value="21-24" calcext:value-type="string">
            <text:p>21-24</text:p>
          </table:table-cell>
          <table:table-cell table:style-name="ce1196" table:formula="of:=VLOOKUP([.A50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96" calcext:value-type="float">
            <text:p>96</text:p>
          </table:table-cell>
          <table:table-cell table:style-name="ce1186" table:formula="of:=VLOOKUP([.A51];INPUT_DATE_E_RISULTATI_2A_FASE;8;0)" office:value-type="date" office:date-value="2021-06-12" calcext:value-type="date">
            <text:p>sab 12 giu</text:p>
          </table:table-cell>
          <table:table-cell table:style-name="ce1188" table:formula="of:=VLOOKUP([.A51];INPUT_DATE_E_RISULTATI_2A_FASE;9;0)" office:value-type="time" office:time-value="PT11H00M00S" calcext:value-type="time">
            <text:p>11:00</text:p>
          </table:table-cell>
          <table:table-cell table:style-name="ce1190" table:formula="of:=VLOOKUP([.A51];INPUT_DATE_E_RISULTATI_2A_FASE;4;0)" office:value-type="string" office:string-value="Pitoni" calcext:value-type="string">
            <text:p>Pitoni</text:p>
          </table:table-cell>
          <table:table-cell table:style-name="ce1036" table:formula="of:=VLOOKUP([.A51];INPUT_DATE_E_RISULTATI_2A_FASE;6;0)" office:value-type="float" office:value="63" calcext:value-type="float">
            <text:p>63</text:p>
          </table:table-cell>
          <table:table-cell table:style-name="ce1036" table:formula="of:=VLOOKUP([.A51];INPUT_DATE_E_RISULTATI_2A_FASE;7;0)" office:value-type="float" office:value="34" calcext:value-type="float">
            <text:p>34</text:p>
          </table:table-cell>
          <table:table-cell table:style-name="ce1193" table:formula="of:=VLOOKUP([.A51];INPUT_DATE_E_RISULTATI_2A_FASE;5;0)" office:value-type="string" office:string-value="Zebre" calcext:value-type="string">
            <text:p>Zebre</text:p>
          </table:table-cell>
          <table:table-cell table:style-name="ce1196" table:formula="of:=VLOOKUP([.A51];INPUT_DATE_E_RISULTATI_2A_FASE;3;0)" office:value-type="string" office:string-value="21-24" calcext:value-type="string">
            <text:p>21-24</text:p>
          </table:table-cell>
          <table:table-cell table:style-name="ce1196" table:formula="of:=VLOOKUP([.A51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97" calcext:value-type="float">
            <text:p>97</text:p>
          </table:table-cell>
          <table:table-cell table:style-name="ce1186" table:formula="of:=VLOOKUP([.A52];INPUT_DATE_E_RISULTATI_2A_FASE;8;0)" office:value-type="date" office:date-value="2021-06-12" calcext:value-type="date">
            <text:p>sab 12 giu</text:p>
          </table:table-cell>
          <table:table-cell table:style-name="ce1188" table:formula="of:=VLOOKUP([.A52];INPUT_DATE_E_RISULTATI_2A_FASE;9;0)" office:value-type="time" office:time-value="PT15H30M00S" calcext:value-type="time">
            <text:p>15:30</text:p>
          </table:table-cell>
          <table:table-cell table:style-name="ce1190" table:formula="of:=VLOOKUP([.A52];INPUT_DATE_E_RISULTATI_2A_FASE;4;0)" office:value-type="string" office:string-value="Scorpioni" calcext:value-type="string">
            <text:p>Scorpioni</text:p>
          </table:table-cell>
          <table:table-cell table:style-name="ce1036" table:formula="of:=VLOOKUP([.A52];INPUT_DATE_E_RISULTATI_2A_FASE;6;0)" office:value-type="float" office:value="53" calcext:value-type="float">
            <text:p>53</text:p>
          </table:table-cell>
          <table:table-cell table:style-name="ce1036" table:formula="of:=VLOOKUP([.A52];INPUT_DATE_E_RISULTATI_2A_FASE;7;0)" office:value-type="float" office:value="32" calcext:value-type="float">
            <text:p>32</text:p>
          </table:table-cell>
          <table:table-cell table:style-name="ce1193" table:formula="of:=VLOOKUP([.A52];INPUT_DATE_E_RISULTATI_2A_FASE;5;0)" office:value-type="string" office:string-value="Serval" calcext:value-type="string">
            <text:p>Serval</text:p>
          </table:table-cell>
          <table:table-cell table:style-name="ce1196" table:formula="of:=VLOOKUP([.A52];INPUT_DATE_E_RISULTATI_2A_FASE;3;0)" office:value-type="string" office:string-value="31-32" calcext:value-type="string">
            <text:p>31-32</text:p>
          </table:table-cell>
          <table:table-cell table:style-name="ce1196" table:formula="of:=VLOOKUP([.A52];INPUT_DATE_E_RISULTATI_2A_FASE;11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022" office:value-type="float" office:value="98" calcext:value-type="float">
            <text:p>98</text:p>
          </table:table-cell>
          <table:table-cell table:style-name="ce1186" table:formula="of:=VLOOKUP([.A53];INPUT_DATE_E_RISULTATI_2A_FASE;8;0)" office:value-type="date" office:date-value="2021-06-12" calcext:value-type="date">
            <text:p>sab 12 giu</text:p>
          </table:table-cell>
          <table:table-cell table:style-name="ce1188" table:formula="of:=VLOOKUP([.A53];INPUT_DATE_E_RISULTATI_2A_FASE;9;0)" office:value-type="time" office:time-value="PT15H30M00S" calcext:value-type="time">
            <text:p>15:30</text:p>
          </table:table-cell>
          <table:table-cell table:style-name="ce1190" table:formula="of:=VLOOKUP([.A53];INPUT_DATE_E_RISULTATI_2A_FASE;4;0)" office:value-type="string" office:string-value="Falchi" calcext:value-type="string">
            <text:p>Falchi</text:p>
          </table:table-cell>
          <table:table-cell table:style-name="ce1036" table:formula="of:=VLOOKUP([.A53];INPUT_DATE_E_RISULTATI_2A_FASE;6;0)" office:value-type="float" office:value="50" calcext:value-type="float">
            <text:p>50</text:p>
          </table:table-cell>
          <table:table-cell table:style-name="ce1036" table:formula="of:=VLOOKUP([.A53];INPUT_DATE_E_RISULTATI_2A_FASE;7;0)" office:value-type="float" office:value="38" calcext:value-type="float">
            <text:p>38</text:p>
          </table:table-cell>
          <table:table-cell table:style-name="ce1193" table:formula="of:=VLOOKUP([.A53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53];INPUT_DATE_E_RISULTATI_2A_FASE;3;0)" office:value-type="string" office:string-value="29-30" calcext:value-type="string">
            <text:p>29-30</text:p>
          </table:table-cell>
          <table:table-cell table:style-name="ce1196" table:formula="of:=VLOOKUP([.A53];INPUT_DATE_E_RISULTATI_2A_FASE;11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1022" office:value-type="float" office:value="99" calcext:value-type="float">
            <text:p>99</text:p>
          </table:table-cell>
          <table:table-cell table:style-name="ce1186" table:formula="of:=VLOOKUP([.A54];INPUT_DATE_E_RISULTATI_2A_FASE;8;0)" office:value-type="date" office:date-value="2021-06-12" calcext:value-type="date">
            <text:p>sab 12 giu</text:p>
          </table:table-cell>
          <table:table-cell table:style-name="ce1188" table:formula="of:=VLOOKUP([.A54];INPUT_DATE_E_RISULTATI_2A_FASE;9;0)" office:value-type="time" office:time-value="PT15H30M00S" calcext:value-type="time">
            <text:p>15:30</text:p>
          </table:table-cell>
          <table:table-cell table:style-name="ce1190" table:formula="of:=VLOOKUP([.A54];INPUT_DATE_E_RISULTATI_2A_FASE;4;0)" office:value-type="string" office:string-value="Muli" calcext:value-type="string">
            <text:p>Muli</text:p>
          </table:table-cell>
          <table:table-cell table:style-name="ce1036" table:formula="of:=VLOOKUP([.A54];INPUT_DATE_E_RISULTATI_2A_FASE;6;0)" office:value-type="float" office:value="62" calcext:value-type="float">
            <text:p>62</text:p>
          </table:table-cell>
          <table:table-cell table:style-name="ce1036" table:formula="of:=VLOOKUP([.A54];INPUT_DATE_E_RISULTATI_2A_FASE;7;0)" office:value-type="float" office:value="47" calcext:value-type="float">
            <text:p>47</text:p>
          </table:table-cell>
          <table:table-cell table:style-name="ce1193" table:formula="of:=VLOOKUP([.A54];INPUT_DATE_E_RISULTATI_2A_FASE;5;0)" office:value-type="string" office:string-value="Ghepardi" calcext:value-type="string">
            <text:p>Ghepardi</text:p>
          </table:table-cell>
          <table:table-cell table:style-name="ce1196" table:formula="of:=VLOOKUP([.A54];INPUT_DATE_E_RISULTATI_2A_FASE;3;0)" office:value-type="string" office:string-value="27-28" calcext:value-type="string">
            <text:p>27-28</text:p>
          </table:table-cell>
          <table:table-cell table:style-name="ce1196" table:formula="of:=VLOOKUP([.A54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00" calcext:value-type="float">
            <text:p>100</text:p>
          </table:table-cell>
          <table:table-cell table:style-name="ce1186" table:formula="of:=VLOOKUP([.A55];INPUT_DATE_E_RISULTATI_2A_FASE;8;0)" office:value-type="date" office:date-value="2021-06-12" calcext:value-type="date">
            <text:p>sab 12 giu</text:p>
          </table:table-cell>
          <table:table-cell table:style-name="ce1188" table:formula="of:=VLOOKUP([.A55];INPUT_DATE_E_RISULTATI_2A_FASE;9;0)" office:value-type="time" office:time-value="PT15H30M00S" calcext:value-type="time">
            <text:p>15:30</text:p>
          </table:table-cell>
          <table:table-cell table:style-name="ce1190" table:formula="of:=VLOOKUP([.A55];INPUT_DATE_E_RISULTATI_2A_FASE;4;0)" office:value-type="string" office:string-value="Iguane" calcext:value-type="string">
            <text:p>Iguane</text:p>
          </table:table-cell>
          <table:table-cell table:style-name="ce1036" table:formula="of:=VLOOKUP([.A55];INPUT_DATE_E_RISULTATI_2A_FASE;6;0)" office:value-type="float" office:value="69" calcext:value-type="float">
            <text:p>69</text:p>
          </table:table-cell>
          <table:table-cell table:style-name="ce1036" table:formula="of:=VLOOKUP([.A55];INPUT_DATE_E_RISULTATI_2A_FASE;7;0)" office:value-type="float" office:value="31" calcext:value-type="float">
            <text:p>31</text:p>
          </table:table-cell>
          <table:table-cell table:style-name="ce1193" table:formula="of:=VLOOKUP([.A55];INPUT_DATE_E_RISULTATI_2A_FASE;5;0)" office:value-type="string" office:string-value="Delfini" calcext:value-type="string">
            <text:p>Delfini</text:p>
          </table:table-cell>
          <table:table-cell table:style-name="ce1196" table:formula="of:=VLOOKUP([.A55];INPUT_DATE_E_RISULTATI_2A_FASE;3;0)" office:value-type="string" office:string-value="25-26" calcext:value-type="string">
            <text:p>25-26</text:p>
          </table:table-cell>
          <table:table-cell table:style-name="ce1196" table:formula="of:=VLOOKUP([.A55];INPUT_DATE_E_RISULTATI_2A_FASE;11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022" office:value-type="float" office:value="101" calcext:value-type="float">
            <text:p>101</text:p>
          </table:table-cell>
          <table:table-cell table:style-name="ce1186" table:formula="of:=VLOOKUP([.A56];INPUT_DATE_E_RISULTATI_2A_FASE;8;0)" office:value-type="date" office:date-value="2021-06-12" calcext:value-type="date">
            <text:p>sab 12 giu</text:p>
          </table:table-cell>
          <table:table-cell table:style-name="ce1188" table:formula="of:=VLOOKUP([.A56];INPUT_DATE_E_RISULTATI_2A_FASE;9;0)" office:value-type="time" office:time-value="PT17H00M00S" calcext:value-type="time">
            <text:p>17:00</text:p>
          </table:table-cell>
          <table:table-cell table:style-name="ce1190" table:formula="of:=VLOOKUP([.A56];INPUT_DATE_E_RISULTATI_2A_FASE;4;0)" office:value-type="string" office:string-value="Delfini" calcext:value-type="string">
            <text:p>Delfini</text:p>
          </table:table-cell>
          <table:table-cell table:style-name="ce1036" table:formula="of:=VLOOKUP([.A56];INPUT_DATE_E_RISULTATI_2A_FASE;6;0)" office:value-type="float" office:value="62" calcext:value-type="float">
            <text:p>62</text:p>
          </table:table-cell>
          <table:table-cell table:style-name="ce1036" table:formula="of:=VLOOKUP([.A56];INPUT_DATE_E_RISULTATI_2A_FASE;7;0)" office:value-type="float" office:value="38" calcext:value-type="float">
            <text:p>38</text:p>
          </table:table-cell>
          <table:table-cell table:style-name="ce1193" table:formula="of:=VLOOKUP([.A56];INPUT_DATE_E_RISULTATI_2A_FASE;5;0)" office:value-type="string" office:string-value="Zebre" calcext:value-type="string">
            <text:p>Zebre</text:p>
          </table:table-cell>
          <table:table-cell table:style-name="ce1196" table:formula="of:=VLOOKUP([.A56];INPUT_DATE_E_RISULTATI_2A_FASE;3;0)" office:value-type="string" office:string-value="23-24" calcext:value-type="string">
            <text:p>23-24</text:p>
          </table:table-cell>
          <table:table-cell table:style-name="ce1196" table:formula="of:=VLOOKUP([.A56];INPUT_DATE_E_RISULTATI_2A_FASE;11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022" office:value-type="float" office:value="102" calcext:value-type="float">
            <text:p>102</text:p>
          </table:table-cell>
          <table:table-cell table:style-name="ce1186" table:formula="of:=VLOOKUP([.A57];INPUT_DATE_E_RISULTATI_2A_FASE;8;0)" office:value-type="date" office:date-value="2021-06-12" calcext:value-type="date">
            <text:p>sab 12 giu</text:p>
          </table:table-cell>
          <table:table-cell table:style-name="ce1188" table:formula="of:=VLOOKUP([.A57];INPUT_DATE_E_RISULTATI_2A_FASE;9;0)" office:value-type="time" office:time-value="PT17H00M00S" calcext:value-type="time">
            <text:p>17:00</text:p>
          </table:table-cell>
          <table:table-cell table:style-name="ce1190" table:formula="of:=VLOOKUP([.A57];INPUT_DATE_E_RISULTATI_2A_FASE;4;0)" office:value-type="string" office:string-value="Linci" calcext:value-type="string">
            <text:p>Linci</text:p>
          </table:table-cell>
          <table:table-cell table:style-name="ce1036" table:formula="of:=VLOOKUP([.A57];INPUT_DATE_E_RISULTATI_2A_FASE;6;0)" office:value-type="float" office:value="52" calcext:value-type="float">
            <text:p>52</text:p>
          </table:table-cell>
          <table:table-cell table:style-name="ce1036" table:formula="of:=VLOOKUP([.A57];INPUT_DATE_E_RISULTATI_2A_FASE;7;0)" office:value-type="float" office:value="39" calcext:value-type="float">
            <text:p>39</text:p>
          </table:table-cell>
          <table:table-cell table:style-name="ce1193" table:formula="of:=VLOOKUP([.A57];INPUT_DATE_E_RISULTATI_2A_FASE;5;0)" office:value-type="string" office:string-value="Pitoni" calcext:value-type="string">
            <text:p>Pitoni</text:p>
          </table:table-cell>
          <table:table-cell table:style-name="ce1196" table:formula="of:=VLOOKUP([.A57];INPUT_DATE_E_RISULTATI_2A_FASE;3;0)" office:value-type="string" office:string-value="21-22" calcext:value-type="string">
            <text:p>21-22</text:p>
          </table:table-cell>
          <table:table-cell table:style-name="ce1196" table:formula="of:=VLOOKUP([.A57];INPUT_DATE_E_RISULTATI_2A_FASE;11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1022" office:value-type="float" office:value="103" calcext:value-type="float">
            <text:p>103</text:p>
          </table:table-cell>
          <table:table-cell table:style-name="ce1186" table:formula="of:=VLOOKUP([.A58];INPUT_DATE_E_RISULTATI_2A_FASE;8;0)" office:value-type="date" office:date-value="2021-06-12" calcext:value-type="date">
            <text:p>sab 12 giu</text:p>
          </table:table-cell>
          <table:table-cell table:style-name="ce1188" table:formula="of:=VLOOKUP([.A58];INPUT_DATE_E_RISULTATI_2A_FASE;9;0)" office:value-type="time" office:time-value="PT17H00M00S" calcext:value-type="time">
            <text:p>17:00</text:p>
          </table:table-cell>
          <table:table-cell table:style-name="ce1190" table:formula="of:=VLOOKUP([.A58];INPUT_DATE_E_RISULTATI_2A_FASE;4;0)" office:value-type="string" office:string-value="Cervi" calcext:value-type="string">
            <text:p>Cervi</text:p>
          </table:table-cell>
          <table:table-cell table:style-name="ce1036" table:formula="of:=VLOOKUP([.A58];INPUT_DATE_E_RISULTATI_2A_FASE;6;0)" office:value-type="float" office:value="68" calcext:value-type="float">
            <text:p>68</text:p>
          </table:table-cell>
          <table:table-cell table:style-name="ce1036" table:formula="of:=VLOOKUP([.A58];INPUT_DATE_E_RISULTATI_2A_FASE;7;0)" office:value-type="float" office:value="37" calcext:value-type="float">
            <text:p>37</text:p>
          </table:table-cell>
          <table:table-cell table:style-name="ce1193" table:formula="of:=VLOOKUP([.A58];INPUT_DATE_E_RISULTATI_2A_FASE;5;0)" office:value-type="string" office:string-value="Orche" calcext:value-type="string">
            <text:p>Orche</text:p>
          </table:table-cell>
          <table:table-cell table:style-name="ce1196" table:formula="of:=VLOOKUP([.A58];INPUT_DATE_E_RISULTATI_2A_FASE;3;0)" office:value-type="string" office:string-value="19-20" calcext:value-type="string">
            <text:p>19-20</text:p>
          </table:table-cell>
          <table:table-cell table:style-name="ce1196" table:formula="of:=VLOOKUP([.A58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04" calcext:value-type="float">
            <text:p>104</text:p>
          </table:table-cell>
          <table:table-cell table:style-name="ce1186" table:formula="of:=VLOOKUP([.A59];INPUT_DATE_E_RISULTATI_2A_FASE;8;0)" office:value-type="date" office:date-value="2021-06-12" calcext:value-type="date">
            <text:p>sab 12 giu</text:p>
          </table:table-cell>
          <table:table-cell table:style-name="ce1188" table:formula="of:=VLOOKUP([.A59];INPUT_DATE_E_RISULTATI_2A_FASE;9;0)" office:value-type="time" office:time-value="PT17H00M00S" calcext:value-type="time">
            <text:p>17:00</text:p>
          </table:table-cell>
          <table:table-cell table:style-name="ce1190" table:formula="of:=VLOOKUP([.A59];INPUT_DATE_E_RISULTATI_2A_FASE;4;0)" office:value-type="string" office:string-value="Tigri" calcext:value-type="string">
            <text:p>Tigri</text:p>
          </table:table-cell>
          <table:table-cell table:style-name="ce1036" table:formula="of:=VLOOKUP([.A59];INPUT_DATE_E_RISULTATI_2A_FASE;6;0)" office:value-type="float" office:value="52" calcext:value-type="float">
            <text:p>52</text:p>
          </table:table-cell>
          <table:table-cell table:style-name="ce1036" table:formula="of:=VLOOKUP([.A59];INPUT_DATE_E_RISULTATI_2A_FASE;7;0)" office:value-type="float" office:value="46" calcext:value-type="float">
            <text:p>46</text:p>
          </table:table-cell>
          <table:table-cell table:style-name="ce1193" table:formula="of:=VLOOKUP([.A59];INPUT_DATE_E_RISULTATI_2A_FASE;5;0)" office:value-type="string" office:string-value="Ippopotami" calcext:value-type="string">
            <text:p>Ippopotami</text:p>
          </table:table-cell>
          <table:table-cell table:style-name="ce1196" table:formula="of:=VLOOKUP([.A59];INPUT_DATE_E_RISULTATI_2A_FASE;3;0)" office:value-type="string" office:string-value="17-18" calcext:value-type="string">
            <text:p>17-18</text:p>
          </table:table-cell>
          <table:table-cell table:style-name="ce1196" table:formula="of:=VLOOKUP([.A59];INPUT_DATE_E_RISULTATI_2A_FASE;11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022" office:value-type="float" office:value="105" calcext:value-type="float">
            <text:p>105</text:p>
          </table:table-cell>
          <table:table-cell table:style-name="ce1186" table:formula="of:=VLOOKUP([.A60];INPUT_DATE_E_RISULTATI_2A_FASE;8;0)" office:value-type="date" office:date-value="2021-06-12" calcext:value-type="date">
            <text:p>sab 12 giu</text:p>
          </table:table-cell>
          <table:table-cell table:style-name="ce1188" table:formula="of:=VLOOKUP([.A60];INPUT_DATE_E_RISULTATI_2A_FASE;9;0)" office:value-type="time" office:time-value="PT18H30M00S" calcext:value-type="time">
            <text:p>18:30</text:p>
          </table:table-cell>
          <table:table-cell table:style-name="ce1190" table:formula="of:=VLOOKUP([.A60];INPUT_DATE_E_RISULTATI_2A_FASE;4;0)" office:value-type="string" office:string-value="Tonni" calcext:value-type="string">
            <text:p>Tonni</text:p>
          </table:table-cell>
          <table:table-cell table:style-name="ce1036" table:formula="of:=VLOOKUP([.A60];INPUT_DATE_E_RISULTATI_2A_FASE;6;0)" office:value-type="float" office:value="60" calcext:value-type="float">
            <text:p>60</text:p>
          </table:table-cell>
          <table:table-cell table:style-name="ce1036" table:formula="of:=VLOOKUP([.A60];INPUT_DATE_E_RISULTATI_2A_FASE;7;0)" office:value-type="float" office:value="42" calcext:value-type="float">
            <text:p>42</text:p>
          </table:table-cell>
          <table:table-cell table:style-name="ce1193" table:formula="of:=VLOOKUP([.A60];INPUT_DATE_E_RISULTATI_2A_FASE;5;0)" office:value-type="string" office:string-value="Gabbiani" calcext:value-type="string">
            <text:p>Gabbiani</text:p>
          </table:table-cell>
          <table:table-cell table:style-name="ce1196" table:formula="of:=VLOOKUP([.A60];INPUT_DATE_E_RISULTATI_2A_FASE;3;0)" office:value-type="string" office:string-value="15-16" calcext:value-type="string">
            <text:p>15-16</text:p>
          </table:table-cell>
          <table:table-cell table:style-name="ce1196" table:formula="of:=VLOOKUP([.A60];INPUT_DATE_E_RISULTATI_2A_FASE;11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022" office:value-type="float" office:value="106" calcext:value-type="float">
            <text:p>106</text:p>
          </table:table-cell>
          <table:table-cell table:style-name="ce1186" table:formula="of:=VLOOKUP([.A61];INPUT_DATE_E_RISULTATI_2A_FASE;8;0)" office:value-type="date" office:date-value="2021-06-12" calcext:value-type="date">
            <text:p>sab 12 giu</text:p>
          </table:table-cell>
          <table:table-cell table:style-name="ce1188" table:formula="of:=VLOOKUP([.A61];INPUT_DATE_E_RISULTATI_2A_FASE;9;0)" office:value-type="time" office:time-value="PT18H30M00S" calcext:value-type="time">
            <text:p>18:30</text:p>
          </table:table-cell>
          <table:table-cell table:style-name="ce1190" table:formula="of:=VLOOKUP([.A61];INPUT_DATE_E_RISULTATI_2A_FASE;4;0)" office:value-type="string" office:string-value="Aquile" calcext:value-type="string">
            <text:p>Aquile</text:p>
          </table:table-cell>
          <table:table-cell table:style-name="ce1036" table:formula="of:=VLOOKUP([.A61];INPUT_DATE_E_RISULTATI_2A_FASE;6;0)" office:value-type="float" office:value="65" calcext:value-type="float">
            <text:p>65</text:p>
          </table:table-cell>
          <table:table-cell table:style-name="ce1036" table:formula="of:=VLOOKUP([.A61];INPUT_DATE_E_RISULTATI_2A_FASE;7;0)" office:value-type="float" office:value="45" calcext:value-type="float">
            <text:p>45</text:p>
          </table:table-cell>
          <table:table-cell table:style-name="ce1193" table:formula="of:=VLOOKUP([.A61];INPUT_DATE_E_RISULTATI_2A_FASE;5;0)" office:value-type="string" office:string-value="Puma" calcext:value-type="string">
            <text:p>Puma</text:p>
          </table:table-cell>
          <table:table-cell table:style-name="ce1196" table:formula="of:=VLOOKUP([.A61];INPUT_DATE_E_RISULTATI_2A_FASE;3;0)" office:value-type="string" office:string-value="13-14" calcext:value-type="string">
            <text:p>13-14</text:p>
          </table:table-cell>
          <table:table-cell table:style-name="ce1196" table:formula="of:=VLOOKUP([.A61];INPUT_DATE_E_RISULTATI_2A_FASE;11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1022" office:value-type="float" office:value="107" calcext:value-type="float">
            <text:p>107</text:p>
          </table:table-cell>
          <table:table-cell table:style-name="ce1186" table:formula="of:=VLOOKUP([.A62];INPUT_DATE_E_RISULTATI_2A_FASE;8;0)" office:value-type="date" office:date-value="2021-06-12" calcext:value-type="date">
            <text:p>sab 12 giu</text:p>
          </table:table-cell>
          <table:table-cell table:style-name="ce1188" table:formula="of:=VLOOKUP([.A62];INPUT_DATE_E_RISULTATI_2A_FASE;9;0)" office:value-type="time" office:time-value="PT18H30M00S" calcext:value-type="time">
            <text:p>18:30</text:p>
          </table:table-cell>
          <table:table-cell table:style-name="ce1190" table:formula="of:=VLOOKUP([.A62];INPUT_DATE_E_RISULTATI_2A_FASE;4;0)" office:value-type="string" office:string-value="Gorilla" calcext:value-type="string">
            <text:p>Gorilla</text:p>
          </table:table-cell>
          <table:table-cell table:style-name="ce1036" table:formula="of:=VLOOKUP([.A62];INPUT_DATE_E_RISULTATI_2A_FASE;6;0)" office:value-type="float" office:value="50" calcext:value-type="float">
            <text:p>50</text:p>
          </table:table-cell>
          <table:table-cell table:style-name="ce1036" table:formula="of:=VLOOKUP([.A62];INPUT_DATE_E_RISULTATI_2A_FASE;7;0)" office:value-type="float" office:value="47" calcext:value-type="float">
            <text:p>47</text:p>
          </table:table-cell>
          <table:table-cell table:style-name="ce1193" table:formula="of:=VLOOKUP([.A62];INPUT_DATE_E_RISULTATI_2A_FASE;5;0)" office:value-type="string" office:string-value="Bufali" calcext:value-type="string">
            <text:p>Bufali</text:p>
          </table:table-cell>
          <table:table-cell table:style-name="ce1196" table:formula="of:=VLOOKUP([.A62];INPUT_DATE_E_RISULTATI_2A_FASE;3;0)" office:value-type="string" office:string-value="11-12" calcext:value-type="string">
            <text:p>11-12</text:p>
          </table:table-cell>
          <table:table-cell table:style-name="ce1196" table:formula="of:=VLOOKUP([.A62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08" calcext:value-type="float">
            <text:p>108</text:p>
          </table:table-cell>
          <table:table-cell table:style-name="ce1186" table:formula="of:=VLOOKUP([.A63];INPUT_DATE_E_RISULTATI_2A_FASE;8;0)" office:value-type="date" office:date-value="2021-06-12" calcext:value-type="date">
            <text:p>sab 12 giu</text:p>
          </table:table-cell>
          <table:table-cell table:style-name="ce1188" table:formula="of:=VLOOKUP([.A63];INPUT_DATE_E_RISULTATI_2A_FASE;9;0)" office:value-type="time" office:time-value="PT18H30M00S" calcext:value-type="time">
            <text:p>18:30</text:p>
          </table:table-cell>
          <table:table-cell table:style-name="ce1190" table:formula="of:=VLOOKUP([.A63];INPUT_DATE_E_RISULTATI_2A_FASE;4;0)" office:value-type="string" office:string-value="Elefanti" calcext:value-type="string">
            <text:p>Elefanti</text:p>
          </table:table-cell>
          <table:table-cell table:style-name="ce1036" table:formula="of:=VLOOKUP([.A63];INPUT_DATE_E_RISULTATI_2A_FASE;6;0)" office:value-type="float" office:value="69" calcext:value-type="float">
            <text:p>69</text:p>
          </table:table-cell>
          <table:table-cell table:style-name="ce1036" table:formula="of:=VLOOKUP([.A63];INPUT_DATE_E_RISULTATI_2A_FASE;7;0)" office:value-type="float" office:value="40" calcext:value-type="float">
            <text:p>40</text:p>
          </table:table-cell>
          <table:table-cell table:style-name="ce1193" table:formula="of:=VLOOKUP([.A63];INPUT_DATE_E_RISULTATI_2A_FASE;5;0)" office:value-type="string" office:string-value="Giraffe" calcext:value-type="string">
            <text:p>Giraffe</text:p>
          </table:table-cell>
          <table:table-cell table:style-name="ce1196" table:formula="of:=VLOOKUP([.A63];INPUT_DATE_E_RISULTATI_2A_FASE;3;0)" office:value-type="string" office:string-value="09-10" calcext:value-type="string">
            <text:p>09-10</text:p>
          </table:table-cell>
          <table:table-cell table:style-name="ce1196" table:formula="of:=VLOOKUP([.A63];INPUT_DATE_E_RISULTATI_2A_FASE;11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022" office:value-type="float" office:value="109" calcext:value-type="float">
            <text:p>109</text:p>
          </table:table-cell>
          <table:table-cell table:style-name="ce1186" table:formula="of:=VLOOKUP([.A64];INPUT_DATE_E_RISULTATI_2A_FASE;8;0)" office:value-type="date" office:date-value="2021-06-12" calcext:value-type="date">
            <text:p>sab 12 giu</text:p>
          </table:table-cell>
          <table:table-cell table:style-name="ce1188" table:formula="of:=VLOOKUP([.A64];INPUT_DATE_E_RISULTATI_2A_FASE;9;0)" office:value-type="time" office:time-value="PT21H00M00S" calcext:value-type="time">
            <text:p>21:00</text:p>
          </table:table-cell>
          <table:table-cell table:style-name="ce1190" table:formula="of:=VLOOKUP([.A64];INPUT_DATE_E_RISULTATI_2A_FASE;4;0)" office:value-type="string" office:string-value="Giaguari" calcext:value-type="string">
            <text:p>Giaguari</text:p>
          </table:table-cell>
          <table:table-cell table:style-name="ce1036" table:formula="of:=VLOOKUP([.A64];INPUT_DATE_E_RISULTATI_2A_FASE;6;0)" office:value-type="float" office:value="55" calcext:value-type="float">
            <text:p>55</text:p>
          </table:table-cell>
          <table:table-cell table:style-name="ce1036" table:formula="of:=VLOOKUP([.A64];INPUT_DATE_E_RISULTATI_2A_FASE;7;0)" office:value-type="float" office:value="48" calcext:value-type="float">
            <text:p>48</text:p>
          </table:table-cell>
          <table:table-cell table:style-name="ce1193" table:formula="of:=VLOOKUP([.A64];INPUT_DATE_E_RISULTATI_2A_FASE;5;0)" office:value-type="string" office:string-value="Coccodrilli" calcext:value-type="string">
            <text:p>Coccodrilli</text:p>
          </table:table-cell>
          <table:table-cell table:style-name="ce1196" table:formula="of:=VLOOKUP([.A64];INPUT_DATE_E_RISULTATI_2A_FASE;3;0)" office:value-type="string" office:string-value="5-6" calcext:value-type="string">
            <text:p>5-6</text:p>
          </table:table-cell>
          <table:table-cell table:style-name="ce1196" table:formula="of:=VLOOKUP([.A64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10" calcext:value-type="float">
            <text:p>110</text:p>
          </table:table-cell>
          <table:table-cell table:style-name="ce1186" table:formula="of:=VLOOKUP([.A65];INPUT_DATE_E_RISULTATI_2A_FASE;8;0)" office:value-type="date" office:date-value="2021-06-12" calcext:value-type="date">
            <text:p>sab 12 giu</text:p>
          </table:table-cell>
          <table:table-cell table:style-name="ce1188" table:formula="of:=VLOOKUP([.A65];INPUT_DATE_E_RISULTATI_2A_FASE;9;0)" office:value-type="time" office:time-value="PT21H00M00S" calcext:value-type="time">
            <text:p>21:00</text:p>
          </table:table-cell>
          <table:table-cell table:style-name="ce1190" table:formula="of:=VLOOKUP([.A65];INPUT_DATE_E_RISULTATI_2A_FASE;4;0)" office:value-type="string" office:string-value="Balene" calcext:value-type="string">
            <text:p>Balene</text:p>
          </table:table-cell>
          <table:table-cell table:style-name="ce1036" table:formula="of:=VLOOKUP([.A65];INPUT_DATE_E_RISULTATI_2A_FASE;6;0)" office:value-type="float" office:value="52" calcext:value-type="float">
            <text:p>52</text:p>
          </table:table-cell>
          <table:table-cell table:style-name="ce1036" table:formula="of:=VLOOKUP([.A65];INPUT_DATE_E_RISULTATI_2A_FASE;7;0)" office:value-type="float" office:value="49" calcext:value-type="float">
            <text:p>49</text:p>
          </table:table-cell>
          <table:table-cell table:style-name="ce1193" table:formula="of:=VLOOKUP([.A65];INPUT_DATE_E_RISULTATI_2A_FASE;5;0)" office:value-type="string" office:string-value="Piranha" calcext:value-type="string">
            <text:p>Piranha</text:p>
          </table:table-cell>
          <table:table-cell table:style-name="ce1196" table:formula="of:=VLOOKUP([.A65];INPUT_DATE_E_RISULTATI_2A_FASE;3;0)" office:value-type="string" office:string-value="7-8" calcext:value-type="string">
            <text:p>7-8</text:p>
          </table:table-cell>
          <table:table-cell table:style-name="ce1196" table:formula="of:=VLOOKUP([.A65];INPUT_DATE_E_RISULTATI_2A_FASE;11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022" office:value-type="float" office:value="111" calcext:value-type="float">
            <text:p>111</text:p>
          </table:table-cell>
          <table:table-cell table:style-name="ce1186" table:formula="of:=VLOOKUP([.A66];INPUT_DATE_E_RISULTATI_2A_FASE;8;0)" office:value-type="date" office:date-value="2021-06-13" calcext:value-type="date">
            <text:p>dom 13 giu</text:p>
          </table:table-cell>
          <table:table-cell table:style-name="ce1188" table:formula="of:=VLOOKUP([.A66];INPUT_DATE_E_RISULTATI_2A_FASE;9;0)" office:value-type="time" office:time-value="PT09H00M00S" calcext:value-type="time">
            <text:p>09:00</text:p>
          </table:table-cell>
          <table:table-cell table:style-name="ce1190" table:formula="of:=VLOOKUP([.A66];INPUT_DATE_E_RISULTATI_2A_FASE;4;0)" office:value-type="string" office:string-value="Bisonti" calcext:value-type="string">
            <text:p>Bisonti</text:p>
          </table:table-cell>
          <table:table-cell table:style-name="ce1036" table:formula="of:=VLOOKUP([.A66];INPUT_DATE_E_RISULTATI_2A_FASE;6;0)" office:value-type="float" office:value="65" calcext:value-type="float">
            <text:p>65</text:p>
          </table:table-cell>
          <table:table-cell table:style-name="ce1036" table:formula="of:=VLOOKUP([.A66];INPUT_DATE_E_RISULTATI_2A_FASE;7;0)" office:value-type="float" office:value="45" calcext:value-type="float">
            <text:p>45</text:p>
          </table:table-cell>
          <table:table-cell table:style-name="ce1193" table:formula="of:=VLOOKUP([.A66];INPUT_DATE_E_RISULTATI_2A_FASE;5;0)" office:value-type="string" office:string-value="Istrici" calcext:value-type="string">
            <text:p>Istrici</text:p>
          </table:table-cell>
          <table:table-cell table:style-name="ce1196" table:formula="of:=VLOOKUP([.A66];INPUT_DATE_E_RISULTATI_2A_FASE;3;0)" office:value-type="string" office:string-value="3-4" calcext:value-type="string">
            <text:p>3-4</text:p>
          </table:table-cell>
          <table:table-cell table:style-name="ce1196" table:formula="of:=VLOOKUP([.A66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12" calcext:value-type="float">
            <text:p>112</text:p>
          </table:table-cell>
          <table:table-cell table:style-name="ce1186" table:formula="of:=VLOOKUP([.A67];INPUT_DATE_E_RISULTATI_2A_FASE;8;0)" office:value-type="date" office:date-value="2021-06-13" calcext:value-type="date">
            <text:p>dom 13 giu</text:p>
          </table:table-cell>
          <table:table-cell table:style-name="ce1188" table:formula="of:=VLOOKUP([.A67];INPUT_DATE_E_RISULTATI_2A_FASE;9;0)" office:value-type="time" office:time-value="PT10H30M00S" calcext:value-type="time">
            <text:p>10:30</text:p>
          </table:table-cell>
          <table:table-cell table:style-name="ce1190" table:formula="of:=VLOOKUP([.A67];INPUT_DATE_E_RISULTATI_2A_FASE;4;0)" office:value-type="string" office:string-value="Leoni" calcext:value-type="string">
            <text:p>Leoni</text:p>
          </table:table-cell>
          <table:table-cell table:style-name="ce1036" table:formula="of:=VLOOKUP([.A67];INPUT_DATE_E_RISULTATI_2A_FASE;6;0)" office:value-type="float" office:value="69" calcext:value-type="float">
            <text:p>69</text:p>
          </table:table-cell>
          <table:table-cell table:style-name="ce1036" table:formula="of:=VLOOKUP([.A67];INPUT_DATE_E_RISULTATI_2A_FASE;7;0)" office:value-type="float" office:value="42" calcext:value-type="float">
            <text:p>42</text:p>
          </table:table-cell>
          <table:table-cell table:style-name="ce1193" table:formula="of:=VLOOKUP([.A67];INPUT_DATE_E_RISULTATI_2A_FASE;5;0)" office:value-type="string" office:string-value="Pantere" calcext:value-type="string">
            <text:p>Pantere</text:p>
          </table:table-cell>
          <table:table-cell table:style-name="ce1196" table:formula="of:=VLOOKUP([.A67];INPUT_DATE_E_RISULTATI_2A_FASE;3;0)" office:value-type="string" office:string-value="1-2" calcext:value-type="string">
            <text:p>1-2</text:p>
          </table:table-cell>
          <table:table-cell table:style-name="ce1196" table:formula="of:=VLOOKUP([.A67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'Calendario Seconda Fase'.B5:'Calendario Seconda Fase'.D67">
            <calcext:condition calcext:apply-style-name="ConditionalStyle_227" calcext:value="formula-is(IF(#REF!=CONCATENATE([.$D4];&quot;_win&quot;);1;0))" calcext:base-cell-address="'Calendario Seconda Fase'.B5"/>
          </calcext:conditional-format>
          <calcext:conditional-format calcext:target-range-address="'Calendario Seconda Fase'.G4:'Calendario Seconda Fase'.G67 'Calendario Seconda Fase'.H4:'Calendario Seconda Fase'.H4 'Calendario Seconda Fase'.B4:'Calendario Seconda Fase'.D67">
            <calcext:condition calcext:apply-style-name="ConditionalStyle_226" calcext:value="formula-is(IF(#REF!=CONCATENATE([.$G4];&quot;_win&quot;);1;0))" calcext:base-cell-address="'Calendario Seconda Fase'.B4"/>
          </calcext:conditional-format>
          <calcext:conditional-format calcext:target-range-address="'Calendario Seconda Fase'.G3:'Calendario Seconda Fase'.I3 'Calendario Seconda Fase'.B3:'Calendario Seconda Fase'.E3">
            <calcext:condition calcext:apply-style-name="ConditionalStyle_209" calcext:value="formula-is(#REF!=&quot;Black and White&quot;)" calcext:base-cell-address="'Calendario Seconda Fase'.B3"/>
          </calcext:conditional-format>
        </calcext:conditional-formats>
      </table:table>
      <table:table table:name="Tabellone Principale" table:style-name="ta1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53" table:default-cell-style-name="ce1207"/>
        <table:table-column table:style-name="co54" table:default-cell-style-name="ce1207"/>
        <table:table-column table:style-name="co53" table:default-cell-style-name="ce1207"/>
        <table:table-column table:style-name="co55" table:number-columns-repeated="2" table:default-cell-style-name="ce1207"/>
        <table:table-column table:style-name="co53" table:default-cell-style-name="ce1207"/>
        <table:table-column table:style-name="co54" table:default-cell-style-name="ce1207"/>
        <table:table-column table:style-name="co53" table:default-cell-style-name="ce1207"/>
        <table:table-column table:style-name="co55" table:number-columns-repeated="2" table:default-cell-style-name="ce1207"/>
        <table:table-column table:style-name="co53" table:default-cell-style-name="ce1207"/>
        <table:table-column table:style-name="co54" table:default-cell-style-name="ce1207"/>
        <table:table-column table:style-name="co53" table:default-cell-style-name="ce1207"/>
        <table:table-column table:style-name="co55" table:number-columns-repeated="2" table:default-cell-style-name="ce1207"/>
        <table:table-column table:style-name="co53" table:default-cell-style-name="ce1207"/>
        <table:table-column table:style-name="co54" table:default-cell-style-name="ce1207"/>
        <table:table-column table:style-name="co53" table:default-cell-style-name="ce1207"/>
        <table:table-column table:style-name="co55" table:default-cell-style-name="ce1207"/>
        <table:table-column table:style-name="co3" table:number-columns-repeated="45" table:default-cell-style-name="ce1207"/>
        <table:table-row table:style-name="ro4">
          <table:table-cell table:style-name="ce1197" table:formula="of:=VLOOKUP(&quot;NOME_TORNEO&quot;;INPUT_DATI_TORNEO;2;0)" office:value-type="string" office:string-value="Torneo dell’Estate" calcext:value-type="string" table:number-columns-spanned="19" table:number-rows-spanned="1">
            <text:p>Torneo dell’Estate</text:p>
          </table:table-cell>
          <table:covered-table-cell table:number-columns-repeated="10" table:style-name="ce1208"/>
          <table:covered-table-cell table:number-columns-repeated="7" table:style-name="ce1270"/>
          <table:covered-table-cell table:style-name="ce1238"/>
          <table:table-cell table:number-columns-repeated="45"/>
        </table:table-row>
        <table:table-row table:style-name="ro1">
          <table:table-cell table:style-name="ce1025" office:value-type="string" calcext:value-type="string" table:number-columns-spanned="19" table:number-rows-spanned="1">
            <text:p>Tabellone Principale</text:p>
          </table:table-cell>
          <table:covered-table-cell table:number-columns-repeated="18"/>
          <table:table-cell table:number-columns-repeated="45"/>
        </table:table-row>
        <table:table-row table:style-name="ro1">
          <table:table-cell table:style-name="ce1198" table:number-columns-repeated="19"/>
          <table:table-cell table:number-columns-repeated="45"/>
        </table:table-row>
        <table:table-row table:style-name="ro1">
          <table:table-cell table:style-name="ce1199" office:value-type="string" calcext:value-type="string" table:number-columns-spanned="3" table:number-rows-spanned="2">
            <text:p>Ottavi di finale</text:p>
          </table:table-cell>
          <table:covered-table-cell table:style-name="ce1209"/>
          <table:covered-table-cell table:style-name="ce1226"/>
          <table:table-cell table:style-name="ce1238"/>
          <table:table-cell table:style-name="ce1245"/>
          <table:table-cell table:style-name="ce1199" office:value-type="string" calcext:value-type="string" table:number-columns-spanned="3" table:number-rows-spanned="2">
            <text:p>Quarti di finale</text:p>
          </table:table-cell>
          <table:covered-table-cell table:style-name="ce1209"/>
          <table:covered-table-cell table:style-name="ce1226"/>
          <table:table-cell table:style-name="ce1245" table:number-columns-repeated="2"/>
          <table:table-cell table:style-name="ce1199" office:value-type="string" calcext:value-type="string" table:number-columns-spanned="3" table:number-rows-spanned="2">
            <text:p>Semifinali</text:p>
          </table:table-cell>
          <table:covered-table-cell table:style-name="ce1209"/>
          <table:covered-table-cell table:style-name="ce1226"/>
          <table:table-cell table:style-name="ce1198" table:number-columns-repeated="2"/>
          <table:table-cell table:style-name="ce1199" office:value-type="string" calcext:value-type="string" table:number-columns-spanned="3" table:number-rows-spanned="2">
            <text:p>Finale</text:p>
          </table:table-cell>
          <table:covered-table-cell table:style-name="ce1209"/>
          <table:covered-table-cell table:style-name="ce1226"/>
          <table:table-cell table:style-name="ce1238"/>
          <table:table-cell table:number-columns-repeated="45"/>
        </table:table-row>
        <table:table-row table:style-name="ro1">
          <table:covered-table-cell table:style-name="ce1200"/>
          <table:covered-table-cell table:style-name="ce1210"/>
          <table:covered-table-cell table:style-name="ce1227"/>
          <table:table-cell table:style-name="ce1238"/>
          <table:table-cell table:style-name="ce1245"/>
          <table:covered-table-cell table:style-name="ce1200"/>
          <table:covered-table-cell table:style-name="ce1210"/>
          <table:covered-table-cell table:style-name="ce1227"/>
          <table:table-cell table:style-name="ce1245" table:number-columns-repeated="2"/>
          <table:covered-table-cell table:style-name="ce1200"/>
          <table:covered-table-cell table:style-name="ce1210"/>
          <table:covered-table-cell table:style-name="ce1227"/>
          <table:table-cell table:style-name="ce1198" table:number-columns-repeated="2"/>
          <table:covered-table-cell table:style-name="ce1200"/>
          <table:covered-table-cell table:style-name="ce1210"/>
          <table:covered-table-cell table:style-name="ce1227"/>
          <table:table-cell table:style-name="ce1238"/>
          <table:table-cell table:number-columns-repeated="45"/>
        </table:table-row>
        <table:table-row table:style-name="ro1">
          <table:table-cell table:style-name="ce1201"/>
          <table:table-cell table:style-name="ce1211"/>
          <table:table-cell table:style-name="ce1198"/>
          <table:table-cell table:style-name="ce1238"/>
          <table:table-cell table:style-name="ce1245"/>
          <table:table-cell table:style-name="ce1198" table:number-columns-repeated="4"/>
          <table:table-cell table:style-name="ce1245"/>
          <table:table-cell table:style-name="ce1198" table:number-columns-repeated="8"/>
          <table:table-cell table:style-name="ce1238"/>
          <table:table-cell table:number-columns-repeated="45"/>
        </table:table-row>
        <table:table-row table:style-name="ro1">
          <table:table-cell table:style-name="ce1202" table:formula="of:=TEXT(VLOOKUP([.A8];INPUT_DATE_E_RISULTATI_2A_FASE;8;FALSE());&quot;GGG G MMM&quot;)&amp;&quot; &quot;&amp;TEXT(VLOOKUP([.A8];INPUT_DATE_E_RISULTATI_2A_FASE;9;FALSE());&quot;h:mm&quot;)&amp;&quot; (&quot;&amp;VLOOKUP([.A8];INPUT_DATE_E_RISULTATI_2A_FASE;11;FALSE())&amp;&quot;)&quot;" office:value-type="string" office:string-value="gio 10 giu 9:00 (Cristo Re 1)" calcext:value-type="string">
            <text:p>gio 10 giu 9:00 (Cristo Re 1)</text:p>
          </table:table-cell>
          <table:table-cell table:style-name="ce1211"/>
          <table:table-cell table:style-name="ce1228"/>
          <table:table-cell table:style-name="ce1198"/>
          <table:table-cell table:style-name="ce1245"/>
          <table:table-cell table:style-name="ce1198" table:number-columns-repeated="4"/>
          <table:table-cell table:style-name="ce1245"/>
          <table:table-cell table:style-name="ce1198" table:number-columns-repeated="8"/>
          <table:table-cell table:style-name="ce1238"/>
          <table:table-cell table:number-columns-repeated="45"/>
        </table:table-row>
        <table:table-row table:style-name="ro1">
          <table:table-cell table:style-name="ce1203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1212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1229" table:formula="of:=VLOOKUP(&quot;1-16/8&quot;;B_PARTITE_2A_FASE_PER_CODICE;9;FALSE())" office:value-type="float" office:value="67" calcext:value-type="float">
            <text:p>67</text:p>
          </table:table-cell>
          <table:table-cell table:style-name="ce1239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1245"/>
          <table:table-cell table:style-name="ce1198" table:number-columns-repeated="4"/>
          <table:table-cell table:style-name="ce1245"/>
          <table:table-cell table:style-name="ce1198" table:number-columns-repeated="8"/>
          <table:table-cell table:style-name="ce1238"/>
          <table:table-cell table:number-columns-repeated="45"/>
        </table:table-row>
        <table:table-row table:style-name="ro1">
          <table:covered-table-cell table:style-name="ce1204"/>
          <table:table-cell table:style-name="ce1213" table:formula="of:=VLOOKUP(&quot;1-16/8&quot;;B_PARTITE_2A_FASE_PER_CODICE;8;FALSE())" office:value-type="string" office:string-value="Elefanti" calcext:value-type="string">
            <text:p>Elefanti</text:p>
          </table:table-cell>
          <table:table-cell table:style-name="ce1230" table:formula="of:=VLOOKUP(&quot;1-16/8&quot;;B_PARTITE_2A_FASE_PER_CODICE;10;FALSE())" office:value-type="float" office:value="46" calcext:value-type="float">
            <text:p>46</text:p>
          </table:table-cell>
          <table:table-cell table:style-name="ce1240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1245"/>
          <table:table-cell table:style-name="ce1205" table:formula="of:=TEXT(VLOOKUP([.F10];INPUT_DATE_E_RISULTATI_2A_FASE;8;FALSE());&quot;GGG G MMM&quot;)&amp;&quot; &quot;&amp;TEXT(VLOOKUP([.F10];INPUT_DATE_E_RISULTATI_2A_FASE;9;FALSE());&quot;h:mm&quot;)&amp;&quot; (&quot;&amp;VLOOKUP([.F10];INPUT_DATE_E_RISULTATI_2A_FASE;11;FALSE())&amp;&quot;)&quot;" office:value-type="string" office:string-value="ven 11 giu 9:00 (Cristo Re 1)" calcext:value-type="string">
            <text:p>ven 11 giu 9:00 (Cristo Re 1)</text:p>
          </table:table-cell>
          <table:table-cell table:style-name="ce1198"/>
          <table:table-cell table:style-name="ce1228"/>
          <table:table-cell table:style-name="ce1198"/>
          <table:table-cell table:style-name="ce1245"/>
          <table:table-cell table:style-name="ce1198" table:number-columns-repeated="8"/>
          <table:table-cell table:style-name="ce1238"/>
          <table:table-cell table:number-columns-repeated="45"/>
        </table:table-row>
        <table:table-row table:style-name="ro1">
          <table:table-cell table:style-name="ce1201"/>
          <table:table-cell table:style-name="ce1214"/>
          <table:table-cell table:style-name="ce1231"/>
          <table:table-cell table:style-name="ce1241"/>
          <table:table-cell table:style-name="ce1198"/>
          <table:table-cell table:style-name="ce1247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1250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1233" table:formula="of:=VLOOKUP(&quot;1-8/4&quot;;B_PARTITE_2A_FASE_PER_CODICE;9;FALSE())" office:value-type="float" office:value="58" calcext:value-type="float">
            <text:p>58</text:p>
          </table:table-cell>
          <table:table-cell table:style-name="ce1239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1245"/>
          <table:table-cell table:style-name="ce1198" table:number-columns-repeated="8"/>
          <table:table-cell table:style-name="ce1238"/>
          <table:table-cell table:number-columns-repeated="45"/>
        </table:table-row>
        <table:table-row table:style-name="ro1">
          <table:table-cell table:style-name="ce1205" table:formula="of:=TEXT(VLOOKUP([.A12];INPUT_DATE_E_RISULTATI_2A_FASE;8;FALSE());&quot;GGG G MMM&quot;)&amp;&quot; &quot;&amp;TEXT(VLOOKUP([.A12];INPUT_DATE_E_RISULTATI_2A_FASE;9;FALSE());&quot;h:mm&quot;)&amp;&quot; (&quot;&amp;VLOOKUP([.A12];INPUT_DATE_E_RISULTATI_2A_FASE;11;FALSE())&amp;&quot;)&quot;" office:value-type="string" office:string-value="gio 10 giu 11:00 (Cristo Re 1)" calcext:value-type="string">
            <text:p>gio 10 giu 11:00 (Cristo Re 1)</text:p>
          </table:table-cell>
          <table:table-cell table:style-name="ce1215"/>
          <table:table-cell table:style-name="ce1232"/>
          <table:table-cell table:style-name="ce1241"/>
          <table:table-cell table:style-name="ce1246"/>
          <table:covered-table-cell table:style-name="ce1248"/>
          <table:table-cell table:style-name="ce1251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1234" table:formula="of:=VLOOKUP(&quot;1-8/4&quot;;B_PARTITE_2A_FASE_PER_CODICE;10;FALSE())" office:value-type="float" office:value="46" calcext:value-type="float">
            <text:p>46</text:p>
          </table:table-cell>
          <table:table-cell table:style-name="ce1240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1245"/>
          <table:table-cell table:style-name="ce1198" table:number-columns-repeated="8"/>
          <table:table-cell table:style-name="ce1238"/>
          <table:table-cell table:number-columns-repeated="45"/>
        </table:table-row>
        <table:table-row table:style-name="ro1">
          <table:table-cell table:style-name="ce1203" table:formula="of:=VLOOKUP(&quot;1-16/7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1216" table:formula="of:=VLOOKUP(&quot;1-16/7&quot;;B_PARTITE_2A_FASE_PER_CODICE;7;FALSE())" office:value-type="string" office:string-value="Giaguari" calcext:value-type="string">
            <text:p>Giaguari</text:p>
          </table:table-cell>
          <table:table-cell table:style-name="ce1233" table:formula="of:=VLOOKUP(&quot;1-16/7&quot;;B_PARTITE_2A_FASE_PER_CODICE;9;FALSE())" office:value-type="float" office:value="52" calcext:value-type="float">
            <text:p>52</text:p>
          </table:table-cell>
          <table:table-cell table:style-name="ce1242" table:formula="of:=VLOOKUP(&quot;1-16/7&quot;;B_PARTITE_2A_FASE_PER_CODICE;5;FALSE())" office:value-type="string" office:string-value="1B" calcext:value-type="string">
            <text:p>1B</text:p>
          </table:table-cell>
          <table:table-cell table:style-name="ce1198" table:number-columns-repeated="2"/>
          <table:table-cell table:style-name="ce1252"/>
          <table:table-cell table:style-name="ce1257"/>
          <table:table-cell table:style-name="ce1241"/>
          <table:table-cell table:style-name="ce1245"/>
          <table:table-cell table:style-name="ce1198" table:number-columns-repeated="8"/>
          <table:table-cell table:style-name="ce1238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7&quot;;B_PARTITE_2A_FASE_PER_CODICE;8;FALSE())" office:value-type="string" office:string-value="Aquile" calcext:value-type="string">
            <text:p>Aquile</text:p>
          </table:table-cell>
          <table:table-cell table:style-name="ce1234" table:formula="of:=VLOOKUP(&quot;1-16/7&quot;;B_PARTITE_2A_FASE_PER_CODICE;10;FALSE())" office:value-type="float" office:value="43" calcext:value-type="float">
            <text:p>43</text:p>
          </table:table-cell>
          <table:table-cell table:style-name="ce1239" table:formula="of:=VLOOKUP(&quot;1-16/7&quot;;B_PARTITE_2A_FASE_PER_CODICE;6;FALSE())" office:value-type="string" office:string-value="2D" calcext:value-type="string">
            <text:p>2D</text:p>
          </table:table-cell>
          <table:table-cell table:style-name="ce1198" table:number-columns-repeated="2"/>
          <table:table-cell table:style-name="ce1253"/>
          <table:table-cell table:style-name="ce1258"/>
          <table:table-cell table:style-name="ce1241"/>
          <table:table-cell table:style-name="ce1245"/>
          <table:table-cell table:style-name="ce1249" table:formula="of:=TEXT(VLOOKUP([.K14];INPUT_DATE_E_RISULTATI_2A_FASE;8;FALSE());&quot;GGG G MMM&quot;)&amp;&quot; &quot;&amp;TEXT(VLOOKUP([.K14];INPUT_DATE_E_RISULTATI_2A_FASE;9;FALSE());&quot;h:mm&quot;)&amp;&quot; (&quot;&amp;VLOOKUP([.K14];INPUT_DATE_E_RISULTATI_2A_FASE;11;FALSE())&amp;&quot;)&quot;" office:value-type="string" office:string-value="ven 11 giu 20:30 (Basket Giovane)" calcext:value-type="string">
            <text:p>ven 11 giu 20:30 (Basket Giovane)</text:p>
          </table:table-cell>
          <table:table-cell table:style-name="ce1198" table:number-columns-repeated="7"/>
          <table:table-cell table:style-name="ce1238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198" table:number-columns-repeated="4"/>
          <table:table-cell table:style-name="ce1259"/>
          <table:table-cell table:style-name="ce1241"/>
          <table:table-cell table:style-name="ce1245"/>
          <table:table-cell table:style-name="ce1268" table:formula="of:=VLOOKUP(&quot;1-4/2&quot;;B_PARTITE_2A_FASE_PER_CODICE;2;FALSE())" office:value-type="float" office:value="87" calcext:value-type="float" table:number-columns-spanned="1" table:number-rows-spanned="2">
            <text:p>87</text:p>
          </table:table-cell>
          <table:table-cell table:style-name="ce1250" table:formula="of:=VLOOKUP(&quot;1-4/2&quot;;B_PARTITE_2A_FASE_PER_CODICE;7;FALSE())" office:value-type="string" office:string-value="Leoni" calcext:value-type="string">
            <text:p>Leoni</text:p>
          </table:table-cell>
          <table:table-cell table:style-name="ce1233" table:formula="of:=VLOOKUP(&quot;1-4/2&quot;;B_PARTITE_2A_FASE_PER_CODICE;9;FALSE())" office:value-type="float" office:value="66" calcext:value-type="float">
            <text:p>66</text:p>
          </table:table-cell>
          <table:table-cell table:style-name="ce1239" table:formula="of:=VLOOKUP(&quot;1-4/2&quot;;B_PARTITE_2A_FASE_PER_CODICE;5;FALSE())" office:value-type="string" office:string-value="V69" calcext:value-type="string">
            <text:p>V69</text:p>
          </table:table-cell>
          <table:table-cell table:style-name="ce1278"/>
          <table:table-cell table:style-name="ce1198" table:number-columns-repeated="3"/>
          <table:table-cell table:style-name="ce1238"/>
          <table:table-cell table:number-columns-repeated="45"/>
        </table:table-row>
        <table:table-row table:style-name="ro1">
          <table:table-cell table:style-name="ce1205" table:formula="of:=TEXT(VLOOKUP([.A16];INPUT_DATE_E_RISULTATI_2A_FASE;8;FALSE());&quot;GGG G MMM&quot;)&amp;&quot; &quot;&amp;TEXT(VLOOKUP([.A16];INPUT_DATE_E_RISULTATI_2A_FASE;9;FALSE());&quot;h:mm&quot;)&amp;&quot; (&quot;&amp;VLOOKUP([.A16];INPUT_DATE_E_RISULTATI_2A_FASE;11;FALSE())&amp;&quot;)&quot;" office:value-type="string" office:string-value="gio 10 giu 15:30 (Cristo Re 1)" calcext:value-type="string">
            <text:p>gio 10 giu 15:30 (Cristo Re 1)</text:p>
          </table:table-cell>
          <table:table-cell table:style-name="ce1219"/>
          <table:table-cell table:style-name="ce1232"/>
          <table:table-cell table:style-name="ce1198" table:number-columns-repeated="4"/>
          <table:table-cell table:style-name="ce1260"/>
          <table:table-cell table:style-name="ce1241"/>
          <table:table-cell table:style-name="ce1267"/>
          <table:covered-table-cell table:style-name="ce1269"/>
          <table:table-cell table:style-name="ce1251" table:formula="of:=VLOOKUP(&quot;1-4/2&quot;;B_PARTITE_2A_FASE_PER_CODICE;8;FALSE())" office:value-type="string" office:string-value="Bisonti" calcext:value-type="string">
            <text:p>Bisonti</text:p>
          </table:table-cell>
          <table:table-cell table:style-name="ce1234" table:formula="of:=VLOOKUP(&quot;1-4/2&quot;;B_PARTITE_2A_FASE_PER_CODICE;10;FALSE())" office:value-type="float" office:value="31" calcext:value-type="float">
            <text:p>31</text:p>
          </table:table-cell>
          <table:table-cell table:style-name="ce1240" table:formula="of:=VLOOKUP(&quot;1-4/2&quot;;B_PARTITE_2A_FASE_PER_CODICE;6;FALSE())" office:value-type="string" office:string-value="V70" calcext:value-type="string">
            <text:p>V70</text:p>
          </table:table-cell>
          <table:table-cell table:style-name="ce1279"/>
          <table:table-cell table:style-name="ce1198" table:number-columns-repeated="3"/>
          <table:table-cell table:style-name="ce1238"/>
          <table:table-cell table:number-columns-repeated="45"/>
        </table:table-row>
        <table:table-row table:style-name="ro1">
          <table:table-cell table:style-name="ce1203" table:formula="of:=VLOOKUP(&quot;1-16/6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1216" table:formula="of:=VLOOKUP(&quot;1-16/6&quot;;B_PARTITE_2A_FASE_PER_CODICE;7;FALSE())" office:value-type="string" office:string-value="Bisonti" calcext:value-type="string">
            <text:p>Bisonti</text:p>
          </table:table-cell>
          <table:table-cell table:style-name="ce1233" table:formula="of:=VLOOKUP(&quot;1-16/6&quot;;B_PARTITE_2A_FASE_PER_CODICE;9;FALSE())" office:value-type="float" office:value="58" calcext:value-type="float">
            <text:p>58</text:p>
          </table:table-cell>
          <table:table-cell table:style-name="ce1239" table:formula="of:=VLOOKUP(&quot;1-16/6&quot;;B_PARTITE_2A_FASE_PER_CODICE;5;FALSE())" office:value-type="string" office:string-value="1E" calcext:value-type="string">
            <text:p>1E</text:p>
          </table:table-cell>
          <table:table-cell table:style-name="ce1198" table:number-columns-repeated="3"/>
          <table:table-cell table:style-name="ce1260"/>
          <table:table-cell table:style-name="ce1241"/>
          <table:table-cell table:style-name="ce1245"/>
          <table:table-cell table:style-name="ce1198"/>
          <table:table-cell table:style-name="ce1252"/>
          <table:table-cell table:style-name="ce1273"/>
          <table:table-cell table:style-name="ce1241"/>
          <table:table-cell table:style-name="ce1198" table:number-columns-repeated="4"/>
          <table:table-cell table:style-name="ce1238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6&quot;;B_PARTITE_2A_FASE_PER_CODICE;8;FALSE())" office:value-type="string" office:string-value="Gorilla" calcext:value-type="string">
            <text:p>Gorilla</text:p>
          </table:table-cell>
          <table:table-cell table:style-name="ce1234" table:formula="of:=VLOOKUP(&quot;1-16/6&quot;;B_PARTITE_2A_FASE_PER_CODICE;10;FALSE())" office:value-type="float" office:value="39" calcext:value-type="float">
            <text:p>39</text:p>
          </table:table-cell>
          <table:table-cell table:style-name="ce1240" table:formula="of:=VLOOKUP(&quot;1-16/6&quot;;B_PARTITE_2A_FASE_PER_CODICE;6;FALSE())" office:value-type="string" office:string-value="2G" calcext:value-type="string">
            <text:p>2G</text:p>
          </table:table-cell>
          <table:table-cell table:style-name="ce1198"/>
          <table:table-cell table:style-name="ce1205" table:formula="of:=TEXT(VLOOKUP([.F18];INPUT_DATE_E_RISULTATI_2A_FASE;8;FALSE());&quot;GGG G MMM&quot;)&amp;&quot; &quot;&amp;TEXT(VLOOKUP([.F18];INPUT_DATE_E_RISULTATI_2A_FASE;9;FALSE());&quot;h:mm&quot;)&amp;&quot; (&quot;&amp;VLOOKUP([.F18];INPUT_DATE_E_RISULTATI_2A_FASE;11;FALSE())&amp;&quot;)&quot;" office:value-type="string" office:string-value="ven 11 giu 9:00 (Cristo Re 2)" calcext:value-type="string">
            <text:p>ven 11 giu 9:00 (Cristo Re 2)</text:p>
          </table:table-cell>
          <table:table-cell table:style-name="ce1198"/>
          <table:table-cell table:style-name="ce1260"/>
          <table:table-cell table:style-name="ce1241"/>
          <table:table-cell table:style-name="ce1245"/>
          <table:table-cell table:style-name="ce1198"/>
          <table:table-cell table:style-name="ce1271"/>
          <table:table-cell table:style-name="ce1274"/>
          <table:table-cell table:style-name="ce1241"/>
          <table:table-cell table:style-name="ce1198" table:number-columns-repeated="4"/>
          <table:table-cell table:style-name="ce1238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43"/>
          <table:table-cell table:style-name="ce1198"/>
          <table:table-cell table:style-name="ce1247" table:formula="of:=VLOOKUP(&quot;1-8/3&quot;;B_PARTITE_2A_FASE_PER_CODICE;2;FALSE())" office:value-type="float" office:value="70" calcext:value-type="float" table:number-columns-spanned="1" table:number-rows-spanned="2">
            <text:p>70</text:p>
          </table:table-cell>
          <table:table-cell table:style-name="ce1250" table:formula="of:=VLOOKUP(&quot;1-8/3&quot;;B_PARTITE_2A_FASE_PER_CODICE;7;FALSE())" office:value-type="string" office:string-value="Bisonti" calcext:value-type="string">
            <text:p>Bisonti</text:p>
          </table:table-cell>
          <table:table-cell table:style-name="ce1233" table:formula="of:=VLOOKUP(&quot;1-8/3&quot;;B_PARTITE_2A_FASE_PER_CODICE;9;FALSE())" office:value-type="float" office:value="60" calcext:value-type="float">
            <text:p>60</text:p>
          </table:table-cell>
          <table:table-cell table:style-name="ce1242" table:formula="of:=VLOOKUP(&quot;1-8/3&quot;;B_PARTITE_2A_FASE_PER_CODICE;5;FALSE())" office:value-type="string" office:string-value="V57" calcext:value-type="string">
            <text:p>V57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1238"/>
          <table:table-cell table:number-columns-repeated="45"/>
        </table:table-row>
        <table:table-row table:style-name="ro1">
          <table:table-cell table:style-name="ce1205" table:formula="of:=TEXT(VLOOKUP([.A20];INPUT_DATE_E_RISULTATI_2A_FASE;8;FALSE());&quot;GGG G MMM&quot;)&amp;&quot; &quot;&amp;TEXT(VLOOKUP([.A20];INPUT_DATE_E_RISULTATI_2A_FASE;9;FALSE());&quot;h:mm&quot;)&amp;&quot; (&quot;&amp;VLOOKUP([.A20];INPUT_DATE_E_RISULTATI_2A_FASE;11;FALSE())&amp;&quot;)&quot;" office:value-type="string" office:string-value="gio 10 giu 17:00 (Cristo Re 1)" calcext:value-type="string">
            <text:p>gio 10 giu 17:00 (Cristo Re 1)</text:p>
          </table:table-cell>
          <table:table-cell table:style-name="ce1220"/>
          <table:table-cell table:style-name="ce1232"/>
          <table:table-cell table:style-name="ce1243"/>
          <table:table-cell table:style-name="ce1246"/>
          <table:covered-table-cell table:style-name="ce1248"/>
          <table:table-cell table:style-name="ce1251" table:formula="of:=VLOOKUP(&quot;1-8/3&quot;;B_PARTITE_2A_FASE_PER_CODICE;8;FALSE())" office:value-type="string" office:string-value="Balene" calcext:value-type="string">
            <text:p>Balene</text:p>
          </table:table-cell>
          <table:table-cell table:style-name="ce1234" table:formula="of:=VLOOKUP(&quot;1-8/3&quot;;B_PARTITE_2A_FASE_PER_CODICE;10;FALSE())" office:value-type="float" office:value="31" calcext:value-type="float">
            <text:p>31</text:p>
          </table:table-cell>
          <table:table-cell table:style-name="ce1239" table:formula="of:=VLOOKUP(&quot;1-8/3&quot;;B_PARTITE_2A_FASE_PER_CODICE;6;FALSE())" office:value-type="string" office:string-value="V61" calcext:value-type="string">
            <text:p>V61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1238"/>
          <table:table-cell table:number-columns-repeated="45"/>
        </table:table-row>
        <table:table-row table:style-name="ro1">
          <table:table-cell table:style-name="ce1203" table:formula="of:=VLOOKUP(&quot;1-16/5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1216" table:formula="of:=VLOOKUP(&quot;1-16/5&quot;;B_PARTITE_2A_FASE_PER_CODICE;7;FALSE())" office:value-type="string" office:string-value="Balene" calcext:value-type="string">
            <text:p>Balene</text:p>
          </table:table-cell>
          <table:table-cell table:style-name="ce1233" table:formula="of:=VLOOKUP(&quot;1-16/5&quot;;B_PARTITE_2A_FASE_PER_CODICE;9;FALSE())" office:value-type="float" office:value="51" calcext:value-type="float">
            <text:p>51</text:p>
          </table:table-cell>
          <table:table-cell table:style-name="ce1242" table:formula="of:=VLOOKUP(&quot;1-16/5&quot;;B_PARTITE_2A_FASE_PER_CODICE;5;FALSE())" office:value-type="string" office:string-value="1F" calcext:value-type="string">
            <text:p>1F</text:p>
          </table:table-cell>
          <table:table-cell table:style-name="ce1198" table:number-columns-repeated="2"/>
          <table:table-cell table:style-name="ce1252"/>
          <table:table-cell table:style-name="ce1261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/>
          <table:table-cell table:style-name="ce1249" table:formula="of:=TEXT(VLOOKUP([.P21];INPUT_DATE_E_RISULTATI_2A_FASE;8;FALSE());&quot;GGG G MMM&quot;)&amp;&quot; &quot;&amp;TEXT(VLOOKUP([.P21];INPUT_DATE_E_RISULTATI_2A_FASE;9;FALSE());&quot;h:mm&quot;)&amp;&quot; (&quot;&amp;VLOOKUP([.P21];INPUT_DATE_E_RISULTATI_2A_FASE;11;FALSE())&amp;&quot;)&quot;" office:value-type="string" office:string-value="dom 13 giu 10:30 (Basket Giovane)" calcext:value-type="string">
            <text:p>dom 13 giu 10:30 (Basket Giovane)</text:p>
          </table:table-cell>
          <table:table-cell table:style-name="ce1198" table:number-columns-repeated="2"/>
          <table:table-cell table:style-name="ce1238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5&quot;;B_PARTITE_2A_FASE_PER_CODICE;8;FALSE())" office:value-type="string" office:string-value="Tonni" calcext:value-type="string">
            <text:p>Tonni</text:p>
          </table:table-cell>
          <table:table-cell table:style-name="ce1234" table:formula="of:=VLOOKUP(&quot;1-16/5&quot;;B_PARTITE_2A_FASE_PER_CODICE;10;FALSE())" office:value-type="float" office:value="47" calcext:value-type="float">
            <text:p>47</text:p>
          </table:table-cell>
          <table:table-cell table:style-name="ce1239" table:formula="of:=VLOOKUP(&quot;1-16/5&quot;;B_PARTITE_2A_FASE_PER_CODICE;6;FALSE())" office:value-type="string" office:string-value="2H" calcext:value-type="string">
            <text:p>2H</text:p>
          </table:table-cell>
          <table:table-cell table:style-name="ce1198" table:number-columns-repeated="2"/>
          <table:table-cell table:style-name="ce1254"/>
          <table:table-cell table:style-name="ce1262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/>
          <table:table-cell table:style-name="ce1280" table:formula="of:=VLOOKUP(&quot;1-2/1&quot;;B_PARTITE_2A_FASE_PER_CODICE;2;FALSE())" office:value-type="float" office:value="112" calcext:value-type="float" table:number-columns-spanned="1" table:number-rows-spanned="2">
            <text:p>112</text:p>
          </table:table-cell>
          <table:table-cell table:style-name="ce1250" table:formula="of:=VLOOKUP(&quot;1-2/1&quot;;B_PARTITE_2A_FASE_PER_CODICE;7;FALSE())" office:value-type="string" office:string-value="Leoni" calcext:value-type="string">
            <text:p>Leoni</text:p>
          </table:table-cell>
          <table:table-cell table:style-name="ce1233" table:formula="of:=VLOOKUP(&quot;1-2/1&quot;;B_PARTITE_2A_FASE_PER_CODICE;9;FALSE())" office:value-type="float" office:value="69" calcext:value-type="float">
            <text:p>69</text:p>
          </table:table-cell>
          <table:table-cell table:style-name="ce1285" table:formula="of:=VLOOKUP(&quot;1-2/1&quot;;B_PARTITE_2A_FASE_PER_CODICE;5;FALSE())" office:value-type="string" office:string-value="V87" calcext:value-type="string">
            <text:p>V87</text:p>
          </table:table-cell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39"/>
          <table:table-cell table:style-name="ce1198" table:number-columns-repeated="3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246"/>
          <table:covered-table-cell table:style-name="ce1281"/>
          <table:table-cell table:style-name="ce1251" table:formula="of:=VLOOKUP(&quot;1-2/1&quot;;B_PARTITE_2A_FASE_PER_CODICE;8;FALSE())" office:value-type="string" office:string-value="Pantere" calcext:value-type="string">
            <text:p>Pantere</text:p>
          </table:table-cell>
          <table:table-cell table:style-name="ce1234" table:formula="of:=VLOOKUP(&quot;1-2/1&quot;;B_PARTITE_2A_FASE_PER_CODICE;10;FALSE())" office:value-type="float" office:value="42" calcext:value-type="float">
            <text:p>42</text:p>
          </table:table-cell>
          <table:table-cell table:style-name="ce1285" table:formula="of:=VLOOKUP(&quot;1-2/1&quot;;B_PARTITE_2A_FASE_PER_CODICE;6;FALSE())" office:value-type="string" office:string-value="V88" calcext:value-type="string">
            <text:p>V88</text:p>
          </table:table-cell>
          <table:table-cell table:number-columns-repeated="45"/>
        </table:table-row>
        <table:table-row table:style-name="ro1">
          <table:table-cell table:style-name="ce1206" table:formula="of:=TEXT(VLOOKUP([.A24];INPUT_DATE_E_RISULTATI_2A_FASE;8;FALSE());&quot;GGG G MMM&quot;)&amp;&quot; &quot;&amp;TEXT(VLOOKUP([.A24];INPUT_DATE_E_RISULTATI_2A_FASE;9;FALSE());&quot;h:mm&quot;)&amp;&quot; (&quot;&amp;VLOOKUP([.A24];INPUT_DATE_E_RISULTATI_2A_FASE;11;FALSE())&amp;&quot;)&quot;" office:value-type="string" office:string-value="gio 10 giu 9:00 (Cristo Re 2)" calcext:value-type="string" table:number-columns-spanned="4" table:number-rows-spanned="1">
            <text:p>gio 10 giu 9:00 (Cristo Re 2)</text:p>
          </table:table-cell>
          <table:covered-table-cell table:style-name="ce1221"/>
          <table:covered-table-cell table:style-name="ce1235"/>
          <table:covered-table-cell table:style-name="ce1239"/>
          <table:table-cell table:style-name="ce1198" table:number-columns-repeated="3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2"/>
          <table:table-cell table:style-name="ce1252"/>
          <table:table-cell table:style-name="ce1283"/>
          <table:table-cell table:style-name="ce1238"/>
          <table:table-cell table:number-columns-repeated="45"/>
        </table:table-row>
        <table:table-row table:style-name="ro1">
          <table:table-cell table:style-name="ce1203" table:formula="of:=VLOOKUP(&quot;1-16/4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1216" table:formula="of:=VLOOKUP(&quot;1-16/4&quot;;B_PARTITE_2A_FASE_PER_CODICE;7;FALSE())" office:value-type="string" office:string-value="Pantere" calcext:value-type="string">
            <text:p>Pantere</text:p>
          </table:table-cell>
          <table:table-cell table:style-name="ce1233" table:formula="of:=VLOOKUP(&quot;1-16/4&quot;;B_PARTITE_2A_FASE_PER_CODICE;9;FALSE())" office:value-type="float" office:value="55" calcext:value-type="float">
            <text:p>55</text:p>
          </table:table-cell>
          <table:table-cell table:style-name="ce1239" table:formula="of:=VLOOKUP(&quot;1-16/4&quot;;B_PARTITE_2A_FASE_PER_CODICE;5;FALSE())" office:value-type="string" office:string-value="2A" calcext:value-type="string">
            <text:p>2A</text:p>
          </table:table-cell>
          <table:table-cell table:style-name="ce1198" table:number-columns-repeated="3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2"/>
          <table:table-cell table:style-name="ce1282"/>
          <table:table-cell table:style-name="ce1284"/>
          <table:table-cell table:style-name="ce1238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4&quot;;B_PARTITE_2A_FASE_PER_CODICE;8;FALSE())" office:value-type="string" office:string-value="Giraffe" calcext:value-type="string">
            <text:p>Giraffe</text:p>
          </table:table-cell>
          <table:table-cell table:style-name="ce1234" table:formula="of:=VLOOKUP(&quot;1-16/4&quot;;B_PARTITE_2A_FASE_PER_CODICE;10;FALSE())" office:value-type="float" office:value="36" calcext:value-type="float">
            <text:p>36</text:p>
          </table:table-cell>
          <table:table-cell table:style-name="ce1240" table:formula="of:=VLOOKUP(&quot;1-16/4&quot;;B_PARTITE_2A_FASE_PER_CODICE;6;FALSE())" office:value-type="string" office:string-value="1C" calcext:value-type="string">
            <text:p>1C</text:p>
          </table:table-cell>
          <table:table-cell table:style-name="ce1198"/>
          <table:table-cell table:style-name="ce1249" table:formula="of:=TEXT(VLOOKUP([.F26];INPUT_DATE_E_RISULTATI_2A_FASE;8;FALSE());&quot;GGG G MMM&quot;)&amp;&quot; &quot;&amp;TEXT(VLOOKUP([.F26];INPUT_DATE_E_RISULTATI_2A_FASE;9;FALSE());&quot;h:mm&quot;)&amp;&quot; (&quot;&amp;VLOOKUP([.F26];INPUT_DATE_E_RISULTATI_2A_FASE;11;FALSE())&amp;&quot;)&quot;" office:value-type="string" office:string-value="ven 11 giu 11:00 (Cristo Re 1)" calcext:value-type="string">
            <text:p>ven 11 giu 11:00 (Cristo Re 1)</text:p>
          </table:table-cell>
          <table:table-cell table:style-name="ce1198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1238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43"/>
          <table:table-cell table:style-name="ce1198"/>
          <table:table-cell table:style-name="ce1247" table:formula="of:=VLOOKUP(&quot;1-8/2&quot;;B_PARTITE_2A_FASE_PER_CODICE;2;FALSE())" office:value-type="float" office:value="73" calcext:value-type="float" table:number-columns-spanned="1" table:number-rows-spanned="2">
            <text:p>73</text:p>
          </table:table-cell>
          <table:table-cell table:style-name="ce1250" table:formula="of:=VLOOKUP(&quot;1-8/2&quot;;B_PARTITE_2A_FASE_PER_CODICE;7;FALSE())" office:value-type="string" office:string-value="Pantere" calcext:value-type="string">
            <text:p>Pantere</text:p>
          </table:table-cell>
          <table:table-cell table:style-name="ce1233" table:formula="of:=VLOOKUP(&quot;1-8/2&quot;;B_PARTITE_2A_FASE_PER_CODICE;9;FALSE())" office:value-type="float" office:value="56" calcext:value-type="float">
            <text:p>56</text:p>
          </table:table-cell>
          <table:table-cell table:style-name="ce1239" table:formula="of:=VLOOKUP(&quot;1-8/2&quot;;B_PARTITE_2A_FASE_PER_CODICE;5;FALSE())" office:value-type="string" office:string-value="V50" calcext:value-type="string">
            <text:p>V50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1238"/>
          <table:table-cell table:number-columns-repeated="45"/>
        </table:table-row>
        <table:table-row table:style-name="ro1">
          <table:table-cell table:style-name="ce1205" table:formula="of:=TEXT(VLOOKUP([.A28];INPUT_DATE_E_RISULTATI_2A_FASE;8;FALSE());&quot;GGG G MMM&quot;)&amp;&quot; &quot;&amp;TEXT(VLOOKUP([.A28];INPUT_DATE_E_RISULTATI_2A_FASE;9;FALSE());&quot;h:mm&quot;)&amp;&quot; (&quot;&amp;VLOOKUP([.A28];INPUT_DATE_E_RISULTATI_2A_FASE;11;FALSE())&amp;&quot;)&quot;" office:value-type="string" office:string-value="gio 10 giu 11:00 (Cristo Re 2)" calcext:value-type="string">
            <text:p>gio 10 giu 11:00 (Cristo Re 2)</text:p>
          </table:table-cell>
          <table:table-cell table:style-name="ce1222"/>
          <table:table-cell table:style-name="ce1232"/>
          <table:table-cell table:style-name="ce1243"/>
          <table:table-cell table:style-name="ce1246"/>
          <table:covered-table-cell table:style-name="ce1248"/>
          <table:table-cell table:style-name="ce1251" table:formula="of:=VLOOKUP(&quot;1-8/2&quot;;B_PARTITE_2A_FASE_PER_CODICE;8;FALSE())" office:value-type="string" office:string-value="Coccodrilli" calcext:value-type="string">
            <text:p>Coccodrilli</text:p>
          </table:table-cell>
          <table:table-cell table:style-name="ce1234" table:formula="of:=VLOOKUP(&quot;1-8/2&quot;;B_PARTITE_2A_FASE_PER_CODICE;10;FALSE())" office:value-type="float" office:value="34" calcext:value-type="float">
            <text:p>34</text:p>
          </table:table-cell>
          <table:table-cell table:style-name="ce1240" table:formula="of:=VLOOKUP(&quot;1-8/2&quot;;B_PARTITE_2A_FASE_PER_CODICE;6;FALSE())" office:value-type="string" office:string-value="V54" calcext:value-type="string">
            <text:p>V54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1238"/>
          <table:table-cell table:number-columns-repeated="45"/>
        </table:table-row>
        <table:table-row table:style-name="ro1">
          <table:table-cell table:style-name="ce1203" table:formula="of:=VLOOKUP(&quot;1-16/3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1223" table:formula="of:=VLOOKUP(&quot;1-16/3&quot;;B_PARTITE_2A_FASE_PER_CODICE;7;FALSE())" office:value-type="string" office:string-value="Coccodrilli" calcext:value-type="string">
            <text:p>Coccodrilli</text:p>
          </table:table-cell>
          <table:table-cell table:style-name="ce1233" table:formula="of:=VLOOKUP(&quot;1-16/3&quot;;B_PARTITE_2A_FASE_PER_CODICE;9;FALSE())" office:value-type="float" office:value="67" calcext:value-type="float">
            <text:p>67</text:p>
          </table:table-cell>
          <table:table-cell table:style-name="ce1242" table:formula="of:=VLOOKUP(&quot;1-16/3&quot;;B_PARTITE_2A_FASE_PER_CODICE;5;FALSE())" office:value-type="string" office:string-value="1D" calcext:value-type="string">
            <text:p>1D</text:p>
          </table:table-cell>
          <table:table-cell table:style-name="ce1198" table:number-columns-repeated="2"/>
          <table:table-cell table:style-name="ce1252"/>
          <table:table-cell table:style-name="ce1263"/>
          <table:table-cell table:style-name="ce1241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1238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3&quot;;B_PARTITE_2A_FASE_PER_CODICE;8;FALSE())" office:value-type="string" office:string-value="Puma" calcext:value-type="string">
            <text:p>Puma</text:p>
          </table:table-cell>
          <table:table-cell table:style-name="ce1234" table:formula="of:=VLOOKUP(&quot;1-16/3&quot;;B_PARTITE_2A_FASE_PER_CODICE;10;FALSE())" office:value-type="float" office:value="34" calcext:value-type="float">
            <text:p>34</text:p>
          </table:table-cell>
          <table:table-cell table:style-name="ce1239" table:formula="of:=VLOOKUP(&quot;1-16/3&quot;;B_PARTITE_2A_FASE_PER_CODICE;6;FALSE())" office:value-type="string" office:string-value="2B" calcext:value-type="string">
            <text:p>2B</text:p>
          </table:table-cell>
          <table:table-cell table:style-name="ce1198" table:number-columns-repeated="2"/>
          <table:table-cell table:style-name="ce1255"/>
          <table:table-cell table:style-name="ce1264"/>
          <table:table-cell table:style-name="ce1241"/>
          <table:table-cell table:style-name="ce1245"/>
          <table:table-cell table:style-name="ce1249" table:formula="of:=TEXT(VLOOKUP([.K30];INPUT_DATE_E_RISULTATI_2A_FASE;8;FALSE());&quot;GGG G MMM&quot;)&amp;&quot; &quot;&amp;TEXT(VLOOKUP([.K30];INPUT_DATE_E_RISULTATI_2A_FASE;9;FALSE());&quot;h:mm&quot;)&amp;&quot; (&quot;&amp;VLOOKUP([.K30];INPUT_DATE_E_RISULTATI_2A_FASE;11;FALSE())&amp;&quot;)&quot;" office:value-type="string" office:string-value="ven 11 giu 22:00 (Basket Giovane)" calcext:value-type="string">
            <text:p>ven 11 giu 22:00 (Basket Giovane)</text:p>
          </table:table-cell>
          <table:table-cell table:style-name="ce1198"/>
          <table:table-cell table:style-name="ce1259"/>
          <table:table-cell table:style-name="ce1241"/>
          <table:table-cell table:style-name="ce1278"/>
          <table:table-cell table:style-name="ce1198" table:number-columns-repeated="3"/>
          <table:table-cell table:style-name="ce1286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39"/>
          <table:table-cell table:style-name="ce1198" table:number-columns-repeated="3"/>
          <table:table-cell table:style-name="ce1259"/>
          <table:table-cell table:style-name="ce1241"/>
          <table:table-cell table:style-name="ce1245"/>
          <table:table-cell table:style-name="ce1268" table:formula="of:=VLOOKUP(&quot;1-4/1&quot;;B_PARTITE_2A_FASE_PER_CODICE;2;FALSE())" office:value-type="float" office:value="88" calcext:value-type="float" table:number-columns-spanned="1" table:number-rows-spanned="2">
            <text:p>88</text:p>
          </table:table-cell>
          <table:table-cell table:style-name="ce1250" table:formula="of:=VLOOKUP(&quot;1-4/1&quot;;B_PARTITE_2A_FASE_PER_CODICE;7;FALSE())" office:value-type="string" office:string-value="Pantere" calcext:value-type="string">
            <text:p>Pantere</text:p>
          </table:table-cell>
          <table:table-cell table:style-name="ce1233" table:formula="of:=VLOOKUP(&quot;1-4/1&quot;;B_PARTITE_2A_FASE_PER_CODICE;9;FALSE())" office:value-type="float" office:value="68" calcext:value-type="float">
            <text:p>68</text:p>
          </table:table-cell>
          <table:table-cell table:style-name="ce1242" table:formula="of:=VLOOKUP(&quot;1-4/1&quot;;B_PARTITE_2A_FASE_PER_CODICE;5;FALSE())" office:value-type="string" office:string-value="V73" calcext:value-type="string">
            <text:p>V73</text:p>
          </table:table-cell>
          <table:table-cell table:style-name="ce1278"/>
          <table:table-cell table:style-name="ce1198" table:number-columns-repeated="3"/>
          <table:table-cell table:style-name="ce1238"/>
          <table:table-cell table:number-columns-repeated="45"/>
        </table:table-row>
        <table:table-row table:style-name="ro1">
          <table:table-cell table:style-name="ce1205" table:formula="of:=TEXT(VLOOKUP([.A32];INPUT_DATE_E_RISULTATI_2A_FASE;8;FALSE());&quot;GGG G MMM&quot;)&amp;&quot; &quot;&amp;TEXT(VLOOKUP([.A32];INPUT_DATE_E_RISULTATI_2A_FASE;9;FALSE());&quot;h:mm&quot;)&amp;&quot; (&quot;&amp;VLOOKUP([.A32];INPUT_DATE_E_RISULTATI_2A_FASE;11;FALSE())&amp;&quot;)&quot;" office:value-type="string" office:string-value="gio 10 giu 15:30 (Cristo Re 2)" calcext:value-type="string">
            <text:p>gio 10 giu 15:30 (Cristo Re 2)</text:p>
          </table:table-cell>
          <table:table-cell table:style-name="ce1218"/>
          <table:table-cell table:style-name="ce1232"/>
          <table:table-cell table:style-name="ce1239"/>
          <table:table-cell table:style-name="ce1198" table:number-columns-repeated="3"/>
          <table:table-cell table:style-name="ce1260"/>
          <table:table-cell table:style-name="ce1241"/>
          <table:table-cell table:style-name="ce1267"/>
          <table:covered-table-cell table:style-name="ce1269"/>
          <table:table-cell table:style-name="ce1251" table:formula="of:=VLOOKUP(&quot;1-4/1&quot;;B_PARTITE_2A_FASE_PER_CODICE;8;FALSE())" office:value-type="string" office:string-value="Istrici" calcext:value-type="string">
            <text:p>Istrici</text:p>
          </table:table-cell>
          <table:table-cell table:style-name="ce1234" table:formula="of:=VLOOKUP(&quot;1-4/1&quot;;B_PARTITE_2A_FASE_PER_CODICE;10;FALSE())" office:value-type="float" office:value="47" calcext:value-type="float">
            <text:p>47</text:p>
          </table:table-cell>
          <table:table-cell table:style-name="ce1277" table:formula="of:=VLOOKUP(&quot;1-4/1&quot;;B_PARTITE_2A_FASE_PER_CODICE;6;FALSE())" office:value-type="string" office:string-value="V74" calcext:value-type="string">
            <text:p>V74</text:p>
          </table:table-cell>
          <table:table-cell table:style-name="ce1278"/>
          <table:table-cell table:style-name="ce1198" table:number-columns-repeated="3"/>
          <table:table-cell table:style-name="ce1238"/>
          <table:table-cell table:number-columns-repeated="45"/>
        </table:table-row>
        <table:table-row table:style-name="ro1">
          <table:table-cell table:style-name="ce1203" table:formula="of:=VLOOKUP(&quot;1-16/2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1216" table:formula="of:=VLOOKUP(&quot;1-16/2&quot;;B_PARTITE_2A_FASE_PER_CODICE;7;FALSE())" office:value-type="string" office:string-value="Istrici" calcext:value-type="string">
            <text:p>Istrici</text:p>
          </table:table-cell>
          <table:table-cell table:style-name="ce1233" table:formula="of:=VLOOKUP(&quot;1-16/2&quot;;B_PARTITE_2A_FASE_PER_CODICE;9;FALSE())" office:value-type="float" office:value="64" calcext:value-type="float">
            <text:p>64</text:p>
          </table:table-cell>
          <table:table-cell table:style-name="ce1239" table:formula="of:=VLOOKUP(&quot;1-16/2&quot;;B_PARTITE_2A_FASE_PER_CODICE;5;FALSE())" office:value-type="string" office:string-value="1G" calcext:value-type="string">
            <text:p>1G</text:p>
          </table:table-cell>
          <table:table-cell table:style-name="ce1198" table:number-columns-repeated="3"/>
          <table:table-cell table:style-name="ce1260"/>
          <table:table-cell table:style-name="ce1241"/>
          <table:table-cell table:style-name="ce1245"/>
          <table:table-cell table:style-name="ce1198"/>
          <table:table-cell table:style-name="ce1252"/>
          <table:table-cell table:style-name="ce1275"/>
          <table:table-cell table:style-name="ce1198" table:number-columns-repeated="5"/>
          <table:table-cell table:style-name="ce1238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2&quot;;B_PARTITE_2A_FASE_PER_CODICE;8;FALSE())" office:value-type="string" office:string-value="Bufali" calcext:value-type="string">
            <text:p>Bufali</text:p>
          </table:table-cell>
          <table:table-cell table:style-name="ce1234" table:formula="of:=VLOOKUP(&quot;1-16/2&quot;;B_PARTITE_2A_FASE_PER_CODICE;10;FALSE())" office:value-type="float" office:value="43" calcext:value-type="float">
            <text:p>43</text:p>
          </table:table-cell>
          <table:table-cell table:style-name="ce1240" table:formula="of:=VLOOKUP(&quot;1-16/2&quot;;B_PARTITE_2A_FASE_PER_CODICE;6;FALSE())" office:value-type="string" office:string-value="2E" calcext:value-type="string">
            <text:p>2E</text:p>
          </table:table-cell>
          <table:table-cell table:style-name="ce1198"/>
          <table:table-cell table:style-name="ce1249" table:formula="of:=TEXT(VLOOKUP([.F34];INPUT_DATE_E_RISULTATI_2A_FASE;8;FALSE());&quot;GGG G MMM&quot;)&amp;&quot; &quot;&amp;TEXT(VLOOKUP([.F34];INPUT_DATE_E_RISULTATI_2A_FASE;9;FALSE());&quot;h:mm&quot;)&amp;&quot; (&quot;&amp;VLOOKUP([.F34];INPUT_DATE_E_RISULTATI_2A_FASE;11;FALSE())&amp;&quot;)&quot;" office:value-type="string" office:string-value="ven 11 giu 11:00 (Cristo Re 2)" calcext:value-type="string">
            <text:p>ven 11 giu 11:00 (Cristo Re 2)</text:p>
          </table:table-cell>
          <table:table-cell table:style-name="ce1198"/>
          <table:table-cell table:style-name="ce1260"/>
          <table:table-cell table:style-name="ce1241"/>
          <table:table-cell table:style-name="ce1245"/>
          <table:table-cell table:style-name="ce1198"/>
          <table:table-cell table:style-name="ce1272"/>
          <table:table-cell table:style-name="ce1276"/>
          <table:table-cell table:style-name="ce1198" table:number-columns-repeated="5"/>
          <table:table-cell table:style-name="ce1238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43"/>
          <table:table-cell table:style-name="ce1198"/>
          <table:table-cell table:style-name="ce1247" table:formula="of:=VLOOKUP(&quot;1-8/1&quot;;B_PARTITE_2A_FASE_PER_CODICE;2;FALSE())" office:value-type="float" office:value="74" calcext:value-type="float" table:number-columns-spanned="1" table:number-rows-spanned="2">
            <text:p>74</text:p>
          </table:table-cell>
          <table:table-cell table:style-name="ce1250" table:formula="of:=VLOOKUP(&quot;1-8/1&quot;;B_PARTITE_2A_FASE_PER_CODICE;7;FALSE())" office:value-type="string" office:string-value="Istrici" calcext:value-type="string">
            <text:p>Istrici</text:p>
          </table:table-cell>
          <table:table-cell table:style-name="ce1233" table:formula="of:=VLOOKUP(&quot;1-8/1&quot;;B_PARTITE_2A_FASE_PER_CODICE;9;FALSE())" office:value-type="float" office:value="52" calcext:value-type="float">
            <text:p>52</text:p>
          </table:table-cell>
          <table:table-cell table:style-name="ce1242" table:formula="of:=VLOOKUP(&quot;1-8/1&quot;;B_PARTITE_2A_FASE_PER_CODICE;5;FALSE())" office:value-type="string" office:string-value="V58" calcext:value-type="string">
            <text:p>V58</text:p>
          </table:table-cell>
          <table:table-cell table:style-name="ce1245"/>
          <table:table-cell table:style-name="ce1198" table:number-columns-repeated="8"/>
          <table:table-cell table:style-name="ce1238"/>
          <table:table-cell table:number-columns-repeated="45"/>
        </table:table-row>
        <table:table-row table:style-name="ro1">
          <table:table-cell table:style-name="ce1205" table:formula="of:=TEXT(VLOOKUP([.A36];INPUT_DATE_E_RISULTATI_2A_FASE;8;FALSE());&quot;GGG G MMM&quot;)&amp;&quot; &quot;&amp;TEXT(VLOOKUP([.A36];INPUT_DATE_E_RISULTATI_2A_FASE;9;FALSE());&quot;h:mm&quot;)&amp;&quot; (&quot;&amp;VLOOKUP([.A36];INPUT_DATE_E_RISULTATI_2A_FASE;11;FALSE())&amp;&quot;)&quot;" office:value-type="string" office:string-value="gio 10 giu 17:00 (Cristo Re 2)" calcext:value-type="string">
            <text:p>gio 10 giu 17:00 (Cristo Re 2)</text:p>
          </table:table-cell>
          <table:table-cell table:style-name="ce1224"/>
          <table:table-cell table:style-name="ce1236"/>
          <table:table-cell table:style-name="ce1244"/>
          <table:table-cell table:style-name="ce1246"/>
          <table:covered-table-cell table:style-name="ce1248"/>
          <table:table-cell table:style-name="ce1251" table:formula="of:=VLOOKUP(&quot;1-8/1&quot;;B_PARTITE_2A_FASE_PER_CODICE;8;FALSE())" office:value-type="string" office:string-value="Piranha" calcext:value-type="string">
            <text:p>Piranha</text:p>
          </table:table-cell>
          <table:table-cell table:style-name="ce1234" table:formula="of:=VLOOKUP(&quot;1-8/1&quot;;B_PARTITE_2A_FASE_PER_CODICE;10;FALSE())" office:value-type="float" office:value="36" calcext:value-type="float">
            <text:p>36</text:p>
          </table:table-cell>
          <table:table-cell table:style-name="ce1239" table:formula="of:=VLOOKUP(&quot;1-8/1&quot;;B_PARTITE_2A_FASE_PER_CODICE;6;FALSE())" office:value-type="string" office:string-value="V62" calcext:value-type="string">
            <text:p>V62</text:p>
          </table:table-cell>
          <table:table-cell table:style-name="ce1245"/>
          <table:table-cell table:style-name="ce1198" table:number-columns-repeated="8"/>
          <table:table-cell table:style-name="ce1238"/>
          <table:table-cell table:number-columns-repeated="45"/>
        </table:table-row>
        <table:table-row table:style-name="ro1">
          <table:table-cell table:style-name="ce1203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1216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1233" table:formula="of:=VLOOKUP(&quot;1-16/1&quot;;B_PARTITE_2A_FASE_PER_CODICE;9;FALSE())" office:value-type="float" office:value="60" calcext:value-type="float">
            <text:p>60</text:p>
          </table:table-cell>
          <table:table-cell table:style-name="ce1242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1198" table:number-columns-repeated="2"/>
          <table:table-cell table:style-name="ce1252"/>
          <table:table-cell table:style-name="ce1265"/>
          <table:table-cell table:style-name="ce1198"/>
          <table:table-cell table:style-name="ce1245"/>
          <table:table-cell table:style-name="ce1198" table:number-columns-repeated="8"/>
          <table:table-cell table:style-name="ce1238"/>
          <table:table-cell table:number-columns-repeated="45"/>
        </table:table-row>
        <table:table-row table:style-name="ro1">
          <table:covered-table-cell table:style-name="ce1204"/>
          <table:table-cell table:style-name="ce1225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1237" table:formula="of:=VLOOKUP(&quot;1-16/1&quot;;B_PARTITE_2A_FASE_PER_CODICE;10;FALSE())" office:value-type="float" office:value="30" calcext:value-type="float">
            <text:p>30</text:p>
          </table:table-cell>
          <table:table-cell table:style-name="ce1239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1198" table:number-columns-repeated="2"/>
          <table:table-cell table:style-name="ce1256"/>
          <table:table-cell table:style-name="ce1266"/>
          <table:table-cell table:style-name="ce1198"/>
          <table:table-cell table:style-name="ce1245" table:number-columns-repeated="9"/>
          <table:table-cell table:style-name="ce1238"/>
          <table:table-cell table:number-columns-repeated="45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Tabellone Principale'.S29:'Tabellone Principale'.S29">
            <calcext:condition calcext:apply-style-name="ConditionalStyle_228" calcext:value="formula-is(IF(#REF!=#REF!;1;IF(#REF!=#REF!;1;0)))" calcext:base-cell-address="'Tabellone Principale'.S29"/>
          </calcext:conditional-format>
          <calcext:conditional-format calcext:target-range-address="'Tabellone Principale'.B15:'Tabellone Principale'.B15">
            <calcext:condition calcext:apply-style-name="ConditionalStyle_219" calcext:value="formula-is(IF([.$AU15]=#REF!;1;0))" calcext:base-cell-address="'Tabellone Principale'.B15"/>
            <calcext:condition calcext:apply-style-name="ConditionalStyle_218" calcext:value="formula-is(IF([.$AU14]=#REF!;1;0))" calcext:base-cell-address="'Tabellone Principale'.B15"/>
          </calcext:conditional-format>
          <calcext:conditional-format calcext:target-range-address="'Tabellone Principale'.B35:'Tabellone Principale'.B35">
            <calcext:condition calcext:apply-style-name="ConditionalStyle_217" calcext:value="formula-is(IF([.$AU35]=#REF!;1;0))" calcext:base-cell-address="'Tabellone Principale'.B35"/>
            <calcext:condition calcext:apply-style-name="ConditionalStyle_216" calcext:value="formula-is(IF([.$AU34]=#REF!;1;0))" calcext:base-cell-address="'Tabellone Principale'.B35"/>
          </calcext:conditional-format>
          <calcext:conditional-format calcext:target-range-address="'Tabellone Principale'.B27:'Tabellone Principale'.B27">
            <calcext:condition calcext:apply-style-name="ConditionalStyle_215" calcext:value="formula-is(IF([.$AU27]=#REF!;1;0))" calcext:base-cell-address="'Tabellone Principale'.B27"/>
            <calcext:condition calcext:apply-style-name="ConditionalStyle_214" calcext:value="formula-is(IF([.$AU26]=#REF!;1;0))" calcext:base-cell-address="'Tabellone Principale'.B27"/>
          </calcext:conditional-format>
          <calcext:conditional-format calcext:target-range-address="'Tabellone Principale'.B18:'Tabellone Principale'.B18 'Tabellone Principale'.B14:'Tabellone Principale'.B14 'Tabellone Principale'.B26:'Tabellone Principale'.B26 'Tabellone Principale'.B34:'Tabellone Principale'.B34 'Tabellone Principale'.B30:'Tabellone Principale'.B31 'Tabellone Principale'.B22:'Tabellone Principale'.B22">
            <calcext:condition calcext:apply-style-name="ConditionalStyle_213" calcext:value="formula-is(IF([.$AU14]=#REF!;1;0))" calcext:base-cell-address="'Tabellone Principale'.B14"/>
            <calcext:condition calcext:apply-style-name="ConditionalStyle_212" calcext:value="formula-is(IF([.$AU15]=#REF!;1;0))" calcext:base-cell-address="'Tabellone Principale'.B14"/>
          </calcext:conditional-format>
          <calcext:conditional-format calcext:target-range-address="'Tabellone Principale'.B19:'Tabellone Principale'.B19">
            <calcext:condition calcext:apply-style-name="ConditionalStyle_211" calcext:value="formula-is(IF([.$AU19]=#REF!;1;0))" calcext:base-cell-address="'Tabellone Principale'.B19"/>
            <calcext:condition calcext:apply-style-name="ConditionalStyle_210" calcext:value="formula-is(IF([.$AU18]=#REF!;1;0))" calcext:base-cell-address="'Tabellone Principale'.B19"/>
          </calcext:conditional-format>
          <calcext:conditional-format calcext:target-range-address="'Tabellone Principale'.C14:'Tabellone Principale'.C14 'Tabellone Principale'.C34:'Tabellone Principale'.C34 'Tabellone Principale'.C37:'Tabellone Principale'.C37 'Tabellone Principale'.C26:'Tabellone Principale'.C26 'Tabellone Principale'.C30:'Tabellone Principale'.C30 'Tabellone Principale'.C18:'Tabellone Principale'.C18 'Tabellone Principale'.C22:'Tabellone Principale'.C22 'Tabellone Principale'.C10:'Tabellone Principale'.C10">
            <calcext:condition calcext:apply-style-name="ConditionalStyle_202" calcext:value="formula-is(IF(AND(#REF!&gt;#REF!;ISNUMBER(#REF!);ISNUMBER(#REF!));1;0))" calcext:base-cell-address="'Tabellone Principale'.C10"/>
          </calcext:conditional-format>
          <calcext:conditional-format calcext:target-range-address="'Tabellone Principale'.C15:'Tabellone Principale'.C15 'Tabellone Principale'.C35:'Tabellone Principale'.C35 'Tabellone Principale'.C27:'Tabellone Principale'.C27 'Tabellone Principale'.C31:'Tabellone Principale'.C31 'Tabellone Principale'.C19:'Tabellone Principale'.C19 'Tabellone Principale'.C23:'Tabellone Principale'.C23 'Tabellone Principale'.C11:'Tabellone Principale'.C11">
            <calcext:condition calcext:apply-style-name="ConditionalStyle_201" calcext:value="formula-is(IF(AND(#REF!&lt;#REF!;ISNUMBER(#REF!);ISNUMBER(#REF!));1;0))" calcext:base-cell-address="'Tabellone Principale'.C11"/>
          </calcext:conditional-format>
          <calcext:conditional-format calcext:target-range-address="'Tabellone Principale'.B10:'Tabellone Principale'.B10">
            <calcext:condition calcext:apply-style-name="ConditionalStyle_200" calcext:value="formula-is([.$P$4]=&quot;Black and White&quot;)" calcext:base-cell-address="'Tabellone Principale'.B10"/>
          </calcext:conditional-format>
          <calcext:conditional-format calcext:target-range-address="'Tabellone Principale'.B11:'Tabellone Principale'.B11">
            <calcext:condition calcext:apply-style-name="ConditionalStyle_199" calcext:value="formula-is([.$P$4]=&quot;Black and White&quot;)" calcext:base-cell-address="'Tabellone Principale'.B11"/>
          </calcext:conditional-format>
          <calcext:conditional-format calcext:target-range-address="'Tabellone Principale'.B23:'Tabellone Principale'.B23">
            <calcext:condition calcext:apply-style-name="ConditionalStyle_198" calcext:value="formula-is(IF([.$AU23]=#REF!;1;0))" calcext:base-cell-address="'Tabellone Principale'.B23"/>
            <calcext:condition calcext:apply-style-name="ConditionalStyle_197" calcext:value="formula-is(IF([.$AU22]=#REF!;1;0))" calcext:base-cell-address="'Tabellone Principale'.B23"/>
          </calcext:conditional-format>
          <calcext:conditional-format calcext:target-range-address="'Tabellone Principale'.B37:'Tabellone Principale'.B37">
            <calcext:condition calcext:apply-style-name="ConditionalStyle_196" calcext:value="formula-is(IF([.$AU37]=#REF!;1;0))" calcext:base-cell-address="'Tabellone Principale'.B37"/>
            <calcext:condition calcext:apply-style-name="ConditionalStyle_195" calcext:value="formula-is(IF(#REF!=#REF!;1;0))" calcext:base-cell-address="'Tabellone Principale'.B37"/>
          </calcext:conditional-format>
          <calcext:conditional-format calcext:target-range-address="'Tabellone Principale'.H12:'Tabellone Principale'.H12">
            <calcext:condition calcext:apply-style-name="ConditionalStyle_128" calcext:value="formula-is(IF(AND(#REF!&gt;#REF!;ISNUMBER(#REF!);ISNUMBER(#REF!));1;0))" calcext:base-cell-address="'Tabellone Principale'.H12"/>
          </calcext:conditional-format>
          <calcext:conditional-format calcext:target-range-address="'Tabellone Principale'.H13:'Tabellone Principale'.H13">
            <calcext:condition calcext:apply-style-name="ConditionalStyle_127" calcext:value="formula-is(IF(AND(#REF!&lt;#REF!;ISNUMBER(#REF!);ISNUMBER(#REF!));1;0))" calcext:base-cell-address="'Tabellone Principale'.H13"/>
          </calcext:conditional-format>
          <calcext:conditional-format calcext:target-range-address="'Tabellone Principale'.H20:'Tabellone Principale'.H20">
            <calcext:condition calcext:apply-style-name="ConditionalStyle_126" calcext:value="formula-is(IF(AND(#REF!&gt;#REF!;ISNUMBER(#REF!);ISNUMBER(#REF!));1;0))" calcext:base-cell-address="'Tabellone Principale'.H20"/>
          </calcext:conditional-format>
          <calcext:conditional-format calcext:target-range-address="'Tabellone Principale'.H21:'Tabellone Principale'.H21">
            <calcext:condition calcext:apply-style-name="ConditionalStyle_125" calcext:value="formula-is(IF(AND(#REF!&lt;#REF!;ISNUMBER(#REF!);ISNUMBER(#REF!));1;0))" calcext:base-cell-address="'Tabellone Principale'.H21"/>
          </calcext:conditional-format>
          <calcext:conditional-format calcext:target-range-address="'Tabellone Principale'.H36:'Tabellone Principale'.H36">
            <calcext:condition calcext:apply-style-name="ConditionalStyle_122" calcext:value="formula-is(IF(AND(#REF!&gt;#REF!;ISNUMBER(#REF!);ISNUMBER(#REF!));1;0))" calcext:base-cell-address="'Tabellone Principale'.H36"/>
          </calcext:conditional-format>
          <calcext:conditional-format calcext:target-range-address="'Tabellone Principale'.H37:'Tabellone Principale'.H37">
            <calcext:condition calcext:apply-style-name="ConditionalStyle_121" calcext:value="formula-is(IF(AND(#REF!&lt;#REF!;ISNUMBER(#REF!);ISNUMBER(#REF!));1;0))" calcext:base-cell-address="'Tabellone Principale'.H37"/>
          </calcext:conditional-format>
          <calcext:conditional-format calcext:target-range-address="'Tabellone Principale'.G13:'Tabellone Principale'.G13">
            <calcext:condition calcext:apply-style-name="ConditionalStyle_113" calcext:value="formula-is([.$P$4]=&quot;Black and White&quot;)" calcext:base-cell-address="'Tabellone Principale'.G13"/>
          </calcext:conditional-format>
          <calcext:conditional-format calcext:target-range-address="'Tabellone Principale'.G21:'Tabellone Principale'.G21">
            <calcext:condition calcext:apply-style-name="ConditionalStyle_111" calcext:value="formula-is([.$P$4]=&quot;Black and White&quot;)" calcext:base-cell-address="'Tabellone Principale'.G21"/>
          </calcext:conditional-format>
          <calcext:conditional-format calcext:target-range-address="'Tabellone Principale'.G37:'Tabellone Principale'.G37">
            <calcext:condition calcext:apply-style-name="ConditionalStyle_107" calcext:value="formula-is([.$P$4]=&quot;Black and White&quot;)" calcext:base-cell-address="'Tabellone Principale'.G37"/>
          </calcext:conditional-format>
          <calcext:conditional-format calcext:target-range-address="'Tabellone Principale'.G12:'Tabellone Principale'.G12 'Tabellone Principale'.G20:'Tabellone Principale'.G20 'Tabellone Principale'.G36:'Tabellone Principale'.G36 'Tabellone Principale'.G28:'Tabellone Principale'.G28 'Tabellone Principale'.L16:'Tabellone Principale'.L16 'Tabellone Principale'.L32:'Tabellone Principale'.L32 'Tabellone Principale'.Q23:'Tabellone Principale'.Q23">
            <calcext:condition calcext:apply-style-name="ConditionalStyle_114" calcext:value="formula-is([.$P$4]=&quot;Black and White&quot;)" calcext:base-cell-address="'Tabellone Principale'.G12"/>
          </calcext:conditional-format>
          <calcext:conditional-format calcext:target-range-address="'Tabellone Principale'.H28:'Tabellone Principale'.H28">
            <calcext:condition calcext:apply-style-name="ConditionalStyle_124" calcext:value="formula-is(IF(AND(#REF!&gt;#REF!;ISNUMBER(#REF!);ISNUMBER(#REF!));1;0))" calcext:base-cell-address="'Tabellone Principale'.H28"/>
          </calcext:conditional-format>
          <calcext:conditional-format calcext:target-range-address="'Tabellone Principale'.H29:'Tabellone Principale'.H29">
            <calcext:condition calcext:apply-style-name="ConditionalStyle_123" calcext:value="formula-is(IF(AND(#REF!&lt;#REF!;ISNUMBER(#REF!);ISNUMBER(#REF!));1;0))" calcext:base-cell-address="'Tabellone Principale'.H29"/>
          </calcext:conditional-format>
          <calcext:conditional-format calcext:target-range-address="'Tabellone Principale'.G29:'Tabellone Principale'.G29">
            <calcext:condition calcext:apply-style-name="ConditionalStyle_109" calcext:value="formula-is([.$P$4]=&quot;Black and White&quot;)" calcext:base-cell-address="'Tabellone Principale'.G29"/>
          </calcext:conditional-format>
          <calcext:conditional-format calcext:target-range-address="'Tabellone Principale'.M16:'Tabellone Principale'.M16">
            <calcext:condition calcext:apply-style-name="ConditionalStyle_120" calcext:value="formula-is(IF(AND(#REF!&gt;#REF!;ISNUMBER(#REF!);ISNUMBER(#REF!));1;0))" calcext:base-cell-address="'Tabellone Principale'.M16"/>
          </calcext:conditional-format>
          <calcext:conditional-format calcext:target-range-address="'Tabellone Principale'.M17:'Tabellone Principale'.M17">
            <calcext:condition calcext:apply-style-name="ConditionalStyle_119" calcext:value="formula-is(IF(AND(#REF!&lt;#REF!;ISNUMBER(#REF!);ISNUMBER(#REF!));1;0))" calcext:base-cell-address="'Tabellone Principale'.M17"/>
          </calcext:conditional-format>
          <calcext:conditional-format calcext:target-range-address="'Tabellone Principale'.M32:'Tabellone Principale'.M32">
            <calcext:condition calcext:apply-style-name="ConditionalStyle_118" calcext:value="formula-is(IF(AND(#REF!&gt;#REF!;ISNUMBER(#REF!);ISNUMBER(#REF!));1;0))" calcext:base-cell-address="'Tabellone Principale'.M32"/>
          </calcext:conditional-format>
          <calcext:conditional-format calcext:target-range-address="'Tabellone Principale'.M33:'Tabellone Principale'.M33">
            <calcext:condition calcext:apply-style-name="ConditionalStyle_117" calcext:value="formula-is(IF(AND(#REF!&lt;#REF!;ISNUMBER(#REF!);ISNUMBER(#REF!));1;0))" calcext:base-cell-address="'Tabellone Principale'.M33"/>
          </calcext:conditional-format>
          <calcext:conditional-format calcext:target-range-address="'Tabellone Principale'.R23:'Tabellone Principale'.R23">
            <calcext:condition calcext:apply-style-name="ConditionalStyle_116" calcext:value="formula-is(IF(AND(#REF!&gt;#REF!;ISNUMBER(#REF!);ISNUMBER(#REF!));1;0))" calcext:base-cell-address="'Tabellone Principale'.R23"/>
          </calcext:conditional-format>
          <calcext:conditional-format calcext:target-range-address="'Tabellone Principale'.R24:'Tabellone Principale'.R24">
            <calcext:condition calcext:apply-style-name="ConditionalStyle_115" calcext:value="formula-is(IF(AND(#REF!&lt;#REF!;ISNUMBER(#REF!);ISNUMBER(#REF!));1;0))" calcext:base-cell-address="'Tabellone Principale'.R24"/>
          </calcext:conditional-format>
          <calcext:conditional-format calcext:target-range-address="'Tabellone Principale'.L17:'Tabellone Principale'.L17">
            <calcext:condition calcext:apply-style-name="ConditionalStyle_105" calcext:value="formula-is([.$P$4]=&quot;Black and White&quot;)" calcext:base-cell-address="'Tabellone Principale'.L17"/>
          </calcext:conditional-format>
          <calcext:conditional-format calcext:target-range-address="'Tabellone Principale'.L33:'Tabellone Principale'.L33">
            <calcext:condition calcext:apply-style-name="ConditionalStyle_103" calcext:value="formula-is([.$P$4]=&quot;Black and White&quot;)" calcext:base-cell-address="'Tabellone Principale'.L33"/>
          </calcext:conditional-format>
          <calcext:conditional-format calcext:target-range-address="'Tabellone Principale'.Q24:'Tabellone Principale'.Q24">
            <calcext:condition calcext:apply-style-name="ConditionalStyle_101" calcext:value="formula-is([.$P$4]=&quot;Black and White&quot;)" calcext:base-cell-address="'Tabellone Principale'.Q24"/>
          </calcext:conditional-format>
        </calcext:conditional-formats>
      </table:table>
      <table:table table:name="Classifica Finale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56" table:default-cell-style-name="ce1207"/>
        <table:table-column table:style-name="co57" table:default-cell-style-name="ce1207"/>
        <table:table-column table:style-name="co3" table:number-columns-repeated="62" table:default-cell-style-name="ce1207"/>
        <table:table-row table:style-name="ro4">
          <table:table-cell table:style-name="ce1287" table:formula="of:=VLOOKUP(&quot;NOME_TORNEO&quot;;INPUT_DATI_TORNEO;2;0)" office:value-type="string" office:string-value="Torneo dell’Estate" calcext:value-type="string" table:number-columns-spanned="2" table:number-rows-spanned="1">
            <text:p>Torneo dell’Estate</text:p>
          </table:table-cell>
          <table:covered-table-cell table:style-name="ce1029"/>
          <table:table-cell table:number-columns-repeated="62"/>
        </table:table-row>
        <table:table-row table:style-name="ro5">
          <table:table-cell table:style-name="ce1025" office:value-type="string" calcext:value-type="string" table:number-columns-spanned="2" table:number-rows-spanned="1">
            <text:p>Caledario Seconda Fase</text:p>
          </table:table-cell>
          <table:covered-table-cell table:style-name="ce1030"/>
          <table:table-cell table:number-columns-repeated="62"/>
        </table:table-row>
        <table:table-row table:style-name="ro6">
          <table:table-cell table:style-name="ce1288" office:value-type="string" calcext:value-type="string">
            <text:p>Squadra</text:p>
          </table:table-cell>
          <table:table-cell table:style-name="ce1288" office:value-type="string" calcext:value-type="string">
            <text:p>Risultato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a Classificata" calcext:value-type="string">
            <text:p>1a Classificata</text:p>
          </table:table-cell>
          <table:table-cell table:style-name="ce1291" table:formula="of:=VLOOKUP(&quot;1-2/1&quot;;B_PARTITE_2A_FASE_PER_CODICE;11;FALSE())" office:value-type="string" office:string-value="Leoni" calcext:value-type="string">
            <text:p>Leon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a Classificata" calcext:value-type="string">
            <text:p>2a Classificata</text:p>
          </table:table-cell>
          <table:table-cell table:style-name="ce1292" table:formula="of:=VLOOKUP(&quot;1-2/1&quot;;B_PARTITE_2A_FASE_PER_CODICE;12;FALSE())" office:value-type="string" office:string-value="Pantere" calcext:value-type="string">
            <text:p>Panter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3a Classificata" calcext:value-type="string">
            <text:p>3a Classificata</text:p>
          </table:table-cell>
          <table:table-cell table:style-name="ce1291" table:formula="of:=VLOOKUP(&quot;3-4/1&quot;;B_PARTITE_2A_FASE_PER_CODICE;11;FALSE())" office:value-type="string" office:string-value="Bisonti" calcext:value-type="string">
            <text:p>Bisont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4a Classificata" calcext:value-type="string">
            <text:p>4a Classificata</text:p>
          </table:table-cell>
          <table:table-cell table:style-name="ce1292" table:formula="of:=VLOOKUP(&quot;3-4/1&quot;;B_PARTITE_2A_FASE_PER_CODICE;12;FALSE())" office:value-type="string" office:string-value="Istrici" calcext:value-type="string">
            <text:p>Istric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5a Classificata" calcext:value-type="string">
            <text:p>5a Classificata</text:p>
          </table:table-cell>
          <table:table-cell table:style-name="ce1291" table:formula="of:=VLOOKUP(&quot;5-6/1&quot;;B_PARTITE_2A_FASE_PER_CODICE;11;FALSE())" office:value-type="string" office:string-value="Giaguari" calcext:value-type="string">
            <text:p>Giaguar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6a Classificata" calcext:value-type="string">
            <text:p>6a Classificata</text:p>
          </table:table-cell>
          <table:table-cell table:style-name="ce1292" table:formula="of:=VLOOKUP(&quot;5-6/1&quot;;B_PARTITE_2A_FASE_PER_CODICE;12;FALSE())" office:value-type="string" office:string-value="Coccodrilli" calcext:value-type="string">
            <text:p>Coccodrill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7a Classificata" calcext:value-type="string">
            <text:p>7a Classificata</text:p>
          </table:table-cell>
          <table:table-cell table:style-name="ce1291" table:formula="of:=VLOOKUP(&quot;7-8/1&quot;;B_PARTITE_2A_FASE_PER_CODICE;11;FALSE())" office:value-type="string" office:string-value="Balene" calcext:value-type="string">
            <text:p>Balene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8a Classificata" calcext:value-type="string">
            <text:p>8a Classificata</text:p>
          </table:table-cell>
          <table:table-cell table:style-name="ce1292" table:formula="of:=VLOOKUP(&quot;7-8/1&quot;;B_PARTITE_2A_FASE_PER_CODICE;12;FALSE())" office:value-type="string" office:string-value="Piranha" calcext:value-type="string">
            <text:p>Piranha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9a Classificata" calcext:value-type="string">
            <text:p>9a Classificata</text:p>
          </table:table-cell>
          <table:table-cell table:style-name="ce1291" table:formula="of:=VLOOKUP(&quot;9-10/1&quot;;B_PARTITE_2A_FASE_PER_CODICE;11;FALSE())" office:value-type="string" office:string-value="Elefanti" calcext:value-type="string">
            <text:p>Elefant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0a Classificata" calcext:value-type="string">
            <text:p>10a Classificata</text:p>
          </table:table-cell>
          <table:table-cell table:style-name="ce1292" table:formula="of:=VLOOKUP(&quot;9-10/1&quot;;B_PARTITE_2A_FASE_PER_CODICE;12;FALSE())" office:value-type="string" office:string-value="Giraffe" calcext:value-type="string">
            <text:p>Giraff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1a Classificata" calcext:value-type="string">
            <text:p>11a Classificata</text:p>
          </table:table-cell>
          <table:table-cell table:style-name="ce1291" table:formula="of:=VLOOKUP(&quot;11-12/1&quot;;B_PARTITE_2A_FASE_PER_CODICE;11;FALSE())" office:value-type="string" office:string-value="Gorilla" calcext:value-type="string">
            <text:p>Gorilla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2a Classificata" calcext:value-type="string">
            <text:p>12a Classificata</text:p>
          </table:table-cell>
          <table:table-cell table:style-name="ce1292" table:formula="of:=VLOOKUP(&quot;11-12/1&quot;;B_PARTITE_2A_FASE_PER_CODICE;12;FALSE())" office:value-type="string" office:string-value="Bufali" calcext:value-type="string">
            <text:p>Bufal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3a Classificata" calcext:value-type="string">
            <text:p>13a Classificata</text:p>
          </table:table-cell>
          <table:table-cell table:style-name="ce1291" table:formula="of:=VLOOKUP(&quot;13-14/1&quot;;B_PARTITE_2A_FASE_PER_CODICE;11;FALSE())" office:value-type="string" office:string-value="Aquile" calcext:value-type="string">
            <text:p>Aquile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4a Classificata" calcext:value-type="string">
            <text:p>14a Classificata</text:p>
          </table:table-cell>
          <table:table-cell table:style-name="ce1292" table:formula="of:=VLOOKUP(&quot;13-14/1&quot;;B_PARTITE_2A_FASE_PER_CODICE;12;FALSE())" office:value-type="string" office:string-value="Puma" calcext:value-type="string">
            <text:p>Puma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5a Classificata" calcext:value-type="string">
            <text:p>15a Classificata</text:p>
          </table:table-cell>
          <table:table-cell table:style-name="ce1291" table:formula="of:=VLOOKUP(&quot;15-16/1&quot;;B_PARTITE_2A_FASE_PER_CODICE;11;FALSE())" office:value-type="string" office:string-value="Tonni" calcext:value-type="string">
            <text:p>Tonn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6a Classificata" calcext:value-type="string">
            <text:p>16a Classificata</text:p>
          </table:table-cell>
          <table:table-cell table:style-name="ce1292" table:formula="of:=VLOOKUP(&quot;15-16/1&quot;;B_PARTITE_2A_FASE_PER_CODICE;12;FALSE())" office:value-type="string" office:string-value="Gabbiani" calcext:value-type="string">
            <text:p>Gabbia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7a Classificata" calcext:value-type="string">
            <text:p>17a Classificata</text:p>
          </table:table-cell>
          <table:table-cell table:style-name="ce1291" table:formula="of:=VLOOKUP(&quot;17-18/1&quot;;B_PARTITE_2A_FASE_PER_CODICE;11;FALSE())" office:value-type="string" office:string-value="Tigri" calcext:value-type="string">
            <text:p>Tigr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8a Classificata" calcext:value-type="string">
            <text:p>18a Classificata</text:p>
          </table:table-cell>
          <table:table-cell table:style-name="ce1292" table:formula="of:=VLOOKUP(&quot;17-18/1&quot;;B_PARTITE_2A_FASE_PER_CODICE;12;FALSE())" office:value-type="string" office:string-value="Ippopotami" calcext:value-type="string">
            <text:p>Ippopotam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9a Classificata" calcext:value-type="string">
            <text:p>19a Classificata</text:p>
          </table:table-cell>
          <table:table-cell table:style-name="ce1291" table:formula="of:=VLOOKUP(&quot;19-20/1&quot;;B_PARTITE_2A_FASE_PER_CODICE;11;FALSE())" office:value-type="string" office:string-value="Cervi" calcext:value-type="string">
            <text:p>Cerv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0a Classificata" calcext:value-type="string">
            <text:p>20a Classificata</text:p>
          </table:table-cell>
          <table:table-cell table:style-name="ce1292" table:formula="of:=VLOOKUP(&quot;19-20/1&quot;;B_PARTITE_2A_FASE_PER_CODICE;12;FALSE())" office:value-type="string" office:string-value="Orche" calcext:value-type="string">
            <text:p>Orch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1a Classificata" calcext:value-type="string">
            <text:p>21a Classificata</text:p>
          </table:table-cell>
          <table:table-cell table:style-name="ce1291" table:formula="of:=VLOOKUP(&quot;21-22/1&quot;;B_PARTITE_2A_FASE_PER_CODICE;11;FALSE())" office:value-type="string" office:string-value="Linci" calcext:value-type="string">
            <text:p>Linc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2a Classificata" calcext:value-type="string">
            <text:p>22a Classificata</text:p>
          </table:table-cell>
          <table:table-cell table:style-name="ce1292" table:formula="of:=VLOOKUP(&quot;21-22/1&quot;;B_PARTITE_2A_FASE_PER_CODICE;12;FALSE())" office:value-type="string" office:string-value="Pitoni" calcext:value-type="string">
            <text:p>Pito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3a Classificata" calcext:value-type="string">
            <text:p>23a Classificata</text:p>
          </table:table-cell>
          <table:table-cell table:style-name="ce1291" table:formula="of:=VLOOKUP(&quot;23-24/1&quot;;B_PARTITE_2A_FASE_PER_CODICE;11;FALSE())" office:value-type="string" office:string-value="Delfini" calcext:value-type="string">
            <text:p>Delfin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4a Classificata" calcext:value-type="string">
            <text:p>24a Classificata</text:p>
          </table:table-cell>
          <table:table-cell table:style-name="ce1292" table:formula="of:=VLOOKUP(&quot;23-24/1&quot;;B_PARTITE_2A_FASE_PER_CODICE;12;FALSE())" office:value-type="string" office:string-value="Zebre" calcext:value-type="string">
            <text:p>Zebr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5a Classificata" calcext:value-type="string">
            <text:p>25a Classificata</text:p>
          </table:table-cell>
          <table:table-cell table:style-name="ce1291" table:formula="of:=VLOOKUP(&quot;25-26/1&quot;;B_PARTITE_2A_FASE_PER_CODICE;11;FALSE())" office:value-type="string" office:string-value="Iguane" calcext:value-type="string">
            <text:p>Iguane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6a Classificata" calcext:value-type="string">
            <text:p>26a Classificata</text:p>
          </table:table-cell>
          <table:table-cell table:style-name="ce1292" table:formula="of:=VLOOKUP(&quot;25-26/1&quot;;B_PARTITE_2A_FASE_PER_CODICE;12;FALSE())" office:value-type="string" office:string-value="Delfini" calcext:value-type="string">
            <text:p>Delfi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7a Classificata" calcext:value-type="string">
            <text:p>27a Classificata</text:p>
          </table:table-cell>
          <table:table-cell table:style-name="ce1291" table:formula="of:=VLOOKUP(&quot;27-28/1&quot;;B_PARTITE_2A_FASE_PER_CODICE;11;FALSE())" office:value-type="string" office:string-value="Muli" calcext:value-type="string">
            <text:p>Mul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8a Classificata" calcext:value-type="string">
            <text:p>28a Classificata</text:p>
          </table:table-cell>
          <table:table-cell table:style-name="ce1292" table:formula="of:=VLOOKUP(&quot;27-28/1&quot;;B_PARTITE_2A_FASE_PER_CODICE;12;FALSE())" office:value-type="string" office:string-value="Ghepardi" calcext:value-type="string">
            <text:p>Ghepard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9a Classificata" calcext:value-type="string">
            <text:p>29a Classificata</text:p>
          </table:table-cell>
          <table:table-cell table:style-name="ce1291" table:formula="of:=VLOOKUP(&quot;29-30/1&quot;;B_PARTITE_2A_FASE_PER_CODICE;11;FALSE())" office:value-type="string" office:string-value="Falchi" calcext:value-type="string">
            <text:p>Falch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30a Classificata" calcext:value-type="string">
            <text:p>30a Classificata</text:p>
          </table:table-cell>
          <table:table-cell table:style-name="ce1292" table:formula="of:=VLOOKUP(&quot;29-30/1&quot;;B_PARTITE_2A_FASE_PER_CODICE;12;FALSE())" office:value-type="string" office:string-value="Scorpioni" calcext:value-type="string">
            <text:p>Scorpio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31a Classificata" calcext:value-type="string">
            <text:p>31a Classificata</text:p>
          </table:table-cell>
          <table:table-cell table:style-name="ce1291" table:formula="of:=VLOOKUP(&quot;31-32/1&quot;;B_PARTITE_2A_FASE_PER_CODICE;11;FALSE())" office:value-type="string" office:string-value="Scorpioni" calcext:value-type="string">
            <text:p>Scorpioni</text:p>
          </table:table-cell>
          <table:table-cell table:number-columns-repeated="62"/>
        </table:table-row>
        <table:table-row table:style-name="ro1">
          <table:table-cell table:style-name="ce1290" table:formula="of:=ROW()-3&amp;&quot;a Classificata&quot;" office:value-type="string" office:string-value="32a Classificata" calcext:value-type="string">
            <text:p>32a Classificata</text:p>
          </table:table-cell>
          <table:table-cell table:style-name="ce1292" table:formula="of:=VLOOKUP(&quot;31-32/1&quot;;B_PARTITE_2A_FASE_PER_CODICE;12;FALSE())" office:value-type="string" office:string-value="Serval" calcext:value-type="string">
            <text:p>Serval</text:p>
          </table:table-cell>
          <table:table-cell table:number-columns-repeated="62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lassifica Finale'.A4:'Classifica Finale'.A35">
            <calcext:condition calcext:apply-style-name="ConditionalStyle_226" calcext:value="formula-is(IF(#REF!=CONCATENATE(#REF!;&quot;_win&quot;);1;0))" calcext:base-cell-address="'Classifica Finale'.A4"/>
          </calcext:conditional-format>
          <calcext:conditional-format calcext:target-range-address="'Classifica Finale'.A3:'Classifica Finale'.B3">
            <calcext:condition calcext:apply-style-name="ConditionalStyle_209" calcext:value="formula-is(#REF!=&quot;Black and White&quot;)" calcext:base-cell-address="'Classifica Finale'.A3"/>
          </calcext:conditional-format>
        </calcext:conditional-formats>
      </table:table>
      <table:named-expressions>
        <table:named-range table:name="B_CLASSIFICA_GIRONE_A" table:base-cell-address="$Calcolo.$Y$3" table:cell-range-address="$Calcolo.$Y$3:.$AS$6"/>
        <table:named-range table:name="B_CLASSIFICA_GIRONE_B" table:base-cell-address="$Calcolo.$Y$7" table:cell-range-address="$Calcolo.$Y$7:.$AS$10"/>
        <table:named-range table:name="B_CLASSIFICA_GIRONE_C" table:base-cell-address="$Calcolo.$Y$11" table:cell-range-address="$Calcolo.$Y$11:.$AS$14"/>
        <table:named-range table:name="B_CLASSIFICA_GIRONE_D" table:base-cell-address="$Calcolo.$Y$15" table:cell-range-address="$Calcolo.$Y$15:.$AS$18"/>
        <table:named-range table:name="B_CLASSIFICA_GIRONE_E" table:base-cell-address="$Calcolo.$Y$19" table:cell-range-address="$Calcolo.$Y$19:.$AS$22"/>
        <table:named-range table:name="B_CLASSIFICA_GIRONE_F" table:base-cell-address="$Calcolo.$Y$23" table:cell-range-address="$Calcolo.$Y$23:.$AS$26"/>
        <table:named-range table:name="B_CLASSIFICA_GIRONE_G" table:base-cell-address="$Calcolo.$Y$27" table:cell-range-address="$Calcolo.$Y$27:.$AS$30"/>
        <table:named-range table:name="B_CLASSIFICA_GIRONE_H" table:base-cell-address="$Calcolo.$Y$31" table:cell-range-address="$Calcolo.$Y$31:.$AS$34"/>
        <table:named-range table:name="B_CLASSIFICHE_GIRONI" table:base-cell-address="$Calcolo.$Y$3" table:cell-range-address="$Calcolo.$Y$3:.$AS$34"/>
        <table:named-range table:name="B_COEFF_GIRONE_A" table:base-cell-address="$Calcolo.$AQ$3" table:cell-range-address="$Calcolo.$AS$3:.$AS$6"/>
        <table:named-range table:name="B_COEFF_GIRONE_B" table:base-cell-address="$Calcolo.$AQ$7" table:cell-range-address="$Calcolo.$AS$7:.$AS$10"/>
        <table:named-range table:name="B_COEFF_GIRONE_C" table:base-cell-address="$Calcolo.$AQ$11" table:cell-range-address="$Calcolo.$AS$11:.$AS$14"/>
        <table:named-range table:name="B_COEFF_GIRONE_D" table:base-cell-address="$Calcolo.$AQ$15" table:cell-range-address="$Calcolo.$AS$15:.$AS$18"/>
        <table:named-range table:name="B_COEFF_GIRONE_E" table:base-cell-address="$Calcolo.$AQ$19" table:cell-range-address="$Calcolo.$AS$19:.$AS$22"/>
        <table:named-range table:name="B_COEFF_GIRONE_F" table:base-cell-address="$Calcolo.$AQ$23" table:cell-range-address="$Calcolo.$AS$23:.$AS$26"/>
        <table:named-range table:name="B_COEFF_GIRONE_G" table:base-cell-address="$Calcolo.$AQ$27" table:cell-range-address="$Calcolo.$AS$27:.$AS$30"/>
        <table:named-range table:name="B_COEFF_GIRONE_H" table:base-cell-address="$Calcolo.$AQ$31" table:cell-range-address="$Calcolo.$AS$31:.$AS$34"/>
        <table:named-range table:name="B_DIFF_CANESTRI_SQUADRA_A_GIRONI" table:base-cell-address="$Calcolo.$Q$3" table:cell-range-address="$Calcolo.$Q$3:.$Q$50"/>
        <table:named-range table:name="B_DIFF_CANESTRI_SQUADRA_B_GIRONI" table:base-cell-address="$Calcolo.$W$3" table:cell-range-address="$Calcolo.$W$3:.$W$50"/>
        <table:named-range table:name="B_FORFAIT_SQUADRA_A_GIRONI" table:base-cell-address="$Calcolo.$N$3" table:cell-range-address="$Calcolo.$N$3:.$N$50"/>
        <table:named-range table:name="B_FORFAIT_SQUADRA_B_GIRONI" table:base-cell-address="$Calcolo.$T$3" table:cell-range-address="$Calcolo.$T$3:.$T$50"/>
        <table:named-range table:name="B_PARTITE_2A_FASE_PER_CODICE" table:base-cell-address="$Calcolo.$AV$1" table:cell-range-address="$Calcolo.$AU$1:.$BR$66"/>
        <table:named-range table:name="B_PARTITE_2A_FASE_PER_NUMERO" table:base-cell-address="$Calcolo.$AV$4" table:cell-range-address="$Calcolo.$AV$1:.$BR$66"/>
        <table:named-range table:name="B_PARTITE_GIRONI" table:base-cell-address="$Input.$N$2" table:cell-range-address="$Calcolo.$A$3:.$W$50"/>
        <table:named-range table:name="B_PERSE_SQUADRA_A_GIRONI" table:base-cell-address="$Calcolo.$M$3" table:cell-range-address="$Calcolo.$M$3:.$M$50"/>
        <table:named-range table:name="B_PERSE_SQUADRA_B_GIRONI" table:base-cell-address="$Calcolo.$S$3" table:cell-range-address="$Calcolo.$S$3:.$S$50"/>
        <table:named-range table:name="B_PUNTI_FATTI_SQUADRA_A_GIRONI" table:base-cell-address="$Calcolo.$AH$3" table:cell-range-address="$Calcolo.$O$3:.$O$50"/>
        <table:named-range table:name="B_PUNTI_FATTI_SQUADRA_B_GIRONI" table:base-cell-address="$Calcolo.$AH$3" table:cell-range-address="$Calcolo.$U$3:.$U$50"/>
        <table:named-range table:name="B_PUNTI_SUBITI_SQUADRA_A_GIRONI" table:base-cell-address="$Calcolo.$P$3" table:cell-range-address="$Calcolo.$P$3:.$P$50"/>
        <table:named-range table:name="B_PUNTI_SUBITI_SQUADRA_B_GIRONI" table:base-cell-address="$Calcolo.$V$3" table:cell-range-address="$Calcolo.$V$3:.$V$50"/>
        <table:named-range table:name="B_SQUADRA_A_GIRONI" table:base-cell-address="$Calcolo.$F$3" table:cell-range-address="$Calcolo.$F$3:.$F$50"/>
        <table:named-range table:name="B_SQUADRA_B_GIRONI" table:base-cell-address="$Calcolo.$G$3" table:cell-range-address="$Calcolo.$G$3:.$G$50"/>
        <table:named-range table:name="B_VINTE_SQUADRA_A_GIRONI" table:base-cell-address="$Calcolo.$L$3" table:cell-range-address="$Calcolo.$L$3:.$L$50"/>
        <table:named-range table:name="B_VINTE_SQUADRA_B_GIRONI" table:base-cell-address="$Calcolo.$R$3" table:cell-range-address="$Calcolo.$R$3:.$R$50"/>
        <table:named-expression table:name="CLASSIFICA_GIRONE_A" table:base-cell-address="$Calcolo.$A$2" table:expression="#REF!"/>
        <table:named-expression table:name="CLASSIFICA_GIRONE_B" table:base-cell-address="$Calcolo.$A$8" table:expression="#REF!"/>
        <table:named-expression table:name="CLASSIFICA_GIRONE_C" table:base-cell-address="$Calcolo.$A$14" table:expression="#REF!"/>
        <table:named-expression table:name="CLASSIFICA_GIRONE_D" table:base-cell-address="$Calcolo.$A$20" table:expression="#REF!"/>
        <table:named-expression table:name="CLASSIFICA_GIRONE_E" table:base-cell-address="$Calcolo.$A$26" table:expression="#REF!"/>
        <table:named-expression table:name="CLASSIFICA_GIRONE_F" table:base-cell-address="$Calcolo.$A$32" table:expression="#REF!"/>
        <table:named-expression table:name="CLASSIFICA_GIRONE_G" table:base-cell-address="$Calcolo.$S$41" table:expression="#REF!"/>
        <table:named-expression table:name="CLASSIFICA_GIRONE_H" table:base-cell-address="$Calcolo.$S$47" table:expression="#REF!"/>
        <table:named-range table:name="INPUT_CAMPI" table:base-cell-address="$'Calendario Seconda Fase'.$D$11" table:cell-range-address="$Input.$K$3:.$L$34"/>
        <table:named-range table:name="INPUT_DATE_E_RISULTATI_2A_FASE" table:base-cell-address="$'Calendario Seconda Fase'.$D$11" table:cell-range-address="$Input.$Z$1:.$AJ$66"/>
        <table:named-range table:name="INPUT_DATE_E_RISULTATI_GIRONI" table:base-cell-address="$'Calendario Seconda Fase'.$D$11" table:cell-range-address="$Input.$N$3:.$X$50"/>
        <table:named-range table:name="INPUT_DATI_TORNEO" table:base-cell-address="$'Calendario Seconda Fase'.$D$11" table:cell-range-address="$Input.$A$3:.$B$4"/>
        <table:named-range table:name="INPUT_SQUADRE" table:base-cell-address="$'Calendario Seconda Fase'.$D$11" table:cell-range-address="$Input.$D$3:.$I$34"/>
        <table:named-range table:name="SQUADRE_PER_CODICE" table:base-cell-address="$'Calendario Seconda Fase'.$D$11" table:cell-range-address="$Input.$E$3:.$I$34"/>
      </table:named-expressions>
      <table:database-ranges>
        <table:database-range table:name="__Anonymous_Sheet_DB__1" table:target-range-address="Calcolo.A2:Calcolo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22:45:54.9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8-03T22:44:12.867000000</dc:date>
    <meta:editing-duration>PT12H19M22S</meta:editing-duration>
    <meta:editing-cycles>141</meta:editing-cycles>
    <meta:document-statistic meta:table-count="6" meta:cell-count="6449" meta:object-count="0"/>
  </office:meta>
</office:document-meta>
</file>